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64pt"/>
    </style:style>
    <style:style style:name="co2" style:family="table-column">
      <style:table-column-properties fo:break-before="auto" style:column-width="38.1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1.1pt"/>
    </style:style>
    <style:style style:name="co5" style:family="table-column">
      <style:table-column-properties fo:break-before="auto" style:column-width="58.56pt"/>
    </style:style>
    <style:style style:name="co6" style:family="table-column">
      <style:table-column-properties fo:break-before="auto" style:column-width="171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rs.c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un2</text:p>
          </table:table-cell>
          <table:table-cell office:value-type="string" calcext:value-type="string">
            <text:p>mdyn_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âncio Lima</text:p>
          </table:table-cell>
          <table:table-cell office:value-type="string" calcext:value-type="string">
            <text:p>AC</text:p>
          </table:table-cell>
          <table:table-cell office:value-type="float" office:value="1200336" calcext:value-type="float">
            <text:p>120033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âncio Lima/AC</text:p>
          </table:table-cell>
          <table:table-cell table:formula="of:=VLOOKUP([.C2];[$mdyn_ind.A$1:.B$1048576];2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string" calcext:value-type="string">
            <text:p>AC</text:p>
          </table:table-cell>
          <table:table-cell office:value-type="float" office:value="1200203" calcext:value-type="float">
            <text:p>12002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ruzeiro do Sul/AC</text:p>
          </table:table-cell>
          <table:table-cell table:formula="of:=VLOOKUP([.C3];[$mdyn_ind.A$1:.B$1048576];2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auacá</text:p>
          </table:table-cell>
          <table:table-cell office:value-type="string" calcext:value-type="string">
            <text:p>AC</text:p>
          </table:table-cell>
          <table:table-cell office:value-type="float" office:value="1200609" calcext:value-type="float">
            <text:p>12006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rauacá/AC</text:p>
          </table:table-cell>
          <table:table-cell table:formula="of:=VLOOKUP([.C4];[$mdyn_ind.A$1:.B$1048576];2;0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jó</text:p>
          </table:table-cell>
          <table:table-cell office:value-type="string" calcext:value-type="string">
            <text:p>AC</text:p>
          </table:table-cell>
          <table:table-cell office:value-type="float" office:value="1200302" calcext:value-type="float">
            <text:p>12003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Feijó/AC</text:p>
          </table:table-cell>
          <table:table-cell table:formula="of:=VLOOKUP([.C5];[$mdyn_ind.A$1:.B$1048576];2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oel Urbano</text:p>
          </table:table-cell>
          <table:table-cell office:value-type="string" calcext:value-type="string">
            <text:p>AC</text:p>
          </table:table-cell>
          <table:table-cell office:value-type="float" office:value="1200344" calcext:value-type="float">
            <text:p>120034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anoel Urbano/AC</text:p>
          </table:table-cell>
          <table:table-cell table:formula="of:=VLOOKUP([.C6];[$mdyn_ind.A$1:.B$1048576];2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a Madureira</text:p>
          </table:table-cell>
          <table:table-cell office:value-type="string" calcext:value-type="string">
            <text:p>AC</text:p>
          </table:table-cell>
          <table:table-cell office:value-type="float" office:value="1200500" calcext:value-type="float">
            <text:p>12005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ena Madureira/AC</text:p>
          </table:table-cell>
          <table:table-cell table:formula="of:=VLOOKUP([.C7];[$mdyn_ind.A$1:.B$1048576];2;0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jari</text:p>
          </table:table-cell>
          <table:table-cell office:value-type="string" calcext:value-type="string">
            <text:p>AC</text:p>
          </table:table-cell>
          <table:table-cell office:value-type="float" office:value="1200138" calcext:value-type="float">
            <text:p>120013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ujari/AC</text:p>
          </table:table-cell>
          <table:table-cell table:formula="of:=VLOOKUP([.C8];[$mdyn_ind.A$1:.B$1048576];2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1200401" calcext:value-type="float">
            <text:p>12004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io Branco/AC</text:p>
          </table:table-cell>
          <table:table-cell table:formula="of:=VLOOKUP([.C9];[$mdyn_ind.A$1:.B$1048576];2;0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relândia</text:p>
          </table:table-cell>
          <table:table-cell office:value-type="string" calcext:value-type="string">
            <text:p>AC</text:p>
          </table:table-cell>
          <table:table-cell office:value-type="float" office:value="1200013" calcext:value-type="float">
            <text:p>120001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crelândia/AC</text:p>
          </table:table-cell>
          <table:table-cell table:formula="of:=VLOOKUP([.C10];[$mdyn_ind.A$1:.B$1048576];2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float" office:value="1302405" calcext:value-type="float">
            <text:p>13024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Lábrea/AM</text:p>
          </table:table-cell>
          <table:table-cell table:formula="of:=VLOOKUP([.C11];[$mdyn_ind.A$1:.B$1048576];2;0)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 Velho</text:p>
          </table:table-cell>
          <table:table-cell office:value-type="string" calcext:value-type="string">
            <text:p>RO</text:p>
          </table:table-cell>
          <table:table-cell office:value-type="float" office:value="1100205" calcext:value-type="float">
            <text:p>11002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orto Velho/RO</text:p>
          </table:table-cell>
          <table:table-cell table:formula="of:=VLOOKUP([.C12];[$mdyn_ind.A$1:.B$1048576];2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puã do Oeste</text:p>
          </table:table-cell>
          <table:table-cell office:value-type="string" calcext:value-type="string">
            <text:p>RO</text:p>
          </table:table-cell>
          <table:table-cell office:value-type="float" office:value="1101104" calcext:value-type="float">
            <text:p>11011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apuã do Oeste/RO</text:p>
          </table:table-cell>
          <table:table-cell table:formula="of:=VLOOKUP([.C13];[$mdyn_ind.A$1:.B$1048576];2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quemes</text:p>
          </table:table-cell>
          <table:table-cell office:value-type="string" calcext:value-type="string">
            <text:p>RO</text:p>
          </table:table-cell>
          <table:table-cell office:value-type="float" office:value="1100023" calcext:value-type="float">
            <text:p>110002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riquemes/RO</text:p>
          </table:table-cell>
          <table:table-cell table:formula="of:=VLOOKUP([.C14];[$mdyn_ind.A$1:.B$1048576];2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u</text:p>
          </table:table-cell>
          <table:table-cell office:value-type="string" calcext:value-type="string">
            <text:p>RO</text:p>
          </table:table-cell>
          <table:table-cell office:value-type="float" office:value="1100114" calcext:value-type="float">
            <text:p>110011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ru/RO</text:p>
          </table:table-cell>
          <table:table-cell table:formula="of:=VLOOKUP([.C15];[$mdyn_ind.A$1:.B$1048576];2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ro Preto do Oeste</text:p>
          </table:table-cell>
          <table:table-cell office:value-type="string" calcext:value-type="string">
            <text:p>RO</text:p>
          </table:table-cell>
          <table:table-cell office:value-type="float" office:value="1100155" calcext:value-type="float">
            <text:p>110015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Ouro Preto do Oeste/RO</text:p>
          </table:table-cell>
          <table:table-cell table:formula="of:=VLOOKUP([.C16];[$mdyn_ind.A$1:.B$1048576];2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-Paraná</text:p>
          </table:table-cell>
          <table:table-cell office:value-type="string" calcext:value-type="string">
            <text:p>RO</text:p>
          </table:table-cell>
          <table:table-cell office:value-type="float" office:value="1100122" calcext:value-type="float">
            <text:p>110012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i-Paraná/RO</text:p>
          </table:table-cell>
          <table:table-cell table:formula="of:=VLOOKUP([.C17];[$mdyn_ind.A$1:.B$1048576];2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idente Médici</text:p>
          </table:table-cell>
          <table:table-cell office:value-type="string" calcext:value-type="string">
            <text:p>RO</text:p>
          </table:table-cell>
          <table:table-cell office:value-type="float" office:value="1100254" calcext:value-type="float">
            <text:p>110025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residente Médici/RO</text:p>
          </table:table-cell>
          <table:table-cell table:formula="of:=VLOOKUP([.C18];[$mdyn_ind.A$1:.B$1048576];2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oal</text:p>
          </table:table-cell>
          <table:table-cell office:value-type="string" calcext:value-type="string">
            <text:p>RO</text:p>
          </table:table-cell>
          <table:table-cell office:value-type="float" office:value="1100049" calcext:value-type="float">
            <text:p>110004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coal/RO</text:p>
          </table:table-cell>
          <table:table-cell table:formula="of:=VLOOKUP([.C19];[$mdyn_ind.A$1:.B$1048576];2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menta Bueno</text:p>
          </table:table-cell>
          <table:table-cell office:value-type="string" calcext:value-type="string">
            <text:p>RO</text:p>
          </table:table-cell>
          <table:table-cell office:value-type="float" office:value="1100189" calcext:value-type="float">
            <text:p>110018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imenta Bueno/RO</text:p>
          </table:table-cell>
          <table:table-cell table:formula="of:=VLOOKUP([.C20];[$mdyn_ind.A$1:.B$1048576];2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hena</text:p>
          </table:table-cell>
          <table:table-cell office:value-type="string" calcext:value-type="string">
            <text:p>RO</text:p>
          </table:table-cell>
          <table:table-cell office:value-type="float" office:value="1100304" calcext:value-type="float">
            <text:p>1100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Vilhena/RO</text:p>
          </table:table-cell>
          <table:table-cell table:formula="of:=VLOOKUP([.C21];[$mdyn_ind.A$1:.B$1048576];2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odoro</text:p>
          </table:table-cell>
          <table:table-cell office:value-type="string" calcext:value-type="string">
            <text:p>MT</text:p>
          </table:table-cell>
          <table:table-cell office:value-type="float" office:value="5103304" calcext:value-type="float">
            <text:p>5103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modoro/MT</text:p>
          </table:table-cell>
          <table:table-cell table:formula="of:=VLOOKUP([.C22];[$mdyn_ind.A$1:.B$1048576];2;0)" office:value-type="float" office:value="5215" calcext:value-type="float">
            <text:p>5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 de Júlio</text:p>
          </table:table-cell>
          <table:table-cell office:value-type="string" calcext:value-type="string">
            <text:p>MT</text:p>
          </table:table-cell>
          <table:table-cell office:value-type="float" office:value="5102686" calcext:value-type="float">
            <text:p>510268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s de Júlio/MT</text:p>
          </table:table-cell>
          <table:table-cell table:formula="of:=VLOOKUP([.C23];[$mdyn_ind.A$1:.B$1048576];2;0)" office:value-type="float" office:value="5205" calcext:value-type="float">
            <text:p>5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ezal</text:p>
          </table:table-cell>
          <table:table-cell office:value-type="string" calcext:value-type="string">
            <text:p>MT</text:p>
          </table:table-cell>
          <table:table-cell office:value-type="float" office:value="5107875" calcext:value-type="float">
            <text:p>510787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pezal/MT</text:p>
          </table:table-cell>
          <table:table-cell table:formula="of:=VLOOKUP([.C24];[$mdyn_ind.A$1:.B$1048576];2;0)" office:value-type="float" office:value="5304" calcext:value-type="float">
            <text:p>5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snorte</text:p>
          </table:table-cell>
          <table:table-cell office:value-type="string" calcext:value-type="string">
            <text:p>MT</text:p>
          </table:table-cell>
          <table:table-cell office:value-type="float" office:value="5101902" calcext:value-type="float">
            <text:p>5101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rasnorte/MT</text:p>
          </table:table-cell>
          <table:table-cell table:formula="of:=VLOOKUP([.C25];[$mdyn_ind.A$1:.B$1048576];2;0)" office:value-type="float" office:value="5200" calcext:value-type="float">
            <text:p>5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a Marilândia</text:p>
          </table:table-cell>
          <table:table-cell office:value-type="string" calcext:value-type="string">
            <text:p>MT</text:p>
          </table:table-cell>
          <table:table-cell office:value-type="float" office:value="5108857" calcext:value-type="float">
            <text:p>510885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Nova Marilândia/MT</text:p>
          </table:table-cell>
          <table:table-cell table:formula="of:=VLOOKUP([.C26];[$mdyn_ind.A$1:.B$1048576];2;0)" office:value-type="float" office:value="5320" calcext:value-type="float">
            <text:p>5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antino</text:p>
          </table:table-cell>
          <table:table-cell office:value-type="string" calcext:value-type="string">
            <text:p>MT</text:p>
          </table:table-cell>
          <table:table-cell office:value-type="float" office:value="5103502" calcext:value-type="float">
            <text:p>51035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Diamantino/MT</text:p>
          </table:table-cell>
          <table:table-cell table:formula="of:=VLOOKUP([.C27];[$mdyn_ind.A$1:.B$1048576];2;0)" office:value-type="float" office:value="5222" calcext:value-type="float">
            <text:p>5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bres</text:p>
          </table:table-cell>
          <table:table-cell office:value-type="string" calcext:value-type="string">
            <text:p>MT</text:p>
          </table:table-cell>
          <table:table-cell office:value-type="float" office:value="5105903" calcext:value-type="float">
            <text:p>51059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Nobres/MT</text:p>
          </table:table-cell>
          <table:table-cell table:formula="of:=VLOOKUP([.C28];[$mdyn_ind.A$1:.B$1048576];2;0)" office:value-type="float" office:value="5250" calcext:value-type="float">
            <text:p>5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 Novo do Parecis</text:p>
          </table:table-cell>
          <table:table-cell office:value-type="string" calcext:value-type="string">
            <text:p>MT</text:p>
          </table:table-cell>
          <table:table-cell office:value-type="float" office:value="5102637" calcext:value-type="float">
            <text:p>510263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 Novo do Parecis/MT</text:p>
          </table:table-cell>
          <table:table-cell table:formula="of:=VLOOKUP([.C29];[$mdyn_ind.A$1:.B$1048576];2;0)" office:value-type="float" office:value="5203" calcext:value-type="float">
            <text:p>5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ário Oeste</text:p>
          </table:table-cell>
          <table:table-cell office:value-type="string" calcext:value-type="string">
            <text:p>MT</text:p>
          </table:table-cell>
          <table:table-cell office:value-type="float" office:value="5107701" calcext:value-type="float">
            <text:p>51077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osário Oeste/MT</text:p>
          </table:table-cell>
          <table:table-cell table:formula="of:=VLOOKUP([.C30];[$mdyn_ind.A$1:.B$1048576];2;0)" office:value-type="float" office:value="5296" calcext:value-type="float">
            <text:p>5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gada</text:p>
          </table:table-cell>
          <table:table-cell office:value-type="string" calcext:value-type="string">
            <text:p>MT</text:p>
          </table:table-cell>
          <table:table-cell office:value-type="float" office:value="5104906" calcext:value-type="float">
            <text:p>510490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ngada/MT</text:p>
          </table:table-cell>
          <table:table-cell table:formula="of:=VLOOKUP([.C31];[$mdyn_ind.A$1:.B$1048576];2;0)" office:value-type="float" office:value="5237" calcext:value-type="float">
            <text:p>5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rizal</text:p>
          </table:table-cell>
          <table:table-cell office:value-type="string" calcext:value-type="string">
            <text:p>MT</text:p>
          </table:table-cell>
          <table:table-cell office:value-type="float" office:value="5100102" calcext:value-type="float">
            <text:p>5100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corizal/MT</text:p>
          </table:table-cell>
          <table:table-cell table:formula="of:=VLOOKUP([.C32];[$mdyn_ind.A$1:.B$1048576];2;0)" office:value-type="float" office:value="5182" calcext:value-type="float">
            <text:p>5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árzea Grande</text:p>
          </table:table-cell>
          <table:table-cell office:value-type="string" calcext:value-type="string">
            <text:p>MT</text:p>
          </table:table-cell>
          <table:table-cell office:value-type="float" office:value="5108402" calcext:value-type="float">
            <text:p>51084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Várzea Grande/MT</text:p>
          </table:table-cell>
          <table:table-cell table:formula="of:=VLOOKUP([.C33];[$mdyn_ind.A$1:.B$1048576];2;0)" office:value-type="float" office:value="5316" calcext:value-type="float">
            <text:p>5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float" office:value="5103403" calcext:value-type="float">
            <text:p>51034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uiabá/MT</text:p>
          </table:table-cell>
          <table:table-cell table:formula="of:=VLOOKUP([.C34];[$mdyn_ind.A$1:.B$1048576];2;0)" office:value-type="float" office:value="5219" calcext:value-type="float">
            <text:p>5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 Verde</text:p>
          </table:table-cell>
          <table:table-cell office:value-type="string" calcext:value-type="string">
            <text:p>MT</text:p>
          </table:table-cell>
          <table:table-cell office:value-type="float" office:value="5102678" calcext:value-type="float">
            <text:p>510267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 Verde/MT</text:p>
          </table:table-cell>
          <table:table-cell table:formula="of:=VLOOKUP([.C35];[$mdyn_ind.A$1:.B$1048576];2;0)" office:value-type="float" office:value="5204" calcext:value-type="float">
            <text:p>5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iara</text:p>
          </table:table-cell>
          <table:table-cell office:value-type="string" calcext:value-type="string">
            <text:p>MT</text:p>
          </table:table-cell>
          <table:table-cell office:value-type="float" office:value="5104807" calcext:value-type="float">
            <text:p>51048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ciara/MT</text:p>
          </table:table-cell>
          <table:table-cell table:formula="of:=VLOOKUP([.C36];[$mdyn_ind.A$1:.B$1048576];2;0)" office:value-type="float" office:value="5236" calcext:value-type="float">
            <text:p>5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cimeira</text:p>
          </table:table-cell>
          <table:table-cell office:value-type="string" calcext:value-type="string">
            <text:p>MT</text:p>
          </table:table-cell>
          <table:table-cell office:value-type="float" office:value="5105200" calcext:value-type="float">
            <text:p>51052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uscimeira/MT</text:p>
          </table:table-cell>
          <table:table-cell table:formula="of:=VLOOKUP([.C37];[$mdyn_ind.A$1:.B$1048576];2;0)" office:value-type="float" office:value="5242" calcext:value-type="float">
            <text:p>5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office:value-type="float" office:value="5107602" calcext:value-type="float">
            <text:p>5107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ondonópolis/MT</text:p>
          </table:table-cell>
          <table:table-cell table:formula="of:=VLOOKUP([.C38];[$mdyn_ind.A$1:.B$1048576];2;0)" office:value-type="float" office:value="5295" calcext:value-type="float">
            <text:p>5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dra Preta</text:p>
          </table:table-cell>
          <table:table-cell office:value-type="string" calcext:value-type="string">
            <text:p>MT</text:p>
          </table:table-cell>
          <table:table-cell office:value-type="float" office:value="5106372" calcext:value-type="float">
            <text:p>510637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edra Preta/MT</text:p>
          </table:table-cell>
          <table:table-cell table:formula="of:=VLOOKUP([.C39];[$mdyn_ind.A$1:.B$1048576];2;0)" office:value-type="float" office:value="5269" calcext:value-type="float">
            <text:p>5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o Garças</text:p>
          </table:table-cell>
          <table:table-cell office:value-type="string" calcext:value-type="string">
            <text:p>MT</text:p>
          </table:table-cell>
          <table:table-cell office:value-type="float" office:value="5100409" calcext:value-type="float">
            <text:p>51004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lto Garças/MT</text:p>
          </table:table-cell>
          <table:table-cell table:formula="of:=VLOOKUP([.C40];[$mdyn_ind.A$1:.B$1048576];2;0)" office:value-type="float" office:value="5187" calcext:value-type="float">
            <text:p>5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o Araguaia</text:p>
          </table:table-cell>
          <table:table-cell office:value-type="string" calcext:value-type="string">
            <text:p>MT</text:p>
          </table:table-cell>
          <table:table-cell office:value-type="float" office:value="5100300" calcext:value-type="float">
            <text:p>51003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lto Araguaia/MT</text:p>
          </table:table-cell>
          <table:table-cell table:formula="of:=VLOOKUP([.C41];[$mdyn_ind.A$1:.B$1048576];2;0)" office:value-type="float" office:value="5185" calcext:value-type="float">
            <text:p>5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a Rita do Araguaia</text:p>
          </table:table-cell>
          <table:table-cell office:value-type="string" calcext:value-type="string">
            <text:p>GO</text:p>
          </table:table-cell>
          <table:table-cell office:value-type="float" office:value="5219407" calcext:value-type="float">
            <text:p>52194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Rita do Araguaia/GO</text:p>
          </table:table-cell>
          <table:table-cell table:formula="of:=VLOOKUP([.C42];[$mdyn_ind.A$1:.B$1048576];2;0)" office:value-type="float" office:value="5528" calcext:value-type="float">
            <text:p>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eiros</text:p>
          </table:table-cell>
          <table:table-cell office:value-type="string" calcext:value-type="string">
            <text:p>GO</text:p>
          </table:table-cell>
          <table:table-cell office:value-type="float" office:value="5213103" calcext:value-type="float">
            <text:p>52131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ineiros/GO</text:p>
          </table:table-cell>
          <table:table-cell table:formula="of:=VLOOKUP([.C43];[$mdyn_ind.A$1:.B$1048576];2;0)" office:value-type="float" office:value="5466" calcext:value-type="float">
            <text:p>5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elândia</text:p>
          </table:table-cell>
          <table:table-cell office:value-type="string" calcext:value-type="string">
            <text:p>GO</text:p>
          </table:table-cell>
          <table:table-cell office:value-type="float" office:value="5218102" calcext:value-type="float">
            <text:p>5218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ortelândia/GO</text:p>
          </table:table-cell>
          <table:table-cell table:formula="of:=VLOOKUP([.C44];[$mdyn_ind.A$1:.B$1048576];2;0)" office:value-type="float" office:value="5513" calcext:value-type="float">
            <text:p>5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5211909" calcext:value-type="float">
            <text:p>52119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taí/GO</text:p>
          </table:table-cell>
          <table:table-cell table:formula="of:=VLOOKUP([.C45];[$mdyn_ind.A$1:.B$1048576];2;0)" office:value-type="float" office:value="5450" calcext:value-type="float">
            <text:p>5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recida do Rio Doce</text:p>
          </table:table-cell>
          <table:table-cell office:value-type="string" calcext:value-type="string">
            <text:p>GO</text:p>
          </table:table-cell>
          <table:table-cell office:value-type="float" office:value="5201454" calcext:value-type="float">
            <text:p>520145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parecida do Rio Doce/GO</text:p>
          </table:table-cell>
          <table:table-cell table:formula="of:=VLOOKUP([.C46];[$mdyn_ind.A$1:.B$1048576];2;0)" office:value-type="float" office:value="5342" calcext:value-type="float">
            <text:p>5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oeira Alta</text:p>
          </table:table-cell>
          <table:table-cell office:value-type="string" calcext:value-type="string">
            <text:p>GO</text:p>
          </table:table-cell>
          <table:table-cell office:value-type="float" office:value="5204102" calcext:value-type="float">
            <text:p>5204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choeira Alta/GO</text:p>
          </table:table-cell>
          <table:table-cell table:formula="of:=VLOOKUP([.C47];[$mdyn_ind.A$1:.B$1048576];2;0)" office:value-type="float" office:value="5365" calcext:value-type="float">
            <text:p>5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naiguara</text:p>
          </table:table-cell>
          <table:table-cell office:value-type="string" calcext:value-type="string">
            <text:p>GO</text:p>
          </table:table-cell>
          <table:table-cell office:value-type="float" office:value="5216304" calcext:value-type="float">
            <text:p>5216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aranaiguara/GO</text:p>
          </table:table-cell>
          <table:table-cell table:formula="of:=VLOOKUP([.C48];[$mdyn_ind.A$1:.B$1048576];2;0)" office:value-type="float" office:value="5500" calcext:value-type="float">
            <text:p>5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Simão</text:p>
          </table:table-cell>
          <table:table-cell office:value-type="string" calcext:value-type="string">
            <text:p>GO</text:p>
          </table:table-cell>
          <table:table-cell office:value-type="float" office:value="5220405" calcext:value-type="float">
            <text:p>52204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ão Simão/GO</text:p>
          </table:table-cell>
          <table:table-cell table:formula="of:=VLOOKUP([.C49];[$mdyn_ind.A$1:.B$1048576];2;0)" office:value-type="float" office:value="5545" calcext:value-type="float">
            <text:p>5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a Vitória</text:p>
          </table:table-cell>
          <table:table-cell office:value-type="string" calcext:value-type="string">
            <text:p>MG</text:p>
          </table:table-cell>
          <table:table-cell office:value-type="float" office:value="3159803" calcext:value-type="float">
            <text:p>31598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Vitória/MG</text:p>
          </table:table-cell>
          <table:table-cell table:formula="of:=VLOOKUP([.C50];[$mdyn_ind.A$1:.B$1048576];2;0)" office:value-type="float" office:value="2940" calcext:value-type="float">
            <text:p>2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rinhatã</text:p>
          </table:table-cell>
          <table:table-cell office:value-type="string" calcext:value-type="string">
            <text:p>MG</text:p>
          </table:table-cell>
          <table:table-cell office:value-type="float" office:value="3129103" calcext:value-type="float">
            <text:p>31291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Gurinhatã/MG</text:p>
          </table:table-cell>
          <table:table-cell table:formula="of:=VLOOKUP([.C51];[$mdyn_ind.A$1:.B$1048576];2;0)"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ina Verde</text:p>
          </table:table-cell>
          <table:table-cell office:value-type="string" calcext:value-type="string">
            <text:p>MG</text:p>
          </table:table-cell>
          <table:table-cell office:value-type="float" office:value="3111101" calcext:value-type="float">
            <text:p>31111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ina Verde/MG</text:p>
          </table:table-cell>
          <table:table-cell table:formula="of:=VLOOKUP([.C52];[$mdyn_ind.A$1:.B$1048576];2;0)" office:value-type="float" office:value="2363" calcext:value-type="float">
            <text:p>2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pagipe</text:p>
          </table:table-cell>
          <table:table-cell office:value-type="string" calcext:value-type="string">
            <text:p>MG</text:p>
          </table:table-cell>
          <table:table-cell office:value-type="float" office:value="3133402" calcext:value-type="float">
            <text:p>31334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apagipe/MG</text:p>
          </table:table-cell>
          <table:table-cell table:formula="of:=VLOOKUP([.C53];[$mdyn_ind.A$1:.B$1048576];2;0)" office:value-type="float" office:value="2621" calcext:value-type="float">
            <text:p>2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endador Gomes</text:p>
          </table:table-cell>
          <table:table-cell office:value-type="string" calcext:value-type="string">
            <text:p>MG</text:p>
          </table:table-cell>
          <table:table-cell office:value-type="float" office:value="3116902" calcext:value-type="float">
            <text:p>3116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mendador Gomes/MG</text:p>
          </table:table-cell>
          <table:table-cell table:formula="of:=VLOOKUP([.C54];[$mdyn_ind.A$1:.B$1048576];2;0)" office:value-type="float" office:value="2429" calcext:value-type="float">
            <text:p>2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utal</text:p>
          </table:table-cell>
          <table:table-cell office:value-type="string" calcext:value-type="string">
            <text:p>MG</text:p>
          </table:table-cell>
          <table:table-cell office:value-type="float" office:value="3127107" calcext:value-type="float">
            <text:p>31271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Frutal/MG</text:p>
          </table:table-cell>
          <table:table-cell table:formula="of:=VLOOKUP([.C55];[$mdyn_ind.A$1:.B$1048576];2;0)" office:value-type="float" office:value="2548" calcext:value-type="float">
            <text:p>2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ura</text:p>
          </table:table-cell>
          <table:table-cell office:value-type="string" calcext:value-type="string">
            <text:p>MG</text:p>
          </table:table-cell>
          <table:table-cell office:value-type="float" office:value="3151602" calcext:value-type="float">
            <text:p>3151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lanura/MG</text:p>
          </table:table-cell>
          <table:table-cell table:formula="of:=VLOOKUP([.C56];[$mdyn_ind.A$1:.B$1048576];2;0)" office:value-type="float" office:value="2846" calcext:value-type="float">
            <text:p>2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ômbia</text:p>
          </table:table-cell>
          <table:table-cell office:value-type="string" calcext:value-type="string">
            <text:p>SP</text:p>
          </table:table-cell>
          <table:table-cell office:value-type="float" office:value="3512100" calcext:value-type="float">
            <text:p>35121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lômbia/SP</text:p>
          </table:table-cell>
          <table:table-cell table:formula="of:=VLOOKUP([.C57];[$mdyn_ind.A$1:.B$1048576];2;0)" office:value-type="float" office:value="3402" calcext:value-type="float">
            <text:p>3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float" office:value="3505500" calcext:value-type="float">
            <text:p>35055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arretos/SP</text:p>
          </table:table-cell>
          <table:table-cell table:formula="of:=VLOOKUP([.C58];[$mdyn_ind.A$1:.B$1048576];2;0)" office:value-type="float" office:value="3329" calcext:value-type="float">
            <text:p>3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SP</text:p>
          </table:table-cell>
          <table:table-cell office:value-type="float" office:value="3512001" calcext:value-type="float">
            <text:p>35120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lina/SP</text:p>
          </table:table-cell>
          <table:table-cell table:formula="of:=VLOOKUP([.C59];[$mdyn_ind.A$1:.B$1048576];2;0)" office:value-type="float" office:value="3401" calcext:value-type="float">
            <text:p>3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bedouro</text:p>
          </table:table-cell>
          <table:table-cell office:value-type="string" calcext:value-type="string">
            <text:p>SP</text:p>
          </table:table-cell>
          <table:table-cell office:value-type="float" office:value="3506102" calcext:value-type="float">
            <text:p>3506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ebedouro/SP</text:p>
          </table:table-cell>
          <table:table-cell table:formula="of:=VLOOKUP([.C60];[$mdyn_ind.A$1:.B$1048576];2;0)" office:value-type="float" office:value="3335" calcext:value-type="float">
            <text:p>3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quaral</text:p>
          </table:table-cell>
          <table:table-cell office:value-type="string" calcext:value-type="string">
            <text:p>SP</text:p>
          </table:table-cell>
          <table:table-cell office:value-type="float" office:value="3553658" calcext:value-type="float">
            <text:p>355365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quaral/SP</text:p>
          </table:table-cell>
          <table:table-cell table:formula="of:=VLOOKUP([.C61];[$mdyn_ind.A$1:.B$1048576];2;0)" office:value-type="float" office:value="3864" calcext:value-type="float">
            <text:p>3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úva</text:p>
          </table:table-cell>
          <table:table-cell office:value-type="string" calcext:value-type="string">
            <text:p>SP</text:p>
          </table:table-cell>
          <table:table-cell office:value-type="float" office:value="3553203" calcext:value-type="float">
            <text:p>35532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iúva/SP</text:p>
          </table:table-cell>
          <table:table-cell table:formula="of:=VLOOKUP([.C62];[$mdyn_ind.A$1:.B$1048576];2;0)" office:value-type="float" office:value="3859" calcext:value-type="float">
            <text:p>3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boticabal</text:p>
          </table:table-cell>
          <table:table-cell office:value-type="string" calcext:value-type="string">
            <text:p>SP</text:p>
          </table:table-cell>
          <table:table-cell office:value-type="float" office:value="3524303" calcext:value-type="float">
            <text:p>35243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boticabal/SP</text:p>
          </table:table-cell>
          <table:table-cell table:formula="of:=VLOOKUP([.C63];[$mdyn_ind.A$1:.B$1048576];2;0)" office:value-type="float" office:value="3543" calcext:value-type="float">
            <text:p>3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a Ernestina</text:p>
          </table:table-cell>
          <table:table-cell office:value-type="string" calcext:value-type="string">
            <text:p>SP</text:p>
          </table:table-cell>
          <table:table-cell office:value-type="float" office:value="3546504" calcext:value-type="float">
            <text:p>35465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Ernestina/SP</text:p>
          </table:table-cell>
          <table:table-cell table:formula="of:=VLOOKUP([.C64];[$mdyn_ind.A$1:.B$1048576];2;0)" office:value-type="float" office:value="3787" calcext:value-type="float">
            <text:p>3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brada</text:p>
          </table:table-cell>
          <table:table-cell office:value-type="string" calcext:value-type="string">
            <text:p>SP</text:p>
          </table:table-cell>
          <table:table-cell office:value-type="float" office:value="3514007" calcext:value-type="float">
            <text:p>35140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Dobrada/SP</text:p>
          </table:table-cell>
          <table:table-cell table:formula="of:=VLOOKUP([.C65];[$mdyn_ind.A$1:.B$1048576];2;0)" office:value-type="float" office:value="3422" calcext:value-type="float">
            <text:p>3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ão</text:p>
          </table:table-cell>
          <table:table-cell office:value-type="string" calcext:value-type="string">
            <text:p>SP</text:p>
          </table:table-cell>
          <table:table-cell office:value-type="float" office:value="3529302" calcext:value-type="float">
            <text:p>35293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atão/SP</text:p>
          </table:table-cell>
          <table:table-cell table:formula="of:=VLOOKUP([.C66];[$mdyn_ind.A$1:.B$1048576];2;0)" office:value-type="float" office:value="3596" calcext:value-type="float">
            <text:p>3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raquara</text:p>
          </table:table-cell>
          <table:table-cell office:value-type="string" calcext:value-type="string">
            <text:p>SP</text:p>
          </table:table-cell>
          <table:table-cell office:value-type="float" office:value="3503208" calcext:value-type="float">
            <text:p>350320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raraquara/SP</text:p>
          </table:table-cell>
          <table:table-cell table:formula="of:=VLOOKUP([.C67];[$mdyn_ind.A$1:.B$1048576];2;0)" office:value-type="float" office:value="3303" calcext:value-type="float">
            <text:p>3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até</text:p>
          </table:table-cell>
          <table:table-cell office:value-type="string" calcext:value-type="string">
            <text:p>SP</text:p>
          </table:table-cell>
          <table:table-cell office:value-type="float" office:value="3519303" calcext:value-type="float">
            <text:p>35193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baté/SP</text:p>
          </table:table-cell>
          <table:table-cell table:formula="of:=VLOOKUP([.C68];[$mdyn_ind.A$1:.B$1048576];2;0)" office:value-type="float" office:value="3488" calcext:value-type="float">
            <text:p>3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3548906" calcext:value-type="float">
            <text:p>354890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ão Carlos/SP</text:p>
          </table:table-cell>
          <table:table-cell table:formula="of:=VLOOKUP([.C69];[$mdyn_ind.A$1:.B$1048576];2;0)" office:value-type="float" office:value="3813" calcext:value-type="float">
            <text:p>3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irapina</text:p>
          </table:table-cell>
          <table:table-cell office:value-type="string" calcext:value-type="string">
            <text:p>SP</text:p>
          </table:table-cell>
          <table:table-cell office:value-type="float" office:value="3523602" calcext:value-type="float">
            <text:p>3523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irapina/SP</text:p>
          </table:table-cell>
          <table:table-cell table:formula="of:=VLOOKUP([.C70];[$mdyn_ind.A$1:.B$1048576];2;0)" office:value-type="float" office:value="3536" calcext:value-type="float">
            <text:p>3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umbataí</text:p>
          </table:table-cell>
          <table:table-cell office:value-type="string" calcext:value-type="string">
            <text:p>SP</text:p>
          </table:table-cell>
          <table:table-cell office:value-type="float" office:value="3512704" calcext:value-type="float">
            <text:p>35127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rumbataí/SP</text:p>
          </table:table-cell>
          <table:table-cell table:formula="of:=VLOOKUP([.C71];[$mdyn_ind.A$1:.B$1048576];2;0)" office:value-type="float" office:value="3408" calcext:value-type="float">
            <text:p>340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 office:value-type="float" office:value="3543907" calcext:value-type="float">
            <text:p>35439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io Claro/SP</text:p>
          </table:table-cell>
          <table:table-cell table:formula="of:=VLOOKUP([.C72];[$mdyn_ind.A$1:.B$1048576];2;0)" office:value-type="float" office:value="3759" calcext:value-type="float">
            <text:p>375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nta Gertrudes</text:p>
          </table:table-cell>
          <table:table-cell office:value-type="string" calcext:value-type="string">
            <text:p>SP</text:p>
          </table:table-cell>
          <table:table-cell office:value-type="float" office:value="3546702" calcext:value-type="float">
            <text:p>35467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Gertrudes/SP</text:p>
          </table:table-cell>
          <table:table-cell table:formula="of:=VLOOKUP([.C73];[$mdyn_ind.A$1:.B$1048576];2;0)" office:value-type="float" office:value="3789" calcext:value-type="float">
            <text:p>37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rdeirópolis</text:p>
          </table:table-cell>
          <table:table-cell office:value-type="string" calcext:value-type="string">
            <text:p>SP</text:p>
          </table:table-cell>
          <table:table-cell office:value-type="float" office:value="3512407" calcext:value-type="float">
            <text:p>35124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rdeirópolis/SP</text:p>
          </table:table-cell>
          <table:table-cell table:formula="of:=VLOOKUP([.C74];[$mdyn_ind.A$1:.B$1048576];2;0)" office:value-type="float" office:value="3405" calcext:value-type="float">
            <text:p>34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imeira</text:p>
          </table:table-cell>
          <table:table-cell office:value-type="string" calcext:value-type="string">
            <text:p>SP</text:p>
          </table:table-cell>
          <table:table-cell office:value-type="float" office:value="3526902" calcext:value-type="float">
            <text:p>3526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Limeira/SP</text:p>
          </table:table-cell>
          <table:table-cell table:formula="of:=VLOOKUP([.C75];[$mdyn_ind.A$1:.B$1048576];2;0)" office:value-type="float" office:value="3570" calcext:value-type="float">
            <text:p>3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os</text:p>
          </table:table-cell>
          <table:table-cell office:value-type="string" calcext:value-type="string">
            <text:p>RN</text:p>
          </table:table-cell>
          <table:table-cell office:value-type="float" office:value="2414407" calcext:value-type="float">
            <text:p>24144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ouros/RN</text:p>
          </table:table-cell>
          <table:table-cell table:formula="of:=VLOOKUP([.C76];[$mdyn_ind.A$1:.B$1048576];2;0)" office:value-type="float" office:value="1233" calcext:value-type="float">
            <text:p>1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2408102" calcext:value-type="float">
            <text:p>24081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atal/RN</text:p>
          </table:table-cell>
          <table:table-cell table:formula="of:=VLOOKUP([.C77];[$mdyn_ind.A$1:.B$1048576];2;0)" office:value-type="float" office:value="1163" calcext:value-type="float">
            <text:p>1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2403251" calcext:value-type="float">
            <text:p>240325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rnamirim/RN</text:p>
          </table:table-cell>
          <table:table-cell table:formula="of:=VLOOKUP([.C78];[$mdyn_ind.A$1:.B$1048576];2;0)" office:value-type="float" office:value="1110" calcext:value-type="float">
            <text:p>1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2507507" calcext:value-type="float">
            <text:p>25075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João Pessoa/PB</text:p>
          </table:table-cell>
          <table:table-cell table:formula="of:=VLOOKUP([.C79];[$mdyn_ind.A$1:.B$1048576];2;0)" office:value-type="float" office:value="1337" calcext:value-type="float">
            <text:p>1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arassu</text:p>
          </table:table-cell>
          <table:table-cell office:value-type="string" calcext:value-type="string">
            <text:p>PE</text:p>
          </table:table-cell>
          <table:table-cell office:value-type="float" office:value="2606804" calcext:value-type="float">
            <text:p>2606804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garassu/PE</text:p>
          </table:table-cell>
          <table:table-cell table:formula="of:=VLOOKUP([.C80];[$mdyn_ind.A$1:.B$1048576];2;0)" office:value-type="float" office:value="1539" calcext:value-type="float">
            <text:p>1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611606" calcext:value-type="float">
            <text:p>26116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ecife/PE</text:p>
          </table:table-cell>
          <table:table-cell table:formula="of:=VLOOKUP([.C81];[$mdyn_ind.A$1:.B$1048576];2;0)"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sias</text:p>
          </table:table-cell>
          <table:table-cell office:value-type="string" calcext:value-type="string">
            <text:p>AL</text:p>
          </table:table-cell>
          <table:table-cell office:value-type="float" office:value="2705200" calcext:value-type="float">
            <text:p>27052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Messias/AL</text:p>
          </table:table-cell>
          <table:table-cell table:formula="of:=VLOOKUP([.C82];[$mdyn_ind.A$1:.B$1048576];2;0)" office:value-type="float" office:value="1705" calcext:value-type="float">
            <text:p>1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2704302" calcext:value-type="float">
            <text:p>27043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Maceió/AL</text:p>
          </table:table-cell>
          <table:table-cell table:formula="of:=VLOOKUP([.C83];[$mdyn_ind.A$1:.B$1048576];2;0)" office:value-type="float" office:value="1696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riá</text:p>
          </table:table-cell>
          <table:table-cell office:value-type="string" calcext:value-type="string">
            <text:p>SE</text:p>
          </table:table-cell>
          <table:table-cell office:value-type="float" office:value="2805703" calcext:value-type="float">
            <text:p>2805703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ropriá/SE</text:p>
          </table:table-cell>
          <table:table-cell table:formula="of:=VLOOKUP([.C84];[$mdyn_ind.A$1:.B$1048576];2;0)" office:value-type="float" office:value="1807" calcext:value-type="float">
            <text:p>1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800308" calcext:value-type="float">
            <text:p>28003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Aracaju/SE</text:p>
          </table:table-cell>
          <table:table-cell table:formula="of:=VLOOKUP([.C85];[$mdyn_ind.A$1:.B$1048576];2;0)" office:value-type="float" office:value="1754" calcext:value-type="float">
            <text:p>1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baúba</text:p>
          </table:table-cell>
          <table:table-cell office:value-type="string" calcext:value-type="string">
            <text:p>SE</text:p>
          </table:table-cell>
          <table:table-cell office:value-type="float" office:value="2807600" calcext:value-type="float">
            <text:p>28076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mbaúba/SE</text:p>
          </table:table-cell>
          <table:table-cell table:formula="of:=VLOOKUP([.C86];[$mdyn_ind.A$1:.B$1048576];2;0)" office:value-type="float" office:value="1826" calcext:value-type="float">
            <text:p>1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goinhas</text:p>
          </table:table-cell>
          <table:table-cell office:value-type="string" calcext:value-type="string">
            <text:p>BA</text:p>
          </table:table-cell>
          <table:table-cell office:value-type="float" office:value="2900702" calcext:value-type="float">
            <text:p>29007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Alagoinhas/BA</text:p>
          </table:table-cell>
          <table:table-cell table:formula="of:=VLOOKUP([.C87];[$mdyn_ind.A$1:.B$1048576];2;0)" office:value-type="float" office:value="1834" calcext:value-type="float">
            <text:p>1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Salvador/BA</text:p>
          </table:table-cell>
          <table:table-cell table:formula="of:=VLOOKUP([.C88];[$mdyn_ind.A$1:.B$1048576];2;0)" office:value-type="float" office:value="2162" calcext:value-type="float">
            <text:p>2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aitaba</text:p>
          </table:table-cell>
          <table:table-cell office:value-type="string" calcext:value-type="string">
            <text:p>BA</text:p>
          </table:table-cell>
          <table:table-cell office:value-type="float" office:value="2932200" calcext:value-type="float">
            <text:p>29322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baitaba/BA</text:p>
          </table:table-cell>
          <table:table-cell table:formula="of:=VLOOKUP([.C89];[$mdyn_ind.A$1:.B$1048576];2;0)" office:value-type="float" office:value="2223" calcext:value-type="float">
            <text:p>2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acan</text:p>
          </table:table-cell>
          <table:table-cell office:value-type="string" calcext:value-type="string">
            <text:p>BA</text:p>
          </table:table-cell>
          <table:table-cell office:value-type="float" office:value="2905602" calcext:value-type="float">
            <text:p>2905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macan/BA</text:p>
          </table:table-cell>
          <table:table-cell table:formula="of:=VLOOKUP([.C90];[$mdyn_ind.A$1:.B$1048576];2;0)" office:value-type="float" office:value="1896" calcext:value-type="float">
            <text:p>1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nápolis</text:p>
          </table:table-cell>
          <table:table-cell office:value-type="string" calcext:value-type="string">
            <text:p>BA</text:p>
          </table:table-cell>
          <table:table-cell office:value-type="float" office:value="2910727" calcext:value-type="float">
            <text:p>291072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Eunápolis/BA</text:p>
          </table:table-cell>
          <table:table-cell table:formula="of:=VLOOKUP([.C91];[$mdyn_ind.A$1:.B$1048576];2;0)" office:value-type="float" office:value="1954" calcext:value-type="float">
            <text:p>1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araju</text:p>
          </table:table-cell>
          <table:table-cell office:value-type="string" calcext:value-type="string">
            <text:p>BA</text:p>
          </table:table-cell>
          <table:table-cell office:value-type="float" office:value="2915601" calcext:value-type="float">
            <text:p>29156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tamaraju/BA</text:p>
          </table:table-cell>
          <table:table-cell table:formula="of:=VLOOKUP([.C92];[$mdyn_ind.A$1:.B$1048576];2;0)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dro Canário</text:p>
          </table:table-cell>
          <table:table-cell office:value-type="string" calcext:value-type="string">
            <text:p>ES</text:p>
          </table:table-cell>
          <table:table-cell office:value-type="float" office:value="3204054" calcext:value-type="float">
            <text:p>3204054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edro Canário/ES</text:p>
          </table:table-cell>
          <table:table-cell table:formula="of:=VLOOKUP([.C93];[$mdyn_ind.A$1:.B$1048576];2;0)" office:value-type="float" office:value="3151" calcext:value-type="float">
            <text:p>3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hares</text:p>
          </table:table-cell>
          <table:table-cell office:value-type="string" calcext:value-type="string">
            <text:p>ES</text:p>
          </table:table-cell>
          <table:table-cell office:value-type="float" office:value="3203205" calcext:value-type="float">
            <text:p>3203205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Linhares/ES</text:p>
          </table:table-cell>
          <table:table-cell table:formula="of:=VLOOKUP([.C94];[$mdyn_ind.A$1:.B$1048576];2;0)" office:value-type="float" office:value="3139" calcext:value-type="float">
            <text:p>3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office:value-type="float" office:value="3205309" calcext:value-type="float">
            <text:p>32053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Vitória/ES</text:p>
          </table:table-cell>
          <table:table-cell table:formula="of:=VLOOKUP([.C95];[$mdyn_ind.A$1:.B$1048576];2;0)" office:value-type="float" office:value="3174" calcext:value-type="float">
            <text:p>3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arapari</text:p>
          </table:table-cell>
          <table:table-cell office:value-type="string" calcext:value-type="string">
            <text:p>ES</text:p>
          </table:table-cell>
          <table:table-cell office:value-type="float" office:value="3202405" calcext:value-type="float">
            <text:p>3202405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Guarapari/ES</text:p>
          </table:table-cell>
          <table:table-cell table:formula="of:=VLOOKUP([.C96];[$mdyn_ind.A$1:.B$1048576];2;0)" office:value-type="float" office:value="3125" calcext:value-type="float">
            <text:p>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 dos Goytacazes</text:p>
          </table:table-cell>
          <table:table-cell office:value-type="string" calcext:value-type="string">
            <text:p>RJ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mpos dos Goytacazes/RJ</text:p>
          </table:table-cell>
          <table:table-cell table:formula="of:=VLOOKUP([.C97];[$mdyn_ind.A$1:.B$1048576];2;0)" office:value-type="float" office:value="3191" calcext:value-type="float">
            <text:p>3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imiro de Abreu</text:p>
          </table:table-cell>
          <table:table-cell office:value-type="string" calcext:value-type="string">
            <text:p>RJ</text:p>
          </table:table-cell>
          <table:table-cell office:value-type="float" office:value="3301306" calcext:value-type="float">
            <text:p>33013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simiro de Abreu/RJ</text:p>
          </table:table-cell>
          <table:table-cell table:formula="of:=VLOOKUP([.C98];[$mdyn_ind.A$1:.B$1048576];2;0)" office:value-type="float" office:value="3195" calcext:value-type="float">
            <text:p>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io de Janeiro/RJ</text:p>
          </table:table-cell>
          <table:table-cell table:formula="of:=VLOOKUP([.C99];[$mdyn_ind.A$1:.B$1048576];2;0)" office:value-type="float" office:value="3242" calcext:value-type="float">
            <text:p>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ty</text:p>
          </table:table-cell>
          <table:table-cell office:value-type="string" calcext:value-type="string">
            <text:p>RJ</text:p>
          </table:table-cell>
          <table:table-cell office:value-type="float" office:value="3303807" calcext:value-type="float">
            <text:p>33038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raty/RJ</text:p>
          </table:table-cell>
          <table:table-cell table:formula="of:=VLOOKUP([.C100];[$mdyn_ind.A$1:.B$1048576];2;0)" office:value-type="float" office:value="3227" calcext:value-type="float">
            <text:p>3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atuba</text:p>
          </table:table-cell>
          <table:table-cell office:value-type="string" calcext:value-type="string">
            <text:p>SP</text:p>
          </table:table-cell>
          <table:table-cell office:value-type="float" office:value="3555406" calcext:value-type="float">
            <text:p>35554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batuba/SP</text:p>
          </table:table-cell>
          <table:table-cell table:formula="of:=VLOOKUP([.C101];[$mdyn_ind.A$1:.B$1048576];2;0)" office:value-type="float" office:value="3888" calcext:value-type="float">
            <text:p>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arujá</text:p>
          </table:table-cell>
          <table:table-cell office:value-type="string" calcext:value-type="string">
            <text:p>SP</text:p>
          </table:table-cell>
          <table:table-cell office:value-type="float" office:value="3518701" calcext:value-type="float">
            <text:p>35187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Guarujá/SP</text:p>
          </table:table-cell>
          <table:table-cell table:formula="of:=VLOOKUP([.C102];[$mdyn_ind.A$1:.B$1048576];2;0)" office:value-type="float" office:value="3478" calcext:value-type="float">
            <text:p>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íbe</text:p>
          </table:table-cell>
          <table:table-cell office:value-type="string" calcext:value-type="string">
            <text:p>SP</text:p>
          </table:table-cell>
          <table:table-cell office:value-type="float" office:value="3537602" calcext:value-type="float">
            <text:p>3537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eruíbe/SP</text:p>
          </table:table-cell>
          <table:table-cell table:formula="of:=VLOOKUP([.C103];[$mdyn_ind.A$1:.B$1048576];2;0)" office:value-type="float" office:value="3690" calcext:value-type="float">
            <text:p>3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float" office:value="4209102" calcext:value-type="float">
            <text:p>42091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Joinville/SC</text:p>
          </table:table-cell>
          <table:table-cell table:formula="of:=VLOOKUP([.C104];[$mdyn_ind.A$1:.B$1048576];2;0)" office:value-type="float" office:value="4447" calcext:value-type="float">
            <text:p>4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float" office:value="4208203" calcext:value-type="float">
            <text:p>4208203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tajaí/SC</text:p>
          </table:table-cell>
          <table:table-cell table:formula="of:=VLOOKUP([.C105];[$mdyn_ind.A$1:.B$1048576];2;0)" office:value-type="float" office:value="4436" calcext:value-type="float">
            <text:p>4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float" office:value="4211900" calcext:value-type="float">
            <text:p>42119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lhoça/SC</text:p>
          </table:table-cell>
          <table:table-cell table:formula="of:=VLOOKUP([.C106];[$mdyn_ind.A$1:.B$1048576];2;0)" office:value-type="float" office:value="4491" calcext:value-type="float">
            <text:p>4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una</text:p>
          </table:table-cell>
          <table:table-cell office:value-type="string" calcext:value-type="string">
            <text:p>SC</text:p>
          </table:table-cell>
          <table:table-cell office:value-type="float" office:value="4209409" calcext:value-type="float">
            <text:p>42094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Laguna/SC</text:p>
          </table:table-cell>
          <table:table-cell table:formula="of:=VLOOKUP([.C107];[$mdyn_ind.A$1:.B$1048576];2;0)" office:value-type="float" office:value="4452" calcext:value-type="float">
            <text:p>4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float" office:value="4204608" calcext:value-type="float">
            <text:p>42046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riciúma/SC</text:p>
          </table:table-cell>
          <table:table-cell table:formula="of:=VLOOKUP([.C108];[$mdyn_ind.A$1:.B$1048576];2;0)" office:value-type="float" office:value="4385" calcext:value-type="float">
            <text:p>4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RS</text:p>
          </table:table-cell>
          <table:table-cell office:value-type="float" office:value="4321501" calcext:value-type="float">
            <text:p>43215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orres/RS</text:p>
          </table:table-cell>
          <table:table-cell table:formula="of:=VLOOKUP([.C109];[$mdyn_ind.A$1:.B$1048576];2;0)" office:value-type="float" office:value="5057" calcext:value-type="float">
            <text:p>5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ório</text:p>
          </table:table-cell>
          <table:table-cell office:value-type="string" calcext:value-type="string">
            <text:p>RS</text:p>
          </table:table-cell>
          <table:table-cell office:value-type="float" office:value="4313508" calcext:value-type="float">
            <text:p>43135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sório/RS</text:p>
          </table:table-cell>
          <table:table-cell table:formula="of:=VLOOKUP([.C110];[$mdyn_ind.A$1:.B$1048576];2;0)" office:value-type="float" office:value="4897" calcext:value-type="float">
            <text:p>4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vares</text:p>
          </table:table-cell>
          <table:table-cell office:value-type="string" calcext:value-type="string">
            <text:p>RS</text:p>
          </table:table-cell>
          <table:table-cell office:value-type="float" office:value="4321352" calcext:value-type="float">
            <text:p>432135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avares/RS</text:p>
          </table:table-cell>
          <table:table-cell table:formula="of:=VLOOKUP([.C111];[$mdyn_ind.A$1:.B$1048576];2;0)" office:value-type="float" office:value="5050" calcext:value-type="float">
            <text:p>5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sé do Norte</text:p>
          </table:table-cell>
          <table:table-cell office:value-type="string" calcext:value-type="string">
            <text:p>RS</text:p>
          </table:table-cell>
          <table:table-cell office:value-type="float" office:value="4318507" calcext:value-type="float">
            <text:p>43185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São José do Norte/RS</text:p>
          </table:table-cell>
          <table:table-cell table:formula="of:=VLOOKUP([.C112];[$mdyn_ind.A$1:.B$1048576];2;0)"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4315602" calcext:value-type="float">
            <text:p>4315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io Grande/RS</text:p>
          </table:table-cell>
          <table:table-cell table:formula="of:=VLOOKUP([.C113];[$mdyn_ind.A$1:.B$1048576];2;0)" office:value-type="float" office:value="4949" calcext:value-type="float">
            <text:p>4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float" office:value="2503209" calcext:value-type="float">
            <text:p>25032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bedelo/PB</text:p>
          </table:table-cell>
          <table:table-cell table:formula="of:=VLOOKUP([.C114];[$mdyn_ind.A$1:.B$1048576];2;0)" office:value-type="float" office:value="1283" calcext:value-type="float">
            <text:p>1283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rj</text:p>
          </table:table-cell>
        </table:table-row>
        <table:table-row table:style-name="ro1">
          <table:table-cell table:style-name="ce1"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2507507" calcext:value-type="float">
            <text:p>25075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oão Pessoa/PB</text:p>
          </table:table-cell>
          <table:table-cell table:formula="of:=VLOOKUP([.C115];[$mdyn_ind.A$1:.B$1048576];2;0)" office:value-type="float" office:value="1337" calcext:value-type="float">
            <text:p>1337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ctba</text:p>
          </table:table-cell>
        </table:table-row>
        <table:table-row table:style-name="ro1">
          <table:table-cell table:style-name="ce1" office:value-type="string" calcext:value-type="string">
            <text:p>Bayeux</text:p>
          </table:table-cell>
          <table:table-cell office:value-type="string" calcext:value-type="string">
            <text:p>PB</text:p>
          </table:table-cell>
          <table:table-cell office:value-type="float" office:value="2501807" calcext:value-type="float">
            <text:p>25018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yeux/PB</text:p>
          </table:table-cell>
          <table:table-cell table:formula="of:=VLOOKUP([.C116];[$mdyn_ind.A$1:.B$1048576];2;0)" office:value-type="float" office:value="1267" calcext:value-type="float">
            <text:p>1267</text:p>
          </table:table-cell>
          <table:table-cell table:number-columns-repeated="3"/>
          <table:table-cell office:value-type="string" calcext:value-type="string">
            <text:p>recife</text:p>
          </table:table-cell>
          <table:table-cell office:value-type="string" calcext:value-type="string">
            <text:p>caruaru</text:p>
          </table:table-cell>
        </table:table-row>
        <table:table-row table:style-name="ro1">
          <table:table-cell table:style-name="ce1"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float" office:value="2513703" calcext:value-type="float">
            <text:p>25137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anta Rita/PB</text:p>
          </table:table-cell>
          <table:table-cell table:formula="of:=VLOOKUP([.C117];[$mdyn_ind.A$1:.B$1048576];2;0)" office:value-type="float" office:value="1416" calcext:value-type="float">
            <text:p>1416</text:p>
          </table:table-cell>
          <table:table-cell table:number-columns-repeated="3"/>
          <table:table-cell office:value-type="string" calcext:value-type="string">
            <text:p>salvador</text:p>
          </table:table-cell>
          <table:table-cell office:value-type="string" calcext:value-type="string">
            <text:p>feira santana</text:p>
          </table:table-cell>
        </table:table-row>
        <table:table-row table:style-name="ro1">
          <table:table-cell table:style-name="ce1" office:value-type="string" calcext:value-type="string">
            <text:p>Cruz do Espírito Santo</text:p>
          </table:table-cell>
          <table:table-cell office:value-type="string" calcext:value-type="string">
            <text:p>PB</text:p>
          </table:table-cell>
          <table:table-cell office:value-type="float" office:value="2504900" calcext:value-type="float">
            <text:p>25049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ruz do Espírito Santo/PB</text:p>
          </table:table-cell>
          <table:table-cell table:formula="of:=VLOOKUP([.C118];[$mdyn_ind.A$1:.B$1048576];2;0)" office:value-type="float" office:value="1307" calcext:value-type="float">
            <text:p>13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obrado</text:p>
          </table:table-cell>
          <table:table-cell office:value-type="string" calcext:value-type="string">
            <text:p>PB</text:p>
          </table:table-cell>
          <table:table-cell office:value-type="float" office:value="2515971" calcext:value-type="float">
            <text:p>251597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brado/PB</text:p>
          </table:table-cell>
          <table:table-cell table:formula="of:=VLOOKUP([.C119];[$mdyn_ind.A$1:.B$1048576];2;0)"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ldas Brandão</text:p>
          </table:table-cell>
          <table:table-cell office:value-type="string" calcext:value-type="string">
            <text:p>PB</text:p>
          </table:table-cell>
          <table:table-cell office:value-type="float" office:value="2503803" calcext:value-type="float">
            <text:p>25038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ldas Brandão/PB</text:p>
          </table:table-cell>
          <table:table-cell table:formula="of:=VLOOKUP([.C120];[$mdyn_ind.A$1:.B$1048576];2;0)" office:value-type="float" office:value="1291" calcext:value-type="float">
            <text:p>129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urinhém</text:p>
          </table:table-cell>
          <table:table-cell office:value-type="string" calcext:value-type="string">
            <text:p>PB</text:p>
          </table:table-cell>
          <table:table-cell office:value-type="float" office:value="2506400" calcext:value-type="float">
            <text:p>25064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Gurinhém/PB</text:p>
          </table:table-cell>
          <table:table-cell table:formula="of:=VLOOKUP([.C121];[$mdyn_ind.A$1:.B$1048576];2;0)" office:value-type="float" office:value="1326" calcext:value-type="float">
            <text:p>13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ogeiro</text:p>
          </table:table-cell>
          <table:table-cell office:value-type="string" calcext:value-type="string">
            <text:p>PB</text:p>
          </table:table-cell>
          <table:table-cell office:value-type="float" office:value="2509404" calcext:value-type="float">
            <text:p>25094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ogeiro/PB</text:p>
          </table:table-cell>
          <table:table-cell table:formula="of:=VLOOKUP([.C122];[$mdyn_ind.A$1:.B$1048576];2;0)"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gá</text:p>
          </table:table-cell>
          <table:table-cell office:value-type="string" calcext:value-type="string">
            <text:p>PB</text:p>
          </table:table-cell>
          <table:table-cell office:value-type="float" office:value="2506806" calcext:value-type="float">
            <text:p>25068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ngá/PB</text:p>
          </table:table-cell>
          <table:table-cell table:formula="of:=VLOOKUP([.C123];[$mdyn_ind.A$1:.B$1048576];2;0)" office:value-type="float" office:value="1330" calcext:value-type="float">
            <text:p>133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achão do Bacamarte</text:p>
          </table:table-cell>
          <table:table-cell office:value-type="string" calcext:value-type="string">
            <text:p>PB</text:p>
          </table:table-cell>
          <table:table-cell office:value-type="float" office:value="2512754" calcext:value-type="float">
            <text:p>25127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iachão do Bacamarte/PB</text:p>
          </table:table-cell>
          <table:table-cell table:formula="of:=VLOOKUP([.C124];[$mdyn_ind.A$1:.B$1048576];2;0)" office:value-type="float" office:value="1401" calcext:value-type="float">
            <text:p>14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ão Miguel de Taipu</text:p>
          </table:table-cell>
          <table:table-cell office:value-type="string" calcext:value-type="string">
            <text:p>PB</text:p>
          </table:table-cell>
          <table:table-cell office:value-type="float" office:value="2515005" calcext:value-type="float">
            <text:p>25150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Miguel de Taipu/PB</text:p>
          </table:table-cell>
          <table:table-cell table:formula="of:=VLOOKUP([.C125];[$mdyn_ind.A$1:.B$1048576];2;0)" office:value-type="float" office:value="1437" calcext:value-type="float">
            <text:p>14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ssaranduba</text:p>
          </table:table-cell>
          <table:table-cell office:value-type="string" calcext:value-type="string">
            <text:p>PB</text:p>
          </table:table-cell>
          <table:table-cell office:value-type="float" office:value="2509206" calcext:value-type="float">
            <text:p>25092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ssaranduba/PB</text:p>
          </table:table-cell>
          <table:table-cell table:formula="of:=VLOOKUP([.C126];[$mdyn_ind.A$1:.B$1048576];2;0)" office:value-type="float" office:value="1357" calcext:value-type="float">
            <text:p>135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float" office:value="2504009" calcext:value-type="float">
            <text:p>2504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ina Grande/PB</text:p>
          </table:table-cell>
          <table:table-cell table:formula="of:=VLOOKUP([.C127];[$mdyn_ind.A$1:.B$1048576];2;0)" office:value-type="float" office:value="1293" calcext:value-type="float">
            <text:p>1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edade</text:p>
          </table:table-cell>
          <table:table-cell office:value-type="string" calcext:value-type="string">
            <text:p>PB</text:p>
          </table:table-cell>
          <table:table-cell office:value-type="float" office:value="2516102" calcext:value-type="float">
            <text:p>25161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ledade/PB</text:p>
          </table:table-cell>
          <table:table-cell table:formula="of:=VLOOKUP([.C128];[$mdyn_ind.A$1:.B$1048576];2;0)"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zeirinho</text:p>
          </table:table-cell>
          <table:table-cell office:value-type="string" calcext:value-type="string">
            <text:p>PB</text:p>
          </table:table-cell>
          <table:table-cell office:value-type="float" office:value="2507705" calcext:value-type="float">
            <text:p>25077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uazeirinho/PB</text:p>
          </table:table-cell>
          <table:table-cell table:formula="of:=VLOOKUP([.C129];[$mdyn_ind.A$1:.B$1048576];2;0)" office:value-type="float" office:value="1339" calcext:value-type="float">
            <text:p>1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co do Seridó</text:p>
          </table:table-cell>
          <table:table-cell office:value-type="string" calcext:value-type="string">
            <text:p>PB</text:p>
          </table:table-cell>
          <table:table-cell office:value-type="float" office:value="2507804" calcext:value-type="float">
            <text:p>2507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unco do Seridó/PB</text:p>
          </table:table-cell>
          <table:table-cell table:formula="of:=VLOOKUP([.C130];[$mdyn_ind.A$1:.B$1048576];2;0)" office:value-type="float" office:value="1340" calcext:value-type="float">
            <text:p>1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PB</text:p>
          </table:table-cell>
          <table:table-cell office:value-type="float" office:value="2513406" calcext:value-type="float">
            <text:p>25134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anta Luzia/PB</text:p>
          </table:table-cell>
          <table:table-cell table:formula="of:=VLOOKUP([.C131];[$mdyn_ind.A$1:.B$1048576];2;0)" office:value-type="float" office:value="1412" calcext:value-type="float">
            <text:p>1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Mamede</text:p>
          </table:table-cell>
          <table:table-cell office:value-type="string" calcext:value-type="string">
            <text:p>PB</text:p>
          </table:table-cell>
          <table:table-cell office:value-type="float" office:value="2514909" calcext:value-type="float">
            <text:p>25149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Mamede/PB</text:p>
          </table:table-cell>
          <table:table-cell table:formula="of:=VLOOKUP([.C132];[$mdyn_ind.A$1:.B$1048576];2;0)" office:value-type="float" office:value="1436" calcext:value-type="float">
            <text:p>1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os</text:p>
          </table:table-cell>
          <table:table-cell office:value-type="string" calcext:value-type="string">
            <text:p>PB</text:p>
          </table:table-cell>
          <table:table-cell office:value-type="float" office:value="2510808" calcext:value-type="float">
            <text:p>25108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tos/PB</text:p>
          </table:table-cell>
          <table:table-cell table:formula="of:=VLOOKUP([.C133];[$mdyn_ind.A$1:.B$1048576];2;0)" office:value-type="float" office:value="1377" calcext:value-type="float">
            <text:p>1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PB</text:p>
          </table:table-cell>
          <table:table-cell office:value-type="float" office:value="2508802" calcext:value-type="float">
            <text:p>25088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lta/PB</text:p>
          </table:table-cell>
          <table:table-cell table:formula="of:=VLOOKUP([.C134];[$mdyn_ind.A$1:.B$1048576];2;0)" office:value-type="float" office:value="1351" calcext:value-type="float">
            <text:p>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ado</text:p>
          </table:table-cell>
          <table:table-cell office:value-type="string" calcext:value-type="string">
            <text:p>PB</text:p>
          </table:table-cell>
          <table:table-cell office:value-type="float" office:value="2504504" calcext:value-type="float">
            <text:p>25045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ondado/PB</text:p>
          </table:table-cell>
          <table:table-cell table:formula="of:=VLOOKUP([.C135];[$mdyn_ind.A$1:.B$1048576];2;0)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Bentinho</text:p>
          </table:table-cell>
          <table:table-cell office:value-type="string" calcext:value-type="string">
            <text:p>PB</text:p>
          </table:table-cell>
          <table:table-cell office:value-type="float" office:value="2513927" calcext:value-type="float">
            <text:p>251392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Bentinho/PB</text:p>
          </table:table-cell>
          <table:table-cell table:formula="of:=VLOOKUP([.C136];[$mdyn_ind.A$1:.B$1048576];2;0)" office:value-type="float" office:value="1420" calcext:value-type="float">
            <text:p>1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PB</text:p>
          </table:table-cell>
          <table:table-cell office:value-type="float" office:value="2512101" calcext:value-type="float">
            <text:p>25121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ombal/PB</text:p>
          </table:table-cell>
          <table:table-cell table:formula="of:=VLOOKUP([.C137];[$mdyn_ind.A$1:.B$1048576];2;0)" office:value-type="float" office:value="1392" calcext:value-type="float">
            <text:p>1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recida</text:p>
          </table:table-cell>
          <table:table-cell office:value-type="string" calcext:value-type="string">
            <text:p>PB</text:p>
          </table:table-cell>
          <table:table-cell office:value-type="float" office:value="2500775" calcext:value-type="float">
            <text:p>250077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parecida/PB</text:p>
          </table:table-cell>
          <table:table-cell table:formula="of:=VLOOKUP([.C138];[$mdyn_ind.A$1:.B$1048576];2;0)" office:value-type="float" office:value="1252" calcext:value-type="float">
            <text:p>1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float" office:value="2516201" calcext:value-type="float">
            <text:p>25162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usa/PB</text:p>
          </table:table-cell>
          <table:table-cell table:formula="of:=VLOOKUP([.C139];[$mdyn_ind.A$1:.B$1048576];2;0)" office:value-type="float" office:value="1452" calcext:value-type="float">
            <text:p>1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zópolis</text:p>
          </table:table-cell>
          <table:table-cell office:value-type="string" calcext:value-type="string">
            <text:p>PB</text:p>
          </table:table-cell>
          <table:table-cell office:value-type="float" office:value="2509156" calcext:value-type="float">
            <text:p>250915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izópolis/PB</text:p>
          </table:table-cell>
          <table:table-cell table:formula="of:=VLOOKUP([.C140];[$mdyn_ind.A$1:.B$1048576];2;0)" office:value-type="float" office:value="1356" calcext:value-type="float">
            <text:p>1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office:value-type="float" office:value="2503704" calcext:value-type="float">
            <text:p>2503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jazeiras/PB</text:p>
          </table:table-cell>
          <table:table-cell table:formula="of:=VLOOKUP([.C141];[$mdyn_ind.A$1:.B$1048576];2;0)" office:value-type="float" office:value="1289" calcext:value-type="float">
            <text:p>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aumirim</text:p>
          </table:table-cell>
          <table:table-cell office:value-type="string" calcext:value-type="string">
            <text:p>CE</text:p>
          </table:table-cell>
          <table:table-cell office:value-type="float" office:value="2305704" calcext:value-type="float">
            <text:p>2305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paumirim/CE</text:p>
          </table:table-cell>
          <table:table-cell table:formula="of:=VLOOKUP([.C142];[$mdyn_ind.A$1:.B$1048576];2;0)" office:value-type="float" office:value="970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ras da Mangabeira</text:p>
          </table:table-cell>
          <table:table-cell office:value-type="string" calcext:value-type="string">
            <text:p>CE</text:p>
          </table:table-cell>
          <table:table-cell office:value-type="float" office:value="2307502" calcext:value-type="float">
            <text:p>23075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avras da Mangabeira/CE</text:p>
          </table:table-cell>
          <table:table-cell table:formula="of:=VLOOKUP([.C143];[$mdyn_ind.A$1:.B$1048576];2;0)" office:value-type="float" office:value="991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árzea Alegre</text:p>
          </table:table-cell>
          <table:table-cell office:value-type="string" calcext:value-type="string">
            <text:p>CE</text:p>
          </table:table-cell>
          <table:table-cell office:value-type="float" office:value="2314003" calcext:value-type="float">
            <text:p>23140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Várzea Alegre/CE</text:p>
          </table:table-cell>
          <table:table-cell table:formula="of:=VLOOKUP([.C144];[$mdyn_ind.A$1:.B$1048576];2;0)" office:value-type="float" office:value="1073" calcext:value-type="float">
            <text:p>1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ias Brito</text:p>
          </table:table-cell>
          <table:table-cell office:value-type="string" calcext:value-type="string">
            <text:p>CE</text:p>
          </table:table-cell>
          <table:table-cell office:value-type="float" office:value="2304301" calcext:value-type="float">
            <text:p>23043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arias Brito/CE</text:p>
          </table:table-cell>
          <table:table-cell table:formula="of:=VLOOKUP([.C145];[$mdyn_ind.A$1:.B$1048576];2;0)" office:value-type="float" office:value="94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aré</text:p>
          </table:table-cell>
          <table:table-cell office:value-type="string" calcext:value-type="string">
            <text:p>CE</text:p>
          </table:table-cell>
          <table:table-cell office:value-type="float" office:value="2301604" calcext:value-type="float">
            <text:p>23016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ssaré/CE</text:p>
          </table:table-cell>
          <table:table-cell table:formula="of:=VLOOKUP([.C146];[$mdyn_ind.A$1:.B$1048576];2;0)" office:value-type="float" office:value="909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onina do Norte</text:p>
          </table:table-cell>
          <table:table-cell office:value-type="string" calcext:value-type="string">
            <text:p>CE</text:p>
          </table:table-cell>
          <table:table-cell office:value-type="float" office:value="2300804" calcext:value-type="float">
            <text:p>2300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ntonina do Norte/CE</text:p>
          </table:table-cell>
          <table:table-cell table:formula="of:=VLOOKUP([.C147];[$mdyn_ind.A$1:.B$1048576];2;0)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s Sales</text:p>
          </table:table-cell>
          <table:table-cell office:value-type="string" calcext:value-type="string">
            <text:p>CE</text:p>
          </table:table-cell>
          <table:table-cell office:value-type="float" office:value="2302701" calcext:value-type="float">
            <text:p>23027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os Sales/CE</text:p>
          </table:table-cell>
          <table:table-cell table:formula="of:=VLOOKUP([.C148];[$mdyn_ind.A$1:.B$1048576];2;0)"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nteiras</text:p>
          </table:table-cell>
          <table:table-cell office:value-type="string" calcext:value-type="string">
            <text:p>PI</text:p>
          </table:table-cell>
          <table:table-cell office:value-type="float" office:value="2204303" calcext:value-type="float">
            <text:p>22043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ronteiras/PI</text:p>
          </table:table-cell>
          <table:table-cell table:formula="of:=VLOOKUP([.C149];[$mdyn_ind.A$1:.B$1048576];2;0)"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olândia</text:p>
          </table:table-cell>
          <table:table-cell office:value-type="string" calcext:value-type="string">
            <text:p>PI</text:p>
          </table:table-cell>
          <table:table-cell office:value-type="float" office:value="2205953" calcext:value-type="float">
            <text:p>220595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colândia/PI</text:p>
          </table:table-cell>
          <table:table-cell table:formula="of:=VLOOKUP([.C150];[$mdyn_ind.A$1:.B$1048576];2;0)" office:value-type="float" office:value="789" calcext:value-type="float">
            <text:p>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a Nova do Piauí</text:p>
          </table:table-cell>
          <table:table-cell office:value-type="string" calcext:value-type="string">
            <text:p>PI</text:p>
          </table:table-cell>
          <table:table-cell office:value-type="float" office:value="2211605" calcext:value-type="float">
            <text:p>22116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Vila Nova do Piauí/PI</text:p>
          </table:table-cell>
          <table:table-cell table:formula="of:=VLOOKUP([.C151];[$mdyn_ind.A$1:.B$1048576];2;0)"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o Grande do Piauí</text:p>
          </table:table-cell>
          <table:table-cell office:value-type="string" calcext:value-type="string">
            <text:p>PI</text:p>
          </table:table-cell>
          <table:table-cell office:value-type="float" office:value="2202133" calcext:value-type="float">
            <text:p>220213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o Grande do Piauí/PI</text:p>
          </table:table-cell>
          <table:table-cell table:formula="of:=VLOOKUP([.C152];[$mdyn_ind.A$1:.B$1048576];2;0)"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float" office:value="2208007" calcext:value-type="float">
            <text:p>22080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icos/PI</text:p>
          </table:table-cell>
          <table:table-cell table:formula="of:=VLOOKUP([.C153];[$mdyn_ind.A$1:.B$1048576];2;0)"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 Expedito Lopes</text:p>
          </table:table-cell>
          <table:table-cell office:value-type="string" calcext:value-type="string">
            <text:p>PI</text:p>
          </table:table-cell>
          <table:table-cell office:value-type="float" office:value="2203404" calcext:value-type="float">
            <text:p>22034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Dom Expedito Lopes/PI</text:p>
          </table:table-cell>
          <table:table-cell table:formula="of:=VLOOKUP([.C154];[$mdyn_ind.A$1:.B$1048576];2;0)" office:value-type="float" office:value="740" calcext:value-type="float">
            <text:p>7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a Varjota</text:p>
          </table:table-cell>
          <table:table-cell office:value-type="string" calcext:value-type="string">
            <text:p>PI</text:p>
          </table:table-cell>
          <table:table-cell office:value-type="float" office:value="2209955" calcext:value-type="float">
            <text:p>220995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João da Varjota/PI</text:p>
          </table:table-cell>
          <table:table-cell table:formula="of:=VLOOKUP([.C155];[$mdyn_ind.A$1:.B$1048576];2;0)"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float" office:value="2207009" calcext:value-type="float">
            <text:p>2207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Oeiras/PI</text:p>
          </table:table-cell>
          <table:table-cell table:formula="of:=VLOOKUP([.C156];[$mdyn_ind.A$1:.B$1048576];2;0)"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aré do Piauí</text:p>
          </table:table-cell>
          <table:table-cell office:value-type="string" calcext:value-type="string">
            <text:p>PI</text:p>
          </table:table-cell>
          <table:table-cell office:value-type="float" office:value="2206704" calcext:value-type="float">
            <text:p>2206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azaré do Piauí/PI</text:p>
          </table:table-cell>
          <table:table-cell table:formula="of:=VLOOKUP([.C157];[$mdyn_ind.A$1:.B$1048576];2;0)"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float" office:value="2203909" calcext:value-type="float">
            <text:p>22039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loriano/PI</text:p>
          </table:table-cell>
          <table:table-cell table:formula="of:=VLOOKUP([.C158];[$mdyn_ind.A$1:.B$1048576];2;0)" office:value-type="float" office:value="749" calcext:value-type="float">
            <text:p>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ão de Grajaú</text:p>
          </table:table-cell>
          <table:table-cell office:value-type="string" calcext:value-type="string">
            <text:p>MA</text:p>
          </table:table-cell>
          <table:table-cell office:value-type="float" office:value="2101509" calcext:value-type="float">
            <text:p>21015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rão de Grajaú/MA</text:p>
          </table:table-cell>
          <table:table-cell table:formula="of:=VLOOKUP([.C159];[$mdyn_ind.A$1:.B$1048576];2;0)"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os Patos</text:p>
          </table:table-cell>
          <table:table-cell office:value-type="string" calcext:value-type="string">
            <text:p>MA</text:p>
          </table:table-cell>
          <table:table-cell office:value-type="float" office:value="2111102" calcext:value-type="float">
            <text:p>21111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João dos Patos/MA</text:p>
          </table:table-cell>
          <table:table-cell table:formula="of:=VLOOKUP([.C160];[$mdyn_ind.A$1:.B$1048576];2;0)"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os Bons</text:p>
          </table:table-cell>
          <table:table-cell office:value-type="string" calcext:value-type="string">
            <text:p>MA</text:p>
          </table:table-cell>
          <table:table-cell office:value-type="float" office:value="2108009" calcext:value-type="float">
            <text:p>2108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stos Bons/MA</text:p>
          </table:table-cell>
          <table:table-cell table:formula="of:=VLOOKUP([.C161];[$mdyn_ind.A$1:.B$1048576];2;0)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Domingos do Azeitão</text:p>
          </table:table-cell>
          <table:table-cell office:value-type="string" calcext:value-type="string">
            <text:p>MA</text:p>
          </table:table-cell>
          <table:table-cell office:value-type="float" office:value="2110658" calcext:value-type="float">
            <text:p>211065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Domingos do Azeitão/MA</text:p>
          </table:table-cell>
          <table:table-cell table:formula="of:=VLOOKUP([.C162];[$mdyn_ind.A$1:.B$1048576];2;0)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office:value-type="float" office:value="2111607" calcext:value-type="float">
            <text:p>21116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Raimundo das Mangabeiras/MA</text:p>
          </table:table-cell>
          <table:table-cell table:formula="of:=VLOOKUP([.C163];[$mdyn_ind.A$1:.B$1048576];2;0)"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sas</text:p>
          </table:table-cell>
          <table:table-cell office:value-type="string" calcext:value-type="string">
            <text:p>MA</text:p>
          </table:table-cell>
          <table:table-cell office:value-type="float" office:value="2101400" calcext:value-type="float">
            <text:p>21014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lsas/MA</text:p>
          </table:table-cell>
          <table:table-cell table:formula="of:=VLOOKUP([.C164];[$mdyn_ind.A$1:.B$1048576];2;0)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achão</text:p>
          </table:table-cell>
          <table:table-cell office:value-type="string" calcext:value-type="string">
            <text:p>MA</text:p>
          </table:table-cell>
          <table:table-cell office:value-type="float" office:value="2109502" calcext:value-type="float">
            <text:p>21095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iachão/MA</text:p>
          </table:table-cell>
          <table:table-cell table:formula="of:=VLOOKUP([.C165];[$mdyn_ind.A$1:.B$1048576];2;0)"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float" office:value="2102804" calcext:value-type="float">
            <text:p>2102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rolina/MA</text:p>
          </table:table-cell>
          <table:table-cell table:formula="of:=VLOOKUP([.C166];[$mdyn_ind.A$1:.B$1048576];2;0)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float" office:value="2104057" calcext:value-type="float">
            <text:p>210405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streito/MA</text:p>
          </table:table-cell>
          <table:table-cell table:formula="of:=VLOOKUP([.C167];[$mdyn_ind.A$1:.B$1048576];2;0)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arnópolis</text:p>
          </table:table-cell>
          <table:table-cell office:value-type="string" calcext:value-type="string">
            <text:p>TO</text:p>
          </table:table-cell>
          <table:table-cell office:value-type="float" office:value="1700301" calcext:value-type="float">
            <text:p>17003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guiarnópolis/TO</text:p>
          </table:table-cell>
          <table:table-cell table:formula="of:=VLOOKUP([.C168];[$mdyn_ind.A$1:.B$1048576];2;0)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aré</text:p>
          </table:table-cell>
          <table:table-cell office:value-type="string" calcext:value-type="string">
            <text:p>TO</text:p>
          </table:table-cell>
          <table:table-cell office:value-type="float" office:value="1714302" calcext:value-type="float">
            <text:p>17143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azaré/TO</text:p>
          </table:table-cell>
          <table:table-cell table:formula="of:=VLOOKUP([.C169];[$mdyn_ind.A$1:.B$1048576];2;0)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zinópolis</text:p>
          </table:table-cell>
          <table:table-cell office:value-type="string" calcext:value-type="string">
            <text:p>TO</text:p>
          </table:table-cell>
          <table:table-cell office:value-type="float" office:value="1712454" calcext:value-type="float">
            <text:p>17124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uzinópolis/TO</text:p>
          </table:table-cell>
          <table:table-cell table:formula="of:=VLOOKUP([.C170];[$mdyn_ind.A$1:.B$1048576];2;0)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oeirinha</text:p>
          </table:table-cell>
          <table:table-cell office:value-type="string" calcext:value-type="string">
            <text:p>TO</text:p>
          </table:table-cell>
          <table:table-cell office:value-type="float" office:value="1703826" calcext:value-type="float">
            <text:p>170382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choeirinha/TO</text:p>
          </table:table-cell>
          <table:table-cell table:formula="of:=VLOOKUP([.C171];[$mdyn_ind.A$1:.B$1048576];2;0)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Bento do Tocantins</text:p>
          </table:table-cell>
          <table:table-cell office:value-type="string" calcext:value-type="string">
            <text:p>TO</text:p>
          </table:table-cell>
          <table:table-cell office:value-type="float" office:value="1720101" calcext:value-type="float">
            <text:p>17201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Bento do Tocantins/TO</text:p>
          </table:table-cell>
          <table:table-cell table:formula="of:=VLOOKUP([.C172];[$mdyn_ind.A$1:.B$1048576];2;0)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guatins</text:p>
          </table:table-cell>
          <table:table-cell office:value-type="string" calcext:value-type="string">
            <text:p>TO</text:p>
          </table:table-cell>
          <table:table-cell office:value-type="float" office:value="1702208" calcext:value-type="float">
            <text:p>17022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raguatins/TO</text:p>
          </table:table-cell>
          <table:table-cell table:formula="of:=VLOOKUP([.C173];[$mdyn_ind.A$1:.B$1048576];2;0)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stina do Pará</text:p>
          </table:table-cell>
          <table:table-cell office:value-type="string" calcext:value-type="string">
            <text:p>PA</text:p>
          </table:table-cell>
          <table:table-cell office:value-type="float" office:value="1505494" calcext:value-type="float">
            <text:p>150549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lestina do Pará/PA</text:p>
          </table:table-cell>
          <table:table-cell table:formula="of:=VLOOKUP([.C174];[$mdyn_ind.A$1:.B$1048576];2;0)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jo Grande do Araguaia</text:p>
          </table:table-cell>
          <table:table-cell office:value-type="string" calcext:value-type="string">
            <text:p>PA</text:p>
          </table:table-cell>
          <table:table-cell office:value-type="float" office:value="1501758" calcext:value-type="float">
            <text:p>150175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rejo Grande do Araguaia/PA</text:p>
          </table:table-cell>
          <table:table-cell table:formula="of:=VLOOKUP([.C175];[$mdyn_ind.A$1:.B$1048576];2;0)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Domingos do Araguaia</text:p>
          </table:table-cell>
          <table:table-cell office:value-type="string" calcext:value-type="string">
            <text:p>PA</text:p>
          </table:table-cell>
          <table:table-cell office:value-type="float" office:value="1507151" calcext:value-type="float">
            <text:p>150715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Domingos do Araguaia/PA</text:p>
          </table:table-cell>
          <table:table-cell table:formula="of:=VLOOKUP([.C176];[$mdyn_ind.A$1:.B$1048576];2;0)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abá</text:p>
          </table:table-cell>
          <table:table-cell office:value-type="string" calcext:value-type="string">
            <text:p>PA</text:p>
          </table:table-cell>
          <table:table-cell office:value-type="float" office:value="1504208" calcext:value-type="float">
            <text:p>15042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abá/PA</text:p>
          </table:table-cell>
          <table:table-cell table:formula="of:=VLOOKUP([.C177];[$mdyn_ind.A$1:.B$1048576];2;0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upiranga</text:p>
          </table:table-cell>
          <table:table-cell office:value-type="string" calcext:value-type="string">
            <text:p>PA</text:p>
          </table:table-cell>
          <table:table-cell office:value-type="float" office:value="1503705" calcext:value-type="float">
            <text:p>15037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tupiranga/PA</text:p>
          </table:table-cell>
          <table:table-cell table:formula="of:=VLOOKUP([.C178];[$mdyn_ind.A$1:.B$1048576];2;0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o Repartimento</text:p>
          </table:table-cell>
          <table:table-cell office:value-type="string" calcext:value-type="string">
            <text:p>PA</text:p>
          </table:table-cell>
          <table:table-cell office:value-type="float" office:value="1505064" calcext:value-type="float">
            <text:p>150506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ovo Repartimento/PA</text:p>
          </table:table-cell>
          <table:table-cell table:formula="of:=VLOOKUP([.C179];[$mdyn_ind.A$1:.B$1048576];2;0)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ajá</text:p>
          </table:table-cell>
          <table:table-cell office:value-type="string" calcext:value-type="string">
            <text:p>PA</text:p>
          </table:table-cell>
          <table:table-cell office:value-type="float" office:value="1505486" calcext:value-type="float">
            <text:p>150548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cajá/PA</text:p>
          </table:table-cell>
          <table:table-cell table:formula="of:=VLOOKUP([.C180];[$mdyn_ind.A$1:.B$1048576];2;0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pu</text:p>
          </table:table-cell>
          <table:table-cell office:value-type="string" calcext:value-type="string">
            <text:p>PA</text:p>
          </table:table-cell>
          <table:table-cell office:value-type="float" office:value="1500859" calcext:value-type="float">
            <text:p>150085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napu/PA</text:p>
          </table:table-cell>
          <table:table-cell table:formula="of:=VLOOKUP([.C181];[$mdyn_ind.A$1:.B$1048576];2;0)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amira</text:p>
          </table:table-cell>
          <table:table-cell office:value-type="string" calcext:value-type="string">
            <text:p>PA</text:p>
          </table:table-cell>
          <table:table-cell office:value-type="float" office:value="1500602" calcext:value-type="float">
            <text:p>15006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ltamira/PA</text:p>
          </table:table-cell>
          <table:table-cell table:formula="of:=VLOOKUP([.C182];[$mdyn_ind.A$1:.B$1048576];2;0)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sil Novo</text:p>
          </table:table-cell>
          <table:table-cell office:value-type="string" calcext:value-type="string">
            <text:p>PA</text:p>
          </table:table-cell>
          <table:table-cell office:value-type="float" office:value="1501725" calcext:value-type="float">
            <text:p>150172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rasil Novo/PA</text:p>
          </table:table-cell>
          <table:table-cell table:formula="of:=VLOOKUP([.C183];[$mdyn_ind.A$1:.B$1048576];2;0)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lândia</text:p>
          </table:table-cell>
          <table:table-cell office:value-type="string" calcext:value-type="string">
            <text:p>PA</text:p>
          </table:table-cell>
          <table:table-cell office:value-type="float" office:value="1504455" calcext:value-type="float">
            <text:p>150445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edicilândia/PA</text:p>
          </table:table-cell>
          <table:table-cell table:formula="of:=VLOOKUP([.C184];[$mdyn_ind.A$1:.B$1048576];2;0)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uará</text:p>
          </table:table-cell>
          <table:table-cell office:value-type="string" calcext:value-type="string">
            <text:p>PA</text:p>
          </table:table-cell>
          <table:table-cell office:value-type="float" office:value="1508159" calcext:value-type="float">
            <text:p>150815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Uruará/PA</text:p>
          </table:table-cell>
          <table:table-cell table:formula="of:=VLOOKUP([.C185];[$mdyn_ind.A$1:.B$1048576];2;0)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as</text:p>
          </table:table-cell>
          <table:table-cell office:value-type="string" calcext:value-type="string">
            <text:p>PA</text:p>
          </table:table-cell>
          <table:table-cell office:value-type="float" office:value="1505650" calcext:value-type="float">
            <text:p>150565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lacas/PA</text:p>
          </table:table-cell>
          <table:table-cell table:formula="of:=VLOOKUP([.C186];[$mdyn_ind.A$1:.B$1048576];2;0)"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rópolis</text:p>
          </table:table-cell>
          <table:table-cell office:value-type="string" calcext:value-type="string">
            <text:p>PA</text:p>
          </table:table-cell>
          <table:table-cell office:value-type="float" office:value="1506195" calcext:value-type="float">
            <text:p>150619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urópolis/PA</text:p>
          </table:table-cell>
          <table:table-cell table:formula="of:=VLOOKUP([.C187];[$mdyn_ind.A$1:.B$1048576];2;0)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ituba</text:p>
          </table:table-cell>
          <table:table-cell office:value-type="string" calcext:value-type="string">
            <text:p>PA</text:p>
          </table:table-cell>
          <table:table-cell office:value-type="float" office:value="1503606" calcext:value-type="float">
            <text:p>15036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taituba/PA</text:p>
          </table:table-cell>
          <table:table-cell table:formula="of:=VLOOKUP([.C188];[$mdyn_ind.A$1:.B$1048576];2;0)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areacanga</text:p>
          </table:table-cell>
          <table:table-cell office:value-type="string" calcext:value-type="string">
            <text:p>PA</text:p>
          </table:table-cell>
          <table:table-cell office:value-type="float" office:value="1503754" calcext:value-type="float">
            <text:p>15037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acareacanga/PA</text:p>
          </table:table-cell>
          <table:table-cell table:formula="of:=VLOOKUP([.C189];[$mdyn_ind.A$1:.B$1048576];2;0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ués</text:p>
          </table:table-cell>
          <table:table-cell office:value-type="string" calcext:value-type="string">
            <text:p>AM</text:p>
          </table:table-cell>
          <table:table-cell office:value-type="float" office:value="1302900" calcext:value-type="float">
            <text:p>13029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ués/AM</text:p>
          </table:table-cell>
          <table:table-cell table:formula="of:=VLOOKUP([.C190];[$mdyn_ind.A$1:.B$1048576];2;0)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uí</text:p>
          </table:table-cell>
          <table:table-cell office:value-type="string" calcext:value-type="string">
            <text:p>AM</text:p>
          </table:table-cell>
          <table:table-cell office:value-type="float" office:value="1300144" calcext:value-type="float">
            <text:p>130014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puí/AM</text:p>
          </table:table-cell>
          <table:table-cell table:formula="of:=VLOOKUP([.C191];[$mdyn_ind.A$1:.B$1048576];2;0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o Aripuanã</text:p>
          </table:table-cell>
          <table:table-cell office:value-type="string" calcext:value-type="string">
            <text:p>AM</text:p>
          </table:table-cell>
          <table:table-cell office:value-type="float" office:value="1303304" calcext:value-type="float">
            <text:p>13033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ovo Aripuanã/AM</text:p>
          </table:table-cell>
          <table:table-cell table:formula="of:=VLOOKUP([.C192];[$mdyn_ind.A$1:.B$1048576];2;0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icoré</text:p>
          </table:table-cell>
          <table:table-cell office:value-type="string" calcext:value-type="string">
            <text:p>AM</text:p>
          </table:table-cell>
          <table:table-cell office:value-type="float" office:value="1302702" calcext:value-type="float">
            <text:p>13027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nicoré/AM</text:p>
          </table:table-cell>
          <table:table-cell table:formula="of:=VLOOKUP([.C193];[$mdyn_ind.A$1:.B$1048576];2;0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aitá</text:p>
          </table:table-cell>
          <table:table-cell office:value-type="string" calcext:value-type="string">
            <text:p>AM</text:p>
          </table:table-cell>
          <table:table-cell office:value-type="float" office:value="1301704" calcext:value-type="float">
            <text:p>1301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Humaitá/AM</text:p>
          </table:table-cell>
          <table:table-cell table:formula="of:=VLOOKUP([.C194];[$mdyn_ind.A$1:.B$1048576];2;0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utama</text:p>
          </table:table-cell>
          <table:table-cell office:value-type="string" calcext:value-type="string">
            <text:p>AM</text:p>
          </table:table-cell>
          <table:table-cell office:value-type="float" office:value="1300904" calcext:value-type="float">
            <text:p>13009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nutama/AM</text:p>
          </table:table-cell>
          <table:table-cell table:formula="of:=VLOOKUP([.C195];[$mdyn_ind.A$1:.B$1048576];2;0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float" office:value="1302405" calcext:value-type="float">
            <text:p>13024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ábrea/AM</text:p>
          </table:table-cell>
          <table:table-cell table:formula="of:=VLOOKUP([.C196];[$mdyn_ind.A$1:.B$1048576];2;0)" office:value-type="float" office:value="108" calcext:value-type="float">
            <text:p>108</text:p>
          </table:table-cell>
          <table:table-cell table:number-columns-repeated="5"/>
        </table:table-row>
      </table:table>
      <table:table table:name="mdyn_ind" table:style-name="ta1">
        <table:table-column table:style-name="co7" table:number-columns-repeated="2" table:default-cell-style-name="Default"/>
        <table:table-row table:style-name="ro1">
          <table:table-cell office:value-type="float" office:value="1100015" calcext:value-type="float">
            <text:p>1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23" calcext:value-type="float">
            <text:p>1100023</text:p>
          </table:table-cell>
          <table:table-cell table:formula="of:=[.B1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31" calcext:value-type="float">
            <text:p>1100031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49" calcext:value-type="float">
            <text:p>1100049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056" calcext:value-type="float">
            <text:p>1100056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64" calcext:value-type="float">
            <text:p>1100064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072" calcext:value-type="float">
            <text:p>1100072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080" calcext:value-type="float">
            <text:p>1100080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0098" calcext:value-type="float">
            <text:p>1100098</text:p>
          </table:table-cell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106" calcext:value-type="float">
            <text:p>1100106</text:p>
          </table:table-cell>
          <table:table-cell table:formula="of:=[.B9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114" calcext:value-type="float">
            <text:p>1100114</text:p>
          </table:table-cell>
          <table:table-cell table:formula="of:=[.B1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0122" calcext:value-type="float">
            <text:p>1100122</text:p>
          </table:table-cell>
          <table:table-cell table:formula="of:=[.B11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0130" calcext:value-type="float">
            <text:p>1100130</text:p>
          </table:table-cell>
          <table:table-cell table:formula="of:=[.B12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0148" calcext:value-type="float">
            <text:p>1100148</text:p>
          </table:table-cell>
          <table:table-cell table:formula="of:=[.B13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155" calcext:value-type="float">
            <text:p>1100155</text:p>
          </table:table-cell>
          <table:table-cell table:formula="of:=[.B14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189" calcext:value-type="float">
            <text:p>1100189</text:p>
          </table:table-cell>
          <table:table-cell table:formula="of:=[.B15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205" calcext:value-type="float">
            <text:p>1100205</text:p>
          </table:table-cell>
          <table:table-cell table:formula="of:=[.B16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254" calcext:value-type="float">
            <text:p>1100254</text:p>
          </table:table-cell>
          <table:table-cell table:formula="of:=[.B17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0262" calcext:value-type="float">
            <text:p>1100262</text:p>
          </table:table-cell>
          <table:table-cell table:formula="of:=[.B18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288" calcext:value-type="float">
            <text:p>1100288</text:p>
          </table:table-cell>
          <table:table-cell table:formula="of:=[.B19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0296" calcext:value-type="float">
            <text:p>1100296</text:p>
          </table:table-cell>
          <table:table-cell table:formula="of:=[.B20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0304" calcext:value-type="float">
            <text:p>1100304</text:p>
          </table:table-cell>
          <table:table-cell table:formula="of:=[.B21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320" calcext:value-type="float">
            <text:p>1100320</text:p>
          </table:table-cell>
          <table:table-cell table:formula="of:=[.B22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0338" calcext:value-type="float">
            <text:p>1100338</text:p>
          </table:table-cell>
          <table:table-cell table:formula="of:=[.B23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0346" calcext:value-type="float">
            <text:p>1100346</text:p>
          </table:table-cell>
          <table:table-cell table:formula="of:=[.B24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379" calcext:value-type="float">
            <text:p>1100379</text:p>
          </table:table-cell>
          <table:table-cell table:formula="of:=[.B25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0403" calcext:value-type="float">
            <text:p>1100403</text:p>
          </table:table-cell>
          <table:table-cell table:formula="of:=[.B26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452" calcext:value-type="float">
            <text:p>1100452</text:p>
          </table:table-cell>
          <table:table-cell table:formula="of:=[.B27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0502" calcext:value-type="float">
            <text:p>1100502</text:p>
          </table:table-cell>
          <table:table-cell table:formula="of:=[.B28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601" calcext:value-type="float">
            <text:p>1100601</text:p>
          </table:table-cell>
          <table:table-cell table:formula="of:=[.B29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0700" calcext:value-type="float">
            <text:p>1100700</text:p>
          </table:table-cell>
          <table:table-cell table:formula="of:=[.B30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0809" calcext:value-type="float">
            <text:p>1100809</text:p>
          </table:table-cell>
          <table:table-cell table:formula="of:=[.B31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0908" calcext:value-type="float">
            <text:p>1100908</text:p>
          </table:table-cell>
          <table:table-cell table:formula="of:=[.B32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924" calcext:value-type="float">
            <text:p>1100924</text:p>
          </table:table-cell>
          <table:table-cell table:formula="of:=[.B33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0940" calcext:value-type="float">
            <text:p>1100940</text:p>
          </table:table-cell>
          <table:table-cell table:formula="of:=[.B34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5" calcext:value-type="float">
            <text:p>1101005</text:p>
          </table:table-cell>
          <table:table-cell table:formula="of:=[.B35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1104" calcext:value-type="float">
            <text:p>1101104</text:p>
          </table:table-cell>
          <table:table-cell table:formula="of:=[.B36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1203" calcext:value-type="float">
            <text:p>1101203</text:p>
          </table:table-cell>
          <table:table-cell table:formula="of:=[.B37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1302" calcext:value-type="float">
            <text:p>1101302</text:p>
          </table:table-cell>
          <table:table-cell table:formula="of:=[.B38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1401" calcext:value-type="float">
            <text:p>1101401</text:p>
          </table:table-cell>
          <table:table-cell table:formula="of:=[.B39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1435" calcext:value-type="float">
            <text:p>1101435</text:p>
          </table:table-cell>
          <table:table-cell table:formula="of:=[.B40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1450" calcext:value-type="float">
            <text:p>1101450</text:p>
          </table:table-cell>
          <table:table-cell table:formula="of:=[.B41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01468" calcext:value-type="float">
            <text:p>1101468</text:p>
          </table:table-cell>
          <table:table-cell table:formula="of:=[.B42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476" calcext:value-type="float">
            <text:p>1101476</text:p>
          </table:table-cell>
          <table:table-cell table:formula="of:=[.B43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01484" calcext:value-type="float">
            <text:p>1101484</text:p>
          </table:table-cell>
          <table:table-cell table:formula="of:=[.B44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1492" calcext:value-type="float">
            <text:p>1101492</text:p>
          </table:table-cell>
          <table:table-cell table:formula="of:=[.B45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1500" calcext:value-type="float">
            <text:p>1101500</text:p>
          </table:table-cell>
          <table:table-cell table:formula="of:=[.B46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1559" calcext:value-type="float">
            <text:p>1101559</text:p>
          </table:table-cell>
          <table:table-cell table:formula="of:=[.B47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01609" calcext:value-type="float">
            <text:p>1101609</text:p>
          </table:table-cell>
          <table:table-cell table:formula="of:=[.B48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1708" calcext:value-type="float">
            <text:p>1101708</text:p>
          </table:table-cell>
          <table:table-cell table:formula="of:=[.B49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1757" calcext:value-type="float">
            <text:p>1101757</text:p>
          </table:table-cell>
          <table:table-cell table:formula="of:=[.B50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1807" calcext:value-type="float">
            <text:p>1101807</text:p>
          </table:table-cell>
          <table:table-cell table:formula="of:=[.B51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0013" calcext:value-type="float">
            <text:p>1200013</text:p>
          </table:table-cell>
          <table:table-cell table:formula="of:=[.B52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0054" calcext:value-type="float">
            <text:p>1200054</text:p>
          </table:table-cell>
          <table:table-cell table:formula="of:=[.B53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00104" calcext:value-type="float">
            <text:p>1200104</text:p>
          </table:table-cell>
          <table:table-cell table:formula="of:=[.B54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0138" calcext:value-type="float">
            <text:p>1200138</text:p>
          </table:table-cell>
          <table:table-cell table:formula="of:=[.B55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0179" calcext:value-type="float">
            <text:p>1200179</text:p>
          </table:table-cell>
          <table:table-cell table:formula="of:=[.B56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0203" calcext:value-type="float">
            <text:p>1200203</text:p>
          </table:table-cell>
          <table:table-cell table:formula="of:=[.B57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00252" calcext:value-type="float">
            <text:p>1200252</text:p>
          </table:table-cell>
          <table:table-cell table:formula="of:=[.B58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0302" calcext:value-type="float">
            <text:p>1200302</text:p>
          </table:table-cell>
          <table:table-cell table:formula="of:=[.B59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0328" calcext:value-type="float">
            <text:p>1200328</text:p>
          </table:table-cell>
          <table:table-cell table:formula="of:=[.B60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0336" calcext:value-type="float">
            <text:p>1200336</text:p>
          </table:table-cell>
          <table:table-cell table:formula="of:=[.B61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00344" calcext:value-type="float">
            <text:p>1200344</text:p>
          </table:table-cell>
          <table:table-cell table:formula="of:=[.B62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00351" calcext:value-type="float">
            <text:p>1200351</text:p>
          </table:table-cell>
          <table:table-cell table:formula="of:=[.B63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00385" calcext:value-type="float">
            <text:p>1200385</text:p>
          </table:table-cell>
          <table:table-cell table:formula="of:=[.B64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0393" calcext:value-type="float">
            <text:p>1200393</text:p>
          </table:table-cell>
          <table:table-cell table:formula="of:=[.B65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0401" calcext:value-type="float">
            <text:p>1200401</text:p>
          </table:table-cell>
          <table:table-cell table:formula="of:=[.B66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00427" calcext:value-type="float">
            <text:p>1200427</text:p>
          </table:table-cell>
          <table:table-cell table:formula="of:=[.B67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00435" calcext:value-type="float">
            <text:p>1200435</text:p>
          </table:table-cell>
          <table:table-cell table:formula="of:=[.B68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00450" calcext:value-type="float">
            <text:p>1200450</text:p>
          </table:table-cell>
          <table:table-cell table:formula="of:=[.B69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00500" calcext:value-type="float">
            <text:p>1200500</text:p>
          </table:table-cell>
          <table:table-cell table:formula="of:=[.B70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00609" calcext:value-type="float">
            <text:p>1200609</text:p>
          </table:table-cell>
          <table:table-cell table:formula="of:=[.B71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0708" calcext:value-type="float">
            <text:p>1200708</text:p>
          </table:table-cell>
          <table:table-cell table:formula="of:=[.B72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0807" calcext:value-type="float">
            <text:p>1200807</text:p>
          </table:table-cell>
          <table:table-cell table:formula="of:=[.B73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00029" calcext:value-type="float">
            <text:p>1300029</text:p>
          </table:table-cell>
          <table:table-cell table:formula="of:=[.B74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00060" calcext:value-type="float">
            <text:p>1300060</text:p>
          </table:table-cell>
          <table:table-cell table:formula="of:=[.B75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00086" calcext:value-type="float">
            <text:p>1300086</text:p>
          </table:table-cell>
          <table:table-cell table:formula="of:=[.B76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00102" calcext:value-type="float">
            <text:p>1300102</text:p>
          </table:table-cell>
          <table:table-cell table:formula="of:=[.B77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0144" calcext:value-type="float">
            <text:p>1300144</text:p>
          </table:table-cell>
          <table:table-cell table:formula="of:=[.B78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00201" calcext:value-type="float">
            <text:p>1300201</text:p>
          </table:table-cell>
          <table:table-cell table:formula="of:=[.B79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00300" calcext:value-type="float">
            <text:p>1300300</text:p>
          </table:table-cell>
          <table:table-cell table:formula="of:=[.B80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00409" calcext:value-type="float">
            <text:p>1300409</text:p>
          </table:table-cell>
          <table:table-cell table:formula="of:=[.B81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00508" calcext:value-type="float">
            <text:p>1300508</text:p>
          </table:table-cell>
          <table:table-cell table:formula="of:=[.B82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00607" calcext:value-type="float">
            <text:p>1300607</text:p>
          </table:table-cell>
          <table:table-cell table:formula="of:=[.B83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00631" calcext:value-type="float">
            <text:p>1300631</text:p>
          </table:table-cell>
          <table:table-cell table:formula="of:=[.B84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00680" calcext:value-type="float">
            <text:p>1300680</text:p>
          </table:table-cell>
          <table:table-cell table:formula="of:=[.B85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00706" calcext:value-type="float">
            <text:p>1300706</text:p>
          </table:table-cell>
          <table:table-cell table:formula="of:=[.B86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00805" calcext:value-type="float">
            <text:p>1300805</text:p>
          </table:table-cell>
          <table:table-cell table:formula="of:=[.B87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00839" calcext:value-type="float">
            <text:p>1300839</text:p>
          </table:table-cell>
          <table:table-cell table:formula="of:=[.B88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00904" calcext:value-type="float">
            <text:p>1300904</text:p>
          </table:table-cell>
          <table:table-cell table:formula="of:=[.B89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1001" calcext:value-type="float">
            <text:p>1301001</text:p>
          </table:table-cell>
          <table:table-cell table:formula="of:=[.B90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01100" calcext:value-type="float">
            <text:p>1301100</text:p>
          </table:table-cell>
          <table:table-cell table:formula="of:=[.B91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01159" calcext:value-type="float">
            <text:p>1301159</text:p>
          </table:table-cell>
          <table:table-cell table:formula="of:=[.B92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01209" calcext:value-type="float">
            <text:p>1301209</text:p>
          </table:table-cell>
          <table:table-cell table:formula="of:=[.B93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01308" calcext:value-type="float">
            <text:p>1301308</text:p>
          </table:table-cell>
          <table:table-cell table:formula="of:=[.B94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01407" calcext:value-type="float">
            <text:p>1301407</text:p>
          </table:table-cell>
          <table:table-cell table:formula="of:=[.B95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01506" calcext:value-type="float">
            <text:p>1301506</text:p>
          </table:table-cell>
          <table:table-cell table:formula="of:=[.B96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01605" calcext:value-type="float">
            <text:p>1301605</text:p>
          </table:table-cell>
          <table:table-cell table:formula="of:=[.B97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1654" calcext:value-type="float">
            <text:p>1301654</text:p>
          </table:table-cell>
          <table:table-cell table:formula="of:=[.B98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01704" calcext:value-type="float">
            <text:p>1301704</text:p>
          </table:table-cell>
          <table:table-cell table:formula="of:=[.B99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01803" calcext:value-type="float">
            <text:p>1301803</text:p>
          </table:table-cell>
          <table:table-cell table:formula="of:=[.B100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1852" calcext:value-type="float">
            <text:p>1301852</text:p>
          </table:table-cell>
          <table:table-cell table:formula="of:=[.B101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01902" calcext:value-type="float">
            <text:p>1301902</text:p>
          </table:table-cell>
          <table:table-cell table:formula="of:=[.B102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01951" calcext:value-type="float">
            <text:p>1301951</text:p>
          </table:table-cell>
          <table:table-cell table:formula="of:=[.B103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02009" calcext:value-type="float">
            <text:p>1302009</text:p>
          </table:table-cell>
          <table:table-cell table:formula="of:=[.B104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02108" calcext:value-type="float">
            <text:p>1302108</text:p>
          </table:table-cell>
          <table:table-cell table:formula="of:=[.B105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02207" calcext:value-type="float">
            <text:p>1302207</text:p>
          </table:table-cell>
          <table:table-cell table:formula="of:=[.B106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02306" calcext:value-type="float">
            <text:p>1302306</text:p>
          </table:table-cell>
          <table:table-cell table:formula="of:=[.B107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2405" calcext:value-type="float">
            <text:p>1302405</text:p>
          </table:table-cell>
          <table:table-cell table:formula="of:=[.B108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02504" calcext:value-type="float">
            <text:p>1302504</text:p>
          </table:table-cell>
          <table:table-cell table:formula="of:=[.B109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02553" calcext:value-type="float">
            <text:p>1302553</text:p>
          </table:table-cell>
          <table:table-cell table:formula="of:=[.B110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2603" calcext:value-type="float">
            <text:p>1302603</text:p>
          </table:table-cell>
          <table:table-cell table:formula="of:=[.B111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2702" calcext:value-type="float">
            <text:p>1302702</text:p>
          </table:table-cell>
          <table:table-cell table:formula="of:=[.B112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02801" calcext:value-type="float">
            <text:p>1302801</text:p>
          </table:table-cell>
          <table:table-cell table:formula="of:=[.B113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02900" calcext:value-type="float">
            <text:p>1302900</text:p>
          </table:table-cell>
          <table:table-cell table:formula="of:=[.B114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03007" calcext:value-type="float">
            <text:p>1303007</text:p>
          </table:table-cell>
          <table:table-cell table:formula="of:=[.B115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03106" calcext:value-type="float">
            <text:p>1303106</text:p>
          </table:table-cell>
          <table:table-cell table:formula="of:=[.B116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03205" calcext:value-type="float">
            <text:p>1303205</text:p>
          </table:table-cell>
          <table:table-cell table:formula="of:=[.B117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03304" calcext:value-type="float">
            <text:p>1303304</text:p>
          </table:table-cell>
          <table:table-cell table:formula="of:=[.B118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03403" calcext:value-type="float">
            <text:p>1303403</text:p>
          </table:table-cell>
          <table:table-cell table:formula="of:=[.B119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03502" calcext:value-type="float">
            <text:p>1303502</text:p>
          </table:table-cell>
          <table:table-cell table:formula="of:=[.B120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3536" calcext:value-type="float">
            <text:p>1303536</text:p>
          </table:table-cell>
          <table:table-cell table:formula="of:=[.B121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3569" calcext:value-type="float">
            <text:p>1303569</text:p>
          </table:table-cell>
          <table:table-cell table:formula="of:=[.B122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03601" calcext:value-type="float">
            <text:p>1303601</text:p>
          </table:table-cell>
          <table:table-cell table:formula="of:=[.B123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03700" calcext:value-type="float">
            <text:p>1303700</text:p>
          </table:table-cell>
          <table:table-cell table:formula="of:=[.B124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03809" calcext:value-type="float">
            <text:p>1303809</text:p>
          </table:table-cell>
          <table:table-cell table:formula="of:=[.B125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3908" calcext:value-type="float">
            <text:p>1303908</text:p>
          </table:table-cell>
          <table:table-cell table:formula="of:=[.B126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3957" calcext:value-type="float">
            <text:p>1303957</text:p>
          </table:table-cell>
          <table:table-cell table:formula="of:=[.B127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4005" calcext:value-type="float">
            <text:p>1304005</text:p>
          </table:table-cell>
          <table:table-cell table:formula="of:=[.B128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4062" calcext:value-type="float">
            <text:p>1304062</text:p>
          </table:table-cell>
          <table:table-cell table:formula="of:=[.B129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4104" calcext:value-type="float">
            <text:p>1304104</text:p>
          </table:table-cell>
          <table:table-cell table:formula="of:=[.B130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4203" calcext:value-type="float">
            <text:p>1304203</text:p>
          </table:table-cell>
          <table:table-cell table:formula="of:=[.B131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4237" calcext:value-type="float">
            <text:p>1304237</text:p>
          </table:table-cell>
          <table:table-cell table:formula="of:=[.B132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4260" calcext:value-type="float">
            <text:p>1304260</text:p>
          </table:table-cell>
          <table:table-cell table:formula="of:=[.B133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4302" calcext:value-type="float">
            <text:p>1304302</text:p>
          </table:table-cell>
          <table:table-cell table:formula="of:=[.B134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4401" calcext:value-type="float">
            <text:p>1304401</text:p>
          </table:table-cell>
          <table:table-cell table:formula="of:=[.B135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0027" calcext:value-type="float">
            <text:p>1400027</text:p>
          </table:table-cell>
          <table:table-cell table:formula="of:=[.B136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0050" calcext:value-type="float">
            <text:p>1400050</text:p>
          </table:table-cell>
          <table:table-cell table:formula="of:=[.B137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0100" calcext:value-type="float">
            <text:p>1400100</text:p>
          </table:table-cell>
          <table:table-cell table:formula="of:=[.B138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0159" calcext:value-type="float">
            <text:p>1400159</text:p>
          </table:table-cell>
          <table:table-cell table:formula="of:=[.B139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0175" calcext:value-type="float">
            <text:p>1400175</text:p>
          </table:table-cell>
          <table:table-cell table:formula="of:=[.B140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0209" calcext:value-type="float">
            <text:p>1400209</text:p>
          </table:table-cell>
          <table:table-cell table:formula="of:=[.B141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0233" calcext:value-type="float">
            <text:p>1400233</text:p>
          </table:table-cell>
          <table:table-cell table:formula="of:=[.B142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0282" calcext:value-type="float">
            <text:p>1400282</text:p>
          </table:table-cell>
          <table:table-cell table:formula="of:=[.B143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0308" calcext:value-type="float">
            <text:p>1400308</text:p>
          </table:table-cell>
          <table:table-cell table:formula="of:=[.B144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0407" calcext:value-type="float">
            <text:p>1400407</text:p>
          </table:table-cell>
          <table:table-cell table:formula="of:=[.B145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00456" calcext:value-type="float">
            <text:p>1400456</text:p>
          </table:table-cell>
          <table:table-cell table:formula="of:=[.B146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00472" calcext:value-type="float">
            <text:p>1400472</text:p>
          </table:table-cell>
          <table:table-cell table:formula="of:=[.B147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00506" calcext:value-type="float">
            <text:p>1400506</text:p>
          </table:table-cell>
          <table:table-cell table:formula="of:=[.B148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00605" calcext:value-type="float">
            <text:p>1400605</text:p>
          </table:table-cell>
          <table:table-cell table:formula="of:=[.B149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00704" calcext:value-type="float">
            <text:p>1400704</text:p>
          </table:table-cell>
          <table:table-cell table:formula="of:=[.B150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107" calcext:value-type="float">
            <text:p>1500107</text:p>
          </table:table-cell>
          <table:table-cell table:formula="of:=[.B151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0131" calcext:value-type="float">
            <text:p>1500131</text:p>
          </table:table-cell>
          <table:table-cell table:formula="of:=[.B152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00206" calcext:value-type="float">
            <text:p>1500206</text:p>
          </table:table-cell>
          <table:table-cell table:formula="of:=[.B153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00305" calcext:value-type="float">
            <text:p>1500305</text:p>
          </table:table-cell>
          <table:table-cell table:formula="of:=[.B154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00347" calcext:value-type="float">
            <text:p>1500347</text:p>
          </table:table-cell>
          <table:table-cell table:formula="of:=[.B155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00404" calcext:value-type="float">
            <text:p>1500404</text:p>
          </table:table-cell>
          <table:table-cell table:formula="of:=[.B156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00503" calcext:value-type="float">
            <text:p>1500503</text:p>
          </table:table-cell>
          <table:table-cell table:formula="of:=[.B157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00602" calcext:value-type="float">
            <text:p>1500602</text:p>
          </table:table-cell>
          <table:table-cell table:formula="of:=[.B158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00701" calcext:value-type="float">
            <text:p>1500701</text:p>
          </table:table-cell>
          <table:table-cell table:formula="of:=[.B159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00800" calcext:value-type="float">
            <text:p>1500800</text:p>
          </table:table-cell>
          <table:table-cell table:formula="of:=[.B160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00859" calcext:value-type="float">
            <text:p>1500859</text:p>
          </table:table-cell>
          <table:table-cell table:formula="of:=[.B161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00909" calcext:value-type="float">
            <text:p>1500909</text:p>
          </table:table-cell>
          <table:table-cell table:formula="of:=[.B162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00958" calcext:value-type="float">
            <text:p>1500958</text:p>
          </table:table-cell>
          <table:table-cell table:formula="of:=[.B163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01006" calcext:value-type="float">
            <text:p>1501006</text:p>
          </table:table-cell>
          <table:table-cell table:formula="of:=[.B164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1105" calcext:value-type="float">
            <text:p>1501105</text:p>
          </table:table-cell>
          <table:table-cell table:formula="of:=[.B165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01204" calcext:value-type="float">
            <text:p>1501204</text:p>
          </table:table-cell>
          <table:table-cell table:formula="of:=[.B166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01253" calcext:value-type="float">
            <text:p>1501253</text:p>
          </table:table-cell>
          <table:table-cell table:formula="of:=[.B167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01303" calcext:value-type="float">
            <text:p>1501303</text:p>
          </table:table-cell>
          <table:table-cell table:formula="of:=[.B168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01402" calcext:value-type="float">
            <text:p>1501402</text:p>
          </table:table-cell>
          <table:table-cell table:formula="of:=[.B169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01451" calcext:value-type="float">
            <text:p>1501451</text:p>
          </table:table-cell>
          <table:table-cell table:formula="of:=[.B170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01501" calcext:value-type="float">
            <text:p>1501501</text:p>
          </table:table-cell>
          <table:table-cell table:formula="of:=[.B171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501576" calcext:value-type="float">
            <text:p>1501576</text:p>
          </table:table-cell>
          <table:table-cell table:formula="of:=[.B172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01600" calcext:value-type="float">
            <text:p>1501600</text:p>
          </table:table-cell>
          <table:table-cell table:formula="of:=[.B173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1709" calcext:value-type="float">
            <text:p>1501709</text:p>
          </table:table-cell>
          <table:table-cell table:formula="of:=[.B174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01725" calcext:value-type="float">
            <text:p>1501725</text:p>
          </table:table-cell>
          <table:table-cell table:formula="of:=[.B175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01758" calcext:value-type="float">
            <text:p>1501758</text:p>
          </table:table-cell>
          <table:table-cell table:formula="of:=[.B176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01782" calcext:value-type="float">
            <text:p>1501782</text:p>
          </table:table-cell>
          <table:table-cell table:formula="of:=[.B177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01808" calcext:value-type="float">
            <text:p>1501808</text:p>
          </table:table-cell>
          <table:table-cell table:formula="of:=[.B178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1907" calcext:value-type="float">
            <text:p>1501907</text:p>
          </table:table-cell>
          <table:table-cell table:formula="of:=[.B179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01956" calcext:value-type="float">
            <text:p>1501956</text:p>
          </table:table-cell>
          <table:table-cell table:formula="of:=[.B180]+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02004" calcext:value-type="float">
            <text:p>1502004</text:p>
          </table:table-cell>
          <table:table-cell table:formula="of:=[.B181]+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02103" calcext:value-type="float">
            <text:p>1502103</text:p>
          </table:table-cell>
          <table:table-cell table:formula="of:=[.B182]+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02152" calcext:value-type="float">
            <text:p>1502152</text:p>
          </table:table-cell>
          <table:table-cell table:formula="of:=[.B183]+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02202" calcext:value-type="float">
            <text:p>1502202</text:p>
          </table:table-cell>
          <table:table-cell table:formula="of:=[.B184]+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02301" calcext:value-type="float">
            <text:p>1502301</text:p>
          </table:table-cell>
          <table:table-cell table:formula="of:=[.B185]+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02400" calcext:value-type="float">
            <text:p>1502400</text:p>
          </table:table-cell>
          <table:table-cell table:formula="of:=[.B186]+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02509" calcext:value-type="float">
            <text:p>1502509</text:p>
          </table:table-cell>
          <table:table-cell table:formula="of:=[.B187]+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02608" calcext:value-type="float">
            <text:p>1502608</text:p>
          </table:table-cell>
          <table:table-cell table:formula="of:=[.B188]+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02707" calcext:value-type="float">
            <text:p>1502707</text:p>
          </table:table-cell>
          <table:table-cell table:formula="of:=[.B189]+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02756" calcext:value-type="float">
            <text:p>1502756</text:p>
          </table:table-cell>
          <table:table-cell table:formula="of:=[.B190]+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2764" calcext:value-type="float">
            <text:p>1502764</text:p>
          </table:table-cell>
          <table:table-cell table:formula="of:=[.B191]+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02772" calcext:value-type="float">
            <text:p>1502772</text:p>
          </table:table-cell>
          <table:table-cell table:formula="of:=[.B192]+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02806" calcext:value-type="float">
            <text:p>1502806</text:p>
          </table:table-cell>
          <table:table-cell table:formula="of:=[.B193]+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02855" calcext:value-type="float">
            <text:p>1502855</text:p>
          </table:table-cell>
          <table:table-cell table:formula="of:=[.B194]+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02905" calcext:value-type="float">
            <text:p>1502905</text:p>
          </table:table-cell>
          <table:table-cell table:formula="of:=[.B195]+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02939" calcext:value-type="float">
            <text:p>1502939</text:p>
          </table:table-cell>
          <table:table-cell table:formula="of:=[.B196]+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02954" calcext:value-type="float">
            <text:p>1502954</text:p>
          </table:table-cell>
          <table:table-cell table:formula="of:=[.B197]+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03002" calcext:value-type="float">
            <text:p>1503002</text:p>
          </table:table-cell>
          <table:table-cell table:formula="of:=[.B198]+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503044" calcext:value-type="float">
            <text:p>1503044</text:p>
          </table:table-cell>
          <table:table-cell table:formula="of:=[.B199]+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03077" calcext:value-type="float">
            <text:p>1503077</text:p>
          </table:table-cell>
          <table:table-cell table:formula="of:=[.B200]+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3093" calcext:value-type="float">
            <text:p>1503093</text:p>
          </table:table-cell>
          <table:table-cell table:formula="of:=[.B201]+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3101" calcext:value-type="float">
            <text:p>1503101</text:p>
          </table:table-cell>
          <table:table-cell table:formula="of:=[.B202]+1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03200" calcext:value-type="float">
            <text:p>1503200</text:p>
          </table:table-cell>
          <table:table-cell table:formula="of:=[.B203]+1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03309" calcext:value-type="float">
            <text:p>1503309</text:p>
          </table:table-cell>
          <table:table-cell table:formula="of:=[.B204]+1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03408" calcext:value-type="float">
            <text:p>1503408</text:p>
          </table:table-cell>
          <table:table-cell table:formula="of:=[.B205]+1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03457" calcext:value-type="float">
            <text:p>1503457</text:p>
          </table:table-cell>
          <table:table-cell table:formula="of:=[.B206]+1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03507" calcext:value-type="float">
            <text:p>1503507</text:p>
          </table:table-cell>
          <table:table-cell table:formula="of:=[.B207]+1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03606" calcext:value-type="float">
            <text:p>1503606</text:p>
          </table:table-cell>
          <table:table-cell table:formula="of:=[.B208]+1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503705" calcext:value-type="float">
            <text:p>1503705</text:p>
          </table:table-cell>
          <table:table-cell table:formula="of:=[.B209]+1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03754" calcext:value-type="float">
            <text:p>1503754</text:p>
          </table:table-cell>
          <table:table-cell table:formula="of:=[.B210]+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503804" calcext:value-type="float">
            <text:p>1503804</text:p>
          </table:table-cell>
          <table:table-cell table:formula="of:=[.B211]+1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03903" calcext:value-type="float">
            <text:p>1503903</text:p>
          </table:table-cell>
          <table:table-cell table:formula="of:=[.B212]+1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04000" calcext:value-type="float">
            <text:p>1504000</text:p>
          </table:table-cell>
          <table:table-cell table:formula="of:=[.B213]+1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04059" calcext:value-type="float">
            <text:p>1504059</text:p>
          </table:table-cell>
          <table:table-cell table:formula="of:=[.B214]+1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04109" calcext:value-type="float">
            <text:p>1504109</text:p>
          </table:table-cell>
          <table:table-cell table:formula="of:=[.B215]+1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04208" calcext:value-type="float">
            <text:p>1504208</text:p>
          </table:table-cell>
          <table:table-cell table:formula="of:=[.B216]+1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504307" calcext:value-type="float">
            <text:p>1504307</text:p>
          </table:table-cell>
          <table:table-cell table:formula="of:=[.B217]+1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04406" calcext:value-type="float">
            <text:p>1504406</text:p>
          </table:table-cell>
          <table:table-cell table:formula="of:=[.B218]+1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504422" calcext:value-type="float">
            <text:p>1504422</text:p>
          </table:table-cell>
          <table:table-cell table:formula="of:=[.B219]+1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04455" calcext:value-type="float">
            <text:p>1504455</text:p>
          </table:table-cell>
          <table:table-cell table:formula="of:=[.B220]+1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04505" calcext:value-type="float">
            <text:p>1504505</text:p>
          </table:table-cell>
          <table:table-cell table:formula="of:=[.B221]+1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04604" calcext:value-type="float">
            <text:p>1504604</text:p>
          </table:table-cell>
          <table:table-cell table:formula="of:=[.B222]+1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504703" calcext:value-type="float">
            <text:p>1504703</text:p>
          </table:table-cell>
          <table:table-cell table:formula="of:=[.B223]+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4752" calcext:value-type="float">
            <text:p>1504752</text:p>
          </table:table-cell>
          <table:table-cell table:formula="of:=[.B224]+1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04802" calcext:value-type="float">
            <text:p>1504802</text:p>
          </table:table-cell>
          <table:table-cell table:formula="of:=[.B225]+1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04901" calcext:value-type="float">
            <text:p>1504901</text:p>
          </table:table-cell>
          <table:table-cell table:formula="of:=[.B226]+1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04950" calcext:value-type="float">
            <text:p>1504950</text:p>
          </table:table-cell>
          <table:table-cell table:formula="of:=[.B227]+1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04976" calcext:value-type="float">
            <text:p>1504976</text:p>
          </table:table-cell>
          <table:table-cell table:formula="of:=[.B228]+1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05007" calcext:value-type="float">
            <text:p>1505007</text:p>
          </table:table-cell>
          <table:table-cell table:formula="of:=[.B229]+1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05031" calcext:value-type="float">
            <text:p>1505031</text:p>
          </table:table-cell>
          <table:table-cell table:formula="of:=[.B230]+1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05064" calcext:value-type="float">
            <text:p>1505064</text:p>
          </table:table-cell>
          <table:table-cell table:formula="of:=[.B231]+1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505106" calcext:value-type="float">
            <text:p>1505106</text:p>
          </table:table-cell>
          <table:table-cell table:formula="of:=[.B232]+1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05205" calcext:value-type="float">
            <text:p>1505205</text:p>
          </table:table-cell>
          <table:table-cell table:formula="of:=[.B233]+1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05304" calcext:value-type="float">
            <text:p>1505304</text:p>
          </table:table-cell>
          <table:table-cell table:formula="of:=[.B234]+1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05403" calcext:value-type="float">
            <text:p>1505403</text:p>
          </table:table-cell>
          <table:table-cell table:formula="of:=[.B235]+1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05437" calcext:value-type="float">
            <text:p>1505437</text:p>
          </table:table-cell>
          <table:table-cell table:formula="of:=[.B236]+1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05486" calcext:value-type="float">
            <text:p>1505486</text:p>
          </table:table-cell>
          <table:table-cell table:formula="of:=[.B237]+1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05494" calcext:value-type="float">
            <text:p>1505494</text:p>
          </table:table-cell>
          <table:table-cell table:formula="of:=[.B238]+1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05502" calcext:value-type="float">
            <text:p>1505502</text:p>
          </table:table-cell>
          <table:table-cell table:formula="of:=[.B239]+1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05536" calcext:value-type="float">
            <text:p>1505536</text:p>
          </table:table-cell>
          <table:table-cell table:formula="of:=[.B240]+1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05551" calcext:value-type="float">
            <text:p>1505551</text:p>
          </table:table-cell>
          <table:table-cell table:formula="of:=[.B241]+1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05601" calcext:value-type="float">
            <text:p>1505601</text:p>
          </table:table-cell>
          <table:table-cell table:formula="of:=[.B242]+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05635" calcext:value-type="float">
            <text:p>1505635</text:p>
          </table:table-cell>
          <table:table-cell table:formula="of:=[.B243]+1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05650" calcext:value-type="float">
            <text:p>1505650</text:p>
          </table:table-cell>
          <table:table-cell table:formula="of:=[.B244]+1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05700" calcext:value-type="float">
            <text:p>1505700</text:p>
          </table:table-cell>
          <table:table-cell table:formula="of:=[.B245]+1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05809" calcext:value-type="float">
            <text:p>1505809</text:p>
          </table:table-cell>
          <table:table-cell table:formula="of:=[.B246]+1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05908" calcext:value-type="float">
            <text:p>1505908</text:p>
          </table:table-cell>
          <table:table-cell table:formula="of:=[.B247]+1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06005" calcext:value-type="float">
            <text:p>1506005</text:p>
          </table:table-cell>
          <table:table-cell table:formula="of:=[.B248]+1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06104" calcext:value-type="float">
            <text:p>1506104</text:p>
          </table:table-cell>
          <table:table-cell table:formula="of:=[.B249]+1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506112" calcext:value-type="float">
            <text:p>1506112</text:p>
          </table:table-cell>
          <table:table-cell table:formula="of:=[.B250]+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06138" calcext:value-type="float">
            <text:p>1506138</text:p>
          </table:table-cell>
          <table:table-cell table:formula="of:=[.B251]+1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506161" calcext:value-type="float">
            <text:p>1506161</text:p>
          </table:table-cell>
          <table:table-cell table:formula="of:=[.B252]+1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06187" calcext:value-type="float">
            <text:p>1506187</text:p>
          </table:table-cell>
          <table:table-cell table:formula="of:=[.B253]+1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06195" calcext:value-type="float">
            <text:p>1506195</text:p>
          </table:table-cell>
          <table:table-cell table:formula="of:=[.B254]+1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506203" calcext:value-type="float">
            <text:p>1506203</text:p>
          </table:table-cell>
          <table:table-cell table:formula="of:=[.B255]+1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6302" calcext:value-type="float">
            <text:p>1506302</text:p>
          </table:table-cell>
          <table:table-cell table:formula="of:=[.B256]+1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06351" calcext:value-type="float">
            <text:p>1506351</text:p>
          </table:table-cell>
          <table:table-cell table:formula="of:=[.B257]+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06401" calcext:value-type="float">
            <text:p>1506401</text:p>
          </table:table-cell>
          <table:table-cell table:formula="of:=[.B258]+1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506500" calcext:value-type="float">
            <text:p>1506500</text:p>
          </table:table-cell>
          <table:table-cell table:formula="of:=[.B259]+1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06559" calcext:value-type="float">
            <text:p>1506559</text:p>
          </table:table-cell>
          <table:table-cell table:formula="of:=[.B260]+1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06583" calcext:value-type="float">
            <text:p>1506583</text:p>
          </table:table-cell>
          <table:table-cell table:formula="of:=[.B261]+1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506609" calcext:value-type="float">
            <text:p>1506609</text:p>
          </table:table-cell>
          <table:table-cell table:formula="of:=[.B262]+1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06708" calcext:value-type="float">
            <text:p>1506708</text:p>
          </table:table-cell>
          <table:table-cell table:formula="of:=[.B263]+1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06807" calcext:value-type="float">
            <text:p>1506807</text:p>
          </table:table-cell>
          <table:table-cell table:formula="of:=[.B264]+1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06906" calcext:value-type="float">
            <text:p>1506906</text:p>
          </table:table-cell>
          <table:table-cell table:formula="of:=[.B265]+1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507003" calcext:value-type="float">
            <text:p>1507003</text:p>
          </table:table-cell>
          <table:table-cell table:formula="of:=[.B266]+1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507102" calcext:value-type="float">
            <text:p>1507102</text:p>
          </table:table-cell>
          <table:table-cell table:formula="of:=[.B267]+1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507151" calcext:value-type="float">
            <text:p>1507151</text:p>
          </table:table-cell>
          <table:table-cell table:formula="of:=[.B268]+1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07201" calcext:value-type="float">
            <text:p>1507201</text:p>
          </table:table-cell>
          <table:table-cell table:formula="of:=[.B269]+1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7300" calcext:value-type="float">
            <text:p>1507300</text:p>
          </table:table-cell>
          <table:table-cell table:formula="of:=[.B270]+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507409" calcext:value-type="float">
            <text:p>1507409</text:p>
          </table:table-cell>
          <table:table-cell table:formula="of:=[.B271]+1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07458" calcext:value-type="float">
            <text:p>1507458</text:p>
          </table:table-cell>
          <table:table-cell table:formula="of:=[.B272]+1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07466" calcext:value-type="float">
            <text:p>1507466</text:p>
          </table:table-cell>
          <table:table-cell table:formula="of:=[.B273]+1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07474" calcext:value-type="float">
            <text:p>1507474</text:p>
          </table:table-cell>
          <table:table-cell table:formula="of:=[.B274]+1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507508" calcext:value-type="float">
            <text:p>1507508</text:p>
          </table:table-cell>
          <table:table-cell table:formula="of:=[.B275]+1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507607" calcext:value-type="float">
            <text:p>1507607</text:p>
          </table:table-cell>
          <table:table-cell table:formula="of:=[.B276]+1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07706" calcext:value-type="float">
            <text:p>1507706</text:p>
          </table:table-cell>
          <table:table-cell table:formula="of:=[.B277]+1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507755" calcext:value-type="float">
            <text:p>1507755</text:p>
          </table:table-cell>
          <table:table-cell table:formula="of:=[.B278]+1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507805" calcext:value-type="float">
            <text:p>1507805</text:p>
          </table:table-cell>
          <table:table-cell table:formula="of:=[.B279]+1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507904" calcext:value-type="float">
            <text:p>1507904</text:p>
          </table:table-cell>
          <table:table-cell table:formula="of:=[.B280]+1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07953" calcext:value-type="float">
            <text:p>1507953</text:p>
          </table:table-cell>
          <table:table-cell table:formula="of:=[.B281]+1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507961" calcext:value-type="float">
            <text:p>1507961</text:p>
          </table:table-cell>
          <table:table-cell table:formula="of:=[.B282]+1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07979" calcext:value-type="float">
            <text:p>1507979</text:p>
          </table:table-cell>
          <table:table-cell table:formula="of:=[.B283]+1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508001" calcext:value-type="float">
            <text:p>1508001</text:p>
          </table:table-cell>
          <table:table-cell table:formula="of:=[.B284]+1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508035" calcext:value-type="float">
            <text:p>1508035</text:p>
          </table:table-cell>
          <table:table-cell table:formula="of:=[.B285]+1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508050" calcext:value-type="float">
            <text:p>1508050</text:p>
          </table:table-cell>
          <table:table-cell table:formula="of:=[.B286]+1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508084" calcext:value-type="float">
            <text:p>1508084</text:p>
          </table:table-cell>
          <table:table-cell table:formula="of:=[.B287]+1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508100" calcext:value-type="float">
            <text:p>1508100</text:p>
          </table:table-cell>
          <table:table-cell table:formula="of:=[.B288]+1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08126" calcext:value-type="float">
            <text:p>1508126</text:p>
          </table:table-cell>
          <table:table-cell table:formula="of:=[.B289]+1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508159" calcext:value-type="float">
            <text:p>1508159</text:p>
          </table:table-cell>
          <table:table-cell table:formula="of:=[.B290]+1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08209" calcext:value-type="float">
            <text:p>1508209</text:p>
          </table:table-cell>
          <table:table-cell table:formula="of:=[.B291]+1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508308" calcext:value-type="float">
            <text:p>1508308</text:p>
          </table:table-cell>
          <table:table-cell table:formula="of:=[.B292]+1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508357" calcext:value-type="float">
            <text:p>1508357</text:p>
          </table:table-cell>
          <table:table-cell table:formula="of:=[.B293]+1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08407" calcext:value-type="float">
            <text:p>1508407</text:p>
          </table:table-cell>
          <table:table-cell table:formula="of:=[.B294]+1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00055" calcext:value-type="float">
            <text:p>1600055</text:p>
          </table:table-cell>
          <table:table-cell table:formula="of:=[.B295]+1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600105" calcext:value-type="float">
            <text:p>1600105</text:p>
          </table:table-cell>
          <table:table-cell table:formula="of:=[.B296]+1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600154" calcext:value-type="float">
            <text:p>1600154</text:p>
          </table:table-cell>
          <table:table-cell table:formula="of:=[.B297]+1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600204" calcext:value-type="float">
            <text:p>1600204</text:p>
          </table:table-cell>
          <table:table-cell table:formula="of:=[.B298]+1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00212" calcext:value-type="float">
            <text:p>1600212</text:p>
          </table:table-cell>
          <table:table-cell table:formula="of:=[.B299]+1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600238" calcext:value-type="float">
            <text:p>1600238</text:p>
          </table:table-cell>
          <table:table-cell table:formula="of:=[.B300]+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00253" calcext:value-type="float">
            <text:p>1600253</text:p>
          </table:table-cell>
          <table:table-cell table:formula="of:=[.B301]+1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600279" calcext:value-type="float">
            <text:p>1600279</text:p>
          </table:table-cell>
          <table:table-cell table:formula="of:=[.B302]+1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600303" calcext:value-type="float">
            <text:p>1600303</text:p>
          </table:table-cell>
          <table:table-cell table:formula="of:=[.B303]+1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00402" calcext:value-type="float">
            <text:p>1600402</text:p>
          </table:table-cell>
          <table:table-cell table:formula="of:=[.B304]+1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00501" calcext:value-type="float">
            <text:p>1600501</text:p>
          </table:table-cell>
          <table:table-cell table:formula="of:=[.B305]+1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00535" calcext:value-type="float">
            <text:p>1600535</text:p>
          </table:table-cell>
          <table:table-cell table:formula="of:=[.B306]+1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600550" calcext:value-type="float">
            <text:p>1600550</text:p>
          </table:table-cell>
          <table:table-cell table:formula="of:=[.B307]+1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00600" calcext:value-type="float">
            <text:p>1600600</text:p>
          </table:table-cell>
          <table:table-cell table:formula="of:=[.B308]+1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00709" calcext:value-type="float">
            <text:p>1600709</text:p>
          </table:table-cell>
          <table:table-cell table:formula="of:=[.B309]+1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600808" calcext:value-type="float">
            <text:p>1600808</text:p>
          </table:table-cell>
          <table:table-cell table:formula="of:=[.B310]+1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00251" calcext:value-type="float">
            <text:p>1700251</text:p>
          </table:table-cell>
          <table:table-cell table:formula="of:=[.B311]+1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700301" calcext:value-type="float">
            <text:p>1700301</text:p>
          </table:table-cell>
          <table:table-cell table:formula="of:=[.B312]+1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00350" calcext:value-type="float">
            <text:p>1700350</text:p>
          </table:table-cell>
          <table:table-cell table:formula="of:=[.B313]+1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700400" calcext:value-type="float">
            <text:p>1700400</text:p>
          </table:table-cell>
          <table:table-cell table:formula="of:=[.B314]+1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700707" calcext:value-type="float">
            <text:p>1700707</text:p>
          </table:table-cell>
          <table:table-cell table:formula="of:=[.B315]+1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701002" calcext:value-type="float">
            <text:p>1701002</text:p>
          </table:table-cell>
          <table:table-cell table:formula="of:=[.B316]+1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01051" calcext:value-type="float">
            <text:p>1701051</text:p>
          </table:table-cell>
          <table:table-cell table:formula="of:=[.B317]+1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701101" calcext:value-type="float">
            <text:p>1701101</text:p>
          </table:table-cell>
          <table:table-cell table:formula="of:=[.B318]+1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01309" calcext:value-type="float">
            <text:p>1701309</text:p>
          </table:table-cell>
          <table:table-cell table:formula="of:=[.B319]+1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01903" calcext:value-type="float">
            <text:p>1701903</text:p>
          </table:table-cell>
          <table:table-cell table:formula="of:=[.B320]+1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702000" calcext:value-type="float">
            <text:p>1702000</text:p>
          </table:table-cell>
          <table:table-cell table:formula="of:=[.B321]+1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02109" calcext:value-type="float">
            <text:p>1702109</text:p>
          </table:table-cell>
          <table:table-cell table:formula="of:=[.B322]+1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702158" calcext:value-type="float">
            <text:p>1702158</text:p>
          </table:table-cell>
          <table:table-cell table:formula="of:=[.B323]+1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02208" calcext:value-type="float">
            <text:p>1702208</text:p>
          </table:table-cell>
          <table:table-cell table:formula="of:=[.B324]+1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702307" calcext:value-type="float">
            <text:p>1702307</text:p>
          </table:table-cell>
          <table:table-cell table:formula="of:=[.B325]+1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02406" calcext:value-type="float">
            <text:p>1702406</text:p>
          </table:table-cell>
          <table:table-cell table:formula="of:=[.B326]+1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702554" calcext:value-type="float">
            <text:p>1702554</text:p>
          </table:table-cell>
          <table:table-cell table:formula="of:=[.B327]+1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702703" calcext:value-type="float">
            <text:p>1702703</text:p>
          </table:table-cell>
          <table:table-cell table:formula="of:=[.B328]+1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702901" calcext:value-type="float">
            <text:p>1702901</text:p>
          </table:table-cell>
          <table:table-cell table:formula="of:=[.B329]+1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03008" calcext:value-type="float">
            <text:p>1703008</text:p>
          </table:table-cell>
          <table:table-cell table:formula="of:=[.B330]+1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03057" calcext:value-type="float">
            <text:p>1703057</text:p>
          </table:table-cell>
          <table:table-cell table:formula="of:=[.B331]+1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03073" calcext:value-type="float">
            <text:p>1703073</text:p>
          </table:table-cell>
          <table:table-cell table:formula="of:=[.B332]+1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3107" calcext:value-type="float">
            <text:p>1703107</text:p>
          </table:table-cell>
          <table:table-cell table:formula="of:=[.B333]+1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3206" calcext:value-type="float">
            <text:p>1703206</text:p>
          </table:table-cell>
          <table:table-cell table:formula="of:=[.B334]+1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03305" calcext:value-type="float">
            <text:p>1703305</text:p>
          </table:table-cell>
          <table:table-cell table:formula="of:=[.B335]+1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03602" calcext:value-type="float">
            <text:p>1703602</text:p>
          </table:table-cell>
          <table:table-cell table:formula="of:=[.B336]+1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03701" calcext:value-type="float">
            <text:p>1703701</text:p>
          </table:table-cell>
          <table:table-cell table:formula="of:=[.B337]+1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03800" calcext:value-type="float">
            <text:p>1703800</text:p>
          </table:table-cell>
          <table:table-cell table:formula="of:=[.B338]+1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03826" calcext:value-type="float">
            <text:p>1703826</text:p>
          </table:table-cell>
          <table:table-cell table:formula="of:=[.B339]+1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03842" calcext:value-type="float">
            <text:p>1703842</text:p>
          </table:table-cell>
          <table:table-cell table:formula="of:=[.B340]+1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03867" calcext:value-type="float">
            <text:p>1703867</text:p>
          </table:table-cell>
          <table:table-cell table:formula="of:=[.B341]+1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03883" calcext:value-type="float">
            <text:p>1703883</text:p>
          </table:table-cell>
          <table:table-cell table:formula="of:=[.B342]+1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3891" calcext:value-type="float">
            <text:p>1703891</text:p>
          </table:table-cell>
          <table:table-cell table:formula="of:=[.B343]+1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03909" calcext:value-type="float">
            <text:p>1703909</text:p>
          </table:table-cell>
          <table:table-cell table:formula="of:=[.B344]+1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04105" calcext:value-type="float">
            <text:p>1704105</text:p>
          </table:table-cell>
          <table:table-cell table:formula="of:=[.B345]+1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04600" calcext:value-type="float">
            <text:p>1704600</text:p>
          </table:table-cell>
          <table:table-cell table:formula="of:=[.B346]+1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05102" calcext:value-type="float">
            <text:p>1705102</text:p>
          </table:table-cell>
          <table:table-cell table:formula="of:=[.B347]+1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05508" calcext:value-type="float">
            <text:p>1705508</text:p>
          </table:table-cell>
          <table:table-cell table:formula="of:=[.B348]+1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05557" calcext:value-type="float">
            <text:p>1705557</text:p>
          </table:table-cell>
          <table:table-cell table:formula="of:=[.B349]+1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05607" calcext:value-type="float">
            <text:p>1705607</text:p>
          </table:table-cell>
          <table:table-cell table:formula="of:=[.B350]+1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06001" calcext:value-type="float">
            <text:p>1706001</text:p>
          </table:table-cell>
          <table:table-cell table:formula="of:=[.B351]+1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06100" calcext:value-type="float">
            <text:p>1706100</text:p>
          </table:table-cell>
          <table:table-cell table:formula="of:=[.B352]+1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06258" calcext:value-type="float">
            <text:p>1706258</text:p>
          </table:table-cell>
          <table:table-cell table:formula="of:=[.B353]+1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06506" calcext:value-type="float">
            <text:p>1706506</text:p>
          </table:table-cell>
          <table:table-cell table:formula="of:=[.B354]+1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07009" calcext:value-type="float">
            <text:p>1707009</text:p>
          </table:table-cell>
          <table:table-cell table:formula="of:=[.B355]+1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07108" calcext:value-type="float">
            <text:p>1707108</text:p>
          </table:table-cell>
          <table:table-cell table:formula="of:=[.B356]+1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07207" calcext:value-type="float">
            <text:p>1707207</text:p>
          </table:table-cell>
          <table:table-cell table:formula="of:=[.B357]+1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07306" calcext:value-type="float">
            <text:p>1707306</text:p>
          </table:table-cell>
          <table:table-cell table:formula="of:=[.B358]+1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07405" calcext:value-type="float">
            <text:p>1707405</text:p>
          </table:table-cell>
          <table:table-cell table:formula="of:=[.B359]+1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07553" calcext:value-type="float">
            <text:p>1707553</text:p>
          </table:table-cell>
          <table:table-cell table:formula="of:=[.B360]+1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707652" calcext:value-type="float">
            <text:p>1707652</text:p>
          </table:table-cell>
          <table:table-cell table:formula="of:=[.B361]+1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07702" calcext:value-type="float">
            <text:p>1707702</text:p>
          </table:table-cell>
          <table:table-cell table:formula="of:=[.B362]+1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708205" calcext:value-type="float">
            <text:p>1708205</text:p>
          </table:table-cell>
          <table:table-cell table:formula="of:=[.B363]+1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708254" calcext:value-type="float">
            <text:p>1708254</text:p>
          </table:table-cell>
          <table:table-cell table:formula="of:=[.B364]+1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08304" calcext:value-type="float">
            <text:p>1708304</text:p>
          </table:table-cell>
          <table:table-cell table:formula="of:=[.B365]+1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09005" calcext:value-type="float">
            <text:p>1709005</text:p>
          </table:table-cell>
          <table:table-cell table:formula="of:=[.B366]+1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709302" calcext:value-type="float">
            <text:p>1709302</text:p>
          </table:table-cell>
          <table:table-cell table:formula="of:=[.B367]+1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09500" calcext:value-type="float">
            <text:p>1709500</text:p>
          </table:table-cell>
          <table:table-cell table:formula="of:=[.B368]+1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09807" calcext:value-type="float">
            <text:p>1709807</text:p>
          </table:table-cell>
          <table:table-cell table:formula="of:=[.B369]+1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710508" calcext:value-type="float">
            <text:p>1710508</text:p>
          </table:table-cell>
          <table:table-cell table:formula="of:=[.B370]+1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710706" calcext:value-type="float">
            <text:p>1710706</text:p>
          </table:table-cell>
          <table:table-cell table:formula="of:=[.B371]+1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710904" calcext:value-type="float">
            <text:p>1710904</text:p>
          </table:table-cell>
          <table:table-cell table:formula="of:=[.B372]+1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11100" calcext:value-type="float">
            <text:p>1711100</text:p>
          </table:table-cell>
          <table:table-cell table:formula="of:=[.B373]+1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711506" calcext:value-type="float">
            <text:p>1711506</text:p>
          </table:table-cell>
          <table:table-cell table:formula="of:=[.B374]+1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11803" calcext:value-type="float">
            <text:p>1711803</text:p>
          </table:table-cell>
          <table:table-cell table:formula="of:=[.B375]+1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11902" calcext:value-type="float">
            <text:p>1711902</text:p>
          </table:table-cell>
          <table:table-cell table:formula="of:=[.B376]+1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11951" calcext:value-type="float">
            <text:p>1711951</text:p>
          </table:table-cell>
          <table:table-cell table:formula="of:=[.B377]+1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12009" calcext:value-type="float">
            <text:p>1712009</text:p>
          </table:table-cell>
          <table:table-cell table:formula="of:=[.B378]+1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12157" calcext:value-type="float">
            <text:p>1712157</text:p>
          </table:table-cell>
          <table:table-cell table:formula="of:=[.B379]+1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12405" calcext:value-type="float">
            <text:p>1712405</text:p>
          </table:table-cell>
          <table:table-cell table:formula="of:=[.B380]+1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712454" calcext:value-type="float">
            <text:p>1712454</text:p>
          </table:table-cell>
          <table:table-cell table:formula="of:=[.B381]+1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12504" calcext:value-type="float">
            <text:p>1712504</text:p>
          </table:table-cell>
          <table:table-cell table:formula="of:=[.B382]+1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712702" calcext:value-type="float">
            <text:p>1712702</text:p>
          </table:table-cell>
          <table:table-cell table:formula="of:=[.B383]+1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712801" calcext:value-type="float">
            <text:p>1712801</text:p>
          </table:table-cell>
          <table:table-cell table:formula="of:=[.B384]+1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713205" calcext:value-type="float">
            <text:p>1713205</text:p>
          </table:table-cell>
          <table:table-cell table:formula="of:=[.B385]+1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13304" calcext:value-type="float">
            <text:p>1713304</text:p>
          </table:table-cell>
          <table:table-cell table:formula="of:=[.B386]+1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713601" calcext:value-type="float">
            <text:p>1713601</text:p>
          </table:table-cell>
          <table:table-cell table:formula="of:=[.B387]+1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713700" calcext:value-type="float">
            <text:p>1713700</text:p>
          </table:table-cell>
          <table:table-cell table:formula="of:=[.B388]+1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713809" calcext:value-type="float">
            <text:p>1713809</text:p>
          </table:table-cell>
          <table:table-cell table:formula="of:=[.B389]+1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713957" calcext:value-type="float">
            <text:p>1713957</text:p>
          </table:table-cell>
          <table:table-cell table:formula="of:=[.B390]+1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714203" calcext:value-type="float">
            <text:p>1714203</text:p>
          </table:table-cell>
          <table:table-cell table:formula="of:=[.B391]+1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14302" calcext:value-type="float">
            <text:p>1714302</text:p>
          </table:table-cell>
          <table:table-cell table:formula="of:=[.B392]+1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714880" calcext:value-type="float">
            <text:p>1714880</text:p>
          </table:table-cell>
          <table:table-cell table:formula="of:=[.B393]+1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715002" calcext:value-type="float">
            <text:p>1715002</text:p>
          </table:table-cell>
          <table:table-cell table:formula="of:=[.B394]+1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715101" calcext:value-type="float">
            <text:p>1715101</text:p>
          </table:table-cell>
          <table:table-cell table:formula="of:=[.B395]+1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715150" calcext:value-type="float">
            <text:p>1715150</text:p>
          </table:table-cell>
          <table:table-cell table:formula="of:=[.B396]+1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715259" calcext:value-type="float">
            <text:p>1715259</text:p>
          </table:table-cell>
          <table:table-cell table:formula="of:=[.B397]+1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715507" calcext:value-type="float">
            <text:p>1715507</text:p>
          </table:table-cell>
          <table:table-cell table:formula="of:=[.B398]+1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715705" calcext:value-type="float">
            <text:p>1715705</text:p>
          </table:table-cell>
          <table:table-cell table:formula="of:=[.B399]+1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715754" calcext:value-type="float">
            <text:p>1715754</text:p>
          </table:table-cell>
          <table:table-cell table:formula="of:=[.B400]+1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16109" calcext:value-type="float">
            <text:p>1716109</text:p>
          </table:table-cell>
          <table:table-cell table:formula="of:=[.B401]+1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716208" calcext:value-type="float">
            <text:p>1716208</text:p>
          </table:table-cell>
          <table:table-cell table:formula="of:=[.B402]+1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716307" calcext:value-type="float">
            <text:p>1716307</text:p>
          </table:table-cell>
          <table:table-cell table:formula="of:=[.B403]+1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716505" calcext:value-type="float">
            <text:p>1716505</text:p>
          </table:table-cell>
          <table:table-cell table:formula="of:=[.B404]+1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716604" calcext:value-type="float">
            <text:p>1716604</text:p>
          </table:table-cell>
          <table:table-cell table:formula="of:=[.B405]+1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716653" calcext:value-type="float">
            <text:p>1716653</text:p>
          </table:table-cell>
          <table:table-cell table:formula="of:=[.B406]+1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716703" calcext:value-type="float">
            <text:p>1716703</text:p>
          </table:table-cell>
          <table:table-cell table:formula="of:=[.B407]+1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17008" calcext:value-type="float">
            <text:p>1717008</text:p>
          </table:table-cell>
          <table:table-cell table:formula="of:=[.B408]+1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17206" calcext:value-type="float">
            <text:p>1717206</text:p>
          </table:table-cell>
          <table:table-cell table:formula="of:=[.B409]+1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717503" calcext:value-type="float">
            <text:p>1717503</text:p>
          </table:table-cell>
          <table:table-cell table:formula="of:=[.B410]+1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717800" calcext:value-type="float">
            <text:p>1717800</text:p>
          </table:table-cell>
          <table:table-cell table:formula="of:=[.B411]+1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717909" calcext:value-type="float">
            <text:p>1717909</text:p>
          </table:table-cell>
          <table:table-cell table:formula="of:=[.B412]+1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718006" calcext:value-type="float">
            <text:p>1718006</text:p>
          </table:table-cell>
          <table:table-cell table:formula="of:=[.B413]+1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718204" calcext:value-type="float">
            <text:p>1718204</text:p>
          </table:table-cell>
          <table:table-cell table:formula="of:=[.B414]+1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718303" calcext:value-type="float">
            <text:p>1718303</text:p>
          </table:table-cell>
          <table:table-cell table:formula="of:=[.B415]+1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18402" calcext:value-type="float">
            <text:p>1718402</text:p>
          </table:table-cell>
          <table:table-cell table:formula="of:=[.B416]+1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718451" calcext:value-type="float">
            <text:p>1718451</text:p>
          </table:table-cell>
          <table:table-cell table:formula="of:=[.B417]+1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718501" calcext:value-type="float">
            <text:p>1718501</text:p>
          </table:table-cell>
          <table:table-cell table:formula="of:=[.B418]+1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718550" calcext:value-type="float">
            <text:p>1718550</text:p>
          </table:table-cell>
          <table:table-cell table:formula="of:=[.B419]+1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718659" calcext:value-type="float">
            <text:p>1718659</text:p>
          </table:table-cell>
          <table:table-cell table:formula="of:=[.B420]+1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718709" calcext:value-type="float">
            <text:p>1718709</text:p>
          </table:table-cell>
          <table:table-cell table:formula="of:=[.B421]+1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718758" calcext:value-type="float">
            <text:p>1718758</text:p>
          </table:table-cell>
          <table:table-cell table:formula="of:=[.B422]+1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718808" calcext:value-type="float">
            <text:p>1718808</text:p>
          </table:table-cell>
          <table:table-cell table:formula="of:=[.B423]+1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718840" calcext:value-type="float">
            <text:p>1718840</text:p>
          </table:table-cell>
          <table:table-cell table:formula="of:=[.B424]+1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718865" calcext:value-type="float">
            <text:p>1718865</text:p>
          </table:table-cell>
          <table:table-cell table:formula="of:=[.B425]+1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718881" calcext:value-type="float">
            <text:p>1718881</text:p>
          </table:table-cell>
          <table:table-cell table:formula="of:=[.B426]+1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18899" calcext:value-type="float">
            <text:p>1718899</text:p>
          </table:table-cell>
          <table:table-cell table:formula="of:=[.B427]+1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718907" calcext:value-type="float">
            <text:p>1718907</text:p>
          </table:table-cell>
          <table:table-cell table:formula="of:=[.B428]+1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719004" calcext:value-type="float">
            <text:p>1719004</text:p>
          </table:table-cell>
          <table:table-cell table:formula="of:=[.B429]+1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720002" calcext:value-type="float">
            <text:p>1720002</text:p>
          </table:table-cell>
          <table:table-cell table:formula="of:=[.B430]+1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20101" calcext:value-type="float">
            <text:p>1720101</text:p>
          </table:table-cell>
          <table:table-cell table:formula="of:=[.B431]+1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720150" calcext:value-type="float">
            <text:p>1720150</text:p>
          </table:table-cell>
          <table:table-cell table:formula="of:=[.B432]+1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720200" calcext:value-type="float">
            <text:p>1720200</text:p>
          </table:table-cell>
          <table:table-cell table:formula="of:=[.B433]+1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720259" calcext:value-type="float">
            <text:p>1720259</text:p>
          </table:table-cell>
          <table:table-cell table:formula="of:=[.B434]+1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720309" calcext:value-type="float">
            <text:p>1720309</text:p>
          </table:table-cell>
          <table:table-cell table:formula="of:=[.B435]+1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720499" calcext:value-type="float">
            <text:p>1720499</text:p>
          </table:table-cell>
          <table:table-cell table:formula="of:=[.B436]+1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720655" calcext:value-type="float">
            <text:p>1720655</text:p>
          </table:table-cell>
          <table:table-cell table:formula="of:=[.B437]+1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720804" calcext:value-type="float">
            <text:p>1720804</text:p>
          </table:table-cell>
          <table:table-cell table:formula="of:=[.B438]+1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720853" calcext:value-type="float">
            <text:p>1720853</text:p>
          </table:table-cell>
          <table:table-cell table:formula="of:=[.B439]+1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720903" calcext:value-type="float">
            <text:p>1720903</text:p>
          </table:table-cell>
          <table:table-cell table:formula="of:=[.B440]+1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720937" calcext:value-type="float">
            <text:p>1720937</text:p>
          </table:table-cell>
          <table:table-cell table:formula="of:=[.B441]+1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720978" calcext:value-type="float">
            <text:p>1720978</text:p>
          </table:table-cell>
          <table:table-cell table:formula="of:=[.B442]+1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721000" calcext:value-type="float">
            <text:p>1721000</text:p>
          </table:table-cell>
          <table:table-cell table:formula="of:=[.B443]+1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721109" calcext:value-type="float">
            <text:p>1721109</text:p>
          </table:table-cell>
          <table:table-cell table:formula="of:=[.B444]+1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721208" calcext:value-type="float">
            <text:p>1721208</text:p>
          </table:table-cell>
          <table:table-cell table:formula="of:=[.B445]+1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721257" calcext:value-type="float">
            <text:p>1721257</text:p>
          </table:table-cell>
          <table:table-cell table:formula="of:=[.B446]+1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721307" calcext:value-type="float">
            <text:p>1721307</text:p>
          </table:table-cell>
          <table:table-cell table:formula="of:=[.B447]+1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722081" calcext:value-type="float">
            <text:p>1722081</text:p>
          </table:table-cell>
          <table:table-cell table:formula="of:=[.B448]+1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722107" calcext:value-type="float">
            <text:p>1722107</text:p>
          </table:table-cell>
          <table:table-cell table:formula="of:=[.B449]+1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100055" calcext:value-type="float">
            <text:p>2100055</text:p>
          </table:table-cell>
          <table:table-cell table:formula="of:=[.B450]+1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00105" calcext:value-type="float">
            <text:p>2100105</text:p>
          </table:table-cell>
          <table:table-cell table:formula="of:=[.B451]+1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00154" calcext:value-type="float">
            <text:p>2100154</text:p>
          </table:table-cell>
          <table:table-cell table:formula="of:=[.B452]+1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00204" calcext:value-type="float">
            <text:p>2100204</text:p>
          </table:table-cell>
          <table:table-cell table:formula="of:=[.B453]+1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100303" calcext:value-type="float">
            <text:p>2100303</text:p>
          </table:table-cell>
          <table:table-cell table:formula="of:=[.B454]+1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00402" calcext:value-type="float">
            <text:p>2100402</text:p>
          </table:table-cell>
          <table:table-cell table:formula="of:=[.B455]+1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0436" calcext:value-type="float">
            <text:p>2100436</text:p>
          </table:table-cell>
          <table:table-cell table:formula="of:=[.B456]+1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00477" calcext:value-type="float">
            <text:p>2100477</text:p>
          </table:table-cell>
          <table:table-cell table:formula="of:=[.B457]+1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00501" calcext:value-type="float">
            <text:p>2100501</text:p>
          </table:table-cell>
          <table:table-cell table:formula="of:=[.B458]+1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00550" calcext:value-type="float">
            <text:p>2100550</text:p>
          </table:table-cell>
          <table:table-cell table:formula="of:=[.B459]+1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00600" calcext:value-type="float">
            <text:p>2100600</text:p>
          </table:table-cell>
          <table:table-cell table:formula="of:=[.B460]+1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00709" calcext:value-type="float">
            <text:p>2100709</text:p>
          </table:table-cell>
          <table:table-cell table:formula="of:=[.B461]+1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100808" calcext:value-type="float">
            <text:p>2100808</text:p>
          </table:table-cell>
          <table:table-cell table:formula="of:=[.B462]+1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00832" calcext:value-type="float">
            <text:p>2100832</text:p>
          </table:table-cell>
          <table:table-cell table:formula="of:=[.B463]+1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00873" calcext:value-type="float">
            <text:p>2100873</text:p>
          </table:table-cell>
          <table:table-cell table:formula="of:=[.B464]+1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0907" calcext:value-type="float">
            <text:p>2100907</text:p>
          </table:table-cell>
          <table:table-cell table:formula="of:=[.B465]+1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00956" calcext:value-type="float">
            <text:p>2100956</text:p>
          </table:table-cell>
          <table:table-cell table:formula="of:=[.B466]+1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01004" calcext:value-type="float">
            <text:p>2101004</text:p>
          </table:table-cell>
          <table:table-cell table:formula="of:=[.B467]+1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01103" calcext:value-type="float">
            <text:p>2101103</text:p>
          </table:table-cell>
          <table:table-cell table:formula="of:=[.B468]+1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101202" calcext:value-type="float">
            <text:p>2101202</text:p>
          </table:table-cell>
          <table:table-cell table:formula="of:=[.B469]+1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01251" calcext:value-type="float">
            <text:p>2101251</text:p>
          </table:table-cell>
          <table:table-cell table:formula="of:=[.B470]+1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01301" calcext:value-type="float">
            <text:p>2101301</text:p>
          </table:table-cell>
          <table:table-cell table:formula="of:=[.B471]+1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01350" calcext:value-type="float">
            <text:p>2101350</text:p>
          </table:table-cell>
          <table:table-cell table:formula="of:=[.B472]+1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101400" calcext:value-type="float">
            <text:p>2101400</text:p>
          </table:table-cell>
          <table:table-cell table:formula="of:=[.B473]+1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01509" calcext:value-type="float">
            <text:p>2101509</text:p>
          </table:table-cell>
          <table:table-cell table:formula="of:=[.B474]+1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01608" calcext:value-type="float">
            <text:p>2101608</text:p>
          </table:table-cell>
          <table:table-cell table:formula="of:=[.B475]+1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01707" calcext:value-type="float">
            <text:p>2101707</text:p>
          </table:table-cell>
          <table:table-cell table:formula="of:=[.B476]+1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01731" calcext:value-type="float">
            <text:p>2101731</text:p>
          </table:table-cell>
          <table:table-cell table:formula="of:=[.B477]+1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101772" calcext:value-type="float">
            <text:p>2101772</text:p>
          </table:table-cell>
          <table:table-cell table:formula="of:=[.B478]+1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01806" calcext:value-type="float">
            <text:p>2101806</text:p>
          </table:table-cell>
          <table:table-cell table:formula="of:=[.B479]+1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01905" calcext:value-type="float">
            <text:p>2101905</text:p>
          </table:table-cell>
          <table:table-cell table:formula="of:=[.B480]+1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01939" calcext:value-type="float">
            <text:p>2101939</text:p>
          </table:table-cell>
          <table:table-cell table:formula="of:=[.B481]+1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01970" calcext:value-type="float">
            <text:p>2101970</text:p>
          </table:table-cell>
          <table:table-cell table:formula="of:=[.B482]+1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02002" calcext:value-type="float">
            <text:p>2102002</text:p>
          </table:table-cell>
          <table:table-cell table:formula="of:=[.B483]+1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102036" calcext:value-type="float">
            <text:p>2102036</text:p>
          </table:table-cell>
          <table:table-cell table:formula="of:=[.B484]+1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02077" calcext:value-type="float">
            <text:p>2102077</text:p>
          </table:table-cell>
          <table:table-cell table:formula="of:=[.B485]+1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02101" calcext:value-type="float">
            <text:p>2102101</text:p>
          </table:table-cell>
          <table:table-cell table:formula="of:=[.B486]+1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02150" calcext:value-type="float">
            <text:p>2102150</text:p>
          </table:table-cell>
          <table:table-cell table:formula="of:=[.B487]+1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02200" calcext:value-type="float">
            <text:p>2102200</text:p>
          </table:table-cell>
          <table:table-cell table:formula="of:=[.B488]+1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02309" calcext:value-type="float">
            <text:p>2102309</text:p>
          </table:table-cell>
          <table:table-cell table:formula="of:=[.B489]+1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02325" calcext:value-type="float">
            <text:p>2102325</text:p>
          </table:table-cell>
          <table:table-cell table:formula="of:=[.B490]+1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02358" calcext:value-type="float">
            <text:p>2102358</text:p>
          </table:table-cell>
          <table:table-cell table:formula="of:=[.B491]+1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102374" calcext:value-type="float">
            <text:p>2102374</text:p>
          </table:table-cell>
          <table:table-cell table:formula="of:=[.B492]+1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102408" calcext:value-type="float">
            <text:p>2102408</text:p>
          </table:table-cell>
          <table:table-cell table:formula="of:=[.B493]+1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102507" calcext:value-type="float">
            <text:p>2102507</text:p>
          </table:table-cell>
          <table:table-cell table:formula="of:=[.B494]+1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102556" calcext:value-type="float">
            <text:p>2102556</text:p>
          </table:table-cell>
          <table:table-cell table:formula="of:=[.B495]+1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02606" calcext:value-type="float">
            <text:p>2102606</text:p>
          </table:table-cell>
          <table:table-cell table:formula="of:=[.B496]+1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02705" calcext:value-type="float">
            <text:p>2102705</text:p>
          </table:table-cell>
          <table:table-cell table:formula="of:=[.B497]+1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102754" calcext:value-type="float">
            <text:p>2102754</text:p>
          </table:table-cell>
          <table:table-cell table:formula="of:=[.B498]+1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02804" calcext:value-type="float">
            <text:p>2102804</text:p>
          </table:table-cell>
          <table:table-cell table:formula="of:=[.B499]+1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102903" calcext:value-type="float">
            <text:p>2102903</text:p>
          </table:table-cell>
          <table:table-cell table:formula="of:=[.B500]+1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03000" calcext:value-type="float">
            <text:p>2103000</text:p>
          </table:table-cell>
          <table:table-cell table:formula="of:=[.B501]+1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103109" calcext:value-type="float">
            <text:p>2103109</text:p>
          </table:table-cell>
          <table:table-cell table:formula="of:=[.B502]+1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03125" calcext:value-type="float">
            <text:p>2103125</text:p>
          </table:table-cell>
          <table:table-cell table:formula="of:=[.B503]+1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103158" calcext:value-type="float">
            <text:p>2103158</text:p>
          </table:table-cell>
          <table:table-cell table:formula="of:=[.B504]+1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103174" calcext:value-type="float">
            <text:p>2103174</text:p>
          </table:table-cell>
          <table:table-cell table:formula="of:=[.B505]+1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03208" calcext:value-type="float">
            <text:p>2103208</text:p>
          </table:table-cell>
          <table:table-cell table:formula="of:=[.B506]+1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03257" calcext:value-type="float">
            <text:p>2103257</text:p>
          </table:table-cell>
          <table:table-cell table:formula="of:=[.B507]+1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03307" calcext:value-type="float">
            <text:p>2103307</text:p>
          </table:table-cell>
          <table:table-cell table:formula="of:=[.B508]+1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103406" calcext:value-type="float">
            <text:p>2103406</text:p>
          </table:table-cell>
          <table:table-cell table:formula="of:=[.B509]+1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103505" calcext:value-type="float">
            <text:p>2103505</text:p>
          </table:table-cell>
          <table:table-cell table:formula="of:=[.B510]+1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103554" calcext:value-type="float">
            <text:p>2103554</text:p>
          </table:table-cell>
          <table:table-cell table:formula="of:=[.B511]+1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03604" calcext:value-type="float">
            <text:p>2103604</text:p>
          </table:table-cell>
          <table:table-cell table:formula="of:=[.B512]+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103703" calcext:value-type="float">
            <text:p>2103703</text:p>
          </table:table-cell>
          <table:table-cell table:formula="of:=[.B513]+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103752" calcext:value-type="float">
            <text:p>2103752</text:p>
          </table:table-cell>
          <table:table-cell table:formula="of:=[.B514]+1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103802" calcext:value-type="float">
            <text:p>2103802</text:p>
          </table:table-cell>
          <table:table-cell table:formula="of:=[.B515]+1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103901" calcext:value-type="float">
            <text:p>2103901</text:p>
          </table:table-cell>
          <table:table-cell table:formula="of:=[.B516]+1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104008" calcext:value-type="float">
            <text:p>2104008</text:p>
          </table:table-cell>
          <table:table-cell table:formula="of:=[.B517]+1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104057" calcext:value-type="float">
            <text:p>2104057</text:p>
          </table:table-cell>
          <table:table-cell table:formula="of:=[.B518]+1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04073" calcext:value-type="float">
            <text:p>2104073</text:p>
          </table:table-cell>
          <table:table-cell table:formula="of:=[.B519]+1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104081" calcext:value-type="float">
            <text:p>2104081</text:p>
          </table:table-cell>
          <table:table-cell table:formula="of:=[.B520]+1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04099" calcext:value-type="float">
            <text:p>2104099</text:p>
          </table:table-cell>
          <table:table-cell table:formula="of:=[.B521]+1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104107" calcext:value-type="float">
            <text:p>2104107</text:p>
          </table:table-cell>
          <table:table-cell table:formula="of:=[.B522]+1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04206" calcext:value-type="float">
            <text:p>2104206</text:p>
          </table:table-cell>
          <table:table-cell table:formula="of:=[.B523]+1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04305" calcext:value-type="float">
            <text:p>2104305</text:p>
          </table:table-cell>
          <table:table-cell table:formula="of:=[.B524]+1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104404" calcext:value-type="float">
            <text:p>2104404</text:p>
          </table:table-cell>
          <table:table-cell table:formula="of:=[.B525]+1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104503" calcext:value-type="float">
            <text:p>2104503</text:p>
          </table:table-cell>
          <table:table-cell table:formula="of:=[.B526]+1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04552" calcext:value-type="float">
            <text:p>2104552</text:p>
          </table:table-cell>
          <table:table-cell table:formula="of:=[.B527]+1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104602" calcext:value-type="float">
            <text:p>2104602</text:p>
          </table:table-cell>
          <table:table-cell table:formula="of:=[.B528]+1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104628" calcext:value-type="float">
            <text:p>2104628</text:p>
          </table:table-cell>
          <table:table-cell table:formula="of:=[.B529]+1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104651" calcext:value-type="float">
            <text:p>2104651</text:p>
          </table:table-cell>
          <table:table-cell table:formula="of:=[.B530]+1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104677" calcext:value-type="float">
            <text:p>2104677</text:p>
          </table:table-cell>
          <table:table-cell table:formula="of:=[.B531]+1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104701" calcext:value-type="float">
            <text:p>2104701</text:p>
          </table:table-cell>
          <table:table-cell table:formula="of:=[.B532]+1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104800" calcext:value-type="float">
            <text:p>2104800</text:p>
          </table:table-cell>
          <table:table-cell table:formula="of:=[.B533]+1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104909" calcext:value-type="float">
            <text:p>2104909</text:p>
          </table:table-cell>
          <table:table-cell table:formula="of:=[.B534]+1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105005" calcext:value-type="float">
            <text:p>2105005</text:p>
          </table:table-cell>
          <table:table-cell table:formula="of:=[.B535]+1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105104" calcext:value-type="float">
            <text:p>2105104</text:p>
          </table:table-cell>
          <table:table-cell table:formula="of:=[.B536]+1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105153" calcext:value-type="float">
            <text:p>2105153</text:p>
          </table:table-cell>
          <table:table-cell table:formula="of:=[.B537]+1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105203" calcext:value-type="float">
            <text:p>2105203</text:p>
          </table:table-cell>
          <table:table-cell table:formula="of:=[.B538]+1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105302" calcext:value-type="float">
            <text:p>2105302</text:p>
          </table:table-cell>
          <table:table-cell table:formula="of:=[.B539]+1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105351" calcext:value-type="float">
            <text:p>2105351</text:p>
          </table:table-cell>
          <table:table-cell table:formula="of:=[.B540]+1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105401" calcext:value-type="float">
            <text:p>2105401</text:p>
          </table:table-cell>
          <table:table-cell table:formula="of:=[.B541]+1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105427" calcext:value-type="float">
            <text:p>2105427</text:p>
          </table:table-cell>
          <table:table-cell table:formula="of:=[.B542]+1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105450" calcext:value-type="float">
            <text:p>2105450</text:p>
          </table:table-cell>
          <table:table-cell table:formula="of:=[.B543]+1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105476" calcext:value-type="float">
            <text:p>2105476</text:p>
          </table:table-cell>
          <table:table-cell table:formula="of:=[.B544]+1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105500" calcext:value-type="float">
            <text:p>2105500</text:p>
          </table:table-cell>
          <table:table-cell table:formula="of:=[.B545]+1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05609" calcext:value-type="float">
            <text:p>2105609</text:p>
          </table:table-cell>
          <table:table-cell table:formula="of:=[.B546]+1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105658" calcext:value-type="float">
            <text:p>2105658</text:p>
          </table:table-cell>
          <table:table-cell table:formula="of:=[.B547]+1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105708" calcext:value-type="float">
            <text:p>2105708</text:p>
          </table:table-cell>
          <table:table-cell table:formula="of:=[.B548]+1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05807" calcext:value-type="float">
            <text:p>2105807</text:p>
          </table:table-cell>
          <table:table-cell table:formula="of:=[.B549]+1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105906" calcext:value-type="float">
            <text:p>2105906</text:p>
          </table:table-cell>
          <table:table-cell table:formula="of:=[.B550]+1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105922" calcext:value-type="float">
            <text:p>2105922</text:p>
          </table:table-cell>
          <table:table-cell table:formula="of:=[.B551]+1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105948" calcext:value-type="float">
            <text:p>2105948</text:p>
          </table:table-cell>
          <table:table-cell table:formula="of:=[.B552]+1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105963" calcext:value-type="float">
            <text:p>2105963</text:p>
          </table:table-cell>
          <table:table-cell table:formula="of:=[.B553]+1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105989" calcext:value-type="float">
            <text:p>2105989</text:p>
          </table:table-cell>
          <table:table-cell table:formula="of:=[.B554]+1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106003" calcext:value-type="float">
            <text:p>2106003</text:p>
          </table:table-cell>
          <table:table-cell table:formula="of:=[.B555]+1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106102" calcext:value-type="float">
            <text:p>2106102</text:p>
          </table:table-cell>
          <table:table-cell table:formula="of:=[.B556]+1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106201" calcext:value-type="float">
            <text:p>2106201</text:p>
          </table:table-cell>
          <table:table-cell table:formula="of:=[.B557]+1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106300" calcext:value-type="float">
            <text:p>2106300</text:p>
          </table:table-cell>
          <table:table-cell table:formula="of:=[.B558]+1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106326" calcext:value-type="float">
            <text:p>2106326</text:p>
          </table:table-cell>
          <table:table-cell table:formula="of:=[.B559]+1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106359" calcext:value-type="float">
            <text:p>2106359</text:p>
          </table:table-cell>
          <table:table-cell table:formula="of:=[.B560]+1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106375" calcext:value-type="float">
            <text:p>2106375</text:p>
          </table:table-cell>
          <table:table-cell table:formula="of:=[.B561]+1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106409" calcext:value-type="float">
            <text:p>2106409</text:p>
          </table:table-cell>
          <table:table-cell table:formula="of:=[.B562]+1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106508" calcext:value-type="float">
            <text:p>2106508</text:p>
          </table:table-cell>
          <table:table-cell table:formula="of:=[.B563]+1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106607" calcext:value-type="float">
            <text:p>2106607</text:p>
          </table:table-cell>
          <table:table-cell table:formula="of:=[.B564]+1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106631" calcext:value-type="float">
            <text:p>2106631</text:p>
          </table:table-cell>
          <table:table-cell table:formula="of:=[.B565]+1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106672" calcext:value-type="float">
            <text:p>2106672</text:p>
          </table:table-cell>
          <table:table-cell table:formula="of:=[.B566]+1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106706" calcext:value-type="float">
            <text:p>2106706</text:p>
          </table:table-cell>
          <table:table-cell table:formula="of:=[.B567]+1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06755" calcext:value-type="float">
            <text:p>2106755</text:p>
          </table:table-cell>
          <table:table-cell table:formula="of:=[.B568]+1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106805" calcext:value-type="float">
            <text:p>2106805</text:p>
          </table:table-cell>
          <table:table-cell table:formula="of:=[.B569]+1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106904" calcext:value-type="float">
            <text:p>2106904</text:p>
          </table:table-cell>
          <table:table-cell table:formula="of:=[.B570]+1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107001" calcext:value-type="float">
            <text:p>2107001</text:p>
          </table:table-cell>
          <table:table-cell table:formula="of:=[.B571]+1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107100" calcext:value-type="float">
            <text:p>2107100</text:p>
          </table:table-cell>
          <table:table-cell table:formula="of:=[.B572]+1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107209" calcext:value-type="float">
            <text:p>2107209</text:p>
          </table:table-cell>
          <table:table-cell table:formula="of:=[.B573]+1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107258" calcext:value-type="float">
            <text:p>2107258</text:p>
          </table:table-cell>
          <table:table-cell table:formula="of:=[.B574]+1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107308" calcext:value-type="float">
            <text:p>2107308</text:p>
          </table:table-cell>
          <table:table-cell table:formula="of:=[.B575]+1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107357" calcext:value-type="float">
            <text:p>2107357</text:p>
          </table:table-cell>
          <table:table-cell table:formula="of:=[.B576]+1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107407" calcext:value-type="float">
            <text:p>2107407</text:p>
          </table:table-cell>
          <table:table-cell table:formula="of:=[.B577]+1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107456" calcext:value-type="float">
            <text:p>2107456</text:p>
          </table:table-cell>
          <table:table-cell table:formula="of:=[.B578]+1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107506" calcext:value-type="float">
            <text:p>2107506</text:p>
          </table:table-cell>
          <table:table-cell table:formula="of:=[.B579]+1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107605" calcext:value-type="float">
            <text:p>2107605</text:p>
          </table:table-cell>
          <table:table-cell table:formula="of:=[.B580]+1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107704" calcext:value-type="float">
            <text:p>2107704</text:p>
          </table:table-cell>
          <table:table-cell table:formula="of:=[.B581]+1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107803" calcext:value-type="float">
            <text:p>2107803</text:p>
          </table:table-cell>
          <table:table-cell table:formula="of:=[.B582]+1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107902" calcext:value-type="float">
            <text:p>2107902</text:p>
          </table:table-cell>
          <table:table-cell table:formula="of:=[.B583]+1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108009" calcext:value-type="float">
            <text:p>2108009</text:p>
          </table:table-cell>
          <table:table-cell table:formula="of:=[.B584]+1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108058" calcext:value-type="float">
            <text:p>2108058</text:p>
          </table:table-cell>
          <table:table-cell table:formula="of:=[.B585]+1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08108" calcext:value-type="float">
            <text:p>2108108</text:p>
          </table:table-cell>
          <table:table-cell table:formula="of:=[.B586]+1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108207" calcext:value-type="float">
            <text:p>2108207</text:p>
          </table:table-cell>
          <table:table-cell table:formula="of:=[.B587]+1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108256" calcext:value-type="float">
            <text:p>2108256</text:p>
          </table:table-cell>
          <table:table-cell table:formula="of:=[.B588]+1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108306" calcext:value-type="float">
            <text:p>2108306</text:p>
          </table:table-cell>
          <table:table-cell table:formula="of:=[.B589]+1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108405" calcext:value-type="float">
            <text:p>2108405</text:p>
          </table:table-cell>
          <table:table-cell table:formula="of:=[.B590]+1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08454" calcext:value-type="float">
            <text:p>2108454</text:p>
          </table:table-cell>
          <table:table-cell table:formula="of:=[.B591]+1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108504" calcext:value-type="float">
            <text:p>2108504</text:p>
          </table:table-cell>
          <table:table-cell table:formula="of:=[.B592]+1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08603" calcext:value-type="float">
            <text:p>2108603</text:p>
          </table:table-cell>
          <table:table-cell table:formula="of:=[.B593]+1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108702" calcext:value-type="float">
            <text:p>2108702</text:p>
          </table:table-cell>
          <table:table-cell table:formula="of:=[.B594]+1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108801" calcext:value-type="float">
            <text:p>2108801</text:p>
          </table:table-cell>
          <table:table-cell table:formula="of:=[.B595]+1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108900" calcext:value-type="float">
            <text:p>2108900</text:p>
          </table:table-cell>
          <table:table-cell table:formula="of:=[.B596]+1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109007" calcext:value-type="float">
            <text:p>2109007</text:p>
          </table:table-cell>
          <table:table-cell table:formula="of:=[.B597]+1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109056" calcext:value-type="float">
            <text:p>2109056</text:p>
          </table:table-cell>
          <table:table-cell table:formula="of:=[.B598]+1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109106" calcext:value-type="float">
            <text:p>2109106</text:p>
          </table:table-cell>
          <table:table-cell table:formula="of:=[.B599]+1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109205" calcext:value-type="float">
            <text:p>2109205</text:p>
          </table:table-cell>
          <table:table-cell table:formula="of:=[.B600]+1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109239" calcext:value-type="float">
            <text:p>2109239</text:p>
          </table:table-cell>
          <table:table-cell table:formula="of:=[.B601]+1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109270" calcext:value-type="float">
            <text:p>2109270</text:p>
          </table:table-cell>
          <table:table-cell table:formula="of:=[.B602]+1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109304" calcext:value-type="float">
            <text:p>2109304</text:p>
          </table:table-cell>
          <table:table-cell table:formula="of:=[.B603]+1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109403" calcext:value-type="float">
            <text:p>2109403</text:p>
          </table:table-cell>
          <table:table-cell table:formula="of:=[.B604]+1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109452" calcext:value-type="float">
            <text:p>2109452</text:p>
          </table:table-cell>
          <table:table-cell table:formula="of:=[.B605]+1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109502" calcext:value-type="float">
            <text:p>2109502</text:p>
          </table:table-cell>
          <table:table-cell table:formula="of:=[.B606]+1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109551" calcext:value-type="float">
            <text:p>2109551</text:p>
          </table:table-cell>
          <table:table-cell table:formula="of:=[.B607]+1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109601" calcext:value-type="float">
            <text:p>2109601</text:p>
          </table:table-cell>
          <table:table-cell table:formula="of:=[.B608]+1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109700" calcext:value-type="float">
            <text:p>2109700</text:p>
          </table:table-cell>
          <table:table-cell table:formula="of:=[.B609]+1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109759" calcext:value-type="float">
            <text:p>2109759</text:p>
          </table:table-cell>
          <table:table-cell table:formula="of:=[.B610]+1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109809" calcext:value-type="float">
            <text:p>2109809</text:p>
          </table:table-cell>
          <table:table-cell table:formula="of:=[.B611]+1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109908" calcext:value-type="float">
            <text:p>2109908</text:p>
          </table:table-cell>
          <table:table-cell table:formula="of:=[.B612]+1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110005" calcext:value-type="float">
            <text:p>2110005</text:p>
          </table:table-cell>
          <table:table-cell table:formula="of:=[.B613]+1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110039" calcext:value-type="float">
            <text:p>2110039</text:p>
          </table:table-cell>
          <table:table-cell table:formula="of:=[.B614]+1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110104" calcext:value-type="float">
            <text:p>2110104</text:p>
          </table:table-cell>
          <table:table-cell table:formula="of:=[.B615]+1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110203" calcext:value-type="float">
            <text:p>2110203</text:p>
          </table:table-cell>
          <table:table-cell table:formula="of:=[.B616]+1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110237" calcext:value-type="float">
            <text:p>2110237</text:p>
          </table:table-cell>
          <table:table-cell table:formula="of:=[.B617]+1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110278" calcext:value-type="float">
            <text:p>2110278</text:p>
          </table:table-cell>
          <table:table-cell table:formula="of:=[.B618]+1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110302" calcext:value-type="float">
            <text:p>2110302</text:p>
          </table:table-cell>
          <table:table-cell table:formula="of:=[.B619]+1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110401" calcext:value-type="float">
            <text:p>2110401</text:p>
          </table:table-cell>
          <table:table-cell table:formula="of:=[.B620]+1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110500" calcext:value-type="float">
            <text:p>2110500</text:p>
          </table:table-cell>
          <table:table-cell table:formula="of:=[.B621]+1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110609" calcext:value-type="float">
            <text:p>2110609</text:p>
          </table:table-cell>
          <table:table-cell table:formula="of:=[.B622]+1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110658" calcext:value-type="float">
            <text:p>2110658</text:p>
          </table:table-cell>
          <table:table-cell table:formula="of:=[.B623]+1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110708" calcext:value-type="float">
            <text:p>2110708</text:p>
          </table:table-cell>
          <table:table-cell table:formula="of:=[.B624]+1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110807" calcext:value-type="float">
            <text:p>2110807</text:p>
          </table:table-cell>
          <table:table-cell table:formula="of:=[.B625]+1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10856" calcext:value-type="float">
            <text:p>2110856</text:p>
          </table:table-cell>
          <table:table-cell table:formula="of:=[.B626]+1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110906" calcext:value-type="float">
            <text:p>2110906</text:p>
          </table:table-cell>
          <table:table-cell table:formula="of:=[.B627]+1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111003" calcext:value-type="float">
            <text:p>2111003</text:p>
          </table:table-cell>
          <table:table-cell table:formula="of:=[.B628]+1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1029" calcext:value-type="float">
            <text:p>2111029</text:p>
          </table:table-cell>
          <table:table-cell table:formula="of:=[.B629]+1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111052" calcext:value-type="float">
            <text:p>2111052</text:p>
          </table:table-cell>
          <table:table-cell table:formula="of:=[.B630]+1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111078" calcext:value-type="float">
            <text:p>2111078</text:p>
          </table:table-cell>
          <table:table-cell table:formula="of:=[.B631]+1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11102" calcext:value-type="float">
            <text:p>2111102</text:p>
          </table:table-cell>
          <table:table-cell table:formula="of:=[.B632]+1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111201" calcext:value-type="float">
            <text:p>2111201</text:p>
          </table:table-cell>
          <table:table-cell table:formula="of:=[.B633]+1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111250" calcext:value-type="float">
            <text:p>2111250</text:p>
          </table:table-cell>
          <table:table-cell table:formula="of:=[.B634]+1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11300" calcext:value-type="float">
            <text:p>2111300</text:p>
          </table:table-cell>
          <table:table-cell table:formula="of:=[.B635]+1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11409" calcext:value-type="float">
            <text:p>2111409</text:p>
          </table:table-cell>
          <table:table-cell table:formula="of:=[.B636]+1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111508" calcext:value-type="float">
            <text:p>2111508</text:p>
          </table:table-cell>
          <table:table-cell table:formula="of:=[.B637]+1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11532" calcext:value-type="float">
            <text:p>2111532</text:p>
          </table:table-cell>
          <table:table-cell table:formula="of:=[.B638]+1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111573" calcext:value-type="float">
            <text:p>2111573</text:p>
          </table:table-cell>
          <table:table-cell table:formula="of:=[.B639]+1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111607" calcext:value-type="float">
            <text:p>2111607</text:p>
          </table:table-cell>
          <table:table-cell table:formula="of:=[.B640]+1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11631" calcext:value-type="float">
            <text:p>2111631</text:p>
          </table:table-cell>
          <table:table-cell table:formula="of:=[.B641]+1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111672" calcext:value-type="float">
            <text:p>2111672</text:p>
          </table:table-cell>
          <table:table-cell table:formula="of:=[.B642]+1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111706" calcext:value-type="float">
            <text:p>2111706</text:p>
          </table:table-cell>
          <table:table-cell table:formula="of:=[.B643]+1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11722" calcext:value-type="float">
            <text:p>2111722</text:p>
          </table:table-cell>
          <table:table-cell table:formula="of:=[.B644]+1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111748" calcext:value-type="float">
            <text:p>2111748</text:p>
          </table:table-cell>
          <table:table-cell table:formula="of:=[.B645]+1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111763" calcext:value-type="float">
            <text:p>2111763</text:p>
          </table:table-cell>
          <table:table-cell table:formula="of:=[.B646]+1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11789" calcext:value-type="float">
            <text:p>2111789</text:p>
          </table:table-cell>
          <table:table-cell table:formula="of:=[.B647]+1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111805" calcext:value-type="float">
            <text:p>2111805</text:p>
          </table:table-cell>
          <table:table-cell table:formula="of:=[.B648]+1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111904" calcext:value-type="float">
            <text:p>2111904</text:p>
          </table:table-cell>
          <table:table-cell table:formula="of:=[.B649]+1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11953" calcext:value-type="float">
            <text:p>2111953</text:p>
          </table:table-cell>
          <table:table-cell table:formula="of:=[.B650]+1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112001" calcext:value-type="float">
            <text:p>2112001</text:p>
          </table:table-cell>
          <table:table-cell table:formula="of:=[.B651]+1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112100" calcext:value-type="float">
            <text:p>2112100</text:p>
          </table:table-cell>
          <table:table-cell table:formula="of:=[.B652]+1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12209" calcext:value-type="float">
            <text:p>2112209</text:p>
          </table:table-cell>
          <table:table-cell table:formula="of:=[.B653]+1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112233" calcext:value-type="float">
            <text:p>2112233</text:p>
          </table:table-cell>
          <table:table-cell table:formula="of:=[.B654]+1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112274" calcext:value-type="float">
            <text:p>2112274</text:p>
          </table:table-cell>
          <table:table-cell table:formula="of:=[.B655]+1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112308" calcext:value-type="float">
            <text:p>2112308</text:p>
          </table:table-cell>
          <table:table-cell table:formula="of:=[.B656]+1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112407" calcext:value-type="float">
            <text:p>2112407</text:p>
          </table:table-cell>
          <table:table-cell table:formula="of:=[.B657]+1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112456" calcext:value-type="float">
            <text:p>2112456</text:p>
          </table:table-cell>
          <table:table-cell table:formula="of:=[.B658]+1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112506" calcext:value-type="float">
            <text:p>2112506</text:p>
          </table:table-cell>
          <table:table-cell table:formula="of:=[.B659]+1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112605" calcext:value-type="float">
            <text:p>2112605</text:p>
          </table:table-cell>
          <table:table-cell table:formula="of:=[.B660]+1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112704" calcext:value-type="float">
            <text:p>2112704</text:p>
          </table:table-cell>
          <table:table-cell table:formula="of:=[.B661]+1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112803" calcext:value-type="float">
            <text:p>2112803</text:p>
          </table:table-cell>
          <table:table-cell table:formula="of:=[.B662]+1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112852" calcext:value-type="float">
            <text:p>2112852</text:p>
          </table:table-cell>
          <table:table-cell table:formula="of:=[.B663]+1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112902" calcext:value-type="float">
            <text:p>2112902</text:p>
          </table:table-cell>
          <table:table-cell table:formula="of:=[.B664]+1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113009" calcext:value-type="float">
            <text:p>2113009</text:p>
          </table:table-cell>
          <table:table-cell table:formula="of:=[.B665]+1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114007" calcext:value-type="float">
            <text:p>2114007</text:p>
          </table:table-cell>
          <table:table-cell table:formula="of:=[.B666]+1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200053" calcext:value-type="float">
            <text:p>2200053</text:p>
          </table:table-cell>
          <table:table-cell table:formula="of:=[.B667]+1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00103" calcext:value-type="float">
            <text:p>2200103</text:p>
          </table:table-cell>
          <table:table-cell table:formula="of:=[.B668]+1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200202" calcext:value-type="float">
            <text:p>2200202</text:p>
          </table:table-cell>
          <table:table-cell table:formula="of:=[.B669]+1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200251" calcext:value-type="float">
            <text:p>2200251</text:p>
          </table:table-cell>
          <table:table-cell table:formula="of:=[.B670]+1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00277" calcext:value-type="float">
            <text:p>2200277</text:p>
          </table:table-cell>
          <table:table-cell table:formula="of:=[.B671]+1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200301" calcext:value-type="float">
            <text:p>2200301</text:p>
          </table:table-cell>
          <table:table-cell table:formula="of:=[.B672]+1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200400" calcext:value-type="float">
            <text:p>2200400</text:p>
          </table:table-cell>
          <table:table-cell table:formula="of:=[.B673]+1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00459" calcext:value-type="float">
            <text:p>2200459</text:p>
          </table:table-cell>
          <table:table-cell table:formula="of:=[.B674]+1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200509" calcext:value-type="float">
            <text:p>2200509</text:p>
          </table:table-cell>
          <table:table-cell table:formula="of:=[.B675]+1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2200608" calcext:value-type="float">
            <text:p>2200608</text:p>
          </table:table-cell>
          <table:table-cell table:formula="of:=[.B676]+1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00707" calcext:value-type="float">
            <text:p>2200707</text:p>
          </table:table-cell>
          <table:table-cell table:formula="of:=[.B677]+1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00806" calcext:value-type="float">
            <text:p>2200806</text:p>
          </table:table-cell>
          <table:table-cell table:formula="of:=[.B678]+1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2200905" calcext:value-type="float">
            <text:p>2200905</text:p>
          </table:table-cell>
          <table:table-cell table:formula="of:=[.B679]+1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00954" calcext:value-type="float">
            <text:p>2200954</text:p>
          </table:table-cell>
          <table:table-cell table:formula="of:=[.B680]+1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201002" calcext:value-type="float">
            <text:p>2201002</text:p>
          </table:table-cell>
          <table:table-cell table:formula="of:=[.B681]+1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01051" calcext:value-type="float">
            <text:p>2201051</text:p>
          </table:table-cell>
          <table:table-cell table:formula="of:=[.B682]+1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01101" calcext:value-type="float">
            <text:p>2201101</text:p>
          </table:table-cell>
          <table:table-cell table:formula="of:=[.B683]+1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201150" calcext:value-type="float">
            <text:p>2201150</text:p>
          </table:table-cell>
          <table:table-cell table:formula="of:=[.B684]+1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201176" calcext:value-type="float">
            <text:p>2201176</text:p>
          </table:table-cell>
          <table:table-cell table:formula="of:=[.B685]+1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201200" calcext:value-type="float">
            <text:p>2201200</text:p>
          </table:table-cell>
          <table:table-cell table:formula="of:=[.B686]+1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2201309" calcext:value-type="float">
            <text:p>2201309</text:p>
          </table:table-cell>
          <table:table-cell table:formula="of:=[.B687]+1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2201408" calcext:value-type="float">
            <text:p>2201408</text:p>
          </table:table-cell>
          <table:table-cell table:formula="of:=[.B688]+1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201507" calcext:value-type="float">
            <text:p>2201507</text:p>
          </table:table-cell>
          <table:table-cell table:formula="of:=[.B689]+1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201556" calcext:value-type="float">
            <text:p>2201556</text:p>
          </table:table-cell>
          <table:table-cell table:formula="of:=[.B690]+1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201572" calcext:value-type="float">
            <text:p>2201572</text:p>
          </table:table-cell>
          <table:table-cell table:formula="of:=[.B691]+1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201606" calcext:value-type="float">
            <text:p>2201606</text:p>
          </table:table-cell>
          <table:table-cell table:formula="of:=[.B692]+1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2201705" calcext:value-type="float">
            <text:p>2201705</text:p>
          </table:table-cell>
          <table:table-cell table:formula="of:=[.B693]+1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201739" calcext:value-type="float">
            <text:p>2201739</text:p>
          </table:table-cell>
          <table:table-cell table:formula="of:=[.B694]+1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201770" calcext:value-type="float">
            <text:p>2201770</text:p>
          </table:table-cell>
          <table:table-cell table:formula="of:=[.B695]+1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201804" calcext:value-type="float">
            <text:p>2201804</text:p>
          </table:table-cell>
          <table:table-cell table:formula="of:=[.B696]+1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201903" calcext:value-type="float">
            <text:p>2201903</text:p>
          </table:table-cell>
          <table:table-cell table:formula="of:=[.B697]+1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201919" calcext:value-type="float">
            <text:p>2201919</text:p>
          </table:table-cell>
          <table:table-cell table:formula="of:=[.B698]+1"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201929" calcext:value-type="float">
            <text:p>2201929</text:p>
          </table:table-cell>
          <table:table-cell table:formula="of:=[.B699]+1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201945" calcext:value-type="float">
            <text:p>2201945</text:p>
          </table:table-cell>
          <table:table-cell table:formula="of:=[.B700]+1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201960" calcext:value-type="float">
            <text:p>2201960</text:p>
          </table:table-cell>
          <table:table-cell table:formula="of:=[.B701]+1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201988" calcext:value-type="float">
            <text:p>2201988</text:p>
          </table:table-cell>
          <table:table-cell table:formula="of:=[.B702]+1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202000" calcext:value-type="float">
            <text:p>2202000</text:p>
          </table:table-cell>
          <table:table-cell table:formula="of:=[.B703]+1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202026" calcext:value-type="float">
            <text:p>2202026</text:p>
          </table:table-cell>
          <table:table-cell table:formula="of:=[.B704]+1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202059" calcext:value-type="float">
            <text:p>2202059</text:p>
          </table:table-cell>
          <table:table-cell table:formula="of:=[.B705]+1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202075" calcext:value-type="float">
            <text:p>2202075</text:p>
          </table:table-cell>
          <table:table-cell table:formula="of:=[.B706]+1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202083" calcext:value-type="float">
            <text:p>2202083</text:p>
          </table:table-cell>
          <table:table-cell table:formula="of:=[.B707]+1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202091" calcext:value-type="float">
            <text:p>2202091</text:p>
          </table:table-cell>
          <table:table-cell table:formula="of:=[.B708]+1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202109" calcext:value-type="float">
            <text:p>2202109</text:p>
          </table:table-cell>
          <table:table-cell table:formula="of:=[.B709]+1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202117" calcext:value-type="float">
            <text:p>2202117</text:p>
          </table:table-cell>
          <table:table-cell table:formula="of:=[.B710]+1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202133" calcext:value-type="float">
            <text:p>2202133</text:p>
          </table:table-cell>
          <table:table-cell table:formula="of:=[.B711]+1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202174" calcext:value-type="float">
            <text:p>2202174</text:p>
          </table:table-cell>
          <table:table-cell table:formula="of:=[.B712]+1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202208" calcext:value-type="float">
            <text:p>2202208</text:p>
          </table:table-cell>
          <table:table-cell table:formula="of:=[.B713]+1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202251" calcext:value-type="float">
            <text:p>2202251</text:p>
          </table:table-cell>
          <table:table-cell table:formula="of:=[.B714]+1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202307" calcext:value-type="float">
            <text:p>2202307</text:p>
          </table:table-cell>
          <table:table-cell table:formula="of:=[.B715]+1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202406" calcext:value-type="float">
            <text:p>2202406</text:p>
          </table:table-cell>
          <table:table-cell table:formula="of:=[.B716]+1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202455" calcext:value-type="float">
            <text:p>2202455</text:p>
          </table:table-cell>
          <table:table-cell table:formula="of:=[.B717]+1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202505" calcext:value-type="float">
            <text:p>2202505</text:p>
          </table:table-cell>
          <table:table-cell table:formula="of:=[.B718]+1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202539" calcext:value-type="float">
            <text:p>2202539</text:p>
          </table:table-cell>
          <table:table-cell table:formula="of:=[.B719]+1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202554" calcext:value-type="float">
            <text:p>2202554</text:p>
          </table:table-cell>
          <table:table-cell table:formula="of:=[.B720]+1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02604" calcext:value-type="float">
            <text:p>2202604</text:p>
          </table:table-cell>
          <table:table-cell table:formula="of:=[.B721]+1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202653" calcext:value-type="float">
            <text:p>2202653</text:p>
          </table:table-cell>
          <table:table-cell table:formula="of:=[.B722]+1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202703" calcext:value-type="float">
            <text:p>2202703</text:p>
          </table:table-cell>
          <table:table-cell table:formula="of:=[.B723]+1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202711" calcext:value-type="float">
            <text:p>2202711</text:p>
          </table:table-cell>
          <table:table-cell table:formula="of:=[.B724]+1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202729" calcext:value-type="float">
            <text:p>2202729</text:p>
          </table:table-cell>
          <table:table-cell table:formula="of:=[.B725]+1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202737" calcext:value-type="float">
            <text:p>2202737</text:p>
          </table:table-cell>
          <table:table-cell table:formula="of:=[.B726]+1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202752" calcext:value-type="float">
            <text:p>2202752</text:p>
          </table:table-cell>
          <table:table-cell table:formula="of:=[.B727]+1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202778" calcext:value-type="float">
            <text:p>2202778</text:p>
          </table:table-cell>
          <table:table-cell table:formula="of:=[.B728]+1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2202802" calcext:value-type="float">
            <text:p>2202802</text:p>
          </table:table-cell>
          <table:table-cell table:formula="of:=[.B729]+1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202851" calcext:value-type="float">
            <text:p>2202851</text:p>
          </table:table-cell>
          <table:table-cell table:formula="of:=[.B730]+1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202901" calcext:value-type="float">
            <text:p>2202901</text:p>
          </table:table-cell>
          <table:table-cell table:formula="of:=[.B731]+1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2203008" calcext:value-type="float">
            <text:p>2203008</text:p>
          </table:table-cell>
          <table:table-cell table:formula="of:=[.B732]+1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203107" calcext:value-type="float">
            <text:p>2203107</text:p>
          </table:table-cell>
          <table:table-cell table:formula="of:=[.B733]+1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203206" calcext:value-type="float">
            <text:p>2203206</text:p>
          </table:table-cell>
          <table:table-cell table:formula="of:=[.B734]+1"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203230" calcext:value-type="float">
            <text:p>2203230</text:p>
          </table:table-cell>
          <table:table-cell table:formula="of:=[.B735]+1"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203255" calcext:value-type="float">
            <text:p>2203255</text:p>
          </table:table-cell>
          <table:table-cell table:formula="of:=[.B736]+1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203271" calcext:value-type="float">
            <text:p>2203271</text:p>
          </table:table-cell>
          <table:table-cell table:formula="of:=[.B737]+1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203305" calcext:value-type="float">
            <text:p>2203305</text:p>
          </table:table-cell>
          <table:table-cell table:formula="of:=[.B738]+1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203354" calcext:value-type="float">
            <text:p>2203354</text:p>
          </table:table-cell>
          <table:table-cell table:formula="of:=[.B739]+1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203404" calcext:value-type="float">
            <text:p>2203404</text:p>
          </table:table-cell>
          <table:table-cell table:formula="of:=[.B740]+1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03420" calcext:value-type="float">
            <text:p>2203420</text:p>
          </table:table-cell>
          <table:table-cell table:formula="of:=[.B741]+1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203453" calcext:value-type="float">
            <text:p>2203453</text:p>
          </table:table-cell>
          <table:table-cell table:formula="of:=[.B742]+1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203503" calcext:value-type="float">
            <text:p>2203503</text:p>
          </table:table-cell>
          <table:table-cell table:formula="of:=[.B743]+1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203602" calcext:value-type="float">
            <text:p>2203602</text:p>
          </table:table-cell>
          <table:table-cell table:formula="of:=[.B744]+1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203701" calcext:value-type="float">
            <text:p>2203701</text:p>
          </table:table-cell>
          <table:table-cell table:formula="of:=[.B745]+1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203750" calcext:value-type="float">
            <text:p>2203750</text:p>
          </table:table-cell>
          <table:table-cell table:formula="of:=[.B746]+1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203800" calcext:value-type="float">
            <text:p>2203800</text:p>
          </table:table-cell>
          <table:table-cell table:formula="of:=[.B747]+1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203859" calcext:value-type="float">
            <text:p>2203859</text:p>
          </table:table-cell>
          <table:table-cell table:formula="of:=[.B748]+1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203909" calcext:value-type="float">
            <text:p>2203909</text:p>
          </table:table-cell>
          <table:table-cell table:formula="of:=[.B749]+1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204006" calcext:value-type="float">
            <text:p>2204006</text:p>
          </table:table-cell>
          <table:table-cell table:formula="of:=[.B750]+1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204105" calcext:value-type="float">
            <text:p>2204105</text:p>
          </table:table-cell>
          <table:table-cell table:formula="of:=[.B751]+1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204154" calcext:value-type="float">
            <text:p>2204154</text:p>
          </table:table-cell>
          <table:table-cell table:formula="of:=[.B752]+1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204204" calcext:value-type="float">
            <text:p>2204204</text:p>
          </table:table-cell>
          <table:table-cell table:formula="of:=[.B753]+1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204303" calcext:value-type="float">
            <text:p>2204303</text:p>
          </table:table-cell>
          <table:table-cell table:formula="of:=[.B754]+1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204352" calcext:value-type="float">
            <text:p>2204352</text:p>
          </table:table-cell>
          <table:table-cell table:formula="of:=[.B755]+1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204402" calcext:value-type="float">
            <text:p>2204402</text:p>
          </table:table-cell>
          <table:table-cell table:formula="of:=[.B756]+1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204501" calcext:value-type="float">
            <text:p>2204501</text:p>
          </table:table-cell>
          <table:table-cell table:formula="of:=[.B757]+1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204550" calcext:value-type="float">
            <text:p>2204550</text:p>
          </table:table-cell>
          <table:table-cell table:formula="of:=[.B758]+1"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204600" calcext:value-type="float">
            <text:p>2204600</text:p>
          </table:table-cell>
          <table:table-cell table:formula="of:=[.B759]+1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204659" calcext:value-type="float">
            <text:p>2204659</text:p>
          </table:table-cell>
          <table:table-cell table:formula="of:=[.B760]+1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04709" calcext:value-type="float">
            <text:p>2204709</text:p>
          </table:table-cell>
          <table:table-cell table:formula="of:=[.B761]+1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204808" calcext:value-type="float">
            <text:p>2204808</text:p>
          </table:table-cell>
          <table:table-cell table:formula="of:=[.B762]+1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204907" calcext:value-type="float">
            <text:p>2204907</text:p>
          </table:table-cell>
          <table:table-cell table:formula="of:=[.B763]+1"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205003" calcext:value-type="float">
            <text:p>2205003</text:p>
          </table:table-cell>
          <table:table-cell table:formula="of:=[.B764]+1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205102" calcext:value-type="float">
            <text:p>2205102</text:p>
          </table:table-cell>
          <table:table-cell table:formula="of:=[.B765]+1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05151" calcext:value-type="float">
            <text:p>2205151</text:p>
          </table:table-cell>
          <table:table-cell table:formula="of:=[.B766]+1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205201" calcext:value-type="float">
            <text:p>2205201</text:p>
          </table:table-cell>
          <table:table-cell table:formula="of:=[.B767]+1"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205250" calcext:value-type="float">
            <text:p>2205250</text:p>
          </table:table-cell>
          <table:table-cell table:formula="of:=[.B768]+1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205276" calcext:value-type="float">
            <text:p>2205276</text:p>
          </table:table-cell>
          <table:table-cell table:formula="of:=[.B769]+1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05300" calcext:value-type="float">
            <text:p>2205300</text:p>
          </table:table-cell>
          <table:table-cell table:formula="of:=[.B770]+1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205359" calcext:value-type="float">
            <text:p>2205359</text:p>
          </table:table-cell>
          <table:table-cell table:formula="of:=[.B771]+1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205409" calcext:value-type="float">
            <text:p>2205409</text:p>
          </table:table-cell>
          <table:table-cell table:formula="of:=[.B772]+1"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205458" calcext:value-type="float">
            <text:p>2205458</text:p>
          </table:table-cell>
          <table:table-cell table:formula="of:=[.B773]+1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205508" calcext:value-type="float">
            <text:p>2205508</text:p>
          </table:table-cell>
          <table:table-cell table:formula="of:=[.B774]+1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205516" calcext:value-type="float">
            <text:p>2205516</text:p>
          </table:table-cell>
          <table:table-cell table:formula="of:=[.B775]+1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205524" calcext:value-type="float">
            <text:p>2205524</text:p>
          </table:table-cell>
          <table:table-cell table:formula="of:=[.B776]+1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05532" calcext:value-type="float">
            <text:p>2205532</text:p>
          </table:table-cell>
          <table:table-cell table:formula="of:=[.B777]+1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205540" calcext:value-type="float">
            <text:p>2205540</text:p>
          </table:table-cell>
          <table:table-cell table:formula="of:=[.B778]+1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205557" calcext:value-type="float">
            <text:p>2205557</text:p>
          </table:table-cell>
          <table:table-cell table:formula="of:=[.B779]+1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05565" calcext:value-type="float">
            <text:p>2205565</text:p>
          </table:table-cell>
          <table:table-cell table:formula="of:=[.B780]+1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205573" calcext:value-type="float">
            <text:p>2205573</text:p>
          </table:table-cell>
          <table:table-cell table:formula="of:=[.B781]+1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205581" calcext:value-type="float">
            <text:p>2205581</text:p>
          </table:table-cell>
          <table:table-cell table:formula="of:=[.B782]+1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205599" calcext:value-type="float">
            <text:p>2205599</text:p>
          </table:table-cell>
          <table:table-cell table:formula="of:=[.B783]+1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205607" calcext:value-type="float">
            <text:p>2205607</text:p>
          </table:table-cell>
          <table:table-cell table:formula="of:=[.B784]+1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205706" calcext:value-type="float">
            <text:p>2205706</text:p>
          </table:table-cell>
          <table:table-cell table:formula="of:=[.B785]+1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205805" calcext:value-type="float">
            <text:p>2205805</text:p>
          </table:table-cell>
          <table:table-cell table:formula="of:=[.B786]+1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205854" calcext:value-type="float">
            <text:p>2205854</text:p>
          </table:table-cell>
          <table:table-cell table:formula="of:=[.B787]+1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205904" calcext:value-type="float">
            <text:p>2205904</text:p>
          </table:table-cell>
          <table:table-cell table:formula="of:=[.B788]+1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205953" calcext:value-type="float">
            <text:p>2205953</text:p>
          </table:table-cell>
          <table:table-cell table:formula="of:=[.B789]+1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206001" calcext:value-type="float">
            <text:p>2206001</text:p>
          </table:table-cell>
          <table:table-cell table:formula="of:=[.B790]+1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206050" calcext:value-type="float">
            <text:p>2206050</text:p>
          </table:table-cell>
          <table:table-cell table:formula="of:=[.B791]+1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206100" calcext:value-type="float">
            <text:p>2206100</text:p>
          </table:table-cell>
          <table:table-cell table:formula="of:=[.B792]+1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206209" calcext:value-type="float">
            <text:p>2206209</text:p>
          </table:table-cell>
          <table:table-cell table:formula="of:=[.B793]+1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206308" calcext:value-type="float">
            <text:p>2206308</text:p>
          </table:table-cell>
          <table:table-cell table:formula="of:=[.B794]+1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206357" calcext:value-type="float">
            <text:p>2206357</text:p>
          </table:table-cell>
          <table:table-cell table:formula="of:=[.B795]+1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206407" calcext:value-type="float">
            <text:p>2206407</text:p>
          </table:table-cell>
          <table:table-cell table:formula="of:=[.B796]+1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206506" calcext:value-type="float">
            <text:p>2206506</text:p>
          </table:table-cell>
          <table:table-cell table:formula="of:=[.B797]+1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206605" calcext:value-type="float">
            <text:p>2206605</text:p>
          </table:table-cell>
          <table:table-cell table:formula="of:=[.B798]+1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206654" calcext:value-type="float">
            <text:p>2206654</text:p>
          </table:table-cell>
          <table:table-cell table:formula="of:=[.B799]+1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206670" calcext:value-type="float">
            <text:p>2206670</text:p>
          </table:table-cell>
          <table:table-cell table:formula="of:=[.B800]+1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206696" calcext:value-type="float">
            <text:p>2206696</text:p>
          </table:table-cell>
          <table:table-cell table:formula="of:=[.B801]+1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206704" calcext:value-type="float">
            <text:p>2206704</text:p>
          </table:table-cell>
          <table:table-cell table:formula="of:=[.B802]+1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206720" calcext:value-type="float">
            <text:p>2206720</text:p>
          </table:table-cell>
          <table:table-cell table:formula="of:=[.B803]+1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206753" calcext:value-type="float">
            <text:p>2206753</text:p>
          </table:table-cell>
          <table:table-cell table:formula="of:=[.B804]+1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206803" calcext:value-type="float">
            <text:p>2206803</text:p>
          </table:table-cell>
          <table:table-cell table:formula="of:=[.B805]+1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206902" calcext:value-type="float">
            <text:p>2206902</text:p>
          </table:table-cell>
          <table:table-cell table:formula="of:=[.B806]+1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206951" calcext:value-type="float">
            <text:p>2206951</text:p>
          </table:table-cell>
          <table:table-cell table:formula="of:=[.B807]+1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207009" calcext:value-type="float">
            <text:p>2207009</text:p>
          </table:table-cell>
          <table:table-cell table:formula="of:=[.B808]+1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207108" calcext:value-type="float">
            <text:p>2207108</text:p>
          </table:table-cell>
          <table:table-cell table:formula="of:=[.B809]+1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207207" calcext:value-type="float">
            <text:p>2207207</text:p>
          </table:table-cell>
          <table:table-cell table:formula="of:=[.B810]+1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207306" calcext:value-type="float">
            <text:p>2207306</text:p>
          </table:table-cell>
          <table:table-cell table:formula="of:=[.B811]+1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207355" calcext:value-type="float">
            <text:p>2207355</text:p>
          </table:table-cell>
          <table:table-cell table:formula="of:=[.B812]+1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207405" calcext:value-type="float">
            <text:p>2207405</text:p>
          </table:table-cell>
          <table:table-cell table:formula="of:=[.B813]+1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207504" calcext:value-type="float">
            <text:p>2207504</text:p>
          </table:table-cell>
          <table:table-cell table:formula="of:=[.B814]+1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207553" calcext:value-type="float">
            <text:p>2207553</text:p>
          </table:table-cell>
          <table:table-cell table:formula="of:=[.B815]+1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207603" calcext:value-type="float">
            <text:p>2207603</text:p>
          </table:table-cell>
          <table:table-cell table:formula="of:=[.B816]+1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207702" calcext:value-type="float">
            <text:p>2207702</text:p>
          </table:table-cell>
          <table:table-cell table:formula="of:=[.B817]+1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207751" calcext:value-type="float">
            <text:p>2207751</text:p>
          </table:table-cell>
          <table:table-cell table:formula="of:=[.B818]+1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207777" calcext:value-type="float">
            <text:p>2207777</text:p>
          </table:table-cell>
          <table:table-cell table:formula="of:=[.B819]+1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207793" calcext:value-type="float">
            <text:p>2207793</text:p>
          </table:table-cell>
          <table:table-cell table:formula="of:=[.B820]+1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207801" calcext:value-type="float">
            <text:p>2207801</text:p>
          </table:table-cell>
          <table:table-cell table:formula="of:=[.B821]+1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2207850" calcext:value-type="float">
            <text:p>2207850</text:p>
          </table:table-cell>
          <table:table-cell table:formula="of:=[.B822]+1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207900" calcext:value-type="float">
            <text:p>2207900</text:p>
          </table:table-cell>
          <table:table-cell table:formula="of:=[.B823]+1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207934" calcext:value-type="float">
            <text:p>2207934</text:p>
          </table:table-cell>
          <table:table-cell table:formula="of:=[.B824]+1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207959" calcext:value-type="float">
            <text:p>2207959</text:p>
          </table:table-cell>
          <table:table-cell table:formula="of:=[.B825]+1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208007" calcext:value-type="float">
            <text:p>2208007</text:p>
          </table:table-cell>
          <table:table-cell table:formula="of:=[.B826]+1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208106" calcext:value-type="float">
            <text:p>2208106</text:p>
          </table:table-cell>
          <table:table-cell table:formula="of:=[.B827]+1"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08205" calcext:value-type="float">
            <text:p>2208205</text:p>
          </table:table-cell>
          <table:table-cell table:formula="of:=[.B828]+1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208304" calcext:value-type="float">
            <text:p>2208304</text:p>
          </table:table-cell>
          <table:table-cell table:formula="of:=[.B829]+1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208403" calcext:value-type="float">
            <text:p>2208403</text:p>
          </table:table-cell>
          <table:table-cell table:formula="of:=[.B830]+1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208502" calcext:value-type="float">
            <text:p>2208502</text:p>
          </table:table-cell>
          <table:table-cell table:formula="of:=[.B831]+1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208551" calcext:value-type="float">
            <text:p>2208551</text:p>
          </table:table-cell>
          <table:table-cell table:formula="of:=[.B832]+1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208601" calcext:value-type="float">
            <text:p>2208601</text:p>
          </table:table-cell>
          <table:table-cell table:formula="of:=[.B833]+1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08650" calcext:value-type="float">
            <text:p>2208650</text:p>
          </table:table-cell>
          <table:table-cell table:formula="of:=[.B834]+1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08700" calcext:value-type="float">
            <text:p>2208700</text:p>
          </table:table-cell>
          <table:table-cell table:formula="of:=[.B835]+1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208809" calcext:value-type="float">
            <text:p>2208809</text:p>
          </table:table-cell>
          <table:table-cell table:formula="of:=[.B836]+1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208858" calcext:value-type="float">
            <text:p>2208858</text:p>
          </table:table-cell>
          <table:table-cell table:formula="of:=[.B837]+1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208874" calcext:value-type="float">
            <text:p>2208874</text:p>
          </table:table-cell>
          <table:table-cell table:formula="of:=[.B838]+1"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208908" calcext:value-type="float">
            <text:p>2208908</text:p>
          </table:table-cell>
          <table:table-cell table:formula="of:=[.B839]+1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209005" calcext:value-type="float">
            <text:p>2209005</text:p>
          </table:table-cell>
          <table:table-cell table:formula="of:=[.B840]+1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209104" calcext:value-type="float">
            <text:p>2209104</text:p>
          </table:table-cell>
          <table:table-cell table:formula="of:=[.B841]+1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209153" calcext:value-type="float">
            <text:p>2209153</text:p>
          </table:table-cell>
          <table:table-cell table:formula="of:=[.B842]+1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209203" calcext:value-type="float">
            <text:p>2209203</text:p>
          </table:table-cell>
          <table:table-cell table:formula="of:=[.B843]+1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2209302" calcext:value-type="float">
            <text:p>2209302</text:p>
          </table:table-cell>
          <table:table-cell table:formula="of:=[.B844]+1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209351" calcext:value-type="float">
            <text:p>2209351</text:p>
          </table:table-cell>
          <table:table-cell table:formula="of:=[.B845]+1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209377" calcext:value-type="float">
            <text:p>2209377</text:p>
          </table:table-cell>
          <table:table-cell table:formula="of:=[.B846]+1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209401" calcext:value-type="float">
            <text:p>2209401</text:p>
          </table:table-cell>
          <table:table-cell table:formula="of:=[.B847]+1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209450" calcext:value-type="float">
            <text:p>2209450</text:p>
          </table:table-cell>
          <table:table-cell table:formula="of:=[.B848]+1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209500" calcext:value-type="float">
            <text:p>2209500</text:p>
          </table:table-cell>
          <table:table-cell table:formula="of:=[.B849]+1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209559" calcext:value-type="float">
            <text:p>2209559</text:p>
          </table:table-cell>
          <table:table-cell table:formula="of:=[.B850]+1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209609" calcext:value-type="float">
            <text:p>2209609</text:p>
          </table:table-cell>
          <table:table-cell table:formula="of:=[.B851]+1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2209658" calcext:value-type="float">
            <text:p>2209658</text:p>
          </table:table-cell>
          <table:table-cell table:formula="of:=[.B852]+1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209708" calcext:value-type="float">
            <text:p>2209708</text:p>
          </table:table-cell>
          <table:table-cell table:formula="of:=[.B853]+1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209757" calcext:value-type="float">
            <text:p>2209757</text:p>
          </table:table-cell>
          <table:table-cell table:formula="of:=[.B854]+1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209807" calcext:value-type="float">
            <text:p>2209807</text:p>
          </table:table-cell>
          <table:table-cell table:formula="of:=[.B855]+1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209856" calcext:value-type="float">
            <text:p>2209856</text:p>
          </table:table-cell>
          <table:table-cell table:formula="of:=[.B856]+1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209872" calcext:value-type="float">
            <text:p>2209872</text:p>
          </table:table-cell>
          <table:table-cell table:formula="of:=[.B857]+1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209906" calcext:value-type="float">
            <text:p>2209906</text:p>
          </table:table-cell>
          <table:table-cell table:formula="of:=[.B858]+1"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209955" calcext:value-type="float">
            <text:p>2209955</text:p>
          </table:table-cell>
          <table:table-cell table:formula="of:=[.B859]+1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209971" calcext:value-type="float">
            <text:p>2209971</text:p>
          </table:table-cell>
          <table:table-cell table:formula="of:=[.B860]+1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210003" calcext:value-type="float">
            <text:p>2210003</text:p>
          </table:table-cell>
          <table:table-cell table:formula="of:=[.B861]+1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210052" calcext:value-type="float">
            <text:p>2210052</text:p>
          </table:table-cell>
          <table:table-cell table:formula="of:=[.B862]+1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210102" calcext:value-type="float">
            <text:p>2210102</text:p>
          </table:table-cell>
          <table:table-cell table:formula="of:=[.B863]+1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210201" calcext:value-type="float">
            <text:p>2210201</text:p>
          </table:table-cell>
          <table:table-cell table:formula="of:=[.B864]+1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210300" calcext:value-type="float">
            <text:p>2210300</text:p>
          </table:table-cell>
          <table:table-cell table:formula="of:=[.B865]+1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10359" calcext:value-type="float">
            <text:p>2210359</text:p>
          </table:table-cell>
          <table:table-cell table:formula="of:=[.B866]+1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210375" calcext:value-type="float">
            <text:p>2210375</text:p>
          </table:table-cell>
          <table:table-cell table:formula="of:=[.B867]+1"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210383" calcext:value-type="float">
            <text:p>2210383</text:p>
          </table:table-cell>
          <table:table-cell table:formula="of:=[.B868]+1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210391" calcext:value-type="float">
            <text:p>2210391</text:p>
          </table:table-cell>
          <table:table-cell table:formula="of:=[.B869]+1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210409" calcext:value-type="float">
            <text:p>2210409</text:p>
          </table:table-cell>
          <table:table-cell table:formula="of:=[.B870]+1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210508" calcext:value-type="float">
            <text:p>2210508</text:p>
          </table:table-cell>
          <table:table-cell table:formula="of:=[.B871]+1"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210607" calcext:value-type="float">
            <text:p>2210607</text:p>
          </table:table-cell>
          <table:table-cell table:formula="of:=[.B872]+1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210623" calcext:value-type="float">
            <text:p>2210623</text:p>
          </table:table-cell>
          <table:table-cell table:formula="of:=[.B873]+1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210631" calcext:value-type="float">
            <text:p>2210631</text:p>
          </table:table-cell>
          <table:table-cell table:formula="of:=[.B874]+1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210656" calcext:value-type="float">
            <text:p>2210656</text:p>
          </table:table-cell>
          <table:table-cell table:formula="of:=[.B875]+1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210706" calcext:value-type="float">
            <text:p>2210706</text:p>
          </table:table-cell>
          <table:table-cell table:formula="of:=[.B876]+1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210805" calcext:value-type="float">
            <text:p>2210805</text:p>
          </table:table-cell>
          <table:table-cell table:formula="of:=[.B877]+1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210904" calcext:value-type="float">
            <text:p>2210904</text:p>
          </table:table-cell>
          <table:table-cell table:formula="of:=[.B878]+1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210938" calcext:value-type="float">
            <text:p>2210938</text:p>
          </table:table-cell>
          <table:table-cell table:formula="of:=[.B879]+1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210953" calcext:value-type="float">
            <text:p>2210953</text:p>
          </table:table-cell>
          <table:table-cell table:formula="of:=[.B880]+1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210979" calcext:value-type="float">
            <text:p>2210979</text:p>
          </table:table-cell>
          <table:table-cell table:formula="of:=[.B881]+1"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211001" calcext:value-type="float">
            <text:p>2211001</text:p>
          </table:table-cell>
          <table:table-cell table:formula="of:=[.B882]+1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211100" calcext:value-type="float">
            <text:p>2211100</text:p>
          </table:table-cell>
          <table:table-cell table:formula="of:=[.B883]+1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211209" calcext:value-type="float">
            <text:p>2211209</text:p>
          </table:table-cell>
          <table:table-cell table:formula="of:=[.B884]+1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211308" calcext:value-type="float">
            <text:p>2211308</text:p>
          </table:table-cell>
          <table:table-cell table:formula="of:=[.B885]+1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211357" calcext:value-type="float">
            <text:p>2211357</text:p>
          </table:table-cell>
          <table:table-cell table:formula="of:=[.B886]+1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211407" calcext:value-type="float">
            <text:p>2211407</text:p>
          </table:table-cell>
          <table:table-cell table:formula="of:=[.B887]+1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211506" calcext:value-type="float">
            <text:p>2211506</text:p>
          </table:table-cell>
          <table:table-cell table:formula="of:=[.B888]+1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211605" calcext:value-type="float">
            <text:p>2211605</text:p>
          </table:table-cell>
          <table:table-cell table:formula="of:=[.B889]+1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211704" calcext:value-type="float">
            <text:p>2211704</text:p>
          </table:table-cell>
          <table:table-cell table:formula="of:=[.B890]+1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300101" calcext:value-type="float">
            <text:p>2300101</text:p>
          </table:table-cell>
          <table:table-cell table:formula="of:=[.B891]+1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300150" calcext:value-type="float">
            <text:p>2300150</text:p>
          </table:table-cell>
          <table:table-cell table:formula="of:=[.B892]+1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300200" calcext:value-type="float">
            <text:p>2300200</text:p>
          </table:table-cell>
          <table:table-cell table:formula="of:=[.B893]+1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300309" calcext:value-type="float">
            <text:p>2300309</text:p>
          </table:table-cell>
          <table:table-cell table:formula="of:=[.B894]+1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300408" calcext:value-type="float">
            <text:p>2300408</text:p>
          </table:table-cell>
          <table:table-cell table:formula="of:=[.B895]+1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300507" calcext:value-type="float">
            <text:p>2300507</text:p>
          </table:table-cell>
          <table:table-cell table:formula="of:=[.B896]+1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300606" calcext:value-type="float">
            <text:p>2300606</text:p>
          </table:table-cell>
          <table:table-cell table:formula="of:=[.B897]+1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300705" calcext:value-type="float">
            <text:p>2300705</text:p>
          </table:table-cell>
          <table:table-cell table:formula="of:=[.B898]+1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300754" calcext:value-type="float">
            <text:p>2300754</text:p>
          </table:table-cell>
          <table:table-cell table:formula="of:=[.B899]+1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300804" calcext:value-type="float">
            <text:p>2300804</text:p>
          </table:table-cell>
          <table:table-cell table:formula="of:=[.B900]+1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300903" calcext:value-type="float">
            <text:p>2300903</text:p>
          </table:table-cell>
          <table:table-cell table:formula="of:=[.B901]+1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301000" calcext:value-type="float">
            <text:p>2301000</text:p>
          </table:table-cell>
          <table:table-cell table:formula="of:=[.B902]+1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301109" calcext:value-type="float">
            <text:p>2301109</text:p>
          </table:table-cell>
          <table:table-cell table:formula="of:=[.B903]+1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301208" calcext:value-type="float">
            <text:p>2301208</text:p>
          </table:table-cell>
          <table:table-cell table:formula="of:=[.B904]+1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301257" calcext:value-type="float">
            <text:p>2301257</text:p>
          </table:table-cell>
          <table:table-cell table:formula="of:=[.B905]+1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301307" calcext:value-type="float">
            <text:p>2301307</text:p>
          </table:table-cell>
          <table:table-cell table:formula="of:=[.B906]+1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2301406" calcext:value-type="float">
            <text:p>2301406</text:p>
          </table:table-cell>
          <table:table-cell table:formula="of:=[.B907]+1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301505" calcext:value-type="float">
            <text:p>2301505</text:p>
          </table:table-cell>
          <table:table-cell table:formula="of:=[.B908]+1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01604" calcext:value-type="float">
            <text:p>2301604</text:p>
          </table:table-cell>
          <table:table-cell table:formula="of:=[.B909]+1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301703" calcext:value-type="float">
            <text:p>2301703</text:p>
          </table:table-cell>
          <table:table-cell table:formula="of:=[.B910]+1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301802" calcext:value-type="float">
            <text:p>2301802</text:p>
          </table:table-cell>
          <table:table-cell table:formula="of:=[.B911]+1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301851" calcext:value-type="float">
            <text:p>2301851</text:p>
          </table:table-cell>
          <table:table-cell table:formula="of:=[.B912]+1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301901" calcext:value-type="float">
            <text:p>2301901</text:p>
          </table:table-cell>
          <table:table-cell table:formula="of:=[.B913]+1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301950" calcext:value-type="float">
            <text:p>2301950</text:p>
          </table:table-cell>
          <table:table-cell table:formula="of:=[.B914]+1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02008" calcext:value-type="float">
            <text:p>2302008</text:p>
          </table:table-cell>
          <table:table-cell table:formula="of:=[.B915]+1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302057" calcext:value-type="float">
            <text:p>2302057</text:p>
          </table:table-cell>
          <table:table-cell table:formula="of:=[.B916]+1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2302107" calcext:value-type="float">
            <text:p>2302107</text:p>
          </table:table-cell>
          <table:table-cell table:formula="of:=[.B917]+1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302206" calcext:value-type="float">
            <text:p>2302206</text:p>
          </table:table-cell>
          <table:table-cell table:formula="of:=[.B918]+1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302305" calcext:value-type="float">
            <text:p>2302305</text:p>
          </table:table-cell>
          <table:table-cell table:formula="of:=[.B919]+1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302404" calcext:value-type="float">
            <text:p>2302404</text:p>
          </table:table-cell>
          <table:table-cell table:formula="of:=[.B920]+1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302503" calcext:value-type="float">
            <text:p>2302503</text:p>
          </table:table-cell>
          <table:table-cell table:formula="of:=[.B921]+1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302602" calcext:value-type="float">
            <text:p>2302602</text:p>
          </table:table-cell>
          <table:table-cell table:formula="of:=[.B922]+1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302701" calcext:value-type="float">
            <text:p>2302701</text:p>
          </table:table-cell>
          <table:table-cell table:formula="of:=[.B923]+1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302800" calcext:value-type="float">
            <text:p>2302800</text:p>
          </table:table-cell>
          <table:table-cell table:formula="of:=[.B924]+1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302909" calcext:value-type="float">
            <text:p>2302909</text:p>
          </table:table-cell>
          <table:table-cell table:formula="of:=[.B925]+1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303006" calcext:value-type="float">
            <text:p>2303006</text:p>
          </table:table-cell>
          <table:table-cell table:formula="of:=[.B926]+1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303105" calcext:value-type="float">
            <text:p>2303105</text:p>
          </table:table-cell>
          <table:table-cell table:formula="of:=[.B927]+1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303204" calcext:value-type="float">
            <text:p>2303204</text:p>
          </table:table-cell>
          <table:table-cell table:formula="of:=[.B928]+1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303303" calcext:value-type="float">
            <text:p>2303303</text:p>
          </table:table-cell>
          <table:table-cell table:formula="of:=[.B929]+1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303402" calcext:value-type="float">
            <text:p>2303402</text:p>
          </table:table-cell>
          <table:table-cell table:formula="of:=[.B930]+1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303501" calcext:value-type="float">
            <text:p>2303501</text:p>
          </table:table-cell>
          <table:table-cell table:formula="of:=[.B931]+1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303600" calcext:value-type="float">
            <text:p>2303600</text:p>
          </table:table-cell>
          <table:table-cell table:formula="of:=[.B932]+1"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303659" calcext:value-type="float">
            <text:p>2303659</text:p>
          </table:table-cell>
          <table:table-cell table:formula="of:=[.B933]+1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303709" calcext:value-type="float">
            <text:p>2303709</text:p>
          </table:table-cell>
          <table:table-cell table:formula="of:=[.B934]+1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303808" calcext:value-type="float">
            <text:p>2303808</text:p>
          </table:table-cell>
          <table:table-cell table:formula="of:=[.B935]+1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303907" calcext:value-type="float">
            <text:p>2303907</text:p>
          </table:table-cell>
          <table:table-cell table:formula="of:=[.B936]+1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303931" calcext:value-type="float">
            <text:p>2303931</text:p>
          </table:table-cell>
          <table:table-cell table:formula="of:=[.B937]+1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303956" calcext:value-type="float">
            <text:p>2303956</text:p>
          </table:table-cell>
          <table:table-cell table:formula="of:=[.B938]+1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304004" calcext:value-type="float">
            <text:p>2304004</text:p>
          </table:table-cell>
          <table:table-cell table:formula="of:=[.B939]+1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304103" calcext:value-type="float">
            <text:p>2304103</text:p>
          </table:table-cell>
          <table:table-cell table:formula="of:=[.B940]+1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304202" calcext:value-type="float">
            <text:p>2304202</text:p>
          </table:table-cell>
          <table:table-cell table:formula="of:=[.B941]+1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304236" calcext:value-type="float">
            <text:p>2304236</text:p>
          </table:table-cell>
          <table:table-cell table:formula="of:=[.B942]+1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304251" calcext:value-type="float">
            <text:p>2304251</text:p>
          </table:table-cell>
          <table:table-cell table:formula="of:=[.B943]+1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304269" calcext:value-type="float">
            <text:p>2304269</text:p>
          </table:table-cell>
          <table:table-cell table:formula="of:=[.B944]+1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304277" calcext:value-type="float">
            <text:p>2304277</text:p>
          </table:table-cell>
          <table:table-cell table:formula="of:=[.B945]+1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304285" calcext:value-type="float">
            <text:p>2304285</text:p>
          </table:table-cell>
          <table:table-cell table:formula="of:=[.B946]+1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304301" calcext:value-type="float">
            <text:p>2304301</text:p>
          </table:table-cell>
          <table:table-cell table:formula="of:=[.B947]+1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2304350" calcext:value-type="float">
            <text:p>2304350</text:p>
          </table:table-cell>
          <table:table-cell table:formula="of:=[.B948]+1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304400" calcext:value-type="float">
            <text:p>2304400</text:p>
          </table:table-cell>
          <table:table-cell table:formula="of:=[.B949]+1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304459" calcext:value-type="float">
            <text:p>2304459</text:p>
          </table:table-cell>
          <table:table-cell table:formula="of:=[.B950]+1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304509" calcext:value-type="float">
            <text:p>2304509</text:p>
          </table:table-cell>
          <table:table-cell table:formula="of:=[.B951]+1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304608" calcext:value-type="float">
            <text:p>2304608</text:p>
          </table:table-cell>
          <table:table-cell table:formula="of:=[.B952]+1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04657" calcext:value-type="float">
            <text:p>2304657</text:p>
          </table:table-cell>
          <table:table-cell table:formula="of:=[.B953]+1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304707" calcext:value-type="float">
            <text:p>2304707</text:p>
          </table:table-cell>
          <table:table-cell table:formula="of:=[.B954]+1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304806" calcext:value-type="float">
            <text:p>2304806</text:p>
          </table:table-cell>
          <table:table-cell table:formula="of:=[.B955]+1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304905" calcext:value-type="float">
            <text:p>2304905</text:p>
          </table:table-cell>
          <table:table-cell table:formula="of:=[.B956]+1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304954" calcext:value-type="float">
            <text:p>2304954</text:p>
          </table:table-cell>
          <table:table-cell table:formula="of:=[.B957]+1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305001" calcext:value-type="float">
            <text:p>2305001</text:p>
          </table:table-cell>
          <table:table-cell table:formula="of:=[.B958]+1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305100" calcext:value-type="float">
            <text:p>2305100</text:p>
          </table:table-cell>
          <table:table-cell table:formula="of:=[.B959]+1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305209" calcext:value-type="float">
            <text:p>2305209</text:p>
          </table:table-cell>
          <table:table-cell table:formula="of:=[.B960]+1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305233" calcext:value-type="float">
            <text:p>2305233</text:p>
          </table:table-cell>
          <table:table-cell table:formula="of:=[.B961]+1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305266" calcext:value-type="float">
            <text:p>2305266</text:p>
          </table:table-cell>
          <table:table-cell table:formula="of:=[.B962]+1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305308" calcext:value-type="float">
            <text:p>2305308</text:p>
          </table:table-cell>
          <table:table-cell table:formula="of:=[.B963]+1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305332" calcext:value-type="float">
            <text:p>2305332</text:p>
          </table:table-cell>
          <table:table-cell table:formula="of:=[.B964]+1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305357" calcext:value-type="float">
            <text:p>2305357</text:p>
          </table:table-cell>
          <table:table-cell table:formula="of:=[.B965]+1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305407" calcext:value-type="float">
            <text:p>2305407</text:p>
          </table:table-cell>
          <table:table-cell table:formula="of:=[.B966]+1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305506" calcext:value-type="float">
            <text:p>2305506</text:p>
          </table:table-cell>
          <table:table-cell table:formula="of:=[.B967]+1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305605" calcext:value-type="float">
            <text:p>2305605</text:p>
          </table:table-cell>
          <table:table-cell table:formula="of:=[.B968]+1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305654" calcext:value-type="float">
            <text:p>2305654</text:p>
          </table:table-cell>
          <table:table-cell table:formula="of:=[.B969]+1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305704" calcext:value-type="float">
            <text:p>2305704</text:p>
          </table:table-cell>
          <table:table-cell table:formula="of:=[.B970]+1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305803" calcext:value-type="float">
            <text:p>2305803</text:p>
          </table:table-cell>
          <table:table-cell table:formula="of:=[.B971]+1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305902" calcext:value-type="float">
            <text:p>2305902</text:p>
          </table:table-cell>
          <table:table-cell table:formula="of:=[.B972]+1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306009" calcext:value-type="float">
            <text:p>2306009</text:p>
          </table:table-cell>
          <table:table-cell table:formula="of:=[.B973]+1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306108" calcext:value-type="float">
            <text:p>2306108</text:p>
          </table:table-cell>
          <table:table-cell table:formula="of:=[.B974]+1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306207" calcext:value-type="float">
            <text:p>2306207</text:p>
          </table:table-cell>
          <table:table-cell table:formula="of:=[.B975]+1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306256" calcext:value-type="float">
            <text:p>2306256</text:p>
          </table:table-cell>
          <table:table-cell table:formula="of:=[.B976]+1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306306" calcext:value-type="float">
            <text:p>2306306</text:p>
          </table:table-cell>
          <table:table-cell table:formula="of:=[.B977]+1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306405" calcext:value-type="float">
            <text:p>2306405</text:p>
          </table:table-cell>
          <table:table-cell table:formula="of:=[.B978]+1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306504" calcext:value-type="float">
            <text:p>2306504</text:p>
          </table:table-cell>
          <table:table-cell table:formula="of:=[.B979]+1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306553" calcext:value-type="float">
            <text:p>2306553</text:p>
          </table:table-cell>
          <table:table-cell table:formula="of:=[.B980]+1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06603" calcext:value-type="float">
            <text:p>2306603</text:p>
          </table:table-cell>
          <table:table-cell table:formula="of:=[.B981]+1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306702" calcext:value-type="float">
            <text:p>2306702</text:p>
          </table:table-cell>
          <table:table-cell table:formula="of:=[.B982]+1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306801" calcext:value-type="float">
            <text:p>2306801</text:p>
          </table:table-cell>
          <table:table-cell table:formula="of:=[.B983]+1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306900" calcext:value-type="float">
            <text:p>2306900</text:p>
          </table:table-cell>
          <table:table-cell table:formula="of:=[.B984]+1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307007" calcext:value-type="float">
            <text:p>2307007</text:p>
          </table:table-cell>
          <table:table-cell table:formula="of:=[.B985]+1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307106" calcext:value-type="float">
            <text:p>2307106</text:p>
          </table:table-cell>
          <table:table-cell table:formula="of:=[.B986]+1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307205" calcext:value-type="float">
            <text:p>2307205</text:p>
          </table:table-cell>
          <table:table-cell table:formula="of:=[.B987]+1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307254" calcext:value-type="float">
            <text:p>2307254</text:p>
          </table:table-cell>
          <table:table-cell table:formula="of:=[.B988]+1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307304" calcext:value-type="float">
            <text:p>2307304</text:p>
          </table:table-cell>
          <table:table-cell table:formula="of:=[.B989]+1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307403" calcext:value-type="float">
            <text:p>2307403</text:p>
          </table:table-cell>
          <table:table-cell table:formula="of:=[.B990]+1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307502" calcext:value-type="float">
            <text:p>2307502</text:p>
          </table:table-cell>
          <table:table-cell table:formula="of:=[.B991]+1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307601" calcext:value-type="float">
            <text:p>2307601</text:p>
          </table:table-cell>
          <table:table-cell table:formula="of:=[.B992]+1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307635" calcext:value-type="float">
            <text:p>2307635</text:p>
          </table:table-cell>
          <table:table-cell table:formula="of:=[.B993]+1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307650" calcext:value-type="float">
            <text:p>2307650</text:p>
          </table:table-cell>
          <table:table-cell table:formula="of:=[.B994]+1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07700" calcext:value-type="float">
            <text:p>2307700</text:p>
          </table:table-cell>
          <table:table-cell table:formula="of:=[.B995]+1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307809" calcext:value-type="float">
            <text:p>2307809</text:p>
          </table:table-cell>
          <table:table-cell table:formula="of:=[.B996]+1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07908" calcext:value-type="float">
            <text:p>2307908</text:p>
          </table:table-cell>
          <table:table-cell table:formula="of:=[.B997]+1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308005" calcext:value-type="float">
            <text:p>2308005</text:p>
          </table:table-cell>
          <table:table-cell table:formula="of:=[.B998]+1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308104" calcext:value-type="float">
            <text:p>2308104</text:p>
          </table:table-cell>
          <table:table-cell table:formula="of:=[.B999]+1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308203" calcext:value-type="float">
            <text:p>2308203</text:p>
          </table:table-cell>
          <table:table-cell table:formula="of:=[.B1000]+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08302" calcext:value-type="float">
            <text:p>2308302</text:p>
          </table:table-cell>
          <table:table-cell table:formula="of:=[.B1001]+1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308351" calcext:value-type="float">
            <text:p>2308351</text:p>
          </table:table-cell>
          <table:table-cell table:formula="of:=[.B1002]+1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08377" calcext:value-type="float">
            <text:p>2308377</text:p>
          </table:table-cell>
          <table:table-cell table:formula="of:=[.B1003]+1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308401" calcext:value-type="float">
            <text:p>2308401</text:p>
          </table:table-cell>
          <table:table-cell table:formula="of:=[.B1004]+1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308500" calcext:value-type="float">
            <text:p>2308500</text:p>
          </table:table-cell>
          <table:table-cell table:formula="of:=[.B1005]+1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308609" calcext:value-type="float">
            <text:p>2308609</text:p>
          </table:table-cell>
          <table:table-cell table:formula="of:=[.B1006]+1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308708" calcext:value-type="float">
            <text:p>2308708</text:p>
          </table:table-cell>
          <table:table-cell table:formula="of:=[.B1007]+1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308807" calcext:value-type="float">
            <text:p>2308807</text:p>
          </table:table-cell>
          <table:table-cell table:formula="of:=[.B1008]+1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308906" calcext:value-type="float">
            <text:p>2308906</text:p>
          </table:table-cell>
          <table:table-cell table:formula="of:=[.B1009]+1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309003" calcext:value-type="float">
            <text:p>2309003</text:p>
          </table:table-cell>
          <table:table-cell table:formula="of:=[.B1010]+1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309102" calcext:value-type="float">
            <text:p>2309102</text:p>
          </table:table-cell>
          <table:table-cell table:formula="of:=[.B1011]+1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309201" calcext:value-type="float">
            <text:p>2309201</text:p>
          </table:table-cell>
          <table:table-cell table:formula="of:=[.B1012]+1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309300" calcext:value-type="float">
            <text:p>2309300</text:p>
          </table:table-cell>
          <table:table-cell table:formula="of:=[.B1013]+1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09409" calcext:value-type="float">
            <text:p>2309409</text:p>
          </table:table-cell>
          <table:table-cell table:formula="of:=[.B1014]+1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309458" calcext:value-type="float">
            <text:p>2309458</text:p>
          </table:table-cell>
          <table:table-cell table:formula="of:=[.B1015]+1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309508" calcext:value-type="float">
            <text:p>2309508</text:p>
          </table:table-cell>
          <table:table-cell table:formula="of:=[.B1016]+1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309607" calcext:value-type="float">
            <text:p>2309607</text:p>
          </table:table-cell>
          <table:table-cell table:formula="of:=[.B1017]+1"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309706" calcext:value-type="float">
            <text:p>2309706</text:p>
          </table:table-cell>
          <table:table-cell table:formula="of:=[.B1018]+1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309805" calcext:value-type="float">
            <text:p>2309805</text:p>
          </table:table-cell>
          <table:table-cell table:formula="of:=[.B1019]+1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309904" calcext:value-type="float">
            <text:p>2309904</text:p>
          </table:table-cell>
          <table:table-cell table:formula="of:=[.B1020]+1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310001" calcext:value-type="float">
            <text:p>2310001</text:p>
          </table:table-cell>
          <table:table-cell table:formula="of:=[.B1021]+1"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310100" calcext:value-type="float">
            <text:p>2310100</text:p>
          </table:table-cell>
          <table:table-cell table:formula="of:=[.B1022]+1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310209" calcext:value-type="float">
            <text:p>2310209</text:p>
          </table:table-cell>
          <table:table-cell table:formula="of:=[.B1023]+1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310258" calcext:value-type="float">
            <text:p>2310258</text:p>
          </table:table-cell>
          <table:table-cell table:formula="of:=[.B1024]+1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310308" calcext:value-type="float">
            <text:p>2310308</text:p>
          </table:table-cell>
          <table:table-cell table:formula="of:=[.B1025]+1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310407" calcext:value-type="float">
            <text:p>2310407</text:p>
          </table:table-cell>
          <table:table-cell table:formula="of:=[.B1026]+1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310506" calcext:value-type="float">
            <text:p>2310506</text:p>
          </table:table-cell>
          <table:table-cell table:formula="of:=[.B1027]+1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310605" calcext:value-type="float">
            <text:p>2310605</text:p>
          </table:table-cell>
          <table:table-cell table:formula="of:=[.B1028]+1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310704" calcext:value-type="float">
            <text:p>2310704</text:p>
          </table:table-cell>
          <table:table-cell table:formula="of:=[.B1029]+1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310803" calcext:value-type="float">
            <text:p>2310803</text:p>
          </table:table-cell>
          <table:table-cell table:formula="of:=[.B1030]+1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310852" calcext:value-type="float">
            <text:p>2310852</text:p>
          </table:table-cell>
          <table:table-cell table:formula="of:=[.B1031]+1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10902" calcext:value-type="float">
            <text:p>2310902</text:p>
          </table:table-cell>
          <table:table-cell table:formula="of:=[.B1032]+1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310951" calcext:value-type="float">
            <text:p>2310951</text:p>
          </table:table-cell>
          <table:table-cell table:formula="of:=[.B1033]+1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311009" calcext:value-type="float">
            <text:p>2311009</text:p>
          </table:table-cell>
          <table:table-cell table:formula="of:=[.B1034]+1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311108" calcext:value-type="float">
            <text:p>2311108</text:p>
          </table:table-cell>
          <table:table-cell table:formula="of:=[.B1035]+1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311207" calcext:value-type="float">
            <text:p>2311207</text:p>
          </table:table-cell>
          <table:table-cell table:formula="of:=[.B1036]+1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311231" calcext:value-type="float">
            <text:p>2311231</text:p>
          </table:table-cell>
          <table:table-cell table:formula="of:=[.B1037]+1"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311264" calcext:value-type="float">
            <text:p>2311264</text:p>
          </table:table-cell>
          <table:table-cell table:formula="of:=[.B1038]+1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311306" calcext:value-type="float">
            <text:p>2311306</text:p>
          </table:table-cell>
          <table:table-cell table:formula="of:=[.B1039]+1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311355" calcext:value-type="float">
            <text:p>2311355</text:p>
          </table:table-cell>
          <table:table-cell table:formula="of:=[.B1040]+1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311405" calcext:value-type="float">
            <text:p>2311405</text:p>
          </table:table-cell>
          <table:table-cell table:formula="of:=[.B1041]+1"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311504" calcext:value-type="float">
            <text:p>2311504</text:p>
          </table:table-cell>
          <table:table-cell table:formula="of:=[.B1042]+1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311603" calcext:value-type="float">
            <text:p>2311603</text:p>
          </table:table-cell>
          <table:table-cell table:formula="of:=[.B1043]+1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311702" calcext:value-type="float">
            <text:p>2311702</text:p>
          </table:table-cell>
          <table:table-cell table:formula="of:=[.B1044]+1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311801" calcext:value-type="float">
            <text:p>2311801</text:p>
          </table:table-cell>
          <table:table-cell table:formula="of:=[.B1045]+1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311900" calcext:value-type="float">
            <text:p>2311900</text:p>
          </table:table-cell>
          <table:table-cell table:formula="of:=[.B1046]+1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311959" calcext:value-type="float">
            <text:p>2311959</text:p>
          </table:table-cell>
          <table:table-cell table:formula="of:=[.B1047]+1"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312007" calcext:value-type="float">
            <text:p>2312007</text:p>
          </table:table-cell>
          <table:table-cell table:formula="of:=[.B1048]+1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312106" calcext:value-type="float">
            <text:p>2312106</text:p>
          </table:table-cell>
          <table:table-cell table:formula="of:=[.B1049]+1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312205" calcext:value-type="float">
            <text:p>2312205</text:p>
          </table:table-cell>
          <table:table-cell table:formula="of:=[.B1050]+1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312304" calcext:value-type="float">
            <text:p>2312304</text:p>
          </table:table-cell>
          <table:table-cell table:formula="of:=[.B1051]+1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312403" calcext:value-type="float">
            <text:p>2312403</text:p>
          </table:table-cell>
          <table:table-cell table:formula="of:=[.B1052]+1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312502" calcext:value-type="float">
            <text:p>2312502</text:p>
          </table:table-cell>
          <table:table-cell table:formula="of:=[.B1053]+1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312601" calcext:value-type="float">
            <text:p>2312601</text:p>
          </table:table-cell>
          <table:table-cell table:formula="of:=[.B1054]+1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312700" calcext:value-type="float">
            <text:p>2312700</text:p>
          </table:table-cell>
          <table:table-cell table:formula="of:=[.B1055]+1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312809" calcext:value-type="float">
            <text:p>2312809</text:p>
          </table:table-cell>
          <table:table-cell table:formula="of:=[.B1056]+1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312908" calcext:value-type="float">
            <text:p>2312908</text:p>
          </table:table-cell>
          <table:table-cell table:formula="of:=[.B1057]+1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313005" calcext:value-type="float">
            <text:p>2313005</text:p>
          </table:table-cell>
          <table:table-cell table:formula="of:=[.B1058]+1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13104" calcext:value-type="float">
            <text:p>2313104</text:p>
          </table:table-cell>
          <table:table-cell table:formula="of:=[.B1059]+1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313203" calcext:value-type="float">
            <text:p>2313203</text:p>
          </table:table-cell>
          <table:table-cell table:formula="of:=[.B1060]+1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313252" calcext:value-type="float">
            <text:p>2313252</text:p>
          </table:table-cell>
          <table:table-cell table:formula="of:=[.B1061]+1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313302" calcext:value-type="float">
            <text:p>2313302</text:p>
          </table:table-cell>
          <table:table-cell table:formula="of:=[.B1062]+1"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13351" calcext:value-type="float">
            <text:p>2313351</text:p>
          </table:table-cell>
          <table:table-cell table:formula="of:=[.B1063]+1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313401" calcext:value-type="float">
            <text:p>2313401</text:p>
          </table:table-cell>
          <table:table-cell table:formula="of:=[.B1064]+1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313500" calcext:value-type="float">
            <text:p>2313500</text:p>
          </table:table-cell>
          <table:table-cell table:formula="of:=[.B1065]+1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313559" calcext:value-type="float">
            <text:p>2313559</text:p>
          </table:table-cell>
          <table:table-cell table:formula="of:=[.B1066]+1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313609" calcext:value-type="float">
            <text:p>2313609</text:p>
          </table:table-cell>
          <table:table-cell table:formula="of:=[.B1067]+1"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313708" calcext:value-type="float">
            <text:p>2313708</text:p>
          </table:table-cell>
          <table:table-cell table:formula="of:=[.B1068]+1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313757" calcext:value-type="float">
            <text:p>2313757</text:p>
          </table:table-cell>
          <table:table-cell table:formula="of:=[.B1069]+1"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313807" calcext:value-type="float">
            <text:p>2313807</text:p>
          </table:table-cell>
          <table:table-cell table:formula="of:=[.B1070]+1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313906" calcext:value-type="float">
            <text:p>2313906</text:p>
          </table:table-cell>
          <table:table-cell table:formula="of:=[.B1071]+1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313955" calcext:value-type="float">
            <text:p>2313955</text:p>
          </table:table-cell>
          <table:table-cell table:formula="of:=[.B1072]+1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314003" calcext:value-type="float">
            <text:p>2314003</text:p>
          </table:table-cell>
          <table:table-cell table:formula="of:=[.B1073]+1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314102" calcext:value-type="float">
            <text:p>2314102</text:p>
          </table:table-cell>
          <table:table-cell table:formula="of:=[.B1074]+1"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400109" calcext:value-type="float">
            <text:p>2400109</text:p>
          </table:table-cell>
          <table:table-cell table:formula="of:=[.B1075]+1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400208" calcext:value-type="float">
            <text:p>2400208</text:p>
          </table:table-cell>
          <table:table-cell table:formula="of:=[.B1076]+1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400307" calcext:value-type="float">
            <text:p>2400307</text:p>
          </table:table-cell>
          <table:table-cell table:formula="of:=[.B1077]+1"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00406" calcext:value-type="float">
            <text:p>2400406</text:p>
          </table:table-cell>
          <table:table-cell table:formula="of:=[.B1078]+1"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400505" calcext:value-type="float">
            <text:p>2400505</text:p>
          </table:table-cell>
          <table:table-cell table:formula="of:=[.B1079]+1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400604" calcext:value-type="float">
            <text:p>2400604</text:p>
          </table:table-cell>
          <table:table-cell table:formula="of:=[.B1080]+1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00703" calcext:value-type="float">
            <text:p>2400703</text:p>
          </table:table-cell>
          <table:table-cell table:formula="of:=[.B1081]+1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400802" calcext:value-type="float">
            <text:p>2400802</text:p>
          </table:table-cell>
          <table:table-cell table:formula="of:=[.B1082]+1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400901" calcext:value-type="float">
            <text:p>2400901</text:p>
          </table:table-cell>
          <table:table-cell table:formula="of:=[.B1083]+1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401008" calcext:value-type="float">
            <text:p>2401008</text:p>
          </table:table-cell>
          <table:table-cell table:formula="of:=[.B1084]+1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01107" calcext:value-type="float">
            <text:p>2401107</text:p>
          </table:table-cell>
          <table:table-cell table:formula="of:=[.B1085]+1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401206" calcext:value-type="float">
            <text:p>2401206</text:p>
          </table:table-cell>
          <table:table-cell table:formula="of:=[.B1086]+1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401305" calcext:value-type="float">
            <text:p>2401305</text:p>
          </table:table-cell>
          <table:table-cell table:formula="of:=[.B1087]+1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401404" calcext:value-type="float">
            <text:p>2401404</text:p>
          </table:table-cell>
          <table:table-cell table:formula="of:=[.B1088]+1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401453" calcext:value-type="float">
            <text:p>2401453</text:p>
          </table:table-cell>
          <table:table-cell table:formula="of:=[.B1089]+1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401503" calcext:value-type="float">
            <text:p>2401503</text:p>
          </table:table-cell>
          <table:table-cell table:formula="of:=[.B1090]+1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401602" calcext:value-type="float">
            <text:p>2401602</text:p>
          </table:table-cell>
          <table:table-cell table:formula="of:=[.B1091]+1"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401651" calcext:value-type="float">
            <text:p>2401651</text:p>
          </table:table-cell>
          <table:table-cell table:formula="of:=[.B1092]+1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401701" calcext:value-type="float">
            <text:p>2401701</text:p>
          </table:table-cell>
          <table:table-cell table:formula="of:=[.B1093]+1"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401800" calcext:value-type="float">
            <text:p>2401800</text:p>
          </table:table-cell>
          <table:table-cell table:formula="of:=[.B1094]+1"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401859" calcext:value-type="float">
            <text:p>2401859</text:p>
          </table:table-cell>
          <table:table-cell table:formula="of:=[.B1095]+1"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401909" calcext:value-type="float">
            <text:p>2401909</text:p>
          </table:table-cell>
          <table:table-cell table:formula="of:=[.B1096]+1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402006" calcext:value-type="float">
            <text:p>2402006</text:p>
          </table:table-cell>
          <table:table-cell table:formula="of:=[.B1097]+1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402105" calcext:value-type="float">
            <text:p>2402105</text:p>
          </table:table-cell>
          <table:table-cell table:formula="of:=[.B1098]+1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402204" calcext:value-type="float">
            <text:p>2402204</text:p>
          </table:table-cell>
          <table:table-cell table:formula="of:=[.B1099]+1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402303" calcext:value-type="float">
            <text:p>2402303</text:p>
          </table:table-cell>
          <table:table-cell table:formula="of:=[.B1100]+1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402402" calcext:value-type="float">
            <text:p>2402402</text:p>
          </table:table-cell>
          <table:table-cell table:formula="of:=[.B1101]+1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402501" calcext:value-type="float">
            <text:p>2402501</text:p>
          </table:table-cell>
          <table:table-cell table:formula="of:=[.B1102]+1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402600" calcext:value-type="float">
            <text:p>2402600</text:p>
          </table:table-cell>
          <table:table-cell table:formula="of:=[.B1103]+1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2402709" calcext:value-type="float">
            <text:p>2402709</text:p>
          </table:table-cell>
          <table:table-cell table:formula="of:=[.B1104]+1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402808" calcext:value-type="float">
            <text:p>2402808</text:p>
          </table:table-cell>
          <table:table-cell table:formula="of:=[.B1105]+1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02907" calcext:value-type="float">
            <text:p>2402907</text:p>
          </table:table-cell>
          <table:table-cell table:formula="of:=[.B1106]+1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403004" calcext:value-type="float">
            <text:p>2403004</text:p>
          </table:table-cell>
          <table:table-cell table:formula="of:=[.B1107]+1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403103" calcext:value-type="float">
            <text:p>2403103</text:p>
          </table:table-cell>
          <table:table-cell table:formula="of:=[.B1108]+1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403202" calcext:value-type="float">
            <text:p>2403202</text:p>
          </table:table-cell>
          <table:table-cell table:formula="of:=[.B1109]+1"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403251" calcext:value-type="float">
            <text:p>2403251</text:p>
          </table:table-cell>
          <table:table-cell table:formula="of:=[.B1110]+1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403301" calcext:value-type="float">
            <text:p>2403301</text:p>
          </table:table-cell>
          <table:table-cell table:formula="of:=[.B1111]+1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403400" calcext:value-type="float">
            <text:p>2403400</text:p>
          </table:table-cell>
          <table:table-cell table:formula="of:=[.B1112]+1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403509" calcext:value-type="float">
            <text:p>2403509</text:p>
          </table:table-cell>
          <table:table-cell table:formula="of:=[.B1113]+1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403608" calcext:value-type="float">
            <text:p>2403608</text:p>
          </table:table-cell>
          <table:table-cell table:formula="of:=[.B1114]+1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403707" calcext:value-type="float">
            <text:p>2403707</text:p>
          </table:table-cell>
          <table:table-cell table:formula="of:=[.B1115]+1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403756" calcext:value-type="float">
            <text:p>2403756</text:p>
          </table:table-cell>
          <table:table-cell table:formula="of:=[.B1116]+1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403806" calcext:value-type="float">
            <text:p>2403806</text:p>
          </table:table-cell>
          <table:table-cell table:formula="of:=[.B1117]+1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403905" calcext:value-type="float">
            <text:p>2403905</text:p>
          </table:table-cell>
          <table:table-cell table:formula="of:=[.B1118]+1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404002" calcext:value-type="float">
            <text:p>2404002</text:p>
          </table:table-cell>
          <table:table-cell table:formula="of:=[.B1119]+1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404101" calcext:value-type="float">
            <text:p>2404101</text:p>
          </table:table-cell>
          <table:table-cell table:formula="of:=[.B1120]+1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404200" calcext:value-type="float">
            <text:p>2404200</text:p>
          </table:table-cell>
          <table:table-cell table:formula="of:=[.B1121]+1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404309" calcext:value-type="float">
            <text:p>2404309</text:p>
          </table:table-cell>
          <table:table-cell table:formula="of:=[.B1122]+1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404408" calcext:value-type="float">
            <text:p>2404408</text:p>
          </table:table-cell>
          <table:table-cell table:formula="of:=[.B1123]+1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404507" calcext:value-type="float">
            <text:p>2404507</text:p>
          </table:table-cell>
          <table:table-cell table:formula="of:=[.B1124]+1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404606" calcext:value-type="float">
            <text:p>2404606</text:p>
          </table:table-cell>
          <table:table-cell table:formula="of:=[.B1125]+1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404705" calcext:value-type="float">
            <text:p>2404705</text:p>
          </table:table-cell>
          <table:table-cell table:formula="of:=[.B1126]+1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404804" calcext:value-type="float">
            <text:p>2404804</text:p>
          </table:table-cell>
          <table:table-cell table:formula="of:=[.B1127]+1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404853" calcext:value-type="float">
            <text:p>2404853</text:p>
          </table:table-cell>
          <table:table-cell table:formula="of:=[.B1128]+1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404903" calcext:value-type="float">
            <text:p>2404903</text:p>
          </table:table-cell>
          <table:table-cell table:formula="of:=[.B1129]+1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405009" calcext:value-type="float">
            <text:p>2405009</text:p>
          </table:table-cell>
          <table:table-cell table:formula="of:=[.B1130]+1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405108" calcext:value-type="float">
            <text:p>2405108</text:p>
          </table:table-cell>
          <table:table-cell table:formula="of:=[.B1131]+1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405207" calcext:value-type="float">
            <text:p>2405207</text:p>
          </table:table-cell>
          <table:table-cell table:formula="of:=[.B1132]+1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405306" calcext:value-type="float">
            <text:p>2405306</text:p>
          </table:table-cell>
          <table:table-cell table:formula="of:=[.B1133]+1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405405" calcext:value-type="float">
            <text:p>2405405</text:p>
          </table:table-cell>
          <table:table-cell table:formula="of:=[.B1134]+1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405504" calcext:value-type="float">
            <text:p>2405504</text:p>
          </table:table-cell>
          <table:table-cell table:formula="of:=[.B1135]+1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405603" calcext:value-type="float">
            <text:p>2405603</text:p>
          </table:table-cell>
          <table:table-cell table:formula="of:=[.B1136]+1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405702" calcext:value-type="float">
            <text:p>2405702</text:p>
          </table:table-cell>
          <table:table-cell table:formula="of:=[.B1137]+1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405801" calcext:value-type="float">
            <text:p>2405801</text:p>
          </table:table-cell>
          <table:table-cell table:formula="of:=[.B1138]+1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2405900" calcext:value-type="float">
            <text:p>2405900</text:p>
          </table:table-cell>
          <table:table-cell table:formula="of:=[.B1139]+1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406007" calcext:value-type="float">
            <text:p>2406007</text:p>
          </table:table-cell>
          <table:table-cell table:formula="of:=[.B1140]+1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406106" calcext:value-type="float">
            <text:p>2406106</text:p>
          </table:table-cell>
          <table:table-cell table:formula="of:=[.B1141]+1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406155" calcext:value-type="float">
            <text:p>2406155</text:p>
          </table:table-cell>
          <table:table-cell table:formula="of:=[.B1142]+1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406205" calcext:value-type="float">
            <text:p>2406205</text:p>
          </table:table-cell>
          <table:table-cell table:formula="of:=[.B1143]+1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2406304" calcext:value-type="float">
            <text:p>2406304</text:p>
          </table:table-cell>
          <table:table-cell table:formula="of:=[.B1144]+1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2406403" calcext:value-type="float">
            <text:p>2406403</text:p>
          </table:table-cell>
          <table:table-cell table:formula="of:=[.B1145]+1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2406502" calcext:value-type="float">
            <text:p>2406502</text:p>
          </table:table-cell>
          <table:table-cell table:formula="of:=[.B1146]+1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2406601" calcext:value-type="float">
            <text:p>2406601</text:p>
          </table:table-cell>
          <table:table-cell table:formula="of:=[.B1147]+1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406700" calcext:value-type="float">
            <text:p>2406700</text:p>
          </table:table-cell>
          <table:table-cell table:formula="of:=[.B1148]+1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406809" calcext:value-type="float">
            <text:p>2406809</text:p>
          </table:table-cell>
          <table:table-cell table:formula="of:=[.B1149]+1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406908" calcext:value-type="float">
            <text:p>2406908</text:p>
          </table:table-cell>
          <table:table-cell table:formula="of:=[.B1150]+1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407005" calcext:value-type="float">
            <text:p>2407005</text:p>
          </table:table-cell>
          <table:table-cell table:formula="of:=[.B1151]+1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2407104" calcext:value-type="float">
            <text:p>2407104</text:p>
          </table:table-cell>
          <table:table-cell table:formula="of:=[.B1152]+1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407203" calcext:value-type="float">
            <text:p>2407203</text:p>
          </table:table-cell>
          <table:table-cell table:formula="of:=[.B1153]+1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407252" calcext:value-type="float">
            <text:p>2407252</text:p>
          </table:table-cell>
          <table:table-cell table:formula="of:=[.B1154]+1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407302" calcext:value-type="float">
            <text:p>2407302</text:p>
          </table:table-cell>
          <table:table-cell table:formula="of:=[.B1155]+1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2407401" calcext:value-type="float">
            <text:p>2407401</text:p>
          </table:table-cell>
          <table:table-cell table:formula="of:=[.B1156]+1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407500" calcext:value-type="float">
            <text:p>2407500</text:p>
          </table:table-cell>
          <table:table-cell table:formula="of:=[.B1157]+1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2407609" calcext:value-type="float">
            <text:p>2407609</text:p>
          </table:table-cell>
          <table:table-cell table:formula="of:=[.B1158]+1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2407708" calcext:value-type="float">
            <text:p>2407708</text:p>
          </table:table-cell>
          <table:table-cell table:formula="of:=[.B1159]+1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407807" calcext:value-type="float">
            <text:p>2407807</text:p>
          </table:table-cell>
          <table:table-cell table:formula="of:=[.B1160]+1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407906" calcext:value-type="float">
            <text:p>2407906</text:p>
          </table:table-cell>
          <table:table-cell table:formula="of:=[.B1161]+1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2408003" calcext:value-type="float">
            <text:p>2408003</text:p>
          </table:table-cell>
          <table:table-cell table:formula="of:=[.B1162]+1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408102" calcext:value-type="float">
            <text:p>2408102</text:p>
          </table:table-cell>
          <table:table-cell table:formula="of:=[.B1163]+1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408201" calcext:value-type="float">
            <text:p>2408201</text:p>
          </table:table-cell>
          <table:table-cell table:formula="of:=[.B1164]+1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408300" calcext:value-type="float">
            <text:p>2408300</text:p>
          </table:table-cell>
          <table:table-cell table:formula="of:=[.B1165]+1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408409" calcext:value-type="float">
            <text:p>2408409</text:p>
          </table:table-cell>
          <table:table-cell table:formula="of:=[.B1166]+1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2408508" calcext:value-type="float">
            <text:p>2408508</text:p>
          </table:table-cell>
          <table:table-cell table:formula="of:=[.B1167]+1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408607" calcext:value-type="float">
            <text:p>2408607</text:p>
          </table:table-cell>
          <table:table-cell table:formula="of:=[.B1168]+1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408706" calcext:value-type="float">
            <text:p>2408706</text:p>
          </table:table-cell>
          <table:table-cell table:formula="of:=[.B1169]+1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408805" calcext:value-type="float">
            <text:p>2408805</text:p>
          </table:table-cell>
          <table:table-cell table:formula="of:=[.B1170]+1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408904" calcext:value-type="float">
            <text:p>2408904</text:p>
          </table:table-cell>
          <table:table-cell table:formula="of:=[.B1171]+1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408953" calcext:value-type="float">
            <text:p>2408953</text:p>
          </table:table-cell>
          <table:table-cell table:formula="of:=[.B1172]+1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409100" calcext:value-type="float">
            <text:p>2409100</text:p>
          </table:table-cell>
          <table:table-cell table:formula="of:=[.B1173]+1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2409209" calcext:value-type="float">
            <text:p>2409209</text:p>
          </table:table-cell>
          <table:table-cell table:formula="of:=[.B1174]+1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409308" calcext:value-type="float">
            <text:p>2409308</text:p>
          </table:table-cell>
          <table:table-cell table:formula="of:=[.B1175]+1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409332" calcext:value-type="float">
            <text:p>2409332</text:p>
          </table:table-cell>
          <table:table-cell table:formula="of:=[.B1176]+1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409407" calcext:value-type="float">
            <text:p>2409407</text:p>
          </table:table-cell>
          <table:table-cell table:formula="of:=[.B1177]+1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409506" calcext:value-type="float">
            <text:p>2409506</text:p>
          </table:table-cell>
          <table:table-cell table:formula="of:=[.B1178]+1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409605" calcext:value-type="float">
            <text:p>2409605</text:p>
          </table:table-cell>
          <table:table-cell table:formula="of:=[.B1179]+1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409704" calcext:value-type="float">
            <text:p>2409704</text:p>
          </table:table-cell>
          <table:table-cell table:formula="of:=[.B1180]+1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409803" calcext:value-type="float">
            <text:p>2409803</text:p>
          </table:table-cell>
          <table:table-cell table:formula="of:=[.B1181]+1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409902" calcext:value-type="float">
            <text:p>2409902</text:p>
          </table:table-cell>
          <table:table-cell table:formula="of:=[.B1182]+1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410009" calcext:value-type="float">
            <text:p>2410009</text:p>
          </table:table-cell>
          <table:table-cell table:formula="of:=[.B1183]+1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10108" calcext:value-type="float">
            <text:p>2410108</text:p>
          </table:table-cell>
          <table:table-cell table:formula="of:=[.B1184]+1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410207" calcext:value-type="float">
            <text:p>2410207</text:p>
          </table:table-cell>
          <table:table-cell table:formula="of:=[.B1185]+1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410256" calcext:value-type="float">
            <text:p>2410256</text:p>
          </table:table-cell>
          <table:table-cell table:formula="of:=[.B1186]+1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410306" calcext:value-type="float">
            <text:p>2410306</text:p>
          </table:table-cell>
          <table:table-cell table:formula="of:=[.B1187]+1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410405" calcext:value-type="float">
            <text:p>2410405</text:p>
          </table:table-cell>
          <table:table-cell table:formula="of:=[.B1188]+1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410504" calcext:value-type="float">
            <text:p>2410504</text:p>
          </table:table-cell>
          <table:table-cell table:formula="of:=[.B1189]+1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410603" calcext:value-type="float">
            <text:p>2410603</text:p>
          </table:table-cell>
          <table:table-cell table:formula="of:=[.B1190]+1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410702" calcext:value-type="float">
            <text:p>2410702</text:p>
          </table:table-cell>
          <table:table-cell table:formula="of:=[.B1191]+1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410801" calcext:value-type="float">
            <text:p>2410801</text:p>
          </table:table-cell>
          <table:table-cell table:formula="of:=[.B1192]+1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410900" calcext:value-type="float">
            <text:p>2410900</text:p>
          </table:table-cell>
          <table:table-cell table:formula="of:=[.B1193]+1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411007" calcext:value-type="float">
            <text:p>2411007</text:p>
          </table:table-cell>
          <table:table-cell table:formula="of:=[.B1194]+1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411056" calcext:value-type="float">
            <text:p>2411056</text:p>
          </table:table-cell>
          <table:table-cell table:formula="of:=[.B1195]+1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411106" calcext:value-type="float">
            <text:p>2411106</text:p>
          </table:table-cell>
          <table:table-cell table:formula="of:=[.B1196]+1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411205" calcext:value-type="float">
            <text:p>2411205</text:p>
          </table:table-cell>
          <table:table-cell table:formula="of:=[.B1197]+1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411403" calcext:value-type="float">
            <text:p>2411403</text:p>
          </table:table-cell>
          <table:table-cell table:formula="of:=[.B1198]+1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411429" calcext:value-type="float">
            <text:p>2411429</text:p>
          </table:table-cell>
          <table:table-cell table:formula="of:=[.B1199]+1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411502" calcext:value-type="float">
            <text:p>2411502</text:p>
          </table:table-cell>
          <table:table-cell table:formula="of:=[.B1200]+1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11601" calcext:value-type="float">
            <text:p>2411601</text:p>
          </table:table-cell>
          <table:table-cell table:formula="of:=[.B1201]+1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411700" calcext:value-type="float">
            <text:p>2411700</text:p>
          </table:table-cell>
          <table:table-cell table:formula="of:=[.B1202]+1"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411809" calcext:value-type="float">
            <text:p>2411809</text:p>
          </table:table-cell>
          <table:table-cell table:formula="of:=[.B1203]+1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411908" calcext:value-type="float">
            <text:p>2411908</text:p>
          </table:table-cell>
          <table:table-cell table:formula="of:=[.B1204]+1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412005" calcext:value-type="float">
            <text:p>2412005</text:p>
          </table:table-cell>
          <table:table-cell table:formula="of:=[.B1205]+1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412104" calcext:value-type="float">
            <text:p>2412104</text:p>
          </table:table-cell>
          <table:table-cell table:formula="of:=[.B1206]+1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412203" calcext:value-type="float">
            <text:p>2412203</text:p>
          </table:table-cell>
          <table:table-cell table:formula="of:=[.B1207]+1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412302" calcext:value-type="float">
            <text:p>2412302</text:p>
          </table:table-cell>
          <table:table-cell table:formula="of:=[.B1208]+1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412401" calcext:value-type="float">
            <text:p>2412401</text:p>
          </table:table-cell>
          <table:table-cell table:formula="of:=[.B1209]+1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412500" calcext:value-type="float">
            <text:p>2412500</text:p>
          </table:table-cell>
          <table:table-cell table:formula="of:=[.B1210]+1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412559" calcext:value-type="float">
            <text:p>2412559</text:p>
          </table:table-cell>
          <table:table-cell table:formula="of:=[.B1211]+1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412609" calcext:value-type="float">
            <text:p>2412609</text:p>
          </table:table-cell>
          <table:table-cell table:formula="of:=[.B1212]+1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412708" calcext:value-type="float">
            <text:p>2412708</text:p>
          </table:table-cell>
          <table:table-cell table:formula="of:=[.B1213]+1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412807" calcext:value-type="float">
            <text:p>2412807</text:p>
          </table:table-cell>
          <table:table-cell table:formula="of:=[.B1214]+1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412906" calcext:value-type="float">
            <text:p>2412906</text:p>
          </table:table-cell>
          <table:table-cell table:formula="of:=[.B1215]+1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13003" calcext:value-type="float">
            <text:p>2413003</text:p>
          </table:table-cell>
          <table:table-cell table:formula="of:=[.B1216]+1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413102" calcext:value-type="float">
            <text:p>2413102</text:p>
          </table:table-cell>
          <table:table-cell table:formula="of:=[.B1217]+1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413201" calcext:value-type="float">
            <text:p>2413201</text:p>
          </table:table-cell>
          <table:table-cell table:formula="of:=[.B1218]+1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413300" calcext:value-type="float">
            <text:p>2413300</text:p>
          </table:table-cell>
          <table:table-cell table:formula="of:=[.B1219]+1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413359" calcext:value-type="float">
            <text:p>2413359</text:p>
          </table:table-cell>
          <table:table-cell table:formula="of:=[.B1220]+1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413409" calcext:value-type="float">
            <text:p>2413409</text:p>
          </table:table-cell>
          <table:table-cell table:formula="of:=[.B1221]+1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413508" calcext:value-type="float">
            <text:p>2413508</text:p>
          </table:table-cell>
          <table:table-cell table:formula="of:=[.B1222]+1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413557" calcext:value-type="float">
            <text:p>2413557</text:p>
          </table:table-cell>
          <table:table-cell table:formula="of:=[.B1223]+1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413607" calcext:value-type="float">
            <text:p>2413607</text:p>
          </table:table-cell>
          <table:table-cell table:formula="of:=[.B1224]+1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413706" calcext:value-type="float">
            <text:p>2413706</text:p>
          </table:table-cell>
          <table:table-cell table:formula="of:=[.B1225]+1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413805" calcext:value-type="float">
            <text:p>2413805</text:p>
          </table:table-cell>
          <table:table-cell table:formula="of:=[.B1226]+1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413904" calcext:value-type="float">
            <text:p>2413904</text:p>
          </table:table-cell>
          <table:table-cell table:formula="of:=[.B1227]+1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414001" calcext:value-type="float">
            <text:p>2414001</text:p>
          </table:table-cell>
          <table:table-cell table:formula="of:=[.B1228]+1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414100" calcext:value-type="float">
            <text:p>2414100</text:p>
          </table:table-cell>
          <table:table-cell table:formula="of:=[.B1229]+1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414159" calcext:value-type="float">
            <text:p>2414159</text:p>
          </table:table-cell>
          <table:table-cell table:formula="of:=[.B1230]+1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414209" calcext:value-type="float">
            <text:p>2414209</text:p>
          </table:table-cell>
          <table:table-cell table:formula="of:=[.B1231]+1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414308" calcext:value-type="float">
            <text:p>2414308</text:p>
          </table:table-cell>
          <table:table-cell table:formula="of:=[.B1232]+1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414407" calcext:value-type="float">
            <text:p>2414407</text:p>
          </table:table-cell>
          <table:table-cell table:formula="of:=[.B1233]+1"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414456" calcext:value-type="float">
            <text:p>2414456</text:p>
          </table:table-cell>
          <table:table-cell table:formula="of:=[.B1234]+1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414506" calcext:value-type="float">
            <text:p>2414506</text:p>
          </table:table-cell>
          <table:table-cell table:formula="of:=[.B1235]+1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414605" calcext:value-type="float">
            <text:p>2414605</text:p>
          </table:table-cell>
          <table:table-cell table:formula="of:=[.B1236]+1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414704" calcext:value-type="float">
            <text:p>2414704</text:p>
          </table:table-cell>
          <table:table-cell table:formula="of:=[.B1237]+1"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414753" calcext:value-type="float">
            <text:p>2414753</text:p>
          </table:table-cell>
          <table:table-cell table:formula="of:=[.B1238]+1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414803" calcext:value-type="float">
            <text:p>2414803</text:p>
          </table:table-cell>
          <table:table-cell table:formula="of:=[.B1239]+1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414902" calcext:value-type="float">
            <text:p>2414902</text:p>
          </table:table-cell>
          <table:table-cell table:formula="of:=[.B1240]+1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2415008" calcext:value-type="float">
            <text:p>2415008</text:p>
          </table:table-cell>
          <table:table-cell table:formula="of:=[.B1241]+1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500106" calcext:value-type="float">
            <text:p>2500106</text:p>
          </table:table-cell>
          <table:table-cell table:formula="of:=[.B1242]+1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500205" calcext:value-type="float">
            <text:p>2500205</text:p>
          </table:table-cell>
          <table:table-cell table:formula="of:=[.B1243]+1"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500304" calcext:value-type="float">
            <text:p>2500304</text:p>
          </table:table-cell>
          <table:table-cell table:formula="of:=[.B1244]+1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500403" calcext:value-type="float">
            <text:p>2500403</text:p>
          </table:table-cell>
          <table:table-cell table:formula="of:=[.B1245]+1"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500502" calcext:value-type="float">
            <text:p>2500502</text:p>
          </table:table-cell>
          <table:table-cell table:formula="of:=[.B1246]+1"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500536" calcext:value-type="float">
            <text:p>2500536</text:p>
          </table:table-cell>
          <table:table-cell table:formula="of:=[.B1247]+1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500577" calcext:value-type="float">
            <text:p>2500577</text:p>
          </table:table-cell>
          <table:table-cell table:formula="of:=[.B1248]+1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500601" calcext:value-type="float">
            <text:p>2500601</text:p>
          </table:table-cell>
          <table:table-cell table:formula="of:=[.B1249]+1"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500700" calcext:value-type="float">
            <text:p>2500700</text:p>
          </table:table-cell>
          <table:table-cell table:formula="of:=[.B1250]+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00734" calcext:value-type="float">
            <text:p>2500734</text:p>
          </table:table-cell>
          <table:table-cell table:formula="of:=[.B1251]+1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500775" calcext:value-type="float">
            <text:p>2500775</text:p>
          </table:table-cell>
          <table:table-cell table:formula="of:=[.B1252]+1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500809" calcext:value-type="float">
            <text:p>2500809</text:p>
          </table:table-cell>
          <table:table-cell table:formula="of:=[.B1253]+1"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500908" calcext:value-type="float">
            <text:p>2500908</text:p>
          </table:table-cell>
          <table:table-cell table:formula="of:=[.B1254]+1"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501005" calcext:value-type="float">
            <text:p>2501005</text:p>
          </table:table-cell>
          <table:table-cell table:formula="of:=[.B1255]+1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501104" calcext:value-type="float">
            <text:p>2501104</text:p>
          </table:table-cell>
          <table:table-cell table:formula="of:=[.B1256]+1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501153" calcext:value-type="float">
            <text:p>2501153</text:p>
          </table:table-cell>
          <table:table-cell table:formula="of:=[.B1257]+1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501203" calcext:value-type="float">
            <text:p>2501203</text:p>
          </table:table-cell>
          <table:table-cell table:formula="of:=[.B1258]+1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501302" calcext:value-type="float">
            <text:p>2501302</text:p>
          </table:table-cell>
          <table:table-cell table:formula="of:=[.B1259]+1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501351" calcext:value-type="float">
            <text:p>2501351</text:p>
          </table:table-cell>
          <table:table-cell table:formula="of:=[.B1260]+1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501401" calcext:value-type="float">
            <text:p>2501401</text:p>
          </table:table-cell>
          <table:table-cell table:formula="of:=[.B1261]+1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501500" calcext:value-type="float">
            <text:p>2501500</text:p>
          </table:table-cell>
          <table:table-cell table:formula="of:=[.B1262]+1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2501534" calcext:value-type="float">
            <text:p>2501534</text:p>
          </table:table-cell>
          <table:table-cell table:formula="of:=[.B1263]+1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501575" calcext:value-type="float">
            <text:p>2501575</text:p>
          </table:table-cell>
          <table:table-cell table:formula="of:=[.B1264]+1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501609" calcext:value-type="float">
            <text:p>2501609</text:p>
          </table:table-cell>
          <table:table-cell table:formula="of:=[.B1265]+1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501708" calcext:value-type="float">
            <text:p>2501708</text:p>
          </table:table-cell>
          <table:table-cell table:formula="of:=[.B1266]+1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501807" calcext:value-type="float">
            <text:p>2501807</text:p>
          </table:table-cell>
          <table:table-cell table:formula="of:=[.B1267]+1"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01906" calcext:value-type="float">
            <text:p>2501906</text:p>
          </table:table-cell>
          <table:table-cell table:formula="of:=[.B1268]+1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502003" calcext:value-type="float">
            <text:p>2502003</text:p>
          </table:table-cell>
          <table:table-cell table:formula="of:=[.B1269]+1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502052" calcext:value-type="float">
            <text:p>2502052</text:p>
          </table:table-cell>
          <table:table-cell table:formula="of:=[.B1270]+1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502102" calcext:value-type="float">
            <text:p>2502102</text:p>
          </table:table-cell>
          <table:table-cell table:formula="of:=[.B1271]+1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502151" calcext:value-type="float">
            <text:p>2502151</text:p>
          </table:table-cell>
          <table:table-cell table:formula="of:=[.B1272]+1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502201" calcext:value-type="float">
            <text:p>2502201</text:p>
          </table:table-cell>
          <table:table-cell table:formula="of:=[.B1273]+1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502300" calcext:value-type="float">
            <text:p>2502300</text:p>
          </table:table-cell>
          <table:table-cell table:formula="of:=[.B1274]+1"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502409" calcext:value-type="float">
            <text:p>2502409</text:p>
          </table:table-cell>
          <table:table-cell table:formula="of:=[.B1275]+1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502508" calcext:value-type="float">
            <text:p>2502508</text:p>
          </table:table-cell>
          <table:table-cell table:formula="of:=[.B1276]+1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502607" calcext:value-type="float">
            <text:p>2502607</text:p>
          </table:table-cell>
          <table:table-cell table:formula="of:=[.B1277]+1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502706" calcext:value-type="float">
            <text:p>2502706</text:p>
          </table:table-cell>
          <table:table-cell table:formula="of:=[.B1278]+1"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502805" calcext:value-type="float">
            <text:p>2502805</text:p>
          </table:table-cell>
          <table:table-cell table:formula="of:=[.B1279]+1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502904" calcext:value-type="float">
            <text:p>2502904</text:p>
          </table:table-cell>
          <table:table-cell table:formula="of:=[.B1280]+1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503001" calcext:value-type="float">
            <text:p>2503001</text:p>
          </table:table-cell>
          <table:table-cell table:formula="of:=[.B1281]+1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503100" calcext:value-type="float">
            <text:p>2503100</text:p>
          </table:table-cell>
          <table:table-cell table:formula="of:=[.B1282]+1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503209" calcext:value-type="float">
            <text:p>2503209</text:p>
          </table:table-cell>
          <table:table-cell table:formula="of:=[.B1283]+1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503308" calcext:value-type="float">
            <text:p>2503308</text:p>
          </table:table-cell>
          <table:table-cell table:formula="of:=[.B1284]+1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503407" calcext:value-type="float">
            <text:p>2503407</text:p>
          </table:table-cell>
          <table:table-cell table:formula="of:=[.B1285]+1"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503506" calcext:value-type="float">
            <text:p>2503506</text:p>
          </table:table-cell>
          <table:table-cell table:formula="of:=[.B1286]+1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503555" calcext:value-type="float">
            <text:p>2503555</text:p>
          </table:table-cell>
          <table:table-cell table:formula="of:=[.B1287]+1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503605" calcext:value-type="float">
            <text:p>2503605</text:p>
          </table:table-cell>
          <table:table-cell table:formula="of:=[.B1288]+1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503704" calcext:value-type="float">
            <text:p>2503704</text:p>
          </table:table-cell>
          <table:table-cell table:formula="of:=[.B1289]+1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503753" calcext:value-type="float">
            <text:p>2503753</text:p>
          </table:table-cell>
          <table:table-cell table:formula="of:=[.B1290]+1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503803" calcext:value-type="float">
            <text:p>2503803</text:p>
          </table:table-cell>
          <table:table-cell table:formula="of:=[.B1291]+1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503902" calcext:value-type="float">
            <text:p>2503902</text:p>
          </table:table-cell>
          <table:table-cell table:formula="of:=[.B1292]+1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504009" calcext:value-type="float">
            <text:p>2504009</text:p>
          </table:table-cell>
          <table:table-cell table:formula="of:=[.B1293]+1"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504033" calcext:value-type="float">
            <text:p>2504033</text:p>
          </table:table-cell>
          <table:table-cell table:formula="of:=[.B1294]+1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504074" calcext:value-type="float">
            <text:p>2504074</text:p>
          </table:table-cell>
          <table:table-cell table:formula="of:=[.B1295]+1"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504108" calcext:value-type="float">
            <text:p>2504108</text:p>
          </table:table-cell>
          <table:table-cell table:formula="of:=[.B1296]+1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504157" calcext:value-type="float">
            <text:p>2504157</text:p>
          </table:table-cell>
          <table:table-cell table:formula="of:=[.B1297]+1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504207" calcext:value-type="float">
            <text:p>2504207</text:p>
          </table:table-cell>
          <table:table-cell table:formula="of:=[.B1298]+1"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504306" calcext:value-type="float">
            <text:p>2504306</text:p>
          </table:table-cell>
          <table:table-cell table:formula="of:=[.B1299]+1"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504355" calcext:value-type="float">
            <text:p>2504355</text:p>
          </table:table-cell>
          <table:table-cell table:formula="of:=[.B1300]+1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4405" calcext:value-type="float">
            <text:p>2504405</text:p>
          </table:table-cell>
          <table:table-cell table:formula="of:=[.B1301]+1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2504504" calcext:value-type="float">
            <text:p>2504504</text:p>
          </table:table-cell>
          <table:table-cell table:formula="of:=[.B1302]+1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504603" calcext:value-type="float">
            <text:p>2504603</text:p>
          </table:table-cell>
          <table:table-cell table:formula="of:=[.B1303]+1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504702" calcext:value-type="float">
            <text:p>2504702</text:p>
          </table:table-cell>
          <table:table-cell table:formula="of:=[.B1304]+1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504801" calcext:value-type="float">
            <text:p>2504801</text:p>
          </table:table-cell>
          <table:table-cell table:formula="of:=[.B1305]+1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2504850" calcext:value-type="float">
            <text:p>2504850</text:p>
          </table:table-cell>
          <table:table-cell table:formula="of:=[.B1306]+1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504900" calcext:value-type="float">
            <text:p>2504900</text:p>
          </table:table-cell>
          <table:table-cell table:formula="of:=[.B1307]+1"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505006" calcext:value-type="float">
            <text:p>2505006</text:p>
          </table:table-cell>
          <table:table-cell table:formula="of:=[.B1308]+1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505105" calcext:value-type="float">
            <text:p>2505105</text:p>
          </table:table-cell>
          <table:table-cell table:formula="of:=[.B1309]+1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2505204" calcext:value-type="float">
            <text:p>2505204</text:p>
          </table:table-cell>
          <table:table-cell table:formula="of:=[.B1310]+1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505238" calcext:value-type="float">
            <text:p>2505238</text:p>
          </table:table-cell>
          <table:table-cell table:formula="of:=[.B1311]+1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2505279" calcext:value-type="float">
            <text:p>2505279</text:p>
          </table:table-cell>
          <table:table-cell table:formula="of:=[.B1312]+1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505303" calcext:value-type="float">
            <text:p>2505303</text:p>
          </table:table-cell>
          <table:table-cell table:formula="of:=[.B1313]+1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505352" calcext:value-type="float">
            <text:p>2505352</text:p>
          </table:table-cell>
          <table:table-cell table:formula="of:=[.B1314]+1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505402" calcext:value-type="float">
            <text:p>2505402</text:p>
          </table:table-cell>
          <table:table-cell table:formula="of:=[.B1315]+1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505501" calcext:value-type="float">
            <text:p>2505501</text:p>
          </table:table-cell>
          <table:table-cell table:formula="of:=[.B1316]+1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505600" calcext:value-type="float">
            <text:p>2505600</text:p>
          </table:table-cell>
          <table:table-cell table:formula="of:=[.B1317]+1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2505709" calcext:value-type="float">
            <text:p>2505709</text:p>
          </table:table-cell>
          <table:table-cell table:formula="of:=[.B1318]+1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2505808" calcext:value-type="float">
            <text:p>2505808</text:p>
          </table:table-cell>
          <table:table-cell table:formula="of:=[.B1319]+1"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505907" calcext:value-type="float">
            <text:p>2505907</text:p>
          </table:table-cell>
          <table:table-cell table:formula="of:=[.B1320]+1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506004" calcext:value-type="float">
            <text:p>2506004</text:p>
          </table:table-cell>
          <table:table-cell table:formula="of:=[.B1321]+1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506103" calcext:value-type="float">
            <text:p>2506103</text:p>
          </table:table-cell>
          <table:table-cell table:formula="of:=[.B1322]+1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506202" calcext:value-type="float">
            <text:p>2506202</text:p>
          </table:table-cell>
          <table:table-cell table:formula="of:=[.B1323]+1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506251" calcext:value-type="float">
            <text:p>2506251</text:p>
          </table:table-cell>
          <table:table-cell table:formula="of:=[.B1324]+1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2506301" calcext:value-type="float">
            <text:p>2506301</text:p>
          </table:table-cell>
          <table:table-cell table:formula="of:=[.B1325]+1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506400" calcext:value-type="float">
            <text:p>2506400</text:p>
          </table:table-cell>
          <table:table-cell table:formula="of:=[.B1326]+1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506509" calcext:value-type="float">
            <text:p>2506509</text:p>
          </table:table-cell>
          <table:table-cell table:formula="of:=[.B1327]+1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506608" calcext:value-type="float">
            <text:p>2506608</text:p>
          </table:table-cell>
          <table:table-cell table:formula="of:=[.B1328]+1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2506707" calcext:value-type="float">
            <text:p>2506707</text:p>
          </table:table-cell>
          <table:table-cell table:formula="of:=[.B1329]+1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2506806" calcext:value-type="float">
            <text:p>2506806</text:p>
          </table:table-cell>
          <table:table-cell table:formula="of:=[.B1330]+1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506905" calcext:value-type="float">
            <text:p>2506905</text:p>
          </table:table-cell>
          <table:table-cell table:formula="of:=[.B1331]+1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2507002" calcext:value-type="float">
            <text:p>2507002</text:p>
          </table:table-cell>
          <table:table-cell table:formula="of:=[.B1332]+1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2507101" calcext:value-type="float">
            <text:p>2507101</text:p>
          </table:table-cell>
          <table:table-cell table:formula="of:=[.B1333]+1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2507200" calcext:value-type="float">
            <text:p>2507200</text:p>
          </table:table-cell>
          <table:table-cell table:formula="of:=[.B1334]+1"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2507309" calcext:value-type="float">
            <text:p>2507309</text:p>
          </table:table-cell>
          <table:table-cell table:formula="of:=[.B1335]+1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507408" calcext:value-type="float">
            <text:p>2507408</text:p>
          </table:table-cell>
          <table:table-cell table:formula="of:=[.B1336]+1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507507" calcext:value-type="float">
            <text:p>2507507</text:p>
          </table:table-cell>
          <table:table-cell table:formula="of:=[.B1337]+1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507606" calcext:value-type="float">
            <text:p>2507606</text:p>
          </table:table-cell>
          <table:table-cell table:formula="of:=[.B1338]+1"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507705" calcext:value-type="float">
            <text:p>2507705</text:p>
          </table:table-cell>
          <table:table-cell table:formula="of:=[.B1339]+1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507804" calcext:value-type="float">
            <text:p>2507804</text:p>
          </table:table-cell>
          <table:table-cell table:formula="of:=[.B1340]+1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507903" calcext:value-type="float">
            <text:p>2507903</text:p>
          </table:table-cell>
          <table:table-cell table:formula="of:=[.B1341]+1"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508000" calcext:value-type="float">
            <text:p>2508000</text:p>
          </table:table-cell>
          <table:table-cell table:formula="of:=[.B1342]+1"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508109" calcext:value-type="float">
            <text:p>2508109</text:p>
          </table:table-cell>
          <table:table-cell table:formula="of:=[.B1343]+1"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508208" calcext:value-type="float">
            <text:p>2508208</text:p>
          </table:table-cell>
          <table:table-cell table:formula="of:=[.B1344]+1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508307" calcext:value-type="float">
            <text:p>2508307</text:p>
          </table:table-cell>
          <table:table-cell table:formula="of:=[.B1345]+1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2508406" calcext:value-type="float">
            <text:p>2508406</text:p>
          </table:table-cell>
          <table:table-cell table:formula="of:=[.B1346]+1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2508505" calcext:value-type="float">
            <text:p>2508505</text:p>
          </table:table-cell>
          <table:table-cell table:formula="of:=[.B1347]+1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508554" calcext:value-type="float">
            <text:p>2508554</text:p>
          </table:table-cell>
          <table:table-cell table:formula="of:=[.B1348]+1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2508604" calcext:value-type="float">
            <text:p>2508604</text:p>
          </table:table-cell>
          <table:table-cell table:formula="of:=[.B1349]+1"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508703" calcext:value-type="float">
            <text:p>2508703</text:p>
          </table:table-cell>
          <table:table-cell table:formula="of:=[.B1350]+1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508802" calcext:value-type="float">
            <text:p>2508802</text:p>
          </table:table-cell>
          <table:table-cell table:formula="of:=[.B1351]+1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508901" calcext:value-type="float">
            <text:p>2508901</text:p>
          </table:table-cell>
          <table:table-cell table:formula="of:=[.B1352]+1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509008" calcext:value-type="float">
            <text:p>2509008</text:p>
          </table:table-cell>
          <table:table-cell table:formula="of:=[.B1353]+1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2509057" calcext:value-type="float">
            <text:p>2509057</text:p>
          </table:table-cell>
          <table:table-cell table:formula="of:=[.B1354]+1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509107" calcext:value-type="float">
            <text:p>2509107</text:p>
          </table:table-cell>
          <table:table-cell table:formula="of:=[.B1355]+1"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2509156" calcext:value-type="float">
            <text:p>2509156</text:p>
          </table:table-cell>
          <table:table-cell table:formula="of:=[.B1356]+1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2509206" calcext:value-type="float">
            <text:p>2509206</text:p>
          </table:table-cell>
          <table:table-cell table:formula="of:=[.B1357]+1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2509305" calcext:value-type="float">
            <text:p>2509305</text:p>
          </table:table-cell>
          <table:table-cell table:formula="of:=[.B1358]+1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2509339" calcext:value-type="float">
            <text:p>2509339</text:p>
          </table:table-cell>
          <table:table-cell table:formula="of:=[.B1359]+1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509370" calcext:value-type="float">
            <text:p>2509370</text:p>
          </table:table-cell>
          <table:table-cell table:formula="of:=[.B1360]+1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509396" calcext:value-type="float">
            <text:p>2509396</text:p>
          </table:table-cell>
          <table:table-cell table:formula="of:=[.B1361]+1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2509404" calcext:value-type="float">
            <text:p>2509404</text:p>
          </table:table-cell>
          <table:table-cell table:formula="of:=[.B1362]+1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509503" calcext:value-type="float">
            <text:p>2509503</text:p>
          </table:table-cell>
          <table:table-cell table:formula="of:=[.B1363]+1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509602" calcext:value-type="float">
            <text:p>2509602</text:p>
          </table:table-cell>
          <table:table-cell table:formula="of:=[.B1364]+1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509701" calcext:value-type="float">
            <text:p>2509701</text:p>
          </table:table-cell>
          <table:table-cell table:formula="of:=[.B1365]+1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509800" calcext:value-type="float">
            <text:p>2509800</text:p>
          </table:table-cell>
          <table:table-cell table:formula="of:=[.B1366]+1"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2509909" calcext:value-type="float">
            <text:p>2509909</text:p>
          </table:table-cell>
          <table:table-cell table:formula="of:=[.B1367]+1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510006" calcext:value-type="float">
            <text:p>2510006</text:p>
          </table:table-cell>
          <table:table-cell table:formula="of:=[.B1368]+1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510105" calcext:value-type="float">
            <text:p>2510105</text:p>
          </table:table-cell>
          <table:table-cell table:formula="of:=[.B1369]+1"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2510204" calcext:value-type="float">
            <text:p>2510204</text:p>
          </table:table-cell>
          <table:table-cell table:formula="of:=[.B1370]+1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510303" calcext:value-type="float">
            <text:p>2510303</text:p>
          </table:table-cell>
          <table:table-cell table:formula="of:=[.B1371]+1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510402" calcext:value-type="float">
            <text:p>2510402</text:p>
          </table:table-cell>
          <table:table-cell table:formula="of:=[.B1372]+1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510501" calcext:value-type="float">
            <text:p>2510501</text:p>
          </table:table-cell>
          <table:table-cell table:formula="of:=[.B1373]+1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510600" calcext:value-type="float">
            <text:p>2510600</text:p>
          </table:table-cell>
          <table:table-cell table:formula="of:=[.B1374]+1"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510659" calcext:value-type="float">
            <text:p>2510659</text:p>
          </table:table-cell>
          <table:table-cell table:formula="of:=[.B1375]+1"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2510709" calcext:value-type="float">
            <text:p>2510709</text:p>
          </table:table-cell>
          <table:table-cell table:formula="of:=[.B1376]+1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510808" calcext:value-type="float">
            <text:p>2510808</text:p>
          </table:table-cell>
          <table:table-cell table:formula="of:=[.B1377]+1"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2510907" calcext:value-type="float">
            <text:p>2510907</text:p>
          </table:table-cell>
          <table:table-cell table:formula="of:=[.B1378]+1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511004" calcext:value-type="float">
            <text:p>2511004</text:p>
          </table:table-cell>
          <table:table-cell table:formula="of:=[.B1379]+1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511103" calcext:value-type="float">
            <text:p>2511103</text:p>
          </table:table-cell>
          <table:table-cell table:formula="of:=[.B1380]+1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511202" calcext:value-type="float">
            <text:p>2511202</text:p>
          </table:table-cell>
          <table:table-cell table:formula="of:=[.B1381]+1"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2511301" calcext:value-type="float">
            <text:p>2511301</text:p>
          </table:table-cell>
          <table:table-cell table:formula="of:=[.B1382]+1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511400" calcext:value-type="float">
            <text:p>2511400</text:p>
          </table:table-cell>
          <table:table-cell table:formula="of:=[.B1383]+1"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511509" calcext:value-type="float">
            <text:p>2511509</text:p>
          </table:table-cell>
          <table:table-cell table:formula="of:=[.B1384]+1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511608" calcext:value-type="float">
            <text:p>2511608</text:p>
          </table:table-cell>
          <table:table-cell table:formula="of:=[.B1385]+1"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511707" calcext:value-type="float">
            <text:p>2511707</text:p>
          </table:table-cell>
          <table:table-cell table:formula="of:=[.B1386]+1"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511806" calcext:value-type="float">
            <text:p>2511806</text:p>
          </table:table-cell>
          <table:table-cell table:formula="of:=[.B1387]+1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511905" calcext:value-type="float">
            <text:p>2511905</text:p>
          </table:table-cell>
          <table:table-cell table:formula="of:=[.B1388]+1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512002" calcext:value-type="float">
            <text:p>2512002</text:p>
          </table:table-cell>
          <table:table-cell table:formula="of:=[.B1389]+1"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512036" calcext:value-type="float">
            <text:p>2512036</text:p>
          </table:table-cell>
          <table:table-cell table:formula="of:=[.B1390]+1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512077" calcext:value-type="float">
            <text:p>2512077</text:p>
          </table:table-cell>
          <table:table-cell table:formula="of:=[.B1391]+1"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512101" calcext:value-type="float">
            <text:p>2512101</text:p>
          </table:table-cell>
          <table:table-cell table:formula="of:=[.B1392]+1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512200" calcext:value-type="float">
            <text:p>2512200</text:p>
          </table:table-cell>
          <table:table-cell table:formula="of:=[.B1393]+1"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512309" calcext:value-type="float">
            <text:p>2512309</text:p>
          </table:table-cell>
          <table:table-cell table:formula="of:=[.B1394]+1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512408" calcext:value-type="float">
            <text:p>2512408</text:p>
          </table:table-cell>
          <table:table-cell table:formula="of:=[.B1395]+1"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512507" calcext:value-type="float">
            <text:p>2512507</text:p>
          </table:table-cell>
          <table:table-cell table:formula="of:=[.B1396]+1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512606" calcext:value-type="float">
            <text:p>2512606</text:p>
          </table:table-cell>
          <table:table-cell table:formula="of:=[.B1397]+1"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512705" calcext:value-type="float">
            <text:p>2512705</text:p>
          </table:table-cell>
          <table:table-cell table:formula="of:=[.B1398]+1"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512721" calcext:value-type="float">
            <text:p>2512721</text:p>
          </table:table-cell>
          <table:table-cell table:formula="of:=[.B1399]+1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512747" calcext:value-type="float">
            <text:p>2512747</text:p>
          </table:table-cell>
          <table:table-cell table:formula="of:=[.B1400]+1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512754" calcext:value-type="float">
            <text:p>2512754</text:p>
          </table:table-cell>
          <table:table-cell table:formula="of:=[.B1401]+1"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2512762" calcext:value-type="float">
            <text:p>2512762</text:p>
          </table:table-cell>
          <table:table-cell table:formula="of:=[.B1402]+1"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2512788" calcext:value-type="float">
            <text:p>2512788</text:p>
          </table:table-cell>
          <table:table-cell table:formula="of:=[.B1403]+1"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2512804" calcext:value-type="float">
            <text:p>2512804</text:p>
          </table:table-cell>
          <table:table-cell table:formula="of:=[.B1404]+1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2512903" calcext:value-type="float">
            <text:p>2512903</text:p>
          </table:table-cell>
          <table:table-cell table:formula="of:=[.B1405]+1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513000" calcext:value-type="float">
            <text:p>2513000</text:p>
          </table:table-cell>
          <table:table-cell table:formula="of:=[.B1406]+1"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513109" calcext:value-type="float">
            <text:p>2513109</text:p>
          </table:table-cell>
          <table:table-cell table:formula="of:=[.B1407]+1"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513158" calcext:value-type="float">
            <text:p>2513158</text:p>
          </table:table-cell>
          <table:table-cell table:formula="of:=[.B1408]+1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513208" calcext:value-type="float">
            <text:p>2513208</text:p>
          </table:table-cell>
          <table:table-cell table:formula="of:=[.B1409]+1"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513307" calcext:value-type="float">
            <text:p>2513307</text:p>
          </table:table-cell>
          <table:table-cell table:formula="of:=[.B1410]+1"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513356" calcext:value-type="float">
            <text:p>2513356</text:p>
          </table:table-cell>
          <table:table-cell table:formula="of:=[.B1411]+1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513406" calcext:value-type="float">
            <text:p>2513406</text:p>
          </table:table-cell>
          <table:table-cell table:formula="of:=[.B1412]+1"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513505" calcext:value-type="float">
            <text:p>2513505</text:p>
          </table:table-cell>
          <table:table-cell table:formula="of:=[.B1413]+1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513604" calcext:value-type="float">
            <text:p>2513604</text:p>
          </table:table-cell>
          <table:table-cell table:formula="of:=[.B1414]+1"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513653" calcext:value-type="float">
            <text:p>2513653</text:p>
          </table:table-cell>
          <table:table-cell table:formula="of:=[.B1415]+1"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2513703" calcext:value-type="float">
            <text:p>2513703</text:p>
          </table:table-cell>
          <table:table-cell table:formula="of:=[.B1416]+1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513802" calcext:value-type="float">
            <text:p>2513802</text:p>
          </table:table-cell>
          <table:table-cell table:formula="of:=[.B1417]+1"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513851" calcext:value-type="float">
            <text:p>2513851</text:p>
          </table:table-cell>
          <table:table-cell table:formula="of:=[.B1418]+1"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513901" calcext:value-type="float">
            <text:p>2513901</text:p>
          </table:table-cell>
          <table:table-cell table:formula="of:=[.B1419]+1"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513927" calcext:value-type="float">
            <text:p>2513927</text:p>
          </table:table-cell>
          <table:table-cell table:formula="of:=[.B1420]+1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513943" calcext:value-type="float">
            <text:p>2513943</text:p>
          </table:table-cell>
          <table:table-cell table:formula="of:=[.B1421]+1"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2513968" calcext:value-type="float">
            <text:p>2513968</text:p>
          </table:table-cell>
          <table:table-cell table:formula="of:=[.B1422]+1"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513984" calcext:value-type="float">
            <text:p>2513984</text:p>
          </table:table-cell>
          <table:table-cell table:formula="of:=[.B1423]+1"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514008" calcext:value-type="float">
            <text:p>2514008</text:p>
          </table:table-cell>
          <table:table-cell table:formula="of:=[.B1424]+1"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2514107" calcext:value-type="float">
            <text:p>2514107</text:p>
          </table:table-cell>
          <table:table-cell table:formula="of:=[.B1425]+1"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2514206" calcext:value-type="float">
            <text:p>2514206</text:p>
          </table:table-cell>
          <table:table-cell table:formula="of:=[.B1426]+1"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514305" calcext:value-type="float">
            <text:p>2514305</text:p>
          </table:table-cell>
          <table:table-cell table:formula="of:=[.B1427]+1"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514404" calcext:value-type="float">
            <text:p>2514404</text:p>
          </table:table-cell>
          <table:table-cell table:formula="of:=[.B1428]+1"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514453" calcext:value-type="float">
            <text:p>2514453</text:p>
          </table:table-cell>
          <table:table-cell table:formula="of:=[.B1429]+1"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514503" calcext:value-type="float">
            <text:p>2514503</text:p>
          </table:table-cell>
          <table:table-cell table:formula="of:=[.B1430]+1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514552" calcext:value-type="float">
            <text:p>2514552</text:p>
          </table:table-cell>
          <table:table-cell table:formula="of:=[.B1431]+1"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514602" calcext:value-type="float">
            <text:p>2514602</text:p>
          </table:table-cell>
          <table:table-cell table:formula="of:=[.B1432]+1"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514651" calcext:value-type="float">
            <text:p>2514651</text:p>
          </table:table-cell>
          <table:table-cell table:formula="of:=[.B1433]+1"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514701" calcext:value-type="float">
            <text:p>2514701</text:p>
          </table:table-cell>
          <table:table-cell table:formula="of:=[.B1434]+1"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514800" calcext:value-type="float">
            <text:p>2514800</text:p>
          </table:table-cell>
          <table:table-cell table:formula="of:=[.B1435]+1"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514909" calcext:value-type="float">
            <text:p>2514909</text:p>
          </table:table-cell>
          <table:table-cell table:formula="of:=[.B1436]+1"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515005" calcext:value-type="float">
            <text:p>2515005</text:p>
          </table:table-cell>
          <table:table-cell table:formula="of:=[.B1437]+1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515104" calcext:value-type="float">
            <text:p>2515104</text:p>
          </table:table-cell>
          <table:table-cell table:formula="of:=[.B1438]+1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515203" calcext:value-type="float">
            <text:p>2515203</text:p>
          </table:table-cell>
          <table:table-cell table:formula="of:=[.B1439]+1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515302" calcext:value-type="float">
            <text:p>2515302</text:p>
          </table:table-cell>
          <table:table-cell table:formula="of:=[.B1440]+1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515401" calcext:value-type="float">
            <text:p>2515401</text:p>
          </table:table-cell>
          <table:table-cell table:formula="of:=[.B1441]+1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515500" calcext:value-type="float">
            <text:p>2515500</text:p>
          </table:table-cell>
          <table:table-cell table:formula="of:=[.B1442]+1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515609" calcext:value-type="float">
            <text:p>2515609</text:p>
          </table:table-cell>
          <table:table-cell table:formula="of:=[.B1443]+1"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515708" calcext:value-type="float">
            <text:p>2515708</text:p>
          </table:table-cell>
          <table:table-cell table:formula="of:=[.B1444]+1"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515807" calcext:value-type="float">
            <text:p>2515807</text:p>
          </table:table-cell>
          <table:table-cell table:formula="of:=[.B1445]+1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15906" calcext:value-type="float">
            <text:p>2515906</text:p>
          </table:table-cell>
          <table:table-cell table:formula="of:=[.B1446]+1"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515930" calcext:value-type="float">
            <text:p>2515930</text:p>
          </table:table-cell>
          <table:table-cell table:formula="of:=[.B1447]+1"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515971" calcext:value-type="float">
            <text:p>2515971</text:p>
          </table:table-cell>
          <table:table-cell table:formula="of:=[.B1448]+1"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516003" calcext:value-type="float">
            <text:p>2516003</text:p>
          </table:table-cell>
          <table:table-cell table:formula="of:=[.B1449]+1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516102" calcext:value-type="float">
            <text:p>2516102</text:p>
          </table:table-cell>
          <table:table-cell table:formula="of:=[.B1450]+1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516151" calcext:value-type="float">
            <text:p>2516151</text:p>
          </table:table-cell>
          <table:table-cell table:formula="of:=[.B1451]+1"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2516201" calcext:value-type="float">
            <text:p>2516201</text:p>
          </table:table-cell>
          <table:table-cell table:formula="of:=[.B1452]+1"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516300" calcext:value-type="float">
            <text:p>2516300</text:p>
          </table:table-cell>
          <table:table-cell table:formula="of:=[.B1453]+1"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516409" calcext:value-type="float">
            <text:p>2516409</text:p>
          </table:table-cell>
          <table:table-cell table:formula="of:=[.B1454]+1"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2516508" calcext:value-type="float">
            <text:p>2516508</text:p>
          </table:table-cell>
          <table:table-cell table:formula="of:=[.B1455]+1"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516607" calcext:value-type="float">
            <text:p>2516607</text:p>
          </table:table-cell>
          <table:table-cell table:formula="of:=[.B1456]+1"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516706" calcext:value-type="float">
            <text:p>2516706</text:p>
          </table:table-cell>
          <table:table-cell table:formula="of:=[.B1457]+1"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2516755" calcext:value-type="float">
            <text:p>2516755</text:p>
          </table:table-cell>
          <table:table-cell table:formula="of:=[.B1458]+1"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2516805" calcext:value-type="float">
            <text:p>2516805</text:p>
          </table:table-cell>
          <table:table-cell table:formula="of:=[.B1459]+1"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516904" calcext:value-type="float">
            <text:p>2516904</text:p>
          </table:table-cell>
          <table:table-cell table:formula="of:=[.B1460]+1"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517001" calcext:value-type="float">
            <text:p>2517001</text:p>
          </table:table-cell>
          <table:table-cell table:formula="of:=[.B1461]+1"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517100" calcext:value-type="float">
            <text:p>2517100</text:p>
          </table:table-cell>
          <table:table-cell table:formula="of:=[.B1462]+1"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2517209" calcext:value-type="float">
            <text:p>2517209</text:p>
          </table:table-cell>
          <table:table-cell table:formula="of:=[.B1463]+1"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2517407" calcext:value-type="float">
            <text:p>2517407</text:p>
          </table:table-cell>
          <table:table-cell table:formula="of:=[.B1464]+1"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2600054" calcext:value-type="float">
            <text:p>2600054</text:p>
          </table:table-cell>
          <table:table-cell table:formula="of:=[.B1465]+1"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600104" calcext:value-type="float">
            <text:p>2600104</text:p>
          </table:table-cell>
          <table:table-cell table:formula="of:=[.B1466]+1"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600203" calcext:value-type="float">
            <text:p>2600203</text:p>
          </table:table-cell>
          <table:table-cell table:formula="of:=[.B1467]+1"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600302" calcext:value-type="float">
            <text:p>2600302</text:p>
          </table:table-cell>
          <table:table-cell table:formula="of:=[.B1468]+1"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600401" calcext:value-type="float">
            <text:p>2600401</text:p>
          </table:table-cell>
          <table:table-cell table:formula="of:=[.B1469]+1"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600500" calcext:value-type="float">
            <text:p>2600500</text:p>
          </table:table-cell>
          <table:table-cell table:formula="of:=[.B1470]+1"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2600609" calcext:value-type="float">
            <text:p>2600609</text:p>
          </table:table-cell>
          <table:table-cell table:formula="of:=[.B1471]+1"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600708" calcext:value-type="float">
            <text:p>2600708</text:p>
          </table:table-cell>
          <table:table-cell table:formula="of:=[.B1472]+1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600807" calcext:value-type="float">
            <text:p>2600807</text:p>
          </table:table-cell>
          <table:table-cell table:formula="of:=[.B1473]+1"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2600906" calcext:value-type="float">
            <text:p>2600906</text:p>
          </table:table-cell>
          <table:table-cell table:formula="of:=[.B1474]+1"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2601003" calcext:value-type="float">
            <text:p>2601003</text:p>
          </table:table-cell>
          <table:table-cell table:formula="of:=[.B1475]+1"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601052" calcext:value-type="float">
            <text:p>2601052</text:p>
          </table:table-cell>
          <table:table-cell table:formula="of:=[.B1476]+1"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601102" calcext:value-type="float">
            <text:p>2601102</text:p>
          </table:table-cell>
          <table:table-cell table:formula="of:=[.B1477]+1"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601201" calcext:value-type="float">
            <text:p>2601201</text:p>
          </table:table-cell>
          <table:table-cell table:formula="of:=[.B1478]+1"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601300" calcext:value-type="float">
            <text:p>2601300</text:p>
          </table:table-cell>
          <table:table-cell table:formula="of:=[.B1479]+1"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2601409" calcext:value-type="float">
            <text:p>2601409</text:p>
          </table:table-cell>
          <table:table-cell table:formula="of:=[.B1480]+1"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601508" calcext:value-type="float">
            <text:p>2601508</text:p>
          </table:table-cell>
          <table:table-cell table:formula="of:=[.B1481]+1"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601607" calcext:value-type="float">
            <text:p>2601607</text:p>
          </table:table-cell>
          <table:table-cell table:formula="of:=[.B1482]+1"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601706" calcext:value-type="float">
            <text:p>2601706</text:p>
          </table:table-cell>
          <table:table-cell table:formula="of:=[.B1483]+1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2601805" calcext:value-type="float">
            <text:p>2601805</text:p>
          </table:table-cell>
          <table:table-cell table:formula="of:=[.B1484]+1"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2601904" calcext:value-type="float">
            <text:p>2601904</text:p>
          </table:table-cell>
          <table:table-cell table:formula="of:=[.B1485]+1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2602001" calcext:value-type="float">
            <text:p>2602001</text:p>
          </table:table-cell>
          <table:table-cell table:formula="of:=[.B1486]+1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602100" calcext:value-type="float">
            <text:p>2602100</text:p>
          </table:table-cell>
          <table:table-cell table:formula="of:=[.B1487]+1"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602209" calcext:value-type="float">
            <text:p>2602209</text:p>
          </table:table-cell>
          <table:table-cell table:formula="of:=[.B1488]+1"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2602308" calcext:value-type="float">
            <text:p>2602308</text:p>
          </table:table-cell>
          <table:table-cell table:formula="of:=[.B1489]+1"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602407" calcext:value-type="float">
            <text:p>2602407</text:p>
          </table:table-cell>
          <table:table-cell table:formula="of:=[.B1490]+1"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2602506" calcext:value-type="float">
            <text:p>2602506</text:p>
          </table:table-cell>
          <table:table-cell table:formula="of:=[.B1491]+1"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602605" calcext:value-type="float">
            <text:p>2602605</text:p>
          </table:table-cell>
          <table:table-cell table:formula="of:=[.B1492]+1"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602704" calcext:value-type="float">
            <text:p>2602704</text:p>
          </table:table-cell>
          <table:table-cell table:formula="of:=[.B1493]+1"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602803" calcext:value-type="float">
            <text:p>2602803</text:p>
          </table:table-cell>
          <table:table-cell table:formula="of:=[.B1494]+1"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602902" calcext:value-type="float">
            <text:p>2602902</text:p>
          </table:table-cell>
          <table:table-cell table:formula="of:=[.B1495]+1"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603009" calcext:value-type="float">
            <text:p>2603009</text:p>
          </table:table-cell>
          <table:table-cell table:formula="of:=[.B1496]+1"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603108" calcext:value-type="float">
            <text:p>2603108</text:p>
          </table:table-cell>
          <table:table-cell table:formula="of:=[.B1497]+1"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603207" calcext:value-type="float">
            <text:p>2603207</text:p>
          </table:table-cell>
          <table:table-cell table:formula="of:=[.B1498]+1"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603306" calcext:value-type="float">
            <text:p>2603306</text:p>
          </table:table-cell>
          <table:table-cell table:formula="of:=[.B1499]+1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603405" calcext:value-type="float">
            <text:p>2603405</text:p>
          </table:table-cell>
          <table:table-cell table:formula="of:=[.B1500]+1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603454" calcext:value-type="float">
            <text:p>2603454</text:p>
          </table:table-cell>
          <table:table-cell table:formula="of:=[.B1501]+1"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2603504" calcext:value-type="float">
            <text:p>2603504</text:p>
          </table:table-cell>
          <table:table-cell table:formula="of:=[.B1502]+1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603603" calcext:value-type="float">
            <text:p>2603603</text:p>
          </table:table-cell>
          <table:table-cell table:formula="of:=[.B1503]+1"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2603702" calcext:value-type="float">
            <text:p>2603702</text:p>
          </table:table-cell>
          <table:table-cell table:formula="of:=[.B1504]+1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603801" calcext:value-type="float">
            <text:p>2603801</text:p>
          </table:table-cell>
          <table:table-cell table:formula="of:=[.B1505]+1"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603900" calcext:value-type="float">
            <text:p>2603900</text:p>
          </table:table-cell>
          <table:table-cell table:formula="of:=[.B1506]+1"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603926" calcext:value-type="float">
            <text:p>2603926</text:p>
          </table:table-cell>
          <table:table-cell table:formula="of:=[.B1507]+1"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604007" calcext:value-type="float">
            <text:p>2604007</text:p>
          </table:table-cell>
          <table:table-cell table:formula="of:=[.B1508]+1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604106" calcext:value-type="float">
            <text:p>2604106</text:p>
          </table:table-cell>
          <table:table-cell table:formula="of:=[.B1509]+1"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2604155" calcext:value-type="float">
            <text:p>2604155</text:p>
          </table:table-cell>
          <table:table-cell table:formula="of:=[.B1510]+1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604205" calcext:value-type="float">
            <text:p>2604205</text:p>
          </table:table-cell>
          <table:table-cell table:formula="of:=[.B1511]+1"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2604304" calcext:value-type="float">
            <text:p>2604304</text:p>
          </table:table-cell>
          <table:table-cell table:formula="of:=[.B1512]+1"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604403" calcext:value-type="float">
            <text:p>2604403</text:p>
          </table:table-cell>
          <table:table-cell table:formula="of:=[.B1513]+1"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604502" calcext:value-type="float">
            <text:p>2604502</text:p>
          </table:table-cell>
          <table:table-cell table:formula="of:=[.B1514]+1"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2604601" calcext:value-type="float">
            <text:p>2604601</text:p>
          </table:table-cell>
          <table:table-cell table:formula="of:=[.B1515]+1"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604700" calcext:value-type="float">
            <text:p>2604700</text:p>
          </table:table-cell>
          <table:table-cell table:formula="of:=[.B1516]+1"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604809" calcext:value-type="float">
            <text:p>2604809</text:p>
          </table:table-cell>
          <table:table-cell table:formula="of:=[.B1517]+1"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604908" calcext:value-type="float">
            <text:p>2604908</text:p>
          </table:table-cell>
          <table:table-cell table:formula="of:=[.B1518]+1"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605004" calcext:value-type="float">
            <text:p>2605004</text:p>
          </table:table-cell>
          <table:table-cell table:formula="of:=[.B1519]+1"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2605103" calcext:value-type="float">
            <text:p>2605103</text:p>
          </table:table-cell>
          <table:table-cell table:formula="of:=[.B1520]+1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605152" calcext:value-type="float">
            <text:p>2605152</text:p>
          </table:table-cell>
          <table:table-cell table:formula="of:=[.B1521]+1"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2605202" calcext:value-type="float">
            <text:p>2605202</text:p>
          </table:table-cell>
          <table:table-cell table:formula="of:=[.B1522]+1"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2605301" calcext:value-type="float">
            <text:p>2605301</text:p>
          </table:table-cell>
          <table:table-cell table:formula="of:=[.B1523]+1"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2605400" calcext:value-type="float">
            <text:p>2605400</text:p>
          </table:table-cell>
          <table:table-cell table:formula="of:=[.B1524]+1"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605459" calcext:value-type="float">
            <text:p>2605459</text:p>
          </table:table-cell>
          <table:table-cell table:formula="of:=[.B1525]+1"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605509" calcext:value-type="float">
            <text:p>2605509</text:p>
          </table:table-cell>
          <table:table-cell table:formula="of:=[.B1526]+1"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605608" calcext:value-type="float">
            <text:p>2605608</text:p>
          </table:table-cell>
          <table:table-cell table:formula="of:=[.B1527]+1"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2605707" calcext:value-type="float">
            <text:p>2605707</text:p>
          </table:table-cell>
          <table:table-cell table:formula="of:=[.B1528]+1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605806" calcext:value-type="float">
            <text:p>2605806</text:p>
          </table:table-cell>
          <table:table-cell table:formula="of:=[.B1529]+1"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605905" calcext:value-type="float">
            <text:p>2605905</text:p>
          </table:table-cell>
          <table:table-cell table:formula="of:=[.B1530]+1"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2606002" calcext:value-type="float">
            <text:p>2606002</text:p>
          </table:table-cell>
          <table:table-cell table:formula="of:=[.B1531]+1"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606101" calcext:value-type="float">
            <text:p>2606101</text:p>
          </table:table-cell>
          <table:table-cell table:formula="of:=[.B1532]+1"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606200" calcext:value-type="float">
            <text:p>2606200</text:p>
          </table:table-cell>
          <table:table-cell table:formula="of:=[.B1533]+1"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606309" calcext:value-type="float">
            <text:p>2606309</text:p>
          </table:table-cell>
          <table:table-cell table:formula="of:=[.B1534]+1"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2606408" calcext:value-type="float">
            <text:p>2606408</text:p>
          </table:table-cell>
          <table:table-cell table:formula="of:=[.B1535]+1"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2606507" calcext:value-type="float">
            <text:p>2606507</text:p>
          </table:table-cell>
          <table:table-cell table:formula="of:=[.B1536]+1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606606" calcext:value-type="float">
            <text:p>2606606</text:p>
          </table:table-cell>
          <table:table-cell table:formula="of:=[.B1537]+1"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606705" calcext:value-type="float">
            <text:p>2606705</text:p>
          </table:table-cell>
          <table:table-cell table:formula="of:=[.B1538]+1"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2606804" calcext:value-type="float">
            <text:p>2606804</text:p>
          </table:table-cell>
          <table:table-cell table:formula="of:=[.B1539]+1"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606903" calcext:value-type="float">
            <text:p>2606903</text:p>
          </table:table-cell>
          <table:table-cell table:formula="of:=[.B1540]+1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607000" calcext:value-type="float">
            <text:p>2607000</text:p>
          </table:table-cell>
          <table:table-cell table:formula="of:=[.B1541]+1"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2607109" calcext:value-type="float">
            <text:p>2607109</text:p>
          </table:table-cell>
          <table:table-cell table:formula="of:=[.B1542]+1"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2607208" calcext:value-type="float">
            <text:p>2607208</text:p>
          </table:table-cell>
          <table:table-cell table:formula="of:=[.B1543]+1"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607307" calcext:value-type="float">
            <text:p>2607307</text:p>
          </table:table-cell>
          <table:table-cell table:formula="of:=[.B1544]+1"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2607406" calcext:value-type="float">
            <text:p>2607406</text:p>
          </table:table-cell>
          <table:table-cell table:formula="of:=[.B1545]+1"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607505" calcext:value-type="float">
            <text:p>2607505</text:p>
          </table:table-cell>
          <table:table-cell table:formula="of:=[.B1546]+1"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607604" calcext:value-type="float">
            <text:p>2607604</text:p>
          </table:table-cell>
          <table:table-cell table:formula="of:=[.B1547]+1"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607653" calcext:value-type="float">
            <text:p>2607653</text:p>
          </table:table-cell>
          <table:table-cell table:formula="of:=[.B1548]+1"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607703" calcext:value-type="float">
            <text:p>2607703</text:p>
          </table:table-cell>
          <table:table-cell table:formula="of:=[.B1549]+1"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2607752" calcext:value-type="float">
            <text:p>2607752</text:p>
          </table:table-cell>
          <table:table-cell table:formula="of:=[.B1550]+1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607802" calcext:value-type="float">
            <text:p>2607802</text:p>
          </table:table-cell>
          <table:table-cell table:formula="of:=[.B1551]+1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607901" calcext:value-type="float">
            <text:p>2607901</text:p>
          </table:table-cell>
          <table:table-cell table:formula="of:=[.B1552]+1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607950" calcext:value-type="float">
            <text:p>2607950</text:p>
          </table:table-cell>
          <table:table-cell table:formula="of:=[.B1553]+1"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608008" calcext:value-type="float">
            <text:p>2608008</text:p>
          </table:table-cell>
          <table:table-cell table:formula="of:=[.B1554]+1"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608057" calcext:value-type="float">
            <text:p>2608057</text:p>
          </table:table-cell>
          <table:table-cell table:formula="of:=[.B1555]+1"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608107" calcext:value-type="float">
            <text:p>2608107</text:p>
          </table:table-cell>
          <table:table-cell table:formula="of:=[.B1556]+1"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08206" calcext:value-type="float">
            <text:p>2608206</text:p>
          </table:table-cell>
          <table:table-cell table:formula="of:=[.B1557]+1"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608255" calcext:value-type="float">
            <text:p>2608255</text:p>
          </table:table-cell>
          <table:table-cell table:formula="of:=[.B1558]+1"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608305" calcext:value-type="float">
            <text:p>2608305</text:p>
          </table:table-cell>
          <table:table-cell table:formula="of:=[.B1559]+1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2608404" calcext:value-type="float">
            <text:p>2608404</text:p>
          </table:table-cell>
          <table:table-cell table:formula="of:=[.B1560]+1"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608453" calcext:value-type="float">
            <text:p>2608453</text:p>
          </table:table-cell>
          <table:table-cell table:formula="of:=[.B1561]+1"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2608503" calcext:value-type="float">
            <text:p>2608503</text:p>
          </table:table-cell>
          <table:table-cell table:formula="of:=[.B1562]+1"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2608602" calcext:value-type="float">
            <text:p>2608602</text:p>
          </table:table-cell>
          <table:table-cell table:formula="of:=[.B1563]+1"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608701" calcext:value-type="float">
            <text:p>2608701</text:p>
          </table:table-cell>
          <table:table-cell table:formula="of:=[.B1564]+1"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608750" calcext:value-type="float">
            <text:p>2608750</text:p>
          </table:table-cell>
          <table:table-cell table:formula="of:=[.B1565]+1"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608800" calcext:value-type="float">
            <text:p>2608800</text:p>
          </table:table-cell>
          <table:table-cell table:formula="of:=[.B1566]+1"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608909" calcext:value-type="float">
            <text:p>2608909</text:p>
          </table:table-cell>
          <table:table-cell table:formula="of:=[.B1567]+1"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2609006" calcext:value-type="float">
            <text:p>2609006</text:p>
          </table:table-cell>
          <table:table-cell table:formula="of:=[.B1568]+1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609105" calcext:value-type="float">
            <text:p>2609105</text:p>
          </table:table-cell>
          <table:table-cell table:formula="of:=[.B1569]+1"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2609154" calcext:value-type="float">
            <text:p>2609154</text:p>
          </table:table-cell>
          <table:table-cell table:formula="of:=[.B1570]+1"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609204" calcext:value-type="float">
            <text:p>2609204</text:p>
          </table:table-cell>
          <table:table-cell table:formula="of:=[.B1571]+1"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609303" calcext:value-type="float">
            <text:p>2609303</text:p>
          </table:table-cell>
          <table:table-cell table:formula="of:=[.B1572]+1"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609402" calcext:value-type="float">
            <text:p>2609402</text:p>
          </table:table-cell>
          <table:table-cell table:formula="of:=[.B1573]+1"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2609501" calcext:value-type="float">
            <text:p>2609501</text:p>
          </table:table-cell>
          <table:table-cell table:formula="of:=[.B1574]+1"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2609600" calcext:value-type="float">
            <text:p>2609600</text:p>
          </table:table-cell>
          <table:table-cell table:formula="of:=[.B1575]+1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609709" calcext:value-type="float">
            <text:p>2609709</text:p>
          </table:table-cell>
          <table:table-cell table:formula="of:=[.B1576]+1"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2609808" calcext:value-type="float">
            <text:p>2609808</text:p>
          </table:table-cell>
          <table:table-cell table:formula="of:=[.B1577]+1"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2609907" calcext:value-type="float">
            <text:p>2609907</text:p>
          </table:table-cell>
          <table:table-cell table:formula="of:=[.B1578]+1"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610004" calcext:value-type="float">
            <text:p>2610004</text:p>
          </table:table-cell>
          <table:table-cell table:formula="of:=[.B1579]+1"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610103" calcext:value-type="float">
            <text:p>2610103</text:p>
          </table:table-cell>
          <table:table-cell table:formula="of:=[.B1580]+1"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610202" calcext:value-type="float">
            <text:p>2610202</text:p>
          </table:table-cell>
          <table:table-cell table:formula="of:=[.B1581]+1"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2610301" calcext:value-type="float">
            <text:p>2610301</text:p>
          </table:table-cell>
          <table:table-cell table:formula="of:=[.B1582]+1"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610400" calcext:value-type="float">
            <text:p>2610400</text:p>
          </table:table-cell>
          <table:table-cell table:formula="of:=[.B1583]+1"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610509" calcext:value-type="float">
            <text:p>2610509</text:p>
          </table:table-cell>
          <table:table-cell table:formula="of:=[.B1584]+1"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610608" calcext:value-type="float">
            <text:p>2610608</text:p>
          </table:table-cell>
          <table:table-cell table:formula="of:=[.B1585]+1"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610707" calcext:value-type="float">
            <text:p>2610707</text:p>
          </table:table-cell>
          <table:table-cell table:formula="of:=[.B1586]+1"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610806" calcext:value-type="float">
            <text:p>2610806</text:p>
          </table:table-cell>
          <table:table-cell table:formula="of:=[.B1587]+1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610905" calcext:value-type="float">
            <text:p>2610905</text:p>
          </table:table-cell>
          <table:table-cell table:formula="of:=[.B1588]+1"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611002" calcext:value-type="float">
            <text:p>2611002</text:p>
          </table:table-cell>
          <table:table-cell table:formula="of:=[.B1589]+1"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611101" calcext:value-type="float">
            <text:p>2611101</text:p>
          </table:table-cell>
          <table:table-cell table:formula="of:=[.B1590]+1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2611200" calcext:value-type="float">
            <text:p>2611200</text:p>
          </table:table-cell>
          <table:table-cell table:formula="of:=[.B1591]+1"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2611309" calcext:value-type="float">
            <text:p>2611309</text:p>
          </table:table-cell>
          <table:table-cell table:formula="of:=[.B1592]+1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611408" calcext:value-type="float">
            <text:p>2611408</text:p>
          </table:table-cell>
          <table:table-cell table:formula="of:=[.B1593]+1"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2611507" calcext:value-type="float">
            <text:p>2611507</text:p>
          </table:table-cell>
          <table:table-cell table:formula="of:=[.B1594]+1"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611533" calcext:value-type="float">
            <text:p>2611533</text:p>
          </table:table-cell>
          <table:table-cell table:formula="of:=[.B1595]+1"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611606" calcext:value-type="float">
            <text:p>2611606</text:p>
          </table:table-cell>
          <table:table-cell table:formula="of:=[.B1596]+1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611705" calcext:value-type="float">
            <text:p>2611705</text:p>
          </table:table-cell>
          <table:table-cell table:formula="of:=[.B1597]+1"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611804" calcext:value-type="float">
            <text:p>2611804</text:p>
          </table:table-cell>
          <table:table-cell table:formula="of:=[.B1598]+1"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611903" calcext:value-type="float">
            <text:p>2611903</text:p>
          </table:table-cell>
          <table:table-cell table:formula="of:=[.B1599]+1"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612000" calcext:value-type="float">
            <text:p>2612000</text:p>
          </table:table-cell>
          <table:table-cell table:formula="of:=[.B1600]+1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612109" calcext:value-type="float">
            <text:p>2612109</text:p>
          </table:table-cell>
          <table:table-cell table:formula="of:=[.B1601]+1"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2612208" calcext:value-type="float">
            <text:p>2612208</text:p>
          </table:table-cell>
          <table:table-cell table:formula="of:=[.B1602]+1"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612307" calcext:value-type="float">
            <text:p>2612307</text:p>
          </table:table-cell>
          <table:table-cell table:formula="of:=[.B1603]+1"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2612406" calcext:value-type="float">
            <text:p>2612406</text:p>
          </table:table-cell>
          <table:table-cell table:formula="of:=[.B1604]+1"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2612455" calcext:value-type="float">
            <text:p>2612455</text:p>
          </table:table-cell>
          <table:table-cell table:formula="of:=[.B1605]+1"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612471" calcext:value-type="float">
            <text:p>2612471</text:p>
          </table:table-cell>
          <table:table-cell table:formula="of:=[.B1606]+1"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612505" calcext:value-type="float">
            <text:p>2612505</text:p>
          </table:table-cell>
          <table:table-cell table:formula="of:=[.B1607]+1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2612554" calcext:value-type="float">
            <text:p>2612554</text:p>
          </table:table-cell>
          <table:table-cell table:formula="of:=[.B1608]+1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612604" calcext:value-type="float">
            <text:p>2612604</text:p>
          </table:table-cell>
          <table:table-cell table:formula="of:=[.B1609]+1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612703" calcext:value-type="float">
            <text:p>2612703</text:p>
          </table:table-cell>
          <table:table-cell table:formula="of:=[.B1610]+1"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612802" calcext:value-type="float">
            <text:p>2612802</text:p>
          </table:table-cell>
          <table:table-cell table:formula="of:=[.B1611]+1"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612901" calcext:value-type="float">
            <text:p>2612901</text:p>
          </table:table-cell>
          <table:table-cell table:formula="of:=[.B1612]+1"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613008" calcext:value-type="float">
            <text:p>2613008</text:p>
          </table:table-cell>
          <table:table-cell table:formula="of:=[.B1613]+1"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2613107" calcext:value-type="float">
            <text:p>2613107</text:p>
          </table:table-cell>
          <table:table-cell table:formula="of:=[.B1614]+1"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2613206" calcext:value-type="float">
            <text:p>2613206</text:p>
          </table:table-cell>
          <table:table-cell table:formula="of:=[.B1615]+1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613305" calcext:value-type="float">
            <text:p>2613305</text:p>
          </table:table-cell>
          <table:table-cell table:formula="of:=[.B1616]+1"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2613404" calcext:value-type="float">
            <text:p>2613404</text:p>
          </table:table-cell>
          <table:table-cell table:formula="of:=[.B1617]+1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2613503" calcext:value-type="float">
            <text:p>2613503</text:p>
          </table:table-cell>
          <table:table-cell table:formula="of:=[.B1618]+1"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2613602" calcext:value-type="float">
            <text:p>2613602</text:p>
          </table:table-cell>
          <table:table-cell table:formula="of:=[.B1619]+1"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2613701" calcext:value-type="float">
            <text:p>2613701</text:p>
          </table:table-cell>
          <table:table-cell table:formula="of:=[.B1620]+1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613800" calcext:value-type="float">
            <text:p>2613800</text:p>
          </table:table-cell>
          <table:table-cell table:formula="of:=[.B1621]+1"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613909" calcext:value-type="float">
            <text:p>2613909</text:p>
          </table:table-cell>
          <table:table-cell table:formula="of:=[.B1622]+1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614006" calcext:value-type="float">
            <text:p>2614006</text:p>
          </table:table-cell>
          <table:table-cell table:formula="of:=[.B1623]+1"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14105" calcext:value-type="float">
            <text:p>2614105</text:p>
          </table:table-cell>
          <table:table-cell table:formula="of:=[.B1624]+1"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2614204" calcext:value-type="float">
            <text:p>2614204</text:p>
          </table:table-cell>
          <table:table-cell table:formula="of:=[.B1625]+1"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614303" calcext:value-type="float">
            <text:p>2614303</text:p>
          </table:table-cell>
          <table:table-cell table:formula="of:=[.B1626]+1"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2614402" calcext:value-type="float">
            <text:p>2614402</text:p>
          </table:table-cell>
          <table:table-cell table:formula="of:=[.B1627]+1"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2614501" calcext:value-type="float">
            <text:p>2614501</text:p>
          </table:table-cell>
          <table:table-cell table:formula="of:=[.B1628]+1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14600" calcext:value-type="float">
            <text:p>2614600</text:p>
          </table:table-cell>
          <table:table-cell table:formula="of:=[.B1629]+1"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614709" calcext:value-type="float">
            <text:p>2614709</text:p>
          </table:table-cell>
          <table:table-cell table:formula="of:=[.B1630]+1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614808" calcext:value-type="float">
            <text:p>2614808</text:p>
          </table:table-cell>
          <table:table-cell table:formula="of:=[.B1631]+1"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2614857" calcext:value-type="float">
            <text:p>2614857</text:p>
          </table:table-cell>
          <table:table-cell table:formula="of:=[.B1632]+1"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15003" calcext:value-type="float">
            <text:p>2615003</text:p>
          </table:table-cell>
          <table:table-cell table:formula="of:=[.B1633]+1"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2615102" calcext:value-type="float">
            <text:p>2615102</text:p>
          </table:table-cell>
          <table:table-cell table:formula="of:=[.B1634]+1"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615201" calcext:value-type="float">
            <text:p>2615201</text:p>
          </table:table-cell>
          <table:table-cell table:formula="of:=[.B1635]+1"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2615300" calcext:value-type="float">
            <text:p>2615300</text:p>
          </table:table-cell>
          <table:table-cell table:formula="of:=[.B1636]+1"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2615409" calcext:value-type="float">
            <text:p>2615409</text:p>
          </table:table-cell>
          <table:table-cell table:formula="of:=[.B1637]+1"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615508" calcext:value-type="float">
            <text:p>2615508</text:p>
          </table:table-cell>
          <table:table-cell table:formula="of:=[.B1638]+1"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2615607" calcext:value-type="float">
            <text:p>2615607</text:p>
          </table:table-cell>
          <table:table-cell table:formula="of:=[.B1639]+1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615706" calcext:value-type="float">
            <text:p>2615706</text:p>
          </table:table-cell>
          <table:table-cell table:formula="of:=[.B1640]+1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15805" calcext:value-type="float">
            <text:p>2615805</text:p>
          </table:table-cell>
          <table:table-cell table:formula="of:=[.B1641]+1"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615904" calcext:value-type="float">
            <text:p>2615904</text:p>
          </table:table-cell>
          <table:table-cell table:formula="of:=[.B1642]+1"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616001" calcext:value-type="float">
            <text:p>2616001</text:p>
          </table:table-cell>
          <table:table-cell table:formula="of:=[.B1643]+1"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616100" calcext:value-type="float">
            <text:p>2616100</text:p>
          </table:table-cell>
          <table:table-cell table:formula="of:=[.B1644]+1"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2616183" calcext:value-type="float">
            <text:p>2616183</text:p>
          </table:table-cell>
          <table:table-cell table:formula="of:=[.B1645]+1"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16209" calcext:value-type="float">
            <text:p>2616209</text:p>
          </table:table-cell>
          <table:table-cell table:formula="of:=[.B1646]+1"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616308" calcext:value-type="float">
            <text:p>2616308</text:p>
          </table:table-cell>
          <table:table-cell table:formula="of:=[.B1647]+1"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616407" calcext:value-type="float">
            <text:p>2616407</text:p>
          </table:table-cell>
          <table:table-cell table:formula="of:=[.B1648]+1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616506" calcext:value-type="float">
            <text:p>2616506</text:p>
          </table:table-cell>
          <table:table-cell table:formula="of:=[.B1649]+1"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700102" calcext:value-type="float">
            <text:p>2700102</text:p>
          </table:table-cell>
          <table:table-cell table:formula="of:=[.B1650]+1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700201" calcext:value-type="float">
            <text:p>2700201</text:p>
          </table:table-cell>
          <table:table-cell table:formula="of:=[.B1651]+1"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700300" calcext:value-type="float">
            <text:p>2700300</text:p>
          </table:table-cell>
          <table:table-cell table:formula="of:=[.B1652]+1"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700409" calcext:value-type="float">
            <text:p>2700409</text:p>
          </table:table-cell>
          <table:table-cell table:formula="of:=[.B1653]+1"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2700508" calcext:value-type="float">
            <text:p>2700508</text:p>
          </table:table-cell>
          <table:table-cell table:formula="of:=[.B1654]+1"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2700607" calcext:value-type="float">
            <text:p>2700607</text:p>
          </table:table-cell>
          <table:table-cell table:formula="of:=[.B1655]+1"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700706" calcext:value-type="float">
            <text:p>2700706</text:p>
          </table:table-cell>
          <table:table-cell table:formula="of:=[.B1656]+1"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700805" calcext:value-type="float">
            <text:p>2700805</text:p>
          </table:table-cell>
          <table:table-cell table:formula="of:=[.B1657]+1"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700904" calcext:value-type="float">
            <text:p>2700904</text:p>
          </table:table-cell>
          <table:table-cell table:formula="of:=[.B1658]+1"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2701001" calcext:value-type="float">
            <text:p>2701001</text:p>
          </table:table-cell>
          <table:table-cell table:formula="of:=[.B1659]+1"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2701100" calcext:value-type="float">
            <text:p>2701100</text:p>
          </table:table-cell>
          <table:table-cell table:formula="of:=[.B1660]+1"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701209" calcext:value-type="float">
            <text:p>2701209</text:p>
          </table:table-cell>
          <table:table-cell table:formula="of:=[.B1661]+1"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2701308" calcext:value-type="float">
            <text:p>2701308</text:p>
          </table:table-cell>
          <table:table-cell table:formula="of:=[.B1662]+1"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2701357" calcext:value-type="float">
            <text:p>2701357</text:p>
          </table:table-cell>
          <table:table-cell table:formula="of:=[.B1663]+1"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701407" calcext:value-type="float">
            <text:p>2701407</text:p>
          </table:table-cell>
          <table:table-cell table:formula="of:=[.B1664]+1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01506" calcext:value-type="float">
            <text:p>2701506</text:p>
          </table:table-cell>
          <table:table-cell table:formula="of:=[.B1665]+1"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2701605" calcext:value-type="float">
            <text:p>2701605</text:p>
          </table:table-cell>
          <table:table-cell table:formula="of:=[.B1666]+1"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701704" calcext:value-type="float">
            <text:p>2701704</text:p>
          </table:table-cell>
          <table:table-cell table:formula="of:=[.B1667]+1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701803" calcext:value-type="float">
            <text:p>2701803</text:p>
          </table:table-cell>
          <table:table-cell table:formula="of:=[.B1668]+1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701902" calcext:value-type="float">
            <text:p>2701902</text:p>
          </table:table-cell>
          <table:table-cell table:formula="of:=[.B1669]+1"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2702009" calcext:value-type="float">
            <text:p>2702009</text:p>
          </table:table-cell>
          <table:table-cell table:formula="of:=[.B1670]+1"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702108" calcext:value-type="float">
            <text:p>2702108</text:p>
          </table:table-cell>
          <table:table-cell table:formula="of:=[.B1671]+1"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702207" calcext:value-type="float">
            <text:p>2702207</text:p>
          </table:table-cell>
          <table:table-cell table:formula="of:=[.B1672]+1"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702306" calcext:value-type="float">
            <text:p>2702306</text:p>
          </table:table-cell>
          <table:table-cell table:formula="of:=[.B1673]+1"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702355" calcext:value-type="float">
            <text:p>2702355</text:p>
          </table:table-cell>
          <table:table-cell table:formula="of:=[.B1674]+1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2702405" calcext:value-type="float">
            <text:p>2702405</text:p>
          </table:table-cell>
          <table:table-cell table:formula="of:=[.B1675]+1"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702504" calcext:value-type="float">
            <text:p>2702504</text:p>
          </table:table-cell>
          <table:table-cell table:formula="of:=[.B1676]+1"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2702553" calcext:value-type="float">
            <text:p>2702553</text:p>
          </table:table-cell>
          <table:table-cell table:formula="of:=[.B1677]+1"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702603" calcext:value-type="float">
            <text:p>2702603</text:p>
          </table:table-cell>
          <table:table-cell table:formula="of:=[.B1678]+1"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702702" calcext:value-type="float">
            <text:p>2702702</text:p>
          </table:table-cell>
          <table:table-cell table:formula="of:=[.B1679]+1"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702801" calcext:value-type="float">
            <text:p>2702801</text:p>
          </table:table-cell>
          <table:table-cell table:formula="of:=[.B1680]+1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702900" calcext:value-type="float">
            <text:p>2702900</text:p>
          </table:table-cell>
          <table:table-cell table:formula="of:=[.B1681]+1"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2703007" calcext:value-type="float">
            <text:p>2703007</text:p>
          </table:table-cell>
          <table:table-cell table:formula="of:=[.B1682]+1"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703106" calcext:value-type="float">
            <text:p>2703106</text:p>
          </table:table-cell>
          <table:table-cell table:formula="of:=[.B1683]+1"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2703205" calcext:value-type="float">
            <text:p>2703205</text:p>
          </table:table-cell>
          <table:table-cell table:formula="of:=[.B1684]+1"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2703304" calcext:value-type="float">
            <text:p>2703304</text:p>
          </table:table-cell>
          <table:table-cell table:formula="of:=[.B1685]+1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703403" calcext:value-type="float">
            <text:p>2703403</text:p>
          </table:table-cell>
          <table:table-cell table:formula="of:=[.B1686]+1"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703502" calcext:value-type="float">
            <text:p>2703502</text:p>
          </table:table-cell>
          <table:table-cell table:formula="of:=[.B1687]+1"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2703601" calcext:value-type="float">
            <text:p>2703601</text:p>
          </table:table-cell>
          <table:table-cell table:formula="of:=[.B1688]+1"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2703700" calcext:value-type="float">
            <text:p>2703700</text:p>
          </table:table-cell>
          <table:table-cell table:formula="of:=[.B1689]+1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703759" calcext:value-type="float">
            <text:p>2703759</text:p>
          </table:table-cell>
          <table:table-cell table:formula="of:=[.B1690]+1"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703809" calcext:value-type="float">
            <text:p>2703809</text:p>
          </table:table-cell>
          <table:table-cell table:formula="of:=[.B1691]+1"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2703908" calcext:value-type="float">
            <text:p>2703908</text:p>
          </table:table-cell>
          <table:table-cell table:formula="of:=[.B1692]+1"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704005" calcext:value-type="float">
            <text:p>2704005</text:p>
          </table:table-cell>
          <table:table-cell table:formula="of:=[.B1693]+1"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2704104" calcext:value-type="float">
            <text:p>2704104</text:p>
          </table:table-cell>
          <table:table-cell table:formula="of:=[.B1694]+1"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704203" calcext:value-type="float">
            <text:p>2704203</text:p>
          </table:table-cell>
          <table:table-cell table:formula="of:=[.B1695]+1"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704302" calcext:value-type="float">
            <text:p>2704302</text:p>
          </table:table-cell>
          <table:table-cell table:formula="of:=[.B1696]+1"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2704401" calcext:value-type="float">
            <text:p>2704401</text:p>
          </table:table-cell>
          <table:table-cell table:formula="of:=[.B1697]+1"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2704500" calcext:value-type="float">
            <text:p>2704500</text:p>
          </table:table-cell>
          <table:table-cell table:formula="of:=[.B1698]+1"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2704609" calcext:value-type="float">
            <text:p>2704609</text:p>
          </table:table-cell>
          <table:table-cell table:formula="of:=[.B1699]+1"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704708" calcext:value-type="float">
            <text:p>2704708</text:p>
          </table:table-cell>
          <table:table-cell table:formula="of:=[.B1700]+1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704807" calcext:value-type="float">
            <text:p>2704807</text:p>
          </table:table-cell>
          <table:table-cell table:formula="of:=[.B1701]+1"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2704906" calcext:value-type="float">
            <text:p>2704906</text:p>
          </table:table-cell>
          <table:table-cell table:formula="of:=[.B1702]+1"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705002" calcext:value-type="float">
            <text:p>2705002</text:p>
          </table:table-cell>
          <table:table-cell table:formula="of:=[.B1703]+1"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705101" calcext:value-type="float">
            <text:p>2705101</text:p>
          </table:table-cell>
          <table:table-cell table:formula="of:=[.B1704]+1"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705200" calcext:value-type="float">
            <text:p>2705200</text:p>
          </table:table-cell>
          <table:table-cell table:formula="of:=[.B1705]+1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2705309" calcext:value-type="float">
            <text:p>2705309</text:p>
          </table:table-cell>
          <table:table-cell table:formula="of:=[.B1706]+1"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2705408" calcext:value-type="float">
            <text:p>2705408</text:p>
          </table:table-cell>
          <table:table-cell table:formula="of:=[.B1707]+1"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2705507" calcext:value-type="float">
            <text:p>2705507</text:p>
          </table:table-cell>
          <table:table-cell table:formula="of:=[.B1708]+1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705606" calcext:value-type="float">
            <text:p>2705606</text:p>
          </table:table-cell>
          <table:table-cell table:formula="of:=[.B1709]+1"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705705" calcext:value-type="float">
            <text:p>2705705</text:p>
          </table:table-cell>
          <table:table-cell table:formula="of:=[.B1710]+1"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705804" calcext:value-type="float">
            <text:p>2705804</text:p>
          </table:table-cell>
          <table:table-cell table:formula="of:=[.B1711]+1"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705903" calcext:value-type="float">
            <text:p>2705903</text:p>
          </table:table-cell>
          <table:table-cell table:formula="of:=[.B1712]+1"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706000" calcext:value-type="float">
            <text:p>2706000</text:p>
          </table:table-cell>
          <table:table-cell table:formula="of:=[.B1713]+1"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706109" calcext:value-type="float">
            <text:p>2706109</text:p>
          </table:table-cell>
          <table:table-cell table:formula="of:=[.B1714]+1"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706208" calcext:value-type="float">
            <text:p>2706208</text:p>
          </table:table-cell>
          <table:table-cell table:formula="of:=[.B1715]+1"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2706307" calcext:value-type="float">
            <text:p>2706307</text:p>
          </table:table-cell>
          <table:table-cell table:formula="of:=[.B1716]+1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706406" calcext:value-type="float">
            <text:p>2706406</text:p>
          </table:table-cell>
          <table:table-cell table:formula="of:=[.B1717]+1"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706422" calcext:value-type="float">
            <text:p>2706422</text:p>
          </table:table-cell>
          <table:table-cell table:formula="of:=[.B1718]+1"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2706448" calcext:value-type="float">
            <text:p>2706448</text:p>
          </table:table-cell>
          <table:table-cell table:formula="of:=[.B1719]+1"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706505" calcext:value-type="float">
            <text:p>2706505</text:p>
          </table:table-cell>
          <table:table-cell table:formula="of:=[.B1720]+1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2706604" calcext:value-type="float">
            <text:p>2706604</text:p>
          </table:table-cell>
          <table:table-cell table:formula="of:=[.B1721]+1"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2706703" calcext:value-type="float">
            <text:p>2706703</text:p>
          </table:table-cell>
          <table:table-cell table:formula="of:=[.B1722]+1"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2706802" calcext:value-type="float">
            <text:p>2706802</text:p>
          </table:table-cell>
          <table:table-cell table:formula="of:=[.B1723]+1"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706901" calcext:value-type="float">
            <text:p>2706901</text:p>
          </table:table-cell>
          <table:table-cell table:formula="of:=[.B1724]+1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2707008" calcext:value-type="float">
            <text:p>2707008</text:p>
          </table:table-cell>
          <table:table-cell table:formula="of:=[.B1725]+1"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2707107" calcext:value-type="float">
            <text:p>2707107</text:p>
          </table:table-cell>
          <table:table-cell table:formula="of:=[.B1726]+1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2707206" calcext:value-type="float">
            <text:p>2707206</text:p>
          </table:table-cell>
          <table:table-cell table:formula="of:=[.B1727]+1"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707305" calcext:value-type="float">
            <text:p>2707305</text:p>
          </table:table-cell>
          <table:table-cell table:formula="of:=[.B1728]+1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707404" calcext:value-type="float">
            <text:p>2707404</text:p>
          </table:table-cell>
          <table:table-cell table:formula="of:=[.B1729]+1"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2707503" calcext:value-type="float">
            <text:p>2707503</text:p>
          </table:table-cell>
          <table:table-cell table:formula="of:=[.B1730]+1"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2707602" calcext:value-type="float">
            <text:p>2707602</text:p>
          </table:table-cell>
          <table:table-cell table:formula="of:=[.B1731]+1"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707701" calcext:value-type="float">
            <text:p>2707701</text:p>
          </table:table-cell>
          <table:table-cell table:formula="of:=[.B1732]+1"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2707800" calcext:value-type="float">
            <text:p>2707800</text:p>
          </table:table-cell>
          <table:table-cell table:formula="of:=[.B1733]+1"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2707909" calcext:value-type="float">
            <text:p>2707909</text:p>
          </table:table-cell>
          <table:table-cell table:formula="of:=[.B1734]+1"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2708006" calcext:value-type="float">
            <text:p>2708006</text:p>
          </table:table-cell>
          <table:table-cell table:formula="of:=[.B1735]+1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2708105" calcext:value-type="float">
            <text:p>2708105</text:p>
          </table:table-cell>
          <table:table-cell table:formula="of:=[.B1736]+1"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708204" calcext:value-type="float">
            <text:p>2708204</text:p>
          </table:table-cell>
          <table:table-cell table:formula="of:=[.B1737]+1"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2708303" calcext:value-type="float">
            <text:p>2708303</text:p>
          </table:table-cell>
          <table:table-cell table:formula="of:=[.B1738]+1"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708402" calcext:value-type="float">
            <text:p>2708402</text:p>
          </table:table-cell>
          <table:table-cell table:formula="of:=[.B1739]+1"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708501" calcext:value-type="float">
            <text:p>2708501</text:p>
          </table:table-cell>
          <table:table-cell table:formula="of:=[.B1740]+1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708600" calcext:value-type="float">
            <text:p>2708600</text:p>
          </table:table-cell>
          <table:table-cell table:formula="of:=[.B1741]+1"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2708709" calcext:value-type="float">
            <text:p>2708709</text:p>
          </table:table-cell>
          <table:table-cell table:formula="of:=[.B1742]+1"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708808" calcext:value-type="float">
            <text:p>2708808</text:p>
          </table:table-cell>
          <table:table-cell table:formula="of:=[.B1743]+1"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708907" calcext:value-type="float">
            <text:p>2708907</text:p>
          </table:table-cell>
          <table:table-cell table:formula="of:=[.B1744]+1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2708956" calcext:value-type="float">
            <text:p>2708956</text:p>
          </table:table-cell>
          <table:table-cell table:formula="of:=[.B1745]+1"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709004" calcext:value-type="float">
            <text:p>2709004</text:p>
          </table:table-cell>
          <table:table-cell table:formula="of:=[.B1746]+1"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2709103" calcext:value-type="float">
            <text:p>2709103</text:p>
          </table:table-cell>
          <table:table-cell table:formula="of:=[.B1747]+1"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2709152" calcext:value-type="float">
            <text:p>2709152</text:p>
          </table:table-cell>
          <table:table-cell table:formula="of:=[.B1748]+1"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2709202" calcext:value-type="float">
            <text:p>2709202</text:p>
          </table:table-cell>
          <table:table-cell table:formula="of:=[.B1749]+1"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2709301" calcext:value-type="float">
            <text:p>2709301</text:p>
          </table:table-cell>
          <table:table-cell table:formula="of:=[.B1750]+1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2709400" calcext:value-type="float">
            <text:p>2709400</text:p>
          </table:table-cell>
          <table:table-cell table:formula="of:=[.B1751]+1"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800100" calcext:value-type="float">
            <text:p>2800100</text:p>
          </table:table-cell>
          <table:table-cell table:formula="of:=[.B1752]+1"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800209" calcext:value-type="float">
            <text:p>2800209</text:p>
          </table:table-cell>
          <table:table-cell table:formula="of:=[.B1753]+1"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2800308" calcext:value-type="float">
            <text:p>2800308</text:p>
          </table:table-cell>
          <table:table-cell table:formula="of:=[.B1754]+1"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2800407" calcext:value-type="float">
            <text:p>2800407</text:p>
          </table:table-cell>
          <table:table-cell table:formula="of:=[.B1755]+1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800506" calcext:value-type="float">
            <text:p>2800506</text:p>
          </table:table-cell>
          <table:table-cell table:formula="of:=[.B1756]+1"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800605" calcext:value-type="float">
            <text:p>2800605</text:p>
          </table:table-cell>
          <table:table-cell table:formula="of:=[.B1757]+1"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2800670" calcext:value-type="float">
            <text:p>2800670</text:p>
          </table:table-cell>
          <table:table-cell table:formula="of:=[.B1758]+1"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800704" calcext:value-type="float">
            <text:p>2800704</text:p>
          </table:table-cell>
          <table:table-cell table:formula="of:=[.B1759]+1"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2801009" calcext:value-type="float">
            <text:p>2801009</text:p>
          </table:table-cell>
          <table:table-cell table:formula="of:=[.B1760]+1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801108" calcext:value-type="float">
            <text:p>2801108</text:p>
          </table:table-cell>
          <table:table-cell table:formula="of:=[.B1761]+1"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2801207" calcext:value-type="float">
            <text:p>2801207</text:p>
          </table:table-cell>
          <table:table-cell table:formula="of:=[.B1762]+1"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2801306" calcext:value-type="float">
            <text:p>2801306</text:p>
          </table:table-cell>
          <table:table-cell table:formula="of:=[.B1763]+1"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2801405" calcext:value-type="float">
            <text:p>2801405</text:p>
          </table:table-cell>
          <table:table-cell table:formula="of:=[.B1764]+1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801504" calcext:value-type="float">
            <text:p>2801504</text:p>
          </table:table-cell>
          <table:table-cell table:formula="of:=[.B1765]+1"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801603" calcext:value-type="float">
            <text:p>2801603</text:p>
          </table:table-cell>
          <table:table-cell table:formula="of:=[.B1766]+1"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801702" calcext:value-type="float">
            <text:p>2801702</text:p>
          </table:table-cell>
          <table:table-cell table:formula="of:=[.B1767]+1"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801900" calcext:value-type="float">
            <text:p>2801900</text:p>
          </table:table-cell>
          <table:table-cell table:formula="of:=[.B1768]+1"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2802007" calcext:value-type="float">
            <text:p>2802007</text:p>
          </table:table-cell>
          <table:table-cell table:formula="of:=[.B1769]+1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802106" calcext:value-type="float">
            <text:p>2802106</text:p>
          </table:table-cell>
          <table:table-cell table:formula="of:=[.B1770]+1"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802205" calcext:value-type="float">
            <text:p>2802205</text:p>
          </table:table-cell>
          <table:table-cell table:formula="of:=[.B1771]+1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802304" calcext:value-type="float">
            <text:p>2802304</text:p>
          </table:table-cell>
          <table:table-cell table:formula="of:=[.B1772]+1"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802403" calcext:value-type="float">
            <text:p>2802403</text:p>
          </table:table-cell>
          <table:table-cell table:formula="of:=[.B1773]+1"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802502" calcext:value-type="float">
            <text:p>2802502</text:p>
          </table:table-cell>
          <table:table-cell table:formula="of:=[.B1774]+1"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2802601" calcext:value-type="float">
            <text:p>2802601</text:p>
          </table:table-cell>
          <table:table-cell table:formula="of:=[.B1775]+1"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802700" calcext:value-type="float">
            <text:p>2802700</text:p>
          </table:table-cell>
          <table:table-cell table:formula="of:=[.B1776]+1"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802809" calcext:value-type="float">
            <text:p>2802809</text:p>
          </table:table-cell>
          <table:table-cell table:formula="of:=[.B1777]+1"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802908" calcext:value-type="float">
            <text:p>2802908</text:p>
          </table:table-cell>
          <table:table-cell table:formula="of:=[.B1778]+1"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2803005" calcext:value-type="float">
            <text:p>2803005</text:p>
          </table:table-cell>
          <table:table-cell table:formula="of:=[.B1779]+1"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2803104" calcext:value-type="float">
            <text:p>2803104</text:p>
          </table:table-cell>
          <table:table-cell table:formula="of:=[.B1780]+1"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803203" calcext:value-type="float">
            <text:p>2803203</text:p>
          </table:table-cell>
          <table:table-cell table:formula="of:=[.B1781]+1"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2803302" calcext:value-type="float">
            <text:p>2803302</text:p>
          </table:table-cell>
          <table:table-cell table:formula="of:=[.B1782]+1"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2803401" calcext:value-type="float">
            <text:p>2803401</text:p>
          </table:table-cell>
          <table:table-cell table:formula="of:=[.B1783]+1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803500" calcext:value-type="float">
            <text:p>2803500</text:p>
          </table:table-cell>
          <table:table-cell table:formula="of:=[.B1784]+1"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803609" calcext:value-type="float">
            <text:p>2803609</text:p>
          </table:table-cell>
          <table:table-cell table:formula="of:=[.B1785]+1"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2803708" calcext:value-type="float">
            <text:p>2803708</text:p>
          </table:table-cell>
          <table:table-cell table:formula="of:=[.B1786]+1"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2803807" calcext:value-type="float">
            <text:p>2803807</text:p>
          </table:table-cell>
          <table:table-cell table:formula="of:=[.B1787]+1"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803906" calcext:value-type="float">
            <text:p>2803906</text:p>
          </table:table-cell>
          <table:table-cell table:formula="of:=[.B1788]+1"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2804003" calcext:value-type="float">
            <text:p>2804003</text:p>
          </table:table-cell>
          <table:table-cell table:formula="of:=[.B1789]+1"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2804102" calcext:value-type="float">
            <text:p>2804102</text:p>
          </table:table-cell>
          <table:table-cell table:formula="of:=[.B1790]+1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804201" calcext:value-type="float">
            <text:p>2804201</text:p>
          </table:table-cell>
          <table:table-cell table:formula="of:=[.B1791]+1"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804300" calcext:value-type="float">
            <text:p>2804300</text:p>
          </table:table-cell>
          <table:table-cell table:formula="of:=[.B1792]+1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804409" calcext:value-type="float">
            <text:p>2804409</text:p>
          </table:table-cell>
          <table:table-cell table:formula="of:=[.B1793]+1"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804458" calcext:value-type="float">
            <text:p>2804458</text:p>
          </table:table-cell>
          <table:table-cell table:formula="of:=[.B1794]+1"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2804508" calcext:value-type="float">
            <text:p>2804508</text:p>
          </table:table-cell>
          <table:table-cell table:formula="of:=[.B1795]+1"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804607" calcext:value-type="float">
            <text:p>2804607</text:p>
          </table:table-cell>
          <table:table-cell table:formula="of:=[.B1796]+1"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2804706" calcext:value-type="float">
            <text:p>2804706</text:p>
          </table:table-cell>
          <table:table-cell table:formula="of:=[.B1797]+1"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804805" calcext:value-type="float">
            <text:p>2804805</text:p>
          </table:table-cell>
          <table:table-cell table:formula="of:=[.B1798]+1"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2804904" calcext:value-type="float">
            <text:p>2804904</text:p>
          </table:table-cell>
          <table:table-cell table:formula="of:=[.B1799]+1"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805000" calcext:value-type="float">
            <text:p>2805000</text:p>
          </table:table-cell>
          <table:table-cell table:formula="of:=[.B1800]+1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805109" calcext:value-type="float">
            <text:p>2805109</text:p>
          </table:table-cell>
          <table:table-cell table:formula="of:=[.B1801]+1"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805208" calcext:value-type="float">
            <text:p>2805208</text:p>
          </table:table-cell>
          <table:table-cell table:formula="of:=[.B1802]+1"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2805307" calcext:value-type="float">
            <text:p>2805307</text:p>
          </table:table-cell>
          <table:table-cell table:formula="of:=[.B1803]+1"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805406" calcext:value-type="float">
            <text:p>2805406</text:p>
          </table:table-cell>
          <table:table-cell table:formula="of:=[.B1804]+1"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2805505" calcext:value-type="float">
            <text:p>2805505</text:p>
          </table:table-cell>
          <table:table-cell table:formula="of:=[.B1805]+1"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805604" calcext:value-type="float">
            <text:p>2805604</text:p>
          </table:table-cell>
          <table:table-cell table:formula="of:=[.B1806]+1"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2805703" calcext:value-type="float">
            <text:p>2805703</text:p>
          </table:table-cell>
          <table:table-cell table:formula="of:=[.B1807]+1"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805802" calcext:value-type="float">
            <text:p>2805802</text:p>
          </table:table-cell>
          <table:table-cell table:formula="of:=[.B1808]+1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805901" calcext:value-type="float">
            <text:p>2805901</text:p>
          </table:table-cell>
          <table:table-cell table:formula="of:=[.B1809]+1"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2806008" calcext:value-type="float">
            <text:p>2806008</text:p>
          </table:table-cell>
          <table:table-cell table:formula="of:=[.B1810]+1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2806107" calcext:value-type="float">
            <text:p>2806107</text:p>
          </table:table-cell>
          <table:table-cell table:formula="of:=[.B1811]+1"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806206" calcext:value-type="float">
            <text:p>2806206</text:p>
          </table:table-cell>
          <table:table-cell table:formula="of:=[.B1812]+1"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2806305" calcext:value-type="float">
            <text:p>2806305</text:p>
          </table:table-cell>
          <table:table-cell table:formula="of:=[.B1813]+1"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806404" calcext:value-type="float">
            <text:p>2806404</text:p>
          </table:table-cell>
          <table:table-cell table:formula="of:=[.B1814]+1"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806503" calcext:value-type="float">
            <text:p>2806503</text:p>
          </table:table-cell>
          <table:table-cell table:formula="of:=[.B1815]+1"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2806602" calcext:value-type="float">
            <text:p>2806602</text:p>
          </table:table-cell>
          <table:table-cell table:formula="of:=[.B1816]+1"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806701" calcext:value-type="float">
            <text:p>2806701</text:p>
          </table:table-cell>
          <table:table-cell table:formula="of:=[.B1817]+1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806800" calcext:value-type="float">
            <text:p>2806800</text:p>
          </table:table-cell>
          <table:table-cell table:formula="of:=[.B1818]+1"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806909" calcext:value-type="float">
            <text:p>2806909</text:p>
          </table:table-cell>
          <table:table-cell table:formula="of:=[.B1819]+1"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2807006" calcext:value-type="float">
            <text:p>2807006</text:p>
          </table:table-cell>
          <table:table-cell table:formula="of:=[.B1820]+1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2807105" calcext:value-type="float">
            <text:p>2807105</text:p>
          </table:table-cell>
          <table:table-cell table:formula="of:=[.B1821]+1"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2807204" calcext:value-type="float">
            <text:p>2807204</text:p>
          </table:table-cell>
          <table:table-cell table:formula="of:=[.B1822]+1"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2807303" calcext:value-type="float">
            <text:p>2807303</text:p>
          </table:table-cell>
          <table:table-cell table:formula="of:=[.B1823]+1"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807402" calcext:value-type="float">
            <text:p>2807402</text:p>
          </table:table-cell>
          <table:table-cell table:formula="of:=[.B1824]+1"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807501" calcext:value-type="float">
            <text:p>2807501</text:p>
          </table:table-cell>
          <table:table-cell table:formula="of:=[.B1825]+1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807600" calcext:value-type="float">
            <text:p>2807600</text:p>
          </table:table-cell>
          <table:table-cell table:formula="of:=[.B1826]+1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900108" calcext:value-type="float">
            <text:p>2900108</text:p>
          </table:table-cell>
          <table:table-cell table:formula="of:=[.B1827]+1"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2900207" calcext:value-type="float">
            <text:p>2900207</text:p>
          </table:table-cell>
          <table:table-cell table:formula="of:=[.B1828]+1"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2900306" calcext:value-type="float">
            <text:p>2900306</text:p>
          </table:table-cell>
          <table:table-cell table:formula="of:=[.B1829]+1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900355" calcext:value-type="float">
            <text:p>2900355</text:p>
          </table:table-cell>
          <table:table-cell table:formula="of:=[.B1830]+1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2900405" calcext:value-type="float">
            <text:p>2900405</text:p>
          </table:table-cell>
          <table:table-cell table:formula="of:=[.B1831]+1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2900504" calcext:value-type="float">
            <text:p>2900504</text:p>
          </table:table-cell>
          <table:table-cell table:formula="of:=[.B1832]+1"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900603" calcext:value-type="float">
            <text:p>2900603</text:p>
          </table:table-cell>
          <table:table-cell table:formula="of:=[.B1833]+1"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2900702" calcext:value-type="float">
            <text:p>2900702</text:p>
          </table:table-cell>
          <table:table-cell table:formula="of:=[.B1834]+1"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2900801" calcext:value-type="float">
            <text:p>2900801</text:p>
          </table:table-cell>
          <table:table-cell table:formula="of:=[.B1835]+1"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2900900" calcext:value-type="float">
            <text:p>2900900</text:p>
          </table:table-cell>
          <table:table-cell table:formula="of:=[.B1836]+1"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2901007" calcext:value-type="float">
            <text:p>2901007</text:p>
          </table:table-cell>
          <table:table-cell table:formula="of:=[.B1837]+1"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2901106" calcext:value-type="float">
            <text:p>2901106</text:p>
          </table:table-cell>
          <table:table-cell table:formula="of:=[.B1838]+1"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901155" calcext:value-type="float">
            <text:p>2901155</text:p>
          </table:table-cell>
          <table:table-cell table:formula="of:=[.B1839]+1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901205" calcext:value-type="float">
            <text:p>2901205</text:p>
          </table:table-cell>
          <table:table-cell table:formula="of:=[.B1840]+1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901304" calcext:value-type="float">
            <text:p>2901304</text:p>
          </table:table-cell>
          <table:table-cell table:formula="of:=[.B1841]+1"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2901353" calcext:value-type="float">
            <text:p>2901353</text:p>
          </table:table-cell>
          <table:table-cell table:formula="of:=[.B1842]+1"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2901403" calcext:value-type="float">
            <text:p>2901403</text:p>
          </table:table-cell>
          <table:table-cell table:formula="of:=[.B1843]+1"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901502" calcext:value-type="float">
            <text:p>2901502</text:p>
          </table:table-cell>
          <table:table-cell table:formula="of:=[.B1844]+1"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2901601" calcext:value-type="float">
            <text:p>2901601</text:p>
          </table:table-cell>
          <table:table-cell table:formula="of:=[.B1845]+1"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2901700" calcext:value-type="float">
            <text:p>2901700</text:p>
          </table:table-cell>
          <table:table-cell table:formula="of:=[.B1846]+1"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901809" calcext:value-type="float">
            <text:p>2901809</text:p>
          </table:table-cell>
          <table:table-cell table:formula="of:=[.B1847]+1"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901908" calcext:value-type="float">
            <text:p>2901908</text:p>
          </table:table-cell>
          <table:table-cell table:formula="of:=[.B1848]+1"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901957" calcext:value-type="float">
            <text:p>2901957</text:p>
          </table:table-cell>
          <table:table-cell table:formula="of:=[.B1849]+1"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2902005" calcext:value-type="float">
            <text:p>2902005</text:p>
          </table:table-cell>
          <table:table-cell table:formula="of:=[.B1850]+1"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902054" calcext:value-type="float">
            <text:p>2902054</text:p>
          </table:table-cell>
          <table:table-cell table:formula="of:=[.B1851]+1"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902104" calcext:value-type="float">
            <text:p>2902104</text:p>
          </table:table-cell>
          <table:table-cell table:formula="of:=[.B1852]+1"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902203" calcext:value-type="float">
            <text:p>2902203</text:p>
          </table:table-cell>
          <table:table-cell table:formula="of:=[.B1853]+1"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902252" calcext:value-type="float">
            <text:p>2902252</text:p>
          </table:table-cell>
          <table:table-cell table:formula="of:=[.B1854]+1"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902302" calcext:value-type="float">
            <text:p>2902302</text:p>
          </table:table-cell>
          <table:table-cell table:formula="of:=[.B1855]+1"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02401" calcext:value-type="float">
            <text:p>2902401</text:p>
          </table:table-cell>
          <table:table-cell table:formula="of:=[.B1856]+1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902500" calcext:value-type="float">
            <text:p>2902500</text:p>
          </table:table-cell>
          <table:table-cell table:formula="of:=[.B1857]+1"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2902609" calcext:value-type="float">
            <text:p>2902609</text:p>
          </table:table-cell>
          <table:table-cell table:formula="of:=[.B1858]+1"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2902658" calcext:value-type="float">
            <text:p>2902658</text:p>
          </table:table-cell>
          <table:table-cell table:formula="of:=[.B1859]+1"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902708" calcext:value-type="float">
            <text:p>2902708</text:p>
          </table:table-cell>
          <table:table-cell table:formula="of:=[.B1860]+1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902807" calcext:value-type="float">
            <text:p>2902807</text:p>
          </table:table-cell>
          <table:table-cell table:formula="of:=[.B1861]+1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902906" calcext:value-type="float">
            <text:p>2902906</text:p>
          </table:table-cell>
          <table:table-cell table:formula="of:=[.B1862]+1"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2903003" calcext:value-type="float">
            <text:p>2903003</text:p>
          </table:table-cell>
          <table:table-cell table:formula="of:=[.B1863]+1"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903102" calcext:value-type="float">
            <text:p>2903102</text:p>
          </table:table-cell>
          <table:table-cell table:formula="of:=[.B1864]+1"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2903201" calcext:value-type="float">
            <text:p>2903201</text:p>
          </table:table-cell>
          <table:table-cell table:formula="of:=[.B1865]+1"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903235" calcext:value-type="float">
            <text:p>2903235</text:p>
          </table:table-cell>
          <table:table-cell table:formula="of:=[.B1866]+1"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2903276" calcext:value-type="float">
            <text:p>2903276</text:p>
          </table:table-cell>
          <table:table-cell table:formula="of:=[.B1867]+1"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903300" calcext:value-type="float">
            <text:p>2903300</text:p>
          </table:table-cell>
          <table:table-cell table:formula="of:=[.B1868]+1"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903409" calcext:value-type="float">
            <text:p>2903409</text:p>
          </table:table-cell>
          <table:table-cell table:formula="of:=[.B1869]+1"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2903508" calcext:value-type="float">
            <text:p>2903508</text:p>
          </table:table-cell>
          <table:table-cell table:formula="of:=[.B1870]+1"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903607" calcext:value-type="float">
            <text:p>2903607</text:p>
          </table:table-cell>
          <table:table-cell table:formula="of:=[.B1871]+1"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2903706" calcext:value-type="float">
            <text:p>2903706</text:p>
          </table:table-cell>
          <table:table-cell table:formula="of:=[.B1872]+1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2903805" calcext:value-type="float">
            <text:p>2903805</text:p>
          </table:table-cell>
          <table:table-cell table:formula="of:=[.B1873]+1"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903904" calcext:value-type="float">
            <text:p>2903904</text:p>
          </table:table-cell>
          <table:table-cell table:formula="of:=[.B1874]+1"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903953" calcext:value-type="float">
            <text:p>2903953</text:p>
          </table:table-cell>
          <table:table-cell table:formula="of:=[.B1875]+1"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2904001" calcext:value-type="float">
            <text:p>2904001</text:p>
          </table:table-cell>
          <table:table-cell table:formula="of:=[.B1876]+1"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2904050" calcext:value-type="float">
            <text:p>2904050</text:p>
          </table:table-cell>
          <table:table-cell table:formula="of:=[.B1877]+1"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2904100" calcext:value-type="float">
            <text:p>2904100</text:p>
          </table:table-cell>
          <table:table-cell table:formula="of:=[.B1878]+1"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2904209" calcext:value-type="float">
            <text:p>2904209</text:p>
          </table:table-cell>
          <table:table-cell table:formula="of:=[.B1879]+1"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904308" calcext:value-type="float">
            <text:p>2904308</text:p>
          </table:table-cell>
          <table:table-cell table:formula="of:=[.B1880]+1"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904407" calcext:value-type="float">
            <text:p>2904407</text:p>
          </table:table-cell>
          <table:table-cell table:formula="of:=[.B1881]+1"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2904506" calcext:value-type="float">
            <text:p>2904506</text:p>
          </table:table-cell>
          <table:table-cell table:formula="of:=[.B1882]+1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904605" calcext:value-type="float">
            <text:p>2904605</text:p>
          </table:table-cell>
          <table:table-cell table:formula="of:=[.B1883]+1"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2904704" calcext:value-type="float">
            <text:p>2904704</text:p>
          </table:table-cell>
          <table:table-cell table:formula="of:=[.B1884]+1"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2904753" calcext:value-type="float">
            <text:p>2904753</text:p>
          </table:table-cell>
          <table:table-cell table:formula="of:=[.B1885]+1"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904803" calcext:value-type="float">
            <text:p>2904803</text:p>
          </table:table-cell>
          <table:table-cell table:formula="of:=[.B1886]+1"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2904852" calcext:value-type="float">
            <text:p>2904852</text:p>
          </table:table-cell>
          <table:table-cell table:formula="of:=[.B1887]+1"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2904902" calcext:value-type="float">
            <text:p>2904902</text:p>
          </table:table-cell>
          <table:table-cell table:formula="of:=[.B1888]+1"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2905008" calcext:value-type="float">
            <text:p>2905008</text:p>
          </table:table-cell>
          <table:table-cell table:formula="of:=[.B1889]+1"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905107" calcext:value-type="float">
            <text:p>2905107</text:p>
          </table:table-cell>
          <table:table-cell table:formula="of:=[.B1890]+1"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2905156" calcext:value-type="float">
            <text:p>2905156</text:p>
          </table:table-cell>
          <table:table-cell table:formula="of:=[.B1891]+1"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2905206" calcext:value-type="float">
            <text:p>2905206</text:p>
          </table:table-cell>
          <table:table-cell table:formula="of:=[.B1892]+1"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905305" calcext:value-type="float">
            <text:p>2905305</text:p>
          </table:table-cell>
          <table:table-cell table:formula="of:=[.B1893]+1"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905404" calcext:value-type="float">
            <text:p>2905404</text:p>
          </table:table-cell>
          <table:table-cell table:formula="of:=[.B1894]+1"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2905503" calcext:value-type="float">
            <text:p>2905503</text:p>
          </table:table-cell>
          <table:table-cell table:formula="of:=[.B1895]+1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2905602" calcext:value-type="float">
            <text:p>2905602</text:p>
          </table:table-cell>
          <table:table-cell table:formula="of:=[.B1896]+1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905701" calcext:value-type="float">
            <text:p>2905701</text:p>
          </table:table-cell>
          <table:table-cell table:formula="of:=[.B1897]+1"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2905800" calcext:value-type="float">
            <text:p>2905800</text:p>
          </table:table-cell>
          <table:table-cell table:formula="of:=[.B1898]+1"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905909" calcext:value-type="float">
            <text:p>2905909</text:p>
          </table:table-cell>
          <table:table-cell table:formula="of:=[.B1899]+1"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906006" calcext:value-type="float">
            <text:p>2906006</text:p>
          </table:table-cell>
          <table:table-cell table:formula="of:=[.B1900]+1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906105" calcext:value-type="float">
            <text:p>2906105</text:p>
          </table:table-cell>
          <table:table-cell table:formula="of:=[.B1901]+1"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2906204" calcext:value-type="float">
            <text:p>2906204</text:p>
          </table:table-cell>
          <table:table-cell table:formula="of:=[.B1902]+1"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2906303" calcext:value-type="float">
            <text:p>2906303</text:p>
          </table:table-cell>
          <table:table-cell table:formula="of:=[.B1903]+1"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906402" calcext:value-type="float">
            <text:p>2906402</text:p>
          </table:table-cell>
          <table:table-cell table:formula="of:=[.B1904]+1"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906501" calcext:value-type="float">
            <text:p>2906501</text:p>
          </table:table-cell>
          <table:table-cell table:formula="of:=[.B1905]+1"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906600" calcext:value-type="float">
            <text:p>2906600</text:p>
          </table:table-cell>
          <table:table-cell table:formula="of:=[.B1906]+1"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2906709" calcext:value-type="float">
            <text:p>2906709</text:p>
          </table:table-cell>
          <table:table-cell table:formula="of:=[.B1907]+1"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2906808" calcext:value-type="float">
            <text:p>2906808</text:p>
          </table:table-cell>
          <table:table-cell table:formula="of:=[.B1908]+1"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906824" calcext:value-type="float">
            <text:p>2906824</text:p>
          </table:table-cell>
          <table:table-cell table:formula="of:=[.B1909]+1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906857" calcext:value-type="float">
            <text:p>2906857</text:p>
          </table:table-cell>
          <table:table-cell table:formula="of:=[.B1910]+1"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2906873" calcext:value-type="float">
            <text:p>2906873</text:p>
          </table:table-cell>
          <table:table-cell table:formula="of:=[.B1911]+1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2906899" calcext:value-type="float">
            <text:p>2906899</text:p>
          </table:table-cell>
          <table:table-cell table:formula="of:=[.B1912]+1"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2906907" calcext:value-type="float">
            <text:p>2906907</text:p>
          </table:table-cell>
          <table:table-cell table:formula="of:=[.B1913]+1"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907004" calcext:value-type="float">
            <text:p>2907004</text:p>
          </table:table-cell>
          <table:table-cell table:formula="of:=[.B1914]+1"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907103" calcext:value-type="float">
            <text:p>2907103</text:p>
          </table:table-cell>
          <table:table-cell table:formula="of:=[.B1915]+1"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907202" calcext:value-type="float">
            <text:p>2907202</text:p>
          </table:table-cell>
          <table:table-cell table:formula="of:=[.B1916]+1"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2907301" calcext:value-type="float">
            <text:p>2907301</text:p>
          </table:table-cell>
          <table:table-cell table:formula="of:=[.B1917]+1"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907400" calcext:value-type="float">
            <text:p>2907400</text:p>
          </table:table-cell>
          <table:table-cell table:formula="of:=[.B1918]+1"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2907509" calcext:value-type="float">
            <text:p>2907509</text:p>
          </table:table-cell>
          <table:table-cell table:formula="of:=[.B1919]+1"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907558" calcext:value-type="float">
            <text:p>2907558</text:p>
          </table:table-cell>
          <table:table-cell table:formula="of:=[.B1920]+1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907608" calcext:value-type="float">
            <text:p>2907608</text:p>
          </table:table-cell>
          <table:table-cell table:formula="of:=[.B1921]+1"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907707" calcext:value-type="float">
            <text:p>2907707</text:p>
          </table:table-cell>
          <table:table-cell table:formula="of:=[.B1922]+1"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2907806" calcext:value-type="float">
            <text:p>2907806</text:p>
          </table:table-cell>
          <table:table-cell table:formula="of:=[.B1923]+1"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907905" calcext:value-type="float">
            <text:p>2907905</text:p>
          </table:table-cell>
          <table:table-cell table:formula="of:=[.B1924]+1"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2908002" calcext:value-type="float">
            <text:p>2908002</text:p>
          </table:table-cell>
          <table:table-cell table:formula="of:=[.B1925]+1"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2908101" calcext:value-type="float">
            <text:p>2908101</text:p>
          </table:table-cell>
          <table:table-cell table:formula="of:=[.B1926]+1"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2908200" calcext:value-type="float">
            <text:p>2908200</text:p>
          </table:table-cell>
          <table:table-cell table:formula="of:=[.B1927]+1"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2908309" calcext:value-type="float">
            <text:p>2908309</text:p>
          </table:table-cell>
          <table:table-cell table:formula="of:=[.B1928]+1"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2908408" calcext:value-type="float">
            <text:p>2908408</text:p>
          </table:table-cell>
          <table:table-cell table:formula="of:=[.B1929]+1"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908507" calcext:value-type="float">
            <text:p>2908507</text:p>
          </table:table-cell>
          <table:table-cell table:formula="of:=[.B1930]+1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908606" calcext:value-type="float">
            <text:p>2908606</text:p>
          </table:table-cell>
          <table:table-cell table:formula="of:=[.B1931]+1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908705" calcext:value-type="float">
            <text:p>2908705</text:p>
          </table:table-cell>
          <table:table-cell table:formula="of:=[.B1932]+1"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2908804" calcext:value-type="float">
            <text:p>2908804</text:p>
          </table:table-cell>
          <table:table-cell table:formula="of:=[.B1933]+1"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2908903" calcext:value-type="float">
            <text:p>2908903</text:p>
          </table:table-cell>
          <table:table-cell table:formula="of:=[.B1934]+1"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909000" calcext:value-type="float">
            <text:p>2909000</text:p>
          </table:table-cell>
          <table:table-cell table:formula="of:=[.B1935]+1"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909109" calcext:value-type="float">
            <text:p>2909109</text:p>
          </table:table-cell>
          <table:table-cell table:formula="of:=[.B1936]+1"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2909208" calcext:value-type="float">
            <text:p>2909208</text:p>
          </table:table-cell>
          <table:table-cell table:formula="of:=[.B1937]+1"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909307" calcext:value-type="float">
            <text:p>2909307</text:p>
          </table:table-cell>
          <table:table-cell table:formula="of:=[.B1938]+1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2909406" calcext:value-type="float">
            <text:p>2909406</text:p>
          </table:table-cell>
          <table:table-cell table:formula="of:=[.B1939]+1"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2909505" calcext:value-type="float">
            <text:p>2909505</text:p>
          </table:table-cell>
          <table:table-cell table:formula="of:=[.B1940]+1"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2909604" calcext:value-type="float">
            <text:p>2909604</text:p>
          </table:table-cell>
          <table:table-cell table:formula="of:=[.B1941]+1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909703" calcext:value-type="float">
            <text:p>2909703</text:p>
          </table:table-cell>
          <table:table-cell table:formula="of:=[.B1942]+1"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2909802" calcext:value-type="float">
            <text:p>2909802</text:p>
          </table:table-cell>
          <table:table-cell table:formula="of:=[.B1943]+1"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909901" calcext:value-type="float">
            <text:p>2909901</text:p>
          </table:table-cell>
          <table:table-cell table:formula="of:=[.B1944]+1"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2910008" calcext:value-type="float">
            <text:p>2910008</text:p>
          </table:table-cell>
          <table:table-cell table:formula="of:=[.B1945]+1"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910057" calcext:value-type="float">
            <text:p>2910057</text:p>
          </table:table-cell>
          <table:table-cell table:formula="of:=[.B1946]+1"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10107" calcext:value-type="float">
            <text:p>2910107</text:p>
          </table:table-cell>
          <table:table-cell table:formula="of:=[.B1947]+1"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910206" calcext:value-type="float">
            <text:p>2910206</text:p>
          </table:table-cell>
          <table:table-cell table:formula="of:=[.B1948]+1"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910305" calcext:value-type="float">
            <text:p>2910305</text:p>
          </table:table-cell>
          <table:table-cell table:formula="of:=[.B1949]+1"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2910404" calcext:value-type="float">
            <text:p>2910404</text:p>
          </table:table-cell>
          <table:table-cell table:formula="of:=[.B1950]+1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910503" calcext:value-type="float">
            <text:p>2910503</text:p>
          </table:table-cell>
          <table:table-cell table:formula="of:=[.B1951]+1"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10602" calcext:value-type="float">
            <text:p>2910602</text:p>
          </table:table-cell>
          <table:table-cell table:formula="of:=[.B1952]+1"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2910701" calcext:value-type="float">
            <text:p>2910701</text:p>
          </table:table-cell>
          <table:table-cell table:formula="of:=[.B1953]+1"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910727" calcext:value-type="float">
            <text:p>2910727</text:p>
          </table:table-cell>
          <table:table-cell table:formula="of:=[.B1954]+1"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910750" calcext:value-type="float">
            <text:p>2910750</text:p>
          </table:table-cell>
          <table:table-cell table:formula="of:=[.B1955]+1"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910776" calcext:value-type="float">
            <text:p>2910776</text:p>
          </table:table-cell>
          <table:table-cell table:formula="of:=[.B1956]+1"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910800" calcext:value-type="float">
            <text:p>2910800</text:p>
          </table:table-cell>
          <table:table-cell table:formula="of:=[.B1957]+1"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910859" calcext:value-type="float">
            <text:p>2910859</text:p>
          </table:table-cell>
          <table:table-cell table:formula="of:=[.B1958]+1"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910909" calcext:value-type="float">
            <text:p>2910909</text:p>
          </table:table-cell>
          <table:table-cell table:formula="of:=[.B1959]+1"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2911006" calcext:value-type="float">
            <text:p>2911006</text:p>
          </table:table-cell>
          <table:table-cell table:formula="of:=[.B1960]+1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911105" calcext:value-type="float">
            <text:p>2911105</text:p>
          </table:table-cell>
          <table:table-cell table:formula="of:=[.B1961]+1"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911204" calcext:value-type="float">
            <text:p>2911204</text:p>
          </table:table-cell>
          <table:table-cell table:formula="of:=[.B1962]+1"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911253" calcext:value-type="float">
            <text:p>2911253</text:p>
          </table:table-cell>
          <table:table-cell table:formula="of:=[.B1963]+1"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2911303" calcext:value-type="float">
            <text:p>2911303</text:p>
          </table:table-cell>
          <table:table-cell table:formula="of:=[.B1964]+1"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2911402" calcext:value-type="float">
            <text:p>2911402</text:p>
          </table:table-cell>
          <table:table-cell table:formula="of:=[.B1965]+1"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2911501" calcext:value-type="float">
            <text:p>2911501</text:p>
          </table:table-cell>
          <table:table-cell table:formula="of:=[.B1966]+1"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911600" calcext:value-type="float">
            <text:p>2911600</text:p>
          </table:table-cell>
          <table:table-cell table:formula="of:=[.B1967]+1"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911659" calcext:value-type="float">
            <text:p>2911659</text:p>
          </table:table-cell>
          <table:table-cell table:formula="of:=[.B1968]+1"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911709" calcext:value-type="float">
            <text:p>2911709</text:p>
          </table:table-cell>
          <table:table-cell table:formula="of:=[.B1969]+1"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2911808" calcext:value-type="float">
            <text:p>2911808</text:p>
          </table:table-cell>
          <table:table-cell table:formula="of:=[.B1970]+1"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911857" calcext:value-type="float">
            <text:p>2911857</text:p>
          </table:table-cell>
          <table:table-cell table:formula="of:=[.B1971]+1"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2911907" calcext:value-type="float">
            <text:p>2911907</text:p>
          </table:table-cell>
          <table:table-cell table:formula="of:=[.B1972]+1"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912004" calcext:value-type="float">
            <text:p>2912004</text:p>
          </table:table-cell>
          <table:table-cell table:formula="of:=[.B1973]+1"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912103" calcext:value-type="float">
            <text:p>2912103</text:p>
          </table:table-cell>
          <table:table-cell table:formula="of:=[.B1974]+1"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912202" calcext:value-type="float">
            <text:p>2912202</text:p>
          </table:table-cell>
          <table:table-cell table:formula="of:=[.B1975]+1"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912301" calcext:value-type="float">
            <text:p>2912301</text:p>
          </table:table-cell>
          <table:table-cell table:formula="of:=[.B1976]+1"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912400" calcext:value-type="float">
            <text:p>2912400</text:p>
          </table:table-cell>
          <table:table-cell table:formula="of:=[.B1977]+1"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912509" calcext:value-type="float">
            <text:p>2912509</text:p>
          </table:table-cell>
          <table:table-cell table:formula="of:=[.B1978]+1"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912608" calcext:value-type="float">
            <text:p>2912608</text:p>
          </table:table-cell>
          <table:table-cell table:formula="of:=[.B1979]+1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912707" calcext:value-type="float">
            <text:p>2912707</text:p>
          </table:table-cell>
          <table:table-cell table:formula="of:=[.B1980]+1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912806" calcext:value-type="float">
            <text:p>2912806</text:p>
          </table:table-cell>
          <table:table-cell table:formula="of:=[.B1981]+1"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912905" calcext:value-type="float">
            <text:p>2912905</text:p>
          </table:table-cell>
          <table:table-cell table:formula="of:=[.B1982]+1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913002" calcext:value-type="float">
            <text:p>2913002</text:p>
          </table:table-cell>
          <table:table-cell table:formula="of:=[.B1983]+1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913101" calcext:value-type="float">
            <text:p>2913101</text:p>
          </table:table-cell>
          <table:table-cell table:formula="of:=[.B1984]+1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2913200" calcext:value-type="float">
            <text:p>2913200</text:p>
          </table:table-cell>
          <table:table-cell table:formula="of:=[.B1985]+1"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913309" calcext:value-type="float">
            <text:p>2913309</text:p>
          </table:table-cell>
          <table:table-cell table:formula="of:=[.B1986]+1"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913408" calcext:value-type="float">
            <text:p>2913408</text:p>
          </table:table-cell>
          <table:table-cell table:formula="of:=[.B1987]+1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913457" calcext:value-type="float">
            <text:p>2913457</text:p>
          </table:table-cell>
          <table:table-cell table:formula="of:=[.B1988]+1"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2913507" calcext:value-type="float">
            <text:p>2913507</text:p>
          </table:table-cell>
          <table:table-cell table:formula="of:=[.B1989]+1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913606" calcext:value-type="float">
            <text:p>2913606</text:p>
          </table:table-cell>
          <table:table-cell table:formula="of:=[.B1990]+1"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913705" calcext:value-type="float">
            <text:p>2913705</text:p>
          </table:table-cell>
          <table:table-cell table:formula="of:=[.B1991]+1"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913804" calcext:value-type="float">
            <text:p>2913804</text:p>
          </table:table-cell>
          <table:table-cell table:formula="of:=[.B1992]+1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913903" calcext:value-type="float">
            <text:p>2913903</text:p>
          </table:table-cell>
          <table:table-cell table:formula="of:=[.B1993]+1"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2914000" calcext:value-type="float">
            <text:p>2914000</text:p>
          </table:table-cell>
          <table:table-cell table:formula="of:=[.B1994]+1"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914109" calcext:value-type="float">
            <text:p>2914109</text:p>
          </table:table-cell>
          <table:table-cell table:formula="of:=[.B1995]+1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914208" calcext:value-type="float">
            <text:p>2914208</text:p>
          </table:table-cell>
          <table:table-cell table:formula="of:=[.B1996]+1"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914307" calcext:value-type="float">
            <text:p>2914307</text:p>
          </table:table-cell>
          <table:table-cell table:formula="of:=[.B1997]+1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914406" calcext:value-type="float">
            <text:p>2914406</text:p>
          </table:table-cell>
          <table:table-cell table:formula="of:=[.B1998]+1"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914505" calcext:value-type="float">
            <text:p>2914505</text:p>
          </table:table-cell>
          <table:table-cell table:formula="of:=[.B1999]+1"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914604" calcext:value-type="float">
            <text:p>2914604</text:p>
          </table:table-cell>
          <table:table-cell table:formula="of:=[.B2000]+1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914653" calcext:value-type="float">
            <text:p>2914653</text:p>
          </table:table-cell>
          <table:table-cell table:formula="of:=[.B2001]+1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914703" calcext:value-type="float">
            <text:p>2914703</text:p>
          </table:table-cell>
          <table:table-cell table:formula="of:=[.B2002]+1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914802" calcext:value-type="float">
            <text:p>2914802</text:p>
          </table:table-cell>
          <table:table-cell table:formula="of:=[.B2003]+1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914901" calcext:value-type="float">
            <text:p>2914901</text:p>
          </table:table-cell>
          <table:table-cell table:formula="of:=[.B2004]+1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915007" calcext:value-type="float">
            <text:p>2915007</text:p>
          </table:table-cell>
          <table:table-cell table:formula="of:=[.B2005]+1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915106" calcext:value-type="float">
            <text:p>2915106</text:p>
          </table:table-cell>
          <table:table-cell table:formula="of:=[.B2006]+1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15205" calcext:value-type="float">
            <text:p>2915205</text:p>
          </table:table-cell>
          <table:table-cell table:formula="of:=[.B2007]+1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15304" calcext:value-type="float">
            <text:p>2915304</text:p>
          </table:table-cell>
          <table:table-cell table:formula="of:=[.B2008]+1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915353" calcext:value-type="float">
            <text:p>2915353</text:p>
          </table:table-cell>
          <table:table-cell table:formula="of:=[.B2009]+1"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915403" calcext:value-type="float">
            <text:p>2915403</text:p>
          </table:table-cell>
          <table:table-cell table:formula="of:=[.B2010]+1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915502" calcext:value-type="float">
            <text:p>2915502</text:p>
          </table:table-cell>
          <table:table-cell table:formula="of:=[.B2011]+1"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915601" calcext:value-type="float">
            <text:p>2915601</text:p>
          </table:table-cell>
          <table:table-cell table:formula="of:=[.B2012]+1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915700" calcext:value-type="float">
            <text:p>2915700</text:p>
          </table:table-cell>
          <table:table-cell table:formula="of:=[.B2013]+1"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15809" calcext:value-type="float">
            <text:p>2915809</text:p>
          </table:table-cell>
          <table:table-cell table:formula="of:=[.B2014]+1"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15908" calcext:value-type="float">
            <text:p>2915908</text:p>
          </table:table-cell>
          <table:table-cell table:formula="of:=[.B2015]+1"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16005" calcext:value-type="float">
            <text:p>2916005</text:p>
          </table:table-cell>
          <table:table-cell table:formula="of:=[.B2016]+1"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916104" calcext:value-type="float">
            <text:p>2916104</text:p>
          </table:table-cell>
          <table:table-cell table:formula="of:=[.B2017]+1"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916203" calcext:value-type="float">
            <text:p>2916203</text:p>
          </table:table-cell>
          <table:table-cell table:formula="of:=[.B2018]+1"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16302" calcext:value-type="float">
            <text:p>2916302</text:p>
          </table:table-cell>
          <table:table-cell table:formula="of:=[.B2019]+1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916401" calcext:value-type="float">
            <text:p>2916401</text:p>
          </table:table-cell>
          <table:table-cell table:formula="of:=[.B2020]+1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916500" calcext:value-type="float">
            <text:p>2916500</text:p>
          </table:table-cell>
          <table:table-cell table:formula="of:=[.B2021]+1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916609" calcext:value-type="float">
            <text:p>2916609</text:p>
          </table:table-cell>
          <table:table-cell table:formula="of:=[.B2022]+1"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916708" calcext:value-type="float">
            <text:p>2916708</text:p>
          </table:table-cell>
          <table:table-cell table:formula="of:=[.B2023]+1"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916807" calcext:value-type="float">
            <text:p>2916807</text:p>
          </table:table-cell>
          <table:table-cell table:formula="of:=[.B2024]+1"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916856" calcext:value-type="float">
            <text:p>2916856</text:p>
          </table:table-cell>
          <table:table-cell table:formula="of:=[.B2025]+1"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916906" calcext:value-type="float">
            <text:p>2916906</text:p>
          </table:table-cell>
          <table:table-cell table:formula="of:=[.B2026]+1"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917003" calcext:value-type="float">
            <text:p>2917003</text:p>
          </table:table-cell>
          <table:table-cell table:formula="of:=[.B2027]+1"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917102" calcext:value-type="float">
            <text:p>2917102</text:p>
          </table:table-cell>
          <table:table-cell table:formula="of:=[.B2028]+1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917201" calcext:value-type="float">
            <text:p>2917201</text:p>
          </table:table-cell>
          <table:table-cell table:formula="of:=[.B2029]+1"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917300" calcext:value-type="float">
            <text:p>2917300</text:p>
          </table:table-cell>
          <table:table-cell table:formula="of:=[.B2030]+1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917334" calcext:value-type="float">
            <text:p>2917334</text:p>
          </table:table-cell>
          <table:table-cell table:formula="of:=[.B2031]+1"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917359" calcext:value-type="float">
            <text:p>2917359</text:p>
          </table:table-cell>
          <table:table-cell table:formula="of:=[.B2032]+1"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917409" calcext:value-type="float">
            <text:p>2917409</text:p>
          </table:table-cell>
          <table:table-cell table:formula="of:=[.B2033]+1"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917508" calcext:value-type="float">
            <text:p>2917508</text:p>
          </table:table-cell>
          <table:table-cell table:formula="of:=[.B2034]+1"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917607" calcext:value-type="float">
            <text:p>2917607</text:p>
          </table:table-cell>
          <table:table-cell table:formula="of:=[.B2035]+1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917706" calcext:value-type="float">
            <text:p>2917706</text:p>
          </table:table-cell>
          <table:table-cell table:formula="of:=[.B2036]+1"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917805" calcext:value-type="float">
            <text:p>2917805</text:p>
          </table:table-cell>
          <table:table-cell table:formula="of:=[.B2037]+1"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917904" calcext:value-type="float">
            <text:p>2917904</text:p>
          </table:table-cell>
          <table:table-cell table:formula="of:=[.B2038]+1"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918001" calcext:value-type="float">
            <text:p>2918001</text:p>
          </table:table-cell>
          <table:table-cell table:formula="of:=[.B2039]+1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918100" calcext:value-type="float">
            <text:p>2918100</text:p>
          </table:table-cell>
          <table:table-cell table:formula="of:=[.B2040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918209" calcext:value-type="float">
            <text:p>2918209</text:p>
          </table:table-cell>
          <table:table-cell table:formula="of:=[.B2041]+1"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918308" calcext:value-type="float">
            <text:p>2918308</text:p>
          </table:table-cell>
          <table:table-cell table:formula="of:=[.B2042]+1"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918357" calcext:value-type="float">
            <text:p>2918357</text:p>
          </table:table-cell>
          <table:table-cell table:formula="of:=[.B2043]+1"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918407" calcext:value-type="float">
            <text:p>2918407</text:p>
          </table:table-cell>
          <table:table-cell table:formula="of:=[.B2044]+1"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918456" calcext:value-type="float">
            <text:p>2918456</text:p>
          </table:table-cell>
          <table:table-cell table:formula="of:=[.B2045]+1"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918506" calcext:value-type="float">
            <text:p>2918506</text:p>
          </table:table-cell>
          <table:table-cell table:formula="of:=[.B2046]+1"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918555" calcext:value-type="float">
            <text:p>2918555</text:p>
          </table:table-cell>
          <table:table-cell table:formula="of:=[.B2047]+1"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918605" calcext:value-type="float">
            <text:p>2918605</text:p>
          </table:table-cell>
          <table:table-cell table:formula="of:=[.B2048]+1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918704" calcext:value-type="float">
            <text:p>2918704</text:p>
          </table:table-cell>
          <table:table-cell table:formula="of:=[.B2049]+1"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918753" calcext:value-type="float">
            <text:p>2918753</text:p>
          </table:table-cell>
          <table:table-cell table:formula="of:=[.B2050]+1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918803" calcext:value-type="float">
            <text:p>2918803</text:p>
          </table:table-cell>
          <table:table-cell table:formula="of:=[.B2051]+1"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918902" calcext:value-type="float">
            <text:p>2918902</text:p>
          </table:table-cell>
          <table:table-cell table:formula="of:=[.B2052]+1"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919009" calcext:value-type="float">
            <text:p>2919009</text:p>
          </table:table-cell>
          <table:table-cell table:formula="of:=[.B2053]+1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919058" calcext:value-type="float">
            <text:p>2919058</text:p>
          </table:table-cell>
          <table:table-cell table:formula="of:=[.B2054]+1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919108" calcext:value-type="float">
            <text:p>2919108</text:p>
          </table:table-cell>
          <table:table-cell table:formula="of:=[.B2055]+1"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919157" calcext:value-type="float">
            <text:p>2919157</text:p>
          </table:table-cell>
          <table:table-cell table:formula="of:=[.B2056]+1"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919207" calcext:value-type="float">
            <text:p>2919207</text:p>
          </table:table-cell>
          <table:table-cell table:formula="of:=[.B2057]+1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919306" calcext:value-type="float">
            <text:p>2919306</text:p>
          </table:table-cell>
          <table:table-cell table:formula="of:=[.B2058]+1"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919405" calcext:value-type="float">
            <text:p>2919405</text:p>
          </table:table-cell>
          <table:table-cell table:formula="of:=[.B2059]+1"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919504" calcext:value-type="float">
            <text:p>2919504</text:p>
          </table:table-cell>
          <table:table-cell table:formula="of:=[.B2060]+1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919553" calcext:value-type="float">
            <text:p>2919553</text:p>
          </table:table-cell>
          <table:table-cell table:formula="of:=[.B2061]+1"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919603" calcext:value-type="float">
            <text:p>2919603</text:p>
          </table:table-cell>
          <table:table-cell table:formula="of:=[.B2062]+1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919702" calcext:value-type="float">
            <text:p>2919702</text:p>
          </table:table-cell>
          <table:table-cell table:formula="of:=[.B2063]+1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919801" calcext:value-type="float">
            <text:p>2919801</text:p>
          </table:table-cell>
          <table:table-cell table:formula="of:=[.B2064]+1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919900" calcext:value-type="float">
            <text:p>2919900</text:p>
          </table:table-cell>
          <table:table-cell table:formula="of:=[.B2065]+1"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919926" calcext:value-type="float">
            <text:p>2919926</text:p>
          </table:table-cell>
          <table:table-cell table:formula="of:=[.B2066]+1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919959" calcext:value-type="float">
            <text:p>2919959</text:p>
          </table:table-cell>
          <table:table-cell table:formula="of:=[.B2067]+1"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920007" calcext:value-type="float">
            <text:p>2920007</text:p>
          </table:table-cell>
          <table:table-cell table:formula="of:=[.B2068]+1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920106" calcext:value-type="float">
            <text:p>2920106</text:p>
          </table:table-cell>
          <table:table-cell table:formula="of:=[.B2069]+1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920205" calcext:value-type="float">
            <text:p>2920205</text:p>
          </table:table-cell>
          <table:table-cell table:formula="of:=[.B2070]+1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920304" calcext:value-type="float">
            <text:p>2920304</text:p>
          </table:table-cell>
          <table:table-cell table:formula="of:=[.B2071]+1"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920403" calcext:value-type="float">
            <text:p>2920403</text:p>
          </table:table-cell>
          <table:table-cell table:formula="of:=[.B2072]+1"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920452" calcext:value-type="float">
            <text:p>2920452</text:p>
          </table:table-cell>
          <table:table-cell table:formula="of:=[.B2073]+1"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920502" calcext:value-type="float">
            <text:p>2920502</text:p>
          </table:table-cell>
          <table:table-cell table:formula="of:=[.B2074]+1"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920601" calcext:value-type="float">
            <text:p>2920601</text:p>
          </table:table-cell>
          <table:table-cell table:formula="of:=[.B2075]+1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920700" calcext:value-type="float">
            <text:p>2920700</text:p>
          </table:table-cell>
          <table:table-cell table:formula="of:=[.B2076]+1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920809" calcext:value-type="float">
            <text:p>2920809</text:p>
          </table:table-cell>
          <table:table-cell table:formula="of:=[.B2077]+1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20908" calcext:value-type="float">
            <text:p>2920908</text:p>
          </table:table-cell>
          <table:table-cell table:formula="of:=[.B2078]+1"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921005" calcext:value-type="float">
            <text:p>2921005</text:p>
          </table:table-cell>
          <table:table-cell table:formula="of:=[.B2079]+1"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921054" calcext:value-type="float">
            <text:p>2921054</text:p>
          </table:table-cell>
          <table:table-cell table:formula="of:=[.B2080]+1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921104" calcext:value-type="float">
            <text:p>2921104</text:p>
          </table:table-cell>
          <table:table-cell table:formula="of:=[.B2081]+1"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21203" calcext:value-type="float">
            <text:p>2921203</text:p>
          </table:table-cell>
          <table:table-cell table:formula="of:=[.B2082]+1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921302" calcext:value-type="float">
            <text:p>2921302</text:p>
          </table:table-cell>
          <table:table-cell table:formula="of:=[.B2083]+1"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921401" calcext:value-type="float">
            <text:p>2921401</text:p>
          </table:table-cell>
          <table:table-cell table:formula="of:=[.B2084]+1"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921450" calcext:value-type="float">
            <text:p>2921450</text:p>
          </table:table-cell>
          <table:table-cell table:formula="of:=[.B2085]+1"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921500" calcext:value-type="float">
            <text:p>2921500</text:p>
          </table:table-cell>
          <table:table-cell table:formula="of:=[.B2086]+1"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921609" calcext:value-type="float">
            <text:p>2921609</text:p>
          </table:table-cell>
          <table:table-cell table:formula="of:=[.B2087]+1"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921708" calcext:value-type="float">
            <text:p>2921708</text:p>
          </table:table-cell>
          <table:table-cell table:formula="of:=[.B2088]+1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921807" calcext:value-type="float">
            <text:p>2921807</text:p>
          </table:table-cell>
          <table:table-cell table:formula="of:=[.B2089]+1"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921906" calcext:value-type="float">
            <text:p>2921906</text:p>
          </table:table-cell>
          <table:table-cell table:formula="of:=[.B2090]+1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922003" calcext:value-type="float">
            <text:p>2922003</text:p>
          </table:table-cell>
          <table:table-cell table:formula="of:=[.B2091]+1"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922052" calcext:value-type="float">
            <text:p>2922052</text:p>
          </table:table-cell>
          <table:table-cell table:formula="of:=[.B2092]+1"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922102" calcext:value-type="float">
            <text:p>2922102</text:p>
          </table:table-cell>
          <table:table-cell table:formula="of:=[.B2093]+1"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922201" calcext:value-type="float">
            <text:p>2922201</text:p>
          </table:table-cell>
          <table:table-cell table:formula="of:=[.B2094]+1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922250" calcext:value-type="float">
            <text:p>2922250</text:p>
          </table:table-cell>
          <table:table-cell table:formula="of:=[.B2095]+1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922300" calcext:value-type="float">
            <text:p>2922300</text:p>
          </table:table-cell>
          <table:table-cell table:formula="of:=[.B2096]+1"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922409" calcext:value-type="float">
            <text:p>2922409</text:p>
          </table:table-cell>
          <table:table-cell table:formula="of:=[.B2097]+1"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922508" calcext:value-type="float">
            <text:p>2922508</text:p>
          </table:table-cell>
          <table:table-cell table:formula="of:=[.B2098]+1"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922607" calcext:value-type="float">
            <text:p>2922607</text:p>
          </table:table-cell>
          <table:table-cell table:formula="of:=[.B2099]+1"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922656" calcext:value-type="float">
            <text:p>2922656</text:p>
          </table:table-cell>
          <table:table-cell table:formula="of:=[.B2100]+1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922706" calcext:value-type="float">
            <text:p>2922706</text:p>
          </table:table-cell>
          <table:table-cell table:formula="of:=[.B2101]+1"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2922730" calcext:value-type="float">
            <text:p>2922730</text:p>
          </table:table-cell>
          <table:table-cell table:formula="of:=[.B2102]+1"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922755" calcext:value-type="float">
            <text:p>2922755</text:p>
          </table:table-cell>
          <table:table-cell table:formula="of:=[.B2103]+1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922805" calcext:value-type="float">
            <text:p>2922805</text:p>
          </table:table-cell>
          <table:table-cell table:formula="of:=[.B2104]+1"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922854" calcext:value-type="float">
            <text:p>2922854</text:p>
          </table:table-cell>
          <table:table-cell table:formula="of:=[.B2105]+1"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922904" calcext:value-type="float">
            <text:p>2922904</text:p>
          </table:table-cell>
          <table:table-cell table:formula="of:=[.B2106]+1"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923001" calcext:value-type="float">
            <text:p>2923001</text:p>
          </table:table-cell>
          <table:table-cell table:formula="of:=[.B2107]+1"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923035" calcext:value-type="float">
            <text:p>2923035</text:p>
          </table:table-cell>
          <table:table-cell table:formula="of:=[.B2108]+1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923050" calcext:value-type="float">
            <text:p>2923050</text:p>
          </table:table-cell>
          <table:table-cell table:formula="of:=[.B2109]+1"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923100" calcext:value-type="float">
            <text:p>2923100</text:p>
          </table:table-cell>
          <table:table-cell table:formula="of:=[.B2110]+1"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923209" calcext:value-type="float">
            <text:p>2923209</text:p>
          </table:table-cell>
          <table:table-cell table:formula="of:=[.B2111]+1"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923308" calcext:value-type="float">
            <text:p>2923308</text:p>
          </table:table-cell>
          <table:table-cell table:formula="of:=[.B2112]+1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923357" calcext:value-type="float">
            <text:p>2923357</text:p>
          </table:table-cell>
          <table:table-cell table:formula="of:=[.B2113]+1"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923407" calcext:value-type="float">
            <text:p>2923407</text:p>
          </table:table-cell>
          <table:table-cell table:formula="of:=[.B2114]+1"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923506" calcext:value-type="float">
            <text:p>2923506</text:p>
          </table:table-cell>
          <table:table-cell table:formula="of:=[.B2115]+1"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923605" calcext:value-type="float">
            <text:p>2923605</text:p>
          </table:table-cell>
          <table:table-cell table:formula="of:=[.B2116]+1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923704" calcext:value-type="float">
            <text:p>2923704</text:p>
          </table:table-cell>
          <table:table-cell table:formula="of:=[.B2117]+1"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923803" calcext:value-type="float">
            <text:p>2923803</text:p>
          </table:table-cell>
          <table:table-cell table:formula="of:=[.B2118]+1"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923902" calcext:value-type="float">
            <text:p>2923902</text:p>
          </table:table-cell>
          <table:table-cell table:formula="of:=[.B2119]+1"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924009" calcext:value-type="float">
            <text:p>2924009</text:p>
          </table:table-cell>
          <table:table-cell table:formula="of:=[.B2120]+1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924058" calcext:value-type="float">
            <text:p>2924058</text:p>
          </table:table-cell>
          <table:table-cell table:formula="of:=[.B2121]+1"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2924108" calcext:value-type="float">
            <text:p>2924108</text:p>
          </table:table-cell>
          <table:table-cell table:formula="of:=[.B2122]+1"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924207" calcext:value-type="float">
            <text:p>2924207</text:p>
          </table:table-cell>
          <table:table-cell table:formula="of:=[.B2123]+1"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2924306" calcext:value-type="float">
            <text:p>2924306</text:p>
          </table:table-cell>
          <table:table-cell table:formula="of:=[.B2124]+1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924405" calcext:value-type="float">
            <text:p>2924405</text:p>
          </table:table-cell>
          <table:table-cell table:formula="of:=[.B2125]+1"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924504" calcext:value-type="float">
            <text:p>2924504</text:p>
          </table:table-cell>
          <table:table-cell table:formula="of:=[.B2126]+1"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924603" calcext:value-type="float">
            <text:p>2924603</text:p>
          </table:table-cell>
          <table:table-cell table:formula="of:=[.B2127]+1"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924652" calcext:value-type="float">
            <text:p>2924652</text:p>
          </table:table-cell>
          <table:table-cell table:formula="of:=[.B2128]+1"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924678" calcext:value-type="float">
            <text:p>2924678</text:p>
          </table:table-cell>
          <table:table-cell table:formula="of:=[.B2129]+1"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924702" calcext:value-type="float">
            <text:p>2924702</text:p>
          </table:table-cell>
          <table:table-cell table:formula="of:=[.B2130]+1"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924801" calcext:value-type="float">
            <text:p>2924801</text:p>
          </table:table-cell>
          <table:table-cell table:formula="of:=[.B2131]+1"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924900" calcext:value-type="float">
            <text:p>2924900</text:p>
          </table:table-cell>
          <table:table-cell table:formula="of:=[.B2132]+1"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925006" calcext:value-type="float">
            <text:p>2925006</text:p>
          </table:table-cell>
          <table:table-cell table:formula="of:=[.B2133]+1"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925105" calcext:value-type="float">
            <text:p>2925105</text:p>
          </table:table-cell>
          <table:table-cell table:formula="of:=[.B2134]+1"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925204" calcext:value-type="float">
            <text:p>2925204</text:p>
          </table:table-cell>
          <table:table-cell table:formula="of:=[.B2135]+1"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925253" calcext:value-type="float">
            <text:p>2925253</text:p>
          </table:table-cell>
          <table:table-cell table:formula="of:=[.B2136]+1"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925303" calcext:value-type="float">
            <text:p>2925303</text:p>
          </table:table-cell>
          <table:table-cell table:formula="of:=[.B2137]+1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925402" calcext:value-type="float">
            <text:p>2925402</text:p>
          </table:table-cell>
          <table:table-cell table:formula="of:=[.B2138]+1"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925501" calcext:value-type="float">
            <text:p>2925501</text:p>
          </table:table-cell>
          <table:table-cell table:formula="of:=[.B2139]+1"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925600" calcext:value-type="float">
            <text:p>2925600</text:p>
          </table:table-cell>
          <table:table-cell table:formula="of:=[.B2140]+1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925709" calcext:value-type="float">
            <text:p>2925709</text:p>
          </table:table-cell>
          <table:table-cell table:formula="of:=[.B2141]+1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925758" calcext:value-type="float">
            <text:p>2925758</text:p>
          </table:table-cell>
          <table:table-cell table:formula="of:=[.B2142]+1"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925808" calcext:value-type="float">
            <text:p>2925808</text:p>
          </table:table-cell>
          <table:table-cell table:formula="of:=[.B2143]+1"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925907" calcext:value-type="float">
            <text:p>2925907</text:p>
          </table:table-cell>
          <table:table-cell table:formula="of:=[.B2144]+1"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925931" calcext:value-type="float">
            <text:p>2925931</text:p>
          </table:table-cell>
          <table:table-cell table:formula="of:=[.B2145]+1"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925956" calcext:value-type="float">
            <text:p>2925956</text:p>
          </table:table-cell>
          <table:table-cell table:formula="of:=[.B2146]+1"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2926004" calcext:value-type="float">
            <text:p>2926004</text:p>
          </table:table-cell>
          <table:table-cell table:formula="of:=[.B2147]+1"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926103" calcext:value-type="float">
            <text:p>2926103</text:p>
          </table:table-cell>
          <table:table-cell table:formula="of:=[.B2148]+1"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926202" calcext:value-type="float">
            <text:p>2926202</text:p>
          </table:table-cell>
          <table:table-cell table:formula="of:=[.B2149]+1"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926301" calcext:value-type="float">
            <text:p>2926301</text:p>
          </table:table-cell>
          <table:table-cell table:formula="of:=[.B2150]+1"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926400" calcext:value-type="float">
            <text:p>2926400</text:p>
          </table:table-cell>
          <table:table-cell table:formula="of:=[.B2151]+1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926509" calcext:value-type="float">
            <text:p>2926509</text:p>
          </table:table-cell>
          <table:table-cell table:formula="of:=[.B2152]+1"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926608" calcext:value-type="float">
            <text:p>2926608</text:p>
          </table:table-cell>
          <table:table-cell table:formula="of:=[.B2153]+1"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926657" calcext:value-type="float">
            <text:p>2926657</text:p>
          </table:table-cell>
          <table:table-cell table:formula="of:=[.B2154]+1"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926707" calcext:value-type="float">
            <text:p>2926707</text:p>
          </table:table-cell>
          <table:table-cell table:formula="of:=[.B2155]+1"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2926806" calcext:value-type="float">
            <text:p>2926806</text:p>
          </table:table-cell>
          <table:table-cell table:formula="of:=[.B2156]+1"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926905" calcext:value-type="float">
            <text:p>2926905</text:p>
          </table:table-cell>
          <table:table-cell table:formula="of:=[.B2157]+1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927002" calcext:value-type="float">
            <text:p>2927002</text:p>
          </table:table-cell>
          <table:table-cell table:formula="of:=[.B2158]+1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927101" calcext:value-type="float">
            <text:p>2927101</text:p>
          </table:table-cell>
          <table:table-cell table:formula="of:=[.B2159]+1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927200" calcext:value-type="float">
            <text:p>2927200</text:p>
          </table:table-cell>
          <table:table-cell table:formula="of:=[.B2160]+1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927309" calcext:value-type="float">
            <text:p>2927309</text:p>
          </table:table-cell>
          <table:table-cell table:formula="of:=[.B2161]+1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927408" calcext:value-type="float">
            <text:p>2927408</text:p>
          </table:table-cell>
          <table:table-cell table:formula="of:=[.B2162]+1"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927507" calcext:value-type="float">
            <text:p>2927507</text:p>
          </table:table-cell>
          <table:table-cell table:formula="of:=[.B2163]+1"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927606" calcext:value-type="float">
            <text:p>2927606</text:p>
          </table:table-cell>
          <table:table-cell table:formula="of:=[.B2164]+1"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927705" calcext:value-type="float">
            <text:p>2927705</text:p>
          </table:table-cell>
          <table:table-cell table:formula="of:=[.B2165]+1"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927804" calcext:value-type="float">
            <text:p>2927804</text:p>
          </table:table-cell>
          <table:table-cell table:formula="of:=[.B2166]+1"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927903" calcext:value-type="float">
            <text:p>2927903</text:p>
          </table:table-cell>
          <table:table-cell table:formula="of:=[.B2167]+1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928000" calcext:value-type="float">
            <text:p>2928000</text:p>
          </table:table-cell>
          <table:table-cell table:formula="of:=[.B2168]+1"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928059" calcext:value-type="float">
            <text:p>2928059</text:p>
          </table:table-cell>
          <table:table-cell table:formula="of:=[.B2169]+1"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928109" calcext:value-type="float">
            <text:p>2928109</text:p>
          </table:table-cell>
          <table:table-cell table:formula="of:=[.B2170]+1"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928208" calcext:value-type="float">
            <text:p>2928208</text:p>
          </table:table-cell>
          <table:table-cell table:formula="of:=[.B2171]+1"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928307" calcext:value-type="float">
            <text:p>2928307</text:p>
          </table:table-cell>
          <table:table-cell table:formula="of:=[.B2172]+1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928406" calcext:value-type="float">
            <text:p>2928406</text:p>
          </table:table-cell>
          <table:table-cell table:formula="of:=[.B2173]+1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2928505" calcext:value-type="float">
            <text:p>2928505</text:p>
          </table:table-cell>
          <table:table-cell table:formula="of:=[.B2174]+1"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2928604" calcext:value-type="float">
            <text:p>2928604</text:p>
          </table:table-cell>
          <table:table-cell table:formula="of:=[.B2175]+1"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928703" calcext:value-type="float">
            <text:p>2928703</text:p>
          </table:table-cell>
          <table:table-cell table:formula="of:=[.B2176]+1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928802" calcext:value-type="float">
            <text:p>2928802</text:p>
          </table:table-cell>
          <table:table-cell table:formula="of:=[.B2177]+1"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928901" calcext:value-type="float">
            <text:p>2928901</text:p>
          </table:table-cell>
          <table:table-cell table:formula="of:=[.B2178]+1"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928950" calcext:value-type="float">
            <text:p>2928950</text:p>
          </table:table-cell>
          <table:table-cell table:formula="of:=[.B2179]+1"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929008" calcext:value-type="float">
            <text:p>2929008</text:p>
          </table:table-cell>
          <table:table-cell table:formula="of:=[.B2180]+1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929057" calcext:value-type="float">
            <text:p>2929057</text:p>
          </table:table-cell>
          <table:table-cell table:formula="of:=[.B2181]+1"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929107" calcext:value-type="float">
            <text:p>2929107</text:p>
          </table:table-cell>
          <table:table-cell table:formula="of:=[.B2182]+1"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929206" calcext:value-type="float">
            <text:p>2929206</text:p>
          </table:table-cell>
          <table:table-cell table:formula="of:=[.B2183]+1"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2929255" calcext:value-type="float">
            <text:p>2929255</text:p>
          </table:table-cell>
          <table:table-cell table:formula="of:=[.B2184]+1"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929305" calcext:value-type="float">
            <text:p>2929305</text:p>
          </table:table-cell>
          <table:table-cell table:formula="of:=[.B2185]+1"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929354" calcext:value-type="float">
            <text:p>2929354</text:p>
          </table:table-cell>
          <table:table-cell table:formula="of:=[.B2186]+1"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929370" calcext:value-type="float">
            <text:p>2929370</text:p>
          </table:table-cell>
          <table:table-cell table:formula="of:=[.B2187]+1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929404" calcext:value-type="float">
            <text:p>2929404</text:p>
          </table:table-cell>
          <table:table-cell table:formula="of:=[.B2188]+1"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929503" calcext:value-type="float">
            <text:p>2929503</text:p>
          </table:table-cell>
          <table:table-cell table:formula="of:=[.B2189]+1"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929602" calcext:value-type="float">
            <text:p>2929602</text:p>
          </table:table-cell>
          <table:table-cell table:formula="of:=[.B2190]+1"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929701" calcext:value-type="float">
            <text:p>2929701</text:p>
          </table:table-cell>
          <table:table-cell table:formula="of:=[.B2191]+1"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929750" calcext:value-type="float">
            <text:p>2929750</text:p>
          </table:table-cell>
          <table:table-cell table:formula="of:=[.B2192]+1"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929800" calcext:value-type="float">
            <text:p>2929800</text:p>
          </table:table-cell>
          <table:table-cell table:formula="of:=[.B2193]+1"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929909" calcext:value-type="float">
            <text:p>2929909</text:p>
          </table:table-cell>
          <table:table-cell table:formula="of:=[.B2194]+1"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930006" calcext:value-type="float">
            <text:p>2930006</text:p>
          </table:table-cell>
          <table:table-cell table:formula="of:=[.B2195]+1"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2930105" calcext:value-type="float">
            <text:p>2930105</text:p>
          </table:table-cell>
          <table:table-cell table:formula="of:=[.B2196]+1"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930154" calcext:value-type="float">
            <text:p>2930154</text:p>
          </table:table-cell>
          <table:table-cell table:formula="of:=[.B2197]+1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930204" calcext:value-type="float">
            <text:p>2930204</text:p>
          </table:table-cell>
          <table:table-cell table:formula="of:=[.B2198]+1"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930303" calcext:value-type="float">
            <text:p>2930303</text:p>
          </table:table-cell>
          <table:table-cell table:formula="of:=[.B2199]+1"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2930402" calcext:value-type="float">
            <text:p>2930402</text:p>
          </table:table-cell>
          <table:table-cell table:formula="of:=[.B2200]+1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930501" calcext:value-type="float">
            <text:p>2930501</text:p>
          </table:table-cell>
          <table:table-cell table:formula="of:=[.B2201]+1"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930600" calcext:value-type="float">
            <text:p>2930600</text:p>
          </table:table-cell>
          <table:table-cell table:formula="of:=[.B2202]+1"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930709" calcext:value-type="float">
            <text:p>2930709</text:p>
          </table:table-cell>
          <table:table-cell table:formula="of:=[.B2203]+1"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930758" calcext:value-type="float">
            <text:p>2930758</text:p>
          </table:table-cell>
          <table:table-cell table:formula="of:=[.B2204]+1"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930766" calcext:value-type="float">
            <text:p>2930766</text:p>
          </table:table-cell>
          <table:table-cell table:formula="of:=[.B2205]+1"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930774" calcext:value-type="float">
            <text:p>2930774</text:p>
          </table:table-cell>
          <table:table-cell table:formula="of:=[.B2206]+1"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930808" calcext:value-type="float">
            <text:p>2930808</text:p>
          </table:table-cell>
          <table:table-cell table:formula="of:=[.B2207]+1"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930907" calcext:value-type="float">
            <text:p>2930907</text:p>
          </table:table-cell>
          <table:table-cell table:formula="of:=[.B2208]+1"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2931004" calcext:value-type="float">
            <text:p>2931004</text:p>
          </table:table-cell>
          <table:table-cell table:formula="of:=[.B2209]+1"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931053" calcext:value-type="float">
            <text:p>2931053</text:p>
          </table:table-cell>
          <table:table-cell table:formula="of:=[.B2210]+1"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931103" calcext:value-type="float">
            <text:p>2931103</text:p>
          </table:table-cell>
          <table:table-cell table:formula="of:=[.B2211]+1"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931202" calcext:value-type="float">
            <text:p>2931202</text:p>
          </table:table-cell>
          <table:table-cell table:formula="of:=[.B2212]+1"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931301" calcext:value-type="float">
            <text:p>2931301</text:p>
          </table:table-cell>
          <table:table-cell table:formula="of:=[.B2213]+1"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931350" calcext:value-type="float">
            <text:p>2931350</text:p>
          </table:table-cell>
          <table:table-cell table:formula="of:=[.B2214]+1"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931400" calcext:value-type="float">
            <text:p>2931400</text:p>
          </table:table-cell>
          <table:table-cell table:formula="of:=[.B2215]+1"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931509" calcext:value-type="float">
            <text:p>2931509</text:p>
          </table:table-cell>
          <table:table-cell table:formula="of:=[.B2216]+1"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931608" calcext:value-type="float">
            <text:p>2931608</text:p>
          </table:table-cell>
          <table:table-cell table:formula="of:=[.B2217]+1"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931707" calcext:value-type="float">
            <text:p>2931707</text:p>
          </table:table-cell>
          <table:table-cell table:formula="of:=[.B2218]+1"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931806" calcext:value-type="float">
            <text:p>2931806</text:p>
          </table:table-cell>
          <table:table-cell table:formula="of:=[.B2219]+1"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931905" calcext:value-type="float">
            <text:p>2931905</text:p>
          </table:table-cell>
          <table:table-cell table:formula="of:=[.B2220]+1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932002" calcext:value-type="float">
            <text:p>2932002</text:p>
          </table:table-cell>
          <table:table-cell table:formula="of:=[.B2221]+1"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932101" calcext:value-type="float">
            <text:p>2932101</text:p>
          </table:table-cell>
          <table:table-cell table:formula="of:=[.B2222]+1"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932200" calcext:value-type="float">
            <text:p>2932200</text:p>
          </table:table-cell>
          <table:table-cell table:formula="of:=[.B2223]+1"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932309" calcext:value-type="float">
            <text:p>2932309</text:p>
          </table:table-cell>
          <table:table-cell table:formula="of:=[.B2224]+1"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932408" calcext:value-type="float">
            <text:p>2932408</text:p>
          </table:table-cell>
          <table:table-cell table:formula="of:=[.B2225]+1"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932457" calcext:value-type="float">
            <text:p>2932457</text:p>
          </table:table-cell>
          <table:table-cell table:formula="of:=[.B2226]+1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932507" calcext:value-type="float">
            <text:p>2932507</text:p>
          </table:table-cell>
          <table:table-cell table:formula="of:=[.B2227]+1"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932606" calcext:value-type="float">
            <text:p>2932606</text:p>
          </table:table-cell>
          <table:table-cell table:formula="of:=[.B2228]+1"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932705" calcext:value-type="float">
            <text:p>2932705</text:p>
          </table:table-cell>
          <table:table-cell table:formula="of:=[.B2229]+1"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932804" calcext:value-type="float">
            <text:p>2932804</text:p>
          </table:table-cell>
          <table:table-cell table:formula="of:=[.B2230]+1"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932903" calcext:value-type="float">
            <text:p>2932903</text:p>
          </table:table-cell>
          <table:table-cell table:formula="of:=[.B2231]+1"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933000" calcext:value-type="float">
            <text:p>2933000</text:p>
          </table:table-cell>
          <table:table-cell table:formula="of:=[.B2232]+1"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933059" calcext:value-type="float">
            <text:p>2933059</text:p>
          </table:table-cell>
          <table:table-cell table:formula="of:=[.B2233]+1"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933109" calcext:value-type="float">
            <text:p>2933109</text:p>
          </table:table-cell>
          <table:table-cell table:formula="of:=[.B2234]+1"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933158" calcext:value-type="float">
            <text:p>2933158</text:p>
          </table:table-cell>
          <table:table-cell table:formula="of:=[.B2235]+1"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933174" calcext:value-type="float">
            <text:p>2933174</text:p>
          </table:table-cell>
          <table:table-cell table:formula="of:=[.B2236]+1"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933208" calcext:value-type="float">
            <text:p>2933208</text:p>
          </table:table-cell>
          <table:table-cell table:formula="of:=[.B2237]+1"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933257" calcext:value-type="float">
            <text:p>2933257</text:p>
          </table:table-cell>
          <table:table-cell table:formula="of:=[.B2238]+1"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933307" calcext:value-type="float">
            <text:p>2933307</text:p>
          </table:table-cell>
          <table:table-cell table:formula="of:=[.B2239]+1"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933406" calcext:value-type="float">
            <text:p>2933406</text:p>
          </table:table-cell>
          <table:table-cell table:formula="of:=[.B2240]+1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933455" calcext:value-type="float">
            <text:p>2933455</text:p>
          </table:table-cell>
          <table:table-cell table:formula="of:=[.B2241]+1"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933505" calcext:value-type="float">
            <text:p>2933505</text:p>
          </table:table-cell>
          <table:table-cell table:formula="of:=[.B2242]+1"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933604" calcext:value-type="float">
            <text:p>2933604</text:p>
          </table:table-cell>
          <table:table-cell table:formula="of:=[.B2243]+1"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3100104" calcext:value-type="float">
            <text:p>3100104</text:p>
          </table:table-cell>
          <table:table-cell table:formula="of:=[.B2244]+1"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3100203" calcext:value-type="float">
            <text:p>3100203</text:p>
          </table:table-cell>
          <table:table-cell table:formula="of:=[.B2245]+1"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100302" calcext:value-type="float">
            <text:p>3100302</text:p>
          </table:table-cell>
          <table:table-cell table:formula="of:=[.B2246]+1"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3100401" calcext:value-type="float">
            <text:p>3100401</text:p>
          </table:table-cell>
          <table:table-cell table:formula="of:=[.B2247]+1"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3100500" calcext:value-type="float">
            <text:p>3100500</text:p>
          </table:table-cell>
          <table:table-cell table:formula="of:=[.B2248]+1"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3100609" calcext:value-type="float">
            <text:p>3100609</text:p>
          </table:table-cell>
          <table:table-cell table:formula="of:=[.B2249]+1"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3100708" calcext:value-type="float">
            <text:p>3100708</text:p>
          </table:table-cell>
          <table:table-cell table:formula="of:=[.B2250]+1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3100807" calcext:value-type="float">
            <text:p>3100807</text:p>
          </table:table-cell>
          <table:table-cell table:formula="of:=[.B2251]+1"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3100906" calcext:value-type="float">
            <text:p>3100906</text:p>
          </table:table-cell>
          <table:table-cell table:formula="of:=[.B2252]+1"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3101003" calcext:value-type="float">
            <text:p>3101003</text:p>
          </table:table-cell>
          <table:table-cell table:formula="of:=[.B2253]+1"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3101102" calcext:value-type="float">
            <text:p>3101102</text:p>
          </table:table-cell>
          <table:table-cell table:formula="of:=[.B2254]+1"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3101201" calcext:value-type="float">
            <text:p>3101201</text:p>
          </table:table-cell>
          <table:table-cell table:formula="of:=[.B2255]+1"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3101300" calcext:value-type="float">
            <text:p>3101300</text:p>
          </table:table-cell>
          <table:table-cell table:formula="of:=[.B2256]+1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3101409" calcext:value-type="float">
            <text:p>3101409</text:p>
          </table:table-cell>
          <table:table-cell table:formula="of:=[.B2257]+1"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101508" calcext:value-type="float">
            <text:p>3101508</text:p>
          </table:table-cell>
          <table:table-cell table:formula="of:=[.B2258]+1"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3101607" calcext:value-type="float">
            <text:p>3101607</text:p>
          </table:table-cell>
          <table:table-cell table:formula="of:=[.B2259]+1"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3101631" calcext:value-type="float">
            <text:p>3101631</text:p>
          </table:table-cell>
          <table:table-cell table:formula="of:=[.B2260]+1"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3101706" calcext:value-type="float">
            <text:p>3101706</text:p>
          </table:table-cell>
          <table:table-cell table:formula="of:=[.B2261]+1"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3101805" calcext:value-type="float">
            <text:p>3101805</text:p>
          </table:table-cell>
          <table:table-cell table:formula="of:=[.B2262]+1"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101904" calcext:value-type="float">
            <text:p>3101904</text:p>
          </table:table-cell>
          <table:table-cell table:formula="of:=[.B2263]+1"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3102001" calcext:value-type="float">
            <text:p>3102001</text:p>
          </table:table-cell>
          <table:table-cell table:formula="of:=[.B2264]+1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102050" calcext:value-type="float">
            <text:p>3102050</text:p>
          </table:table-cell>
          <table:table-cell table:formula="of:=[.B2265]+1"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102100" calcext:value-type="float">
            <text:p>3102100</text:p>
          </table:table-cell>
          <table:table-cell table:formula="of:=[.B2266]+1"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3102209" calcext:value-type="float">
            <text:p>3102209</text:p>
          </table:table-cell>
          <table:table-cell table:formula="of:=[.B2267]+1"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102308" calcext:value-type="float">
            <text:p>3102308</text:p>
          </table:table-cell>
          <table:table-cell table:formula="of:=[.B2268]+1"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3102407" calcext:value-type="float">
            <text:p>3102407</text:p>
          </table:table-cell>
          <table:table-cell table:formula="of:=[.B2269]+1"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3102506" calcext:value-type="float">
            <text:p>3102506</text:p>
          </table:table-cell>
          <table:table-cell table:formula="of:=[.B2270]+1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102605" calcext:value-type="float">
            <text:p>3102605</text:p>
          </table:table-cell>
          <table:table-cell table:formula="of:=[.B2271]+1"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3102704" calcext:value-type="float">
            <text:p>3102704</text:p>
          </table:table-cell>
          <table:table-cell table:formula="of:=[.B2272]+1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3102803" calcext:value-type="float">
            <text:p>3102803</text:p>
          </table:table-cell>
          <table:table-cell table:formula="of:=[.B2273]+1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3102852" calcext:value-type="float">
            <text:p>3102852</text:p>
          </table:table-cell>
          <table:table-cell table:formula="of:=[.B2274]+1"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3102902" calcext:value-type="float">
            <text:p>3102902</text:p>
          </table:table-cell>
          <table:table-cell table:formula="of:=[.B2275]+1"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3103009" calcext:value-type="float">
            <text:p>3103009</text:p>
          </table:table-cell>
          <table:table-cell table:formula="of:=[.B2276]+1"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103108" calcext:value-type="float">
            <text:p>3103108</text:p>
          </table:table-cell>
          <table:table-cell table:formula="of:=[.B2277]+1"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3103207" calcext:value-type="float">
            <text:p>3103207</text:p>
          </table:table-cell>
          <table:table-cell table:formula="of:=[.B2278]+1"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3103306" calcext:value-type="float">
            <text:p>3103306</text:p>
          </table:table-cell>
          <table:table-cell table:formula="of:=[.B2279]+1"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3103405" calcext:value-type="float">
            <text:p>3103405</text:p>
          </table:table-cell>
          <table:table-cell table:formula="of:=[.B2280]+1"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3103504" calcext:value-type="float">
            <text:p>3103504</text:p>
          </table:table-cell>
          <table:table-cell table:formula="of:=[.B2281]+1"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3103603" calcext:value-type="float">
            <text:p>3103603</text:p>
          </table:table-cell>
          <table:table-cell table:formula="of:=[.B2282]+1"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3103702" calcext:value-type="float">
            <text:p>3103702</text:p>
          </table:table-cell>
          <table:table-cell table:formula="of:=[.B2283]+1"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3103751" calcext:value-type="float">
            <text:p>3103751</text:p>
          </table:table-cell>
          <table:table-cell table:formula="of:=[.B2284]+1"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3103801" calcext:value-type="float">
            <text:p>3103801</text:p>
          </table:table-cell>
          <table:table-cell table:formula="of:=[.B2285]+1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3103900" calcext:value-type="float">
            <text:p>3103900</text:p>
          </table:table-cell>
          <table:table-cell table:formula="of:=[.B2286]+1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3104007" calcext:value-type="float">
            <text:p>3104007</text:p>
          </table:table-cell>
          <table:table-cell table:formula="of:=[.B2287]+1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3104106" calcext:value-type="float">
            <text:p>3104106</text:p>
          </table:table-cell>
          <table:table-cell table:formula="of:=[.B2288]+1"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3104205" calcext:value-type="float">
            <text:p>3104205</text:p>
          </table:table-cell>
          <table:table-cell table:formula="of:=[.B2289]+1"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3104304" calcext:value-type="float">
            <text:p>3104304</text:p>
          </table:table-cell>
          <table:table-cell table:formula="of:=[.B2290]+1"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3104403" calcext:value-type="float">
            <text:p>3104403</text:p>
          </table:table-cell>
          <table:table-cell table:formula="of:=[.B2291]+1"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3104452" calcext:value-type="float">
            <text:p>3104452</text:p>
          </table:table-cell>
          <table:table-cell table:formula="of:=[.B2292]+1"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3104502" calcext:value-type="float">
            <text:p>3104502</text:p>
          </table:table-cell>
          <table:table-cell table:formula="of:=[.B2293]+1"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104601" calcext:value-type="float">
            <text:p>3104601</text:p>
          </table:table-cell>
          <table:table-cell table:formula="of:=[.B2294]+1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3104700" calcext:value-type="float">
            <text:p>3104700</text:p>
          </table:table-cell>
          <table:table-cell table:formula="of:=[.B2295]+1"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3104809" calcext:value-type="float">
            <text:p>3104809</text:p>
          </table:table-cell>
          <table:table-cell table:formula="of:=[.B2296]+1"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3104908" calcext:value-type="float">
            <text:p>3104908</text:p>
          </table:table-cell>
          <table:table-cell table:formula="of:=[.B2297]+1"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105004" calcext:value-type="float">
            <text:p>3105004</text:p>
          </table:table-cell>
          <table:table-cell table:formula="of:=[.B2298]+1"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3105103" calcext:value-type="float">
            <text:p>3105103</text:p>
          </table:table-cell>
          <table:table-cell table:formula="of:=[.B2299]+1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3105202" calcext:value-type="float">
            <text:p>3105202</text:p>
          </table:table-cell>
          <table:table-cell table:formula="of:=[.B2300]+1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3105301" calcext:value-type="float">
            <text:p>3105301</text:p>
          </table:table-cell>
          <table:table-cell table:formula="of:=[.B2301]+1"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3105400" calcext:value-type="float">
            <text:p>3105400</text:p>
          </table:table-cell>
          <table:table-cell table:formula="of:=[.B2302]+1"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3105509" calcext:value-type="float">
            <text:p>3105509</text:p>
          </table:table-cell>
          <table:table-cell table:formula="of:=[.B2303]+1"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3105608" calcext:value-type="float">
            <text:p>3105608</text:p>
          </table:table-cell>
          <table:table-cell table:formula="of:=[.B2304]+1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105707" calcext:value-type="float">
            <text:p>3105707</text:p>
          </table:table-cell>
          <table:table-cell table:formula="of:=[.B2305]+1"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3105905" calcext:value-type="float">
            <text:p>3105905</text:p>
          </table:table-cell>
          <table:table-cell table:formula="of:=[.B2306]+1"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3106002" calcext:value-type="float">
            <text:p>3106002</text:p>
          </table:table-cell>
          <table:table-cell table:formula="of:=[.B2307]+1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3106101" calcext:value-type="float">
            <text:p>3106101</text:p>
          </table:table-cell>
          <table:table-cell table:formula="of:=[.B2308]+1"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3106200" calcext:value-type="float">
            <text:p>3106200</text:p>
          </table:table-cell>
          <table:table-cell table:formula="of:=[.B2309]+1"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3106309" calcext:value-type="float">
            <text:p>3106309</text:p>
          </table:table-cell>
          <table:table-cell table:formula="of:=[.B2310]+1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3106408" calcext:value-type="float">
            <text:p>3106408</text:p>
          </table:table-cell>
          <table:table-cell table:formula="of:=[.B2311]+1"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3106507" calcext:value-type="float">
            <text:p>3106507</text:p>
          </table:table-cell>
          <table:table-cell table:formula="of:=[.B2312]+1"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3106606" calcext:value-type="float">
            <text:p>3106606</text:p>
          </table:table-cell>
          <table:table-cell table:formula="of:=[.B2313]+1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3106655" calcext:value-type="float">
            <text:p>3106655</text:p>
          </table:table-cell>
          <table:table-cell table:formula="of:=[.B2314]+1"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106705" calcext:value-type="float">
            <text:p>3106705</text:p>
          </table:table-cell>
          <table:table-cell table:formula="of:=[.B2315]+1"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3106804" calcext:value-type="float">
            <text:p>3106804</text:p>
          </table:table-cell>
          <table:table-cell table:formula="of:=[.B2316]+1"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3106903" calcext:value-type="float">
            <text:p>3106903</text:p>
          </table:table-cell>
          <table:table-cell table:formula="of:=[.B2317]+1"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3107000" calcext:value-type="float">
            <text:p>3107000</text:p>
          </table:table-cell>
          <table:table-cell table:formula="of:=[.B2318]+1"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3107109" calcext:value-type="float">
            <text:p>3107109</text:p>
          </table:table-cell>
          <table:table-cell table:formula="of:=[.B2319]+1"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3107208" calcext:value-type="float">
            <text:p>3107208</text:p>
          </table:table-cell>
          <table:table-cell table:formula="of:=[.B2320]+1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3107307" calcext:value-type="float">
            <text:p>3107307</text:p>
          </table:table-cell>
          <table:table-cell table:formula="of:=[.B2321]+1"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107406" calcext:value-type="float">
            <text:p>3107406</text:p>
          </table:table-cell>
          <table:table-cell table:formula="of:=[.B2322]+1"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3107505" calcext:value-type="float">
            <text:p>3107505</text:p>
          </table:table-cell>
          <table:table-cell table:formula="of:=[.B2323]+1"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3107604" calcext:value-type="float">
            <text:p>3107604</text:p>
          </table:table-cell>
          <table:table-cell table:formula="of:=[.B2324]+1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3107703" calcext:value-type="float">
            <text:p>3107703</text:p>
          </table:table-cell>
          <table:table-cell table:formula="of:=[.B2325]+1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3107802" calcext:value-type="float">
            <text:p>3107802</text:p>
          </table:table-cell>
          <table:table-cell table:formula="of:=[.B2326]+1"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3107901" calcext:value-type="float">
            <text:p>3107901</text:p>
          </table:table-cell>
          <table:table-cell table:formula="of:=[.B2327]+1"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3108008" calcext:value-type="float">
            <text:p>3108008</text:p>
          </table:table-cell>
          <table:table-cell table:formula="of:=[.B2328]+1"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3108107" calcext:value-type="float">
            <text:p>3108107</text:p>
          </table:table-cell>
          <table:table-cell table:formula="of:=[.B2329]+1"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3108206" calcext:value-type="float">
            <text:p>3108206</text:p>
          </table:table-cell>
          <table:table-cell table:formula="of:=[.B2330]+1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3108255" calcext:value-type="float">
            <text:p>3108255</text:p>
          </table:table-cell>
          <table:table-cell table:formula="of:=[.B2331]+1"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3108305" calcext:value-type="float">
            <text:p>3108305</text:p>
          </table:table-cell>
          <table:table-cell table:formula="of:=[.B2332]+1"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3108404" calcext:value-type="float">
            <text:p>3108404</text:p>
          </table:table-cell>
          <table:table-cell table:formula="of:=[.B2333]+1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3108503" calcext:value-type="float">
            <text:p>3108503</text:p>
          </table:table-cell>
          <table:table-cell table:formula="of:=[.B2334]+1"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3108552" calcext:value-type="float">
            <text:p>3108552</text:p>
          </table:table-cell>
          <table:table-cell table:formula="of:=[.B2335]+1"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3108602" calcext:value-type="float">
            <text:p>3108602</text:p>
          </table:table-cell>
          <table:table-cell table:formula="of:=[.B2336]+1"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3108701" calcext:value-type="float">
            <text:p>3108701</text:p>
          </table:table-cell>
          <table:table-cell table:formula="of:=[.B2337]+1"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3108800" calcext:value-type="float">
            <text:p>3108800</text:p>
          </table:table-cell>
          <table:table-cell table:formula="of:=[.B2338]+1"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108909" calcext:value-type="float">
            <text:p>3108909</text:p>
          </table:table-cell>
          <table:table-cell table:formula="of:=[.B2339]+1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3109006" calcext:value-type="float">
            <text:p>3109006</text:p>
          </table:table-cell>
          <table:table-cell table:formula="of:=[.B2340]+1"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3109105" calcext:value-type="float">
            <text:p>3109105</text:p>
          </table:table-cell>
          <table:table-cell table:formula="of:=[.B2341]+1"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3109204" calcext:value-type="float">
            <text:p>3109204</text:p>
          </table:table-cell>
          <table:table-cell table:formula="of:=[.B2342]+1"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3109253" calcext:value-type="float">
            <text:p>3109253</text:p>
          </table:table-cell>
          <table:table-cell table:formula="of:=[.B2343]+1"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09303" calcext:value-type="float">
            <text:p>3109303</text:p>
          </table:table-cell>
          <table:table-cell table:formula="of:=[.B2344]+1"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3109402" calcext:value-type="float">
            <text:p>3109402</text:p>
          </table:table-cell>
          <table:table-cell table:formula="of:=[.B2345]+1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3109451" calcext:value-type="float">
            <text:p>3109451</text:p>
          </table:table-cell>
          <table:table-cell table:formula="of:=[.B2346]+1"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3109501" calcext:value-type="float">
            <text:p>3109501</text:p>
          </table:table-cell>
          <table:table-cell table:formula="of:=[.B2347]+1"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3109600" calcext:value-type="float">
            <text:p>3109600</text:p>
          </table:table-cell>
          <table:table-cell table:formula="of:=[.B2348]+1"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3109709" calcext:value-type="float">
            <text:p>3109709</text:p>
          </table:table-cell>
          <table:table-cell table:formula="of:=[.B2349]+1"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3109808" calcext:value-type="float">
            <text:p>3109808</text:p>
          </table:table-cell>
          <table:table-cell table:formula="of:=[.B2350]+1"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109907" calcext:value-type="float">
            <text:p>3109907</text:p>
          </table:table-cell>
          <table:table-cell table:formula="of:=[.B2351]+1"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3110004" calcext:value-type="float">
            <text:p>3110004</text:p>
          </table:table-cell>
          <table:table-cell table:formula="of:=[.B2352]+1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3110103" calcext:value-type="float">
            <text:p>3110103</text:p>
          </table:table-cell>
          <table:table-cell table:formula="of:=[.B2353]+1"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3110202" calcext:value-type="float">
            <text:p>3110202</text:p>
          </table:table-cell>
          <table:table-cell table:formula="of:=[.B2354]+1"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3110301" calcext:value-type="float">
            <text:p>3110301</text:p>
          </table:table-cell>
          <table:table-cell table:formula="of:=[.B2355]+1"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table:formula="of:=[.B2356]+1"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3110509" calcext:value-type="float">
            <text:p>3110509</text:p>
          </table:table-cell>
          <table:table-cell table:formula="of:=[.B2357]+1"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110608" calcext:value-type="float">
            <text:p>3110608</text:p>
          </table:table-cell>
          <table:table-cell table:formula="of:=[.B2358]+1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3110707" calcext:value-type="float">
            <text:p>3110707</text:p>
          </table:table-cell>
          <table:table-cell table:formula="of:=[.B2359]+1"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110806" calcext:value-type="float">
            <text:p>3110806</text:p>
          </table:table-cell>
          <table:table-cell table:formula="of:=[.B2360]+1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3110905" calcext:value-type="float">
            <text:p>3110905</text:p>
          </table:table-cell>
          <table:table-cell table:formula="of:=[.B2361]+1"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3111002" calcext:value-type="float">
            <text:p>3111002</text:p>
          </table:table-cell>
          <table:table-cell table:formula="of:=[.B2362]+1"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3111101" calcext:value-type="float">
            <text:p>3111101</text:p>
          </table:table-cell>
          <table:table-cell table:formula="of:=[.B2363]+1"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3111150" calcext:value-type="float">
            <text:p>3111150</text:p>
          </table:table-cell>
          <table:table-cell table:formula="of:=[.B2364]+1"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3111200" calcext:value-type="float">
            <text:p>3111200</text:p>
          </table:table-cell>
          <table:table-cell table:formula="of:=[.B2365]+1"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3111309" calcext:value-type="float">
            <text:p>3111309</text:p>
          </table:table-cell>
          <table:table-cell table:formula="of:=[.B2366]+1"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3111408" calcext:value-type="float">
            <text:p>3111408</text:p>
          </table:table-cell>
          <table:table-cell table:formula="of:=[.B2367]+1"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3111507" calcext:value-type="float">
            <text:p>3111507</text:p>
          </table:table-cell>
          <table:table-cell table:formula="of:=[.B2368]+1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111606" calcext:value-type="float">
            <text:p>3111606</text:p>
          </table:table-cell>
          <table:table-cell table:formula="of:=[.B2369]+1"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3111705" calcext:value-type="float">
            <text:p>3111705</text:p>
          </table:table-cell>
          <table:table-cell table:formula="of:=[.B2370]+1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3111804" calcext:value-type="float">
            <text:p>3111804</text:p>
          </table:table-cell>
          <table:table-cell table:formula="of:=[.B2371]+1"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3111903" calcext:value-type="float">
            <text:p>3111903</text:p>
          </table:table-cell>
          <table:table-cell table:formula="of:=[.B2372]+1"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3112000" calcext:value-type="float">
            <text:p>3112000</text:p>
          </table:table-cell>
          <table:table-cell table:formula="of:=[.B2373]+1"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3112059" calcext:value-type="float">
            <text:p>3112059</text:p>
          </table:table-cell>
          <table:table-cell table:formula="of:=[.B2374]+1"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3112109" calcext:value-type="float">
            <text:p>3112109</text:p>
          </table:table-cell>
          <table:table-cell table:formula="of:=[.B2375]+1"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112208" calcext:value-type="float">
            <text:p>3112208</text:p>
          </table:table-cell>
          <table:table-cell table:formula="of:=[.B2376]+1"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3112307" calcext:value-type="float">
            <text:p>3112307</text:p>
          </table:table-cell>
          <table:table-cell table:formula="of:=[.B2377]+1"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3112406" calcext:value-type="float">
            <text:p>3112406</text:p>
          </table:table-cell>
          <table:table-cell table:formula="of:=[.B2378]+1"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3112505" calcext:value-type="float">
            <text:p>3112505</text:p>
          </table:table-cell>
          <table:table-cell table:formula="of:=[.B2379]+1"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3112604" calcext:value-type="float">
            <text:p>3112604</text:p>
          </table:table-cell>
          <table:table-cell table:formula="of:=[.B2380]+1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3112653" calcext:value-type="float">
            <text:p>3112653</text:p>
          </table:table-cell>
          <table:table-cell table:formula="of:=[.B2381]+1"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3112703" calcext:value-type="float">
            <text:p>3112703</text:p>
          </table:table-cell>
          <table:table-cell table:formula="of:=[.B2382]+1"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3112802" calcext:value-type="float">
            <text:p>3112802</text:p>
          </table:table-cell>
          <table:table-cell table:formula="of:=[.B2383]+1"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3112901" calcext:value-type="float">
            <text:p>3112901</text:p>
          </table:table-cell>
          <table:table-cell table:formula="of:=[.B2384]+1"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3113008" calcext:value-type="float">
            <text:p>3113008</text:p>
          </table:table-cell>
          <table:table-cell table:formula="of:=[.B2385]+1"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3113107" calcext:value-type="float">
            <text:p>3113107</text:p>
          </table:table-cell>
          <table:table-cell table:formula="of:=[.B2386]+1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3113206" calcext:value-type="float">
            <text:p>3113206</text:p>
          </table:table-cell>
          <table:table-cell table:formula="of:=[.B2387]+1"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3113305" calcext:value-type="float">
            <text:p>3113305</text:p>
          </table:table-cell>
          <table:table-cell table:formula="of:=[.B2388]+1"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3113404" calcext:value-type="float">
            <text:p>3113404</text:p>
          </table:table-cell>
          <table:table-cell table:formula="of:=[.B2389]+1"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3113503" calcext:value-type="float">
            <text:p>3113503</text:p>
          </table:table-cell>
          <table:table-cell table:formula="of:=[.B2390]+1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3113602" calcext:value-type="float">
            <text:p>3113602</text:p>
          </table:table-cell>
          <table:table-cell table:formula="of:=[.B2391]+1"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3113701" calcext:value-type="float">
            <text:p>3113701</text:p>
          </table:table-cell>
          <table:table-cell table:formula="of:=[.B2392]+1"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3113800" calcext:value-type="float">
            <text:p>3113800</text:p>
          </table:table-cell>
          <table:table-cell table:formula="of:=[.B2393]+1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3113909" calcext:value-type="float">
            <text:p>3113909</text:p>
          </table:table-cell>
          <table:table-cell table:formula="of:=[.B2394]+1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3114006" calcext:value-type="float">
            <text:p>3114006</text:p>
          </table:table-cell>
          <table:table-cell table:formula="of:=[.B2395]+1"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3114105" calcext:value-type="float">
            <text:p>3114105</text:p>
          </table:table-cell>
          <table:table-cell table:formula="of:=[.B2396]+1"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3114204" calcext:value-type="float">
            <text:p>3114204</text:p>
          </table:table-cell>
          <table:table-cell table:formula="of:=[.B2397]+1"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3114303" calcext:value-type="float">
            <text:p>3114303</text:p>
          </table:table-cell>
          <table:table-cell table:formula="of:=[.B2398]+1"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3114402" calcext:value-type="float">
            <text:p>3114402</text:p>
          </table:table-cell>
          <table:table-cell table:formula="of:=[.B2399]+1"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3114501" calcext:value-type="float">
            <text:p>3114501</text:p>
          </table:table-cell>
          <table:table-cell table:formula="of:=[.B2400]+1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3114550" calcext:value-type="float">
            <text:p>3114550</text:p>
          </table:table-cell>
          <table:table-cell table:formula="of:=[.B2401]+1"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3114600" calcext:value-type="float">
            <text:p>3114600</text:p>
          </table:table-cell>
          <table:table-cell table:formula="of:=[.B2402]+1"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3114709" calcext:value-type="float">
            <text:p>3114709</text:p>
          </table:table-cell>
          <table:table-cell table:formula="of:=[.B2403]+1"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114808" calcext:value-type="float">
            <text:p>3114808</text:p>
          </table:table-cell>
          <table:table-cell table:formula="of:=[.B2404]+1"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3114907" calcext:value-type="float">
            <text:p>3114907</text:p>
          </table:table-cell>
          <table:table-cell table:formula="of:=[.B2405]+1"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3115003" calcext:value-type="float">
            <text:p>3115003</text:p>
          </table:table-cell>
          <table:table-cell table:formula="of:=[.B2406]+1"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3115102" calcext:value-type="float">
            <text:p>3115102</text:p>
          </table:table-cell>
          <table:table-cell table:formula="of:=[.B2407]+1"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3115201" calcext:value-type="float">
            <text:p>3115201</text:p>
          </table:table-cell>
          <table:table-cell table:formula="of:=[.B2408]+1"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3115300" calcext:value-type="float">
            <text:p>3115300</text:p>
          </table:table-cell>
          <table:table-cell table:formula="of:=[.B2409]+1"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3115359" calcext:value-type="float">
            <text:p>3115359</text:p>
          </table:table-cell>
          <table:table-cell table:formula="of:=[.B2410]+1"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3115409" calcext:value-type="float">
            <text:p>3115409</text:p>
          </table:table-cell>
          <table:table-cell table:formula="of:=[.B2411]+1"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3115458" calcext:value-type="float">
            <text:p>3115458</text:p>
          </table:table-cell>
          <table:table-cell table:formula="of:=[.B2412]+1"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3115474" calcext:value-type="float">
            <text:p>3115474</text:p>
          </table:table-cell>
          <table:table-cell table:formula="of:=[.B2413]+1"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3115508" calcext:value-type="float">
            <text:p>3115508</text:p>
          </table:table-cell>
          <table:table-cell table:formula="of:=[.B2414]+1"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3115607" calcext:value-type="float">
            <text:p>3115607</text:p>
          </table:table-cell>
          <table:table-cell table:formula="of:=[.B2415]+1"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3115706" calcext:value-type="float">
            <text:p>3115706</text:p>
          </table:table-cell>
          <table:table-cell table:formula="of:=[.B2416]+1"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3115805" calcext:value-type="float">
            <text:p>3115805</text:p>
          </table:table-cell>
          <table:table-cell table:formula="of:=[.B2417]+1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3115904" calcext:value-type="float">
            <text:p>3115904</text:p>
          </table:table-cell>
          <table:table-cell table:formula="of:=[.B2418]+1"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3116001" calcext:value-type="float">
            <text:p>3116001</text:p>
          </table:table-cell>
          <table:table-cell table:formula="of:=[.B2419]+1"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3116100" calcext:value-type="float">
            <text:p>3116100</text:p>
          </table:table-cell>
          <table:table-cell table:formula="of:=[.B2420]+1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3116159" calcext:value-type="float">
            <text:p>3116159</text:p>
          </table:table-cell>
          <table:table-cell table:formula="of:=[.B2421]+1"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3116209" calcext:value-type="float">
            <text:p>3116209</text:p>
          </table:table-cell>
          <table:table-cell table:formula="of:=[.B2422]+1"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3116308" calcext:value-type="float">
            <text:p>3116308</text:p>
          </table:table-cell>
          <table:table-cell table:formula="of:=[.B2423]+1"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3116407" calcext:value-type="float">
            <text:p>3116407</text:p>
          </table:table-cell>
          <table:table-cell table:formula="of:=[.B2424]+1"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3116506" calcext:value-type="float">
            <text:p>3116506</text:p>
          </table:table-cell>
          <table:table-cell table:formula="of:=[.B2425]+1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3116605" calcext:value-type="float">
            <text:p>3116605</text:p>
          </table:table-cell>
          <table:table-cell table:formula="of:=[.B2426]+1"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3116704" calcext:value-type="float">
            <text:p>3116704</text:p>
          </table:table-cell>
          <table:table-cell table:formula="of:=[.B2427]+1"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3116803" calcext:value-type="float">
            <text:p>3116803</text:p>
          </table:table-cell>
          <table:table-cell table:formula="of:=[.B2428]+1"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3116902" calcext:value-type="float">
            <text:p>3116902</text:p>
          </table:table-cell>
          <table:table-cell table:formula="of:=[.B2429]+1"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3117009" calcext:value-type="float">
            <text:p>3117009</text:p>
          </table:table-cell>
          <table:table-cell table:formula="of:=[.B2430]+1"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3117108" calcext:value-type="float">
            <text:p>3117108</text:p>
          </table:table-cell>
          <table:table-cell table:formula="of:=[.B2431]+1"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3117207" calcext:value-type="float">
            <text:p>3117207</text:p>
          </table:table-cell>
          <table:table-cell table:formula="of:=[.B2432]+1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117306" calcext:value-type="float">
            <text:p>3117306</text:p>
          </table:table-cell>
          <table:table-cell table:formula="of:=[.B2433]+1"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3117405" calcext:value-type="float">
            <text:p>3117405</text:p>
          </table:table-cell>
          <table:table-cell table:formula="of:=[.B2434]+1"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3117504" calcext:value-type="float">
            <text:p>3117504</text:p>
          </table:table-cell>
          <table:table-cell table:formula="of:=[.B2435]+1"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3117603" calcext:value-type="float">
            <text:p>3117603</text:p>
          </table:table-cell>
          <table:table-cell table:formula="of:=[.B2436]+1"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3117702" calcext:value-type="float">
            <text:p>3117702</text:p>
          </table:table-cell>
          <table:table-cell table:formula="of:=[.B2437]+1"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3117801" calcext:value-type="float">
            <text:p>3117801</text:p>
          </table:table-cell>
          <table:table-cell table:formula="of:=[.B2438]+1"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117836" calcext:value-type="float">
            <text:p>3117836</text:p>
          </table:table-cell>
          <table:table-cell table:formula="of:=[.B2439]+1"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3117876" calcext:value-type="float">
            <text:p>3117876</text:p>
          </table:table-cell>
          <table:table-cell table:formula="of:=[.B2440]+1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3117900" calcext:value-type="float">
            <text:p>3117900</text:p>
          </table:table-cell>
          <table:table-cell table:formula="of:=[.B2441]+1"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3118007" calcext:value-type="float">
            <text:p>3118007</text:p>
          </table:table-cell>
          <table:table-cell table:formula="of:=[.B2442]+1"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3118106" calcext:value-type="float">
            <text:p>3118106</text:p>
          </table:table-cell>
          <table:table-cell table:formula="of:=[.B2443]+1"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3118205" calcext:value-type="float">
            <text:p>3118205</text:p>
          </table:table-cell>
          <table:table-cell table:formula="of:=[.B2444]+1"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3118304" calcext:value-type="float">
            <text:p>3118304</text:p>
          </table:table-cell>
          <table:table-cell table:formula="of:=[.B2445]+1"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3118403" calcext:value-type="float">
            <text:p>3118403</text:p>
          </table:table-cell>
          <table:table-cell table:formula="of:=[.B2446]+1"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3118502" calcext:value-type="float">
            <text:p>3118502</text:p>
          </table:table-cell>
          <table:table-cell table:formula="of:=[.B2447]+1"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3118601" calcext:value-type="float">
            <text:p>3118601</text:p>
          </table:table-cell>
          <table:table-cell table:formula="of:=[.B2448]+1"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3118700" calcext:value-type="float">
            <text:p>3118700</text:p>
          </table:table-cell>
          <table:table-cell table:formula="of:=[.B2449]+1"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3118809" calcext:value-type="float">
            <text:p>3118809</text:p>
          </table:table-cell>
          <table:table-cell table:formula="of:=[.B2450]+1"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3118908" calcext:value-type="float">
            <text:p>3118908</text:p>
          </table:table-cell>
          <table:table-cell table:formula="of:=[.B2451]+1"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3119005" calcext:value-type="float">
            <text:p>3119005</text:p>
          </table:table-cell>
          <table:table-cell table:formula="of:=[.B2452]+1"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3119104" calcext:value-type="float">
            <text:p>3119104</text:p>
          </table:table-cell>
          <table:table-cell table:formula="of:=[.B2453]+1"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3119203" calcext:value-type="float">
            <text:p>3119203</text:p>
          </table:table-cell>
          <table:table-cell table:formula="of:=[.B2454]+1"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3119302" calcext:value-type="float">
            <text:p>3119302</text:p>
          </table:table-cell>
          <table:table-cell table:formula="of:=[.B2455]+1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3119401" calcext:value-type="float">
            <text:p>3119401</text:p>
          </table:table-cell>
          <table:table-cell table:formula="of:=[.B2456]+1"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3119500" calcext:value-type="float">
            <text:p>3119500</text:p>
          </table:table-cell>
          <table:table-cell table:formula="of:=[.B2457]+1"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3119609" calcext:value-type="float">
            <text:p>3119609</text:p>
          </table:table-cell>
          <table:table-cell table:formula="of:=[.B2458]+1"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3119708" calcext:value-type="float">
            <text:p>3119708</text:p>
          </table:table-cell>
          <table:table-cell table:formula="of:=[.B2459]+1"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3119807" calcext:value-type="float">
            <text:p>3119807</text:p>
          </table:table-cell>
          <table:table-cell table:formula="of:=[.B2460]+1"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3119906" calcext:value-type="float">
            <text:p>3119906</text:p>
          </table:table-cell>
          <table:table-cell table:formula="of:=[.B2461]+1"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3119955" calcext:value-type="float">
            <text:p>3119955</text:p>
          </table:table-cell>
          <table:table-cell table:formula="of:=[.B2462]+1"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3120003" calcext:value-type="float">
            <text:p>3120003</text:p>
          </table:table-cell>
          <table:table-cell table:formula="of:=[.B2463]+1"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3120102" calcext:value-type="float">
            <text:p>3120102</text:p>
          </table:table-cell>
          <table:table-cell table:formula="of:=[.B2464]+1"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3120151" calcext:value-type="float">
            <text:p>3120151</text:p>
          </table:table-cell>
          <table:table-cell table:formula="of:=[.B2465]+1"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120201" calcext:value-type="float">
            <text:p>3120201</text:p>
          </table:table-cell>
          <table:table-cell table:formula="of:=[.B2466]+1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120300" calcext:value-type="float">
            <text:p>3120300</text:p>
          </table:table-cell>
          <table:table-cell table:formula="of:=[.B2467]+1"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120409" calcext:value-type="float">
            <text:p>3120409</text:p>
          </table:table-cell>
          <table:table-cell table:formula="of:=[.B2468]+1"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120508" calcext:value-type="float">
            <text:p>3120508</text:p>
          </table:table-cell>
          <table:table-cell table:formula="of:=[.B2469]+1"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120607" calcext:value-type="float">
            <text:p>3120607</text:p>
          </table:table-cell>
          <table:table-cell table:formula="of:=[.B2470]+1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120706" calcext:value-type="float">
            <text:p>3120706</text:p>
          </table:table-cell>
          <table:table-cell table:formula="of:=[.B2471]+1"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120805" calcext:value-type="float">
            <text:p>3120805</text:p>
          </table:table-cell>
          <table:table-cell table:formula="of:=[.B2472]+1"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120839" calcext:value-type="float">
            <text:p>3120839</text:p>
          </table:table-cell>
          <table:table-cell table:formula="of:=[.B2473]+1"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120870" calcext:value-type="float">
            <text:p>3120870</text:p>
          </table:table-cell>
          <table:table-cell table:formula="of:=[.B2474]+1"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120904" calcext:value-type="float">
            <text:p>3120904</text:p>
          </table:table-cell>
          <table:table-cell table:formula="of:=[.B2475]+1"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3121001" calcext:value-type="float">
            <text:p>3121001</text:p>
          </table:table-cell>
          <table:table-cell table:formula="of:=[.B2476]+1"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3121100" calcext:value-type="float">
            <text:p>3121100</text:p>
          </table:table-cell>
          <table:table-cell table:formula="of:=[.B2477]+1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3121209" calcext:value-type="float">
            <text:p>3121209</text:p>
          </table:table-cell>
          <table:table-cell table:formula="of:=[.B2478]+1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3121258" calcext:value-type="float">
            <text:p>3121258</text:p>
          </table:table-cell>
          <table:table-cell table:formula="of:=[.B2479]+1"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3121308" calcext:value-type="float">
            <text:p>3121308</text:p>
          </table:table-cell>
          <table:table-cell table:formula="of:=[.B2480]+1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3121407" calcext:value-type="float">
            <text:p>3121407</text:p>
          </table:table-cell>
          <table:table-cell table:formula="of:=[.B2481]+1"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3121506" calcext:value-type="float">
            <text:p>3121506</text:p>
          </table:table-cell>
          <table:table-cell table:formula="of:=[.B2482]+1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3121605" calcext:value-type="float">
            <text:p>3121605</text:p>
          </table:table-cell>
          <table:table-cell table:formula="of:=[.B2483]+1"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121704" calcext:value-type="float">
            <text:p>3121704</text:p>
          </table:table-cell>
          <table:table-cell table:formula="of:=[.B2484]+1"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3121803" calcext:value-type="float">
            <text:p>3121803</text:p>
          </table:table-cell>
          <table:table-cell table:formula="of:=[.B2485]+1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3121902" calcext:value-type="float">
            <text:p>3121902</text:p>
          </table:table-cell>
          <table:table-cell table:formula="of:=[.B2486]+1"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3122009" calcext:value-type="float">
            <text:p>3122009</text:p>
          </table:table-cell>
          <table:table-cell table:formula="of:=[.B2487]+1"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3122108" calcext:value-type="float">
            <text:p>3122108</text:p>
          </table:table-cell>
          <table:table-cell table:formula="of:=[.B2488]+1"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3122207" calcext:value-type="float">
            <text:p>3122207</text:p>
          </table:table-cell>
          <table:table-cell table:formula="of:=[.B2489]+1"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3122306" calcext:value-type="float">
            <text:p>3122306</text:p>
          </table:table-cell>
          <table:table-cell table:formula="of:=[.B2490]+1"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3122355" calcext:value-type="float">
            <text:p>3122355</text:p>
          </table:table-cell>
          <table:table-cell table:formula="of:=[.B2491]+1"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3122405" calcext:value-type="float">
            <text:p>3122405</text:p>
          </table:table-cell>
          <table:table-cell table:formula="of:=[.B2492]+1"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3122454" calcext:value-type="float">
            <text:p>3122454</text:p>
          </table:table-cell>
          <table:table-cell table:formula="of:=[.B2493]+1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122470" calcext:value-type="float">
            <text:p>3122470</text:p>
          </table:table-cell>
          <table:table-cell table:formula="of:=[.B2494]+1"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3122504" calcext:value-type="float">
            <text:p>3122504</text:p>
          </table:table-cell>
          <table:table-cell table:formula="of:=[.B2495]+1"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3122603" calcext:value-type="float">
            <text:p>3122603</text:p>
          </table:table-cell>
          <table:table-cell table:formula="of:=[.B2496]+1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122702" calcext:value-type="float">
            <text:p>3122702</text:p>
          </table:table-cell>
          <table:table-cell table:formula="of:=[.B2497]+1"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3122801" calcext:value-type="float">
            <text:p>3122801</text:p>
          </table:table-cell>
          <table:table-cell table:formula="of:=[.B2498]+1"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3122900" calcext:value-type="float">
            <text:p>3122900</text:p>
          </table:table-cell>
          <table:table-cell table:formula="of:=[.B2499]+1"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3123007" calcext:value-type="float">
            <text:p>3123007</text:p>
          </table:table-cell>
          <table:table-cell table:formula="of:=[.B2500]+1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23106" calcext:value-type="float">
            <text:p>3123106</text:p>
          </table:table-cell>
          <table:table-cell table:formula="of:=[.B2501]+1"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3123205" calcext:value-type="float">
            <text:p>3123205</text:p>
          </table:table-cell>
          <table:table-cell table:formula="of:=[.B2502]+1"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3123304" calcext:value-type="float">
            <text:p>3123304</text:p>
          </table:table-cell>
          <table:table-cell table:formula="of:=[.B2503]+1"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3123403" calcext:value-type="float">
            <text:p>3123403</text:p>
          </table:table-cell>
          <table:table-cell table:formula="of:=[.B2504]+1"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3123502" calcext:value-type="float">
            <text:p>3123502</text:p>
          </table:table-cell>
          <table:table-cell table:formula="of:=[.B2505]+1"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3123528" calcext:value-type="float">
            <text:p>3123528</text:p>
          </table:table-cell>
          <table:table-cell table:formula="of:=[.B2506]+1"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3123601" calcext:value-type="float">
            <text:p>3123601</text:p>
          </table:table-cell>
          <table:table-cell table:formula="of:=[.B2507]+1"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3123700" calcext:value-type="float">
            <text:p>3123700</text:p>
          </table:table-cell>
          <table:table-cell table:formula="of:=[.B2508]+1"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3123809" calcext:value-type="float">
            <text:p>3123809</text:p>
          </table:table-cell>
          <table:table-cell table:formula="of:=[.B2509]+1"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3123858" calcext:value-type="float">
            <text:p>3123858</text:p>
          </table:table-cell>
          <table:table-cell table:formula="of:=[.B2510]+1"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3123908" calcext:value-type="float">
            <text:p>3123908</text:p>
          </table:table-cell>
          <table:table-cell table:formula="of:=[.B2511]+1"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124005" calcext:value-type="float">
            <text:p>3124005</text:p>
          </table:table-cell>
          <table:table-cell table:formula="of:=[.B2512]+1"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3124104" calcext:value-type="float">
            <text:p>3124104</text:p>
          </table:table-cell>
          <table:table-cell table:formula="of:=[.B2513]+1"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3124203" calcext:value-type="float">
            <text:p>3124203</text:p>
          </table:table-cell>
          <table:table-cell table:formula="of:=[.B2514]+1"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3124302" calcext:value-type="float">
            <text:p>3124302</text:p>
          </table:table-cell>
          <table:table-cell table:formula="of:=[.B2515]+1"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3124401" calcext:value-type="float">
            <text:p>3124401</text:p>
          </table:table-cell>
          <table:table-cell table:formula="of:=[.B2516]+1"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3124500" calcext:value-type="float">
            <text:p>3124500</text:p>
          </table:table-cell>
          <table:table-cell table:formula="of:=[.B2517]+1"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3124609" calcext:value-type="float">
            <text:p>3124609</text:p>
          </table:table-cell>
          <table:table-cell table:formula="of:=[.B2518]+1"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3124708" calcext:value-type="float">
            <text:p>3124708</text:p>
          </table:table-cell>
          <table:table-cell table:formula="of:=[.B2519]+1"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3124807" calcext:value-type="float">
            <text:p>3124807</text:p>
          </table:table-cell>
          <table:table-cell table:formula="of:=[.B2520]+1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124906" calcext:value-type="float">
            <text:p>3124906</text:p>
          </table:table-cell>
          <table:table-cell table:formula="of:=[.B2521]+1"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3125002" calcext:value-type="float">
            <text:p>3125002</text:p>
          </table:table-cell>
          <table:table-cell table:formula="of:=[.B2522]+1"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3125101" calcext:value-type="float">
            <text:p>3125101</text:p>
          </table:table-cell>
          <table:table-cell table:formula="of:=[.B2523]+1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125200" calcext:value-type="float">
            <text:p>3125200</text:p>
          </table:table-cell>
          <table:table-cell table:formula="of:=[.B2524]+1"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3125309" calcext:value-type="float">
            <text:p>3125309</text:p>
          </table:table-cell>
          <table:table-cell table:formula="of:=[.B2525]+1"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3125408" calcext:value-type="float">
            <text:p>3125408</text:p>
          </table:table-cell>
          <table:table-cell table:formula="of:=[.B2526]+1"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125507" calcext:value-type="float">
            <text:p>3125507</text:p>
          </table:table-cell>
          <table:table-cell table:formula="of:=[.B2527]+1"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125606" calcext:value-type="float">
            <text:p>3125606</text:p>
          </table:table-cell>
          <table:table-cell table:formula="of:=[.B2528]+1"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125705" calcext:value-type="float">
            <text:p>3125705</text:p>
          </table:table-cell>
          <table:table-cell table:formula="of:=[.B2529]+1"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3125804" calcext:value-type="float">
            <text:p>3125804</text:p>
          </table:table-cell>
          <table:table-cell table:formula="of:=[.B2530]+1"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125903" calcext:value-type="float">
            <text:p>3125903</text:p>
          </table:table-cell>
          <table:table-cell table:formula="of:=[.B2531]+1"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3125952" calcext:value-type="float">
            <text:p>3125952</text:p>
          </table:table-cell>
          <table:table-cell table:formula="of:=[.B2532]+1"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3126000" calcext:value-type="float">
            <text:p>3126000</text:p>
          </table:table-cell>
          <table:table-cell table:formula="of:=[.B2533]+1"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3126109" calcext:value-type="float">
            <text:p>3126109</text:p>
          </table:table-cell>
          <table:table-cell table:formula="of:=[.B2534]+1"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3126208" calcext:value-type="float">
            <text:p>3126208</text:p>
          </table:table-cell>
          <table:table-cell table:formula="of:=[.B2535]+1"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3126307" calcext:value-type="float">
            <text:p>3126307</text:p>
          </table:table-cell>
          <table:table-cell table:formula="of:=[.B2536]+1"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3126406" calcext:value-type="float">
            <text:p>3126406</text:p>
          </table:table-cell>
          <table:table-cell table:formula="of:=[.B2537]+1"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126505" calcext:value-type="float">
            <text:p>3126505</text:p>
          </table:table-cell>
          <table:table-cell table:formula="of:=[.B2538]+1"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3126604" calcext:value-type="float">
            <text:p>3126604</text:p>
          </table:table-cell>
          <table:table-cell table:formula="of:=[.B2539]+1"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3126703" calcext:value-type="float">
            <text:p>3126703</text:p>
          </table:table-cell>
          <table:table-cell table:formula="of:=[.B2540]+1"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126752" calcext:value-type="float">
            <text:p>3126752</text:p>
          </table:table-cell>
          <table:table-cell table:formula="of:=[.B2541]+1"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3126802" calcext:value-type="float">
            <text:p>3126802</text:p>
          </table:table-cell>
          <table:table-cell table:formula="of:=[.B2542]+1"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3126901" calcext:value-type="float">
            <text:p>3126901</text:p>
          </table:table-cell>
          <table:table-cell table:formula="of:=[.B2543]+1"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126950" calcext:value-type="float">
            <text:p>3126950</text:p>
          </table:table-cell>
          <table:table-cell table:formula="of:=[.B2544]+1"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3127008" calcext:value-type="float">
            <text:p>3127008</text:p>
          </table:table-cell>
          <table:table-cell table:formula="of:=[.B2545]+1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3127057" calcext:value-type="float">
            <text:p>3127057</text:p>
          </table:table-cell>
          <table:table-cell table:formula="of:=[.B2546]+1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3127073" calcext:value-type="float">
            <text:p>3127073</text:p>
          </table:table-cell>
          <table:table-cell table:formula="of:=[.B2547]+1"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3127107" calcext:value-type="float">
            <text:p>3127107</text:p>
          </table:table-cell>
          <table:table-cell table:formula="of:=[.B2548]+1"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3127206" calcext:value-type="float">
            <text:p>3127206</text:p>
          </table:table-cell>
          <table:table-cell table:formula="of:=[.B2549]+1"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3127305" calcext:value-type="float">
            <text:p>3127305</text:p>
          </table:table-cell>
          <table:table-cell table:formula="of:=[.B2550]+1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127339" calcext:value-type="float">
            <text:p>3127339</text:p>
          </table:table-cell>
          <table:table-cell table:formula="of:=[.B2551]+1"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3127354" calcext:value-type="float">
            <text:p>3127354</text:p>
          </table:table-cell>
          <table:table-cell table:formula="of:=[.B2552]+1"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3127370" calcext:value-type="float">
            <text:p>3127370</text:p>
          </table:table-cell>
          <table:table-cell table:formula="of:=[.B2553]+1"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127388" calcext:value-type="float">
            <text:p>3127388</text:p>
          </table:table-cell>
          <table:table-cell table:formula="of:=[.B2554]+1"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3127404" calcext:value-type="float">
            <text:p>3127404</text:p>
          </table:table-cell>
          <table:table-cell table:formula="of:=[.B2555]+1"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3127503" calcext:value-type="float">
            <text:p>3127503</text:p>
          </table:table-cell>
          <table:table-cell table:formula="of:=[.B2556]+1"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3127602" calcext:value-type="float">
            <text:p>3127602</text:p>
          </table:table-cell>
          <table:table-cell table:formula="of:=[.B2557]+1"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3127701" calcext:value-type="float">
            <text:p>3127701</text:p>
          </table:table-cell>
          <table:table-cell table:formula="of:=[.B2558]+1"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3127800" calcext:value-type="float">
            <text:p>3127800</text:p>
          </table:table-cell>
          <table:table-cell table:formula="of:=[.B2559]+1"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3127909" calcext:value-type="float">
            <text:p>3127909</text:p>
          </table:table-cell>
          <table:table-cell table:formula="of:=[.B2560]+1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128006" calcext:value-type="float">
            <text:p>3128006</text:p>
          </table:table-cell>
          <table:table-cell table:formula="of:=[.B2561]+1"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3128105" calcext:value-type="float">
            <text:p>3128105</text:p>
          </table:table-cell>
          <table:table-cell table:formula="of:=[.B2562]+1"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128204" calcext:value-type="float">
            <text:p>3128204</text:p>
          </table:table-cell>
          <table:table-cell table:formula="of:=[.B2563]+1"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3128253" calcext:value-type="float">
            <text:p>3128253</text:p>
          </table:table-cell>
          <table:table-cell table:formula="of:=[.B2564]+1"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3128303" calcext:value-type="float">
            <text:p>3128303</text:p>
          </table:table-cell>
          <table:table-cell table:formula="of:=[.B2565]+1"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3128402" calcext:value-type="float">
            <text:p>3128402</text:p>
          </table:table-cell>
          <table:table-cell table:formula="of:=[.B2566]+1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128501" calcext:value-type="float">
            <text:p>3128501</text:p>
          </table:table-cell>
          <table:table-cell table:formula="of:=[.B2567]+1"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3128600" calcext:value-type="float">
            <text:p>3128600</text:p>
          </table:table-cell>
          <table:table-cell table:formula="of:=[.B2568]+1"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128709" calcext:value-type="float">
            <text:p>3128709</text:p>
          </table:table-cell>
          <table:table-cell table:formula="of:=[.B2569]+1"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3128808" calcext:value-type="float">
            <text:p>3128808</text:p>
          </table:table-cell>
          <table:table-cell table:formula="of:=[.B2570]+1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128907" calcext:value-type="float">
            <text:p>3128907</text:p>
          </table:table-cell>
          <table:table-cell table:formula="of:=[.B2571]+1"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3129004" calcext:value-type="float">
            <text:p>3129004</text:p>
          </table:table-cell>
          <table:table-cell table:formula="of:=[.B2572]+1"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3129103" calcext:value-type="float">
            <text:p>3129103</text:p>
          </table:table-cell>
          <table:table-cell table:formula="of:=[.B2573]+1"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3129202" calcext:value-type="float">
            <text:p>3129202</text:p>
          </table:table-cell>
          <table:table-cell table:formula="of:=[.B2574]+1"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129301" calcext:value-type="float">
            <text:p>3129301</text:p>
          </table:table-cell>
          <table:table-cell table:formula="of:=[.B2575]+1"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3129400" calcext:value-type="float">
            <text:p>3129400</text:p>
          </table:table-cell>
          <table:table-cell table:formula="of:=[.B2576]+1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3129509" calcext:value-type="float">
            <text:p>3129509</text:p>
          </table:table-cell>
          <table:table-cell table:formula="of:=[.B2577]+1"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3129608" calcext:value-type="float">
            <text:p>3129608</text:p>
          </table:table-cell>
          <table:table-cell table:formula="of:=[.B2578]+1"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3129657" calcext:value-type="float">
            <text:p>3129657</text:p>
          </table:table-cell>
          <table:table-cell table:formula="of:=[.B2579]+1"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3129707" calcext:value-type="float">
            <text:p>3129707</text:p>
          </table:table-cell>
          <table:table-cell table:formula="of:=[.B2580]+1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129806" calcext:value-type="float">
            <text:p>3129806</text:p>
          </table:table-cell>
          <table:table-cell table:formula="of:=[.B2581]+1"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3129905" calcext:value-type="float">
            <text:p>3129905</text:p>
          </table:table-cell>
          <table:table-cell table:formula="of:=[.B2582]+1"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3130002" calcext:value-type="float">
            <text:p>3130002</text:p>
          </table:table-cell>
          <table:table-cell table:formula="of:=[.B2583]+1"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130051" calcext:value-type="float">
            <text:p>3130051</text:p>
          </table:table-cell>
          <table:table-cell table:formula="of:=[.B2584]+1"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3130101" calcext:value-type="float">
            <text:p>3130101</text:p>
          </table:table-cell>
          <table:table-cell table:formula="of:=[.B2585]+1"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3130200" calcext:value-type="float">
            <text:p>3130200</text:p>
          </table:table-cell>
          <table:table-cell table:formula="of:=[.B2586]+1"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130309" calcext:value-type="float">
            <text:p>3130309</text:p>
          </table:table-cell>
          <table:table-cell table:formula="of:=[.B2587]+1"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130408" calcext:value-type="float">
            <text:p>3130408</text:p>
          </table:table-cell>
          <table:table-cell table:formula="of:=[.B2588]+1"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3130507" calcext:value-type="float">
            <text:p>3130507</text:p>
          </table:table-cell>
          <table:table-cell table:formula="of:=[.B2589]+1"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3130556" calcext:value-type="float">
            <text:p>3130556</text:p>
          </table:table-cell>
          <table:table-cell table:formula="of:=[.B2590]+1"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3130606" calcext:value-type="float">
            <text:p>3130606</text:p>
          </table:table-cell>
          <table:table-cell table:formula="of:=[.B2591]+1"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3130655" calcext:value-type="float">
            <text:p>3130655</text:p>
          </table:table-cell>
          <table:table-cell table:formula="of:=[.B2592]+1"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3130705" calcext:value-type="float">
            <text:p>3130705</text:p>
          </table:table-cell>
          <table:table-cell table:formula="of:=[.B2593]+1"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130804" calcext:value-type="float">
            <text:p>3130804</text:p>
          </table:table-cell>
          <table:table-cell table:formula="of:=[.B2594]+1"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3130903" calcext:value-type="float">
            <text:p>3130903</text:p>
          </table:table-cell>
          <table:table-cell table:formula="of:=[.B2595]+1"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3131000" calcext:value-type="float">
            <text:p>3131000</text:p>
          </table:table-cell>
          <table:table-cell table:formula="of:=[.B2596]+1"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3131109" calcext:value-type="float">
            <text:p>3131109</text:p>
          </table:table-cell>
          <table:table-cell table:formula="of:=[.B2597]+1"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3131158" calcext:value-type="float">
            <text:p>3131158</text:p>
          </table:table-cell>
          <table:table-cell table:formula="of:=[.B2598]+1"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3131208" calcext:value-type="float">
            <text:p>3131208</text:p>
          </table:table-cell>
          <table:table-cell table:formula="of:=[.B2599]+1"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131307" calcext:value-type="float">
            <text:p>3131307</text:p>
          </table:table-cell>
          <table:table-cell table:formula="of:=[.B2600]+1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3131406" calcext:value-type="float">
            <text:p>3131406</text:p>
          </table:table-cell>
          <table:table-cell table:formula="of:=[.B2601]+1"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3131505" calcext:value-type="float">
            <text:p>3131505</text:p>
          </table:table-cell>
          <table:table-cell table:formula="of:=[.B2602]+1"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3131604" calcext:value-type="float">
            <text:p>3131604</text:p>
          </table:table-cell>
          <table:table-cell table:formula="of:=[.B2603]+1"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3131703" calcext:value-type="float">
            <text:p>3131703</text:p>
          </table:table-cell>
          <table:table-cell table:formula="of:=[.B2604]+1"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3131802" calcext:value-type="float">
            <text:p>3131802</text:p>
          </table:table-cell>
          <table:table-cell table:formula="of:=[.B2605]+1"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3131901" calcext:value-type="float">
            <text:p>3131901</text:p>
          </table:table-cell>
          <table:table-cell table:formula="of:=[.B2606]+1"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3132008" calcext:value-type="float">
            <text:p>3132008</text:p>
          </table:table-cell>
          <table:table-cell table:formula="of:=[.B2607]+1"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3132107" calcext:value-type="float">
            <text:p>3132107</text:p>
          </table:table-cell>
          <table:table-cell table:formula="of:=[.B2608]+1"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3132206" calcext:value-type="float">
            <text:p>3132206</text:p>
          </table:table-cell>
          <table:table-cell table:formula="of:=[.B2609]+1"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3132305" calcext:value-type="float">
            <text:p>3132305</text:p>
          </table:table-cell>
          <table:table-cell table:formula="of:=[.B2610]+1"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3132404" calcext:value-type="float">
            <text:p>3132404</text:p>
          </table:table-cell>
          <table:table-cell table:formula="of:=[.B2611]+1"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3132503" calcext:value-type="float">
            <text:p>3132503</text:p>
          </table:table-cell>
          <table:table-cell table:formula="of:=[.B2612]+1"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3132602" calcext:value-type="float">
            <text:p>3132602</text:p>
          </table:table-cell>
          <table:table-cell table:formula="of:=[.B2613]+1"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3132701" calcext:value-type="float">
            <text:p>3132701</text:p>
          </table:table-cell>
          <table:table-cell table:formula="of:=[.B2614]+1"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3132800" calcext:value-type="float">
            <text:p>3132800</text:p>
          </table:table-cell>
          <table:table-cell table:formula="of:=[.B2615]+1"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3132909" calcext:value-type="float">
            <text:p>3132909</text:p>
          </table:table-cell>
          <table:table-cell table:formula="of:=[.B2616]+1"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3133006" calcext:value-type="float">
            <text:p>3133006</text:p>
          </table:table-cell>
          <table:table-cell table:formula="of:=[.B2617]+1"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3133105" calcext:value-type="float">
            <text:p>3133105</text:p>
          </table:table-cell>
          <table:table-cell table:formula="of:=[.B2618]+1"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3133204" calcext:value-type="float">
            <text:p>3133204</text:p>
          </table:table-cell>
          <table:table-cell table:formula="of:=[.B2619]+1"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3133303" calcext:value-type="float">
            <text:p>3133303</text:p>
          </table:table-cell>
          <table:table-cell table:formula="of:=[.B2620]+1"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133402" calcext:value-type="float">
            <text:p>3133402</text:p>
          </table:table-cell>
          <table:table-cell table:formula="of:=[.B2621]+1"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3133501" calcext:value-type="float">
            <text:p>3133501</text:p>
          </table:table-cell>
          <table:table-cell table:formula="of:=[.B2622]+1"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3133600" calcext:value-type="float">
            <text:p>3133600</text:p>
          </table:table-cell>
          <table:table-cell table:formula="of:=[.B2623]+1"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3133709" calcext:value-type="float">
            <text:p>3133709</text:p>
          </table:table-cell>
          <table:table-cell table:formula="of:=[.B2624]+1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3133758" calcext:value-type="float">
            <text:p>3133758</text:p>
          </table:table-cell>
          <table:table-cell table:formula="of:=[.B2625]+1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3133808" calcext:value-type="float">
            <text:p>3133808</text:p>
          </table:table-cell>
          <table:table-cell table:formula="of:=[.B2626]+1"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3133907" calcext:value-type="float">
            <text:p>3133907</text:p>
          </table:table-cell>
          <table:table-cell table:formula="of:=[.B2627]+1"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3134004" calcext:value-type="float">
            <text:p>3134004</text:p>
          </table:table-cell>
          <table:table-cell table:formula="of:=[.B2628]+1"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3134103" calcext:value-type="float">
            <text:p>3134103</text:p>
          </table:table-cell>
          <table:table-cell table:formula="of:=[.B2629]+1"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3134202" calcext:value-type="float">
            <text:p>3134202</text:p>
          </table:table-cell>
          <table:table-cell table:formula="of:=[.B2630]+1"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3134301" calcext:value-type="float">
            <text:p>3134301</text:p>
          </table:table-cell>
          <table:table-cell table:formula="of:=[.B2631]+1"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3134400" calcext:value-type="float">
            <text:p>3134400</text:p>
          </table:table-cell>
          <table:table-cell table:formula="of:=[.B2632]+1"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3134509" calcext:value-type="float">
            <text:p>3134509</text:p>
          </table:table-cell>
          <table:table-cell table:formula="of:=[.B2633]+1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3134608" calcext:value-type="float">
            <text:p>3134608</text:p>
          </table:table-cell>
          <table:table-cell table:formula="of:=[.B2634]+1"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134707" calcext:value-type="float">
            <text:p>3134707</text:p>
          </table:table-cell>
          <table:table-cell table:formula="of:=[.B2635]+1"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3134806" calcext:value-type="float">
            <text:p>3134806</text:p>
          </table:table-cell>
          <table:table-cell table:formula="of:=[.B2636]+1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3134905" calcext:value-type="float">
            <text:p>3134905</text:p>
          </table:table-cell>
          <table:table-cell table:formula="of:=[.B2637]+1"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3135001" calcext:value-type="float">
            <text:p>3135001</text:p>
          </table:table-cell>
          <table:table-cell table:formula="of:=[.B2638]+1"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135050" calcext:value-type="float">
            <text:p>3135050</text:p>
          </table:table-cell>
          <table:table-cell table:formula="of:=[.B2639]+1"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135076" calcext:value-type="float">
            <text:p>3135076</text:p>
          </table:table-cell>
          <table:table-cell table:formula="of:=[.B2640]+1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135100" calcext:value-type="float">
            <text:p>3135100</text:p>
          </table:table-cell>
          <table:table-cell table:formula="of:=[.B2641]+1"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135209" calcext:value-type="float">
            <text:p>3135209</text:p>
          </table:table-cell>
          <table:table-cell table:formula="of:=[.B2642]+1"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3135308" calcext:value-type="float">
            <text:p>3135308</text:p>
          </table:table-cell>
          <table:table-cell table:formula="of:=[.B2643]+1"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3135357" calcext:value-type="float">
            <text:p>3135357</text:p>
          </table:table-cell>
          <table:table-cell table:formula="of:=[.B2644]+1"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135407" calcext:value-type="float">
            <text:p>3135407</text:p>
          </table:table-cell>
          <table:table-cell table:formula="of:=[.B2645]+1"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135456" calcext:value-type="float">
            <text:p>3135456</text:p>
          </table:table-cell>
          <table:table-cell table:formula="of:=[.B2646]+1"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3135506" calcext:value-type="float">
            <text:p>3135506</text:p>
          </table:table-cell>
          <table:table-cell table:formula="of:=[.B2647]+1"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3135605" calcext:value-type="float">
            <text:p>3135605</text:p>
          </table:table-cell>
          <table:table-cell table:formula="of:=[.B2648]+1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3135704" calcext:value-type="float">
            <text:p>3135704</text:p>
          </table:table-cell>
          <table:table-cell table:formula="of:=[.B2649]+1"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3135803" calcext:value-type="float">
            <text:p>3135803</text:p>
          </table:table-cell>
          <table:table-cell table:formula="of:=[.B2650]+1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3135902" calcext:value-type="float">
            <text:p>3135902</text:p>
          </table:table-cell>
          <table:table-cell table:formula="of:=[.B2651]+1"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3136009" calcext:value-type="float">
            <text:p>3136009</text:p>
          </table:table-cell>
          <table:table-cell table:formula="of:=[.B2652]+1"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3136108" calcext:value-type="float">
            <text:p>3136108</text:p>
          </table:table-cell>
          <table:table-cell table:formula="of:=[.B2653]+1"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3136207" calcext:value-type="float">
            <text:p>3136207</text:p>
          </table:table-cell>
          <table:table-cell table:formula="of:=[.B2654]+1"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3136306" calcext:value-type="float">
            <text:p>3136306</text:p>
          </table:table-cell>
          <table:table-cell table:formula="of:=[.B2655]+1"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3136405" calcext:value-type="float">
            <text:p>3136405</text:p>
          </table:table-cell>
          <table:table-cell table:formula="of:=[.B2656]+1"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3136504" calcext:value-type="float">
            <text:p>3136504</text:p>
          </table:table-cell>
          <table:table-cell table:formula="of:=[.B2657]+1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3136520" calcext:value-type="float">
            <text:p>3136520</text:p>
          </table:table-cell>
          <table:table-cell table:formula="of:=[.B2658]+1"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136553" calcext:value-type="float">
            <text:p>3136553</text:p>
          </table:table-cell>
          <table:table-cell table:formula="of:=[.B2659]+1"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136579" calcext:value-type="float">
            <text:p>3136579</text:p>
          </table:table-cell>
          <table:table-cell table:formula="of:=[.B2660]+1"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3136603" calcext:value-type="float">
            <text:p>3136603</text:p>
          </table:table-cell>
          <table:table-cell table:formula="of:=[.B2661]+1"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3136652" calcext:value-type="float">
            <text:p>3136652</text:p>
          </table:table-cell>
          <table:table-cell table:formula="of:=[.B2662]+1"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3136702" calcext:value-type="float">
            <text:p>3136702</text:p>
          </table:table-cell>
          <table:table-cell table:formula="of:=[.B2663]+1"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3136801" calcext:value-type="float">
            <text:p>3136801</text:p>
          </table:table-cell>
          <table:table-cell table:formula="of:=[.B2664]+1"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3136900" calcext:value-type="float">
            <text:p>3136900</text:p>
          </table:table-cell>
          <table:table-cell table:formula="of:=[.B2665]+1"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3136959" calcext:value-type="float">
            <text:p>3136959</text:p>
          </table:table-cell>
          <table:table-cell table:formula="of:=[.B2666]+1"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3137007" calcext:value-type="float">
            <text:p>3137007</text:p>
          </table:table-cell>
          <table:table-cell table:formula="of:=[.B2667]+1"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137106" calcext:value-type="float">
            <text:p>3137106</text:p>
          </table:table-cell>
          <table:table-cell table:formula="of:=[.B2668]+1"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137205" calcext:value-type="float">
            <text:p>3137205</text:p>
          </table:table-cell>
          <table:table-cell table:formula="of:=[.B2669]+1"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37304" calcext:value-type="float">
            <text:p>3137304</text:p>
          </table:table-cell>
          <table:table-cell table:formula="of:=[.B2670]+1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137403" calcext:value-type="float">
            <text:p>3137403</text:p>
          </table:table-cell>
          <table:table-cell table:formula="of:=[.B2671]+1"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137502" calcext:value-type="float">
            <text:p>3137502</text:p>
          </table:table-cell>
          <table:table-cell table:formula="of:=[.B2672]+1"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37536" calcext:value-type="float">
            <text:p>3137536</text:p>
          </table:table-cell>
          <table:table-cell table:formula="of:=[.B2673]+1"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137601" calcext:value-type="float">
            <text:p>3137601</text:p>
          </table:table-cell>
          <table:table-cell table:formula="of:=[.B2674]+1"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137700" calcext:value-type="float">
            <text:p>3137700</text:p>
          </table:table-cell>
          <table:table-cell table:formula="of:=[.B2675]+1"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137809" calcext:value-type="float">
            <text:p>3137809</text:p>
          </table:table-cell>
          <table:table-cell table:formula="of:=[.B2676]+1"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3137908" calcext:value-type="float">
            <text:p>3137908</text:p>
          </table:table-cell>
          <table:table-cell table:formula="of:=[.B2677]+1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138005" calcext:value-type="float">
            <text:p>3138005</text:p>
          </table:table-cell>
          <table:table-cell table:formula="of:=[.B2678]+1"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3138104" calcext:value-type="float">
            <text:p>3138104</text:p>
          </table:table-cell>
          <table:table-cell table:formula="of:=[.B2679]+1"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3138203" calcext:value-type="float">
            <text:p>3138203</text:p>
          </table:table-cell>
          <table:table-cell table:formula="of:=[.B2680]+1"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3138302" calcext:value-type="float">
            <text:p>3138302</text:p>
          </table:table-cell>
          <table:table-cell table:formula="of:=[.B2681]+1"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138351" calcext:value-type="float">
            <text:p>3138351</text:p>
          </table:table-cell>
          <table:table-cell table:formula="of:=[.B2682]+1"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3138401" calcext:value-type="float">
            <text:p>3138401</text:p>
          </table:table-cell>
          <table:table-cell table:formula="of:=[.B2683]+1"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3138500" calcext:value-type="float">
            <text:p>3138500</text:p>
          </table:table-cell>
          <table:table-cell table:formula="of:=[.B2684]+1"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3138609" calcext:value-type="float">
            <text:p>3138609</text:p>
          </table:table-cell>
          <table:table-cell table:formula="of:=[.B2685]+1"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3138625" calcext:value-type="float">
            <text:p>3138625</text:p>
          </table:table-cell>
          <table:table-cell table:formula="of:=[.B2686]+1"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3138658" calcext:value-type="float">
            <text:p>3138658</text:p>
          </table:table-cell>
          <table:table-cell table:formula="of:=[.B2687]+1"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3138674" calcext:value-type="float">
            <text:p>3138674</text:p>
          </table:table-cell>
          <table:table-cell table:formula="of:=[.B2688]+1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3138682" calcext:value-type="float">
            <text:p>3138682</text:p>
          </table:table-cell>
          <table:table-cell table:formula="of:=[.B2689]+1"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3138708" calcext:value-type="float">
            <text:p>3138708</text:p>
          </table:table-cell>
          <table:table-cell table:formula="of:=[.B2690]+1"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3138807" calcext:value-type="float">
            <text:p>3138807</text:p>
          </table:table-cell>
          <table:table-cell table:formula="of:=[.B2691]+1"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3138906" calcext:value-type="float">
            <text:p>3138906</text:p>
          </table:table-cell>
          <table:table-cell table:formula="of:=[.B2692]+1"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3139003" calcext:value-type="float">
            <text:p>3139003</text:p>
          </table:table-cell>
          <table:table-cell table:formula="of:=[.B2693]+1"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3139102" calcext:value-type="float">
            <text:p>3139102</text:p>
          </table:table-cell>
          <table:table-cell table:formula="of:=[.B2694]+1"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3139201" calcext:value-type="float">
            <text:p>3139201</text:p>
          </table:table-cell>
          <table:table-cell table:formula="of:=[.B2695]+1"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3139250" calcext:value-type="float">
            <text:p>3139250</text:p>
          </table:table-cell>
          <table:table-cell table:formula="of:=[.B2696]+1"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3139300" calcext:value-type="float">
            <text:p>3139300</text:p>
          </table:table-cell>
          <table:table-cell table:formula="of:=[.B2697]+1"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3139409" calcext:value-type="float">
            <text:p>3139409</text:p>
          </table:table-cell>
          <table:table-cell table:formula="of:=[.B2698]+1"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3139508" calcext:value-type="float">
            <text:p>3139508</text:p>
          </table:table-cell>
          <table:table-cell table:formula="of:=[.B2699]+1"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3139607" calcext:value-type="float">
            <text:p>3139607</text:p>
          </table:table-cell>
          <table:table-cell table:formula="of:=[.B2700]+1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139706" calcext:value-type="float">
            <text:p>3139706</text:p>
          </table:table-cell>
          <table:table-cell table:formula="of:=[.B2701]+1"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3139805" calcext:value-type="float">
            <text:p>3139805</text:p>
          </table:table-cell>
          <table:table-cell table:formula="of:=[.B2702]+1"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3139904" calcext:value-type="float">
            <text:p>3139904</text:p>
          </table:table-cell>
          <table:table-cell table:formula="of:=[.B2703]+1"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3140001" calcext:value-type="float">
            <text:p>3140001</text:p>
          </table:table-cell>
          <table:table-cell table:formula="of:=[.B2704]+1"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3140100" calcext:value-type="float">
            <text:p>3140100</text:p>
          </table:table-cell>
          <table:table-cell table:formula="of:=[.B2705]+1"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3140159" calcext:value-type="float">
            <text:p>3140159</text:p>
          </table:table-cell>
          <table:table-cell table:formula="of:=[.B2706]+1"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140209" calcext:value-type="float">
            <text:p>3140209</text:p>
          </table:table-cell>
          <table:table-cell table:formula="of:=[.B2707]+1"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3140308" calcext:value-type="float">
            <text:p>3140308</text:p>
          </table:table-cell>
          <table:table-cell table:formula="of:=[.B2708]+1"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3140407" calcext:value-type="float">
            <text:p>3140407</text:p>
          </table:table-cell>
          <table:table-cell table:formula="of:=[.B2709]+1"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3140506" calcext:value-type="float">
            <text:p>3140506</text:p>
          </table:table-cell>
          <table:table-cell table:formula="of:=[.B2710]+1"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3140530" calcext:value-type="float">
            <text:p>3140530</text:p>
          </table:table-cell>
          <table:table-cell table:formula="of:=[.B2711]+1"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3140555" calcext:value-type="float">
            <text:p>3140555</text:p>
          </table:table-cell>
          <table:table-cell table:formula="of:=[.B2712]+1"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3140605" calcext:value-type="float">
            <text:p>3140605</text:p>
          </table:table-cell>
          <table:table-cell table:formula="of:=[.B2713]+1"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3140704" calcext:value-type="float">
            <text:p>3140704</text:p>
          </table:table-cell>
          <table:table-cell table:formula="of:=[.B2714]+1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140803" calcext:value-type="float">
            <text:p>3140803</text:p>
          </table:table-cell>
          <table:table-cell table:formula="of:=[.B2715]+1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3140852" calcext:value-type="float">
            <text:p>3140852</text:p>
          </table:table-cell>
          <table:table-cell table:formula="of:=[.B2716]+1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140902" calcext:value-type="float">
            <text:p>3140902</text:p>
          </table:table-cell>
          <table:table-cell table:formula="of:=[.B2717]+1"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3141009" calcext:value-type="float">
            <text:p>3141009</text:p>
          </table:table-cell>
          <table:table-cell table:formula="of:=[.B2718]+1"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141108" calcext:value-type="float">
            <text:p>3141108</text:p>
          </table:table-cell>
          <table:table-cell table:formula="of:=[.B2719]+1"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3141207" calcext:value-type="float">
            <text:p>3141207</text:p>
          </table:table-cell>
          <table:table-cell table:formula="of:=[.B2720]+1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141306" calcext:value-type="float">
            <text:p>3141306</text:p>
          </table:table-cell>
          <table:table-cell table:formula="of:=[.B2721]+1"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3141405" calcext:value-type="float">
            <text:p>3141405</text:p>
          </table:table-cell>
          <table:table-cell table:formula="of:=[.B2722]+1"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3141504" calcext:value-type="float">
            <text:p>3141504</text:p>
          </table:table-cell>
          <table:table-cell table:formula="of:=[.B2723]+1"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3141603" calcext:value-type="float">
            <text:p>3141603</text:p>
          </table:table-cell>
          <table:table-cell table:formula="of:=[.B2724]+1"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3141702" calcext:value-type="float">
            <text:p>3141702</text:p>
          </table:table-cell>
          <table:table-cell table:formula="of:=[.B2725]+1"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3141801" calcext:value-type="float">
            <text:p>3141801</text:p>
          </table:table-cell>
          <table:table-cell table:formula="of:=[.B2726]+1"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3141900" calcext:value-type="float">
            <text:p>3141900</text:p>
          </table:table-cell>
          <table:table-cell table:formula="of:=[.B2727]+1"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3142007" calcext:value-type="float">
            <text:p>3142007</text:p>
          </table:table-cell>
          <table:table-cell table:formula="of:=[.B2728]+1"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3142106" calcext:value-type="float">
            <text:p>3142106</text:p>
          </table:table-cell>
          <table:table-cell table:formula="of:=[.B2729]+1"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3142205" calcext:value-type="float">
            <text:p>3142205</text:p>
          </table:table-cell>
          <table:table-cell table:formula="of:=[.B2730]+1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3142254" calcext:value-type="float">
            <text:p>3142254</text:p>
          </table:table-cell>
          <table:table-cell table:formula="of:=[.B2731]+1"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142304" calcext:value-type="float">
            <text:p>3142304</text:p>
          </table:table-cell>
          <table:table-cell table:formula="of:=[.B2732]+1"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142403" calcext:value-type="float">
            <text:p>3142403</text:p>
          </table:table-cell>
          <table:table-cell table:formula="of:=[.B2733]+1"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3142502" calcext:value-type="float">
            <text:p>3142502</text:p>
          </table:table-cell>
          <table:table-cell table:formula="of:=[.B2734]+1"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3142601" calcext:value-type="float">
            <text:p>3142601</text:p>
          </table:table-cell>
          <table:table-cell table:formula="of:=[.B2735]+1"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3142700" calcext:value-type="float">
            <text:p>3142700</text:p>
          </table:table-cell>
          <table:table-cell table:formula="of:=[.B2736]+1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3142809" calcext:value-type="float">
            <text:p>3142809</text:p>
          </table:table-cell>
          <table:table-cell table:formula="of:=[.B2737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3142908" calcext:value-type="float">
            <text:p>3142908</text:p>
          </table:table-cell>
          <table:table-cell table:formula="of:=[.B2738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143005" calcext:value-type="float">
            <text:p>3143005</text:p>
          </table:table-cell>
          <table:table-cell table:formula="of:=[.B2739]+1"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3143104" calcext:value-type="float">
            <text:p>3143104</text:p>
          </table:table-cell>
          <table:table-cell table:formula="of:=[.B2740]+1"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3143153" calcext:value-type="float">
            <text:p>3143153</text:p>
          </table:table-cell>
          <table:table-cell table:formula="of:=[.B2741]+1"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3143203" calcext:value-type="float">
            <text:p>3143203</text:p>
          </table:table-cell>
          <table:table-cell table:formula="of:=[.B2742]+1"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3143302" calcext:value-type="float">
            <text:p>3143302</text:p>
          </table:table-cell>
          <table:table-cell table:formula="of:=[.B2743]+1"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3143401" calcext:value-type="float">
            <text:p>3143401</text:p>
          </table:table-cell>
          <table:table-cell table:formula="of:=[.B2744]+1"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3143450" calcext:value-type="float">
            <text:p>3143450</text:p>
          </table:table-cell>
          <table:table-cell table:formula="of:=[.B2745]+1"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3143500" calcext:value-type="float">
            <text:p>3143500</text:p>
          </table:table-cell>
          <table:table-cell table:formula="of:=[.B2746]+1"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3143609" calcext:value-type="float">
            <text:p>3143609</text:p>
          </table:table-cell>
          <table:table-cell table:formula="of:=[.B2747]+1"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3143708" calcext:value-type="float">
            <text:p>3143708</text:p>
          </table:table-cell>
          <table:table-cell table:formula="of:=[.B2748]+1"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3143807" calcext:value-type="float">
            <text:p>3143807</text:p>
          </table:table-cell>
          <table:table-cell table:formula="of:=[.B2749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143906" calcext:value-type="float">
            <text:p>3143906</text:p>
          </table:table-cell>
          <table:table-cell table:formula="of:=[.B2750]+1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144003" calcext:value-type="float">
            <text:p>3144003</text:p>
          </table:table-cell>
          <table:table-cell table:formula="of:=[.B2751]+1"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3144102" calcext:value-type="float">
            <text:p>3144102</text:p>
          </table:table-cell>
          <table:table-cell table:formula="of:=[.B2752]+1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3144201" calcext:value-type="float">
            <text:p>3144201</text:p>
          </table:table-cell>
          <table:table-cell table:formula="of:=[.B2753]+1"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3144300" calcext:value-type="float">
            <text:p>3144300</text:p>
          </table:table-cell>
          <table:table-cell table:formula="of:=[.B2754]+1"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3144359" calcext:value-type="float">
            <text:p>3144359</text:p>
          </table:table-cell>
          <table:table-cell table:formula="of:=[.B2755]+1"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3144375" calcext:value-type="float">
            <text:p>3144375</text:p>
          </table:table-cell>
          <table:table-cell table:formula="of:=[.B2756]+1"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3144409" calcext:value-type="float">
            <text:p>3144409</text:p>
          </table:table-cell>
          <table:table-cell table:formula="of:=[.B2757]+1"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3144508" calcext:value-type="float">
            <text:p>3144508</text:p>
          </table:table-cell>
          <table:table-cell table:formula="of:=[.B2758]+1"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3144607" calcext:value-type="float">
            <text:p>3144607</text:p>
          </table:table-cell>
          <table:table-cell table:formula="of:=[.B2759]+1"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3144656" calcext:value-type="float">
            <text:p>3144656</text:p>
          </table:table-cell>
          <table:table-cell table:formula="of:=[.B2760]+1"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3144672" calcext:value-type="float">
            <text:p>3144672</text:p>
          </table:table-cell>
          <table:table-cell table:formula="of:=[.B2761]+1"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3144706" calcext:value-type="float">
            <text:p>3144706</text:p>
          </table:table-cell>
          <table:table-cell table:formula="of:=[.B2762]+1"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3144805" calcext:value-type="float">
            <text:p>3144805</text:p>
          </table:table-cell>
          <table:table-cell table:formula="of:=[.B2763]+1"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3144904" calcext:value-type="float">
            <text:p>3144904</text:p>
          </table:table-cell>
          <table:table-cell table:formula="of:=[.B2764]+1"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3145000" calcext:value-type="float">
            <text:p>3145000</text:p>
          </table:table-cell>
          <table:table-cell table:formula="of:=[.B2765]+1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3145059" calcext:value-type="float">
            <text:p>3145059</text:p>
          </table:table-cell>
          <table:table-cell table:formula="of:=[.B2766]+1"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3145109" calcext:value-type="float">
            <text:p>3145109</text:p>
          </table:table-cell>
          <table:table-cell table:formula="of:=[.B2767]+1"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3145208" calcext:value-type="float">
            <text:p>3145208</text:p>
          </table:table-cell>
          <table:table-cell table:formula="of:=[.B2768]+1"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3145307" calcext:value-type="float">
            <text:p>3145307</text:p>
          </table:table-cell>
          <table:table-cell table:formula="of:=[.B2769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3145356" calcext:value-type="float">
            <text:p>3145356</text:p>
          </table:table-cell>
          <table:table-cell table:formula="of:=[.B2770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3145372" calcext:value-type="float">
            <text:p>3145372</text:p>
          </table:table-cell>
          <table:table-cell table:formula="of:=[.B2771]+1"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3145406" calcext:value-type="float">
            <text:p>3145406</text:p>
          </table:table-cell>
          <table:table-cell table:formula="of:=[.B2772]+1"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3145455" calcext:value-type="float">
            <text:p>3145455</text:p>
          </table:table-cell>
          <table:table-cell table:formula="of:=[.B2773]+1"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3145505" calcext:value-type="float">
            <text:p>3145505</text:p>
          </table:table-cell>
          <table:table-cell table:formula="of:=[.B2774]+1"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3145604" calcext:value-type="float">
            <text:p>3145604</text:p>
          </table:table-cell>
          <table:table-cell table:formula="of:=[.B2775]+1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3145703" calcext:value-type="float">
            <text:p>3145703</text:p>
          </table:table-cell>
          <table:table-cell table:formula="of:=[.B2776]+1"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3145802" calcext:value-type="float">
            <text:p>3145802</text:p>
          </table:table-cell>
          <table:table-cell table:formula="of:=[.B2777]+1"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145851" calcext:value-type="float">
            <text:p>3145851</text:p>
          </table:table-cell>
          <table:table-cell table:formula="of:=[.B2778]+1"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3145877" calcext:value-type="float">
            <text:p>3145877</text:p>
          </table:table-cell>
          <table:table-cell table:formula="of:=[.B2779]+1"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3145901" calcext:value-type="float">
            <text:p>3145901</text:p>
          </table:table-cell>
          <table:table-cell table:formula="of:=[.B2780]+1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3146008" calcext:value-type="float">
            <text:p>3146008</text:p>
          </table:table-cell>
          <table:table-cell table:formula="of:=[.B2781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146107" calcext:value-type="float">
            <text:p>3146107</text:p>
          </table:table-cell>
          <table:table-cell table:formula="of:=[.B2782]+1"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3146206" calcext:value-type="float">
            <text:p>3146206</text:p>
          </table:table-cell>
          <table:table-cell table:formula="of:=[.B2783]+1"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3146255" calcext:value-type="float">
            <text:p>3146255</text:p>
          </table:table-cell>
          <table:table-cell table:formula="of:=[.B2784]+1"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146305" calcext:value-type="float">
            <text:p>3146305</text:p>
          </table:table-cell>
          <table:table-cell table:formula="of:=[.B2785]+1"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3146404" calcext:value-type="float">
            <text:p>3146404</text:p>
          </table:table-cell>
          <table:table-cell table:formula="of:=[.B2786]+1"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3146503" calcext:value-type="float">
            <text:p>3146503</text:p>
          </table:table-cell>
          <table:table-cell table:formula="of:=[.B2787]+1"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3146552" calcext:value-type="float">
            <text:p>3146552</text:p>
          </table:table-cell>
          <table:table-cell table:formula="of:=[.B2788]+1"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3146602" calcext:value-type="float">
            <text:p>3146602</text:p>
          </table:table-cell>
          <table:table-cell table:formula="of:=[.B2789]+1"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3146701" calcext:value-type="float">
            <text:p>3146701</text:p>
          </table:table-cell>
          <table:table-cell table:formula="of:=[.B2790]+1"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3146750" calcext:value-type="float">
            <text:p>3146750</text:p>
          </table:table-cell>
          <table:table-cell table:formula="of:=[.B2791]+1"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3146909" calcext:value-type="float">
            <text:p>3146909</text:p>
          </table:table-cell>
          <table:table-cell table:formula="of:=[.B2792]+1"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3147006" calcext:value-type="float">
            <text:p>3147006</text:p>
          </table:table-cell>
          <table:table-cell table:formula="of:=[.B2793]+1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3147105" calcext:value-type="float">
            <text:p>3147105</text:p>
          </table:table-cell>
          <table:table-cell table:formula="of:=[.B2794]+1"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3147204" calcext:value-type="float">
            <text:p>3147204</text:p>
          </table:table-cell>
          <table:table-cell table:formula="of:=[.B2795]+1"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147303" calcext:value-type="float">
            <text:p>3147303</text:p>
          </table:table-cell>
          <table:table-cell table:formula="of:=[.B2796]+1"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3147402" calcext:value-type="float">
            <text:p>3147402</text:p>
          </table:table-cell>
          <table:table-cell table:formula="of:=[.B2797]+1"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3147501" calcext:value-type="float">
            <text:p>3147501</text:p>
          </table:table-cell>
          <table:table-cell table:formula="of:=[.B2798]+1"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3147600" calcext:value-type="float">
            <text:p>3147600</text:p>
          </table:table-cell>
          <table:table-cell table:formula="of:=[.B2799]+1"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3147709" calcext:value-type="float">
            <text:p>3147709</text:p>
          </table:table-cell>
          <table:table-cell table:formula="of:=[.B2800]+1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147808" calcext:value-type="float">
            <text:p>3147808</text:p>
          </table:table-cell>
          <table:table-cell table:formula="of:=[.B2801]+1"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3147907" calcext:value-type="float">
            <text:p>3147907</text:p>
          </table:table-cell>
          <table:table-cell table:formula="of:=[.B2802]+1"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147956" calcext:value-type="float">
            <text:p>3147956</text:p>
          </table:table-cell>
          <table:table-cell table:formula="of:=[.B2803]+1"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3148004" calcext:value-type="float">
            <text:p>3148004</text:p>
          </table:table-cell>
          <table:table-cell table:formula="of:=[.B2804]+1"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3148103" calcext:value-type="float">
            <text:p>3148103</text:p>
          </table:table-cell>
          <table:table-cell table:formula="of:=[.B2805]+1"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3148202" calcext:value-type="float">
            <text:p>3148202</text:p>
          </table:table-cell>
          <table:table-cell table:formula="of:=[.B2806]+1"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148301" calcext:value-type="float">
            <text:p>3148301</text:p>
          </table:table-cell>
          <table:table-cell table:formula="of:=[.B2807]+1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3148400" calcext:value-type="float">
            <text:p>3148400</text:p>
          </table:table-cell>
          <table:table-cell table:formula="of:=[.B2808]+1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148509" calcext:value-type="float">
            <text:p>3148509</text:p>
          </table:table-cell>
          <table:table-cell table:formula="of:=[.B2809]+1"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3148608" calcext:value-type="float">
            <text:p>3148608</text:p>
          </table:table-cell>
          <table:table-cell table:formula="of:=[.B2810]+1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3148707" calcext:value-type="float">
            <text:p>3148707</text:p>
          </table:table-cell>
          <table:table-cell table:formula="of:=[.B2811]+1"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3148756" calcext:value-type="float">
            <text:p>3148756</text:p>
          </table:table-cell>
          <table:table-cell table:formula="of:=[.B2812]+1"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3148806" calcext:value-type="float">
            <text:p>3148806</text:p>
          </table:table-cell>
          <table:table-cell table:formula="of:=[.B2813]+1"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3148905" calcext:value-type="float">
            <text:p>3148905</text:p>
          </table:table-cell>
          <table:table-cell table:formula="of:=[.B2814]+1"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3149002" calcext:value-type="float">
            <text:p>3149002</text:p>
          </table:table-cell>
          <table:table-cell table:formula="of:=[.B2815]+1"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3149101" calcext:value-type="float">
            <text:p>3149101</text:p>
          </table:table-cell>
          <table:table-cell table:formula="of:=[.B2816]+1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149150" calcext:value-type="float">
            <text:p>3149150</text:p>
          </table:table-cell>
          <table:table-cell table:formula="of:=[.B2817]+1"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149200" calcext:value-type="float">
            <text:p>3149200</text:p>
          </table:table-cell>
          <table:table-cell table:formula="of:=[.B2818]+1"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3149309" calcext:value-type="float">
            <text:p>3149309</text:p>
          </table:table-cell>
          <table:table-cell table:formula="of:=[.B2819]+1"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3149408" calcext:value-type="float">
            <text:p>3149408</text:p>
          </table:table-cell>
          <table:table-cell table:formula="of:=[.B2820]+1"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3149507" calcext:value-type="float">
            <text:p>3149507</text:p>
          </table:table-cell>
          <table:table-cell table:formula="of:=[.B2821]+1"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3149606" calcext:value-type="float">
            <text:p>3149606</text:p>
          </table:table-cell>
          <table:table-cell table:formula="of:=[.B2822]+1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3149705" calcext:value-type="float">
            <text:p>3149705</text:p>
          </table:table-cell>
          <table:table-cell table:formula="of:=[.B2823]+1"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3149804" calcext:value-type="float">
            <text:p>3149804</text:p>
          </table:table-cell>
          <table:table-cell table:formula="of:=[.B2824]+1"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149903" calcext:value-type="float">
            <text:p>3149903</text:p>
          </table:table-cell>
          <table:table-cell table:formula="of:=[.B2825]+1"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3149952" calcext:value-type="float">
            <text:p>3149952</text:p>
          </table:table-cell>
          <table:table-cell table:formula="of:=[.B2826]+1"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150000" calcext:value-type="float">
            <text:p>3150000</text:p>
          </table:table-cell>
          <table:table-cell table:formula="of:=[.B2827]+1"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3150109" calcext:value-type="float">
            <text:p>3150109</text:p>
          </table:table-cell>
          <table:table-cell table:formula="of:=[.B2828]+1"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3150158" calcext:value-type="float">
            <text:p>3150158</text:p>
          </table:table-cell>
          <table:table-cell table:formula="of:=[.B2829]+1"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3150208" calcext:value-type="float">
            <text:p>3150208</text:p>
          </table:table-cell>
          <table:table-cell table:formula="of:=[.B2830]+1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3150307" calcext:value-type="float">
            <text:p>3150307</text:p>
          </table:table-cell>
          <table:table-cell table:formula="of:=[.B2831]+1"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150406" calcext:value-type="float">
            <text:p>3150406</text:p>
          </table:table-cell>
          <table:table-cell table:formula="of:=[.B2832]+1"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150505" calcext:value-type="float">
            <text:p>3150505</text:p>
          </table:table-cell>
          <table:table-cell table:formula="of:=[.B2833]+1"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3150539" calcext:value-type="float">
            <text:p>3150539</text:p>
          </table:table-cell>
          <table:table-cell table:formula="of:=[.B2834]+1"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3150570" calcext:value-type="float">
            <text:p>3150570</text:p>
          </table:table-cell>
          <table:table-cell table:formula="of:=[.B2835]+1"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150604" calcext:value-type="float">
            <text:p>3150604</text:p>
          </table:table-cell>
          <table:table-cell table:formula="of:=[.B2836]+1"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150703" calcext:value-type="float">
            <text:p>3150703</text:p>
          </table:table-cell>
          <table:table-cell table:formula="of:=[.B2837]+1"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150802" calcext:value-type="float">
            <text:p>3150802</text:p>
          </table:table-cell>
          <table:table-cell table:formula="of:=[.B2838]+1"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150901" calcext:value-type="float">
            <text:p>3150901</text:p>
          </table:table-cell>
          <table:table-cell table:formula="of:=[.B2839]+1"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151008" calcext:value-type="float">
            <text:p>3151008</text:p>
          </table:table-cell>
          <table:table-cell table:formula="of:=[.B2840]+1"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151107" calcext:value-type="float">
            <text:p>3151107</text:p>
          </table:table-cell>
          <table:table-cell table:formula="of:=[.B2841]+1"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3151206" calcext:value-type="float">
            <text:p>3151206</text:p>
          </table:table-cell>
          <table:table-cell table:formula="of:=[.B2842]+1"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151305" calcext:value-type="float">
            <text:p>3151305</text:p>
          </table:table-cell>
          <table:table-cell table:formula="of:=[.B2843]+1"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151404" calcext:value-type="float">
            <text:p>3151404</text:p>
          </table:table-cell>
          <table:table-cell table:formula="of:=[.B2844]+1"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151503" calcext:value-type="float">
            <text:p>3151503</text:p>
          </table:table-cell>
          <table:table-cell table:formula="of:=[.B2845]+1"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151602" calcext:value-type="float">
            <text:p>3151602</text:p>
          </table:table-cell>
          <table:table-cell table:formula="of:=[.B2846]+1"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151701" calcext:value-type="float">
            <text:p>3151701</text:p>
          </table:table-cell>
          <table:table-cell table:formula="of:=[.B2847]+1"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3151800" calcext:value-type="float">
            <text:p>3151800</text:p>
          </table:table-cell>
          <table:table-cell table:formula="of:=[.B2848]+1"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151909" calcext:value-type="float">
            <text:p>3151909</text:p>
          </table:table-cell>
          <table:table-cell table:formula="of:=[.B2849]+1"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152006" calcext:value-type="float">
            <text:p>3152006</text:p>
          </table:table-cell>
          <table:table-cell table:formula="of:=[.B2850]+1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3152105" calcext:value-type="float">
            <text:p>3152105</text:p>
          </table:table-cell>
          <table:table-cell table:formula="of:=[.B2851]+1"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3152131" calcext:value-type="float">
            <text:p>3152131</text:p>
          </table:table-cell>
          <table:table-cell table:formula="of:=[.B2852]+1"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152170" calcext:value-type="float">
            <text:p>3152170</text:p>
          </table:table-cell>
          <table:table-cell table:formula="of:=[.B2853]+1"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152204" calcext:value-type="float">
            <text:p>3152204</text:p>
          </table:table-cell>
          <table:table-cell table:formula="of:=[.B2854]+1"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3152303" calcext:value-type="float">
            <text:p>3152303</text:p>
          </table:table-cell>
          <table:table-cell table:formula="of:=[.B2855]+1"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3152402" calcext:value-type="float">
            <text:p>3152402</text:p>
          </table:table-cell>
          <table:table-cell table:formula="of:=[.B2856]+1"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152501" calcext:value-type="float">
            <text:p>3152501</text:p>
          </table:table-cell>
          <table:table-cell table:formula="of:=[.B2857]+1"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152600" calcext:value-type="float">
            <text:p>3152600</text:p>
          </table:table-cell>
          <table:table-cell table:formula="of:=[.B2858]+1"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3152709" calcext:value-type="float">
            <text:p>3152709</text:p>
          </table:table-cell>
          <table:table-cell table:formula="of:=[.B2859]+1"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152808" calcext:value-type="float">
            <text:p>3152808</text:p>
          </table:table-cell>
          <table:table-cell table:formula="of:=[.B2860]+1"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152907" calcext:value-type="float">
            <text:p>3152907</text:p>
          </table:table-cell>
          <table:table-cell table:formula="of:=[.B2861]+1"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3153004" calcext:value-type="float">
            <text:p>3153004</text:p>
          </table:table-cell>
          <table:table-cell table:formula="of:=[.B2862]+1"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3153103" calcext:value-type="float">
            <text:p>3153103</text:p>
          </table:table-cell>
          <table:table-cell table:formula="of:=[.B2863]+1"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3153202" calcext:value-type="float">
            <text:p>3153202</text:p>
          </table:table-cell>
          <table:table-cell table:formula="of:=[.B2864]+1"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153301" calcext:value-type="float">
            <text:p>3153301</text:p>
          </table:table-cell>
          <table:table-cell table:formula="of:=[.B2865]+1"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153400" calcext:value-type="float">
            <text:p>3153400</text:p>
          </table:table-cell>
          <table:table-cell table:formula="of:=[.B2866]+1"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3153509" calcext:value-type="float">
            <text:p>3153509</text:p>
          </table:table-cell>
          <table:table-cell table:formula="of:=[.B2867]+1"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3153608" calcext:value-type="float">
            <text:p>3153608</text:p>
          </table:table-cell>
          <table:table-cell table:formula="of:=[.B2868]+1"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3153707" calcext:value-type="float">
            <text:p>3153707</text:p>
          </table:table-cell>
          <table:table-cell table:formula="of:=[.B2869]+1"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3153806" calcext:value-type="float">
            <text:p>3153806</text:p>
          </table:table-cell>
          <table:table-cell table:formula="of:=[.B2870]+1"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153905" calcext:value-type="float">
            <text:p>3153905</text:p>
          </table:table-cell>
          <table:table-cell table:formula="of:=[.B2871]+1"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154002" calcext:value-type="float">
            <text:p>3154002</text:p>
          </table:table-cell>
          <table:table-cell table:formula="of:=[.B2872]+1"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154101" calcext:value-type="float">
            <text:p>3154101</text:p>
          </table:table-cell>
          <table:table-cell table:formula="of:=[.B2873]+1"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154150" calcext:value-type="float">
            <text:p>3154150</text:p>
          </table:table-cell>
          <table:table-cell table:formula="of:=[.B2874]+1"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154200" calcext:value-type="float">
            <text:p>3154200</text:p>
          </table:table-cell>
          <table:table-cell table:formula="of:=[.B2875]+1"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154309" calcext:value-type="float">
            <text:p>3154309</text:p>
          </table:table-cell>
          <table:table-cell table:formula="of:=[.B2876]+1"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154408" calcext:value-type="float">
            <text:p>3154408</text:p>
          </table:table-cell>
          <table:table-cell table:formula="of:=[.B2877]+1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154457" calcext:value-type="float">
            <text:p>3154457</text:p>
          </table:table-cell>
          <table:table-cell table:formula="of:=[.B2878]+1"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154507" calcext:value-type="float">
            <text:p>3154507</text:p>
          </table:table-cell>
          <table:table-cell table:formula="of:=[.B2879]+1"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154606" calcext:value-type="float">
            <text:p>3154606</text:p>
          </table:table-cell>
          <table:table-cell table:formula="of:=[.B2880]+1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154705" calcext:value-type="float">
            <text:p>3154705</text:p>
          </table:table-cell>
          <table:table-cell table:formula="of:=[.B2881]+1"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154804" calcext:value-type="float">
            <text:p>3154804</text:p>
          </table:table-cell>
          <table:table-cell table:formula="of:=[.B2882]+1"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3154903" calcext:value-type="float">
            <text:p>3154903</text:p>
          </table:table-cell>
          <table:table-cell table:formula="of:=[.B2883]+1"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3155009" calcext:value-type="float">
            <text:p>3155009</text:p>
          </table:table-cell>
          <table:table-cell table:formula="of:=[.B2884]+1"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155108" calcext:value-type="float">
            <text:p>3155108</text:p>
          </table:table-cell>
          <table:table-cell table:formula="of:=[.B2885]+1"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3155207" calcext:value-type="float">
            <text:p>3155207</text:p>
          </table:table-cell>
          <table:table-cell table:formula="of:=[.B2886]+1"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3155306" calcext:value-type="float">
            <text:p>3155306</text:p>
          </table:table-cell>
          <table:table-cell table:formula="of:=[.B2887]+1"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155405" calcext:value-type="float">
            <text:p>3155405</text:p>
          </table:table-cell>
          <table:table-cell table:formula="of:=[.B2888]+1"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3155504" calcext:value-type="float">
            <text:p>3155504</text:p>
          </table:table-cell>
          <table:table-cell table:formula="of:=[.B2889]+1"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155603" calcext:value-type="float">
            <text:p>3155603</text:p>
          </table:table-cell>
          <table:table-cell table:formula="of:=[.B2890]+1"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155702" calcext:value-type="float">
            <text:p>3155702</text:p>
          </table:table-cell>
          <table:table-cell table:formula="of:=[.B2891]+1"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155801" calcext:value-type="float">
            <text:p>3155801</text:p>
          </table:table-cell>
          <table:table-cell table:formula="of:=[.B2892]+1"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3155900" calcext:value-type="float">
            <text:p>3155900</text:p>
          </table:table-cell>
          <table:table-cell table:formula="of:=[.B2893]+1"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3156007" calcext:value-type="float">
            <text:p>3156007</text:p>
          </table:table-cell>
          <table:table-cell table:formula="of:=[.B2894]+1"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156106" calcext:value-type="float">
            <text:p>3156106</text:p>
          </table:table-cell>
          <table:table-cell table:formula="of:=[.B2895]+1"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3156205" calcext:value-type="float">
            <text:p>3156205</text:p>
          </table:table-cell>
          <table:table-cell table:formula="of:=[.B2896]+1"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3156304" calcext:value-type="float">
            <text:p>3156304</text:p>
          </table:table-cell>
          <table:table-cell table:formula="of:=[.B2897]+1"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3156403" calcext:value-type="float">
            <text:p>3156403</text:p>
          </table:table-cell>
          <table:table-cell table:formula="of:=[.B2898]+1"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3156452" calcext:value-type="float">
            <text:p>3156452</text:p>
          </table:table-cell>
          <table:table-cell table:formula="of:=[.B2899]+1"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3156502" calcext:value-type="float">
            <text:p>3156502</text:p>
          </table:table-cell>
          <table:table-cell table:formula="of:=[.B2900]+1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156601" calcext:value-type="float">
            <text:p>3156601</text:p>
          </table:table-cell>
          <table:table-cell table:formula="of:=[.B2901]+1"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156700" calcext:value-type="float">
            <text:p>3156700</text:p>
          </table:table-cell>
          <table:table-cell table:formula="of:=[.B2902]+1"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3156809" calcext:value-type="float">
            <text:p>3156809</text:p>
          </table:table-cell>
          <table:table-cell table:formula="of:=[.B2903]+1"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3156908" calcext:value-type="float">
            <text:p>3156908</text:p>
          </table:table-cell>
          <table:table-cell table:formula="of:=[.B2904]+1"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3157005" calcext:value-type="float">
            <text:p>3157005</text:p>
          </table:table-cell>
          <table:table-cell table:formula="of:=[.B2905]+1"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3157104" calcext:value-type="float">
            <text:p>3157104</text:p>
          </table:table-cell>
          <table:table-cell table:formula="of:=[.B2906]+1"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3157203" calcext:value-type="float">
            <text:p>3157203</text:p>
          </table:table-cell>
          <table:table-cell table:formula="of:=[.B2907]+1"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3157252" calcext:value-type="float">
            <text:p>3157252</text:p>
          </table:table-cell>
          <table:table-cell table:formula="of:=[.B2908]+1"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3157278" calcext:value-type="float">
            <text:p>3157278</text:p>
          </table:table-cell>
          <table:table-cell table:formula="of:=[.B2909]+1"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3157302" calcext:value-type="float">
            <text:p>3157302</text:p>
          </table:table-cell>
          <table:table-cell table:formula="of:=[.B2910]+1"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157336" calcext:value-type="float">
            <text:p>3157336</text:p>
          </table:table-cell>
          <table:table-cell table:formula="of:=[.B2911]+1"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3157377" calcext:value-type="float">
            <text:p>3157377</text:p>
          </table:table-cell>
          <table:table-cell table:formula="of:=[.B2912]+1"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157401" calcext:value-type="float">
            <text:p>3157401</text:p>
          </table:table-cell>
          <table:table-cell table:formula="of:=[.B2913]+1"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3157500" calcext:value-type="float">
            <text:p>3157500</text:p>
          </table:table-cell>
          <table:table-cell table:formula="of:=[.B2914]+1"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3157609" calcext:value-type="float">
            <text:p>3157609</text:p>
          </table:table-cell>
          <table:table-cell table:formula="of:=[.B2915]+1"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3157658" calcext:value-type="float">
            <text:p>3157658</text:p>
          </table:table-cell>
          <table:table-cell table:formula="of:=[.B2916]+1"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3157708" calcext:value-type="float">
            <text:p>3157708</text:p>
          </table:table-cell>
          <table:table-cell table:formula="of:=[.B2917]+1"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3157807" calcext:value-type="float">
            <text:p>3157807</text:p>
          </table:table-cell>
          <table:table-cell table:formula="of:=[.B2918]+1"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157906" calcext:value-type="float">
            <text:p>3157906</text:p>
          </table:table-cell>
          <table:table-cell table:formula="of:=[.B2919]+1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3158003" calcext:value-type="float">
            <text:p>3158003</text:p>
          </table:table-cell>
          <table:table-cell table:formula="of:=[.B2920]+1"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3158102" calcext:value-type="float">
            <text:p>3158102</text:p>
          </table:table-cell>
          <table:table-cell table:formula="of:=[.B2921]+1"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158201" calcext:value-type="float">
            <text:p>3158201</text:p>
          </table:table-cell>
          <table:table-cell table:formula="of:=[.B2922]+1"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3158300" calcext:value-type="float">
            <text:p>3158300</text:p>
          </table:table-cell>
          <table:table-cell table:formula="of:=[.B2923]+1"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3158409" calcext:value-type="float">
            <text:p>3158409</text:p>
          </table:table-cell>
          <table:table-cell table:formula="of:=[.B2924]+1"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3158508" calcext:value-type="float">
            <text:p>3158508</text:p>
          </table:table-cell>
          <table:table-cell table:formula="of:=[.B2925]+1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3158607" calcext:value-type="float">
            <text:p>3158607</text:p>
          </table:table-cell>
          <table:table-cell table:formula="of:=[.B2926]+1"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158706" calcext:value-type="float">
            <text:p>3158706</text:p>
          </table:table-cell>
          <table:table-cell table:formula="of:=[.B2927]+1"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3158805" calcext:value-type="float">
            <text:p>3158805</text:p>
          </table:table-cell>
          <table:table-cell table:formula="of:=[.B2928]+1"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158904" calcext:value-type="float">
            <text:p>3158904</text:p>
          </table:table-cell>
          <table:table-cell table:formula="of:=[.B2929]+1"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3158953" calcext:value-type="float">
            <text:p>3158953</text:p>
          </table:table-cell>
          <table:table-cell table:formula="of:=[.B2930]+1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3159001" calcext:value-type="float">
            <text:p>3159001</text:p>
          </table:table-cell>
          <table:table-cell table:formula="of:=[.B2931]+1"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159100" calcext:value-type="float">
            <text:p>3159100</text:p>
          </table:table-cell>
          <table:table-cell table:formula="of:=[.B2932]+1"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3159209" calcext:value-type="float">
            <text:p>3159209</text:p>
          </table:table-cell>
          <table:table-cell table:formula="of:=[.B2933]+1"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3159308" calcext:value-type="float">
            <text:p>3159308</text:p>
          </table:table-cell>
          <table:table-cell table:formula="of:=[.B2934]+1"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159357" calcext:value-type="float">
            <text:p>3159357</text:p>
          </table:table-cell>
          <table:table-cell table:formula="of:=[.B2935]+1"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3159407" calcext:value-type="float">
            <text:p>3159407</text:p>
          </table:table-cell>
          <table:table-cell table:formula="of:=[.B2936]+1"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3159506" calcext:value-type="float">
            <text:p>3159506</text:p>
          </table:table-cell>
          <table:table-cell table:formula="of:=[.B2937]+1"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159605" calcext:value-type="float">
            <text:p>3159605</text:p>
          </table:table-cell>
          <table:table-cell table:formula="of:=[.B2938]+1"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3159704" calcext:value-type="float">
            <text:p>3159704</text:p>
          </table:table-cell>
          <table:table-cell table:formula="of:=[.B2939]+1"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3159803" calcext:value-type="float">
            <text:p>3159803</text:p>
          </table:table-cell>
          <table:table-cell table:formula="of:=[.B2940]+1"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3159902" calcext:value-type="float">
            <text:p>3159902</text:p>
          </table:table-cell>
          <table:table-cell table:formula="of:=[.B2941]+1"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3160009" calcext:value-type="float">
            <text:p>3160009</text:p>
          </table:table-cell>
          <table:table-cell table:formula="of:=[.B2942]+1"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160108" calcext:value-type="float">
            <text:p>3160108</text:p>
          </table:table-cell>
          <table:table-cell table:formula="of:=[.B2943]+1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3160207" calcext:value-type="float">
            <text:p>3160207</text:p>
          </table:table-cell>
          <table:table-cell table:formula="of:=[.B2944]+1"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3160306" calcext:value-type="float">
            <text:p>3160306</text:p>
          </table:table-cell>
          <table:table-cell table:formula="of:=[.B2945]+1"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3160405" calcext:value-type="float">
            <text:p>3160405</text:p>
          </table:table-cell>
          <table:table-cell table:formula="of:=[.B2946]+1"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3160454" calcext:value-type="float">
            <text:p>3160454</text:p>
          </table:table-cell>
          <table:table-cell table:formula="of:=[.B2947]+1"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3160504" calcext:value-type="float">
            <text:p>3160504</text:p>
          </table:table-cell>
          <table:table-cell table:formula="of:=[.B2948]+1"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3160603" calcext:value-type="float">
            <text:p>3160603</text:p>
          </table:table-cell>
          <table:table-cell table:formula="of:=[.B2949]+1"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3160702" calcext:value-type="float">
            <text:p>3160702</text:p>
          </table:table-cell>
          <table:table-cell table:formula="of:=[.B2950]+1"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3160801" calcext:value-type="float">
            <text:p>3160801</text:p>
          </table:table-cell>
          <table:table-cell table:formula="of:=[.B2951]+1"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3160900" calcext:value-type="float">
            <text:p>3160900</text:p>
          </table:table-cell>
          <table:table-cell table:formula="of:=[.B2952]+1"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3160959" calcext:value-type="float">
            <text:p>3160959</text:p>
          </table:table-cell>
          <table:table-cell table:formula="of:=[.B2953]+1"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3161007" calcext:value-type="float">
            <text:p>3161007</text:p>
          </table:table-cell>
          <table:table-cell table:formula="of:=[.B2954]+1"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3161056" calcext:value-type="float">
            <text:p>3161056</text:p>
          </table:table-cell>
          <table:table-cell table:formula="of:=[.B2955]+1"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3161106" calcext:value-type="float">
            <text:p>3161106</text:p>
          </table:table-cell>
          <table:table-cell table:formula="of:=[.B2956]+1"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3161205" calcext:value-type="float">
            <text:p>3161205</text:p>
          </table:table-cell>
          <table:table-cell table:formula="of:=[.B2957]+1"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3161304" calcext:value-type="float">
            <text:p>3161304</text:p>
          </table:table-cell>
          <table:table-cell table:formula="of:=[.B2958]+1"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3161403" calcext:value-type="float">
            <text:p>3161403</text:p>
          </table:table-cell>
          <table:table-cell table:formula="of:=[.B2959]+1"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3161502" calcext:value-type="float">
            <text:p>3161502</text:p>
          </table:table-cell>
          <table:table-cell table:formula="of:=[.B2960]+1"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3161601" calcext:value-type="float">
            <text:p>3161601</text:p>
          </table:table-cell>
          <table:table-cell table:formula="of:=[.B2961]+1"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161650" calcext:value-type="float">
            <text:p>3161650</text:p>
          </table:table-cell>
          <table:table-cell table:formula="of:=[.B2962]+1"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3161700" calcext:value-type="float">
            <text:p>3161700</text:p>
          </table:table-cell>
          <table:table-cell table:formula="of:=[.B2963]+1"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3161809" calcext:value-type="float">
            <text:p>3161809</text:p>
          </table:table-cell>
          <table:table-cell table:formula="of:=[.B2964]+1"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3161908" calcext:value-type="float">
            <text:p>3161908</text:p>
          </table:table-cell>
          <table:table-cell table:formula="of:=[.B2965]+1"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3162005" calcext:value-type="float">
            <text:p>3162005</text:p>
          </table:table-cell>
          <table:table-cell table:formula="of:=[.B2966]+1"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3162104" calcext:value-type="float">
            <text:p>3162104</text:p>
          </table:table-cell>
          <table:table-cell table:formula="of:=[.B2967]+1"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3162203" calcext:value-type="float">
            <text:p>3162203</text:p>
          </table:table-cell>
          <table:table-cell table:formula="of:=[.B2968]+1"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3162252" calcext:value-type="float">
            <text:p>3162252</text:p>
          </table:table-cell>
          <table:table-cell table:formula="of:=[.B2969]+1"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3162302" calcext:value-type="float">
            <text:p>3162302</text:p>
          </table:table-cell>
          <table:table-cell table:formula="of:=[.B2970]+1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162401" calcext:value-type="float">
            <text:p>3162401</text:p>
          </table:table-cell>
          <table:table-cell table:formula="of:=[.B2971]+1"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3162450" calcext:value-type="float">
            <text:p>3162450</text:p>
          </table:table-cell>
          <table:table-cell table:formula="of:=[.B2972]+1"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3162500" calcext:value-type="float">
            <text:p>3162500</text:p>
          </table:table-cell>
          <table:table-cell table:formula="of:=[.B2973]+1"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3162559" calcext:value-type="float">
            <text:p>3162559</text:p>
          </table:table-cell>
          <table:table-cell table:formula="of:=[.B2974]+1"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3162575" calcext:value-type="float">
            <text:p>3162575</text:p>
          </table:table-cell>
          <table:table-cell table:formula="of:=[.B2975]+1"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3162609" calcext:value-type="float">
            <text:p>3162609</text:p>
          </table:table-cell>
          <table:table-cell table:formula="of:=[.B2976]+1"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3162658" calcext:value-type="float">
            <text:p>3162658</text:p>
          </table:table-cell>
          <table:table-cell table:formula="of:=[.B2977]+1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3162708" calcext:value-type="float">
            <text:p>3162708</text:p>
          </table:table-cell>
          <table:table-cell table:formula="of:=[.B2978]+1"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3162807" calcext:value-type="float">
            <text:p>3162807</text:p>
          </table:table-cell>
          <table:table-cell table:formula="of:=[.B2979]+1"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3162906" calcext:value-type="float">
            <text:p>3162906</text:p>
          </table:table-cell>
          <table:table-cell table:formula="of:=[.B2980]+1"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3162922" calcext:value-type="float">
            <text:p>3162922</text:p>
          </table:table-cell>
          <table:table-cell table:formula="of:=[.B2981]+1"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3162948" calcext:value-type="float">
            <text:p>3162948</text:p>
          </table:table-cell>
          <table:table-cell table:formula="of:=[.B2982]+1"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3162955" calcext:value-type="float">
            <text:p>3162955</text:p>
          </table:table-cell>
          <table:table-cell table:formula="of:=[.B2983]+1"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3163003" calcext:value-type="float">
            <text:p>3163003</text:p>
          </table:table-cell>
          <table:table-cell table:formula="of:=[.B2984]+1"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3163102" calcext:value-type="float">
            <text:p>3163102</text:p>
          </table:table-cell>
          <table:table-cell table:formula="of:=[.B2985]+1"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3163201" calcext:value-type="float">
            <text:p>3163201</text:p>
          </table:table-cell>
          <table:table-cell table:formula="of:=[.B2986]+1"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3163300" calcext:value-type="float">
            <text:p>3163300</text:p>
          </table:table-cell>
          <table:table-cell table:formula="of:=[.B2987]+1"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3163409" calcext:value-type="float">
            <text:p>3163409</text:p>
          </table:table-cell>
          <table:table-cell table:formula="of:=[.B2988]+1"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3163508" calcext:value-type="float">
            <text:p>3163508</text:p>
          </table:table-cell>
          <table:table-cell table:formula="of:=[.B2989]+1"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3163607" calcext:value-type="float">
            <text:p>3163607</text:p>
          </table:table-cell>
          <table:table-cell table:formula="of:=[.B2990]+1"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3163706" calcext:value-type="float">
            <text:p>3163706</text:p>
          </table:table-cell>
          <table:table-cell table:formula="of:=[.B2991]+1"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3163805" calcext:value-type="float">
            <text:p>3163805</text:p>
          </table:table-cell>
          <table:table-cell table:formula="of:=[.B2992]+1"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3163904" calcext:value-type="float">
            <text:p>3163904</text:p>
          </table:table-cell>
          <table:table-cell table:formula="of:=[.B2993]+1"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3164001" calcext:value-type="float">
            <text:p>3164001</text:p>
          </table:table-cell>
          <table:table-cell table:formula="of:=[.B2994]+1"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3164100" calcext:value-type="float">
            <text:p>3164100</text:p>
          </table:table-cell>
          <table:table-cell table:formula="of:=[.B2995]+1"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3164209" calcext:value-type="float">
            <text:p>3164209</text:p>
          </table:table-cell>
          <table:table-cell table:formula="of:=[.B2996]+1"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3164308" calcext:value-type="float">
            <text:p>3164308</text:p>
          </table:table-cell>
          <table:table-cell table:formula="of:=[.B2997]+1"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3164407" calcext:value-type="float">
            <text:p>3164407</text:p>
          </table:table-cell>
          <table:table-cell table:formula="of:=[.B2998]+1"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3164431" calcext:value-type="float">
            <text:p>3164431</text:p>
          </table:table-cell>
          <table:table-cell table:formula="of:=[.B2999]+1"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3164472" calcext:value-type="float">
            <text:p>3164472</text:p>
          </table:table-cell>
          <table:table-cell table:formula="of:=[.B3000]+1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164506" calcext:value-type="float">
            <text:p>3164506</text:p>
          </table:table-cell>
          <table:table-cell table:formula="of:=[.B3001]+1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164605" calcext:value-type="float">
            <text:p>3164605</text:p>
          </table:table-cell>
          <table:table-cell table:formula="of:=[.B3002]+1"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3164704" calcext:value-type="float">
            <text:p>3164704</text:p>
          </table:table-cell>
          <table:table-cell table:formula="of:=[.B3003]+1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3164803" calcext:value-type="float">
            <text:p>3164803</text:p>
          </table:table-cell>
          <table:table-cell table:formula="of:=[.B3004]+1"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3164902" calcext:value-type="float">
            <text:p>3164902</text:p>
          </table:table-cell>
          <table:table-cell table:formula="of:=[.B3005]+1"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3165008" calcext:value-type="float">
            <text:p>3165008</text:p>
          </table:table-cell>
          <table:table-cell table:formula="of:=[.B3006]+1"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165107" calcext:value-type="float">
            <text:p>3165107</text:p>
          </table:table-cell>
          <table:table-cell table:formula="of:=[.B3007]+1"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3165206" calcext:value-type="float">
            <text:p>3165206</text:p>
          </table:table-cell>
          <table:table-cell table:formula="of:=[.B3008]+1"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165305" calcext:value-type="float">
            <text:p>3165305</text:p>
          </table:table-cell>
          <table:table-cell table:formula="of:=[.B3009]+1"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165404" calcext:value-type="float">
            <text:p>3165404</text:p>
          </table:table-cell>
          <table:table-cell table:formula="of:=[.B3010]+1"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165503" calcext:value-type="float">
            <text:p>3165503</text:p>
          </table:table-cell>
          <table:table-cell table:formula="of:=[.B3011]+1"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165537" calcext:value-type="float">
            <text:p>3165537</text:p>
          </table:table-cell>
          <table:table-cell table:formula="of:=[.B3012]+1"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165552" calcext:value-type="float">
            <text:p>3165552</text:p>
          </table:table-cell>
          <table:table-cell table:formula="of:=[.B3013]+1"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3165560" calcext:value-type="float">
            <text:p>3165560</text:p>
          </table:table-cell>
          <table:table-cell table:formula="of:=[.B3014]+1"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3165578" calcext:value-type="float">
            <text:p>3165578</text:p>
          </table:table-cell>
          <table:table-cell table:formula="of:=[.B3015]+1"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3165602" calcext:value-type="float">
            <text:p>3165602</text:p>
          </table:table-cell>
          <table:table-cell table:formula="of:=[.B3016]+1"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3165701" calcext:value-type="float">
            <text:p>3165701</text:p>
          </table:table-cell>
          <table:table-cell table:formula="of:=[.B3017]+1"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3165800" calcext:value-type="float">
            <text:p>3165800</text:p>
          </table:table-cell>
          <table:table-cell table:formula="of:=[.B3018]+1"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3165909" calcext:value-type="float">
            <text:p>3165909</text:p>
          </table:table-cell>
          <table:table-cell table:formula="of:=[.B3019]+1"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3166006" calcext:value-type="float">
            <text:p>3166006</text:p>
          </table:table-cell>
          <table:table-cell table:formula="of:=[.B3020]+1"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166105" calcext:value-type="float">
            <text:p>3166105</text:p>
          </table:table-cell>
          <table:table-cell table:formula="of:=[.B3021]+1"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166204" calcext:value-type="float">
            <text:p>3166204</text:p>
          </table:table-cell>
          <table:table-cell table:formula="of:=[.B3022]+1"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166303" calcext:value-type="float">
            <text:p>3166303</text:p>
          </table:table-cell>
          <table:table-cell table:formula="of:=[.B3023]+1"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3166402" calcext:value-type="float">
            <text:p>3166402</text:p>
          </table:table-cell>
          <table:table-cell table:formula="of:=[.B3024]+1"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3166501" calcext:value-type="float">
            <text:p>3166501</text:p>
          </table:table-cell>
          <table:table-cell table:formula="of:=[.B3025]+1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3166600" calcext:value-type="float">
            <text:p>3166600</text:p>
          </table:table-cell>
          <table:table-cell table:formula="of:=[.B3026]+1"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166709" calcext:value-type="float">
            <text:p>3166709</text:p>
          </table:table-cell>
          <table:table-cell table:formula="of:=[.B3027]+1"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166808" calcext:value-type="float">
            <text:p>3166808</text:p>
          </table:table-cell>
          <table:table-cell table:formula="of:=[.B3028]+1"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3166907" calcext:value-type="float">
            <text:p>3166907</text:p>
          </table:table-cell>
          <table:table-cell table:formula="of:=[.B3029]+1"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3166956" calcext:value-type="float">
            <text:p>3166956</text:p>
          </table:table-cell>
          <table:table-cell table:formula="of:=[.B3030]+1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167004" calcext:value-type="float">
            <text:p>3167004</text:p>
          </table:table-cell>
          <table:table-cell table:formula="of:=[.B3031]+1"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3167103" calcext:value-type="float">
            <text:p>3167103</text:p>
          </table:table-cell>
          <table:table-cell table:formula="of:=[.B3032]+1"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3167202" calcext:value-type="float">
            <text:p>3167202</text:p>
          </table:table-cell>
          <table:table-cell table:formula="of:=[.B3033]+1"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3167301" calcext:value-type="float">
            <text:p>3167301</text:p>
          </table:table-cell>
          <table:table-cell table:formula="of:=[.B3034]+1"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3167400" calcext:value-type="float">
            <text:p>3167400</text:p>
          </table:table-cell>
          <table:table-cell table:formula="of:=[.B3035]+1"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167509" calcext:value-type="float">
            <text:p>3167509</text:p>
          </table:table-cell>
          <table:table-cell table:formula="of:=[.B3036]+1"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167608" calcext:value-type="float">
            <text:p>3167608</text:p>
          </table:table-cell>
          <table:table-cell table:formula="of:=[.B3037]+1"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167707" calcext:value-type="float">
            <text:p>3167707</text:p>
          </table:table-cell>
          <table:table-cell table:formula="of:=[.B3038]+1"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3167806" calcext:value-type="float">
            <text:p>3167806</text:p>
          </table:table-cell>
          <table:table-cell table:formula="of:=[.B3039]+1"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3167905" calcext:value-type="float">
            <text:p>3167905</text:p>
          </table:table-cell>
          <table:table-cell table:formula="of:=[.B3040]+1"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68002" calcext:value-type="float">
            <text:p>3168002</text:p>
          </table:table-cell>
          <table:table-cell table:formula="of:=[.B3041]+1"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3168051" calcext:value-type="float">
            <text:p>3168051</text:p>
          </table:table-cell>
          <table:table-cell table:formula="of:=[.B3042]+1"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168101" calcext:value-type="float">
            <text:p>3168101</text:p>
          </table:table-cell>
          <table:table-cell table:formula="of:=[.B3043]+1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3168200" calcext:value-type="float">
            <text:p>3168200</text:p>
          </table:table-cell>
          <table:table-cell table:formula="of:=[.B3044]+1"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3168309" calcext:value-type="float">
            <text:p>3168309</text:p>
          </table:table-cell>
          <table:table-cell table:formula="of:=[.B3045]+1"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3168408" calcext:value-type="float">
            <text:p>3168408</text:p>
          </table:table-cell>
          <table:table-cell table:formula="of:=[.B3046]+1"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3168507" calcext:value-type="float">
            <text:p>3168507</text:p>
          </table:table-cell>
          <table:table-cell table:formula="of:=[.B3047]+1"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168606" calcext:value-type="float">
            <text:p>3168606</text:p>
          </table:table-cell>
          <table:table-cell table:formula="of:=[.B3048]+1"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3168705" calcext:value-type="float">
            <text:p>3168705</text:p>
          </table:table-cell>
          <table:table-cell table:formula="of:=[.B3049]+1"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3168804" calcext:value-type="float">
            <text:p>3168804</text:p>
          </table:table-cell>
          <table:table-cell table:formula="of:=[.B3050]+1"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168903" calcext:value-type="float">
            <text:p>3168903</text:p>
          </table:table-cell>
          <table:table-cell table:formula="of:=[.B3051]+1"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3169000" calcext:value-type="float">
            <text:p>3169000</text:p>
          </table:table-cell>
          <table:table-cell table:formula="of:=[.B3052]+1"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3169059" calcext:value-type="float">
            <text:p>3169059</text:p>
          </table:table-cell>
          <table:table-cell table:formula="of:=[.B3053]+1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3169109" calcext:value-type="float">
            <text:p>3169109</text:p>
          </table:table-cell>
          <table:table-cell table:formula="of:=[.B3054]+1"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3169208" calcext:value-type="float">
            <text:p>3169208</text:p>
          </table:table-cell>
          <table:table-cell table:formula="of:=[.B3055]+1"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3169307" calcext:value-type="float">
            <text:p>3169307</text:p>
          </table:table-cell>
          <table:table-cell table:formula="of:=[.B3056]+1"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3169356" calcext:value-type="float">
            <text:p>3169356</text:p>
          </table:table-cell>
          <table:table-cell table:formula="of:=[.B3057]+1"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3169406" calcext:value-type="float">
            <text:p>3169406</text:p>
          </table:table-cell>
          <table:table-cell table:formula="of:=[.B3058]+1"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169505" calcext:value-type="float">
            <text:p>3169505</text:p>
          </table:table-cell>
          <table:table-cell table:formula="of:=[.B3059]+1"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3169604" calcext:value-type="float">
            <text:p>3169604</text:p>
          </table:table-cell>
          <table:table-cell table:formula="of:=[.B3060]+1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3169703" calcext:value-type="float">
            <text:p>3169703</text:p>
          </table:table-cell>
          <table:table-cell table:formula="of:=[.B3061]+1"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169802" calcext:value-type="float">
            <text:p>3169802</text:p>
          </table:table-cell>
          <table:table-cell table:formula="of:=[.B3062]+1"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169901" calcext:value-type="float">
            <text:p>3169901</text:p>
          </table:table-cell>
          <table:table-cell table:formula="of:=[.B3063]+1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170008" calcext:value-type="float">
            <text:p>3170008</text:p>
          </table:table-cell>
          <table:table-cell table:formula="of:=[.B3064]+1"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3170057" calcext:value-type="float">
            <text:p>3170057</text:p>
          </table:table-cell>
          <table:table-cell table:formula="of:=[.B3065]+1"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170107" calcext:value-type="float">
            <text:p>3170107</text:p>
          </table:table-cell>
          <table:table-cell table:formula="of:=[.B3066]+1"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170206" calcext:value-type="float">
            <text:p>3170206</text:p>
          </table:table-cell>
          <table:table-cell table:formula="of:=[.B3067]+1"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170305" calcext:value-type="float">
            <text:p>3170305</text:p>
          </table:table-cell>
          <table:table-cell table:formula="of:=[.B3068]+1"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170404" calcext:value-type="float">
            <text:p>3170404</text:p>
          </table:table-cell>
          <table:table-cell table:formula="of:=[.B3069]+1"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3170438" calcext:value-type="float">
            <text:p>3170438</text:p>
          </table:table-cell>
          <table:table-cell table:formula="of:=[.B3070]+1"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170479" calcext:value-type="float">
            <text:p>3170479</text:p>
          </table:table-cell>
          <table:table-cell table:formula="of:=[.B3071]+1"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170503" calcext:value-type="float">
            <text:p>3170503</text:p>
          </table:table-cell>
          <table:table-cell table:formula="of:=[.B3072]+1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170529" calcext:value-type="float">
            <text:p>3170529</text:p>
          </table:table-cell>
          <table:table-cell table:formula="of:=[.B3073]+1"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3170578" calcext:value-type="float">
            <text:p>3170578</text:p>
          </table:table-cell>
          <table:table-cell table:formula="of:=[.B3074]+1"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170602" calcext:value-type="float">
            <text:p>3170602</text:p>
          </table:table-cell>
          <table:table-cell table:formula="of:=[.B3075]+1"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170651" calcext:value-type="float">
            <text:p>3170651</text:p>
          </table:table-cell>
          <table:table-cell table:formula="of:=[.B3076]+1"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170701" calcext:value-type="float">
            <text:p>3170701</text:p>
          </table:table-cell>
          <table:table-cell table:formula="of:=[.B3077]+1"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170750" calcext:value-type="float">
            <text:p>3170750</text:p>
          </table:table-cell>
          <table:table-cell table:formula="of:=[.B3078]+1"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170800" calcext:value-type="float">
            <text:p>3170800</text:p>
          </table:table-cell>
          <table:table-cell table:formula="of:=[.B3079]+1"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170909" calcext:value-type="float">
            <text:p>3170909</text:p>
          </table:table-cell>
          <table:table-cell table:formula="of:=[.B3080]+1"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171006" calcext:value-type="float">
            <text:p>3171006</text:p>
          </table:table-cell>
          <table:table-cell table:formula="of:=[.B3081]+1"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171030" calcext:value-type="float">
            <text:p>3171030</text:p>
          </table:table-cell>
          <table:table-cell table:formula="of:=[.B3082]+1"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171071" calcext:value-type="float">
            <text:p>3171071</text:p>
          </table:table-cell>
          <table:table-cell table:formula="of:=[.B3083]+1"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171105" calcext:value-type="float">
            <text:p>3171105</text:p>
          </table:table-cell>
          <table:table-cell table:formula="of:=[.B3084]+1"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171154" calcext:value-type="float">
            <text:p>3171154</text:p>
          </table:table-cell>
          <table:table-cell table:formula="of:=[.B3085]+1"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171204" calcext:value-type="float">
            <text:p>3171204</text:p>
          </table:table-cell>
          <table:table-cell table:formula="of:=[.B3086]+1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3171303" calcext:value-type="float">
            <text:p>3171303</text:p>
          </table:table-cell>
          <table:table-cell table:formula="of:=[.B3087]+1"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3171402" calcext:value-type="float">
            <text:p>3171402</text:p>
          </table:table-cell>
          <table:table-cell table:formula="of:=[.B3088]+1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3171501" calcext:value-type="float">
            <text:p>3171501</text:p>
          </table:table-cell>
          <table:table-cell table:formula="of:=[.B3089]+1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171600" calcext:value-type="float">
            <text:p>3171600</text:p>
          </table:table-cell>
          <table:table-cell table:formula="of:=[.B3090]+1"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171709" calcext:value-type="float">
            <text:p>3171709</text:p>
          </table:table-cell>
          <table:table-cell table:formula="of:=[.B3091]+1"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3171808" calcext:value-type="float">
            <text:p>3171808</text:p>
          </table:table-cell>
          <table:table-cell table:formula="of:=[.B3092]+1"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3171907" calcext:value-type="float">
            <text:p>3171907</text:p>
          </table:table-cell>
          <table:table-cell table:formula="of:=[.B3093]+1"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3172004" calcext:value-type="float">
            <text:p>3172004</text:p>
          </table:table-cell>
          <table:table-cell table:formula="of:=[.B3094]+1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3172103" calcext:value-type="float">
            <text:p>3172103</text:p>
          </table:table-cell>
          <table:table-cell table:formula="of:=[.B3095]+1"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172202" calcext:value-type="float">
            <text:p>3172202</text:p>
          </table:table-cell>
          <table:table-cell table:formula="of:=[.B3096]+1"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3200102" calcext:value-type="float">
            <text:p>3200102</text:p>
          </table:table-cell>
          <table:table-cell table:formula="of:=[.B3097]+1"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3200136" calcext:value-type="float">
            <text:p>3200136</text:p>
          </table:table-cell>
          <table:table-cell table:formula="of:=[.B3098]+1"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3200169" calcext:value-type="float">
            <text:p>3200169</text:p>
          </table:table-cell>
          <table:table-cell table:formula="of:=[.B3099]+1"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3200201" calcext:value-type="float">
            <text:p>3200201</text:p>
          </table:table-cell>
          <table:table-cell table:formula="of:=[.B3100]+1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200300" calcext:value-type="float">
            <text:p>3200300</text:p>
          </table:table-cell>
          <table:table-cell table:formula="of:=[.B3101]+1"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200359" calcext:value-type="float">
            <text:p>3200359</text:p>
          </table:table-cell>
          <table:table-cell table:formula="of:=[.B3102]+1"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200409" calcext:value-type="float">
            <text:p>3200409</text:p>
          </table:table-cell>
          <table:table-cell table:formula="of:=[.B3103]+1"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200508" calcext:value-type="float">
            <text:p>3200508</text:p>
          </table:table-cell>
          <table:table-cell table:formula="of:=[.B3104]+1"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200607" calcext:value-type="float">
            <text:p>3200607</text:p>
          </table:table-cell>
          <table:table-cell table:formula="of:=[.B3105]+1"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200706" calcext:value-type="float">
            <text:p>3200706</text:p>
          </table:table-cell>
          <table:table-cell table:formula="of:=[.B3106]+1"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3200805" calcext:value-type="float">
            <text:p>3200805</text:p>
          </table:table-cell>
          <table:table-cell table:formula="of:=[.B3107]+1"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200904" calcext:value-type="float">
            <text:p>3200904</text:p>
          </table:table-cell>
          <table:table-cell table:formula="of:=[.B3108]+1"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3201001" calcext:value-type="float">
            <text:p>3201001</text:p>
          </table:table-cell>
          <table:table-cell table:formula="of:=[.B3109]+1"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201100" calcext:value-type="float">
            <text:p>3201100</text:p>
          </table:table-cell>
          <table:table-cell table:formula="of:=[.B3110]+1"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201159" calcext:value-type="float">
            <text:p>3201159</text:p>
          </table:table-cell>
          <table:table-cell table:formula="of:=[.B3111]+1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201209" calcext:value-type="float">
            <text:p>3201209</text:p>
          </table:table-cell>
          <table:table-cell table:formula="of:=[.B3112]+1"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201308" calcext:value-type="float">
            <text:p>3201308</text:p>
          </table:table-cell>
          <table:table-cell table:formula="of:=[.B3113]+1"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3201407" calcext:value-type="float">
            <text:p>3201407</text:p>
          </table:table-cell>
          <table:table-cell table:formula="of:=[.B3114]+1"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201506" calcext:value-type="float">
            <text:p>3201506</text:p>
          </table:table-cell>
          <table:table-cell table:formula="of:=[.B3115]+1"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3201605" calcext:value-type="float">
            <text:p>3201605</text:p>
          </table:table-cell>
          <table:table-cell table:formula="of:=[.B3116]+1"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201704" calcext:value-type="float">
            <text:p>3201704</text:p>
          </table:table-cell>
          <table:table-cell table:formula="of:=[.B3117]+1"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201803" calcext:value-type="float">
            <text:p>3201803</text:p>
          </table:table-cell>
          <table:table-cell table:formula="of:=[.B3118]+1"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3201902" calcext:value-type="float">
            <text:p>3201902</text:p>
          </table:table-cell>
          <table:table-cell table:formula="of:=[.B3119]+1"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202009" calcext:value-type="float">
            <text:p>3202009</text:p>
          </table:table-cell>
          <table:table-cell table:formula="of:=[.B3120]+1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202108" calcext:value-type="float">
            <text:p>3202108</text:p>
          </table:table-cell>
          <table:table-cell table:formula="of:=[.B3121]+1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202207" calcext:value-type="float">
            <text:p>3202207</text:p>
          </table:table-cell>
          <table:table-cell table:formula="of:=[.B3122]+1"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202256" calcext:value-type="float">
            <text:p>3202256</text:p>
          </table:table-cell>
          <table:table-cell table:formula="of:=[.B3123]+1"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3202306" calcext:value-type="float">
            <text:p>3202306</text:p>
          </table:table-cell>
          <table:table-cell table:formula="of:=[.B3124]+1"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3202405" calcext:value-type="float">
            <text:p>3202405</text:p>
          </table:table-cell>
          <table:table-cell table:formula="of:=[.B3125]+1"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3202454" calcext:value-type="float">
            <text:p>3202454</text:p>
          </table:table-cell>
          <table:table-cell table:formula="of:=[.B3126]+1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202504" calcext:value-type="float">
            <text:p>3202504</text:p>
          </table:table-cell>
          <table:table-cell table:formula="of:=[.B3127]+1"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202553" calcext:value-type="float">
            <text:p>3202553</text:p>
          </table:table-cell>
          <table:table-cell table:formula="of:=[.B3128]+1"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202603" calcext:value-type="float">
            <text:p>3202603</text:p>
          </table:table-cell>
          <table:table-cell table:formula="of:=[.B3129]+1"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202652" calcext:value-type="float">
            <text:p>3202652</text:p>
          </table:table-cell>
          <table:table-cell table:formula="of:=[.B3130]+1"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3202702" calcext:value-type="float">
            <text:p>3202702</text:p>
          </table:table-cell>
          <table:table-cell table:formula="of:=[.B3131]+1"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3202801" calcext:value-type="float">
            <text:p>3202801</text:p>
          </table:table-cell>
          <table:table-cell table:formula="of:=[.B3132]+1"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202900" calcext:value-type="float">
            <text:p>3202900</text:p>
          </table:table-cell>
          <table:table-cell table:formula="of:=[.B3133]+1"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203007" calcext:value-type="float">
            <text:p>3203007</text:p>
          </table:table-cell>
          <table:table-cell table:formula="of:=[.B3134]+1"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203056" calcext:value-type="float">
            <text:p>3203056</text:p>
          </table:table-cell>
          <table:table-cell table:formula="of:=[.B3135]+1"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3203106" calcext:value-type="float">
            <text:p>3203106</text:p>
          </table:table-cell>
          <table:table-cell table:formula="of:=[.B3136]+1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203130" calcext:value-type="float">
            <text:p>3203130</text:p>
          </table:table-cell>
          <table:table-cell table:formula="of:=[.B3137]+1"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3203163" calcext:value-type="float">
            <text:p>3203163</text:p>
          </table:table-cell>
          <table:table-cell table:formula="of:=[.B3138]+1"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3203205" calcext:value-type="float">
            <text:p>3203205</text:p>
          </table:table-cell>
          <table:table-cell table:formula="of:=[.B3139]+1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3203304" calcext:value-type="float">
            <text:p>3203304</text:p>
          </table:table-cell>
          <table:table-cell table:formula="of:=[.B3140]+1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203320" calcext:value-type="float">
            <text:p>3203320</text:p>
          </table:table-cell>
          <table:table-cell table:formula="of:=[.B3141]+1"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203346" calcext:value-type="float">
            <text:p>3203346</text:p>
          </table:table-cell>
          <table:table-cell table:formula="of:=[.B3142]+1"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203353" calcext:value-type="float">
            <text:p>3203353</text:p>
          </table:table-cell>
          <table:table-cell table:formula="of:=[.B3143]+1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203403" calcext:value-type="float">
            <text:p>3203403</text:p>
          </table:table-cell>
          <table:table-cell table:formula="of:=[.B3144]+1"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203502" calcext:value-type="float">
            <text:p>3203502</text:p>
          </table:table-cell>
          <table:table-cell table:formula="of:=[.B3145]+1"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203601" calcext:value-type="float">
            <text:p>3203601</text:p>
          </table:table-cell>
          <table:table-cell table:formula="of:=[.B3146]+1"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203700" calcext:value-type="float">
            <text:p>3203700</text:p>
          </table:table-cell>
          <table:table-cell table:formula="of:=[.B3147]+1"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203809" calcext:value-type="float">
            <text:p>3203809</text:p>
          </table:table-cell>
          <table:table-cell table:formula="of:=[.B3148]+1"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3203908" calcext:value-type="float">
            <text:p>3203908</text:p>
          </table:table-cell>
          <table:table-cell table:formula="of:=[.B3149]+1"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204005" calcext:value-type="float">
            <text:p>3204005</text:p>
          </table:table-cell>
          <table:table-cell table:formula="of:=[.B3150]+1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3204054" calcext:value-type="float">
            <text:p>3204054</text:p>
          </table:table-cell>
          <table:table-cell table:formula="of:=[.B3151]+1"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3204104" calcext:value-type="float">
            <text:p>3204104</text:p>
          </table:table-cell>
          <table:table-cell table:formula="of:=[.B3152]+1"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3204203" calcext:value-type="float">
            <text:p>3204203</text:p>
          </table:table-cell>
          <table:table-cell table:formula="of:=[.B3153]+1"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204252" calcext:value-type="float">
            <text:p>3204252</text:p>
          </table:table-cell>
          <table:table-cell table:formula="of:=[.B3154]+1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3204302" calcext:value-type="float">
            <text:p>3204302</text:p>
          </table:table-cell>
          <table:table-cell table:formula="of:=[.B3155]+1"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3204351" calcext:value-type="float">
            <text:p>3204351</text:p>
          </table:table-cell>
          <table:table-cell table:formula="of:=[.B3156]+1"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204401" calcext:value-type="float">
            <text:p>3204401</text:p>
          </table:table-cell>
          <table:table-cell table:formula="of:=[.B3157]+1"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204500" calcext:value-type="float">
            <text:p>3204500</text:p>
          </table:table-cell>
          <table:table-cell table:formula="of:=[.B3158]+1"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204559" calcext:value-type="float">
            <text:p>3204559</text:p>
          </table:table-cell>
          <table:table-cell table:formula="of:=[.B3159]+1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3204609" calcext:value-type="float">
            <text:p>3204609</text:p>
          </table:table-cell>
          <table:table-cell table:formula="of:=[.B3160]+1"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204658" calcext:value-type="float">
            <text:p>3204658</text:p>
          </table:table-cell>
          <table:table-cell table:formula="of:=[.B3161]+1"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3204708" calcext:value-type="float">
            <text:p>3204708</text:p>
          </table:table-cell>
          <table:table-cell table:formula="of:=[.B3162]+1"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204807" calcext:value-type="float">
            <text:p>3204807</text:p>
          </table:table-cell>
          <table:table-cell table:formula="of:=[.B3163]+1"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204906" calcext:value-type="float">
            <text:p>3204906</text:p>
          </table:table-cell>
          <table:table-cell table:formula="of:=[.B3164]+1"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204955" calcext:value-type="float">
            <text:p>3204955</text:p>
          </table:table-cell>
          <table:table-cell table:formula="of:=[.B3165]+1"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3205002" calcext:value-type="float">
            <text:p>3205002</text:p>
          </table:table-cell>
          <table:table-cell table:formula="of:=[.B3166]+1"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3205010" calcext:value-type="float">
            <text:p>3205010</text:p>
          </table:table-cell>
          <table:table-cell table:formula="of:=[.B3167]+1"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205036" calcext:value-type="float">
            <text:p>3205036</text:p>
          </table:table-cell>
          <table:table-cell table:formula="of:=[.B3168]+1"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205069" calcext:value-type="float">
            <text:p>3205069</text:p>
          </table:table-cell>
          <table:table-cell table:formula="of:=[.B3169]+1"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3205101" calcext:value-type="float">
            <text:p>3205101</text:p>
          </table:table-cell>
          <table:table-cell table:formula="of:=[.B3170]+1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205150" calcext:value-type="float">
            <text:p>3205150</text:p>
          </table:table-cell>
          <table:table-cell table:formula="of:=[.B3171]+1"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205176" calcext:value-type="float">
            <text:p>3205176</text:p>
          </table:table-cell>
          <table:table-cell table:formula="of:=[.B3172]+1"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3205200" calcext:value-type="float">
            <text:p>3205200</text:p>
          </table:table-cell>
          <table:table-cell table:formula="of:=[.B3173]+1"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205309" calcext:value-type="float">
            <text:p>3205309</text:p>
          </table:table-cell>
          <table:table-cell table:formula="of:=[.B3174]+1"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3300100" calcext:value-type="float">
            <text:p>3300100</text:p>
          </table:table-cell>
          <table:table-cell table:formula="of:=[.B3175]+1"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3300159" calcext:value-type="float">
            <text:p>3300159</text:p>
          </table:table-cell>
          <table:table-cell table:formula="of:=[.B3176]+1"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300209" calcext:value-type="float">
            <text:p>3300209</text:p>
          </table:table-cell>
          <table:table-cell table:formula="of:=[.B3177]+1"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300225" calcext:value-type="float">
            <text:p>3300225</text:p>
          </table:table-cell>
          <table:table-cell table:formula="of:=[.B3178]+1"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3300233" calcext:value-type="float">
            <text:p>3300233</text:p>
          </table:table-cell>
          <table:table-cell table:formula="of:=[.B3179]+1"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300258" calcext:value-type="float">
            <text:p>3300258</text:p>
          </table:table-cell>
          <table:table-cell table:formula="of:=[.B3180]+1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300308" calcext:value-type="float">
            <text:p>3300308</text:p>
          </table:table-cell>
          <table:table-cell table:formula="of:=[.B3181]+1"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3300407" calcext:value-type="float">
            <text:p>3300407</text:p>
          </table:table-cell>
          <table:table-cell table:formula="of:=[.B3182]+1"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3300456" calcext:value-type="float">
            <text:p>3300456</text:p>
          </table:table-cell>
          <table:table-cell table:formula="of:=[.B3183]+1"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300506" calcext:value-type="float">
            <text:p>3300506</text:p>
          </table:table-cell>
          <table:table-cell table:formula="of:=[.B3184]+1"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3300605" calcext:value-type="float">
            <text:p>3300605</text:p>
          </table:table-cell>
          <table:table-cell table:formula="of:=[.B3185]+1"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3300704" calcext:value-type="float">
            <text:p>3300704</text:p>
          </table:table-cell>
          <table:table-cell table:formula="of:=[.B3186]+1"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3300803" calcext:value-type="float">
            <text:p>3300803</text:p>
          </table:table-cell>
          <table:table-cell table:formula="of:=[.B3187]+1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300902" calcext:value-type="float">
            <text:p>3300902</text:p>
          </table:table-cell>
          <table:table-cell table:formula="of:=[.B3188]+1"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3300936" calcext:value-type="float">
            <text:p>3300936</text:p>
          </table:table-cell>
          <table:table-cell table:formula="of:=[.B3189]+1"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300951" calcext:value-type="float">
            <text:p>3300951</text:p>
          </table:table-cell>
          <table:table-cell table:formula="of:=[.B3190]+1"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3301009" calcext:value-type="float">
            <text:p>3301009</text:p>
          </table:table-cell>
          <table:table-cell table:formula="of:=[.B3191]+1"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3301108" calcext:value-type="float">
            <text:p>3301108</text:p>
          </table:table-cell>
          <table:table-cell table:formula="of:=[.B3192]+1"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3301157" calcext:value-type="float">
            <text:p>3301157</text:p>
          </table:table-cell>
          <table:table-cell table:formula="of:=[.B3193]+1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301207" calcext:value-type="float">
            <text:p>3301207</text:p>
          </table:table-cell>
          <table:table-cell table:formula="of:=[.B3194]+1"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301306" calcext:value-type="float">
            <text:p>3301306</text:p>
          </table:table-cell>
          <table:table-cell table:formula="of:=[.B3195]+1"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3301405" calcext:value-type="float">
            <text:p>3301405</text:p>
          </table:table-cell>
          <table:table-cell table:formula="of:=[.B3196]+1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301504" calcext:value-type="float">
            <text:p>3301504</text:p>
          </table:table-cell>
          <table:table-cell table:formula="of:=[.B3197]+1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301603" calcext:value-type="float">
            <text:p>3301603</text:p>
          </table:table-cell>
          <table:table-cell table:formula="of:=[.B3198]+1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301702" calcext:value-type="float">
            <text:p>3301702</text:p>
          </table:table-cell>
          <table:table-cell table:formula="of:=[.B3199]+1"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301801" calcext:value-type="float">
            <text:p>3301801</text:p>
          </table:table-cell>
          <table:table-cell table:formula="of:=[.B3200]+1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01850" calcext:value-type="float">
            <text:p>3301850</text:p>
          </table:table-cell>
          <table:table-cell table:formula="of:=[.B3201]+1"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301876" calcext:value-type="float">
            <text:p>3301876</text:p>
          </table:table-cell>
          <table:table-cell table:formula="of:=[.B3202]+1"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301900" calcext:value-type="float">
            <text:p>3301900</text:p>
          </table:table-cell>
          <table:table-cell table:formula="of:=[.B3203]+1"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302007" calcext:value-type="float">
            <text:p>3302007</text:p>
          </table:table-cell>
          <table:table-cell table:formula="of:=[.B3204]+1"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302056" calcext:value-type="float">
            <text:p>3302056</text:p>
          </table:table-cell>
          <table:table-cell table:formula="of:=[.B3205]+1"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302106" calcext:value-type="float">
            <text:p>3302106</text:p>
          </table:table-cell>
          <table:table-cell table:formula="of:=[.B3206]+1"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302205" calcext:value-type="float">
            <text:p>3302205</text:p>
          </table:table-cell>
          <table:table-cell table:formula="of:=[.B3207]+1"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302254" calcext:value-type="float">
            <text:p>3302254</text:p>
          </table:table-cell>
          <table:table-cell table:formula="of:=[.B3208]+1"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302270" calcext:value-type="float">
            <text:p>3302270</text:p>
          </table:table-cell>
          <table:table-cell table:formula="of:=[.B3209]+1"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302304" calcext:value-type="float">
            <text:p>3302304</text:p>
          </table:table-cell>
          <table:table-cell table:formula="of:=[.B3210]+1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302403" calcext:value-type="float">
            <text:p>3302403</text:p>
          </table:table-cell>
          <table:table-cell table:formula="of:=[.B3211]+1"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302452" calcext:value-type="float">
            <text:p>3302452</text:p>
          </table:table-cell>
          <table:table-cell table:formula="of:=[.B3212]+1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302502" calcext:value-type="float">
            <text:p>3302502</text:p>
          </table:table-cell>
          <table:table-cell table:formula="of:=[.B3213]+1"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302601" calcext:value-type="float">
            <text:p>3302601</text:p>
          </table:table-cell>
          <table:table-cell table:formula="of:=[.B3214]+1"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302700" calcext:value-type="float">
            <text:p>3302700</text:p>
          </table:table-cell>
          <table:table-cell table:formula="of:=[.B3215]+1"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302809" calcext:value-type="float">
            <text:p>3302809</text:p>
          </table:table-cell>
          <table:table-cell table:formula="of:=[.B3216]+1"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302858" calcext:value-type="float">
            <text:p>3302858</text:p>
          </table:table-cell>
          <table:table-cell table:formula="of:=[.B3217]+1"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302908" calcext:value-type="float">
            <text:p>3302908</text:p>
          </table:table-cell>
          <table:table-cell table:formula="of:=[.B3218]+1"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303005" calcext:value-type="float">
            <text:p>3303005</text:p>
          </table:table-cell>
          <table:table-cell table:formula="of:=[.B3219]+1"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303104" calcext:value-type="float">
            <text:p>3303104</text:p>
          </table:table-cell>
          <table:table-cell table:formula="of:=[.B3220]+1"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303203" calcext:value-type="float">
            <text:p>3303203</text:p>
          </table:table-cell>
          <table:table-cell table:formula="of:=[.B3221]+1"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303302" calcext:value-type="float">
            <text:p>3303302</text:p>
          </table:table-cell>
          <table:table-cell table:formula="of:=[.B3222]+1"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303401" calcext:value-type="float">
            <text:p>3303401</text:p>
          </table:table-cell>
          <table:table-cell table:formula="of:=[.B3223]+1"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303500" calcext:value-type="float">
            <text:p>3303500</text:p>
          </table:table-cell>
          <table:table-cell table:formula="of:=[.B3224]+1"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303609" calcext:value-type="float">
            <text:p>3303609</text:p>
          </table:table-cell>
          <table:table-cell table:formula="of:=[.B3225]+1"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3303708" calcext:value-type="float">
            <text:p>3303708</text:p>
          </table:table-cell>
          <table:table-cell table:formula="of:=[.B3226]+1"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3303807" calcext:value-type="float">
            <text:p>3303807</text:p>
          </table:table-cell>
          <table:table-cell table:formula="of:=[.B3227]+1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3303856" calcext:value-type="float">
            <text:p>3303856</text:p>
          </table:table-cell>
          <table:table-cell table:formula="of:=[.B3228]+1"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3303906" calcext:value-type="float">
            <text:p>3303906</text:p>
          </table:table-cell>
          <table:table-cell table:formula="of:=[.B3229]+1"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303955" calcext:value-type="float">
            <text:p>3303955</text:p>
          </table:table-cell>
          <table:table-cell table:formula="of:=[.B3230]+1"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304003" calcext:value-type="float">
            <text:p>3304003</text:p>
          </table:table-cell>
          <table:table-cell table:formula="of:=[.B3231]+1"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3304102" calcext:value-type="float">
            <text:p>3304102</text:p>
          </table:table-cell>
          <table:table-cell table:formula="of:=[.B3232]+1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304110" calcext:value-type="float">
            <text:p>3304110</text:p>
          </table:table-cell>
          <table:table-cell table:formula="of:=[.B3233]+1"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304128" calcext:value-type="float">
            <text:p>3304128</text:p>
          </table:table-cell>
          <table:table-cell table:formula="of:=[.B3234]+1"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3304144" calcext:value-type="float">
            <text:p>3304144</text:p>
          </table:table-cell>
          <table:table-cell table:formula="of:=[.B3235]+1"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3304151" calcext:value-type="float">
            <text:p>3304151</text:p>
          </table:table-cell>
          <table:table-cell table:formula="of:=[.B3236]+1"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304201" calcext:value-type="float">
            <text:p>3304201</text:p>
          </table:table-cell>
          <table:table-cell table:formula="of:=[.B3237]+1"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304300" calcext:value-type="float">
            <text:p>3304300</text:p>
          </table:table-cell>
          <table:table-cell table:formula="of:=[.B3238]+1"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3304409" calcext:value-type="float">
            <text:p>3304409</text:p>
          </table:table-cell>
          <table:table-cell table:formula="of:=[.B3239]+1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3304508" calcext:value-type="float">
            <text:p>3304508</text:p>
          </table:table-cell>
          <table:table-cell table:formula="of:=[.B3240]+1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304524" calcext:value-type="float">
            <text:p>3304524</text:p>
          </table:table-cell>
          <table:table-cell table:formula="of:=[.B3241]+1"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304557" calcext:value-type="float">
            <text:p>3304557</text:p>
          </table:table-cell>
          <table:table-cell table:formula="of:=[.B3242]+1"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304607" calcext:value-type="float">
            <text:p>3304607</text:p>
          </table:table-cell>
          <table:table-cell table:formula="of:=[.B3243]+1"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3304706" calcext:value-type="float">
            <text:p>3304706</text:p>
          </table:table-cell>
          <table:table-cell table:formula="of:=[.B3244]+1"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3304755" calcext:value-type="float">
            <text:p>3304755</text:p>
          </table:table-cell>
          <table:table-cell table:formula="of:=[.B3245]+1"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3304805" calcext:value-type="float">
            <text:p>3304805</text:p>
          </table:table-cell>
          <table:table-cell table:formula="of:=[.B3246]+1"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304904" calcext:value-type="float">
            <text:p>3304904</text:p>
          </table:table-cell>
          <table:table-cell table:formula="of:=[.B3247]+1"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3305000" calcext:value-type="float">
            <text:p>3305000</text:p>
          </table:table-cell>
          <table:table-cell table:formula="of:=[.B3248]+1"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3305109" calcext:value-type="float">
            <text:p>3305109</text:p>
          </table:table-cell>
          <table:table-cell table:formula="of:=[.B3249]+1"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3305133" calcext:value-type="float">
            <text:p>3305133</text:p>
          </table:table-cell>
          <table:table-cell table:formula="of:=[.B3250]+1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305158" calcext:value-type="float">
            <text:p>3305158</text:p>
          </table:table-cell>
          <table:table-cell table:formula="of:=[.B3251]+1"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3305208" calcext:value-type="float">
            <text:p>3305208</text:p>
          </table:table-cell>
          <table:table-cell table:formula="of:=[.B3252]+1"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3305307" calcext:value-type="float">
            <text:p>3305307</text:p>
          </table:table-cell>
          <table:table-cell table:formula="of:=[.B3253]+1"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3305406" calcext:value-type="float">
            <text:p>3305406</text:p>
          </table:table-cell>
          <table:table-cell table:formula="of:=[.B3254]+1"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305505" calcext:value-type="float">
            <text:p>3305505</text:p>
          </table:table-cell>
          <table:table-cell table:formula="of:=[.B3255]+1"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305554" calcext:value-type="float">
            <text:p>3305554</text:p>
          </table:table-cell>
          <table:table-cell table:formula="of:=[.B3256]+1"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305604" calcext:value-type="float">
            <text:p>3305604</text:p>
          </table:table-cell>
          <table:table-cell table:formula="of:=[.B3257]+1"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3305703" calcext:value-type="float">
            <text:p>3305703</text:p>
          </table:table-cell>
          <table:table-cell table:formula="of:=[.B3258]+1"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3305752" calcext:value-type="float">
            <text:p>3305752</text:p>
          </table:table-cell>
          <table:table-cell table:formula="of:=[.B3259]+1"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305802" calcext:value-type="float">
            <text:p>3305802</text:p>
          </table:table-cell>
          <table:table-cell table:formula="of:=[.B3260]+1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305901" calcext:value-type="float">
            <text:p>3305901</text:p>
          </table:table-cell>
          <table:table-cell table:formula="of:=[.B3261]+1"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306008" calcext:value-type="float">
            <text:p>3306008</text:p>
          </table:table-cell>
          <table:table-cell table:formula="of:=[.B3262]+1"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3306107" calcext:value-type="float">
            <text:p>3306107</text:p>
          </table:table-cell>
          <table:table-cell table:formula="of:=[.B3263]+1"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3306156" calcext:value-type="float">
            <text:p>3306156</text:p>
          </table:table-cell>
          <table:table-cell table:formula="of:=[.B3264]+1"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306206" calcext:value-type="float">
            <text:p>3306206</text:p>
          </table:table-cell>
          <table:table-cell table:formula="of:=[.B3265]+1"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3306305" calcext:value-type="float">
            <text:p>3306305</text:p>
          </table:table-cell>
          <table:table-cell table:formula="of:=[.B3266]+1"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3500105" calcext:value-type="float">
            <text:p>3500105</text:p>
          </table:table-cell>
          <table:table-cell table:formula="of:=[.B3267]+1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3500204" calcext:value-type="float">
            <text:p>3500204</text:p>
          </table:table-cell>
          <table:table-cell table:formula="of:=[.B3268]+1"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3500303" calcext:value-type="float">
            <text:p>3500303</text:p>
          </table:table-cell>
          <table:table-cell table:formula="of:=[.B3269]+1"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3500402" calcext:value-type="float">
            <text:p>3500402</text:p>
          </table:table-cell>
          <table:table-cell table:formula="of:=[.B3270]+1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500501" calcext:value-type="float">
            <text:p>3500501</text:p>
          </table:table-cell>
          <table:table-cell table:formula="of:=[.B3271]+1"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3500550" calcext:value-type="float">
            <text:p>3500550</text:p>
          </table:table-cell>
          <table:table-cell table:formula="of:=[.B3272]+1"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500600" calcext:value-type="float">
            <text:p>3500600</text:p>
          </table:table-cell>
          <table:table-cell table:formula="of:=[.B3273]+1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3500709" calcext:value-type="float">
            <text:p>3500709</text:p>
          </table:table-cell>
          <table:table-cell table:formula="of:=[.B3274]+1"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3500758" calcext:value-type="float">
            <text:p>3500758</text:p>
          </table:table-cell>
          <table:table-cell table:formula="of:=[.B3275]+1"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500808" calcext:value-type="float">
            <text:p>3500808</text:p>
          </table:table-cell>
          <table:table-cell table:formula="of:=[.B3276]+1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3500907" calcext:value-type="float">
            <text:p>3500907</text:p>
          </table:table-cell>
          <table:table-cell table:formula="of:=[.B3277]+1"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501004" calcext:value-type="float">
            <text:p>3501004</text:p>
          </table:table-cell>
          <table:table-cell table:formula="of:=[.B3278]+1"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501103" calcext:value-type="float">
            <text:p>3501103</text:p>
          </table:table-cell>
          <table:table-cell table:formula="of:=[.B3279]+1"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501152" calcext:value-type="float">
            <text:p>3501152</text:p>
          </table:table-cell>
          <table:table-cell table:formula="of:=[.B3280]+1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501202" calcext:value-type="float">
            <text:p>3501202</text:p>
          </table:table-cell>
          <table:table-cell table:formula="of:=[.B3281]+1"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501301" calcext:value-type="float">
            <text:p>3501301</text:p>
          </table:table-cell>
          <table:table-cell table:formula="of:=[.B3282]+1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501400" calcext:value-type="float">
            <text:p>3501400</text:p>
          </table:table-cell>
          <table:table-cell table:formula="of:=[.B3283]+1"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501509" calcext:value-type="float">
            <text:p>3501509</text:p>
          </table:table-cell>
          <table:table-cell table:formula="of:=[.B3284]+1"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501608" calcext:value-type="float">
            <text:p>3501608</text:p>
          </table:table-cell>
          <table:table-cell table:formula="of:=[.B3285]+1"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501707" calcext:value-type="float">
            <text:p>3501707</text:p>
          </table:table-cell>
          <table:table-cell table:formula="of:=[.B3286]+1"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501806" calcext:value-type="float">
            <text:p>3501806</text:p>
          </table:table-cell>
          <table:table-cell table:formula="of:=[.B3287]+1"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3501905" calcext:value-type="float">
            <text:p>3501905</text:p>
          </table:table-cell>
          <table:table-cell table:formula="of:=[.B3288]+1"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502002" calcext:value-type="float">
            <text:p>3502002</text:p>
          </table:table-cell>
          <table:table-cell table:formula="of:=[.B3289]+1"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3502101" calcext:value-type="float">
            <text:p>3502101</text:p>
          </table:table-cell>
          <table:table-cell table:formula="of:=[.B3290]+1"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3502200" calcext:value-type="float">
            <text:p>3502200</text:p>
          </table:table-cell>
          <table:table-cell table:formula="of:=[.B3291]+1"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3502309" calcext:value-type="float">
            <text:p>3502309</text:p>
          </table:table-cell>
          <table:table-cell table:formula="of:=[.B3292]+1"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3502408" calcext:value-type="float">
            <text:p>3502408</text:p>
          </table:table-cell>
          <table:table-cell table:formula="of:=[.B3293]+1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3502507" calcext:value-type="float">
            <text:p>3502507</text:p>
          </table:table-cell>
          <table:table-cell table:formula="of:=[.B3294]+1"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3502606" calcext:value-type="float">
            <text:p>3502606</text:p>
          </table:table-cell>
          <table:table-cell table:formula="of:=[.B3295]+1"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3502705" calcext:value-type="float">
            <text:p>3502705</text:p>
          </table:table-cell>
          <table:table-cell table:formula="of:=[.B3296]+1"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3502754" calcext:value-type="float">
            <text:p>3502754</text:p>
          </table:table-cell>
          <table:table-cell table:formula="of:=[.B3297]+1"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502804" calcext:value-type="float">
            <text:p>3502804</text:p>
          </table:table-cell>
          <table:table-cell table:formula="of:=[.B3298]+1"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502903" calcext:value-type="float">
            <text:p>3502903</text:p>
          </table:table-cell>
          <table:table-cell table:formula="of:=[.B3299]+1"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503000" calcext:value-type="float">
            <text:p>3503000</text:p>
          </table:table-cell>
          <table:table-cell table:formula="of:=[.B3300]+1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503109" calcext:value-type="float">
            <text:p>3503109</text:p>
          </table:table-cell>
          <table:table-cell table:formula="of:=[.B3301]+1"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03158" calcext:value-type="float">
            <text:p>3503158</text:p>
          </table:table-cell>
          <table:table-cell table:formula="of:=[.B3302]+1"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503208" calcext:value-type="float">
            <text:p>3503208</text:p>
          </table:table-cell>
          <table:table-cell table:formula="of:=[.B3303]+1"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3503307" calcext:value-type="float">
            <text:p>3503307</text:p>
          </table:table-cell>
          <table:table-cell table:formula="of:=[.B3304]+1"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503356" calcext:value-type="float">
            <text:p>3503356</text:p>
          </table:table-cell>
          <table:table-cell table:formula="of:=[.B3305]+1"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3503406" calcext:value-type="float">
            <text:p>3503406</text:p>
          </table:table-cell>
          <table:table-cell table:formula="of:=[.B3306]+1"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503505" calcext:value-type="float">
            <text:p>3503505</text:p>
          </table:table-cell>
          <table:table-cell table:formula="of:=[.B3307]+1"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3503604" calcext:value-type="float">
            <text:p>3503604</text:p>
          </table:table-cell>
          <table:table-cell table:formula="of:=[.B3308]+1"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503703" calcext:value-type="float">
            <text:p>3503703</text:p>
          </table:table-cell>
          <table:table-cell table:formula="of:=[.B3309]+1"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503802" calcext:value-type="float">
            <text:p>3503802</text:p>
          </table:table-cell>
          <table:table-cell table:formula="of:=[.B3310]+1"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503901" calcext:value-type="float">
            <text:p>3503901</text:p>
          </table:table-cell>
          <table:table-cell table:formula="of:=[.B3311]+1"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3503950" calcext:value-type="float">
            <text:p>3503950</text:p>
          </table:table-cell>
          <table:table-cell table:formula="of:=[.B3312]+1"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3504008" calcext:value-type="float">
            <text:p>3504008</text:p>
          </table:table-cell>
          <table:table-cell table:formula="of:=[.B3313]+1"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504107" calcext:value-type="float">
            <text:p>3504107</text:p>
          </table:table-cell>
          <table:table-cell table:formula="of:=[.B3314]+1"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504206" calcext:value-type="float">
            <text:p>3504206</text:p>
          </table:table-cell>
          <table:table-cell table:formula="of:=[.B3315]+1"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3504305" calcext:value-type="float">
            <text:p>3504305</text:p>
          </table:table-cell>
          <table:table-cell table:formula="of:=[.B3316]+1"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504404" calcext:value-type="float">
            <text:p>3504404</text:p>
          </table:table-cell>
          <table:table-cell table:formula="of:=[.B3317]+1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504503" calcext:value-type="float">
            <text:p>3504503</text:p>
          </table:table-cell>
          <table:table-cell table:formula="of:=[.B3318]+1"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504602" calcext:value-type="float">
            <text:p>3504602</text:p>
          </table:table-cell>
          <table:table-cell table:formula="of:=[.B3319]+1"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3504701" calcext:value-type="float">
            <text:p>3504701</text:p>
          </table:table-cell>
          <table:table-cell table:formula="of:=[.B3320]+1"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3504800" calcext:value-type="float">
            <text:p>3504800</text:p>
          </table:table-cell>
          <table:table-cell table:formula="of:=[.B3321]+1"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504909" calcext:value-type="float">
            <text:p>3504909</text:p>
          </table:table-cell>
          <table:table-cell table:formula="of:=[.B3322]+1"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505005" calcext:value-type="float">
            <text:p>3505005</text:p>
          </table:table-cell>
          <table:table-cell table:formula="of:=[.B3323]+1"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505104" calcext:value-type="float">
            <text:p>3505104</text:p>
          </table:table-cell>
          <table:table-cell table:formula="of:=[.B3324]+1"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3505203" calcext:value-type="float">
            <text:p>3505203</text:p>
          </table:table-cell>
          <table:table-cell table:formula="of:=[.B3325]+1"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505302" calcext:value-type="float">
            <text:p>3505302</text:p>
          </table:table-cell>
          <table:table-cell table:formula="of:=[.B3326]+1"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505351" calcext:value-type="float">
            <text:p>3505351</text:p>
          </table:table-cell>
          <table:table-cell table:formula="of:=[.B3327]+1"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3505401" calcext:value-type="float">
            <text:p>3505401</text:p>
          </table:table-cell>
          <table:table-cell table:formula="of:=[.B3328]+1"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3505500" calcext:value-type="float">
            <text:p>3505500</text:p>
          </table:table-cell>
          <table:table-cell table:formula="of:=[.B3329]+1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505609" calcext:value-type="float">
            <text:p>3505609</text:p>
          </table:table-cell>
          <table:table-cell table:formula="of:=[.B3330]+1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505708" calcext:value-type="float">
            <text:p>3505708</text:p>
          </table:table-cell>
          <table:table-cell table:formula="of:=[.B3331]+1"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505807" calcext:value-type="float">
            <text:p>3505807</text:p>
          </table:table-cell>
          <table:table-cell table:formula="of:=[.B3332]+1"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3505906" calcext:value-type="float">
            <text:p>3505906</text:p>
          </table:table-cell>
          <table:table-cell table:formula="of:=[.B3333]+1"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3506003" calcext:value-type="float">
            <text:p>3506003</text:p>
          </table:table-cell>
          <table:table-cell table:formula="of:=[.B3334]+1"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3506102" calcext:value-type="float">
            <text:p>3506102</text:p>
          </table:table-cell>
          <table:table-cell table:formula="of:=[.B3335]+1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506201" calcext:value-type="float">
            <text:p>3506201</text:p>
          </table:table-cell>
          <table:table-cell table:formula="of:=[.B3336]+1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3506300" calcext:value-type="float">
            <text:p>3506300</text:p>
          </table:table-cell>
          <table:table-cell table:formula="of:=[.B3337]+1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506359" calcext:value-type="float">
            <text:p>3506359</text:p>
          </table:table-cell>
          <table:table-cell table:formula="of:=[.B3338]+1"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506409" calcext:value-type="float">
            <text:p>3506409</text:p>
          </table:table-cell>
          <table:table-cell table:formula="of:=[.B3339]+1"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3506508" calcext:value-type="float">
            <text:p>3506508</text:p>
          </table:table-cell>
          <table:table-cell table:formula="of:=[.B3340]+1"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506607" calcext:value-type="float">
            <text:p>3506607</text:p>
          </table:table-cell>
          <table:table-cell table:formula="of:=[.B3341]+1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506706" calcext:value-type="float">
            <text:p>3506706</text:p>
          </table:table-cell>
          <table:table-cell table:formula="of:=[.B3342]+1"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506805" calcext:value-type="float">
            <text:p>3506805</text:p>
          </table:table-cell>
          <table:table-cell table:formula="of:=[.B3343]+1"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3506904" calcext:value-type="float">
            <text:p>3506904</text:p>
          </table:table-cell>
          <table:table-cell table:formula="of:=[.B3344]+1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507001" calcext:value-type="float">
            <text:p>3507001</text:p>
          </table:table-cell>
          <table:table-cell table:formula="of:=[.B3345]+1"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3507100" calcext:value-type="float">
            <text:p>3507100</text:p>
          </table:table-cell>
          <table:table-cell table:formula="of:=[.B3346]+1"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507159" calcext:value-type="float">
            <text:p>3507159</text:p>
          </table:table-cell>
          <table:table-cell table:formula="of:=[.B3347]+1"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507209" calcext:value-type="float">
            <text:p>3507209</text:p>
          </table:table-cell>
          <table:table-cell table:formula="of:=[.B3348]+1"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507308" calcext:value-type="float">
            <text:p>3507308</text:p>
          </table:table-cell>
          <table:table-cell table:formula="of:=[.B3349]+1"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3507407" calcext:value-type="float">
            <text:p>3507407</text:p>
          </table:table-cell>
          <table:table-cell table:formula="of:=[.B3350]+1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507456" calcext:value-type="float">
            <text:p>3507456</text:p>
          </table:table-cell>
          <table:table-cell table:formula="of:=[.B3351]+1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3507506" calcext:value-type="float">
            <text:p>3507506</text:p>
          </table:table-cell>
          <table:table-cell table:formula="of:=[.B3352]+1"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507605" calcext:value-type="float">
            <text:p>3507605</text:p>
          </table:table-cell>
          <table:table-cell table:formula="of:=[.B3353]+1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507704" calcext:value-type="float">
            <text:p>3507704</text:p>
          </table:table-cell>
          <table:table-cell table:formula="of:=[.B3354]+1"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3507753" calcext:value-type="float">
            <text:p>3507753</text:p>
          </table:table-cell>
          <table:table-cell table:formula="of:=[.B3355]+1"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3507803" calcext:value-type="float">
            <text:p>3507803</text:p>
          </table:table-cell>
          <table:table-cell table:formula="of:=[.B3356]+1"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507902" calcext:value-type="float">
            <text:p>3507902</text:p>
          </table:table-cell>
          <table:table-cell table:formula="of:=[.B3357]+1"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508009" calcext:value-type="float">
            <text:p>3508009</text:p>
          </table:table-cell>
          <table:table-cell table:formula="of:=[.B3358]+1"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3508108" calcext:value-type="float">
            <text:p>3508108</text:p>
          </table:table-cell>
          <table:table-cell table:formula="of:=[.B3359]+1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508207" calcext:value-type="float">
            <text:p>3508207</text:p>
          </table:table-cell>
          <table:table-cell table:formula="of:=[.B3360]+1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508306" calcext:value-type="float">
            <text:p>3508306</text:p>
          </table:table-cell>
          <table:table-cell table:formula="of:=[.B3361]+1"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3508405" calcext:value-type="float">
            <text:p>3508405</text:p>
          </table:table-cell>
          <table:table-cell table:formula="of:=[.B3362]+1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508504" calcext:value-type="float">
            <text:p>3508504</text:p>
          </table:table-cell>
          <table:table-cell table:formula="of:=[.B3363]+1"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508603" calcext:value-type="float">
            <text:p>3508603</text:p>
          </table:table-cell>
          <table:table-cell table:formula="of:=[.B3364]+1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508702" calcext:value-type="float">
            <text:p>3508702</text:p>
          </table:table-cell>
          <table:table-cell table:formula="of:=[.B3365]+1"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508801" calcext:value-type="float">
            <text:p>3508801</text:p>
          </table:table-cell>
          <table:table-cell table:formula="of:=[.B3366]+1"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3508900" calcext:value-type="float">
            <text:p>3508900</text:p>
          </table:table-cell>
          <table:table-cell table:formula="of:=[.B3367]+1"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509007" calcext:value-type="float">
            <text:p>3509007</text:p>
          </table:table-cell>
          <table:table-cell table:formula="of:=[.B3368]+1"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3509106" calcext:value-type="float">
            <text:p>3509106</text:p>
          </table:table-cell>
          <table:table-cell table:formula="of:=[.B3369]+1"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3509205" calcext:value-type="float">
            <text:p>3509205</text:p>
          </table:table-cell>
          <table:table-cell table:formula="of:=[.B3370]+1"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509254" calcext:value-type="float">
            <text:p>3509254</text:p>
          </table:table-cell>
          <table:table-cell table:formula="of:=[.B3371]+1"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3509304" calcext:value-type="float">
            <text:p>3509304</text:p>
          </table:table-cell>
          <table:table-cell table:formula="of:=[.B3372]+1"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509403" calcext:value-type="float">
            <text:p>3509403</text:p>
          </table:table-cell>
          <table:table-cell table:formula="of:=[.B3373]+1"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3509452" calcext:value-type="float">
            <text:p>3509452</text:p>
          </table:table-cell>
          <table:table-cell table:formula="of:=[.B3374]+1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3509502" calcext:value-type="float">
            <text:p>3509502</text:p>
          </table:table-cell>
          <table:table-cell table:formula="of:=[.B3375]+1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3509601" calcext:value-type="float">
            <text:p>3509601</text:p>
          </table:table-cell>
          <table:table-cell table:formula="of:=[.B3376]+1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3509700" calcext:value-type="float">
            <text:p>3509700</text:p>
          </table:table-cell>
          <table:table-cell table:formula="of:=[.B3377]+1"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509809" calcext:value-type="float">
            <text:p>3509809</text:p>
          </table:table-cell>
          <table:table-cell table:formula="of:=[.B3378]+1"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3509908" calcext:value-type="float">
            <text:p>3509908</text:p>
          </table:table-cell>
          <table:table-cell table:formula="of:=[.B3379]+1"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3509957" calcext:value-type="float">
            <text:p>3509957</text:p>
          </table:table-cell>
          <table:table-cell table:formula="of:=[.B3380]+1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3510005" calcext:value-type="float">
            <text:p>3510005</text:p>
          </table:table-cell>
          <table:table-cell table:formula="of:=[.B3381]+1"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3510104" calcext:value-type="float">
            <text:p>3510104</text:p>
          </table:table-cell>
          <table:table-cell table:formula="of:=[.B3382]+1"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3510153" calcext:value-type="float">
            <text:p>3510153</text:p>
          </table:table-cell>
          <table:table-cell table:formula="of:=[.B3383]+1"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510203" calcext:value-type="float">
            <text:p>3510203</text:p>
          </table:table-cell>
          <table:table-cell table:formula="of:=[.B3384]+1"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3510302" calcext:value-type="float">
            <text:p>3510302</text:p>
          </table:table-cell>
          <table:table-cell table:formula="of:=[.B3385]+1"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510401" calcext:value-type="float">
            <text:p>3510401</text:p>
          </table:table-cell>
          <table:table-cell table:formula="of:=[.B3386]+1"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3510500" calcext:value-type="float">
            <text:p>3510500</text:p>
          </table:table-cell>
          <table:table-cell table:formula="of:=[.B3387]+1"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3510609" calcext:value-type="float">
            <text:p>3510609</text:p>
          </table:table-cell>
          <table:table-cell table:formula="of:=[.B3388]+1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510708" calcext:value-type="float">
            <text:p>3510708</text:p>
          </table:table-cell>
          <table:table-cell table:formula="of:=[.B3389]+1"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3510807" calcext:value-type="float">
            <text:p>3510807</text:p>
          </table:table-cell>
          <table:table-cell table:formula="of:=[.B3390]+1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510906" calcext:value-type="float">
            <text:p>3510906</text:p>
          </table:table-cell>
          <table:table-cell table:formula="of:=[.B3391]+1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3511003" calcext:value-type="float">
            <text:p>3511003</text:p>
          </table:table-cell>
          <table:table-cell table:formula="of:=[.B3392]+1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3511102" calcext:value-type="float">
            <text:p>3511102</text:p>
          </table:table-cell>
          <table:table-cell table:formula="of:=[.B3393]+1"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511201" calcext:value-type="float">
            <text:p>3511201</text:p>
          </table:table-cell>
          <table:table-cell table:formula="of:=[.B3394]+1"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3511300" calcext:value-type="float">
            <text:p>3511300</text:p>
          </table:table-cell>
          <table:table-cell table:formula="of:=[.B3395]+1"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3511409" calcext:value-type="float">
            <text:p>3511409</text:p>
          </table:table-cell>
          <table:table-cell table:formula="of:=[.B3396]+1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511508" calcext:value-type="float">
            <text:p>3511508</text:p>
          </table:table-cell>
          <table:table-cell table:formula="of:=[.B3397]+1"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3511607" calcext:value-type="float">
            <text:p>3511607</text:p>
          </table:table-cell>
          <table:table-cell table:formula="of:=[.B3398]+1"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511706" calcext:value-type="float">
            <text:p>3511706</text:p>
          </table:table-cell>
          <table:table-cell table:formula="of:=[.B3399]+1"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511904" calcext:value-type="float">
            <text:p>3511904</text:p>
          </table:table-cell>
          <table:table-cell table:formula="of:=[.B3400]+1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12001" calcext:value-type="float">
            <text:p>3512001</text:p>
          </table:table-cell>
          <table:table-cell table:formula="of:=[.B3401]+1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512100" calcext:value-type="float">
            <text:p>3512100</text:p>
          </table:table-cell>
          <table:table-cell table:formula="of:=[.B3402]+1"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3512209" calcext:value-type="float">
            <text:p>3512209</text:p>
          </table:table-cell>
          <table:table-cell table:formula="of:=[.B3403]+1"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3512308" calcext:value-type="float">
            <text:p>3512308</text:p>
          </table:table-cell>
          <table:table-cell table:formula="of:=[.B3404]+1"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3512407" calcext:value-type="float">
            <text:p>3512407</text:p>
          </table:table-cell>
          <table:table-cell table:formula="of:=[.B3405]+1"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512506" calcext:value-type="float">
            <text:p>3512506</text:p>
          </table:table-cell>
          <table:table-cell table:formula="of:=[.B3406]+1"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3512605" calcext:value-type="float">
            <text:p>3512605</text:p>
          </table:table-cell>
          <table:table-cell table:formula="of:=[.B3407]+1"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3512704" calcext:value-type="float">
            <text:p>3512704</text:p>
          </table:table-cell>
          <table:table-cell table:formula="of:=[.B3408]+1"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512803" calcext:value-type="float">
            <text:p>3512803</text:p>
          </table:table-cell>
          <table:table-cell table:formula="of:=[.B3409]+1"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3512902" calcext:value-type="float">
            <text:p>3512902</text:p>
          </table:table-cell>
          <table:table-cell table:formula="of:=[.B3410]+1"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513009" calcext:value-type="float">
            <text:p>3513009</text:p>
          </table:table-cell>
          <table:table-cell table:formula="of:=[.B3411]+1"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3513108" calcext:value-type="float">
            <text:p>3513108</text:p>
          </table:table-cell>
          <table:table-cell table:formula="of:=[.B3412]+1"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513207" calcext:value-type="float">
            <text:p>3513207</text:p>
          </table:table-cell>
          <table:table-cell table:formula="of:=[.B3413]+1"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513306" calcext:value-type="float">
            <text:p>3513306</text:p>
          </table:table-cell>
          <table:table-cell table:formula="of:=[.B3414]+1"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3513405" calcext:value-type="float">
            <text:p>3513405</text:p>
          </table:table-cell>
          <table:table-cell table:formula="of:=[.B3415]+1"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513504" calcext:value-type="float">
            <text:p>3513504</text:p>
          </table:table-cell>
          <table:table-cell table:formula="of:=[.B3416]+1"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3513603" calcext:value-type="float">
            <text:p>3513603</text:p>
          </table:table-cell>
          <table:table-cell table:formula="of:=[.B3417]+1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3513702" calcext:value-type="float">
            <text:p>3513702</text:p>
          </table:table-cell>
          <table:table-cell table:formula="of:=[.B3418]+1"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513801" calcext:value-type="float">
            <text:p>3513801</text:p>
          </table:table-cell>
          <table:table-cell table:formula="of:=[.B3419]+1"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3513850" calcext:value-type="float">
            <text:p>3513850</text:p>
          </table:table-cell>
          <table:table-cell table:formula="of:=[.B3420]+1"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513900" calcext:value-type="float">
            <text:p>3513900</text:p>
          </table:table-cell>
          <table:table-cell table:formula="of:=[.B3421]+1"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3514007" calcext:value-type="float">
            <text:p>3514007</text:p>
          </table:table-cell>
          <table:table-cell table:formula="of:=[.B3422]+1"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3514106" calcext:value-type="float">
            <text:p>3514106</text:p>
          </table:table-cell>
          <table:table-cell table:formula="of:=[.B3423]+1"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514205" calcext:value-type="float">
            <text:p>3514205</text:p>
          </table:table-cell>
          <table:table-cell table:formula="of:=[.B3424]+1"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514304" calcext:value-type="float">
            <text:p>3514304</text:p>
          </table:table-cell>
          <table:table-cell table:formula="of:=[.B3425]+1"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514403" calcext:value-type="float">
            <text:p>3514403</text:p>
          </table:table-cell>
          <table:table-cell table:formula="of:=[.B3426]+1"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3514502" calcext:value-type="float">
            <text:p>3514502</text:p>
          </table:table-cell>
          <table:table-cell table:formula="of:=[.B3427]+1"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3514601" calcext:value-type="float">
            <text:p>3514601</text:p>
          </table:table-cell>
          <table:table-cell table:formula="of:=[.B3428]+1"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514700" calcext:value-type="float">
            <text:p>3514700</text:p>
          </table:table-cell>
          <table:table-cell table:formula="of:=[.B3429]+1"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514809" calcext:value-type="float">
            <text:p>3514809</text:p>
          </table:table-cell>
          <table:table-cell table:formula="of:=[.B3430]+1"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514908" calcext:value-type="float">
            <text:p>3514908</text:p>
          </table:table-cell>
          <table:table-cell table:formula="of:=[.B3431]+1"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3514924" calcext:value-type="float">
            <text:p>3514924</text:p>
          </table:table-cell>
          <table:table-cell table:formula="of:=[.B3432]+1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3514957" calcext:value-type="float">
            <text:p>3514957</text:p>
          </table:table-cell>
          <table:table-cell table:formula="of:=[.B3433]+1"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3515004" calcext:value-type="float">
            <text:p>3515004</text:p>
          </table:table-cell>
          <table:table-cell table:formula="of:=[.B3434]+1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515103" calcext:value-type="float">
            <text:p>3515103</text:p>
          </table:table-cell>
          <table:table-cell table:formula="of:=[.B3435]+1"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3515129" calcext:value-type="float">
            <text:p>3515129</text:p>
          </table:table-cell>
          <table:table-cell table:formula="of:=[.B3436]+1"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3515152" calcext:value-type="float">
            <text:p>3515152</text:p>
          </table:table-cell>
          <table:table-cell table:formula="of:=[.B3437]+1"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3515186" calcext:value-type="float">
            <text:p>3515186</text:p>
          </table:table-cell>
          <table:table-cell table:formula="of:=[.B3438]+1"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515194" calcext:value-type="float">
            <text:p>3515194</text:p>
          </table:table-cell>
          <table:table-cell table:formula="of:=[.B3439]+1"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515202" calcext:value-type="float">
            <text:p>3515202</text:p>
          </table:table-cell>
          <table:table-cell table:formula="of:=[.B3440]+1"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3515301" calcext:value-type="float">
            <text:p>3515301</text:p>
          </table:table-cell>
          <table:table-cell table:formula="of:=[.B3441]+1"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3515350" calcext:value-type="float">
            <text:p>3515350</text:p>
          </table:table-cell>
          <table:table-cell table:formula="of:=[.B3442]+1"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15400" calcext:value-type="float">
            <text:p>3515400</text:p>
          </table:table-cell>
          <table:table-cell table:formula="of:=[.B3443]+1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3515509" calcext:value-type="float">
            <text:p>3515509</text:p>
          </table:table-cell>
          <table:table-cell table:formula="of:=[.B3444]+1"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3515608" calcext:value-type="float">
            <text:p>3515608</text:p>
          </table:table-cell>
          <table:table-cell table:formula="of:=[.B3445]+1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515657" calcext:value-type="float">
            <text:p>3515657</text:p>
          </table:table-cell>
          <table:table-cell table:formula="of:=[.B3446]+1"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3515707" calcext:value-type="float">
            <text:p>3515707</text:p>
          </table:table-cell>
          <table:table-cell table:formula="of:=[.B3447]+1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515806" calcext:value-type="float">
            <text:p>3515806</text:p>
          </table:table-cell>
          <table:table-cell table:formula="of:=[.B3448]+1"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515905" calcext:value-type="float">
            <text:p>3515905</text:p>
          </table:table-cell>
          <table:table-cell table:formula="of:=[.B3449]+1"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3516002" calcext:value-type="float">
            <text:p>3516002</text:p>
          </table:table-cell>
          <table:table-cell table:formula="of:=[.B3450]+1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516101" calcext:value-type="float">
            <text:p>3516101</text:p>
          </table:table-cell>
          <table:table-cell table:formula="of:=[.B3451]+1"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3516200" calcext:value-type="float">
            <text:p>3516200</text:p>
          </table:table-cell>
          <table:table-cell table:formula="of:=[.B3452]+1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516309" calcext:value-type="float">
            <text:p>3516309</text:p>
          </table:table-cell>
          <table:table-cell table:formula="of:=[.B3453]+1"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516408" calcext:value-type="float">
            <text:p>3516408</text:p>
          </table:table-cell>
          <table:table-cell table:formula="of:=[.B3454]+1"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3516507" calcext:value-type="float">
            <text:p>3516507</text:p>
          </table:table-cell>
          <table:table-cell table:formula="of:=[.B3455]+1"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3516606" calcext:value-type="float">
            <text:p>3516606</text:p>
          </table:table-cell>
          <table:table-cell table:formula="of:=[.B3456]+1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516705" calcext:value-type="float">
            <text:p>3516705</text:p>
          </table:table-cell>
          <table:table-cell table:formula="of:=[.B3457]+1"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3516804" calcext:value-type="float">
            <text:p>3516804</text:p>
          </table:table-cell>
          <table:table-cell table:formula="of:=[.B3458]+1"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516853" calcext:value-type="float">
            <text:p>3516853</text:p>
          </table:table-cell>
          <table:table-cell table:formula="of:=[.B3459]+1"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516903" calcext:value-type="float">
            <text:p>3516903</text:p>
          </table:table-cell>
          <table:table-cell table:formula="of:=[.B3460]+1"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517000" calcext:value-type="float">
            <text:p>3517000</text:p>
          </table:table-cell>
          <table:table-cell table:formula="of:=[.B3461]+1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3517109" calcext:value-type="float">
            <text:p>3517109</text:p>
          </table:table-cell>
          <table:table-cell table:formula="of:=[.B3462]+1"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3517208" calcext:value-type="float">
            <text:p>3517208</text:p>
          </table:table-cell>
          <table:table-cell table:formula="of:=[.B3463]+1"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3517307" calcext:value-type="float">
            <text:p>3517307</text:p>
          </table:table-cell>
          <table:table-cell table:formula="of:=[.B3464]+1"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517406" calcext:value-type="float">
            <text:p>3517406</text:p>
          </table:table-cell>
          <table:table-cell table:formula="of:=[.B3465]+1"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517505" calcext:value-type="float">
            <text:p>3517505</text:p>
          </table:table-cell>
          <table:table-cell table:formula="of:=[.B3466]+1"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517604" calcext:value-type="float">
            <text:p>3517604</text:p>
          </table:table-cell>
          <table:table-cell table:formula="of:=[.B3467]+1"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517703" calcext:value-type="float">
            <text:p>3517703</text:p>
          </table:table-cell>
          <table:table-cell table:formula="of:=[.B3468]+1"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517802" calcext:value-type="float">
            <text:p>3517802</text:p>
          </table:table-cell>
          <table:table-cell table:formula="of:=[.B3469]+1"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517901" calcext:value-type="float">
            <text:p>3517901</text:p>
          </table:table-cell>
          <table:table-cell table:formula="of:=[.B3470]+1"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518008" calcext:value-type="float">
            <text:p>3518008</text:p>
          </table:table-cell>
          <table:table-cell table:formula="of:=[.B3471]+1"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3518107" calcext:value-type="float">
            <text:p>3518107</text:p>
          </table:table-cell>
          <table:table-cell table:formula="of:=[.B3472]+1"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518206" calcext:value-type="float">
            <text:p>3518206</text:p>
          </table:table-cell>
          <table:table-cell table:formula="of:=[.B3473]+1"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3518305" calcext:value-type="float">
            <text:p>3518305</text:p>
          </table:table-cell>
          <table:table-cell table:formula="of:=[.B3474]+1"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3518404" calcext:value-type="float">
            <text:p>3518404</text:p>
          </table:table-cell>
          <table:table-cell table:formula="of:=[.B3475]+1"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518503" calcext:value-type="float">
            <text:p>3518503</text:p>
          </table:table-cell>
          <table:table-cell table:formula="of:=[.B3476]+1"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518602" calcext:value-type="float">
            <text:p>3518602</text:p>
          </table:table-cell>
          <table:table-cell table:formula="of:=[.B3477]+1"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518701" calcext:value-type="float">
            <text:p>3518701</text:p>
          </table:table-cell>
          <table:table-cell table:formula="of:=[.B3478]+1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518800" calcext:value-type="float">
            <text:p>3518800</text:p>
          </table:table-cell>
          <table:table-cell table:formula="of:=[.B3479]+1"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518859" calcext:value-type="float">
            <text:p>3518859</text:p>
          </table:table-cell>
          <table:table-cell table:formula="of:=[.B3480]+1"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518909" calcext:value-type="float">
            <text:p>3518909</text:p>
          </table:table-cell>
          <table:table-cell table:formula="of:=[.B3481]+1"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519006" calcext:value-type="float">
            <text:p>3519006</text:p>
          </table:table-cell>
          <table:table-cell table:formula="of:=[.B3482]+1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519055" calcext:value-type="float">
            <text:p>3519055</text:p>
          </table:table-cell>
          <table:table-cell table:formula="of:=[.B3483]+1"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519071" calcext:value-type="float">
            <text:p>3519071</text:p>
          </table:table-cell>
          <table:table-cell table:formula="of:=[.B3484]+1"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519105" calcext:value-type="float">
            <text:p>3519105</text:p>
          </table:table-cell>
          <table:table-cell table:formula="of:=[.B3485]+1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519204" calcext:value-type="float">
            <text:p>3519204</text:p>
          </table:table-cell>
          <table:table-cell table:formula="of:=[.B3486]+1"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519253" calcext:value-type="float">
            <text:p>3519253</text:p>
          </table:table-cell>
          <table:table-cell table:formula="of:=[.B3487]+1"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519303" calcext:value-type="float">
            <text:p>3519303</text:p>
          </table:table-cell>
          <table:table-cell table:formula="of:=[.B3488]+1"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519402" calcext:value-type="float">
            <text:p>3519402</text:p>
          </table:table-cell>
          <table:table-cell table:formula="of:=[.B3489]+1"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519501" calcext:value-type="float">
            <text:p>3519501</text:p>
          </table:table-cell>
          <table:table-cell table:formula="of:=[.B3490]+1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519600" calcext:value-type="float">
            <text:p>3519600</text:p>
          </table:table-cell>
          <table:table-cell table:formula="of:=[.B3491]+1"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3519709" calcext:value-type="float">
            <text:p>3519709</text:p>
          </table:table-cell>
          <table:table-cell table:formula="of:=[.B3492]+1"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3519808" calcext:value-type="float">
            <text:p>3519808</text:p>
          </table:table-cell>
          <table:table-cell table:formula="of:=[.B3493]+1"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3519907" calcext:value-type="float">
            <text:p>3519907</text:p>
          </table:table-cell>
          <table:table-cell table:formula="of:=[.B3494]+1"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3520004" calcext:value-type="float">
            <text:p>3520004</text:p>
          </table:table-cell>
          <table:table-cell table:formula="of:=[.B3495]+1"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520103" calcext:value-type="float">
            <text:p>3520103</text:p>
          </table:table-cell>
          <table:table-cell table:formula="of:=[.B3496]+1"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520202" calcext:value-type="float">
            <text:p>3520202</text:p>
          </table:table-cell>
          <table:table-cell table:formula="of:=[.B3497]+1"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520301" calcext:value-type="float">
            <text:p>3520301</text:p>
          </table:table-cell>
          <table:table-cell table:formula="of:=[.B3498]+1"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520400" calcext:value-type="float">
            <text:p>3520400</text:p>
          </table:table-cell>
          <table:table-cell table:formula="of:=[.B3499]+1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3520426" calcext:value-type="float">
            <text:p>3520426</text:p>
          </table:table-cell>
          <table:table-cell table:formula="of:=[.B3500]+1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20442" calcext:value-type="float">
            <text:p>3520442</text:p>
          </table:table-cell>
          <table:table-cell table:formula="of:=[.B3501]+1"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3520509" calcext:value-type="float">
            <text:p>3520509</text:p>
          </table:table-cell>
          <table:table-cell table:formula="of:=[.B3502]+1"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3520608" calcext:value-type="float">
            <text:p>3520608</text:p>
          </table:table-cell>
          <table:table-cell table:formula="of:=[.B3503]+1"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520707" calcext:value-type="float">
            <text:p>3520707</text:p>
          </table:table-cell>
          <table:table-cell table:formula="of:=[.B3504]+1"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3520806" calcext:value-type="float">
            <text:p>3520806</text:p>
          </table:table-cell>
          <table:table-cell table:formula="of:=[.B3505]+1"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3520905" calcext:value-type="float">
            <text:p>3520905</text:p>
          </table:table-cell>
          <table:table-cell table:formula="of:=[.B3506]+1"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3521002" calcext:value-type="float">
            <text:p>3521002</text:p>
          </table:table-cell>
          <table:table-cell table:formula="of:=[.B3507]+1"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21101" calcext:value-type="float">
            <text:p>3521101</text:p>
          </table:table-cell>
          <table:table-cell table:formula="of:=[.B3508]+1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3521150" calcext:value-type="float">
            <text:p>3521150</text:p>
          </table:table-cell>
          <table:table-cell table:formula="of:=[.B3509]+1"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21200" calcext:value-type="float">
            <text:p>3521200</text:p>
          </table:table-cell>
          <table:table-cell table:formula="of:=[.B3510]+1"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3521309" calcext:value-type="float">
            <text:p>3521309</text:p>
          </table:table-cell>
          <table:table-cell table:formula="of:=[.B3511]+1"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521408" calcext:value-type="float">
            <text:p>3521408</text:p>
          </table:table-cell>
          <table:table-cell table:formula="of:=[.B3512]+1"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521507" calcext:value-type="float">
            <text:p>3521507</text:p>
          </table:table-cell>
          <table:table-cell table:formula="of:=[.B3513]+1"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3521606" calcext:value-type="float">
            <text:p>3521606</text:p>
          </table:table-cell>
          <table:table-cell table:formula="of:=[.B3514]+1"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3521705" calcext:value-type="float">
            <text:p>3521705</text:p>
          </table:table-cell>
          <table:table-cell table:formula="of:=[.B3515]+1"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521804" calcext:value-type="float">
            <text:p>3521804</text:p>
          </table:table-cell>
          <table:table-cell table:formula="of:=[.B3516]+1"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521903" calcext:value-type="float">
            <text:p>3521903</text:p>
          </table:table-cell>
          <table:table-cell table:formula="of:=[.B3517]+1"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522000" calcext:value-type="float">
            <text:p>3522000</text:p>
          </table:table-cell>
          <table:table-cell table:formula="of:=[.B3518]+1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22109" calcext:value-type="float">
            <text:p>3522109</text:p>
          </table:table-cell>
          <table:table-cell table:formula="of:=[.B3519]+1"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22158" calcext:value-type="float">
            <text:p>3522158</text:p>
          </table:table-cell>
          <table:table-cell table:formula="of:=[.B3520]+1"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22208" calcext:value-type="float">
            <text:p>3522208</text:p>
          </table:table-cell>
          <table:table-cell table:formula="of:=[.B3521]+1"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522307" calcext:value-type="float">
            <text:p>3522307</text:p>
          </table:table-cell>
          <table:table-cell table:formula="of:=[.B3522]+1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22406" calcext:value-type="float">
            <text:p>3522406</text:p>
          </table:table-cell>
          <table:table-cell table:formula="of:=[.B3523]+1"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2505" calcext:value-type="float">
            <text:p>3522505</text:p>
          </table:table-cell>
          <table:table-cell table:formula="of:=[.B3524]+1"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522604" calcext:value-type="float">
            <text:p>3522604</text:p>
          </table:table-cell>
          <table:table-cell table:formula="of:=[.B3525]+1"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3522653" calcext:value-type="float">
            <text:p>3522653</text:p>
          </table:table-cell>
          <table:table-cell table:formula="of:=[.B3526]+1"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3522703" calcext:value-type="float">
            <text:p>3522703</text:p>
          </table:table-cell>
          <table:table-cell table:formula="of:=[.B3527]+1"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3522802" calcext:value-type="float">
            <text:p>3522802</text:p>
          </table:table-cell>
          <table:table-cell table:formula="of:=[.B3528]+1"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3522901" calcext:value-type="float">
            <text:p>3522901</text:p>
          </table:table-cell>
          <table:table-cell table:formula="of:=[.B3529]+1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3523008" calcext:value-type="float">
            <text:p>3523008</text:p>
          </table:table-cell>
          <table:table-cell table:formula="of:=[.B3530]+1"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3523107" calcext:value-type="float">
            <text:p>3523107</text:p>
          </table:table-cell>
          <table:table-cell table:formula="of:=[.B3531]+1"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23206" calcext:value-type="float">
            <text:p>3523206</text:p>
          </table:table-cell>
          <table:table-cell table:formula="of:=[.B3532]+1"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523305" calcext:value-type="float">
            <text:p>3523305</text:p>
          </table:table-cell>
          <table:table-cell table:formula="of:=[.B3533]+1"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3523404" calcext:value-type="float">
            <text:p>3523404</text:p>
          </table:table-cell>
          <table:table-cell table:formula="of:=[.B3534]+1"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23503" calcext:value-type="float">
            <text:p>3523503</text:p>
          </table:table-cell>
          <table:table-cell table:formula="of:=[.B3535]+1"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3523602" calcext:value-type="float">
            <text:p>3523602</text:p>
          </table:table-cell>
          <table:table-cell table:formula="of:=[.B3536]+1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523701" calcext:value-type="float">
            <text:p>3523701</text:p>
          </table:table-cell>
          <table:table-cell table:formula="of:=[.B3537]+1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3523800" calcext:value-type="float">
            <text:p>3523800</text:p>
          </table:table-cell>
          <table:table-cell table:formula="of:=[.B3538]+1"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523909" calcext:value-type="float">
            <text:p>3523909</text:p>
          </table:table-cell>
          <table:table-cell table:formula="of:=[.B3539]+1"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524006" calcext:value-type="float">
            <text:p>3524006</text:p>
          </table:table-cell>
          <table:table-cell table:formula="of:=[.B3540]+1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524105" calcext:value-type="float">
            <text:p>3524105</text:p>
          </table:table-cell>
          <table:table-cell table:formula="of:=[.B3541]+1"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24204" calcext:value-type="float">
            <text:p>3524204</text:p>
          </table:table-cell>
          <table:table-cell table:formula="of:=[.B3542]+1"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524303" calcext:value-type="float">
            <text:p>3524303</text:p>
          </table:table-cell>
          <table:table-cell table:formula="of:=[.B3543]+1"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524402" calcext:value-type="float">
            <text:p>3524402</text:p>
          </table:table-cell>
          <table:table-cell table:formula="of:=[.B3544]+1"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24501" calcext:value-type="float">
            <text:p>3524501</text:p>
          </table:table-cell>
          <table:table-cell table:formula="of:=[.B3545]+1"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3524600" calcext:value-type="float">
            <text:p>3524600</text:p>
          </table:table-cell>
          <table:table-cell table:formula="of:=[.B3546]+1"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3524709" calcext:value-type="float">
            <text:p>3524709</text:p>
          </table:table-cell>
          <table:table-cell table:formula="of:=[.B3547]+1"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3524808" calcext:value-type="float">
            <text:p>3524808</text:p>
          </table:table-cell>
          <table:table-cell table:formula="of:=[.B3548]+1"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3524907" calcext:value-type="float">
            <text:p>3524907</text:p>
          </table:table-cell>
          <table:table-cell table:formula="of:=[.B3549]+1"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525003" calcext:value-type="float">
            <text:p>3525003</text:p>
          </table:table-cell>
          <table:table-cell table:formula="of:=[.B3550]+1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25102" calcext:value-type="float">
            <text:p>3525102</text:p>
          </table:table-cell>
          <table:table-cell table:formula="of:=[.B3551]+1"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25201" calcext:value-type="float">
            <text:p>3525201</text:p>
          </table:table-cell>
          <table:table-cell table:formula="of:=[.B3552]+1"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525300" calcext:value-type="float">
            <text:p>3525300</text:p>
          </table:table-cell>
          <table:table-cell table:formula="of:=[.B3553]+1"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3525409" calcext:value-type="float">
            <text:p>3525409</text:p>
          </table:table-cell>
          <table:table-cell table:formula="of:=[.B3554]+1"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525508" calcext:value-type="float">
            <text:p>3525508</text:p>
          </table:table-cell>
          <table:table-cell table:formula="of:=[.B3555]+1"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3525607" calcext:value-type="float">
            <text:p>3525607</text:p>
          </table:table-cell>
          <table:table-cell table:formula="of:=[.B3556]+1"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3525706" calcext:value-type="float">
            <text:p>3525706</text:p>
          </table:table-cell>
          <table:table-cell table:formula="of:=[.B3557]+1"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525805" calcext:value-type="float">
            <text:p>3525805</text:p>
          </table:table-cell>
          <table:table-cell table:formula="of:=[.B3558]+1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3525854" calcext:value-type="float">
            <text:p>3525854</text:p>
          </table:table-cell>
          <table:table-cell table:formula="of:=[.B3559]+1"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525904" calcext:value-type="float">
            <text:p>3525904</text:p>
          </table:table-cell>
          <table:table-cell table:formula="of:=[.B3560]+1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526001" calcext:value-type="float">
            <text:p>3526001</text:p>
          </table:table-cell>
          <table:table-cell table:formula="of:=[.B3561]+1"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526100" calcext:value-type="float">
            <text:p>3526100</text:p>
          </table:table-cell>
          <table:table-cell table:formula="of:=[.B3562]+1"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3526209" calcext:value-type="float">
            <text:p>3526209</text:p>
          </table:table-cell>
          <table:table-cell table:formula="of:=[.B3563]+1"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3526308" calcext:value-type="float">
            <text:p>3526308</text:p>
          </table:table-cell>
          <table:table-cell table:formula="of:=[.B3564]+1"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3526407" calcext:value-type="float">
            <text:p>3526407</text:p>
          </table:table-cell>
          <table:table-cell table:formula="of:=[.B3565]+1"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3526506" calcext:value-type="float">
            <text:p>3526506</text:p>
          </table:table-cell>
          <table:table-cell table:formula="of:=[.B3566]+1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26605" calcext:value-type="float">
            <text:p>3526605</text:p>
          </table:table-cell>
          <table:table-cell table:formula="of:=[.B3567]+1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3526704" calcext:value-type="float">
            <text:p>3526704</text:p>
          </table:table-cell>
          <table:table-cell table:formula="of:=[.B3568]+1"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526803" calcext:value-type="float">
            <text:p>3526803</text:p>
          </table:table-cell>
          <table:table-cell table:formula="of:=[.B3569]+1"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3526902" calcext:value-type="float">
            <text:p>3526902</text:p>
          </table:table-cell>
          <table:table-cell table:formula="of:=[.B3570]+1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3527009" calcext:value-type="float">
            <text:p>3527009</text:p>
          </table:table-cell>
          <table:table-cell table:formula="of:=[.B3571]+1"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527108" calcext:value-type="float">
            <text:p>3527108</text:p>
          </table:table-cell>
          <table:table-cell table:formula="of:=[.B3572]+1"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27207" calcext:value-type="float">
            <text:p>3527207</text:p>
          </table:table-cell>
          <table:table-cell table:formula="of:=[.B3573]+1"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3527256" calcext:value-type="float">
            <text:p>3527256</text:p>
          </table:table-cell>
          <table:table-cell table:formula="of:=[.B3574]+1"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27306" calcext:value-type="float">
            <text:p>3527306</text:p>
          </table:table-cell>
          <table:table-cell table:formula="of:=[.B3575]+1"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3527405" calcext:value-type="float">
            <text:p>3527405</text:p>
          </table:table-cell>
          <table:table-cell table:formula="of:=[.B3576]+1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3527504" calcext:value-type="float">
            <text:p>3527504</text:p>
          </table:table-cell>
          <table:table-cell table:formula="of:=[.B3577]+1"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527603" calcext:value-type="float">
            <text:p>3527603</text:p>
          </table:table-cell>
          <table:table-cell table:formula="of:=[.B3578]+1"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527702" calcext:value-type="float">
            <text:p>3527702</text:p>
          </table:table-cell>
          <table:table-cell table:formula="of:=[.B3579]+1"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527801" calcext:value-type="float">
            <text:p>3527801</text:p>
          </table:table-cell>
          <table:table-cell table:formula="of:=[.B3580]+1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27900" calcext:value-type="float">
            <text:p>3527900</text:p>
          </table:table-cell>
          <table:table-cell table:formula="of:=[.B3581]+1"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28007" calcext:value-type="float">
            <text:p>3528007</text:p>
          </table:table-cell>
          <table:table-cell table:formula="of:=[.B3582]+1"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3528106" calcext:value-type="float">
            <text:p>3528106</text:p>
          </table:table-cell>
          <table:table-cell table:formula="of:=[.B3583]+1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28205" calcext:value-type="float">
            <text:p>3528205</text:p>
          </table:table-cell>
          <table:table-cell table:formula="of:=[.B3584]+1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528304" calcext:value-type="float">
            <text:p>3528304</text:p>
          </table:table-cell>
          <table:table-cell table:formula="of:=[.B3585]+1"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3528403" calcext:value-type="float">
            <text:p>3528403</text:p>
          </table:table-cell>
          <table:table-cell table:formula="of:=[.B3586]+1"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3528502" calcext:value-type="float">
            <text:p>3528502</text:p>
          </table:table-cell>
          <table:table-cell table:formula="of:=[.B3587]+1"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528601" calcext:value-type="float">
            <text:p>3528601</text:p>
          </table:table-cell>
          <table:table-cell table:formula="of:=[.B3588]+1"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528700" calcext:value-type="float">
            <text:p>3528700</text:p>
          </table:table-cell>
          <table:table-cell table:formula="of:=[.B3589]+1"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28809" calcext:value-type="float">
            <text:p>3528809</text:p>
          </table:table-cell>
          <table:table-cell table:formula="of:=[.B3590]+1"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28858" calcext:value-type="float">
            <text:p>3528858</text:p>
          </table:table-cell>
          <table:table-cell table:formula="of:=[.B3591]+1"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528908" calcext:value-type="float">
            <text:p>3528908</text:p>
          </table:table-cell>
          <table:table-cell table:formula="of:=[.B3592]+1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529005" calcext:value-type="float">
            <text:p>3529005</text:p>
          </table:table-cell>
          <table:table-cell table:formula="of:=[.B3593]+1"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3529104" calcext:value-type="float">
            <text:p>3529104</text:p>
          </table:table-cell>
          <table:table-cell table:formula="of:=[.B3594]+1"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3529203" calcext:value-type="float">
            <text:p>3529203</text:p>
          </table:table-cell>
          <table:table-cell table:formula="of:=[.B3595]+1"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29302" calcext:value-type="float">
            <text:p>3529302</text:p>
          </table:table-cell>
          <table:table-cell table:formula="of:=[.B3596]+1"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3529401" calcext:value-type="float">
            <text:p>3529401</text:p>
          </table:table-cell>
          <table:table-cell table:formula="of:=[.B3597]+1"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529500" calcext:value-type="float">
            <text:p>3529500</text:p>
          </table:table-cell>
          <table:table-cell table:formula="of:=[.B3598]+1"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529609" calcext:value-type="float">
            <text:p>3529609</text:p>
          </table:table-cell>
          <table:table-cell table:formula="of:=[.B3599]+1"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3529658" calcext:value-type="float">
            <text:p>3529658</text:p>
          </table:table-cell>
          <table:table-cell table:formula="of:=[.B3600]+1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29708" calcext:value-type="float">
            <text:p>3529708</text:p>
          </table:table-cell>
          <table:table-cell table:formula="of:=[.B3601]+1"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3529807" calcext:value-type="float">
            <text:p>3529807</text:p>
          </table:table-cell>
          <table:table-cell table:formula="of:=[.B3602]+1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529906" calcext:value-type="float">
            <text:p>3529906</text:p>
          </table:table-cell>
          <table:table-cell table:formula="of:=[.B3603]+1"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3530003" calcext:value-type="float">
            <text:p>3530003</text:p>
          </table:table-cell>
          <table:table-cell table:formula="of:=[.B3604]+1"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530102" calcext:value-type="float">
            <text:p>3530102</text:p>
          </table:table-cell>
          <table:table-cell table:formula="of:=[.B3605]+1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530201" calcext:value-type="float">
            <text:p>3530201</text:p>
          </table:table-cell>
          <table:table-cell table:formula="of:=[.B3606]+1"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530300" calcext:value-type="float">
            <text:p>3530300</text:p>
          </table:table-cell>
          <table:table-cell table:formula="of:=[.B3607]+1"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530409" calcext:value-type="float">
            <text:p>3530409</text:p>
          </table:table-cell>
          <table:table-cell table:formula="of:=[.B3608]+1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530508" calcext:value-type="float">
            <text:p>3530508</text:p>
          </table:table-cell>
          <table:table-cell table:formula="of:=[.B3609]+1"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3530607" calcext:value-type="float">
            <text:p>3530607</text:p>
          </table:table-cell>
          <table:table-cell table:formula="of:=[.B3610]+1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3530706" calcext:value-type="float">
            <text:p>3530706</text:p>
          </table:table-cell>
          <table:table-cell table:formula="of:=[.B3611]+1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3530805" calcext:value-type="float">
            <text:p>3530805</text:p>
          </table:table-cell>
          <table:table-cell table:formula="of:=[.B3612]+1"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530904" calcext:value-type="float">
            <text:p>3530904</text:p>
          </table:table-cell>
          <table:table-cell table:formula="of:=[.B3613]+1"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3531001" calcext:value-type="float">
            <text:p>3531001</text:p>
          </table:table-cell>
          <table:table-cell table:formula="of:=[.B3614]+1"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531100" calcext:value-type="float">
            <text:p>3531100</text:p>
          </table:table-cell>
          <table:table-cell table:formula="of:=[.B3615]+1"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531209" calcext:value-type="float">
            <text:p>3531209</text:p>
          </table:table-cell>
          <table:table-cell table:formula="of:=[.B3616]+1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531308" calcext:value-type="float">
            <text:p>3531308</text:p>
          </table:table-cell>
          <table:table-cell table:formula="of:=[.B3617]+1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3531407" calcext:value-type="float">
            <text:p>3531407</text:p>
          </table:table-cell>
          <table:table-cell table:formula="of:=[.B3618]+1"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531506" calcext:value-type="float">
            <text:p>3531506</text:p>
          </table:table-cell>
          <table:table-cell table:formula="of:=[.B3619]+1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3531605" calcext:value-type="float">
            <text:p>3531605</text:p>
          </table:table-cell>
          <table:table-cell table:formula="of:=[.B3620]+1"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531704" calcext:value-type="float">
            <text:p>3531704</text:p>
          </table:table-cell>
          <table:table-cell table:formula="of:=[.B3621]+1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3531803" calcext:value-type="float">
            <text:p>3531803</text:p>
          </table:table-cell>
          <table:table-cell table:formula="of:=[.B3622]+1"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531902" calcext:value-type="float">
            <text:p>3531902</text:p>
          </table:table-cell>
          <table:table-cell table:formula="of:=[.B3623]+1"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3532009" calcext:value-type="float">
            <text:p>3532009</text:p>
          </table:table-cell>
          <table:table-cell table:formula="of:=[.B3624]+1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532058" calcext:value-type="float">
            <text:p>3532058</text:p>
          </table:table-cell>
          <table:table-cell table:formula="of:=[.B3625]+1"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532108" calcext:value-type="float">
            <text:p>3532108</text:p>
          </table:table-cell>
          <table:table-cell table:formula="of:=[.B3626]+1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3532157" calcext:value-type="float">
            <text:p>3532157</text:p>
          </table:table-cell>
          <table:table-cell table:formula="of:=[.B3627]+1"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532207" calcext:value-type="float">
            <text:p>3532207</text:p>
          </table:table-cell>
          <table:table-cell table:formula="of:=[.B3628]+1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532306" calcext:value-type="float">
            <text:p>3532306</text:p>
          </table:table-cell>
          <table:table-cell table:formula="of:=[.B3629]+1"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3532405" calcext:value-type="float">
            <text:p>3532405</text:p>
          </table:table-cell>
          <table:table-cell table:formula="of:=[.B3630]+1"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3532504" calcext:value-type="float">
            <text:p>3532504</text:p>
          </table:table-cell>
          <table:table-cell table:formula="of:=[.B3631]+1"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532603" calcext:value-type="float">
            <text:p>3532603</text:p>
          </table:table-cell>
          <table:table-cell table:formula="of:=[.B3632]+1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532702" calcext:value-type="float">
            <text:p>3532702</text:p>
          </table:table-cell>
          <table:table-cell table:formula="of:=[.B3633]+1"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532801" calcext:value-type="float">
            <text:p>3532801</text:p>
          </table:table-cell>
          <table:table-cell table:formula="of:=[.B3634]+1"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532827" calcext:value-type="float">
            <text:p>3532827</text:p>
          </table:table-cell>
          <table:table-cell table:formula="of:=[.B3635]+1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3532843" calcext:value-type="float">
            <text:p>3532843</text:p>
          </table:table-cell>
          <table:table-cell table:formula="of:=[.B3636]+1"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532868" calcext:value-type="float">
            <text:p>3532868</text:p>
          </table:table-cell>
          <table:table-cell table:formula="of:=[.B3637]+1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532900" calcext:value-type="float">
            <text:p>3532900</text:p>
          </table:table-cell>
          <table:table-cell table:formula="of:=[.B3638]+1"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3533007" calcext:value-type="float">
            <text:p>3533007</text:p>
          </table:table-cell>
          <table:table-cell table:formula="of:=[.B3639]+1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3533106" calcext:value-type="float">
            <text:p>3533106</text:p>
          </table:table-cell>
          <table:table-cell table:formula="of:=[.B3640]+1"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533205" calcext:value-type="float">
            <text:p>3533205</text:p>
          </table:table-cell>
          <table:table-cell table:formula="of:=[.B3641]+1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3533254" calcext:value-type="float">
            <text:p>3533254</text:p>
          </table:table-cell>
          <table:table-cell table:formula="of:=[.B3642]+1"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533304" calcext:value-type="float">
            <text:p>3533304</text:p>
          </table:table-cell>
          <table:table-cell table:formula="of:=[.B3643]+1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533403" calcext:value-type="float">
            <text:p>3533403</text:p>
          </table:table-cell>
          <table:table-cell table:formula="of:=[.B3644]+1"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533502" calcext:value-type="float">
            <text:p>3533502</text:p>
          </table:table-cell>
          <table:table-cell table:formula="of:=[.B3645]+1"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3533601" calcext:value-type="float">
            <text:p>3533601</text:p>
          </table:table-cell>
          <table:table-cell table:formula="of:=[.B3646]+1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3533700" calcext:value-type="float">
            <text:p>3533700</text:p>
          </table:table-cell>
          <table:table-cell table:formula="of:=[.B3647]+1"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3533809" calcext:value-type="float">
            <text:p>3533809</text:p>
          </table:table-cell>
          <table:table-cell table:formula="of:=[.B3648]+1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533908" calcext:value-type="float">
            <text:p>3533908</text:p>
          </table:table-cell>
          <table:table-cell table:formula="of:=[.B3649]+1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534005" calcext:value-type="float">
            <text:p>3534005</text:p>
          </table:table-cell>
          <table:table-cell table:formula="of:=[.B3650]+1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534104" calcext:value-type="float">
            <text:p>3534104</text:p>
          </table:table-cell>
          <table:table-cell table:formula="of:=[.B3651]+1"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3534203" calcext:value-type="float">
            <text:p>3534203</text:p>
          </table:table-cell>
          <table:table-cell table:formula="of:=[.B3652]+1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534302" calcext:value-type="float">
            <text:p>3534302</text:p>
          </table:table-cell>
          <table:table-cell table:formula="of:=[.B3653]+1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534401" calcext:value-type="float">
            <text:p>3534401</text:p>
          </table:table-cell>
          <table:table-cell table:formula="of:=[.B3654]+1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3534500" calcext:value-type="float">
            <text:p>3534500</text:p>
          </table:table-cell>
          <table:table-cell table:formula="of:=[.B3655]+1"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3534609" calcext:value-type="float">
            <text:p>3534609</text:p>
          </table:table-cell>
          <table:table-cell table:formula="of:=[.B3656]+1"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534708" calcext:value-type="float">
            <text:p>3534708</text:p>
          </table:table-cell>
          <table:table-cell table:formula="of:=[.B3657]+1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3534757" calcext:value-type="float">
            <text:p>3534757</text:p>
          </table:table-cell>
          <table:table-cell table:formula="of:=[.B3658]+1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534807" calcext:value-type="float">
            <text:p>3534807</text:p>
          </table:table-cell>
          <table:table-cell table:formula="of:=[.B3659]+1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534906" calcext:value-type="float">
            <text:p>3534906</text:p>
          </table:table-cell>
          <table:table-cell table:formula="of:=[.B3660]+1"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3535002" calcext:value-type="float">
            <text:p>3535002</text:p>
          </table:table-cell>
          <table:table-cell table:formula="of:=[.B3661]+1"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535101" calcext:value-type="float">
            <text:p>3535101</text:p>
          </table:table-cell>
          <table:table-cell table:formula="of:=[.B3662]+1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3535200" calcext:value-type="float">
            <text:p>3535200</text:p>
          </table:table-cell>
          <table:table-cell table:formula="of:=[.B3663]+1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535309" calcext:value-type="float">
            <text:p>3535309</text:p>
          </table:table-cell>
          <table:table-cell table:formula="of:=[.B3664]+1"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535408" calcext:value-type="float">
            <text:p>3535408</text:p>
          </table:table-cell>
          <table:table-cell table:formula="of:=[.B3665]+1"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3535507" calcext:value-type="float">
            <text:p>3535507</text:p>
          </table:table-cell>
          <table:table-cell table:formula="of:=[.B3666]+1"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3535606" calcext:value-type="float">
            <text:p>3535606</text:p>
          </table:table-cell>
          <table:table-cell table:formula="of:=[.B3667]+1"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3535705" calcext:value-type="float">
            <text:p>3535705</text:p>
          </table:table-cell>
          <table:table-cell table:formula="of:=[.B3668]+1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535804" calcext:value-type="float">
            <text:p>3535804</text:p>
          </table:table-cell>
          <table:table-cell table:formula="of:=[.B3669]+1"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535903" calcext:value-type="float">
            <text:p>3535903</text:p>
          </table:table-cell>
          <table:table-cell table:formula="of:=[.B3670]+1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3536000" calcext:value-type="float">
            <text:p>3536000</text:p>
          </table:table-cell>
          <table:table-cell table:formula="of:=[.B3671]+1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3536109" calcext:value-type="float">
            <text:p>3536109</text:p>
          </table:table-cell>
          <table:table-cell table:formula="of:=[.B3672]+1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3536208" calcext:value-type="float">
            <text:p>3536208</text:p>
          </table:table-cell>
          <table:table-cell table:formula="of:=[.B3673]+1"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536257" calcext:value-type="float">
            <text:p>3536257</text:p>
          </table:table-cell>
          <table:table-cell table:formula="of:=[.B3674]+1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3536307" calcext:value-type="float">
            <text:p>3536307</text:p>
          </table:table-cell>
          <table:table-cell table:formula="of:=[.B3675]+1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536406" calcext:value-type="float">
            <text:p>3536406</text:p>
          </table:table-cell>
          <table:table-cell table:formula="of:=[.B3676]+1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536505" calcext:value-type="float">
            <text:p>3536505</text:p>
          </table:table-cell>
          <table:table-cell table:formula="of:=[.B3677]+1"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536570" calcext:value-type="float">
            <text:p>3536570</text:p>
          </table:table-cell>
          <table:table-cell table:formula="of:=[.B3678]+1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536604" calcext:value-type="float">
            <text:p>3536604</text:p>
          </table:table-cell>
          <table:table-cell table:formula="of:=[.B3679]+1"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3536703" calcext:value-type="float">
            <text:p>3536703</text:p>
          </table:table-cell>
          <table:table-cell table:formula="of:=[.B3680]+1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536802" calcext:value-type="float">
            <text:p>3536802</text:p>
          </table:table-cell>
          <table:table-cell table:formula="of:=[.B3681]+1"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3536901" calcext:value-type="float">
            <text:p>3536901</text:p>
          </table:table-cell>
          <table:table-cell table:formula="of:=[.B3682]+1"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3537008" calcext:value-type="float">
            <text:p>3537008</text:p>
          </table:table-cell>
          <table:table-cell table:formula="of:=[.B3683]+1"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537107" calcext:value-type="float">
            <text:p>3537107</text:p>
          </table:table-cell>
          <table:table-cell table:formula="of:=[.B3684]+1"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537156" calcext:value-type="float">
            <text:p>3537156</text:p>
          </table:table-cell>
          <table:table-cell table:formula="of:=[.B3685]+1"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537206" calcext:value-type="float">
            <text:p>3537206</text:p>
          </table:table-cell>
          <table:table-cell table:formula="of:=[.B3686]+1"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537305" calcext:value-type="float">
            <text:p>3537305</text:p>
          </table:table-cell>
          <table:table-cell table:formula="of:=[.B3687]+1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537404" calcext:value-type="float">
            <text:p>3537404</text:p>
          </table:table-cell>
          <table:table-cell table:formula="of:=[.B3688]+1"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537503" calcext:value-type="float">
            <text:p>3537503</text:p>
          </table:table-cell>
          <table:table-cell table:formula="of:=[.B3689]+1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537602" calcext:value-type="float">
            <text:p>3537602</text:p>
          </table:table-cell>
          <table:table-cell table:formula="of:=[.B3690]+1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537701" calcext:value-type="float">
            <text:p>3537701</text:p>
          </table:table-cell>
          <table:table-cell table:formula="of:=[.B3691]+1"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537800" calcext:value-type="float">
            <text:p>3537800</text:p>
          </table:table-cell>
          <table:table-cell table:formula="of:=[.B3692]+1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537909" calcext:value-type="float">
            <text:p>3537909</text:p>
          </table:table-cell>
          <table:table-cell table:formula="of:=[.B3693]+1"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3538006" calcext:value-type="float">
            <text:p>3538006</text:p>
          </table:table-cell>
          <table:table-cell table:formula="of:=[.B3694]+1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538105" calcext:value-type="float">
            <text:p>3538105</text:p>
          </table:table-cell>
          <table:table-cell table:formula="of:=[.B3695]+1"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3538204" calcext:value-type="float">
            <text:p>3538204</text:p>
          </table:table-cell>
          <table:table-cell table:formula="of:=[.B3696]+1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3538303" calcext:value-type="float">
            <text:p>3538303</text:p>
          </table:table-cell>
          <table:table-cell table:formula="of:=[.B3697]+1"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3538501" calcext:value-type="float">
            <text:p>3538501</text:p>
          </table:table-cell>
          <table:table-cell table:formula="of:=[.B3698]+1"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538600" calcext:value-type="float">
            <text:p>3538600</text:p>
          </table:table-cell>
          <table:table-cell table:formula="of:=[.B3699]+1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538709" calcext:value-type="float">
            <text:p>3538709</text:p>
          </table:table-cell>
          <table:table-cell table:formula="of:=[.B3700]+1"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538808" calcext:value-type="float">
            <text:p>3538808</text:p>
          </table:table-cell>
          <table:table-cell table:formula="of:=[.B3701]+1"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538907" calcext:value-type="float">
            <text:p>3538907</text:p>
          </table:table-cell>
          <table:table-cell table:formula="of:=[.B3702]+1"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539004" calcext:value-type="float">
            <text:p>3539004</text:p>
          </table:table-cell>
          <table:table-cell table:formula="of:=[.B3703]+1"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539103" calcext:value-type="float">
            <text:p>3539103</text:p>
          </table:table-cell>
          <table:table-cell table:formula="of:=[.B3704]+1"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539202" calcext:value-type="float">
            <text:p>3539202</text:p>
          </table:table-cell>
          <table:table-cell table:formula="of:=[.B3705]+1"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3539301" calcext:value-type="float">
            <text:p>3539301</text:p>
          </table:table-cell>
          <table:table-cell table:formula="of:=[.B3706]+1"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539400" calcext:value-type="float">
            <text:p>3539400</text:p>
          </table:table-cell>
          <table:table-cell table:formula="of:=[.B3707]+1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539509" calcext:value-type="float">
            <text:p>3539509</text:p>
          </table:table-cell>
          <table:table-cell table:formula="of:=[.B3708]+1"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539608" calcext:value-type="float">
            <text:p>3539608</text:p>
          </table:table-cell>
          <table:table-cell table:formula="of:=[.B3709]+1"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539707" calcext:value-type="float">
            <text:p>3539707</text:p>
          </table:table-cell>
          <table:table-cell table:formula="of:=[.B3710]+1"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3539806" calcext:value-type="float">
            <text:p>3539806</text:p>
          </table:table-cell>
          <table:table-cell table:formula="of:=[.B3711]+1"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539905" calcext:value-type="float">
            <text:p>3539905</text:p>
          </table:table-cell>
          <table:table-cell table:formula="of:=[.B3712]+1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540002" calcext:value-type="float">
            <text:p>3540002</text:p>
          </table:table-cell>
          <table:table-cell table:formula="of:=[.B3713]+1"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3540101" calcext:value-type="float">
            <text:p>3540101</text:p>
          </table:table-cell>
          <table:table-cell table:formula="of:=[.B3714]+1"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540200" calcext:value-type="float">
            <text:p>3540200</text:p>
          </table:table-cell>
          <table:table-cell table:formula="of:=[.B3715]+1"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3540259" calcext:value-type="float">
            <text:p>3540259</text:p>
          </table:table-cell>
          <table:table-cell table:formula="of:=[.B3716]+1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540309" calcext:value-type="float">
            <text:p>3540309</text:p>
          </table:table-cell>
          <table:table-cell table:formula="of:=[.B3717]+1"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3540408" calcext:value-type="float">
            <text:p>3540408</text:p>
          </table:table-cell>
          <table:table-cell table:formula="of:=[.B3718]+1"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3540507" calcext:value-type="float">
            <text:p>3540507</text:p>
          </table:table-cell>
          <table:table-cell table:formula="of:=[.B3719]+1"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3540606" calcext:value-type="float">
            <text:p>3540606</text:p>
          </table:table-cell>
          <table:table-cell table:formula="of:=[.B3720]+1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540705" calcext:value-type="float">
            <text:p>3540705</text:p>
          </table:table-cell>
          <table:table-cell table:formula="of:=[.B3721]+1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3540754" calcext:value-type="float">
            <text:p>3540754</text:p>
          </table:table-cell>
          <table:table-cell table:formula="of:=[.B3722]+1"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540804" calcext:value-type="float">
            <text:p>3540804</text:p>
          </table:table-cell>
          <table:table-cell table:formula="of:=[.B3723]+1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3540853" calcext:value-type="float">
            <text:p>3540853</text:p>
          </table:table-cell>
          <table:table-cell table:formula="of:=[.B3724]+1"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540903" calcext:value-type="float">
            <text:p>3540903</text:p>
          </table:table-cell>
          <table:table-cell table:formula="of:=[.B3725]+1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3541000" calcext:value-type="float">
            <text:p>3541000</text:p>
          </table:table-cell>
          <table:table-cell table:formula="of:=[.B3726]+1"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3541059" calcext:value-type="float">
            <text:p>3541059</text:p>
          </table:table-cell>
          <table:table-cell table:formula="of:=[.B3727]+1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541109" calcext:value-type="float">
            <text:p>3541109</text:p>
          </table:table-cell>
          <table:table-cell table:formula="of:=[.B3728]+1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541208" calcext:value-type="float">
            <text:p>3541208</text:p>
          </table:table-cell>
          <table:table-cell table:formula="of:=[.B3729]+1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541307" calcext:value-type="float">
            <text:p>3541307</text:p>
          </table:table-cell>
          <table:table-cell table:formula="of:=[.B3730]+1"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541406" calcext:value-type="float">
            <text:p>3541406</text:p>
          </table:table-cell>
          <table:table-cell table:formula="of:=[.B3731]+1"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541505" calcext:value-type="float">
            <text:p>3541505</text:p>
          </table:table-cell>
          <table:table-cell table:formula="of:=[.B3732]+1"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41604" calcext:value-type="float">
            <text:p>3541604</text:p>
          </table:table-cell>
          <table:table-cell table:formula="of:=[.B3733]+1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541653" calcext:value-type="float">
            <text:p>3541653</text:p>
          </table:table-cell>
          <table:table-cell table:formula="of:=[.B3734]+1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541703" calcext:value-type="float">
            <text:p>3541703</text:p>
          </table:table-cell>
          <table:table-cell table:formula="of:=[.B3735]+1"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541802" calcext:value-type="float">
            <text:p>3541802</text:p>
          </table:table-cell>
          <table:table-cell table:formula="of:=[.B3736]+1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3541901" calcext:value-type="float">
            <text:p>3541901</text:p>
          </table:table-cell>
          <table:table-cell table:formula="of:=[.B3737]+1"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3542008" calcext:value-type="float">
            <text:p>3542008</text:p>
          </table:table-cell>
          <table:table-cell table:formula="of:=[.B3738]+1"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3542107" calcext:value-type="float">
            <text:p>3542107</text:p>
          </table:table-cell>
          <table:table-cell table:formula="of:=[.B3739]+1"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3542206" calcext:value-type="float">
            <text:p>3542206</text:p>
          </table:table-cell>
          <table:table-cell table:formula="of:=[.B3740]+1"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3542305" calcext:value-type="float">
            <text:p>3542305</text:p>
          </table:table-cell>
          <table:table-cell table:formula="of:=[.B3741]+1"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3542404" calcext:value-type="float">
            <text:p>3542404</text:p>
          </table:table-cell>
          <table:table-cell table:formula="of:=[.B3742]+1"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542503" calcext:value-type="float">
            <text:p>3542503</text:p>
          </table:table-cell>
          <table:table-cell table:formula="of:=[.B3743]+1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542602" calcext:value-type="float">
            <text:p>3542602</text:p>
          </table:table-cell>
          <table:table-cell table:formula="of:=[.B3744]+1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3542701" calcext:value-type="float">
            <text:p>3542701</text:p>
          </table:table-cell>
          <table:table-cell table:formula="of:=[.B3745]+1"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3542800" calcext:value-type="float">
            <text:p>3542800</text:p>
          </table:table-cell>
          <table:table-cell table:formula="of:=[.B3746]+1"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3542909" calcext:value-type="float">
            <text:p>3542909</text:p>
          </table:table-cell>
          <table:table-cell table:formula="of:=[.B3747]+1"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543006" calcext:value-type="float">
            <text:p>3543006</text:p>
          </table:table-cell>
          <table:table-cell table:formula="of:=[.B3748]+1"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543105" calcext:value-type="float">
            <text:p>3543105</text:p>
          </table:table-cell>
          <table:table-cell table:formula="of:=[.B3749]+1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3543204" calcext:value-type="float">
            <text:p>3543204</text:p>
          </table:table-cell>
          <table:table-cell table:formula="of:=[.B3750]+1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543238" calcext:value-type="float">
            <text:p>3543238</text:p>
          </table:table-cell>
          <table:table-cell table:formula="of:=[.B3751]+1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543253" calcext:value-type="float">
            <text:p>3543253</text:p>
          </table:table-cell>
          <table:table-cell table:formula="of:=[.B3752]+1"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3543303" calcext:value-type="float">
            <text:p>3543303</text:p>
          </table:table-cell>
          <table:table-cell table:formula="of:=[.B3753]+1"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3543402" calcext:value-type="float">
            <text:p>3543402</text:p>
          </table:table-cell>
          <table:table-cell table:formula="of:=[.B3754]+1"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3543501" calcext:value-type="float">
            <text:p>3543501</text:p>
          </table:table-cell>
          <table:table-cell table:formula="of:=[.B3755]+1"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543600" calcext:value-type="float">
            <text:p>3543600</text:p>
          </table:table-cell>
          <table:table-cell table:formula="of:=[.B3756]+1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543709" calcext:value-type="float">
            <text:p>3543709</text:p>
          </table:table-cell>
          <table:table-cell table:formula="of:=[.B3757]+1"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3543808" calcext:value-type="float">
            <text:p>3543808</text:p>
          </table:table-cell>
          <table:table-cell table:formula="of:=[.B3758]+1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543907" calcext:value-type="float">
            <text:p>3543907</text:p>
          </table:table-cell>
          <table:table-cell table:formula="of:=[.B3759]+1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544004" calcext:value-type="float">
            <text:p>3544004</text:p>
          </table:table-cell>
          <table:table-cell table:formula="of:=[.B3760]+1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544103" calcext:value-type="float">
            <text:p>3544103</text:p>
          </table:table-cell>
          <table:table-cell table:formula="of:=[.B3761]+1"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544202" calcext:value-type="float">
            <text:p>3544202</text:p>
          </table:table-cell>
          <table:table-cell table:formula="of:=[.B3762]+1"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544251" calcext:value-type="float">
            <text:p>3544251</text:p>
          </table:table-cell>
          <table:table-cell table:formula="of:=[.B3763]+1"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3544301" calcext:value-type="float">
            <text:p>3544301</text:p>
          </table:table-cell>
          <table:table-cell table:formula="of:=[.B3764]+1"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544400" calcext:value-type="float">
            <text:p>3544400</text:p>
          </table:table-cell>
          <table:table-cell table:formula="of:=[.B3765]+1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544509" calcext:value-type="float">
            <text:p>3544509</text:p>
          </table:table-cell>
          <table:table-cell table:formula="of:=[.B3766]+1"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3544608" calcext:value-type="float">
            <text:p>3544608</text:p>
          </table:table-cell>
          <table:table-cell table:formula="of:=[.B3767]+1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544707" calcext:value-type="float">
            <text:p>3544707</text:p>
          </table:table-cell>
          <table:table-cell table:formula="of:=[.B3768]+1"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544806" calcext:value-type="float">
            <text:p>3544806</text:p>
          </table:table-cell>
          <table:table-cell table:formula="of:=[.B3769]+1"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3544905" calcext:value-type="float">
            <text:p>3544905</text:p>
          </table:table-cell>
          <table:table-cell table:formula="of:=[.B3770]+1"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545001" calcext:value-type="float">
            <text:p>3545001</text:p>
          </table:table-cell>
          <table:table-cell table:formula="of:=[.B3771]+1"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545100" calcext:value-type="float">
            <text:p>3545100</text:p>
          </table:table-cell>
          <table:table-cell table:formula="of:=[.B3772]+1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545159" calcext:value-type="float">
            <text:p>3545159</text:p>
          </table:table-cell>
          <table:table-cell table:formula="of:=[.B3773]+1"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3545209" calcext:value-type="float">
            <text:p>3545209</text:p>
          </table:table-cell>
          <table:table-cell table:formula="of:=[.B3774]+1"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545308" calcext:value-type="float">
            <text:p>3545308</text:p>
          </table:table-cell>
          <table:table-cell table:formula="of:=[.B3775]+1"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545407" calcext:value-type="float">
            <text:p>3545407</text:p>
          </table:table-cell>
          <table:table-cell table:formula="of:=[.B3776]+1"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545506" calcext:value-type="float">
            <text:p>3545506</text:p>
          </table:table-cell>
          <table:table-cell table:formula="of:=[.B3777]+1"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545605" calcext:value-type="float">
            <text:p>3545605</text:p>
          </table:table-cell>
          <table:table-cell table:formula="of:=[.B3778]+1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545704" calcext:value-type="float">
            <text:p>3545704</text:p>
          </table:table-cell>
          <table:table-cell table:formula="of:=[.B3779]+1"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3545803" calcext:value-type="float">
            <text:p>3545803</text:p>
          </table:table-cell>
          <table:table-cell table:formula="of:=[.B3780]+1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546009" calcext:value-type="float">
            <text:p>3546009</text:p>
          </table:table-cell>
          <table:table-cell table:formula="of:=[.B3781]+1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546108" calcext:value-type="float">
            <text:p>3546108</text:p>
          </table:table-cell>
          <table:table-cell table:formula="of:=[.B3782]+1"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546207" calcext:value-type="float">
            <text:p>3546207</text:p>
          </table:table-cell>
          <table:table-cell table:formula="of:=[.B3783]+1"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546256" calcext:value-type="float">
            <text:p>3546256</text:p>
          </table:table-cell>
          <table:table-cell table:formula="of:=[.B3784]+1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546306" calcext:value-type="float">
            <text:p>3546306</text:p>
          </table:table-cell>
          <table:table-cell table:formula="of:=[.B3785]+1"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546405" calcext:value-type="float">
            <text:p>3546405</text:p>
          </table:table-cell>
          <table:table-cell table:formula="of:=[.B3786]+1"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3546504" calcext:value-type="float">
            <text:p>3546504</text:p>
          </table:table-cell>
          <table:table-cell table:formula="of:=[.B3787]+1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546603" calcext:value-type="float">
            <text:p>3546603</text:p>
          </table:table-cell>
          <table:table-cell table:formula="of:=[.B3788]+1"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3546702" calcext:value-type="float">
            <text:p>3546702</text:p>
          </table:table-cell>
          <table:table-cell table:formula="of:=[.B3789]+1"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546801" calcext:value-type="float">
            <text:p>3546801</text:p>
          </table:table-cell>
          <table:table-cell table:formula="of:=[.B3790]+1"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546900" calcext:value-type="float">
            <text:p>3546900</text:p>
          </table:table-cell>
          <table:table-cell table:formula="of:=[.B3791]+1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547007" calcext:value-type="float">
            <text:p>3547007</text:p>
          </table:table-cell>
          <table:table-cell table:formula="of:=[.B3792]+1"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3547106" calcext:value-type="float">
            <text:p>3547106</text:p>
          </table:table-cell>
          <table:table-cell table:formula="of:=[.B3793]+1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547205" calcext:value-type="float">
            <text:p>3547205</text:p>
          </table:table-cell>
          <table:table-cell table:formula="of:=[.B3794]+1"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3547304" calcext:value-type="float">
            <text:p>3547304</text:p>
          </table:table-cell>
          <table:table-cell table:formula="of:=[.B3795]+1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547403" calcext:value-type="float">
            <text:p>3547403</text:p>
          </table:table-cell>
          <table:table-cell table:formula="of:=[.B3796]+1"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547502" calcext:value-type="float">
            <text:p>3547502</text:p>
          </table:table-cell>
          <table:table-cell table:formula="of:=[.B3797]+1"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3547601" calcext:value-type="float">
            <text:p>3547601</text:p>
          </table:table-cell>
          <table:table-cell table:formula="of:=[.B3798]+1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547650" calcext:value-type="float">
            <text:p>3547650</text:p>
          </table:table-cell>
          <table:table-cell table:formula="of:=[.B3799]+1"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547700" calcext:value-type="float">
            <text:p>3547700</text:p>
          </table:table-cell>
          <table:table-cell table:formula="of:=[.B3800]+1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547809" calcext:value-type="float">
            <text:p>3547809</text:p>
          </table:table-cell>
          <table:table-cell table:formula="of:=[.B3801]+1"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3547908" calcext:value-type="float">
            <text:p>3547908</text:p>
          </table:table-cell>
          <table:table-cell table:formula="of:=[.B3802]+1"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548005" calcext:value-type="float">
            <text:p>3548005</text:p>
          </table:table-cell>
          <table:table-cell table:formula="of:=[.B3803]+1"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548054" calcext:value-type="float">
            <text:p>3548054</text:p>
          </table:table-cell>
          <table:table-cell table:formula="of:=[.B3804]+1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548104" calcext:value-type="float">
            <text:p>3548104</text:p>
          </table:table-cell>
          <table:table-cell table:formula="of:=[.B3805]+1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548203" calcext:value-type="float">
            <text:p>3548203</text:p>
          </table:table-cell>
          <table:table-cell table:formula="of:=[.B3806]+1"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548302" calcext:value-type="float">
            <text:p>3548302</text:p>
          </table:table-cell>
          <table:table-cell table:formula="of:=[.B3807]+1"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3548401" calcext:value-type="float">
            <text:p>3548401</text:p>
          </table:table-cell>
          <table:table-cell table:formula="of:=[.B3808]+1"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548500" calcext:value-type="float">
            <text:p>3548500</text:p>
          </table:table-cell>
          <table:table-cell table:formula="of:=[.B3809]+1"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548609" calcext:value-type="float">
            <text:p>3548609</text:p>
          </table:table-cell>
          <table:table-cell table:formula="of:=[.B3810]+1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548708" calcext:value-type="float">
            <text:p>3548708</text:p>
          </table:table-cell>
          <table:table-cell table:formula="of:=[.B3811]+1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3548807" calcext:value-type="float">
            <text:p>3548807</text:p>
          </table:table-cell>
          <table:table-cell table:formula="of:=[.B3812]+1"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3548906" calcext:value-type="float">
            <text:p>3548906</text:p>
          </table:table-cell>
          <table:table-cell table:formula="of:=[.B3813]+1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3549003" calcext:value-type="float">
            <text:p>3549003</text:p>
          </table:table-cell>
          <table:table-cell table:formula="of:=[.B3814]+1"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3549102" calcext:value-type="float">
            <text:p>3549102</text:p>
          </table:table-cell>
          <table:table-cell table:formula="of:=[.B3815]+1"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549201" calcext:value-type="float">
            <text:p>3549201</text:p>
          </table:table-cell>
          <table:table-cell table:formula="of:=[.B3816]+1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549250" calcext:value-type="float">
            <text:p>3549250</text:p>
          </table:table-cell>
          <table:table-cell table:formula="of:=[.B3817]+1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3549300" calcext:value-type="float">
            <text:p>3549300</text:p>
          </table:table-cell>
          <table:table-cell table:formula="of:=[.B3818]+1"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549409" calcext:value-type="float">
            <text:p>3549409</text:p>
          </table:table-cell>
          <table:table-cell table:formula="of:=[.B3819]+1"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3549508" calcext:value-type="float">
            <text:p>3549508</text:p>
          </table:table-cell>
          <table:table-cell table:formula="of:=[.B3820]+1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549607" calcext:value-type="float">
            <text:p>3549607</text:p>
          </table:table-cell>
          <table:table-cell table:formula="of:=[.B3821]+1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549706" calcext:value-type="float">
            <text:p>3549706</text:p>
          </table:table-cell>
          <table:table-cell table:formula="of:=[.B3822]+1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3549805" calcext:value-type="float">
            <text:p>3549805</text:p>
          </table:table-cell>
          <table:table-cell table:formula="of:=[.B3823]+1"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549904" calcext:value-type="float">
            <text:p>3549904</text:p>
          </table:table-cell>
          <table:table-cell table:formula="of:=[.B3824]+1"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549953" calcext:value-type="float">
            <text:p>3549953</text:p>
          </table:table-cell>
          <table:table-cell table:formula="of:=[.B3825]+1"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550001" calcext:value-type="float">
            <text:p>3550001</text:p>
          </table:table-cell>
          <table:table-cell table:formula="of:=[.B3826]+1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550100" calcext:value-type="float">
            <text:p>3550100</text:p>
          </table:table-cell>
          <table:table-cell table:formula="of:=[.B3827]+1"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550209" calcext:value-type="float">
            <text:p>3550209</text:p>
          </table:table-cell>
          <table:table-cell table:formula="of:=[.B3828]+1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3550308" calcext:value-type="float">
            <text:p>3550308</text:p>
          </table:table-cell>
          <table:table-cell table:formula="of:=[.B3829]+1"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3550407" calcext:value-type="float">
            <text:p>3550407</text:p>
          </table:table-cell>
          <table:table-cell table:formula="of:=[.B3830]+1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550506" calcext:value-type="float">
            <text:p>3550506</text:p>
          </table:table-cell>
          <table:table-cell table:formula="of:=[.B3831]+1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3550605" calcext:value-type="float">
            <text:p>3550605</text:p>
          </table:table-cell>
          <table:table-cell table:formula="of:=[.B3832]+1"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550704" calcext:value-type="float">
            <text:p>3550704</text:p>
          </table:table-cell>
          <table:table-cell table:formula="of:=[.B3833]+1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3550803" calcext:value-type="float">
            <text:p>3550803</text:p>
          </table:table-cell>
          <table:table-cell table:formula="of:=[.B3834]+1"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550902" calcext:value-type="float">
            <text:p>3550902</text:p>
          </table:table-cell>
          <table:table-cell table:formula="of:=[.B3835]+1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3551009" calcext:value-type="float">
            <text:p>3551009</text:p>
          </table:table-cell>
          <table:table-cell table:formula="of:=[.B3836]+1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551108" calcext:value-type="float">
            <text:p>3551108</text:p>
          </table:table-cell>
          <table:table-cell table:formula="of:=[.B3837]+1"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551207" calcext:value-type="float">
            <text:p>3551207</text:p>
          </table:table-cell>
          <table:table-cell table:formula="of:=[.B3838]+1"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3551306" calcext:value-type="float">
            <text:p>3551306</text:p>
          </table:table-cell>
          <table:table-cell table:formula="of:=[.B3839]+1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3551405" calcext:value-type="float">
            <text:p>3551405</text:p>
          </table:table-cell>
          <table:table-cell table:formula="of:=[.B3840]+1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3551504" calcext:value-type="float">
            <text:p>3551504</text:p>
          </table:table-cell>
          <table:table-cell table:formula="of:=[.B3841]+1"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3551603" calcext:value-type="float">
            <text:p>3551603</text:p>
          </table:table-cell>
          <table:table-cell table:formula="of:=[.B3842]+1"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3551702" calcext:value-type="float">
            <text:p>3551702</text:p>
          </table:table-cell>
          <table:table-cell table:formula="of:=[.B3843]+1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551801" calcext:value-type="float">
            <text:p>3551801</text:p>
          </table:table-cell>
          <table:table-cell table:formula="of:=[.B3844]+1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551900" calcext:value-type="float">
            <text:p>3551900</text:p>
          </table:table-cell>
          <table:table-cell table:formula="of:=[.B3845]+1"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552007" calcext:value-type="float">
            <text:p>3552007</text:p>
          </table:table-cell>
          <table:table-cell table:formula="of:=[.B3846]+1"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552106" calcext:value-type="float">
            <text:p>3552106</text:p>
          </table:table-cell>
          <table:table-cell table:formula="of:=[.B3847]+1"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3552205" calcext:value-type="float">
            <text:p>3552205</text:p>
          </table:table-cell>
          <table:table-cell table:formula="of:=[.B3848]+1"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552304" calcext:value-type="float">
            <text:p>3552304</text:p>
          </table:table-cell>
          <table:table-cell table:formula="of:=[.B3849]+1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3552403" calcext:value-type="float">
            <text:p>3552403</text:p>
          </table:table-cell>
          <table:table-cell table:formula="of:=[.B3850]+1"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3552502" calcext:value-type="float">
            <text:p>3552502</text:p>
          </table:table-cell>
          <table:table-cell table:formula="of:=[.B3851]+1"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3552551" calcext:value-type="float">
            <text:p>3552551</text:p>
          </table:table-cell>
          <table:table-cell table:formula="of:=[.B3852]+1"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3552601" calcext:value-type="float">
            <text:p>3552601</text:p>
          </table:table-cell>
          <table:table-cell table:formula="of:=[.B3853]+1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552700" calcext:value-type="float">
            <text:p>3552700</text:p>
          </table:table-cell>
          <table:table-cell table:formula="of:=[.B3854]+1"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552809" calcext:value-type="float">
            <text:p>3552809</text:p>
          </table:table-cell>
          <table:table-cell table:formula="of:=[.B3855]+1"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552908" calcext:value-type="float">
            <text:p>3552908</text:p>
          </table:table-cell>
          <table:table-cell table:formula="of:=[.B3856]+1"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553005" calcext:value-type="float">
            <text:p>3553005</text:p>
          </table:table-cell>
          <table:table-cell table:formula="of:=[.B3857]+1"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3553104" calcext:value-type="float">
            <text:p>3553104</text:p>
          </table:table-cell>
          <table:table-cell table:formula="of:=[.B3858]+1"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3553203" calcext:value-type="float">
            <text:p>3553203</text:p>
          </table:table-cell>
          <table:table-cell table:formula="of:=[.B3859]+1"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553302" calcext:value-type="float">
            <text:p>3553302</text:p>
          </table:table-cell>
          <table:table-cell table:formula="of:=[.B3860]+1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553401" calcext:value-type="float">
            <text:p>3553401</text:p>
          </table:table-cell>
          <table:table-cell table:formula="of:=[.B3861]+1"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3553500" calcext:value-type="float">
            <text:p>3553500</text:p>
          </table:table-cell>
          <table:table-cell table:formula="of:=[.B3862]+1"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3553609" calcext:value-type="float">
            <text:p>3553609</text:p>
          </table:table-cell>
          <table:table-cell table:formula="of:=[.B3863]+1"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3553658" calcext:value-type="float">
            <text:p>3553658</text:p>
          </table:table-cell>
          <table:table-cell table:formula="of:=[.B3864]+1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3553708" calcext:value-type="float">
            <text:p>3553708</text:p>
          </table:table-cell>
          <table:table-cell table:formula="of:=[.B3865]+1"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553807" calcext:value-type="float">
            <text:p>3553807</text:p>
          </table:table-cell>
          <table:table-cell table:formula="of:=[.B3866]+1"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553856" calcext:value-type="float">
            <text:p>3553856</text:p>
          </table:table-cell>
          <table:table-cell table:formula="of:=[.B3867]+1"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553906" calcext:value-type="float">
            <text:p>3553906</text:p>
          </table:table-cell>
          <table:table-cell table:formula="of:=[.B3868]+1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3553955" calcext:value-type="float">
            <text:p>3553955</text:p>
          </table:table-cell>
          <table:table-cell table:formula="of:=[.B3869]+1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3554003" calcext:value-type="float">
            <text:p>3554003</text:p>
          </table:table-cell>
          <table:table-cell table:formula="of:=[.B3870]+1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554102" calcext:value-type="float">
            <text:p>3554102</text:p>
          </table:table-cell>
          <table:table-cell table:formula="of:=[.B3871]+1"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3554201" calcext:value-type="float">
            <text:p>3554201</text:p>
          </table:table-cell>
          <table:table-cell table:formula="of:=[.B3872]+1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554300" calcext:value-type="float">
            <text:p>3554300</text:p>
          </table:table-cell>
          <table:table-cell table:formula="of:=[.B3873]+1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3554409" calcext:value-type="float">
            <text:p>3554409</text:p>
          </table:table-cell>
          <table:table-cell table:formula="of:=[.B3874]+1"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3554508" calcext:value-type="float">
            <text:p>3554508</text:p>
          </table:table-cell>
          <table:table-cell table:formula="of:=[.B3875]+1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554607" calcext:value-type="float">
            <text:p>3554607</text:p>
          </table:table-cell>
          <table:table-cell table:formula="of:=[.B3876]+1"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3554656" calcext:value-type="float">
            <text:p>3554656</text:p>
          </table:table-cell>
          <table:table-cell table:formula="of:=[.B3877]+1"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554706" calcext:value-type="float">
            <text:p>3554706</text:p>
          </table:table-cell>
          <table:table-cell table:formula="of:=[.B3878]+1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3554755" calcext:value-type="float">
            <text:p>3554755</text:p>
          </table:table-cell>
          <table:table-cell table:formula="of:=[.B3879]+1"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554805" calcext:value-type="float">
            <text:p>3554805</text:p>
          </table:table-cell>
          <table:table-cell table:formula="of:=[.B3880]+1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554904" calcext:value-type="float">
            <text:p>3554904</text:p>
          </table:table-cell>
          <table:table-cell table:formula="of:=[.B3881]+1"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3554953" calcext:value-type="float">
            <text:p>3554953</text:p>
          </table:table-cell>
          <table:table-cell table:formula="of:=[.B3882]+1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3555000" calcext:value-type="float">
            <text:p>3555000</text:p>
          </table:table-cell>
          <table:table-cell table:formula="of:=[.B3883]+1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3555109" calcext:value-type="float">
            <text:p>3555109</text:p>
          </table:table-cell>
          <table:table-cell table:formula="of:=[.B3884]+1"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555208" calcext:value-type="float">
            <text:p>3555208</text:p>
          </table:table-cell>
          <table:table-cell table:formula="of:=[.B3885]+1"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3555307" calcext:value-type="float">
            <text:p>3555307</text:p>
          </table:table-cell>
          <table:table-cell table:formula="of:=[.B3886]+1"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555356" calcext:value-type="float">
            <text:p>3555356</text:p>
          </table:table-cell>
          <table:table-cell table:formula="of:=[.B3887]+1"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555406" calcext:value-type="float">
            <text:p>3555406</text:p>
          </table:table-cell>
          <table:table-cell table:formula="of:=[.B3888]+1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555505" calcext:value-type="float">
            <text:p>3555505</text:p>
          </table:table-cell>
          <table:table-cell table:formula="of:=[.B3889]+1"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555604" calcext:value-type="float">
            <text:p>3555604</text:p>
          </table:table-cell>
          <table:table-cell table:formula="of:=[.B3890]+1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555703" calcext:value-type="float">
            <text:p>3555703</text:p>
          </table:table-cell>
          <table:table-cell table:formula="of:=[.B3891]+1"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555802" calcext:value-type="float">
            <text:p>3555802</text:p>
          </table:table-cell>
          <table:table-cell table:formula="of:=[.B3892]+1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555901" calcext:value-type="float">
            <text:p>3555901</text:p>
          </table:table-cell>
          <table:table-cell table:formula="of:=[.B3893]+1"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556008" calcext:value-type="float">
            <text:p>3556008</text:p>
          </table:table-cell>
          <table:table-cell table:formula="of:=[.B3894]+1"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556107" calcext:value-type="float">
            <text:p>3556107</text:p>
          </table:table-cell>
          <table:table-cell table:formula="of:=[.B3895]+1"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556206" calcext:value-type="float">
            <text:p>3556206</text:p>
          </table:table-cell>
          <table:table-cell table:formula="of:=[.B3896]+1"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3556305" calcext:value-type="float">
            <text:p>3556305</text:p>
          </table:table-cell>
          <table:table-cell table:formula="of:=[.B3897]+1"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56354" calcext:value-type="float">
            <text:p>3556354</text:p>
          </table:table-cell>
          <table:table-cell table:formula="of:=[.B3898]+1"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556404" calcext:value-type="float">
            <text:p>3556404</text:p>
          </table:table-cell>
          <table:table-cell table:formula="of:=[.B3899]+1"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3556453" calcext:value-type="float">
            <text:p>3556453</text:p>
          </table:table-cell>
          <table:table-cell table:formula="of:=[.B3900]+1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556503" calcext:value-type="float">
            <text:p>3556503</text:p>
          </table:table-cell>
          <table:table-cell table:formula="of:=[.B3901]+1"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3556602" calcext:value-type="float">
            <text:p>3556602</text:p>
          </table:table-cell>
          <table:table-cell table:formula="of:=[.B3902]+1"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556701" calcext:value-type="float">
            <text:p>3556701</text:p>
          </table:table-cell>
          <table:table-cell table:formula="of:=[.B3903]+1"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556800" calcext:value-type="float">
            <text:p>3556800</text:p>
          </table:table-cell>
          <table:table-cell table:formula="of:=[.B3904]+1"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556909" calcext:value-type="float">
            <text:p>3556909</text:p>
          </table:table-cell>
          <table:table-cell table:formula="of:=[.B3905]+1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3556958" calcext:value-type="float">
            <text:p>3556958</text:p>
          </table:table-cell>
          <table:table-cell table:formula="of:=[.B3906]+1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557006" calcext:value-type="float">
            <text:p>3557006</text:p>
          </table:table-cell>
          <table:table-cell table:formula="of:=[.B3907]+1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3557105" calcext:value-type="float">
            <text:p>3557105</text:p>
          </table:table-cell>
          <table:table-cell table:formula="of:=[.B3908]+1"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557154" calcext:value-type="float">
            <text:p>3557154</text:p>
          </table:table-cell>
          <table:table-cell table:formula="of:=[.B3909]+1"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3557204" calcext:value-type="float">
            <text:p>3557204</text:p>
          </table:table-cell>
          <table:table-cell table:formula="of:=[.B3910]+1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3557303" calcext:value-type="float">
            <text:p>3557303</text:p>
          </table:table-cell>
          <table:table-cell table:formula="of:=[.B3911]+1"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4100103" calcext:value-type="float">
            <text:p>4100103</text:p>
          </table:table-cell>
          <table:table-cell table:formula="of:=[.B3912]+1"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4100202" calcext:value-type="float">
            <text:p>4100202</text:p>
          </table:table-cell>
          <table:table-cell table:formula="of:=[.B3913]+1"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4100301" calcext:value-type="float">
            <text:p>4100301</text:p>
          </table:table-cell>
          <table:table-cell table:formula="of:=[.B3914]+1"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4100400" calcext:value-type="float">
            <text:p>4100400</text:p>
          </table:table-cell>
          <table:table-cell table:formula="of:=[.B3915]+1"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4100459" calcext:value-type="float">
            <text:p>4100459</text:p>
          </table:table-cell>
          <table:table-cell table:formula="of:=[.B3916]+1"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4100509" calcext:value-type="float">
            <text:p>4100509</text:p>
          </table:table-cell>
          <table:table-cell table:formula="of:=[.B3917]+1"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4100608" calcext:value-type="float">
            <text:p>4100608</text:p>
          </table:table-cell>
          <table:table-cell table:formula="of:=[.B3918]+1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4100707" calcext:value-type="float">
            <text:p>4100707</text:p>
          </table:table-cell>
          <table:table-cell table:formula="of:=[.B3919]+1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4100806" calcext:value-type="float">
            <text:p>4100806</text:p>
          </table:table-cell>
          <table:table-cell table:formula="of:=[.B3920]+1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4100905" calcext:value-type="float">
            <text:p>4100905</text:p>
          </table:table-cell>
          <table:table-cell table:formula="of:=[.B3921]+1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4101002" calcext:value-type="float">
            <text:p>4101002</text:p>
          </table:table-cell>
          <table:table-cell table:formula="of:=[.B3922]+1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4101051" calcext:value-type="float">
            <text:p>4101051</text:p>
          </table:table-cell>
          <table:table-cell table:formula="of:=[.B3923]+1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4101101" calcext:value-type="float">
            <text:p>4101101</text:p>
          </table:table-cell>
          <table:table-cell table:formula="of:=[.B3924]+1"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4101150" calcext:value-type="float">
            <text:p>4101150</text:p>
          </table:table-cell>
          <table:table-cell table:formula="of:=[.B3925]+1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4101200" calcext:value-type="float">
            <text:p>4101200</text:p>
          </table:table-cell>
          <table:table-cell table:formula="of:=[.B3926]+1"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4101309" calcext:value-type="float">
            <text:p>4101309</text:p>
          </table:table-cell>
          <table:table-cell table:formula="of:=[.B3927]+1"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4101408" calcext:value-type="float">
            <text:p>4101408</text:p>
          </table:table-cell>
          <table:table-cell table:formula="of:=[.B3928]+1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4101507" calcext:value-type="float">
            <text:p>4101507</text:p>
          </table:table-cell>
          <table:table-cell table:formula="of:=[.B3929]+1"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101606" calcext:value-type="float">
            <text:p>4101606</text:p>
          </table:table-cell>
          <table:table-cell table:formula="of:=[.B3930]+1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4101655" calcext:value-type="float">
            <text:p>4101655</text:p>
          </table:table-cell>
          <table:table-cell table:formula="of:=[.B3931]+1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4101705" calcext:value-type="float">
            <text:p>4101705</text:p>
          </table:table-cell>
          <table:table-cell table:formula="of:=[.B3932]+1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4101804" calcext:value-type="float">
            <text:p>4101804</text:p>
          </table:table-cell>
          <table:table-cell table:formula="of:=[.B3933]+1"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4101853" calcext:value-type="float">
            <text:p>4101853</text:p>
          </table:table-cell>
          <table:table-cell table:formula="of:=[.B3934]+1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4101903" calcext:value-type="float">
            <text:p>4101903</text:p>
          </table:table-cell>
          <table:table-cell table:formula="of:=[.B3935]+1"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4102000" calcext:value-type="float">
            <text:p>4102000</text:p>
          </table:table-cell>
          <table:table-cell table:formula="of:=[.B3936]+1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4102109" calcext:value-type="float">
            <text:p>4102109</text:p>
          </table:table-cell>
          <table:table-cell table:formula="of:=[.B3937]+1"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4102208" calcext:value-type="float">
            <text:p>4102208</text:p>
          </table:table-cell>
          <table:table-cell table:formula="of:=[.B3938]+1"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4102307" calcext:value-type="float">
            <text:p>4102307</text:p>
          </table:table-cell>
          <table:table-cell table:formula="of:=[.B3939]+1"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4102406" calcext:value-type="float">
            <text:p>4102406</text:p>
          </table:table-cell>
          <table:table-cell table:formula="of:=[.B3940]+1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4102505" calcext:value-type="float">
            <text:p>4102505</text:p>
          </table:table-cell>
          <table:table-cell table:formula="of:=[.B3941]+1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4102604" calcext:value-type="float">
            <text:p>4102604</text:p>
          </table:table-cell>
          <table:table-cell table:formula="of:=[.B3942]+1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4102703" calcext:value-type="float">
            <text:p>4102703</text:p>
          </table:table-cell>
          <table:table-cell table:formula="of:=[.B3943]+1"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4102752" calcext:value-type="float">
            <text:p>4102752</text:p>
          </table:table-cell>
          <table:table-cell table:formula="of:=[.B3944]+1"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4102802" calcext:value-type="float">
            <text:p>4102802</text:p>
          </table:table-cell>
          <table:table-cell table:formula="of:=[.B3945]+1"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4102901" calcext:value-type="float">
            <text:p>4102901</text:p>
          </table:table-cell>
          <table:table-cell table:formula="of:=[.B3946]+1"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4103008" calcext:value-type="float">
            <text:p>4103008</text:p>
          </table:table-cell>
          <table:table-cell table:formula="of:=[.B3947]+1"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4103024" calcext:value-type="float">
            <text:p>4103024</text:p>
          </table:table-cell>
          <table:table-cell table:formula="of:=[.B3948]+1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4103040" calcext:value-type="float">
            <text:p>4103040</text:p>
          </table:table-cell>
          <table:table-cell table:formula="of:=[.B3949]+1"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4103057" calcext:value-type="float">
            <text:p>4103057</text:p>
          </table:table-cell>
          <table:table-cell table:formula="of:=[.B3950]+1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4103107" calcext:value-type="float">
            <text:p>4103107</text:p>
          </table:table-cell>
          <table:table-cell table:formula="of:=[.B3951]+1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4103156" calcext:value-type="float">
            <text:p>4103156</text:p>
          </table:table-cell>
          <table:table-cell table:formula="of:=[.B3952]+1"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4103206" calcext:value-type="float">
            <text:p>4103206</text:p>
          </table:table-cell>
          <table:table-cell table:formula="of:=[.B3953]+1"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4103222" calcext:value-type="float">
            <text:p>4103222</text:p>
          </table:table-cell>
          <table:table-cell table:formula="of:=[.B3954]+1"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4103305" calcext:value-type="float">
            <text:p>4103305</text:p>
          </table:table-cell>
          <table:table-cell table:formula="of:=[.B3955]+1"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4103354" calcext:value-type="float">
            <text:p>4103354</text:p>
          </table:table-cell>
          <table:table-cell table:formula="of:=[.B3956]+1"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4103370" calcext:value-type="float">
            <text:p>4103370</text:p>
          </table:table-cell>
          <table:table-cell table:formula="of:=[.B3957]+1"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4103404" calcext:value-type="float">
            <text:p>4103404</text:p>
          </table:table-cell>
          <table:table-cell table:formula="of:=[.B3958]+1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4103453" calcext:value-type="float">
            <text:p>4103453</text:p>
          </table:table-cell>
          <table:table-cell table:formula="of:=[.B3959]+1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4103479" calcext:value-type="float">
            <text:p>4103479</text:p>
          </table:table-cell>
          <table:table-cell table:formula="of:=[.B3960]+1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4103503" calcext:value-type="float">
            <text:p>4103503</text:p>
          </table:table-cell>
          <table:table-cell table:formula="of:=[.B3961]+1"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4103602" calcext:value-type="float">
            <text:p>4103602</text:p>
          </table:table-cell>
          <table:table-cell table:formula="of:=[.B3962]+1"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4103701" calcext:value-type="float">
            <text:p>4103701</text:p>
          </table:table-cell>
          <table:table-cell table:formula="of:=[.B3963]+1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4103800" calcext:value-type="float">
            <text:p>4103800</text:p>
          </table:table-cell>
          <table:table-cell table:formula="of:=[.B3964]+1"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4103909" calcext:value-type="float">
            <text:p>4103909</text:p>
          </table:table-cell>
          <table:table-cell table:formula="of:=[.B3965]+1"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4103958" calcext:value-type="float">
            <text:p>4103958</text:p>
          </table:table-cell>
          <table:table-cell table:formula="of:=[.B3966]+1"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4104006" calcext:value-type="float">
            <text:p>4104006</text:p>
          </table:table-cell>
          <table:table-cell table:formula="of:=[.B3967]+1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4104055" calcext:value-type="float">
            <text:p>4104055</text:p>
          </table:table-cell>
          <table:table-cell table:formula="of:=[.B3968]+1"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4104105" calcext:value-type="float">
            <text:p>4104105</text:p>
          </table:table-cell>
          <table:table-cell table:formula="of:=[.B3969]+1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4104204" calcext:value-type="float">
            <text:p>4104204</text:p>
          </table:table-cell>
          <table:table-cell table:formula="of:=[.B3970]+1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4104253" calcext:value-type="float">
            <text:p>4104253</text:p>
          </table:table-cell>
          <table:table-cell table:formula="of:=[.B3971]+1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4104303" calcext:value-type="float">
            <text:p>4104303</text:p>
          </table:table-cell>
          <table:table-cell table:formula="of:=[.B3972]+1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4104402" calcext:value-type="float">
            <text:p>4104402</text:p>
          </table:table-cell>
          <table:table-cell table:formula="of:=[.B3973]+1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4104428" calcext:value-type="float">
            <text:p>4104428</text:p>
          </table:table-cell>
          <table:table-cell table:formula="of:=[.B3974]+1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4104451" calcext:value-type="float">
            <text:p>4104451</text:p>
          </table:table-cell>
          <table:table-cell table:formula="of:=[.B3975]+1"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4104501" calcext:value-type="float">
            <text:p>4104501</text:p>
          </table:table-cell>
          <table:table-cell table:formula="of:=[.B3976]+1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4104600" calcext:value-type="float">
            <text:p>4104600</text:p>
          </table:table-cell>
          <table:table-cell table:formula="of:=[.B3977]+1"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4104659" calcext:value-type="float">
            <text:p>4104659</text:p>
          </table:table-cell>
          <table:table-cell table:formula="of:=[.B3978]+1"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4104709" calcext:value-type="float">
            <text:p>4104709</text:p>
          </table:table-cell>
          <table:table-cell table:formula="of:=[.B3979]+1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4104808" calcext:value-type="float">
            <text:p>4104808</text:p>
          </table:table-cell>
          <table:table-cell table:formula="of:=[.B3980]+1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4104907" calcext:value-type="float">
            <text:p>4104907</text:p>
          </table:table-cell>
          <table:table-cell table:formula="of:=[.B3981]+1"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4105003" calcext:value-type="float">
            <text:p>4105003</text:p>
          </table:table-cell>
          <table:table-cell table:formula="of:=[.B3982]+1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4105102" calcext:value-type="float">
            <text:p>4105102</text:p>
          </table:table-cell>
          <table:table-cell table:formula="of:=[.B3983]+1"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4105201" calcext:value-type="float">
            <text:p>4105201</text:p>
          </table:table-cell>
          <table:table-cell table:formula="of:=[.B3984]+1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4105300" calcext:value-type="float">
            <text:p>4105300</text:p>
          </table:table-cell>
          <table:table-cell table:formula="of:=[.B3985]+1"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4105409" calcext:value-type="float">
            <text:p>4105409</text:p>
          </table:table-cell>
          <table:table-cell table:formula="of:=[.B3986]+1"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105508" calcext:value-type="float">
            <text:p>4105508</text:p>
          </table:table-cell>
          <table:table-cell table:formula="of:=[.B3987]+1"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4105607" calcext:value-type="float">
            <text:p>4105607</text:p>
          </table:table-cell>
          <table:table-cell table:formula="of:=[.B3988]+1"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4105706" calcext:value-type="float">
            <text:p>4105706</text:p>
          </table:table-cell>
          <table:table-cell table:formula="of:=[.B3989]+1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4105805" calcext:value-type="float">
            <text:p>4105805</text:p>
          </table:table-cell>
          <table:table-cell table:formula="of:=[.B3990]+1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4105904" calcext:value-type="float">
            <text:p>4105904</text:p>
          </table:table-cell>
          <table:table-cell table:formula="of:=[.B3991]+1"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4106001" calcext:value-type="float">
            <text:p>4106001</text:p>
          </table:table-cell>
          <table:table-cell table:formula="of:=[.B3992]+1"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4106100" calcext:value-type="float">
            <text:p>4106100</text:p>
          </table:table-cell>
          <table:table-cell table:formula="of:=[.B3993]+1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4106209" calcext:value-type="float">
            <text:p>4106209</text:p>
          </table:table-cell>
          <table:table-cell table:formula="of:=[.B3994]+1"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4106308" calcext:value-type="float">
            <text:p>4106308</text:p>
          </table:table-cell>
          <table:table-cell table:formula="of:=[.B3995]+1"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4106407" calcext:value-type="float">
            <text:p>4106407</text:p>
          </table:table-cell>
          <table:table-cell table:formula="of:=[.B3996]+1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4106456" calcext:value-type="float">
            <text:p>4106456</text:p>
          </table:table-cell>
          <table:table-cell table:formula="of:=[.B3997]+1"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4106506" calcext:value-type="float">
            <text:p>4106506</text:p>
          </table:table-cell>
          <table:table-cell table:formula="of:=[.B3998]+1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4106555" calcext:value-type="float">
            <text:p>4106555</text:p>
          </table:table-cell>
          <table:table-cell table:formula="of:=[.B3999]+1"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106571" calcext:value-type="float">
            <text:p>4106571</text:p>
          </table:table-cell>
          <table:table-cell table:formula="of:=[.B4000]+1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106605" calcext:value-type="float">
            <text:p>4106605</text:p>
          </table:table-cell>
          <table:table-cell table:formula="of:=[.B4001]+1"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4106704" calcext:value-type="float">
            <text:p>4106704</text:p>
          </table:table-cell>
          <table:table-cell table:formula="of:=[.B4002]+1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106803" calcext:value-type="float">
            <text:p>4106803</text:p>
          </table:table-cell>
          <table:table-cell table:formula="of:=[.B4003]+1"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4106852" calcext:value-type="float">
            <text:p>4106852</text:p>
          </table:table-cell>
          <table:table-cell table:formula="of:=[.B4004]+1"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106902" calcext:value-type="float">
            <text:p>4106902</text:p>
          </table:table-cell>
          <table:table-cell table:formula="of:=[.B4005]+1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107009" calcext:value-type="float">
            <text:p>4107009</text:p>
          </table:table-cell>
          <table:table-cell table:formula="of:=[.B4006]+1"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4107108" calcext:value-type="float">
            <text:p>4107108</text:p>
          </table:table-cell>
          <table:table-cell table:formula="of:=[.B4007]+1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4107124" calcext:value-type="float">
            <text:p>4107124</text:p>
          </table:table-cell>
          <table:table-cell table:formula="of:=[.B4008]+1"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4107157" calcext:value-type="float">
            <text:p>4107157</text:p>
          </table:table-cell>
          <table:table-cell table:formula="of:=[.B4009]+1"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107207" calcext:value-type="float">
            <text:p>4107207</text:p>
          </table:table-cell>
          <table:table-cell table:formula="of:=[.B4010]+1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4107256" calcext:value-type="float">
            <text:p>4107256</text:p>
          </table:table-cell>
          <table:table-cell table:formula="of:=[.B4011]+1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4107306" calcext:value-type="float">
            <text:p>4107306</text:p>
          </table:table-cell>
          <table:table-cell table:formula="of:=[.B4012]+1"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107405" calcext:value-type="float">
            <text:p>4107405</text:p>
          </table:table-cell>
          <table:table-cell table:formula="of:=[.B4013]+1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4107504" calcext:value-type="float">
            <text:p>4107504</text:p>
          </table:table-cell>
          <table:table-cell table:formula="of:=[.B4014]+1"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4107520" calcext:value-type="float">
            <text:p>4107520</text:p>
          </table:table-cell>
          <table:table-cell table:formula="of:=[.B4015]+1"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107538" calcext:value-type="float">
            <text:p>4107538</text:p>
          </table:table-cell>
          <table:table-cell table:formula="of:=[.B4016]+1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4107546" calcext:value-type="float">
            <text:p>4107546</text:p>
          </table:table-cell>
          <table:table-cell table:formula="of:=[.B4017]+1"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4107553" calcext:value-type="float">
            <text:p>4107553</text:p>
          </table:table-cell>
          <table:table-cell table:formula="of:=[.B4018]+1"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4107603" calcext:value-type="float">
            <text:p>4107603</text:p>
          </table:table-cell>
          <table:table-cell table:formula="of:=[.B4019]+1"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107652" calcext:value-type="float">
            <text:p>4107652</text:p>
          </table:table-cell>
          <table:table-cell table:formula="of:=[.B4020]+1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4107702" calcext:value-type="float">
            <text:p>4107702</text:p>
          </table:table-cell>
          <table:table-cell table:formula="of:=[.B4021]+1"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107736" calcext:value-type="float">
            <text:p>4107736</text:p>
          </table:table-cell>
          <table:table-cell table:formula="of:=[.B4022]+1"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107751" calcext:value-type="float">
            <text:p>4107751</text:p>
          </table:table-cell>
          <table:table-cell table:formula="of:=[.B4023]+1"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4107801" calcext:value-type="float">
            <text:p>4107801</text:p>
          </table:table-cell>
          <table:table-cell table:formula="of:=[.B4024]+1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4107850" calcext:value-type="float">
            <text:p>4107850</text:p>
          </table:table-cell>
          <table:table-cell table:formula="of:=[.B4025]+1"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4107900" calcext:value-type="float">
            <text:p>4107900</text:p>
          </table:table-cell>
          <table:table-cell table:formula="of:=[.B4026]+1"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108007" calcext:value-type="float">
            <text:p>4108007</text:p>
          </table:table-cell>
          <table:table-cell table:formula="of:=[.B4027]+1"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4108106" calcext:value-type="float">
            <text:p>4108106</text:p>
          </table:table-cell>
          <table:table-cell table:formula="of:=[.B4028]+1"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108205" calcext:value-type="float">
            <text:p>4108205</text:p>
          </table:table-cell>
          <table:table-cell table:formula="of:=[.B4029]+1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4108304" calcext:value-type="float">
            <text:p>4108304</text:p>
          </table:table-cell>
          <table:table-cell table:formula="of:=[.B4030]+1"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108320" calcext:value-type="float">
            <text:p>4108320</text:p>
          </table:table-cell>
          <table:table-cell table:formula="of:=[.B4031]+1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108403" calcext:value-type="float">
            <text:p>4108403</text:p>
          </table:table-cell>
          <table:table-cell table:formula="of:=[.B4032]+1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4108452" calcext:value-type="float">
            <text:p>4108452</text:p>
          </table:table-cell>
          <table:table-cell table:formula="of:=[.B4033]+1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108502" calcext:value-type="float">
            <text:p>4108502</text:p>
          </table:table-cell>
          <table:table-cell table:formula="of:=[.B4034]+1"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4108551" calcext:value-type="float">
            <text:p>4108551</text:p>
          </table:table-cell>
          <table:table-cell table:formula="of:=[.B4035]+1"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108601" calcext:value-type="float">
            <text:p>4108601</text:p>
          </table:table-cell>
          <table:table-cell table:formula="of:=[.B4036]+1"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4108650" calcext:value-type="float">
            <text:p>4108650</text:p>
          </table:table-cell>
          <table:table-cell table:formula="of:=[.B4037]+1"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4108700" calcext:value-type="float">
            <text:p>4108700</text:p>
          </table:table-cell>
          <table:table-cell table:formula="of:=[.B4038]+1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108809" calcext:value-type="float">
            <text:p>4108809</text:p>
          </table:table-cell>
          <table:table-cell table:formula="of:=[.B4039]+1"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108908" calcext:value-type="float">
            <text:p>4108908</text:p>
          </table:table-cell>
          <table:table-cell table:formula="of:=[.B4040]+1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108957" calcext:value-type="float">
            <text:p>4108957</text:p>
          </table:table-cell>
          <table:table-cell table:formula="of:=[.B4041]+1"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109005" calcext:value-type="float">
            <text:p>4109005</text:p>
          </table:table-cell>
          <table:table-cell table:formula="of:=[.B4042]+1"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4109104" calcext:value-type="float">
            <text:p>4109104</text:p>
          </table:table-cell>
          <table:table-cell table:formula="of:=[.B4043]+1"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4109203" calcext:value-type="float">
            <text:p>4109203</text:p>
          </table:table-cell>
          <table:table-cell table:formula="of:=[.B4044]+1"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4109302" calcext:value-type="float">
            <text:p>4109302</text:p>
          </table:table-cell>
          <table:table-cell table:formula="of:=[.B4045]+1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4109401" calcext:value-type="float">
            <text:p>4109401</text:p>
          </table:table-cell>
          <table:table-cell table:formula="of:=[.B4046]+1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4109500" calcext:value-type="float">
            <text:p>4109500</text:p>
          </table:table-cell>
          <table:table-cell table:formula="of:=[.B4047]+1"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4109609" calcext:value-type="float">
            <text:p>4109609</text:p>
          </table:table-cell>
          <table:table-cell table:formula="of:=[.B4048]+1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109658" calcext:value-type="float">
            <text:p>4109658</text:p>
          </table:table-cell>
          <table:table-cell table:formula="of:=[.B4049]+1"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4109708" calcext:value-type="float">
            <text:p>4109708</text:p>
          </table:table-cell>
          <table:table-cell table:formula="of:=[.B4050]+1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109757" calcext:value-type="float">
            <text:p>4109757</text:p>
          </table:table-cell>
          <table:table-cell table:formula="of:=[.B4051]+1"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4109807" calcext:value-type="float">
            <text:p>4109807</text:p>
          </table:table-cell>
          <table:table-cell table:formula="of:=[.B4052]+1"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4109906" calcext:value-type="float">
            <text:p>4109906</text:p>
          </table:table-cell>
          <table:table-cell table:formula="of:=[.B4053]+1"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4110003" calcext:value-type="float">
            <text:p>4110003</text:p>
          </table:table-cell>
          <table:table-cell table:formula="of:=[.B4054]+1"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4110052" calcext:value-type="float">
            <text:p>4110052</text:p>
          </table:table-cell>
          <table:table-cell table:formula="of:=[.B4055]+1"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4110078" calcext:value-type="float">
            <text:p>4110078</text:p>
          </table:table-cell>
          <table:table-cell table:formula="of:=[.B4056]+1"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4110102" calcext:value-type="float">
            <text:p>4110102</text:p>
          </table:table-cell>
          <table:table-cell table:formula="of:=[.B4057]+1"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110201" calcext:value-type="float">
            <text:p>4110201</text:p>
          </table:table-cell>
          <table:table-cell table:formula="of:=[.B4058]+1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110300" calcext:value-type="float">
            <text:p>4110300</text:p>
          </table:table-cell>
          <table:table-cell table:formula="of:=[.B4059]+1"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110409" calcext:value-type="float">
            <text:p>4110409</text:p>
          </table:table-cell>
          <table:table-cell table:formula="of:=[.B4060]+1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110508" calcext:value-type="float">
            <text:p>4110508</text:p>
          </table:table-cell>
          <table:table-cell table:formula="of:=[.B4061]+1"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4110607" calcext:value-type="float">
            <text:p>4110607</text:p>
          </table:table-cell>
          <table:table-cell table:formula="of:=[.B4062]+1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110656" calcext:value-type="float">
            <text:p>4110656</text:p>
          </table:table-cell>
          <table:table-cell table:formula="of:=[.B4063]+1"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110706" calcext:value-type="float">
            <text:p>4110706</text:p>
          </table:table-cell>
          <table:table-cell table:formula="of:=[.B4064]+1"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4110805" calcext:value-type="float">
            <text:p>4110805</text:p>
          </table:table-cell>
          <table:table-cell table:formula="of:=[.B4065]+1"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110904" calcext:value-type="float">
            <text:p>4110904</text:p>
          </table:table-cell>
          <table:table-cell table:formula="of:=[.B4066]+1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4110953" calcext:value-type="float">
            <text:p>4110953</text:p>
          </table:table-cell>
          <table:table-cell table:formula="of:=[.B4067]+1"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4111001" calcext:value-type="float">
            <text:p>4111001</text:p>
          </table:table-cell>
          <table:table-cell table:formula="of:=[.B4068]+1"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4111100" calcext:value-type="float">
            <text:p>4111100</text:p>
          </table:table-cell>
          <table:table-cell table:formula="of:=[.B4069]+1"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111209" calcext:value-type="float">
            <text:p>4111209</text:p>
          </table:table-cell>
          <table:table-cell table:formula="of:=[.B4070]+1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111258" calcext:value-type="float">
            <text:p>4111258</text:p>
          </table:table-cell>
          <table:table-cell table:formula="of:=[.B4071]+1"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4111308" calcext:value-type="float">
            <text:p>4111308</text:p>
          </table:table-cell>
          <table:table-cell table:formula="of:=[.B4072]+1"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4111407" calcext:value-type="float">
            <text:p>4111407</text:p>
          </table:table-cell>
          <table:table-cell table:formula="of:=[.B4073]+1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111506" calcext:value-type="float">
            <text:p>4111506</text:p>
          </table:table-cell>
          <table:table-cell table:formula="of:=[.B4074]+1"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111555" calcext:value-type="float">
            <text:p>4111555</text:p>
          </table:table-cell>
          <table:table-cell table:formula="of:=[.B4075]+1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111605" calcext:value-type="float">
            <text:p>4111605</text:p>
          </table:table-cell>
          <table:table-cell table:formula="of:=[.B4076]+1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4111704" calcext:value-type="float">
            <text:p>4111704</text:p>
          </table:table-cell>
          <table:table-cell table:formula="of:=[.B4077]+1"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4111803" calcext:value-type="float">
            <text:p>4111803</text:p>
          </table:table-cell>
          <table:table-cell table:formula="of:=[.B4078]+1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4111902" calcext:value-type="float">
            <text:p>4111902</text:p>
          </table:table-cell>
          <table:table-cell table:formula="of:=[.B4079]+1"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112009" calcext:value-type="float">
            <text:p>4112009</text:p>
          </table:table-cell>
          <table:table-cell table:formula="of:=[.B4080]+1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112108" calcext:value-type="float">
            <text:p>4112108</text:p>
          </table:table-cell>
          <table:table-cell table:formula="of:=[.B4081]+1"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4112207" calcext:value-type="float">
            <text:p>4112207</text:p>
          </table:table-cell>
          <table:table-cell table:formula="of:=[.B4082]+1"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4112306" calcext:value-type="float">
            <text:p>4112306</text:p>
          </table:table-cell>
          <table:table-cell table:formula="of:=[.B4083]+1"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4112405" calcext:value-type="float">
            <text:p>4112405</text:p>
          </table:table-cell>
          <table:table-cell table:formula="of:=[.B4084]+1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112504" calcext:value-type="float">
            <text:p>4112504</text:p>
          </table:table-cell>
          <table:table-cell table:formula="of:=[.B4085]+1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112603" calcext:value-type="float">
            <text:p>4112603</text:p>
          </table:table-cell>
          <table:table-cell table:formula="of:=[.B4086]+1"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12702" calcext:value-type="float">
            <text:p>4112702</text:p>
          </table:table-cell>
          <table:table-cell table:formula="of:=[.B4087]+1"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112751" calcext:value-type="float">
            <text:p>4112751</text:p>
          </table:table-cell>
          <table:table-cell table:formula="of:=[.B4088]+1"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112801" calcext:value-type="float">
            <text:p>4112801</text:p>
          </table:table-cell>
          <table:table-cell table:formula="of:=[.B4089]+1"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4112900" calcext:value-type="float">
            <text:p>4112900</text:p>
          </table:table-cell>
          <table:table-cell table:formula="of:=[.B4090]+1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112959" calcext:value-type="float">
            <text:p>4112959</text:p>
          </table:table-cell>
          <table:table-cell table:formula="of:=[.B4091]+1"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113007" calcext:value-type="float">
            <text:p>4113007</text:p>
          </table:table-cell>
          <table:table-cell table:formula="of:=[.B4092]+1"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113106" calcext:value-type="float">
            <text:p>4113106</text:p>
          </table:table-cell>
          <table:table-cell table:formula="of:=[.B4093]+1"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4113205" calcext:value-type="float">
            <text:p>4113205</text:p>
          </table:table-cell>
          <table:table-cell table:formula="of:=[.B4094]+1"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113254" calcext:value-type="float">
            <text:p>4113254</text:p>
          </table:table-cell>
          <table:table-cell table:formula="of:=[.B4095]+1"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4113304" calcext:value-type="float">
            <text:p>4113304</text:p>
          </table:table-cell>
          <table:table-cell table:formula="of:=[.B4096]+1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113403" calcext:value-type="float">
            <text:p>4113403</text:p>
          </table:table-cell>
          <table:table-cell table:formula="of:=[.B4097]+1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113429" calcext:value-type="float">
            <text:p>4113429</text:p>
          </table:table-cell>
          <table:table-cell table:formula="of:=[.B4098]+1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113452" calcext:value-type="float">
            <text:p>4113452</text:p>
          </table:table-cell>
          <table:table-cell table:formula="of:=[.B4099]+1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113502" calcext:value-type="float">
            <text:p>4113502</text:p>
          </table:table-cell>
          <table:table-cell table:formula="of:=[.B4100]+1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13601" calcext:value-type="float">
            <text:p>4113601</text:p>
          </table:table-cell>
          <table:table-cell table:formula="of:=[.B4101]+1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113700" calcext:value-type="float">
            <text:p>4113700</text:p>
          </table:table-cell>
          <table:table-cell table:formula="of:=[.B4102]+1"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13734" calcext:value-type="float">
            <text:p>4113734</text:p>
          </table:table-cell>
          <table:table-cell table:formula="of:=[.B4103]+1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113759" calcext:value-type="float">
            <text:p>4113759</text:p>
          </table:table-cell>
          <table:table-cell table:formula="of:=[.B4104]+1"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113809" calcext:value-type="float">
            <text:p>4113809</text:p>
          </table:table-cell>
          <table:table-cell table:formula="of:=[.B4105]+1"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113908" calcext:value-type="float">
            <text:p>4113908</text:p>
          </table:table-cell>
          <table:table-cell table:formula="of:=[.B4106]+1"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114005" calcext:value-type="float">
            <text:p>4114005</text:p>
          </table:table-cell>
          <table:table-cell table:formula="of:=[.B4107]+1"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114104" calcext:value-type="float">
            <text:p>4114104</text:p>
          </table:table-cell>
          <table:table-cell table:formula="of:=[.B4108]+1"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114203" calcext:value-type="float">
            <text:p>4114203</text:p>
          </table:table-cell>
          <table:table-cell table:formula="of:=[.B4109]+1"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4114302" calcext:value-type="float">
            <text:p>4114302</text:p>
          </table:table-cell>
          <table:table-cell table:formula="of:=[.B4110]+1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4114351" calcext:value-type="float">
            <text:p>4114351</text:p>
          </table:table-cell>
          <table:table-cell table:formula="of:=[.B4111]+1"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14401" calcext:value-type="float">
            <text:p>4114401</text:p>
          </table:table-cell>
          <table:table-cell table:formula="of:=[.B4112]+1"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4114500" calcext:value-type="float">
            <text:p>4114500</text:p>
          </table:table-cell>
          <table:table-cell table:formula="of:=[.B4113]+1"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4114609" calcext:value-type="float">
            <text:p>4114609</text:p>
          </table:table-cell>
          <table:table-cell table:formula="of:=[.B4114]+1"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4114708" calcext:value-type="float">
            <text:p>4114708</text:p>
          </table:table-cell>
          <table:table-cell table:formula="of:=[.B4115]+1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4114807" calcext:value-type="float">
            <text:p>4114807</text:p>
          </table:table-cell>
          <table:table-cell table:formula="of:=[.B4116]+1"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4114906" calcext:value-type="float">
            <text:p>4114906</text:p>
          </table:table-cell>
          <table:table-cell table:formula="of:=[.B4117]+1"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115002" calcext:value-type="float">
            <text:p>4115002</text:p>
          </table:table-cell>
          <table:table-cell table:formula="of:=[.B4118]+1"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4115101" calcext:value-type="float">
            <text:p>4115101</text:p>
          </table:table-cell>
          <table:table-cell table:formula="of:=[.B4119]+1"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4115200" calcext:value-type="float">
            <text:p>4115200</text:p>
          </table:table-cell>
          <table:table-cell table:formula="of:=[.B4120]+1"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15309" calcext:value-type="float">
            <text:p>4115309</text:p>
          </table:table-cell>
          <table:table-cell table:formula="of:=[.B4121]+1"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4115358" calcext:value-type="float">
            <text:p>4115358</text:p>
          </table:table-cell>
          <table:table-cell table:formula="of:=[.B4122]+1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4115408" calcext:value-type="float">
            <text:p>4115408</text:p>
          </table:table-cell>
          <table:table-cell table:formula="of:=[.B4123]+1"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4115457" calcext:value-type="float">
            <text:p>4115457</text:p>
          </table:table-cell>
          <table:table-cell table:formula="of:=[.B4124]+1"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4115507" calcext:value-type="float">
            <text:p>4115507</text:p>
          </table:table-cell>
          <table:table-cell table:formula="of:=[.B4125]+1"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4115606" calcext:value-type="float">
            <text:p>4115606</text:p>
          </table:table-cell>
          <table:table-cell table:formula="of:=[.B4126]+1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115705" calcext:value-type="float">
            <text:p>4115705</text:p>
          </table:table-cell>
          <table:table-cell table:formula="of:=[.B4127]+1"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115739" calcext:value-type="float">
            <text:p>4115739</text:p>
          </table:table-cell>
          <table:table-cell table:formula="of:=[.B4128]+1"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4115754" calcext:value-type="float">
            <text:p>4115754</text:p>
          </table:table-cell>
          <table:table-cell table:formula="of:=[.B4129]+1"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115804" calcext:value-type="float">
            <text:p>4115804</text:p>
          </table:table-cell>
          <table:table-cell table:formula="of:=[.B4130]+1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4115853" calcext:value-type="float">
            <text:p>4115853</text:p>
          </table:table-cell>
          <table:table-cell table:formula="of:=[.B4131]+1"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115903" calcext:value-type="float">
            <text:p>4115903</text:p>
          </table:table-cell>
          <table:table-cell table:formula="of:=[.B4132]+1"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4116000" calcext:value-type="float">
            <text:p>4116000</text:p>
          </table:table-cell>
          <table:table-cell table:formula="of:=[.B4133]+1"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4116059" calcext:value-type="float">
            <text:p>4116059</text:p>
          </table:table-cell>
          <table:table-cell table:formula="of:=[.B4134]+1"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116109" calcext:value-type="float">
            <text:p>4116109</text:p>
          </table:table-cell>
          <table:table-cell table:formula="of:=[.B4135]+1"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16208" calcext:value-type="float">
            <text:p>4116208</text:p>
          </table:table-cell>
          <table:table-cell table:formula="of:=[.B4136]+1"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16307" calcext:value-type="float">
            <text:p>4116307</text:p>
          </table:table-cell>
          <table:table-cell table:formula="of:=[.B4137]+1"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4116406" calcext:value-type="float">
            <text:p>4116406</text:p>
          </table:table-cell>
          <table:table-cell table:formula="of:=[.B4138]+1"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4116505" calcext:value-type="float">
            <text:p>4116505</text:p>
          </table:table-cell>
          <table:table-cell table:formula="of:=[.B4139]+1"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4116604" calcext:value-type="float">
            <text:p>4116604</text:p>
          </table:table-cell>
          <table:table-cell table:formula="of:=[.B4140]+1"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116703" calcext:value-type="float">
            <text:p>4116703</text:p>
          </table:table-cell>
          <table:table-cell table:formula="of:=[.B4141]+1"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4116802" calcext:value-type="float">
            <text:p>4116802</text:p>
          </table:table-cell>
          <table:table-cell table:formula="of:=[.B4142]+1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4116901" calcext:value-type="float">
            <text:p>4116901</text:p>
          </table:table-cell>
          <table:table-cell table:formula="of:=[.B4143]+1"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4116950" calcext:value-type="float">
            <text:p>4116950</text:p>
          </table:table-cell>
          <table:table-cell table:formula="of:=[.B4144]+1"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4117008" calcext:value-type="float">
            <text:p>4117008</text:p>
          </table:table-cell>
          <table:table-cell table:formula="of:=[.B4145]+1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4117057" calcext:value-type="float">
            <text:p>4117057</text:p>
          </table:table-cell>
          <table:table-cell table:formula="of:=[.B4146]+1"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4117107" calcext:value-type="float">
            <text:p>4117107</text:p>
          </table:table-cell>
          <table:table-cell table:formula="of:=[.B4147]+1"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4117206" calcext:value-type="float">
            <text:p>4117206</text:p>
          </table:table-cell>
          <table:table-cell table:formula="of:=[.B4148]+1"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4117214" calcext:value-type="float">
            <text:p>4117214</text:p>
          </table:table-cell>
          <table:table-cell table:formula="of:=[.B4149]+1"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4117222" calcext:value-type="float">
            <text:p>4117222</text:p>
          </table:table-cell>
          <table:table-cell table:formula="of:=[.B4150]+1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17255" calcext:value-type="float">
            <text:p>4117255</text:p>
          </table:table-cell>
          <table:table-cell table:formula="of:=[.B4151]+1"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117271" calcext:value-type="float">
            <text:p>4117271</text:p>
          </table:table-cell>
          <table:table-cell table:formula="of:=[.B4152]+1"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17297" calcext:value-type="float">
            <text:p>4117297</text:p>
          </table:table-cell>
          <table:table-cell table:formula="of:=[.B4153]+1"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117305" calcext:value-type="float">
            <text:p>4117305</text:p>
          </table:table-cell>
          <table:table-cell table:formula="of:=[.B4154]+1"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4117404" calcext:value-type="float">
            <text:p>4117404</text:p>
          </table:table-cell>
          <table:table-cell table:formula="of:=[.B4155]+1"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4117453" calcext:value-type="float">
            <text:p>4117453</text:p>
          </table:table-cell>
          <table:table-cell table:formula="of:=[.B4156]+1"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4117503" calcext:value-type="float">
            <text:p>4117503</text:p>
          </table:table-cell>
          <table:table-cell table:formula="of:=[.B4157]+1"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4117602" calcext:value-type="float">
            <text:p>4117602</text:p>
          </table:table-cell>
          <table:table-cell table:formula="of:=[.B4158]+1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4117701" calcext:value-type="float">
            <text:p>4117701</text:p>
          </table:table-cell>
          <table:table-cell table:formula="of:=[.B4159]+1"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17800" calcext:value-type="float">
            <text:p>4117800</text:p>
          </table:table-cell>
          <table:table-cell table:formula="of:=[.B4160]+1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117909" calcext:value-type="float">
            <text:p>4117909</text:p>
          </table:table-cell>
          <table:table-cell table:formula="of:=[.B4161]+1"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4118006" calcext:value-type="float">
            <text:p>4118006</text:p>
          </table:table-cell>
          <table:table-cell table:formula="of:=[.B4162]+1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118105" calcext:value-type="float">
            <text:p>4118105</text:p>
          </table:table-cell>
          <table:table-cell table:formula="of:=[.B4163]+1"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4118204" calcext:value-type="float">
            <text:p>4118204</text:p>
          </table:table-cell>
          <table:table-cell table:formula="of:=[.B4164]+1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4118303" calcext:value-type="float">
            <text:p>4118303</text:p>
          </table:table-cell>
          <table:table-cell table:formula="of:=[.B4165]+1"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4118402" calcext:value-type="float">
            <text:p>4118402</text:p>
          </table:table-cell>
          <table:table-cell table:formula="of:=[.B4166]+1"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4118451" calcext:value-type="float">
            <text:p>4118451</text:p>
          </table:table-cell>
          <table:table-cell table:formula="of:=[.B4167]+1"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18501" calcext:value-type="float">
            <text:p>4118501</text:p>
          </table:table-cell>
          <table:table-cell table:formula="of:=[.B4168]+1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18600" calcext:value-type="float">
            <text:p>4118600</text:p>
          </table:table-cell>
          <table:table-cell table:formula="of:=[.B4169]+1"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118709" calcext:value-type="float">
            <text:p>4118709</text:p>
          </table:table-cell>
          <table:table-cell table:formula="of:=[.B4170]+1"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4118808" calcext:value-type="float">
            <text:p>4118808</text:p>
          </table:table-cell>
          <table:table-cell table:formula="of:=[.B4171]+1"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4118857" calcext:value-type="float">
            <text:p>4118857</text:p>
          </table:table-cell>
          <table:table-cell table:formula="of:=[.B4172]+1"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4118907" calcext:value-type="float">
            <text:p>4118907</text:p>
          </table:table-cell>
          <table:table-cell table:formula="of:=[.B4173]+1"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4119004" calcext:value-type="float">
            <text:p>4119004</text:p>
          </table:table-cell>
          <table:table-cell table:formula="of:=[.B4174]+1"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4119103" calcext:value-type="float">
            <text:p>4119103</text:p>
          </table:table-cell>
          <table:table-cell table:formula="of:=[.B4175]+1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4119152" calcext:value-type="float">
            <text:p>4119152</text:p>
          </table:table-cell>
          <table:table-cell table:formula="of:=[.B4176]+1"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4119202" calcext:value-type="float">
            <text:p>4119202</text:p>
          </table:table-cell>
          <table:table-cell table:formula="of:=[.B4177]+1"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4119251" calcext:value-type="float">
            <text:p>4119251</text:p>
          </table:table-cell>
          <table:table-cell table:formula="of:=[.B4178]+1"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4119301" calcext:value-type="float">
            <text:p>4119301</text:p>
          </table:table-cell>
          <table:table-cell table:formula="of:=[.B4179]+1"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4119400" calcext:value-type="float">
            <text:p>4119400</text:p>
          </table:table-cell>
          <table:table-cell table:formula="of:=[.B4180]+1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19509" calcext:value-type="float">
            <text:p>4119509</text:p>
          </table:table-cell>
          <table:table-cell table:formula="of:=[.B4181]+1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4119608" calcext:value-type="float">
            <text:p>4119608</text:p>
          </table:table-cell>
          <table:table-cell table:formula="of:=[.B4182]+1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119657" calcext:value-type="float">
            <text:p>4119657</text:p>
          </table:table-cell>
          <table:table-cell table:formula="of:=[.B4183]+1"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4119707" calcext:value-type="float">
            <text:p>4119707</text:p>
          </table:table-cell>
          <table:table-cell table:formula="of:=[.B4184]+1"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119806" calcext:value-type="float">
            <text:p>4119806</text:p>
          </table:table-cell>
          <table:table-cell table:formula="of:=[.B4185]+1"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4119905" calcext:value-type="float">
            <text:p>4119905</text:p>
          </table:table-cell>
          <table:table-cell table:formula="of:=[.B4186]+1"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4119954" calcext:value-type="float">
            <text:p>4119954</text:p>
          </table:table-cell>
          <table:table-cell table:formula="of:=[.B4187]+1"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4120002" calcext:value-type="float">
            <text:p>4120002</text:p>
          </table:table-cell>
          <table:table-cell table:formula="of:=[.B4188]+1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20101" calcext:value-type="float">
            <text:p>4120101</text:p>
          </table:table-cell>
          <table:table-cell table:formula="of:=[.B4189]+1"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4120150" calcext:value-type="float">
            <text:p>4120150</text:p>
          </table:table-cell>
          <table:table-cell table:formula="of:=[.B4190]+1"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20200" calcext:value-type="float">
            <text:p>4120200</text:p>
          </table:table-cell>
          <table:table-cell table:formula="of:=[.B4191]+1"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120309" calcext:value-type="float">
            <text:p>4120309</text:p>
          </table:table-cell>
          <table:table-cell table:formula="of:=[.B4192]+1"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120333" calcext:value-type="float">
            <text:p>4120333</text:p>
          </table:table-cell>
          <table:table-cell table:formula="of:=[.B4193]+1"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120358" calcext:value-type="float">
            <text:p>4120358</text:p>
          </table:table-cell>
          <table:table-cell table:formula="of:=[.B4194]+1"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20408" calcext:value-type="float">
            <text:p>4120408</text:p>
          </table:table-cell>
          <table:table-cell table:formula="of:=[.B4195]+1"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4120507" calcext:value-type="float">
            <text:p>4120507</text:p>
          </table:table-cell>
          <table:table-cell table:formula="of:=[.B4196]+1"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4120606" calcext:value-type="float">
            <text:p>4120606</text:p>
          </table:table-cell>
          <table:table-cell table:formula="of:=[.B4197]+1"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4120655" calcext:value-type="float">
            <text:p>4120655</text:p>
          </table:table-cell>
          <table:table-cell table:formula="of:=[.B4198]+1"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120705" calcext:value-type="float">
            <text:p>4120705</text:p>
          </table:table-cell>
          <table:table-cell table:formula="of:=[.B4199]+1"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20804" calcext:value-type="float">
            <text:p>4120804</text:p>
          </table:table-cell>
          <table:table-cell table:formula="of:=[.B4200]+1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120853" calcext:value-type="float">
            <text:p>4120853</text:p>
          </table:table-cell>
          <table:table-cell table:formula="of:=[.B4201]+1"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4120903" calcext:value-type="float">
            <text:p>4120903</text:p>
          </table:table-cell>
          <table:table-cell table:formula="of:=[.B4202]+1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121000" calcext:value-type="float">
            <text:p>4121000</text:p>
          </table:table-cell>
          <table:table-cell table:formula="of:=[.B4203]+1"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4121109" calcext:value-type="float">
            <text:p>4121109</text:p>
          </table:table-cell>
          <table:table-cell table:formula="of:=[.B4204]+1"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4121208" calcext:value-type="float">
            <text:p>4121208</text:p>
          </table:table-cell>
          <table:table-cell table:formula="of:=[.B4205]+1"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4121257" calcext:value-type="float">
            <text:p>4121257</text:p>
          </table:table-cell>
          <table:table-cell table:formula="of:=[.B4206]+1"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121307" calcext:value-type="float">
            <text:p>4121307</text:p>
          </table:table-cell>
          <table:table-cell table:formula="of:=[.B4207]+1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4121356" calcext:value-type="float">
            <text:p>4121356</text:p>
          </table:table-cell>
          <table:table-cell table:formula="of:=[.B4208]+1"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121406" calcext:value-type="float">
            <text:p>4121406</text:p>
          </table:table-cell>
          <table:table-cell table:formula="of:=[.B4209]+1"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4121505" calcext:value-type="float">
            <text:p>4121505</text:p>
          </table:table-cell>
          <table:table-cell table:formula="of:=[.B4210]+1"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4121604" calcext:value-type="float">
            <text:p>4121604</text:p>
          </table:table-cell>
          <table:table-cell table:formula="of:=[.B4211]+1"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4121703" calcext:value-type="float">
            <text:p>4121703</text:p>
          </table:table-cell>
          <table:table-cell table:formula="of:=[.B4212]+1"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4121752" calcext:value-type="float">
            <text:p>4121752</text:p>
          </table:table-cell>
          <table:table-cell table:formula="of:=[.B4213]+1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121802" calcext:value-type="float">
            <text:p>4121802</text:p>
          </table:table-cell>
          <table:table-cell table:formula="of:=[.B4214]+1"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4121901" calcext:value-type="float">
            <text:p>4121901</text:p>
          </table:table-cell>
          <table:table-cell table:formula="of:=[.B4215]+1"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122008" calcext:value-type="float">
            <text:p>4122008</text:p>
          </table:table-cell>
          <table:table-cell table:formula="of:=[.B4216]+1"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4122107" calcext:value-type="float">
            <text:p>4122107</text:p>
          </table:table-cell>
          <table:table-cell table:formula="of:=[.B4217]+1"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122156" calcext:value-type="float">
            <text:p>4122156</text:p>
          </table:table-cell>
          <table:table-cell table:formula="of:=[.B4218]+1"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4122172" calcext:value-type="float">
            <text:p>4122172</text:p>
          </table:table-cell>
          <table:table-cell table:formula="of:=[.B4219]+1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4122206" calcext:value-type="float">
            <text:p>4122206</text:p>
          </table:table-cell>
          <table:table-cell table:formula="of:=[.B4220]+1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122305" calcext:value-type="float">
            <text:p>4122305</text:p>
          </table:table-cell>
          <table:table-cell table:formula="of:=[.B4221]+1"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4122404" calcext:value-type="float">
            <text:p>4122404</text:p>
          </table:table-cell>
          <table:table-cell table:formula="of:=[.B4222]+1"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122503" calcext:value-type="float">
            <text:p>4122503</text:p>
          </table:table-cell>
          <table:table-cell table:formula="of:=[.B4223]+1"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122602" calcext:value-type="float">
            <text:p>4122602</text:p>
          </table:table-cell>
          <table:table-cell table:formula="of:=[.B4224]+1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122651" calcext:value-type="float">
            <text:p>4122651</text:p>
          </table:table-cell>
          <table:table-cell table:formula="of:=[.B4225]+1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4122701" calcext:value-type="float">
            <text:p>4122701</text:p>
          </table:table-cell>
          <table:table-cell table:formula="of:=[.B4226]+1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122800" calcext:value-type="float">
            <text:p>4122800</text:p>
          </table:table-cell>
          <table:table-cell table:formula="of:=[.B4227]+1"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4122909" calcext:value-type="float">
            <text:p>4122909</text:p>
          </table:table-cell>
          <table:table-cell table:formula="of:=[.B4228]+1"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4123006" calcext:value-type="float">
            <text:p>4123006</text:p>
          </table:table-cell>
          <table:table-cell table:formula="of:=[.B4229]+1"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4123105" calcext:value-type="float">
            <text:p>4123105</text:p>
          </table:table-cell>
          <table:table-cell table:formula="of:=[.B4230]+1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4123204" calcext:value-type="float">
            <text:p>4123204</text:p>
          </table:table-cell>
          <table:table-cell table:formula="of:=[.B4231]+1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123303" calcext:value-type="float">
            <text:p>4123303</text:p>
          </table:table-cell>
          <table:table-cell table:formula="of:=[.B4232]+1"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4123402" calcext:value-type="float">
            <text:p>4123402</text:p>
          </table:table-cell>
          <table:table-cell table:formula="of:=[.B4233]+1"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123501" calcext:value-type="float">
            <text:p>4123501</text:p>
          </table:table-cell>
          <table:table-cell table:formula="of:=[.B4234]+1"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4123600" calcext:value-type="float">
            <text:p>4123600</text:p>
          </table:table-cell>
          <table:table-cell table:formula="of:=[.B4235]+1"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4123709" calcext:value-type="float">
            <text:p>4123709</text:p>
          </table:table-cell>
          <table:table-cell table:formula="of:=[.B4236]+1"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123808" calcext:value-type="float">
            <text:p>4123808</text:p>
          </table:table-cell>
          <table:table-cell table:formula="of:=[.B4237]+1"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123824" calcext:value-type="float">
            <text:p>4123824</text:p>
          </table:table-cell>
          <table:table-cell table:formula="of:=[.B4238]+1"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4123857" calcext:value-type="float">
            <text:p>4123857</text:p>
          </table:table-cell>
          <table:table-cell table:formula="of:=[.B4239]+1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4123907" calcext:value-type="float">
            <text:p>4123907</text:p>
          </table:table-cell>
          <table:table-cell table:formula="of:=[.B4240]+1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123956" calcext:value-type="float">
            <text:p>4123956</text:p>
          </table:table-cell>
          <table:table-cell table:formula="of:=[.B4241]+1"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4124004" calcext:value-type="float">
            <text:p>4124004</text:p>
          </table:table-cell>
          <table:table-cell table:formula="of:=[.B4242]+1"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124020" calcext:value-type="float">
            <text:p>4124020</text:p>
          </table:table-cell>
          <table:table-cell table:formula="of:=[.B4243]+1"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124053" calcext:value-type="float">
            <text:p>4124053</text:p>
          </table:table-cell>
          <table:table-cell table:formula="of:=[.B4244]+1"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4124103" calcext:value-type="float">
            <text:p>4124103</text:p>
          </table:table-cell>
          <table:table-cell table:formula="of:=[.B4245]+1"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4124202" calcext:value-type="float">
            <text:p>4124202</text:p>
          </table:table-cell>
          <table:table-cell table:formula="of:=[.B4246]+1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124301" calcext:value-type="float">
            <text:p>4124301</text:p>
          </table:table-cell>
          <table:table-cell table:formula="of:=[.B4247]+1"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4124400" calcext:value-type="float">
            <text:p>4124400</text:p>
          </table:table-cell>
          <table:table-cell table:formula="of:=[.B4248]+1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4124509" calcext:value-type="float">
            <text:p>4124509</text:p>
          </table:table-cell>
          <table:table-cell table:formula="of:=[.B4249]+1"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4124608" calcext:value-type="float">
            <text:p>4124608</text:p>
          </table:table-cell>
          <table:table-cell table:formula="of:=[.B4250]+1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124707" calcext:value-type="float">
            <text:p>4124707</text:p>
          </table:table-cell>
          <table:table-cell table:formula="of:=[.B4251]+1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124806" calcext:value-type="float">
            <text:p>4124806</text:p>
          </table:table-cell>
          <table:table-cell table:formula="of:=[.B4252]+1"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124905" calcext:value-type="float">
            <text:p>4124905</text:p>
          </table:table-cell>
          <table:table-cell table:formula="of:=[.B4253]+1"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125001" calcext:value-type="float">
            <text:p>4125001</text:p>
          </table:table-cell>
          <table:table-cell table:formula="of:=[.B4254]+1"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4125100" calcext:value-type="float">
            <text:p>4125100</text:p>
          </table:table-cell>
          <table:table-cell table:formula="of:=[.B4255]+1"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125209" calcext:value-type="float">
            <text:p>4125209</text:p>
          </table:table-cell>
          <table:table-cell table:formula="of:=[.B4256]+1"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125308" calcext:value-type="float">
            <text:p>4125308</text:p>
          </table:table-cell>
          <table:table-cell table:formula="of:=[.B4257]+1"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4125357" calcext:value-type="float">
            <text:p>4125357</text:p>
          </table:table-cell>
          <table:table-cell table:formula="of:=[.B4258]+1"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4125407" calcext:value-type="float">
            <text:p>4125407</text:p>
          </table:table-cell>
          <table:table-cell table:formula="of:=[.B4259]+1"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125456" calcext:value-type="float">
            <text:p>4125456</text:p>
          </table:table-cell>
          <table:table-cell table:formula="of:=[.B4260]+1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125506" calcext:value-type="float">
            <text:p>4125506</text:p>
          </table:table-cell>
          <table:table-cell table:formula="of:=[.B4261]+1"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4125555" calcext:value-type="float">
            <text:p>4125555</text:p>
          </table:table-cell>
          <table:table-cell table:formula="of:=[.B4262]+1"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4125605" calcext:value-type="float">
            <text:p>4125605</text:p>
          </table:table-cell>
          <table:table-cell table:formula="of:=[.B4263]+1"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125704" calcext:value-type="float">
            <text:p>4125704</text:p>
          </table:table-cell>
          <table:table-cell table:formula="of:=[.B4264]+1"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125753" calcext:value-type="float">
            <text:p>4125753</text:p>
          </table:table-cell>
          <table:table-cell table:formula="of:=[.B4265]+1"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4125803" calcext:value-type="float">
            <text:p>4125803</text:p>
          </table:table-cell>
          <table:table-cell table:formula="of:=[.B4266]+1"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4125902" calcext:value-type="float">
            <text:p>4125902</text:p>
          </table:table-cell>
          <table:table-cell table:formula="of:=[.B4267]+1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126009" calcext:value-type="float">
            <text:p>4126009</text:p>
          </table:table-cell>
          <table:table-cell table:formula="of:=[.B4268]+1"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126108" calcext:value-type="float">
            <text:p>4126108</text:p>
          </table:table-cell>
          <table:table-cell table:formula="of:=[.B4269]+1"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4126207" calcext:value-type="float">
            <text:p>4126207</text:p>
          </table:table-cell>
          <table:table-cell table:formula="of:=[.B4270]+1"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4126256" calcext:value-type="float">
            <text:p>4126256</text:p>
          </table:table-cell>
          <table:table-cell table:formula="of:=[.B4271]+1"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126272" calcext:value-type="float">
            <text:p>4126272</text:p>
          </table:table-cell>
          <table:table-cell table:formula="of:=[.B4272]+1"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126306" calcext:value-type="float">
            <text:p>4126306</text:p>
          </table:table-cell>
          <table:table-cell table:formula="of:=[.B4273]+1"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4126355" calcext:value-type="float">
            <text:p>4126355</text:p>
          </table:table-cell>
          <table:table-cell table:formula="of:=[.B4274]+1"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4126405" calcext:value-type="float">
            <text:p>4126405</text:p>
          </table:table-cell>
          <table:table-cell table:formula="of:=[.B4275]+1"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126504" calcext:value-type="float">
            <text:p>4126504</text:p>
          </table:table-cell>
          <table:table-cell table:formula="of:=[.B4276]+1"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4126603" calcext:value-type="float">
            <text:p>4126603</text:p>
          </table:table-cell>
          <table:table-cell table:formula="of:=[.B4277]+1"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4126652" calcext:value-type="float">
            <text:p>4126652</text:p>
          </table:table-cell>
          <table:table-cell table:formula="of:=[.B4278]+1"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4126678" calcext:value-type="float">
            <text:p>4126678</text:p>
          </table:table-cell>
          <table:table-cell table:formula="of:=[.B4279]+1"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4126702" calcext:value-type="float">
            <text:p>4126702</text:p>
          </table:table-cell>
          <table:table-cell table:formula="of:=[.B4280]+1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4126801" calcext:value-type="float">
            <text:p>4126801</text:p>
          </table:table-cell>
          <table:table-cell table:formula="of:=[.B4281]+1"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126900" calcext:value-type="float">
            <text:p>4126900</text:p>
          </table:table-cell>
          <table:table-cell table:formula="of:=[.B4282]+1"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4127007" calcext:value-type="float">
            <text:p>4127007</text:p>
          </table:table-cell>
          <table:table-cell table:formula="of:=[.B4283]+1"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4127106" calcext:value-type="float">
            <text:p>4127106</text:p>
          </table:table-cell>
          <table:table-cell table:formula="of:=[.B4284]+1"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4127205" calcext:value-type="float">
            <text:p>4127205</text:p>
          </table:table-cell>
          <table:table-cell table:formula="of:=[.B4285]+1"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4127304" calcext:value-type="float">
            <text:p>4127304</text:p>
          </table:table-cell>
          <table:table-cell table:formula="of:=[.B4286]+1"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4127403" calcext:value-type="float">
            <text:p>4127403</text:p>
          </table:table-cell>
          <table:table-cell table:formula="of:=[.B4287]+1"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4127502" calcext:value-type="float">
            <text:p>4127502</text:p>
          </table:table-cell>
          <table:table-cell table:formula="of:=[.B4288]+1"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4127601" calcext:value-type="float">
            <text:p>4127601</text:p>
          </table:table-cell>
          <table:table-cell table:formula="of:=[.B4289]+1"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4127700" calcext:value-type="float">
            <text:p>4127700</text:p>
          </table:table-cell>
          <table:table-cell table:formula="of:=[.B4290]+1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4127809" calcext:value-type="float">
            <text:p>4127809</text:p>
          </table:table-cell>
          <table:table-cell table:formula="of:=[.B4291]+1"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4127858" calcext:value-type="float">
            <text:p>4127858</text:p>
          </table:table-cell>
          <table:table-cell table:formula="of:=[.B4292]+1"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4127882" calcext:value-type="float">
            <text:p>4127882</text:p>
          </table:table-cell>
          <table:table-cell table:formula="of:=[.B4293]+1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4127908" calcext:value-type="float">
            <text:p>4127908</text:p>
          </table:table-cell>
          <table:table-cell table:formula="of:=[.B4294]+1"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127957" calcext:value-type="float">
            <text:p>4127957</text:p>
          </table:table-cell>
          <table:table-cell table:formula="of:=[.B4295]+1"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4127965" calcext:value-type="float">
            <text:p>4127965</text:p>
          </table:table-cell>
          <table:table-cell table:formula="of:=[.B4296]+1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4128005" calcext:value-type="float">
            <text:p>4128005</text:p>
          </table:table-cell>
          <table:table-cell table:formula="of:=[.B4297]+1"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4128104" calcext:value-type="float">
            <text:p>4128104</text:p>
          </table:table-cell>
          <table:table-cell table:formula="of:=[.B4298]+1"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4128203" calcext:value-type="float">
            <text:p>4128203</text:p>
          </table:table-cell>
          <table:table-cell table:formula="of:=[.B4299]+1"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4128302" calcext:value-type="float">
            <text:p>4128302</text:p>
          </table:table-cell>
          <table:table-cell table:formula="of:=[.B4300]+1"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128401" calcext:value-type="float">
            <text:p>4128401</text:p>
          </table:table-cell>
          <table:table-cell table:formula="of:=[.B4301]+1"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4128500" calcext:value-type="float">
            <text:p>4128500</text:p>
          </table:table-cell>
          <table:table-cell table:formula="of:=[.B4302]+1"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4128534" calcext:value-type="float">
            <text:p>4128534</text:p>
          </table:table-cell>
          <table:table-cell table:formula="of:=[.B4303]+1"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4128559" calcext:value-type="float">
            <text:p>4128559</text:p>
          </table:table-cell>
          <table:table-cell table:formula="of:=[.B4304]+1"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128609" calcext:value-type="float">
            <text:p>4128609</text:p>
          </table:table-cell>
          <table:table-cell table:formula="of:=[.B4305]+1"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128625" calcext:value-type="float">
            <text:p>4128625</text:p>
          </table:table-cell>
          <table:table-cell table:formula="of:=[.B4306]+1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4128633" calcext:value-type="float">
            <text:p>4128633</text:p>
          </table:table-cell>
          <table:table-cell table:formula="of:=[.B4307]+1"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128658" calcext:value-type="float">
            <text:p>4128658</text:p>
          </table:table-cell>
          <table:table-cell table:formula="of:=[.B4308]+1"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4128708" calcext:value-type="float">
            <text:p>4128708</text:p>
          </table:table-cell>
          <table:table-cell table:formula="of:=[.B4309]+1"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4128807" calcext:value-type="float">
            <text:p>4128807</text:p>
          </table:table-cell>
          <table:table-cell table:formula="of:=[.B4310]+1"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200051" calcext:value-type="float">
            <text:p>4200051</text:p>
          </table:table-cell>
          <table:table-cell table:formula="of:=[.B4311]+1"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4200101" calcext:value-type="float">
            <text:p>4200101</text:p>
          </table:table-cell>
          <table:table-cell table:formula="of:=[.B4312]+1"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200200" calcext:value-type="float">
            <text:p>4200200</text:p>
          </table:table-cell>
          <table:table-cell table:formula="of:=[.B4313]+1"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200309" calcext:value-type="float">
            <text:p>4200309</text:p>
          </table:table-cell>
          <table:table-cell table:formula="of:=[.B4314]+1"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4200408" calcext:value-type="float">
            <text:p>4200408</text:p>
          </table:table-cell>
          <table:table-cell table:formula="of:=[.B4315]+1"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200507" calcext:value-type="float">
            <text:p>4200507</text:p>
          </table:table-cell>
          <table:table-cell table:formula="of:=[.B4316]+1"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4200556" calcext:value-type="float">
            <text:p>4200556</text:p>
          </table:table-cell>
          <table:table-cell table:formula="of:=[.B4317]+1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4200606" calcext:value-type="float">
            <text:p>4200606</text:p>
          </table:table-cell>
          <table:table-cell table:formula="of:=[.B4318]+1"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4200705" calcext:value-type="float">
            <text:p>4200705</text:p>
          </table:table-cell>
          <table:table-cell table:formula="of:=[.B4319]+1"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4200754" calcext:value-type="float">
            <text:p>4200754</text:p>
          </table:table-cell>
          <table:table-cell table:formula="of:=[.B4320]+1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4200804" calcext:value-type="float">
            <text:p>4200804</text:p>
          </table:table-cell>
          <table:table-cell table:formula="of:=[.B4321]+1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4200903" calcext:value-type="float">
            <text:p>4200903</text:p>
          </table:table-cell>
          <table:table-cell table:formula="of:=[.B4322]+1"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4201000" calcext:value-type="float">
            <text:p>4201000</text:p>
          </table:table-cell>
          <table:table-cell table:formula="of:=[.B4323]+1"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4201109" calcext:value-type="float">
            <text:p>4201109</text:p>
          </table:table-cell>
          <table:table-cell table:formula="of:=[.B4324]+1"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201208" calcext:value-type="float">
            <text:p>4201208</text:p>
          </table:table-cell>
          <table:table-cell table:formula="of:=[.B4325]+1"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201257" calcext:value-type="float">
            <text:p>4201257</text:p>
          </table:table-cell>
          <table:table-cell table:formula="of:=[.B4326]+1"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201273" calcext:value-type="float">
            <text:p>4201273</text:p>
          </table:table-cell>
          <table:table-cell table:formula="of:=[.B4327]+1"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4201307" calcext:value-type="float">
            <text:p>4201307</text:p>
          </table:table-cell>
          <table:table-cell table:formula="of:=[.B4328]+1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201406" calcext:value-type="float">
            <text:p>4201406</text:p>
          </table:table-cell>
          <table:table-cell table:formula="of:=[.B4329]+1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4201505" calcext:value-type="float">
            <text:p>4201505</text:p>
          </table:table-cell>
          <table:table-cell table:formula="of:=[.B4330]+1"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201604" calcext:value-type="float">
            <text:p>4201604</text:p>
          </table:table-cell>
          <table:table-cell table:formula="of:=[.B4331]+1"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4201653" calcext:value-type="float">
            <text:p>4201653</text:p>
          </table:table-cell>
          <table:table-cell table:formula="of:=[.B4332]+1"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4201703" calcext:value-type="float">
            <text:p>4201703</text:p>
          </table:table-cell>
          <table:table-cell table:formula="of:=[.B4333]+1"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4201802" calcext:value-type="float">
            <text:p>4201802</text:p>
          </table:table-cell>
          <table:table-cell table:formula="of:=[.B4334]+1"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201901" calcext:value-type="float">
            <text:p>4201901</text:p>
          </table:table-cell>
          <table:table-cell table:formula="of:=[.B4335]+1"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201950" calcext:value-type="float">
            <text:p>4201950</text:p>
          </table:table-cell>
          <table:table-cell table:formula="of:=[.B4336]+1"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4202008" calcext:value-type="float">
            <text:p>4202008</text:p>
          </table:table-cell>
          <table:table-cell table:formula="of:=[.B4337]+1"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4202057" calcext:value-type="float">
            <text:p>4202057</text:p>
          </table:table-cell>
          <table:table-cell table:formula="of:=[.B4338]+1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4202073" calcext:value-type="float">
            <text:p>4202073</text:p>
          </table:table-cell>
          <table:table-cell table:formula="of:=[.B4339]+1"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4202081" calcext:value-type="float">
            <text:p>4202081</text:p>
          </table:table-cell>
          <table:table-cell table:formula="of:=[.B4340]+1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202099" calcext:value-type="float">
            <text:p>4202099</text:p>
          </table:table-cell>
          <table:table-cell table:formula="of:=[.B4341]+1"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4202107" calcext:value-type="float">
            <text:p>4202107</text:p>
          </table:table-cell>
          <table:table-cell table:formula="of:=[.B4342]+1"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4202131" calcext:value-type="float">
            <text:p>4202131</text:p>
          </table:table-cell>
          <table:table-cell table:formula="of:=[.B4343]+1"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4202156" calcext:value-type="float">
            <text:p>4202156</text:p>
          </table:table-cell>
          <table:table-cell table:formula="of:=[.B4344]+1"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4202206" calcext:value-type="float">
            <text:p>4202206</text:p>
          </table:table-cell>
          <table:table-cell table:formula="of:=[.B4345]+1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202305" calcext:value-type="float">
            <text:p>4202305</text:p>
          </table:table-cell>
          <table:table-cell table:formula="of:=[.B4346]+1"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4202404" calcext:value-type="float">
            <text:p>4202404</text:p>
          </table:table-cell>
          <table:table-cell table:formula="of:=[.B4347]+1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4202438" calcext:value-type="float">
            <text:p>4202438</text:p>
          </table:table-cell>
          <table:table-cell table:formula="of:=[.B4348]+1"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202453" calcext:value-type="float">
            <text:p>4202453</text:p>
          </table:table-cell>
          <table:table-cell table:formula="of:=[.B4349]+1"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4202503" calcext:value-type="float">
            <text:p>4202503</text:p>
          </table:table-cell>
          <table:table-cell table:formula="of:=[.B4350]+1"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202537" calcext:value-type="float">
            <text:p>4202537</text:p>
          </table:table-cell>
          <table:table-cell table:formula="of:=[.B4351]+1"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4202578" calcext:value-type="float">
            <text:p>4202578</text:p>
          </table:table-cell>
          <table:table-cell table:formula="of:=[.B4352]+1"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4202602" calcext:value-type="float">
            <text:p>4202602</text:p>
          </table:table-cell>
          <table:table-cell table:formula="of:=[.B4353]+1"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4202701" calcext:value-type="float">
            <text:p>4202701</text:p>
          </table:table-cell>
          <table:table-cell table:formula="of:=[.B4354]+1"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4202800" calcext:value-type="float">
            <text:p>4202800</text:p>
          </table:table-cell>
          <table:table-cell table:formula="of:=[.B4355]+1"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202859" calcext:value-type="float">
            <text:p>4202859</text:p>
          </table:table-cell>
          <table:table-cell table:formula="of:=[.B4356]+1"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4202875" calcext:value-type="float">
            <text:p>4202875</text:p>
          </table:table-cell>
          <table:table-cell table:formula="of:=[.B4357]+1"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4202909" calcext:value-type="float">
            <text:p>4202909</text:p>
          </table:table-cell>
          <table:table-cell table:formula="of:=[.B4358]+1"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4203006" calcext:value-type="float">
            <text:p>4203006</text:p>
          </table:table-cell>
          <table:table-cell table:formula="of:=[.B4359]+1"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4203105" calcext:value-type="float">
            <text:p>4203105</text:p>
          </table:table-cell>
          <table:table-cell table:formula="of:=[.B4360]+1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203154" calcext:value-type="float">
            <text:p>4203154</text:p>
          </table:table-cell>
          <table:table-cell table:formula="of:=[.B4361]+1"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203204" calcext:value-type="float">
            <text:p>4203204</text:p>
          </table:table-cell>
          <table:table-cell table:formula="of:=[.B4362]+1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4203253" calcext:value-type="float">
            <text:p>4203253</text:p>
          </table:table-cell>
          <table:table-cell table:formula="of:=[.B4363]+1"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203303" calcext:value-type="float">
            <text:p>4203303</text:p>
          </table:table-cell>
          <table:table-cell table:formula="of:=[.B4364]+1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4203402" calcext:value-type="float">
            <text:p>4203402</text:p>
          </table:table-cell>
          <table:table-cell table:formula="of:=[.B4365]+1"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203501" calcext:value-type="float">
            <text:p>4203501</text:p>
          </table:table-cell>
          <table:table-cell table:formula="of:=[.B4366]+1"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4203600" calcext:value-type="float">
            <text:p>4203600</text:p>
          </table:table-cell>
          <table:table-cell table:formula="of:=[.B4367]+1"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203709" calcext:value-type="float">
            <text:p>4203709</text:p>
          </table:table-cell>
          <table:table-cell table:formula="of:=[.B4368]+1"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4203808" calcext:value-type="float">
            <text:p>4203808</text:p>
          </table:table-cell>
          <table:table-cell table:formula="of:=[.B4369]+1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203907" calcext:value-type="float">
            <text:p>4203907</text:p>
          </table:table-cell>
          <table:table-cell table:formula="of:=[.B4370]+1"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4203956" calcext:value-type="float">
            <text:p>4203956</text:p>
          </table:table-cell>
          <table:table-cell table:formula="of:=[.B4371]+1"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4204004" calcext:value-type="float">
            <text:p>4204004</text:p>
          </table:table-cell>
          <table:table-cell table:formula="of:=[.B4372]+1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204103" calcext:value-type="float">
            <text:p>4204103</text:p>
          </table:table-cell>
          <table:table-cell table:formula="of:=[.B4373]+1"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4204152" calcext:value-type="float">
            <text:p>4204152</text:p>
          </table:table-cell>
          <table:table-cell table:formula="of:=[.B4374]+1"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4204178" calcext:value-type="float">
            <text:p>4204178</text:p>
          </table:table-cell>
          <table:table-cell table:formula="of:=[.B4375]+1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204194" calcext:value-type="float">
            <text:p>4204194</text:p>
          </table:table-cell>
          <table:table-cell table:formula="of:=[.B4376]+1"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4204202" calcext:value-type="float">
            <text:p>4204202</text:p>
          </table:table-cell>
          <table:table-cell table:formula="of:=[.B4377]+1"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4204251" calcext:value-type="float">
            <text:p>4204251</text:p>
          </table:table-cell>
          <table:table-cell table:formula="of:=[.B4378]+1"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4204301" calcext:value-type="float">
            <text:p>4204301</text:p>
          </table:table-cell>
          <table:table-cell table:formula="of:=[.B4379]+1"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204350" calcext:value-type="float">
            <text:p>4204350</text:p>
          </table:table-cell>
          <table:table-cell table:formula="of:=[.B4380]+1"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204400" calcext:value-type="float">
            <text:p>4204400</text:p>
          </table:table-cell>
          <table:table-cell table:formula="of:=[.B4381]+1"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4204459" calcext:value-type="float">
            <text:p>4204459</text:p>
          </table:table-cell>
          <table:table-cell table:formula="of:=[.B4382]+1"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4204509" calcext:value-type="float">
            <text:p>4204509</text:p>
          </table:table-cell>
          <table:table-cell table:formula="of:=[.B4383]+1"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4204558" calcext:value-type="float">
            <text:p>4204558</text:p>
          </table:table-cell>
          <table:table-cell table:formula="of:=[.B4384]+1"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4204608" calcext:value-type="float">
            <text:p>4204608</text:p>
          </table:table-cell>
          <table:table-cell table:formula="of:=[.B4385]+1"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204707" calcext:value-type="float">
            <text:p>4204707</text:p>
          </table:table-cell>
          <table:table-cell table:formula="of:=[.B4386]+1"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4204756" calcext:value-type="float">
            <text:p>4204756</text:p>
          </table:table-cell>
          <table:table-cell table:formula="of:=[.B4387]+1"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4204806" calcext:value-type="float">
            <text:p>4204806</text:p>
          </table:table-cell>
          <table:table-cell table:formula="of:=[.B4388]+1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204905" calcext:value-type="float">
            <text:p>4204905</text:p>
          </table:table-cell>
          <table:table-cell table:formula="of:=[.B4389]+1"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4205001" calcext:value-type="float">
            <text:p>4205001</text:p>
          </table:table-cell>
          <table:table-cell table:formula="of:=[.B4390]+1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205100" calcext:value-type="float">
            <text:p>4205100</text:p>
          </table:table-cell>
          <table:table-cell table:formula="of:=[.B4391]+1"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205159" calcext:value-type="float">
            <text:p>4205159</text:p>
          </table:table-cell>
          <table:table-cell table:formula="of:=[.B4392]+1"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4205175" calcext:value-type="float">
            <text:p>4205175</text:p>
          </table:table-cell>
          <table:table-cell table:formula="of:=[.B4393]+1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4205191" calcext:value-type="float">
            <text:p>4205191</text:p>
          </table:table-cell>
          <table:table-cell table:formula="of:=[.B4394]+1"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4205209" calcext:value-type="float">
            <text:p>4205209</text:p>
          </table:table-cell>
          <table:table-cell table:formula="of:=[.B4395]+1"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205308" calcext:value-type="float">
            <text:p>4205308</text:p>
          </table:table-cell>
          <table:table-cell table:formula="of:=[.B4396]+1"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4205357" calcext:value-type="float">
            <text:p>4205357</text:p>
          </table:table-cell>
          <table:table-cell table:formula="of:=[.B4397]+1"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4205407" calcext:value-type="float">
            <text:p>4205407</text:p>
          </table:table-cell>
          <table:table-cell table:formula="of:=[.B4398]+1"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205431" calcext:value-type="float">
            <text:p>4205431</text:p>
          </table:table-cell>
          <table:table-cell table:formula="of:=[.B4399]+1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4205456" calcext:value-type="float">
            <text:p>4205456</text:p>
          </table:table-cell>
          <table:table-cell table:formula="of:=[.B4400]+1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205506" calcext:value-type="float">
            <text:p>4205506</text:p>
          </table:table-cell>
          <table:table-cell table:formula="of:=[.B4401]+1"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4205555" calcext:value-type="float">
            <text:p>4205555</text:p>
          </table:table-cell>
          <table:table-cell table:formula="of:=[.B4402]+1"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4205605" calcext:value-type="float">
            <text:p>4205605</text:p>
          </table:table-cell>
          <table:table-cell table:formula="of:=[.B4403]+1" office:value-type="float" office:value="4403" calcext:value-type="float">
            <text:p>4403</text:p>
          </table:table-cell>
        </table:table-row>
        <table:table-row table:style-name="ro1">
          <table:table-cell office:value-type="float" office:value="4205704" calcext:value-type="float">
            <text:p>4205704</text:p>
          </table:table-cell>
          <table:table-cell table:formula="of:=[.B4404]+1"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4205803" calcext:value-type="float">
            <text:p>4205803</text:p>
          </table:table-cell>
          <table:table-cell table:formula="of:=[.B4405]+1"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205902" calcext:value-type="float">
            <text:p>4205902</text:p>
          </table:table-cell>
          <table:table-cell table:formula="of:=[.B4406]+1"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206009" calcext:value-type="float">
            <text:p>4206009</text:p>
          </table:table-cell>
          <table:table-cell table:formula="of:=[.B4407]+1"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206108" calcext:value-type="float">
            <text:p>4206108</text:p>
          </table:table-cell>
          <table:table-cell table:formula="of:=[.B4408]+1"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206207" calcext:value-type="float">
            <text:p>4206207</text:p>
          </table:table-cell>
          <table:table-cell table:formula="of:=[.B4409]+1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4206306" calcext:value-type="float">
            <text:p>4206306</text:p>
          </table:table-cell>
          <table:table-cell table:formula="of:=[.B4410]+1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4206405" calcext:value-type="float">
            <text:p>4206405</text:p>
          </table:table-cell>
          <table:table-cell table:formula="of:=[.B4411]+1"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4206504" calcext:value-type="float">
            <text:p>4206504</text:p>
          </table:table-cell>
          <table:table-cell table:formula="of:=[.B4412]+1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206603" calcext:value-type="float">
            <text:p>4206603</text:p>
          </table:table-cell>
          <table:table-cell table:formula="of:=[.B4413]+1"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4206652" calcext:value-type="float">
            <text:p>4206652</text:p>
          </table:table-cell>
          <table:table-cell table:formula="of:=[.B4414]+1"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4206702" calcext:value-type="float">
            <text:p>4206702</text:p>
          </table:table-cell>
          <table:table-cell table:formula="of:=[.B4415]+1"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4206751" calcext:value-type="float">
            <text:p>4206751</text:p>
          </table:table-cell>
          <table:table-cell table:formula="of:=[.B4416]+1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206801" calcext:value-type="float">
            <text:p>4206801</text:p>
          </table:table-cell>
          <table:table-cell table:formula="of:=[.B4417]+1"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4206900" calcext:value-type="float">
            <text:p>4206900</text:p>
          </table:table-cell>
          <table:table-cell table:formula="of:=[.B4418]+1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207007" calcext:value-type="float">
            <text:p>4207007</text:p>
          </table:table-cell>
          <table:table-cell table:formula="of:=[.B4419]+1"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4207106" calcext:value-type="float">
            <text:p>4207106</text:p>
          </table:table-cell>
          <table:table-cell table:formula="of:=[.B4420]+1"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207205" calcext:value-type="float">
            <text:p>4207205</text:p>
          </table:table-cell>
          <table:table-cell table:formula="of:=[.B4421]+1"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207304" calcext:value-type="float">
            <text:p>4207304</text:p>
          </table:table-cell>
          <table:table-cell table:formula="of:=[.B4422]+1"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207403" calcext:value-type="float">
            <text:p>4207403</text:p>
          </table:table-cell>
          <table:table-cell table:formula="of:=[.B4423]+1"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207502" calcext:value-type="float">
            <text:p>4207502</text:p>
          </table:table-cell>
          <table:table-cell table:formula="of:=[.B4424]+1"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4207577" calcext:value-type="float">
            <text:p>4207577</text:p>
          </table:table-cell>
          <table:table-cell table:formula="of:=[.B4425]+1"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4207601" calcext:value-type="float">
            <text:p>4207601</text:p>
          </table:table-cell>
          <table:table-cell table:formula="of:=[.B4426]+1"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207650" calcext:value-type="float">
            <text:p>4207650</text:p>
          </table:table-cell>
          <table:table-cell table:formula="of:=[.B4427]+1"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4207684" calcext:value-type="float">
            <text:p>4207684</text:p>
          </table:table-cell>
          <table:table-cell table:formula="of:=[.B4428]+1"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4207700" calcext:value-type="float">
            <text:p>4207700</text:p>
          </table:table-cell>
          <table:table-cell table:formula="of:=[.B4429]+1"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4207759" calcext:value-type="float">
            <text:p>4207759</text:p>
          </table:table-cell>
          <table:table-cell table:formula="of:=[.B4430]+1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4207809" calcext:value-type="float">
            <text:p>4207809</text:p>
          </table:table-cell>
          <table:table-cell table:formula="of:=[.B4431]+1"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4207858" calcext:value-type="float">
            <text:p>4207858</text:p>
          </table:table-cell>
          <table:table-cell table:formula="of:=[.B4432]+1"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4207908" calcext:value-type="float">
            <text:p>4207908</text:p>
          </table:table-cell>
          <table:table-cell table:formula="of:=[.B4433]+1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4208005" calcext:value-type="float">
            <text:p>4208005</text:p>
          </table:table-cell>
          <table:table-cell table:formula="of:=[.B4434]+1"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208104" calcext:value-type="float">
            <text:p>4208104</text:p>
          </table:table-cell>
          <table:table-cell table:formula="of:=[.B4435]+1"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4208203" calcext:value-type="float">
            <text:p>4208203</text:p>
          </table:table-cell>
          <table:table-cell table:formula="of:=[.B4436]+1"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4208302" calcext:value-type="float">
            <text:p>4208302</text:p>
          </table:table-cell>
          <table:table-cell table:formula="of:=[.B4437]+1"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4208401" calcext:value-type="float">
            <text:p>4208401</text:p>
          </table:table-cell>
          <table:table-cell table:formula="of:=[.B4438]+1"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4208450" calcext:value-type="float">
            <text:p>4208450</text:p>
          </table:table-cell>
          <table:table-cell table:formula="of:=[.B4439]+1"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4208500" calcext:value-type="float">
            <text:p>4208500</text:p>
          </table:table-cell>
          <table:table-cell table:formula="of:=[.B4440]+1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4208609" calcext:value-type="float">
            <text:p>4208609</text:p>
          </table:table-cell>
          <table:table-cell table:formula="of:=[.B4441]+1"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4208708" calcext:value-type="float">
            <text:p>4208708</text:p>
          </table:table-cell>
          <table:table-cell table:formula="of:=[.B4442]+1"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208807" calcext:value-type="float">
            <text:p>4208807</text:p>
          </table:table-cell>
          <table:table-cell table:formula="of:=[.B4443]+1"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4208906" calcext:value-type="float">
            <text:p>4208906</text:p>
          </table:table-cell>
          <table:table-cell table:formula="of:=[.B4444]+1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208955" calcext:value-type="float">
            <text:p>4208955</text:p>
          </table:table-cell>
          <table:table-cell table:formula="of:=[.B4445]+1"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4209003" calcext:value-type="float">
            <text:p>4209003</text:p>
          </table:table-cell>
          <table:table-cell table:formula="of:=[.B4446]+1"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209102" calcext:value-type="float">
            <text:p>4209102</text:p>
          </table:table-cell>
          <table:table-cell table:formula="of:=[.B4447]+1"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4209151" calcext:value-type="float">
            <text:p>4209151</text:p>
          </table:table-cell>
          <table:table-cell table:formula="of:=[.B4448]+1"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209177" calcext:value-type="float">
            <text:p>4209177</text:p>
          </table:table-cell>
          <table:table-cell table:formula="of:=[.B4449]+1"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4209201" calcext:value-type="float">
            <text:p>4209201</text:p>
          </table:table-cell>
          <table:table-cell table:formula="of:=[.B4450]+1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209300" calcext:value-type="float">
            <text:p>4209300</text:p>
          </table:table-cell>
          <table:table-cell table:formula="of:=[.B4451]+1"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4209409" calcext:value-type="float">
            <text:p>4209409</text:p>
          </table:table-cell>
          <table:table-cell table:formula="of:=[.B4452]+1"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4209458" calcext:value-type="float">
            <text:p>4209458</text:p>
          </table:table-cell>
          <table:table-cell table:formula="of:=[.B4453]+1"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209508" calcext:value-type="float">
            <text:p>4209508</text:p>
          </table:table-cell>
          <table:table-cell table:formula="of:=[.B4454]+1"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4209607" calcext:value-type="float">
            <text:p>4209607</text:p>
          </table:table-cell>
          <table:table-cell table:formula="of:=[.B4455]+1"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209706" calcext:value-type="float">
            <text:p>4209706</text:p>
          </table:table-cell>
          <table:table-cell table:formula="of:=[.B4456]+1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4209805" calcext:value-type="float">
            <text:p>4209805</text:p>
          </table:table-cell>
          <table:table-cell table:formula="of:=[.B4457]+1"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4209854" calcext:value-type="float">
            <text:p>4209854</text:p>
          </table:table-cell>
          <table:table-cell table:formula="of:=[.B4458]+1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4209904" calcext:value-type="float">
            <text:p>4209904</text:p>
          </table:table-cell>
          <table:table-cell table:formula="of:=[.B4459]+1"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4210001" calcext:value-type="float">
            <text:p>4210001</text:p>
          </table:table-cell>
          <table:table-cell table:formula="of:=[.B4460]+1"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210035" calcext:value-type="float">
            <text:p>4210035</text:p>
          </table:table-cell>
          <table:table-cell table:formula="of:=[.B4461]+1"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210050" calcext:value-type="float">
            <text:p>4210050</text:p>
          </table:table-cell>
          <table:table-cell table:formula="of:=[.B4462]+1"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4210100" calcext:value-type="float">
            <text:p>4210100</text:p>
          </table:table-cell>
          <table:table-cell table:formula="of:=[.B4463]+1"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4210209" calcext:value-type="float">
            <text:p>4210209</text:p>
          </table:table-cell>
          <table:table-cell table:formula="of:=[.B4464]+1"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210308" calcext:value-type="float">
            <text:p>4210308</text:p>
          </table:table-cell>
          <table:table-cell table:formula="of:=[.B4465]+1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4210407" calcext:value-type="float">
            <text:p>4210407</text:p>
          </table:table-cell>
          <table:table-cell table:formula="of:=[.B4466]+1"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210506" calcext:value-type="float">
            <text:p>4210506</text:p>
          </table:table-cell>
          <table:table-cell table:formula="of:=[.B4467]+1"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4210555" calcext:value-type="float">
            <text:p>4210555</text:p>
          </table:table-cell>
          <table:table-cell table:formula="of:=[.B4468]+1"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210605" calcext:value-type="float">
            <text:p>4210605</text:p>
          </table:table-cell>
          <table:table-cell table:formula="of:=[.B4469]+1"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4210704" calcext:value-type="float">
            <text:p>4210704</text:p>
          </table:table-cell>
          <table:table-cell table:formula="of:=[.B4470]+1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4210803" calcext:value-type="float">
            <text:p>4210803</text:p>
          </table:table-cell>
          <table:table-cell table:formula="of:=[.B4471]+1"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4210852" calcext:value-type="float">
            <text:p>4210852</text:p>
          </table:table-cell>
          <table:table-cell table:formula="of:=[.B4472]+1"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4210902" calcext:value-type="float">
            <text:p>4210902</text:p>
          </table:table-cell>
          <table:table-cell table:formula="of:=[.B4473]+1"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4211009" calcext:value-type="float">
            <text:p>4211009</text:p>
          </table:table-cell>
          <table:table-cell table:formula="of:=[.B4474]+1"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211058" calcext:value-type="float">
            <text:p>4211058</text:p>
          </table:table-cell>
          <table:table-cell table:formula="of:=[.B4475]+1"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4211108" calcext:value-type="float">
            <text:p>4211108</text:p>
          </table:table-cell>
          <table:table-cell table:formula="of:=[.B4476]+1"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4211207" calcext:value-type="float">
            <text:p>4211207</text:p>
          </table:table-cell>
          <table:table-cell table:formula="of:=[.B4477]+1"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4211256" calcext:value-type="float">
            <text:p>4211256</text:p>
          </table:table-cell>
          <table:table-cell table:formula="of:=[.B4478]+1"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4211306" calcext:value-type="float">
            <text:p>4211306</text:p>
          </table:table-cell>
          <table:table-cell table:formula="of:=[.B4479]+1" office:value-type="float" office:value="4479" calcext:value-type="float">
            <text:p>4479</text:p>
          </table:table-cell>
        </table:table-row>
        <table:table-row table:style-name="ro1">
          <table:table-cell office:value-type="float" office:value="4211405" calcext:value-type="float">
            <text:p>4211405</text:p>
          </table:table-cell>
          <table:table-cell table:formula="of:=[.B4480]+1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211454" calcext:value-type="float">
            <text:p>4211454</text:p>
          </table:table-cell>
          <table:table-cell table:formula="of:=[.B4481]+1"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211504" calcext:value-type="float">
            <text:p>4211504</text:p>
          </table:table-cell>
          <table:table-cell table:formula="of:=[.B4482]+1"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4211603" calcext:value-type="float">
            <text:p>4211603</text:p>
          </table:table-cell>
          <table:table-cell table:formula="of:=[.B4483]+1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4211652" calcext:value-type="float">
            <text:p>4211652</text:p>
          </table:table-cell>
          <table:table-cell table:formula="of:=[.B4484]+1"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4211702" calcext:value-type="float">
            <text:p>4211702</text:p>
          </table:table-cell>
          <table:table-cell table:formula="of:=[.B4485]+1"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211751" calcext:value-type="float">
            <text:p>4211751</text:p>
          </table:table-cell>
          <table:table-cell table:formula="of:=[.B4486]+1"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211801" calcext:value-type="float">
            <text:p>4211801</text:p>
          </table:table-cell>
          <table:table-cell table:formula="of:=[.B4487]+1"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211850" calcext:value-type="float">
            <text:p>4211850</text:p>
          </table:table-cell>
          <table:table-cell table:formula="of:=[.B4488]+1"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4211876" calcext:value-type="float">
            <text:p>4211876</text:p>
          </table:table-cell>
          <table:table-cell table:formula="of:=[.B4489]+1"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4211892" calcext:value-type="float">
            <text:p>4211892</text:p>
          </table:table-cell>
          <table:table-cell table:formula="of:=[.B4490]+1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4211900" calcext:value-type="float">
            <text:p>4211900</text:p>
          </table:table-cell>
          <table:table-cell table:formula="of:=[.B4491]+1"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4212007" calcext:value-type="float">
            <text:p>4212007</text:p>
          </table:table-cell>
          <table:table-cell table:formula="of:=[.B4492]+1"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4212056" calcext:value-type="float">
            <text:p>4212056</text:p>
          </table:table-cell>
          <table:table-cell table:formula="of:=[.B4493]+1"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212106" calcext:value-type="float">
            <text:p>4212106</text:p>
          </table:table-cell>
          <table:table-cell table:formula="of:=[.B4494]+1"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4212205" calcext:value-type="float">
            <text:p>4212205</text:p>
          </table:table-cell>
          <table:table-cell table:formula="of:=[.B4495]+1"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4212239" calcext:value-type="float">
            <text:p>4212239</text:p>
          </table:table-cell>
          <table:table-cell table:formula="of:=[.B4496]+1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4212254" calcext:value-type="float">
            <text:p>4212254</text:p>
          </table:table-cell>
          <table:table-cell table:formula="of:=[.B4497]+1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4212270" calcext:value-type="float">
            <text:p>4212270</text:p>
          </table:table-cell>
          <table:table-cell table:formula="of:=[.B4498]+1"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4212304" calcext:value-type="float">
            <text:p>4212304</text:p>
          </table:table-cell>
          <table:table-cell table:formula="of:=[.B4499]+1"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4212403" calcext:value-type="float">
            <text:p>4212403</text:p>
          </table:table-cell>
          <table:table-cell table:formula="of:=[.B4500]+1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212502" calcext:value-type="float">
            <text:p>4212502</text:p>
          </table:table-cell>
          <table:table-cell table:formula="of:=[.B4501]+1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4212601" calcext:value-type="float">
            <text:p>4212601</text:p>
          </table:table-cell>
          <table:table-cell table:formula="of:=[.B4502]+1"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4212650" calcext:value-type="float">
            <text:p>4212650</text:p>
          </table:table-cell>
          <table:table-cell table:formula="of:=[.B4503]+1"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212700" calcext:value-type="float">
            <text:p>4212700</text:p>
          </table:table-cell>
          <table:table-cell table:formula="of:=[.B4504]+1"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4212809" calcext:value-type="float">
            <text:p>4212809</text:p>
          </table:table-cell>
          <table:table-cell table:formula="of:=[.B4505]+1"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4212908" calcext:value-type="float">
            <text:p>4212908</text:p>
          </table:table-cell>
          <table:table-cell table:formula="of:=[.B4506]+1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4213005" calcext:value-type="float">
            <text:p>4213005</text:p>
          </table:table-cell>
          <table:table-cell table:formula="of:=[.B4507]+1"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213104" calcext:value-type="float">
            <text:p>4213104</text:p>
          </table:table-cell>
          <table:table-cell table:formula="of:=[.B4508]+1"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4213153" calcext:value-type="float">
            <text:p>4213153</text:p>
          </table:table-cell>
          <table:table-cell table:formula="of:=[.B4509]+1"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4213203" calcext:value-type="float">
            <text:p>4213203</text:p>
          </table:table-cell>
          <table:table-cell table:formula="of:=[.B4510]+1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213302" calcext:value-type="float">
            <text:p>4213302</text:p>
          </table:table-cell>
          <table:table-cell table:formula="of:=[.B4511]+1"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4213351" calcext:value-type="float">
            <text:p>4213351</text:p>
          </table:table-cell>
          <table:table-cell table:formula="of:=[.B4512]+1"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213401" calcext:value-type="float">
            <text:p>4213401</text:p>
          </table:table-cell>
          <table:table-cell table:formula="of:=[.B4513]+1"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213500" calcext:value-type="float">
            <text:p>4213500</text:p>
          </table:table-cell>
          <table:table-cell table:formula="of:=[.B4514]+1"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4213609" calcext:value-type="float">
            <text:p>4213609</text:p>
          </table:table-cell>
          <table:table-cell table:formula="of:=[.B4515]+1"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4213708" calcext:value-type="float">
            <text:p>4213708</text:p>
          </table:table-cell>
          <table:table-cell table:formula="of:=[.B4516]+1"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4213807" calcext:value-type="float">
            <text:p>4213807</text:p>
          </table:table-cell>
          <table:table-cell table:formula="of:=[.B4517]+1"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4213906" calcext:value-type="float">
            <text:p>4213906</text:p>
          </table:table-cell>
          <table:table-cell table:formula="of:=[.B4518]+1"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4214003" calcext:value-type="float">
            <text:p>4214003</text:p>
          </table:table-cell>
          <table:table-cell table:formula="of:=[.B4519]+1"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4214102" calcext:value-type="float">
            <text:p>4214102</text:p>
          </table:table-cell>
          <table:table-cell table:formula="of:=[.B4520]+1"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14151" calcext:value-type="float">
            <text:p>4214151</text:p>
          </table:table-cell>
          <table:table-cell table:formula="of:=[.B4521]+1"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214201" calcext:value-type="float">
            <text:p>4214201</text:p>
          </table:table-cell>
          <table:table-cell table:formula="of:=[.B4522]+1"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4214300" calcext:value-type="float">
            <text:p>4214300</text:p>
          </table:table-cell>
          <table:table-cell table:formula="of:=[.B4523]+1"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4214409" calcext:value-type="float">
            <text:p>4214409</text:p>
          </table:table-cell>
          <table:table-cell table:formula="of:=[.B4524]+1"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4214508" calcext:value-type="float">
            <text:p>4214508</text:p>
          </table:table-cell>
          <table:table-cell table:formula="of:=[.B4525]+1"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4214607" calcext:value-type="float">
            <text:p>4214607</text:p>
          </table:table-cell>
          <table:table-cell table:formula="of:=[.B4526]+1"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4214706" calcext:value-type="float">
            <text:p>4214706</text:p>
          </table:table-cell>
          <table:table-cell table:formula="of:=[.B4527]+1"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214805" calcext:value-type="float">
            <text:p>4214805</text:p>
          </table:table-cell>
          <table:table-cell table:formula="of:=[.B4528]+1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214904" calcext:value-type="float">
            <text:p>4214904</text:p>
          </table:table-cell>
          <table:table-cell table:formula="of:=[.B4529]+1"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215000" calcext:value-type="float">
            <text:p>4215000</text:p>
          </table:table-cell>
          <table:table-cell table:formula="of:=[.B4530]+1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215059" calcext:value-type="float">
            <text:p>4215059</text:p>
          </table:table-cell>
          <table:table-cell table:formula="of:=[.B4531]+1"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215075" calcext:value-type="float">
            <text:p>4215075</text:p>
          </table:table-cell>
          <table:table-cell table:formula="of:=[.B4532]+1"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4215109" calcext:value-type="float">
            <text:p>4215109</text:p>
          </table:table-cell>
          <table:table-cell table:formula="of:=[.B4533]+1"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4215208" calcext:value-type="float">
            <text:p>4215208</text:p>
          </table:table-cell>
          <table:table-cell table:formula="of:=[.B4534]+1"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4215307" calcext:value-type="float">
            <text:p>4215307</text:p>
          </table:table-cell>
          <table:table-cell table:formula="of:=[.B4535]+1"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4215356" calcext:value-type="float">
            <text:p>4215356</text:p>
          </table:table-cell>
          <table:table-cell table:formula="of:=[.B4536]+1"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4215406" calcext:value-type="float">
            <text:p>4215406</text:p>
          </table:table-cell>
          <table:table-cell table:formula="of:=[.B4537]+1"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215455" calcext:value-type="float">
            <text:p>4215455</text:p>
          </table:table-cell>
          <table:table-cell table:formula="of:=[.B4538]+1"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4215505" calcext:value-type="float">
            <text:p>4215505</text:p>
          </table:table-cell>
          <table:table-cell table:formula="of:=[.B4539]+1"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4215554" calcext:value-type="float">
            <text:p>4215554</text:p>
          </table:table-cell>
          <table:table-cell table:formula="of:=[.B4540]+1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215604" calcext:value-type="float">
            <text:p>4215604</text:p>
          </table:table-cell>
          <table:table-cell table:formula="of:=[.B4541]+1"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215653" calcext:value-type="float">
            <text:p>4215653</text:p>
          </table:table-cell>
          <table:table-cell table:formula="of:=[.B4542]+1"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4215679" calcext:value-type="float">
            <text:p>4215679</text:p>
          </table:table-cell>
          <table:table-cell table:formula="of:=[.B4543]+1"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4215687" calcext:value-type="float">
            <text:p>4215687</text:p>
          </table:table-cell>
          <table:table-cell table:formula="of:=[.B4544]+1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215695" calcext:value-type="float">
            <text:p>4215695</text:p>
          </table:table-cell>
          <table:table-cell table:formula="of:=[.B4545]+1"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215703" calcext:value-type="float">
            <text:p>4215703</text:p>
          </table:table-cell>
          <table:table-cell table:formula="of:=[.B4546]+1" office:value-type="float" office:value="4546" calcext:value-type="float">
            <text:p>4546</text:p>
          </table:table-cell>
        </table:table-row>
        <table:table-row table:style-name="ro1">
          <table:table-cell office:value-type="float" office:value="4215752" calcext:value-type="float">
            <text:p>4215752</text:p>
          </table:table-cell>
          <table:table-cell table:formula="of:=[.B4547]+1"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4215802" calcext:value-type="float">
            <text:p>4215802</text:p>
          </table:table-cell>
          <table:table-cell table:formula="of:=[.B4548]+1"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215901" calcext:value-type="float">
            <text:p>4215901</text:p>
          </table:table-cell>
          <table:table-cell table:formula="of:=[.B4549]+1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216008" calcext:value-type="float">
            <text:p>4216008</text:p>
          </table:table-cell>
          <table:table-cell table:formula="of:=[.B4550]+1"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216057" calcext:value-type="float">
            <text:p>4216057</text:p>
          </table:table-cell>
          <table:table-cell table:formula="of:=[.B4551]+1"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4216107" calcext:value-type="float">
            <text:p>4216107</text:p>
          </table:table-cell>
          <table:table-cell table:formula="of:=[.B4552]+1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4216206" calcext:value-type="float">
            <text:p>4216206</text:p>
          </table:table-cell>
          <table:table-cell table:formula="of:=[.B4553]+1"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4216255" calcext:value-type="float">
            <text:p>4216255</text:p>
          </table:table-cell>
          <table:table-cell table:formula="of:=[.B4554]+1"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4216305" calcext:value-type="float">
            <text:p>4216305</text:p>
          </table:table-cell>
          <table:table-cell table:formula="of:=[.B4555]+1"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216354" calcext:value-type="float">
            <text:p>4216354</text:p>
          </table:table-cell>
          <table:table-cell table:formula="of:=[.B4556]+1"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4216404" calcext:value-type="float">
            <text:p>4216404</text:p>
          </table:table-cell>
          <table:table-cell table:formula="of:=[.B4557]+1"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4216503" calcext:value-type="float">
            <text:p>4216503</text:p>
          </table:table-cell>
          <table:table-cell table:formula="of:=[.B4558]+1"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216602" calcext:value-type="float">
            <text:p>4216602</text:p>
          </table:table-cell>
          <table:table-cell table:formula="of:=[.B4559]+1"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4216701" calcext:value-type="float">
            <text:p>4216701</text:p>
          </table:table-cell>
          <table:table-cell table:formula="of:=[.B4560]+1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216800" calcext:value-type="float">
            <text:p>4216800</text:p>
          </table:table-cell>
          <table:table-cell table:formula="of:=[.B4561]+1"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4216909" calcext:value-type="float">
            <text:p>4216909</text:p>
          </table:table-cell>
          <table:table-cell table:formula="of:=[.B4562]+1"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4217006" calcext:value-type="float">
            <text:p>4217006</text:p>
          </table:table-cell>
          <table:table-cell table:formula="of:=[.B4563]+1"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217105" calcext:value-type="float">
            <text:p>4217105</text:p>
          </table:table-cell>
          <table:table-cell table:formula="of:=[.B4564]+1"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217154" calcext:value-type="float">
            <text:p>4217154</text:p>
          </table:table-cell>
          <table:table-cell table:formula="of:=[.B4565]+1"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4217204" calcext:value-type="float">
            <text:p>4217204</text:p>
          </table:table-cell>
          <table:table-cell table:formula="of:=[.B4566]+1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4217253" calcext:value-type="float">
            <text:p>4217253</text:p>
          </table:table-cell>
          <table:table-cell table:formula="of:=[.B4567]+1"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4217303" calcext:value-type="float">
            <text:p>4217303</text:p>
          </table:table-cell>
          <table:table-cell table:formula="of:=[.B4568]+1"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217402" calcext:value-type="float">
            <text:p>4217402</text:p>
          </table:table-cell>
          <table:table-cell table:formula="of:=[.B4569]+1"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4217501" calcext:value-type="float">
            <text:p>4217501</text:p>
          </table:table-cell>
          <table:table-cell table:formula="of:=[.B4570]+1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217550" calcext:value-type="float">
            <text:p>4217550</text:p>
          </table:table-cell>
          <table:table-cell table:formula="of:=[.B4571]+1"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4217600" calcext:value-type="float">
            <text:p>4217600</text:p>
          </table:table-cell>
          <table:table-cell table:formula="of:=[.B4572]+1"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4217709" calcext:value-type="float">
            <text:p>4217709</text:p>
          </table:table-cell>
          <table:table-cell table:formula="of:=[.B4573]+1"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4217758" calcext:value-type="float">
            <text:p>4217758</text:p>
          </table:table-cell>
          <table:table-cell table:formula="of:=[.B4574]+1"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4217808" calcext:value-type="float">
            <text:p>4217808</text:p>
          </table:table-cell>
          <table:table-cell table:formula="of:=[.B4575]+1"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217907" calcext:value-type="float">
            <text:p>4217907</text:p>
          </table:table-cell>
          <table:table-cell table:formula="of:=[.B4576]+1"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4217956" calcext:value-type="float">
            <text:p>4217956</text:p>
          </table:table-cell>
          <table:table-cell table:formula="of:=[.B4577]+1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4218004" calcext:value-type="float">
            <text:p>4218004</text:p>
          </table:table-cell>
          <table:table-cell table:formula="of:=[.B4578]+1"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218103" calcext:value-type="float">
            <text:p>4218103</text:p>
          </table:table-cell>
          <table:table-cell table:formula="of:=[.B4579]+1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218202" calcext:value-type="float">
            <text:p>4218202</text:p>
          </table:table-cell>
          <table:table-cell table:formula="of:=[.B4580]+1"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218251" calcext:value-type="float">
            <text:p>4218251</text:p>
          </table:table-cell>
          <table:table-cell table:formula="of:=[.B4581]+1"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4218301" calcext:value-type="float">
            <text:p>4218301</text:p>
          </table:table-cell>
          <table:table-cell table:formula="of:=[.B4582]+1"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4218350" calcext:value-type="float">
            <text:p>4218350</text:p>
          </table:table-cell>
          <table:table-cell table:formula="of:=[.B4583]+1"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218400" calcext:value-type="float">
            <text:p>4218400</text:p>
          </table:table-cell>
          <table:table-cell table:formula="of:=[.B4584]+1"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4218509" calcext:value-type="float">
            <text:p>4218509</text:p>
          </table:table-cell>
          <table:table-cell table:formula="of:=[.B4585]+1"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4218608" calcext:value-type="float">
            <text:p>4218608</text:p>
          </table:table-cell>
          <table:table-cell table:formula="of:=[.B4586]+1"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4218707" calcext:value-type="float">
            <text:p>4218707</text:p>
          </table:table-cell>
          <table:table-cell table:formula="of:=[.B4587]+1" office:value-type="float" office:value="4587" calcext:value-type="float">
            <text:p>4587</text:p>
          </table:table-cell>
        </table:table-row>
        <table:table-row table:style-name="ro1">
          <table:table-cell office:value-type="float" office:value="4218756" calcext:value-type="float">
            <text:p>4218756</text:p>
          </table:table-cell>
          <table:table-cell table:formula="of:=[.B4588]+1"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4218806" calcext:value-type="float">
            <text:p>4218806</text:p>
          </table:table-cell>
          <table:table-cell table:formula="of:=[.B4589]+1"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4218855" calcext:value-type="float">
            <text:p>4218855</text:p>
          </table:table-cell>
          <table:table-cell table:formula="of:=[.B4590]+1"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218905" calcext:value-type="float">
            <text:p>4218905</text:p>
          </table:table-cell>
          <table:table-cell table:formula="of:=[.B4591]+1"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4218954" calcext:value-type="float">
            <text:p>4218954</text:p>
          </table:table-cell>
          <table:table-cell table:formula="of:=[.B4592]+1"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219002" calcext:value-type="float">
            <text:p>4219002</text:p>
          </table:table-cell>
          <table:table-cell table:formula="of:=[.B4593]+1"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4219101" calcext:value-type="float">
            <text:p>4219101</text:p>
          </table:table-cell>
          <table:table-cell table:formula="of:=[.B4594]+1"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4219150" calcext:value-type="float">
            <text:p>4219150</text:p>
          </table:table-cell>
          <table:table-cell table:formula="of:=[.B4595]+1"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219176" calcext:value-type="float">
            <text:p>4219176</text:p>
          </table:table-cell>
          <table:table-cell table:formula="of:=[.B4596]+1"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4219200" calcext:value-type="float">
            <text:p>4219200</text:p>
          </table:table-cell>
          <table:table-cell table:formula="of:=[.B4597]+1"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219309" calcext:value-type="float">
            <text:p>4219309</text:p>
          </table:table-cell>
          <table:table-cell table:formula="of:=[.B4598]+1"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219358" calcext:value-type="float">
            <text:p>4219358</text:p>
          </table:table-cell>
          <table:table-cell table:formula="of:=[.B4599]+1" office:value-type="float" office:value="4599" calcext:value-type="float">
            <text:p>4599</text:p>
          </table:table-cell>
        </table:table-row>
        <table:table-row table:style-name="ro1">
          <table:table-cell office:value-type="float" office:value="4219408" calcext:value-type="float">
            <text:p>4219408</text:p>
          </table:table-cell>
          <table:table-cell table:formula="of:=[.B4600]+1"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219507" calcext:value-type="float">
            <text:p>4219507</text:p>
          </table:table-cell>
          <table:table-cell table:formula="of:=[.B4601]+1"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4219606" calcext:value-type="float">
            <text:p>4219606</text:p>
          </table:table-cell>
          <table:table-cell table:formula="of:=[.B4602]+1"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4219705" calcext:value-type="float">
            <text:p>4219705</text:p>
          </table:table-cell>
          <table:table-cell table:formula="of:=[.B4603]+1"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4219853" calcext:value-type="float">
            <text:p>4219853</text:p>
          </table:table-cell>
          <table:table-cell table:formula="of:=[.B4604]+1"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220000" calcext:value-type="float">
            <text:p>4220000</text:p>
          </table:table-cell>
          <table:table-cell table:formula="of:=[.B4605]+1"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4300034" calcext:value-type="float">
            <text:p>4300034</text:p>
          </table:table-cell>
          <table:table-cell table:formula="of:=[.B4606]+1"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4300059" calcext:value-type="float">
            <text:p>4300059</text:p>
          </table:table-cell>
          <table:table-cell table:formula="of:=[.B4607]+1"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4300109" calcext:value-type="float">
            <text:p>4300109</text:p>
          </table:table-cell>
          <table:table-cell table:formula="of:=[.B4608]+1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300208" calcext:value-type="float">
            <text:p>4300208</text:p>
          </table:table-cell>
          <table:table-cell table:formula="of:=[.B4609]+1"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4300307" calcext:value-type="float">
            <text:p>4300307</text:p>
          </table:table-cell>
          <table:table-cell table:formula="of:=[.B4610]+1"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300406" calcext:value-type="float">
            <text:p>4300406</text:p>
          </table:table-cell>
          <table:table-cell table:formula="of:=[.B4611]+1"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4300455" calcext:value-type="float">
            <text:p>4300455</text:p>
          </table:table-cell>
          <table:table-cell table:formula="of:=[.B4612]+1"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4300471" calcext:value-type="float">
            <text:p>4300471</text:p>
          </table:table-cell>
          <table:table-cell table:formula="of:=[.B4613]+1"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4300505" calcext:value-type="float">
            <text:p>4300505</text:p>
          </table:table-cell>
          <table:table-cell table:formula="of:=[.B4614]+1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4300554" calcext:value-type="float">
            <text:p>4300554</text:p>
          </table:table-cell>
          <table:table-cell table:formula="of:=[.B4615]+1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4300570" calcext:value-type="float">
            <text:p>4300570</text:p>
          </table:table-cell>
          <table:table-cell table:formula="of:=[.B4616]+1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300604" calcext:value-type="float">
            <text:p>4300604</text:p>
          </table:table-cell>
          <table:table-cell table:formula="of:=[.B4617]+1"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300638" calcext:value-type="float">
            <text:p>4300638</text:p>
          </table:table-cell>
          <table:table-cell table:formula="of:=[.B4618]+1"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4300646" calcext:value-type="float">
            <text:p>4300646</text:p>
          </table:table-cell>
          <table:table-cell table:formula="of:=[.B4619]+1"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300661" calcext:value-type="float">
            <text:p>4300661</text:p>
          </table:table-cell>
          <table:table-cell table:formula="of:=[.B4620]+1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300703" calcext:value-type="float">
            <text:p>4300703</text:p>
          </table:table-cell>
          <table:table-cell table:formula="of:=[.B4621]+1"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300802" calcext:value-type="float">
            <text:p>4300802</text:p>
          </table:table-cell>
          <table:table-cell table:formula="of:=[.B4622]+1"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4300851" calcext:value-type="float">
            <text:p>4300851</text:p>
          </table:table-cell>
          <table:table-cell table:formula="of:=[.B4623]+1"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4300877" calcext:value-type="float">
            <text:p>4300877</text:p>
          </table:table-cell>
          <table:table-cell table:formula="of:=[.B4624]+1"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4300901" calcext:value-type="float">
            <text:p>4300901</text:p>
          </table:table-cell>
          <table:table-cell table:formula="of:=[.B4625]+1"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301008" calcext:value-type="float">
            <text:p>4301008</text:p>
          </table:table-cell>
          <table:table-cell table:formula="of:=[.B4626]+1"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4301057" calcext:value-type="float">
            <text:p>4301057</text:p>
          </table:table-cell>
          <table:table-cell table:formula="of:=[.B4627]+1"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4301073" calcext:value-type="float">
            <text:p>4301073</text:p>
          </table:table-cell>
          <table:table-cell table:formula="of:=[.B4628]+1"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301107" calcext:value-type="float">
            <text:p>4301107</text:p>
          </table:table-cell>
          <table:table-cell table:formula="of:=[.B4629]+1"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301206" calcext:value-type="float">
            <text:p>4301206</text:p>
          </table:table-cell>
          <table:table-cell table:formula="of:=[.B4630]+1"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4301305" calcext:value-type="float">
            <text:p>4301305</text:p>
          </table:table-cell>
          <table:table-cell table:formula="of:=[.B4631]+1"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4301404" calcext:value-type="float">
            <text:p>4301404</text:p>
          </table:table-cell>
          <table:table-cell table:formula="of:=[.B4632]+1"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4301503" calcext:value-type="float">
            <text:p>4301503</text:p>
          </table:table-cell>
          <table:table-cell table:formula="of:=[.B4633]+1" office:value-type="float" office:value="4633" calcext:value-type="float">
            <text:p>4633</text:p>
          </table:table-cell>
        </table:table-row>
        <table:table-row table:style-name="ro1">
          <table:table-cell office:value-type="float" office:value="4301552" calcext:value-type="float">
            <text:p>4301552</text:p>
          </table:table-cell>
          <table:table-cell table:formula="of:=[.B4634]+1"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4301602" calcext:value-type="float">
            <text:p>4301602</text:p>
          </table:table-cell>
          <table:table-cell table:formula="of:=[.B4635]+1"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4301636" calcext:value-type="float">
            <text:p>4301636</text:p>
          </table:table-cell>
          <table:table-cell table:formula="of:=[.B4636]+1"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4301651" calcext:value-type="float">
            <text:p>4301651</text:p>
          </table:table-cell>
          <table:table-cell table:formula="of:=[.B4637]+1"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4301701" calcext:value-type="float">
            <text:p>4301701</text:p>
          </table:table-cell>
          <table:table-cell table:formula="of:=[.B4638]+1"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4301750" calcext:value-type="float">
            <text:p>4301750</text:p>
          </table:table-cell>
          <table:table-cell table:formula="of:=[.B4639]+1"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301800" calcext:value-type="float">
            <text:p>4301800</text:p>
          </table:table-cell>
          <table:table-cell table:formula="of:=[.B4640]+1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301859" calcext:value-type="float">
            <text:p>4301859</text:p>
          </table:table-cell>
          <table:table-cell table:formula="of:=[.B4641]+1"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4301875" calcext:value-type="float">
            <text:p>4301875</text:p>
          </table:table-cell>
          <table:table-cell table:formula="of:=[.B4642]+1"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301909" calcext:value-type="float">
            <text:p>4301909</text:p>
          </table:table-cell>
          <table:table-cell table:formula="of:=[.B4643]+1"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4301925" calcext:value-type="float">
            <text:p>4301925</text:p>
          </table:table-cell>
          <table:table-cell table:formula="of:=[.B4644]+1"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301958" calcext:value-type="float">
            <text:p>4301958</text:p>
          </table:table-cell>
          <table:table-cell table:formula="of:=[.B4645]+1"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302006" calcext:value-type="float">
            <text:p>4302006</text:p>
          </table:table-cell>
          <table:table-cell table:formula="of:=[.B4646]+1"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4302055" calcext:value-type="float">
            <text:p>4302055</text:p>
          </table:table-cell>
          <table:table-cell table:formula="of:=[.B4647]+1"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302105" calcext:value-type="float">
            <text:p>4302105</text:p>
          </table:table-cell>
          <table:table-cell table:formula="of:=[.B4648]+1"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302154" calcext:value-type="float">
            <text:p>4302154</text:p>
          </table:table-cell>
          <table:table-cell table:formula="of:=[.B4649]+1"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302204" calcext:value-type="float">
            <text:p>4302204</text:p>
          </table:table-cell>
          <table:table-cell table:formula="of:=[.B4650]+1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302220" calcext:value-type="float">
            <text:p>4302220</text:p>
          </table:table-cell>
          <table:table-cell table:formula="of:=[.B4651]+1"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4302238" calcext:value-type="float">
            <text:p>4302238</text:p>
          </table:table-cell>
          <table:table-cell table:formula="of:=[.B4652]+1"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302253" calcext:value-type="float">
            <text:p>4302253</text:p>
          </table:table-cell>
          <table:table-cell table:formula="of:=[.B4653]+1"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4302303" calcext:value-type="float">
            <text:p>4302303</text:p>
          </table:table-cell>
          <table:table-cell table:formula="of:=[.B4654]+1"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302352" calcext:value-type="float">
            <text:p>4302352</text:p>
          </table:table-cell>
          <table:table-cell table:formula="of:=[.B4655]+1"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4302378" calcext:value-type="float">
            <text:p>4302378</text:p>
          </table:table-cell>
          <table:table-cell table:formula="of:=[.B4656]+1"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4302402" calcext:value-type="float">
            <text:p>4302402</text:p>
          </table:table-cell>
          <table:table-cell table:formula="of:=[.B4657]+1"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4302451" calcext:value-type="float">
            <text:p>4302451</text:p>
          </table:table-cell>
          <table:table-cell table:formula="of:=[.B4658]+1"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4302501" calcext:value-type="float">
            <text:p>4302501</text:p>
          </table:table-cell>
          <table:table-cell table:formula="of:=[.B4659]+1"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302584" calcext:value-type="float">
            <text:p>4302584</text:p>
          </table:table-cell>
          <table:table-cell table:formula="of:=[.B4660]+1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302600" calcext:value-type="float">
            <text:p>4302600</text:p>
          </table:table-cell>
          <table:table-cell table:formula="of:=[.B4661]+1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302659" calcext:value-type="float">
            <text:p>4302659</text:p>
          </table:table-cell>
          <table:table-cell table:formula="of:=[.B4662]+1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302709" calcext:value-type="float">
            <text:p>4302709</text:p>
          </table:table-cell>
          <table:table-cell table:formula="of:=[.B4663]+1"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302808" calcext:value-type="float">
            <text:p>4302808</text:p>
          </table:table-cell>
          <table:table-cell table:formula="of:=[.B4664]+1"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302907" calcext:value-type="float">
            <text:p>4302907</text:p>
          </table:table-cell>
          <table:table-cell table:formula="of:=[.B4665]+1"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4303004" calcext:value-type="float">
            <text:p>4303004</text:p>
          </table:table-cell>
          <table:table-cell table:formula="of:=[.B4666]+1"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4303103" calcext:value-type="float">
            <text:p>4303103</text:p>
          </table:table-cell>
          <table:table-cell table:formula="of:=[.B4667]+1"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4303202" calcext:value-type="float">
            <text:p>4303202</text:p>
          </table:table-cell>
          <table:table-cell table:formula="of:=[.B4668]+1"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303301" calcext:value-type="float">
            <text:p>4303301</text:p>
          </table:table-cell>
          <table:table-cell table:formula="of:=[.B4669]+1"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303400" calcext:value-type="float">
            <text:p>4303400</text:p>
          </table:table-cell>
          <table:table-cell table:formula="of:=[.B4670]+1"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303509" calcext:value-type="float">
            <text:p>4303509</text:p>
          </table:table-cell>
          <table:table-cell table:formula="of:=[.B4671]+1"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4303558" calcext:value-type="float">
            <text:p>4303558</text:p>
          </table:table-cell>
          <table:table-cell table:formula="of:=[.B4672]+1"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303608" calcext:value-type="float">
            <text:p>4303608</text:p>
          </table:table-cell>
          <table:table-cell table:formula="of:=[.B4673]+1"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4303673" calcext:value-type="float">
            <text:p>4303673</text:p>
          </table:table-cell>
          <table:table-cell table:formula="of:=[.B4674]+1"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4303707" calcext:value-type="float">
            <text:p>4303707</text:p>
          </table:table-cell>
          <table:table-cell table:formula="of:=[.B4675]+1"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4303806" calcext:value-type="float">
            <text:p>4303806</text:p>
          </table:table-cell>
          <table:table-cell table:formula="of:=[.B4676]+1"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4303905" calcext:value-type="float">
            <text:p>4303905</text:p>
          </table:table-cell>
          <table:table-cell table:formula="of:=[.B4677]+1"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4304002" calcext:value-type="float">
            <text:p>4304002</text:p>
          </table:table-cell>
          <table:table-cell table:formula="of:=[.B4678]+1"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304101" calcext:value-type="float">
            <text:p>4304101</text:p>
          </table:table-cell>
          <table:table-cell table:formula="of:=[.B4679]+1"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304200" calcext:value-type="float">
            <text:p>4304200</text:p>
          </table:table-cell>
          <table:table-cell table:formula="of:=[.B4680]+1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304309" calcext:value-type="float">
            <text:p>4304309</text:p>
          </table:table-cell>
          <table:table-cell table:formula="of:=[.B4681]+1"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304358" calcext:value-type="float">
            <text:p>4304358</text:p>
          </table:table-cell>
          <table:table-cell table:formula="of:=[.B4682]+1"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304408" calcext:value-type="float">
            <text:p>4304408</text:p>
          </table:table-cell>
          <table:table-cell table:formula="of:=[.B4683]+1"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4304507" calcext:value-type="float">
            <text:p>4304507</text:p>
          </table:table-cell>
          <table:table-cell table:formula="of:=[.B4684]+1"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4304606" calcext:value-type="float">
            <text:p>4304606</text:p>
          </table:table-cell>
          <table:table-cell table:formula="of:=[.B4685]+1"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304614" calcext:value-type="float">
            <text:p>4304614</text:p>
          </table:table-cell>
          <table:table-cell table:formula="of:=[.B4686]+1"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4304622" calcext:value-type="float">
            <text:p>4304622</text:p>
          </table:table-cell>
          <table:table-cell table:formula="of:=[.B4687]+1"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4304630" calcext:value-type="float">
            <text:p>4304630</text:p>
          </table:table-cell>
          <table:table-cell table:formula="of:=[.B4688]+1"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4304655" calcext:value-type="float">
            <text:p>4304655</text:p>
          </table:table-cell>
          <table:table-cell table:formula="of:=[.B4689]+1"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4304663" calcext:value-type="float">
            <text:p>4304663</text:p>
          </table:table-cell>
          <table:table-cell table:formula="of:=[.B4690]+1"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304671" calcext:value-type="float">
            <text:p>4304671</text:p>
          </table:table-cell>
          <table:table-cell table:formula="of:=[.B4691]+1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4304689" calcext:value-type="float">
            <text:p>4304689</text:p>
          </table:table-cell>
          <table:table-cell table:formula="of:=[.B4692]+1"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4304697" calcext:value-type="float">
            <text:p>4304697</text:p>
          </table:table-cell>
          <table:table-cell table:formula="of:=[.B4693]+1"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4304705" calcext:value-type="float">
            <text:p>4304705</text:p>
          </table:table-cell>
          <table:table-cell table:formula="of:=[.B4694]+1"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304713" calcext:value-type="float">
            <text:p>4304713</text:p>
          </table:table-cell>
          <table:table-cell table:formula="of:=[.B4695]+1"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4304804" calcext:value-type="float">
            <text:p>4304804</text:p>
          </table:table-cell>
          <table:table-cell table:formula="of:=[.B4696]+1"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4304853" calcext:value-type="float">
            <text:p>4304853</text:p>
          </table:table-cell>
          <table:table-cell table:formula="of:=[.B4697]+1"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4304903" calcext:value-type="float">
            <text:p>4304903</text:p>
          </table:table-cell>
          <table:table-cell table:formula="of:=[.B4698]+1"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4304952" calcext:value-type="float">
            <text:p>4304952</text:p>
          </table:table-cell>
          <table:table-cell table:formula="of:=[.B4699]+1"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4305009" calcext:value-type="float">
            <text:p>4305009</text:p>
          </table:table-cell>
          <table:table-cell table:formula="of:=[.B4700]+1"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305108" calcext:value-type="float">
            <text:p>4305108</text:p>
          </table:table-cell>
          <table:table-cell table:formula="of:=[.B4701]+1"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305116" calcext:value-type="float">
            <text:p>4305116</text:p>
          </table:table-cell>
          <table:table-cell table:formula="of:=[.B4702]+1"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305124" calcext:value-type="float">
            <text:p>4305124</text:p>
          </table:table-cell>
          <table:table-cell table:formula="of:=[.B4703]+1"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4305132" calcext:value-type="float">
            <text:p>4305132</text:p>
          </table:table-cell>
          <table:table-cell table:formula="of:=[.B4704]+1"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4305157" calcext:value-type="float">
            <text:p>4305157</text:p>
          </table:table-cell>
          <table:table-cell table:formula="of:=[.B4705]+1"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305173" calcext:value-type="float">
            <text:p>4305173</text:p>
          </table:table-cell>
          <table:table-cell table:formula="of:=[.B4706]+1"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4305207" calcext:value-type="float">
            <text:p>4305207</text:p>
          </table:table-cell>
          <table:table-cell table:formula="of:=[.B4707]+1"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4305306" calcext:value-type="float">
            <text:p>4305306</text:p>
          </table:table-cell>
          <table:table-cell table:formula="of:=[.B4708]+1"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305355" calcext:value-type="float">
            <text:p>4305355</text:p>
          </table:table-cell>
          <table:table-cell table:formula="of:=[.B4709]+1"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305371" calcext:value-type="float">
            <text:p>4305371</text:p>
          </table:table-cell>
          <table:table-cell table:formula="of:=[.B4710]+1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305405" calcext:value-type="float">
            <text:p>4305405</text:p>
          </table:table-cell>
          <table:table-cell table:formula="of:=[.B4711]+1"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4305439" calcext:value-type="float">
            <text:p>4305439</text:p>
          </table:table-cell>
          <table:table-cell table:formula="of:=[.B4712]+1"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4305447" calcext:value-type="float">
            <text:p>4305447</text:p>
          </table:table-cell>
          <table:table-cell table:formula="of:=[.B4713]+1"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305454" calcext:value-type="float">
            <text:p>4305454</text:p>
          </table:table-cell>
          <table:table-cell table:formula="of:=[.B4714]+1"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305504" calcext:value-type="float">
            <text:p>4305504</text:p>
          </table:table-cell>
          <table:table-cell table:formula="of:=[.B4715]+1"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4305587" calcext:value-type="float">
            <text:p>4305587</text:p>
          </table:table-cell>
          <table:table-cell table:formula="of:=[.B4716]+1"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305603" calcext:value-type="float">
            <text:p>4305603</text:p>
          </table:table-cell>
          <table:table-cell table:formula="of:=[.B4717]+1"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305702" calcext:value-type="float">
            <text:p>4305702</text:p>
          </table:table-cell>
          <table:table-cell table:formula="of:=[.B4718]+1"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305801" calcext:value-type="float">
            <text:p>4305801</text:p>
          </table:table-cell>
          <table:table-cell table:formula="of:=[.B4719]+1"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4305835" calcext:value-type="float">
            <text:p>4305835</text:p>
          </table:table-cell>
          <table:table-cell table:formula="of:=[.B4720]+1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305850" calcext:value-type="float">
            <text:p>4305850</text:p>
          </table:table-cell>
          <table:table-cell table:formula="of:=[.B4721]+1"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4305871" calcext:value-type="float">
            <text:p>4305871</text:p>
          </table:table-cell>
          <table:table-cell table:formula="of:=[.B4722]+1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4305900" calcext:value-type="float">
            <text:p>4305900</text:p>
          </table:table-cell>
          <table:table-cell table:formula="of:=[.B4723]+1"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305934" calcext:value-type="float">
            <text:p>4305934</text:p>
          </table:table-cell>
          <table:table-cell table:formula="of:=[.B4724]+1"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305959" calcext:value-type="float">
            <text:p>4305959</text:p>
          </table:table-cell>
          <table:table-cell table:formula="of:=[.B4725]+1"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4305975" calcext:value-type="float">
            <text:p>4305975</text:p>
          </table:table-cell>
          <table:table-cell table:formula="of:=[.B4726]+1"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4306007" calcext:value-type="float">
            <text:p>4306007</text:p>
          </table:table-cell>
          <table:table-cell table:formula="of:=[.B4727]+1"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306056" calcext:value-type="float">
            <text:p>4306056</text:p>
          </table:table-cell>
          <table:table-cell table:formula="of:=[.B4728]+1"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306072" calcext:value-type="float">
            <text:p>4306072</text:p>
          </table:table-cell>
          <table:table-cell table:formula="of:=[.B4729]+1"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306106" calcext:value-type="float">
            <text:p>4306106</text:p>
          </table:table-cell>
          <table:table-cell table:formula="of:=[.B4730]+1"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306130" calcext:value-type="float">
            <text:p>4306130</text:p>
          </table:table-cell>
          <table:table-cell table:formula="of:=[.B4731]+1"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306205" calcext:value-type="float">
            <text:p>4306205</text:p>
          </table:table-cell>
          <table:table-cell table:formula="of:=[.B4732]+1"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306304" calcext:value-type="float">
            <text:p>4306304</text:p>
          </table:table-cell>
          <table:table-cell table:formula="of:=[.B4733]+1"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306320" calcext:value-type="float">
            <text:p>4306320</text:p>
          </table:table-cell>
          <table:table-cell table:formula="of:=[.B4734]+1"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306353" calcext:value-type="float">
            <text:p>4306353</text:p>
          </table:table-cell>
          <table:table-cell table:formula="of:=[.B4735]+1"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4306379" calcext:value-type="float">
            <text:p>4306379</text:p>
          </table:table-cell>
          <table:table-cell table:formula="of:=[.B4736]+1"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306403" calcext:value-type="float">
            <text:p>4306403</text:p>
          </table:table-cell>
          <table:table-cell table:formula="of:=[.B4737]+1"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4306429" calcext:value-type="float">
            <text:p>4306429</text:p>
          </table:table-cell>
          <table:table-cell table:formula="of:=[.B4738]+1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306452" calcext:value-type="float">
            <text:p>4306452</text:p>
          </table:table-cell>
          <table:table-cell table:formula="of:=[.B4739]+1"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306502" calcext:value-type="float">
            <text:p>4306502</text:p>
          </table:table-cell>
          <table:table-cell table:formula="of:=[.B4740]+1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306551" calcext:value-type="float">
            <text:p>4306551</text:p>
          </table:table-cell>
          <table:table-cell table:formula="of:=[.B4741]+1"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306601" calcext:value-type="float">
            <text:p>4306601</text:p>
          </table:table-cell>
          <table:table-cell table:formula="of:=[.B4742]+1"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306700" calcext:value-type="float">
            <text:p>4306700</text:p>
          </table:table-cell>
          <table:table-cell table:formula="of:=[.B4743]+1"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306734" calcext:value-type="float">
            <text:p>4306734</text:p>
          </table:table-cell>
          <table:table-cell table:formula="of:=[.B4744]+1"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4306759" calcext:value-type="float">
            <text:p>4306759</text:p>
          </table:table-cell>
          <table:table-cell table:formula="of:=[.B4745]+1"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4306767" calcext:value-type="float">
            <text:p>4306767</text:p>
          </table:table-cell>
          <table:table-cell table:formula="of:=[.B4746]+1"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4306809" calcext:value-type="float">
            <text:p>4306809</text:p>
          </table:table-cell>
          <table:table-cell table:formula="of:=[.B4747]+1"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4306908" calcext:value-type="float">
            <text:p>4306908</text:p>
          </table:table-cell>
          <table:table-cell table:formula="of:=[.B4748]+1"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306924" calcext:value-type="float">
            <text:p>4306924</text:p>
          </table:table-cell>
          <table:table-cell table:formula="of:=[.B4749]+1"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306932" calcext:value-type="float">
            <text:p>4306932</text:p>
          </table:table-cell>
          <table:table-cell table:formula="of:=[.B4750]+1"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306957" calcext:value-type="float">
            <text:p>4306957</text:p>
          </table:table-cell>
          <table:table-cell table:formula="of:=[.B4751]+1"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306973" calcext:value-type="float">
            <text:p>4306973</text:p>
          </table:table-cell>
          <table:table-cell table:formula="of:=[.B4752]+1"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307005" calcext:value-type="float">
            <text:p>4307005</text:p>
          </table:table-cell>
          <table:table-cell table:formula="of:=[.B4753]+1"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4307054" calcext:value-type="float">
            <text:p>4307054</text:p>
          </table:table-cell>
          <table:table-cell table:formula="of:=[.B4754]+1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307104" calcext:value-type="float">
            <text:p>4307104</text:p>
          </table:table-cell>
          <table:table-cell table:formula="of:=[.B4755]+1"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307203" calcext:value-type="float">
            <text:p>4307203</text:p>
          </table:table-cell>
          <table:table-cell table:formula="of:=[.B4756]+1"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4307302" calcext:value-type="float">
            <text:p>4307302</text:p>
          </table:table-cell>
          <table:table-cell table:formula="of:=[.B4757]+1"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307401" calcext:value-type="float">
            <text:p>4307401</text:p>
          </table:table-cell>
          <table:table-cell table:formula="of:=[.B4758]+1"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4307450" calcext:value-type="float">
            <text:p>4307450</text:p>
          </table:table-cell>
          <table:table-cell table:formula="of:=[.B4759]+1"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307500" calcext:value-type="float">
            <text:p>4307500</text:p>
          </table:table-cell>
          <table:table-cell table:formula="of:=[.B4760]+1"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307559" calcext:value-type="float">
            <text:p>4307559</text:p>
          </table:table-cell>
          <table:table-cell table:formula="of:=[.B4761]+1"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4307609" calcext:value-type="float">
            <text:p>4307609</text:p>
          </table:table-cell>
          <table:table-cell table:formula="of:=[.B4762]+1"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307708" calcext:value-type="float">
            <text:p>4307708</text:p>
          </table:table-cell>
          <table:table-cell table:formula="of:=[.B4763]+1"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307807" calcext:value-type="float">
            <text:p>4307807</text:p>
          </table:table-cell>
          <table:table-cell table:formula="of:=[.B4764]+1"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307815" calcext:value-type="float">
            <text:p>4307815</text:p>
          </table:table-cell>
          <table:table-cell table:formula="of:=[.B4765]+1"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4307831" calcext:value-type="float">
            <text:p>4307831</text:p>
          </table:table-cell>
          <table:table-cell table:formula="of:=[.B4766]+1"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4307864" calcext:value-type="float">
            <text:p>4307864</text:p>
          </table:table-cell>
          <table:table-cell table:formula="of:=[.B4767]+1" office:value-type="float" office:value="4767" calcext:value-type="float">
            <text:p>4767</text:p>
          </table:table-cell>
        </table:table-row>
        <table:table-row table:style-name="ro1">
          <table:table-cell office:value-type="float" office:value="4307906" calcext:value-type="float">
            <text:p>4307906</text:p>
          </table:table-cell>
          <table:table-cell table:formula="of:=[.B4768]+1"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308003" calcext:value-type="float">
            <text:p>4308003</text:p>
          </table:table-cell>
          <table:table-cell table:formula="of:=[.B4769]+1"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4308052" calcext:value-type="float">
            <text:p>4308052</text:p>
          </table:table-cell>
          <table:table-cell table:formula="of:=[.B4770]+1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308078" calcext:value-type="float">
            <text:p>4308078</text:p>
          </table:table-cell>
          <table:table-cell table:formula="of:=[.B4771]+1"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4308102" calcext:value-type="float">
            <text:p>4308102</text:p>
          </table:table-cell>
          <table:table-cell table:formula="of:=[.B4772]+1" office:value-type="float" office:value="4772" calcext:value-type="float">
            <text:p>4772</text:p>
          </table:table-cell>
        </table:table-row>
        <table:table-row table:style-name="ro1">
          <table:table-cell office:value-type="float" office:value="4308201" calcext:value-type="float">
            <text:p>4308201</text:p>
          </table:table-cell>
          <table:table-cell table:formula="of:=[.B4773]+1"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4308250" calcext:value-type="float">
            <text:p>4308250</text:p>
          </table:table-cell>
          <table:table-cell table:formula="of:=[.B4774]+1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308300" calcext:value-type="float">
            <text:p>4308300</text:p>
          </table:table-cell>
          <table:table-cell table:formula="of:=[.B4775]+1"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308409" calcext:value-type="float">
            <text:p>4308409</text:p>
          </table:table-cell>
          <table:table-cell table:formula="of:=[.B4776]+1"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308433" calcext:value-type="float">
            <text:p>4308433</text:p>
          </table:table-cell>
          <table:table-cell table:formula="of:=[.B4777]+1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308458" calcext:value-type="float">
            <text:p>4308458</text:p>
          </table:table-cell>
          <table:table-cell table:formula="of:=[.B4778]+1"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308508" calcext:value-type="float">
            <text:p>4308508</text:p>
          </table:table-cell>
          <table:table-cell table:formula="of:=[.B4779]+1"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4308607" calcext:value-type="float">
            <text:p>4308607</text:p>
          </table:table-cell>
          <table:table-cell table:formula="of:=[.B4780]+1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308656" calcext:value-type="float">
            <text:p>4308656</text:p>
          </table:table-cell>
          <table:table-cell table:formula="of:=[.B4781]+1"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308706" calcext:value-type="float">
            <text:p>4308706</text:p>
          </table:table-cell>
          <table:table-cell table:formula="of:=[.B4782]+1"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4308805" calcext:value-type="float">
            <text:p>4308805</text:p>
          </table:table-cell>
          <table:table-cell table:formula="of:=[.B4783]+1"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308854" calcext:value-type="float">
            <text:p>4308854</text:p>
          </table:table-cell>
          <table:table-cell table:formula="of:=[.B4784]+1"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4308904" calcext:value-type="float">
            <text:p>4308904</text:p>
          </table:table-cell>
          <table:table-cell table:formula="of:=[.B4785]+1"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309001" calcext:value-type="float">
            <text:p>4309001</text:p>
          </table:table-cell>
          <table:table-cell table:formula="of:=[.B4786]+1"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4309050" calcext:value-type="float">
            <text:p>4309050</text:p>
          </table:table-cell>
          <table:table-cell table:formula="of:=[.B4787]+1"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4309100" calcext:value-type="float">
            <text:p>4309100</text:p>
          </table:table-cell>
          <table:table-cell table:formula="of:=[.B4788]+1"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4309126" calcext:value-type="float">
            <text:p>4309126</text:p>
          </table:table-cell>
          <table:table-cell table:formula="of:=[.B4789]+1"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4309159" calcext:value-type="float">
            <text:p>4309159</text:p>
          </table:table-cell>
          <table:table-cell table:formula="of:=[.B4790]+1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309209" calcext:value-type="float">
            <text:p>4309209</text:p>
          </table:table-cell>
          <table:table-cell table:formula="of:=[.B4791]+1"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309258" calcext:value-type="float">
            <text:p>4309258</text:p>
          </table:table-cell>
          <table:table-cell table:formula="of:=[.B4792]+1"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309308" calcext:value-type="float">
            <text:p>4309308</text:p>
          </table:table-cell>
          <table:table-cell table:formula="of:=[.B4793]+1"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4309407" calcext:value-type="float">
            <text:p>4309407</text:p>
          </table:table-cell>
          <table:table-cell table:formula="of:=[.B4794]+1"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309506" calcext:value-type="float">
            <text:p>4309506</text:p>
          </table:table-cell>
          <table:table-cell table:formula="of:=[.B4795]+1"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4309555" calcext:value-type="float">
            <text:p>4309555</text:p>
          </table:table-cell>
          <table:table-cell table:formula="of:=[.B4796]+1"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309571" calcext:value-type="float">
            <text:p>4309571</text:p>
          </table:table-cell>
          <table:table-cell table:formula="of:=[.B4797]+1"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309605" calcext:value-type="float">
            <text:p>4309605</text:p>
          </table:table-cell>
          <table:table-cell table:formula="of:=[.B4798]+1"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4309654" calcext:value-type="float">
            <text:p>4309654</text:p>
          </table:table-cell>
          <table:table-cell table:formula="of:=[.B4799]+1"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4309704" calcext:value-type="float">
            <text:p>4309704</text:p>
          </table:table-cell>
          <table:table-cell table:formula="of:=[.B4800]+1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309753" calcext:value-type="float">
            <text:p>4309753</text:p>
          </table:table-cell>
          <table:table-cell table:formula="of:=[.B4801]+1"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309803" calcext:value-type="float">
            <text:p>4309803</text:p>
          </table:table-cell>
          <table:table-cell table:formula="of:=[.B4802]+1"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309902" calcext:value-type="float">
            <text:p>4309902</text:p>
          </table:table-cell>
          <table:table-cell table:formula="of:=[.B4803]+1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309951" calcext:value-type="float">
            <text:p>4309951</text:p>
          </table:table-cell>
          <table:table-cell table:formula="of:=[.B4804]+1"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310009" calcext:value-type="float">
            <text:p>4310009</text:p>
          </table:table-cell>
          <table:table-cell table:formula="of:=[.B4805]+1"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4310108" calcext:value-type="float">
            <text:p>4310108</text:p>
          </table:table-cell>
          <table:table-cell table:formula="of:=[.B4806]+1"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4310207" calcext:value-type="float">
            <text:p>4310207</text:p>
          </table:table-cell>
          <table:table-cell table:formula="of:=[.B4807]+1"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4310306" calcext:value-type="float">
            <text:p>4310306</text:p>
          </table:table-cell>
          <table:table-cell table:formula="of:=[.B4808]+1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4310330" calcext:value-type="float">
            <text:p>4310330</text:p>
          </table:table-cell>
          <table:table-cell table:formula="of:=[.B4809]+1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4310363" calcext:value-type="float">
            <text:p>4310363</text:p>
          </table:table-cell>
          <table:table-cell table:formula="of:=[.B4810]+1"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310405" calcext:value-type="float">
            <text:p>4310405</text:p>
          </table:table-cell>
          <table:table-cell table:formula="of:=[.B4811]+1"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310413" calcext:value-type="float">
            <text:p>4310413</text:p>
          </table:table-cell>
          <table:table-cell table:formula="of:=[.B4812]+1"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4310439" calcext:value-type="float">
            <text:p>4310439</text:p>
          </table:table-cell>
          <table:table-cell table:formula="of:=[.B4813]+1"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4310462" calcext:value-type="float">
            <text:p>4310462</text:p>
          </table:table-cell>
          <table:table-cell table:formula="of:=[.B4814]+1"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4310504" calcext:value-type="float">
            <text:p>4310504</text:p>
          </table:table-cell>
          <table:table-cell table:formula="of:=[.B4815]+1"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4310538" calcext:value-type="float">
            <text:p>4310538</text:p>
          </table:table-cell>
          <table:table-cell table:formula="of:=[.B4816]+1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310553" calcext:value-type="float">
            <text:p>4310553</text:p>
          </table:table-cell>
          <table:table-cell table:formula="of:=[.B4817]+1"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310579" calcext:value-type="float">
            <text:p>4310579</text:p>
          </table:table-cell>
          <table:table-cell table:formula="of:=[.B4818]+1"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310603" calcext:value-type="float">
            <text:p>4310603</text:p>
          </table:table-cell>
          <table:table-cell table:formula="of:=[.B4819]+1"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310652" calcext:value-type="float">
            <text:p>4310652</text:p>
          </table:table-cell>
          <table:table-cell table:formula="of:=[.B4820]+1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310702" calcext:value-type="float">
            <text:p>4310702</text:p>
          </table:table-cell>
          <table:table-cell table:formula="of:=[.B4821]+1"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310751" calcext:value-type="float">
            <text:p>4310751</text:p>
          </table:table-cell>
          <table:table-cell table:formula="of:=[.B4822]+1"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310801" calcext:value-type="float">
            <text:p>4310801</text:p>
          </table:table-cell>
          <table:table-cell table:formula="of:=[.B4823]+1"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4310850" calcext:value-type="float">
            <text:p>4310850</text:p>
          </table:table-cell>
          <table:table-cell table:formula="of:=[.B4824]+1"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310876" calcext:value-type="float">
            <text:p>4310876</text:p>
          </table:table-cell>
          <table:table-cell table:formula="of:=[.B4825]+1"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4310900" calcext:value-type="float">
            <text:p>4310900</text:p>
          </table:table-cell>
          <table:table-cell table:formula="of:=[.B4826]+1"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4311007" calcext:value-type="float">
            <text:p>4311007</text:p>
          </table:table-cell>
          <table:table-cell table:formula="of:=[.B4827]+1"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4311106" calcext:value-type="float">
            <text:p>4311106</text:p>
          </table:table-cell>
          <table:table-cell table:formula="of:=[.B4828]+1"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4311122" calcext:value-type="float">
            <text:p>4311122</text:p>
          </table:table-cell>
          <table:table-cell table:formula="of:=[.B4829]+1"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311130" calcext:value-type="float">
            <text:p>4311130</text:p>
          </table:table-cell>
          <table:table-cell table:formula="of:=[.B4830]+1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311155" calcext:value-type="float">
            <text:p>4311155</text:p>
          </table:table-cell>
          <table:table-cell table:formula="of:=[.B4831]+1"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311205" calcext:value-type="float">
            <text:p>4311205</text:p>
          </table:table-cell>
          <table:table-cell table:formula="of:=[.B4832]+1"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311239" calcext:value-type="float">
            <text:p>4311239</text:p>
          </table:table-cell>
          <table:table-cell table:formula="of:=[.B4833]+1"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4311254" calcext:value-type="float">
            <text:p>4311254</text:p>
          </table:table-cell>
          <table:table-cell table:formula="of:=[.B4834]+1"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4311270" calcext:value-type="float">
            <text:p>4311270</text:p>
          </table:table-cell>
          <table:table-cell table:formula="of:=[.B4835]+1"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311304" calcext:value-type="float">
            <text:p>4311304</text:p>
          </table:table-cell>
          <table:table-cell table:formula="of:=[.B4836]+1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311403" calcext:value-type="float">
            <text:p>4311403</text:p>
          </table:table-cell>
          <table:table-cell table:formula="of:=[.B4837]+1"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311429" calcext:value-type="float">
            <text:p>4311429</text:p>
          </table:table-cell>
          <table:table-cell table:formula="of:=[.B4838]+1"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311502" calcext:value-type="float">
            <text:p>4311502</text:p>
          </table:table-cell>
          <table:table-cell table:formula="of:=[.B4839]+1"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4311601" calcext:value-type="float">
            <text:p>4311601</text:p>
          </table:table-cell>
          <table:table-cell table:formula="of:=[.B4840]+1"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311627" calcext:value-type="float">
            <text:p>4311627</text:p>
          </table:table-cell>
          <table:table-cell table:formula="of:=[.B4841]+1"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4311643" calcext:value-type="float">
            <text:p>4311643</text:p>
          </table:table-cell>
          <table:table-cell table:formula="of:=[.B4842]+1"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4311700" calcext:value-type="float">
            <text:p>4311700</text:p>
          </table:table-cell>
          <table:table-cell table:formula="of:=[.B4843]+1"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4311718" calcext:value-type="float">
            <text:p>4311718</text:p>
          </table:table-cell>
          <table:table-cell table:formula="of:=[.B4844]+1"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4311734" calcext:value-type="float">
            <text:p>4311734</text:p>
          </table:table-cell>
          <table:table-cell table:formula="of:=[.B4845]+1"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4311759" calcext:value-type="float">
            <text:p>4311759</text:p>
          </table:table-cell>
          <table:table-cell table:formula="of:=[.B4846]+1"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4311775" calcext:value-type="float">
            <text:p>4311775</text:p>
          </table:table-cell>
          <table:table-cell table:formula="of:=[.B4847]+1"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4311791" calcext:value-type="float">
            <text:p>4311791</text:p>
          </table:table-cell>
          <table:table-cell table:formula="of:=[.B4848]+1"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311809" calcext:value-type="float">
            <text:p>4311809</text:p>
          </table:table-cell>
          <table:table-cell table:formula="of:=[.B4849]+1"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4311908" calcext:value-type="float">
            <text:p>4311908</text:p>
          </table:table-cell>
          <table:table-cell table:formula="of:=[.B4850]+1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4311981" calcext:value-type="float">
            <text:p>4311981</text:p>
          </table:table-cell>
          <table:table-cell table:formula="of:=[.B4851]+1"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312005" calcext:value-type="float">
            <text:p>4312005</text:p>
          </table:table-cell>
          <table:table-cell table:formula="of:=[.B4852]+1"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4312054" calcext:value-type="float">
            <text:p>4312054</text:p>
          </table:table-cell>
          <table:table-cell table:formula="of:=[.B4853]+1"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4312104" calcext:value-type="float">
            <text:p>4312104</text:p>
          </table:table-cell>
          <table:table-cell table:formula="of:=[.B4854]+1"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4312138" calcext:value-type="float">
            <text:p>4312138</text:p>
          </table:table-cell>
          <table:table-cell table:formula="of:=[.B4855]+1"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4312153" calcext:value-type="float">
            <text:p>4312153</text:p>
          </table:table-cell>
          <table:table-cell table:formula="of:=[.B4856]+1"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4312179" calcext:value-type="float">
            <text:p>4312179</text:p>
          </table:table-cell>
          <table:table-cell table:formula="of:=[.B4857]+1"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312203" calcext:value-type="float">
            <text:p>4312203</text:p>
          </table:table-cell>
          <table:table-cell table:formula="of:=[.B4858]+1"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4312252" calcext:value-type="float">
            <text:p>4312252</text:p>
          </table:table-cell>
          <table:table-cell table:formula="of:=[.B4859]+1"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312302" calcext:value-type="float">
            <text:p>4312302</text:p>
          </table:table-cell>
          <table:table-cell table:formula="of:=[.B4860]+1"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4312351" calcext:value-type="float">
            <text:p>4312351</text:p>
          </table:table-cell>
          <table:table-cell table:formula="of:=[.B4861]+1"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4312377" calcext:value-type="float">
            <text:p>4312377</text:p>
          </table:table-cell>
          <table:table-cell table:formula="of:=[.B4862]+1"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312385" calcext:value-type="float">
            <text:p>4312385</text:p>
          </table:table-cell>
          <table:table-cell table:formula="of:=[.B4863]+1"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4312401" calcext:value-type="float">
            <text:p>4312401</text:p>
          </table:table-cell>
          <table:table-cell table:formula="of:=[.B4864]+1"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4312427" calcext:value-type="float">
            <text:p>4312427</text:p>
          </table:table-cell>
          <table:table-cell table:formula="of:=[.B4865]+1"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4312443" calcext:value-type="float">
            <text:p>4312443</text:p>
          </table:table-cell>
          <table:table-cell table:formula="of:=[.B4866]+1"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312450" calcext:value-type="float">
            <text:p>4312450</text:p>
          </table:table-cell>
          <table:table-cell table:formula="of:=[.B4867]+1"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4312476" calcext:value-type="float">
            <text:p>4312476</text:p>
          </table:table-cell>
          <table:table-cell table:formula="of:=[.B4868]+1"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312500" calcext:value-type="float">
            <text:p>4312500</text:p>
          </table:table-cell>
          <table:table-cell table:formula="of:=[.B4869]+1"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4312609" calcext:value-type="float">
            <text:p>4312609</text:p>
          </table:table-cell>
          <table:table-cell table:formula="of:=[.B4870]+1"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4312617" calcext:value-type="float">
            <text:p>4312617</text:p>
          </table:table-cell>
          <table:table-cell table:formula="of:=[.B4871]+1"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4312625" calcext:value-type="float">
            <text:p>4312625</text:p>
          </table:table-cell>
          <table:table-cell table:formula="of:=[.B4872]+1"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312658" calcext:value-type="float">
            <text:p>4312658</text:p>
          </table:table-cell>
          <table:table-cell table:formula="of:=[.B4873]+1"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4312674" calcext:value-type="float">
            <text:p>4312674</text:p>
          </table:table-cell>
          <table:table-cell table:formula="of:=[.B4874]+1"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4312708" calcext:value-type="float">
            <text:p>4312708</text:p>
          </table:table-cell>
          <table:table-cell table:formula="of:=[.B4875]+1"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4312757" calcext:value-type="float">
            <text:p>4312757</text:p>
          </table:table-cell>
          <table:table-cell table:formula="of:=[.B4876]+1"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4312807" calcext:value-type="float">
            <text:p>4312807</text:p>
          </table:table-cell>
          <table:table-cell table:formula="of:=[.B4877]+1"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4312906" calcext:value-type="float">
            <text:p>4312906</text:p>
          </table:table-cell>
          <table:table-cell table:formula="of:=[.B4878]+1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4312955" calcext:value-type="float">
            <text:p>4312955</text:p>
          </table:table-cell>
          <table:table-cell table:formula="of:=[.B4879]+1"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4313003" calcext:value-type="float">
            <text:p>4313003</text:p>
          </table:table-cell>
          <table:table-cell table:formula="of:=[.B4880]+1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4313011" calcext:value-type="float">
            <text:p>4313011</text:p>
          </table:table-cell>
          <table:table-cell table:formula="of:=[.B4881]+1"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313037" calcext:value-type="float">
            <text:p>4313037</text:p>
          </table:table-cell>
          <table:table-cell table:formula="of:=[.B4882]+1"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4313060" calcext:value-type="float">
            <text:p>4313060</text:p>
          </table:table-cell>
          <table:table-cell table:formula="of:=[.B4883]+1"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4313086" calcext:value-type="float">
            <text:p>4313086</text:p>
          </table:table-cell>
          <table:table-cell table:formula="of:=[.B4884]+1"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4313102" calcext:value-type="float">
            <text:p>4313102</text:p>
          </table:table-cell>
          <table:table-cell table:formula="of:=[.B4885]+1"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4313201" calcext:value-type="float">
            <text:p>4313201</text:p>
          </table:table-cell>
          <table:table-cell table:formula="of:=[.B4886]+1"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313300" calcext:value-type="float">
            <text:p>4313300</text:p>
          </table:table-cell>
          <table:table-cell table:formula="of:=[.B4887]+1"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4313334" calcext:value-type="float">
            <text:p>4313334</text:p>
          </table:table-cell>
          <table:table-cell table:formula="of:=[.B4888]+1"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4313359" calcext:value-type="float">
            <text:p>4313359</text:p>
          </table:table-cell>
          <table:table-cell table:formula="of:=[.B4889]+1"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4313375" calcext:value-type="float">
            <text:p>4313375</text:p>
          </table:table-cell>
          <table:table-cell table:formula="of:=[.B4890]+1"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4313391" calcext:value-type="float">
            <text:p>4313391</text:p>
          </table:table-cell>
          <table:table-cell table:formula="of:=[.B4891]+1"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4313409" calcext:value-type="float">
            <text:p>4313409</text:p>
          </table:table-cell>
          <table:table-cell table:formula="of:=[.B4892]+1"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313425" calcext:value-type="float">
            <text:p>4313425</text:p>
          </table:table-cell>
          <table:table-cell table:formula="of:=[.B4893]+1"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313441" calcext:value-type="float">
            <text:p>4313441</text:p>
          </table:table-cell>
          <table:table-cell table:formula="of:=[.B4894]+1"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4313466" calcext:value-type="float">
            <text:p>4313466</text:p>
          </table:table-cell>
          <table:table-cell table:formula="of:=[.B4895]+1"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4313490" calcext:value-type="float">
            <text:p>4313490</text:p>
          </table:table-cell>
          <table:table-cell table:formula="of:=[.B4896]+1"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4313508" calcext:value-type="float">
            <text:p>4313508</text:p>
          </table:table-cell>
          <table:table-cell table:formula="of:=[.B4897]+1"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4313607" calcext:value-type="float">
            <text:p>4313607</text:p>
          </table:table-cell>
          <table:table-cell table:formula="of:=[.B4898]+1"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4313656" calcext:value-type="float">
            <text:p>4313656</text:p>
          </table:table-cell>
          <table:table-cell table:formula="of:=[.B4899]+1"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4313706" calcext:value-type="float">
            <text:p>4313706</text:p>
          </table:table-cell>
          <table:table-cell table:formula="of:=[.B4900]+1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313805" calcext:value-type="float">
            <text:p>4313805</text:p>
          </table:table-cell>
          <table:table-cell table:formula="of:=[.B4901]+1"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4313904" calcext:value-type="float">
            <text:p>4313904</text:p>
          </table:table-cell>
          <table:table-cell table:formula="of:=[.B4902]+1"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313953" calcext:value-type="float">
            <text:p>4313953</text:p>
          </table:table-cell>
          <table:table-cell table:formula="of:=[.B4903]+1"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4314001" calcext:value-type="float">
            <text:p>4314001</text:p>
          </table:table-cell>
          <table:table-cell table:formula="of:=[.B4904]+1"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4314027" calcext:value-type="float">
            <text:p>4314027</text:p>
          </table:table-cell>
          <table:table-cell table:formula="of:=[.B4905]+1"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4314035" calcext:value-type="float">
            <text:p>4314035</text:p>
          </table:table-cell>
          <table:table-cell table:formula="of:=[.B4906]+1"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4314050" calcext:value-type="float">
            <text:p>4314050</text:p>
          </table:table-cell>
          <table:table-cell table:formula="of:=[.B4907]+1"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4314068" calcext:value-type="float">
            <text:p>4314068</text:p>
          </table:table-cell>
          <table:table-cell table:formula="of:=[.B4908]+1"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4314076" calcext:value-type="float">
            <text:p>4314076</text:p>
          </table:table-cell>
          <table:table-cell table:formula="of:=[.B4909]+1"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4314100" calcext:value-type="float">
            <text:p>4314100</text:p>
          </table:table-cell>
          <table:table-cell table:formula="of:=[.B4910]+1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314134" calcext:value-type="float">
            <text:p>4314134</text:p>
          </table:table-cell>
          <table:table-cell table:formula="of:=[.B4911]+1"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4314159" calcext:value-type="float">
            <text:p>4314159</text:p>
          </table:table-cell>
          <table:table-cell table:formula="of:=[.B4912]+1"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314175" calcext:value-type="float">
            <text:p>4314175</text:p>
          </table:table-cell>
          <table:table-cell table:formula="of:=[.B4913]+1"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4314209" calcext:value-type="float">
            <text:p>4314209</text:p>
          </table:table-cell>
          <table:table-cell table:formula="of:=[.B4914]+1"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4314308" calcext:value-type="float">
            <text:p>4314308</text:p>
          </table:table-cell>
          <table:table-cell table:formula="of:=[.B4915]+1"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314407" calcext:value-type="float">
            <text:p>4314407</text:p>
          </table:table-cell>
          <table:table-cell table:formula="of:=[.B4916]+1"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4314423" calcext:value-type="float">
            <text:p>4314423</text:p>
          </table:table-cell>
          <table:table-cell table:formula="of:=[.B4917]+1"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4314456" calcext:value-type="float">
            <text:p>4314456</text:p>
          </table:table-cell>
          <table:table-cell table:formula="of:=[.B4918]+1"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4314464" calcext:value-type="float">
            <text:p>4314464</text:p>
          </table:table-cell>
          <table:table-cell table:formula="of:=[.B4919]+1"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4314472" calcext:value-type="float">
            <text:p>4314472</text:p>
          </table:table-cell>
          <table:table-cell table:formula="of:=[.B4920]+1"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4314498" calcext:value-type="float">
            <text:p>4314498</text:p>
          </table:table-cell>
          <table:table-cell table:formula="of:=[.B4921]+1"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314506" calcext:value-type="float">
            <text:p>4314506</text:p>
          </table:table-cell>
          <table:table-cell table:formula="of:=[.B4922]+1"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314548" calcext:value-type="float">
            <text:p>4314548</text:p>
          </table:table-cell>
          <table:table-cell table:formula="of:=[.B4923]+1"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314555" calcext:value-type="float">
            <text:p>4314555</text:p>
          </table:table-cell>
          <table:table-cell table:formula="of:=[.B4924]+1"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4314605" calcext:value-type="float">
            <text:p>4314605</text:p>
          </table:table-cell>
          <table:table-cell table:formula="of:=[.B4925]+1"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4314704" calcext:value-type="float">
            <text:p>4314704</text:p>
          </table:table-cell>
          <table:table-cell table:formula="of:=[.B4926]+1"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4314753" calcext:value-type="float">
            <text:p>4314753</text:p>
          </table:table-cell>
          <table:table-cell table:formula="of:=[.B4927]+1"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4314779" calcext:value-type="float">
            <text:p>4314779</text:p>
          </table:table-cell>
          <table:table-cell table:formula="of:=[.B4928]+1"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4314787" calcext:value-type="float">
            <text:p>4314787</text:p>
          </table:table-cell>
          <table:table-cell table:formula="of:=[.B4929]+1"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4314803" calcext:value-type="float">
            <text:p>4314803</text:p>
          </table:table-cell>
          <table:table-cell table:formula="of:=[.B4930]+1"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314902" calcext:value-type="float">
            <text:p>4314902</text:p>
          </table:table-cell>
          <table:table-cell table:formula="of:=[.B4931]+1"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315008" calcext:value-type="float">
            <text:p>4315008</text:p>
          </table:table-cell>
          <table:table-cell table:formula="of:=[.B4932]+1"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315057" calcext:value-type="float">
            <text:p>4315057</text:p>
          </table:table-cell>
          <table:table-cell table:formula="of:=[.B4933]+1"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4315073" calcext:value-type="float">
            <text:p>4315073</text:p>
          </table:table-cell>
          <table:table-cell table:formula="of:=[.B4934]+1"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315107" calcext:value-type="float">
            <text:p>4315107</text:p>
          </table:table-cell>
          <table:table-cell table:formula="of:=[.B4935]+1"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4315131" calcext:value-type="float">
            <text:p>4315131</text:p>
          </table:table-cell>
          <table:table-cell table:formula="of:=[.B4936]+1"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4315149" calcext:value-type="float">
            <text:p>4315149</text:p>
          </table:table-cell>
          <table:table-cell table:formula="of:=[.B4937]+1"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315156" calcext:value-type="float">
            <text:p>4315156</text:p>
          </table:table-cell>
          <table:table-cell table:formula="of:=[.B4938]+1"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4315172" calcext:value-type="float">
            <text:p>4315172</text:p>
          </table:table-cell>
          <table:table-cell table:formula="of:=[.B4939]+1"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4315206" calcext:value-type="float">
            <text:p>4315206</text:p>
          </table:table-cell>
          <table:table-cell table:formula="of:=[.B4940]+1"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4315305" calcext:value-type="float">
            <text:p>4315305</text:p>
          </table:table-cell>
          <table:table-cell table:formula="of:=[.B4941]+1"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4315313" calcext:value-type="float">
            <text:p>4315313</text:p>
          </table:table-cell>
          <table:table-cell table:formula="of:=[.B4942]+1"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315321" calcext:value-type="float">
            <text:p>4315321</text:p>
          </table:table-cell>
          <table:table-cell table:formula="of:=[.B4943]+1"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4315354" calcext:value-type="float">
            <text:p>4315354</text:p>
          </table:table-cell>
          <table:table-cell table:formula="of:=[.B4944]+1"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4315404" calcext:value-type="float">
            <text:p>4315404</text:p>
          </table:table-cell>
          <table:table-cell table:formula="of:=[.B4945]+1"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4315453" calcext:value-type="float">
            <text:p>4315453</text:p>
          </table:table-cell>
          <table:table-cell table:formula="of:=[.B4946]+1"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4315503" calcext:value-type="float">
            <text:p>4315503</text:p>
          </table:table-cell>
          <table:table-cell table:formula="of:=[.B4947]+1"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4315552" calcext:value-type="float">
            <text:p>4315552</text:p>
          </table:table-cell>
          <table:table-cell table:formula="of:=[.B4948]+1"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4315602" calcext:value-type="float">
            <text:p>4315602</text:p>
          </table:table-cell>
          <table:table-cell table:formula="of:=[.B4949]+1"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4315701" calcext:value-type="float">
            <text:p>4315701</text:p>
          </table:table-cell>
          <table:table-cell table:formula="of:=[.B4950]+1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315750" calcext:value-type="float">
            <text:p>4315750</text:p>
          </table:table-cell>
          <table:table-cell table:formula="of:=[.B4951]+1"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4315800" calcext:value-type="float">
            <text:p>4315800</text:p>
          </table:table-cell>
          <table:table-cell table:formula="of:=[.B4952]+1"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4315909" calcext:value-type="float">
            <text:p>4315909</text:p>
          </table:table-cell>
          <table:table-cell table:formula="of:=[.B4953]+1"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4315958" calcext:value-type="float">
            <text:p>4315958</text:p>
          </table:table-cell>
          <table:table-cell table:formula="of:=[.B4954]+1"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4316006" calcext:value-type="float">
            <text:p>4316006</text:p>
          </table:table-cell>
          <table:table-cell table:formula="of:=[.B4955]+1"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316105" calcext:value-type="float">
            <text:p>4316105</text:p>
          </table:table-cell>
          <table:table-cell table:formula="of:=[.B4956]+1"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4316204" calcext:value-type="float">
            <text:p>4316204</text:p>
          </table:table-cell>
          <table:table-cell table:formula="of:=[.B4957]+1"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4316303" calcext:value-type="float">
            <text:p>4316303</text:p>
          </table:table-cell>
          <table:table-cell table:formula="of:=[.B4958]+1"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316402" calcext:value-type="float">
            <text:p>4316402</text:p>
          </table:table-cell>
          <table:table-cell table:formula="of:=[.B4959]+1"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4316428" calcext:value-type="float">
            <text:p>4316428</text:p>
          </table:table-cell>
          <table:table-cell table:formula="of:=[.B4960]+1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316436" calcext:value-type="float">
            <text:p>4316436</text:p>
          </table:table-cell>
          <table:table-cell table:formula="of:=[.B4961]+1"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4316451" calcext:value-type="float">
            <text:p>4316451</text:p>
          </table:table-cell>
          <table:table-cell table:formula="of:=[.B4962]+1"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4316477" calcext:value-type="float">
            <text:p>4316477</text:p>
          </table:table-cell>
          <table:table-cell table:formula="of:=[.B4963]+1"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4316501" calcext:value-type="float">
            <text:p>4316501</text:p>
          </table:table-cell>
          <table:table-cell table:formula="of:=[.B4964]+1"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4316600" calcext:value-type="float">
            <text:p>4316600</text:p>
          </table:table-cell>
          <table:table-cell table:formula="of:=[.B4965]+1"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4316709" calcext:value-type="float">
            <text:p>4316709</text:p>
          </table:table-cell>
          <table:table-cell table:formula="of:=[.B4966]+1"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316733" calcext:value-type="float">
            <text:p>4316733</text:p>
          </table:table-cell>
          <table:table-cell table:formula="of:=[.B4967]+1"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4316758" calcext:value-type="float">
            <text:p>4316758</text:p>
          </table:table-cell>
          <table:table-cell table:formula="of:=[.B4968]+1"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4316808" calcext:value-type="float">
            <text:p>4316808</text:p>
          </table:table-cell>
          <table:table-cell table:formula="of:=[.B4969]+1"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316907" calcext:value-type="float">
            <text:p>4316907</text:p>
          </table:table-cell>
          <table:table-cell table:formula="of:=[.B4970]+1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4316956" calcext:value-type="float">
            <text:p>4316956</text:p>
          </table:table-cell>
          <table:table-cell table:formula="of:=[.B4971]+1"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4316972" calcext:value-type="float">
            <text:p>4316972</text:p>
          </table:table-cell>
          <table:table-cell table:formula="of:=[.B4972]+1"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4317004" calcext:value-type="float">
            <text:p>4317004</text:p>
          </table:table-cell>
          <table:table-cell table:formula="of:=[.B4973]+1"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4317103" calcext:value-type="float">
            <text:p>4317103</text:p>
          </table:table-cell>
          <table:table-cell table:formula="of:=[.B4974]+1"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4317202" calcext:value-type="float">
            <text:p>4317202</text:p>
          </table:table-cell>
          <table:table-cell table:formula="of:=[.B4975]+1"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4317251" calcext:value-type="float">
            <text:p>4317251</text:p>
          </table:table-cell>
          <table:table-cell table:formula="of:=[.B4976]+1"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317301" calcext:value-type="float">
            <text:p>4317301</text:p>
          </table:table-cell>
          <table:table-cell table:formula="of:=[.B4977]+1"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317400" calcext:value-type="float">
            <text:p>4317400</text:p>
          </table:table-cell>
          <table:table-cell table:formula="of:=[.B4978]+1"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4317509" calcext:value-type="float">
            <text:p>4317509</text:p>
          </table:table-cell>
          <table:table-cell table:formula="of:=[.B4979]+1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4317558" calcext:value-type="float">
            <text:p>4317558</text:p>
          </table:table-cell>
          <table:table-cell table:formula="of:=[.B4980]+1"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4317608" calcext:value-type="float">
            <text:p>4317608</text:p>
          </table:table-cell>
          <table:table-cell table:formula="of:=[.B4981]+1"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4317707" calcext:value-type="float">
            <text:p>4317707</text:p>
          </table:table-cell>
          <table:table-cell table:formula="of:=[.B4982]+1"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317756" calcext:value-type="float">
            <text:p>4317756</text:p>
          </table:table-cell>
          <table:table-cell table:formula="of:=[.B4983]+1"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317806" calcext:value-type="float">
            <text:p>4317806</text:p>
          </table:table-cell>
          <table:table-cell table:formula="of:=[.B4984]+1"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317905" calcext:value-type="float">
            <text:p>4317905</text:p>
          </table:table-cell>
          <table:table-cell table:formula="of:=[.B4985]+1"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4317954" calcext:value-type="float">
            <text:p>4317954</text:p>
          </table:table-cell>
          <table:table-cell table:formula="of:=[.B4986]+1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4318002" calcext:value-type="float">
            <text:p>4318002</text:p>
          </table:table-cell>
          <table:table-cell table:formula="of:=[.B4987]+1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318051" calcext:value-type="float">
            <text:p>4318051</text:p>
          </table:table-cell>
          <table:table-cell table:formula="of:=[.B4988]+1"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318101" calcext:value-type="float">
            <text:p>4318101</text:p>
          </table:table-cell>
          <table:table-cell table:formula="of:=[.B4989]+1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4318200" calcext:value-type="float">
            <text:p>4318200</text:p>
          </table:table-cell>
          <table:table-cell table:formula="of:=[.B4990]+1"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318309" calcext:value-type="float">
            <text:p>4318309</text:p>
          </table:table-cell>
          <table:table-cell table:formula="of:=[.B4991]+1"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318408" calcext:value-type="float">
            <text:p>4318408</text:p>
          </table:table-cell>
          <table:table-cell table:formula="of:=[.B4992]+1"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4318424" calcext:value-type="float">
            <text:p>4318424</text:p>
          </table:table-cell>
          <table:table-cell table:formula="of:=[.B4993]+1"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318432" calcext:value-type="float">
            <text:p>4318432</text:p>
          </table:table-cell>
          <table:table-cell table:formula="of:=[.B4994]+1"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4318440" calcext:value-type="float">
            <text:p>4318440</text:p>
          </table:table-cell>
          <table:table-cell table:formula="of:=[.B4995]+1"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318457" calcext:value-type="float">
            <text:p>4318457</text:p>
          </table:table-cell>
          <table:table-cell table:formula="of:=[.B4996]+1"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4318465" calcext:value-type="float">
            <text:p>4318465</text:p>
          </table:table-cell>
          <table:table-cell table:formula="of:=[.B4997]+1"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4318481" calcext:value-type="float">
            <text:p>4318481</text:p>
          </table:table-cell>
          <table:table-cell table:formula="of:=[.B4998]+1"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4318499" calcext:value-type="float">
            <text:p>4318499</text:p>
          </table:table-cell>
          <table:table-cell table:formula="of:=[.B4999]+1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4318507" calcext:value-type="float">
            <text:p>4318507</text:p>
          </table:table-cell>
          <table:table-cell table:formula="of:=[.B5000]+1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318606" calcext:value-type="float">
            <text:p>4318606</text:p>
          </table:table-cell>
          <table:table-cell table:formula="of:=[.B5001]+1"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4318614" calcext:value-type="float">
            <text:p>4318614</text:p>
          </table:table-cell>
          <table:table-cell table:formula="of:=[.B5002]+1"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4318622" calcext:value-type="float">
            <text:p>4318622</text:p>
          </table:table-cell>
          <table:table-cell table:formula="of:=[.B5003]+1"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4318705" calcext:value-type="float">
            <text:p>4318705</text:p>
          </table:table-cell>
          <table:table-cell table:formula="of:=[.B5004]+1"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4318804" calcext:value-type="float">
            <text:p>4318804</text:p>
          </table:table-cell>
          <table:table-cell table:formula="of:=[.B5005]+1"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4318903" calcext:value-type="float">
            <text:p>4318903</text:p>
          </table:table-cell>
          <table:table-cell table:formula="of:=[.B5006]+1"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4319000" calcext:value-type="float">
            <text:p>4319000</text:p>
          </table:table-cell>
          <table:table-cell table:formula="of:=[.B5007]+1"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4319109" calcext:value-type="float">
            <text:p>4319109</text:p>
          </table:table-cell>
          <table:table-cell table:formula="of:=[.B5008]+1"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4319125" calcext:value-type="float">
            <text:p>4319125</text:p>
          </table:table-cell>
          <table:table-cell table:formula="of:=[.B5009]+1"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4319158" calcext:value-type="float">
            <text:p>4319158</text:p>
          </table:table-cell>
          <table:table-cell table:formula="of:=[.B5010]+1"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4319208" calcext:value-type="float">
            <text:p>4319208</text:p>
          </table:table-cell>
          <table:table-cell table:formula="of:=[.B5011]+1"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4319307" calcext:value-type="float">
            <text:p>4319307</text:p>
          </table:table-cell>
          <table:table-cell table:formula="of:=[.B5012]+1"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4319356" calcext:value-type="float">
            <text:p>4319356</text:p>
          </table:table-cell>
          <table:table-cell table:formula="of:=[.B5013]+1"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4319364" calcext:value-type="float">
            <text:p>4319364</text:p>
          </table:table-cell>
          <table:table-cell table:formula="of:=[.B5014]+1"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4319372" calcext:value-type="float">
            <text:p>4319372</text:p>
          </table:table-cell>
          <table:table-cell table:formula="of:=[.B5015]+1"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4319406" calcext:value-type="float">
            <text:p>4319406</text:p>
          </table:table-cell>
          <table:table-cell table:formula="of:=[.B5016]+1"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4319505" calcext:value-type="float">
            <text:p>4319505</text:p>
          </table:table-cell>
          <table:table-cell table:formula="of:=[.B5017]+1"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4319604" calcext:value-type="float">
            <text:p>4319604</text:p>
          </table:table-cell>
          <table:table-cell table:formula="of:=[.B5018]+1"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4319703" calcext:value-type="float">
            <text:p>4319703</text:p>
          </table:table-cell>
          <table:table-cell table:formula="of:=[.B5019]+1"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4319711" calcext:value-type="float">
            <text:p>4319711</text:p>
          </table:table-cell>
          <table:table-cell table:formula="of:=[.B5020]+1"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4319737" calcext:value-type="float">
            <text:p>4319737</text:p>
          </table:table-cell>
          <table:table-cell table:formula="of:=[.B5021]+1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4319752" calcext:value-type="float">
            <text:p>4319752</text:p>
          </table:table-cell>
          <table:table-cell table:formula="of:=[.B5022]+1"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4319802" calcext:value-type="float">
            <text:p>4319802</text:p>
          </table:table-cell>
          <table:table-cell table:formula="of:=[.B5023]+1"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4319901" calcext:value-type="float">
            <text:p>4319901</text:p>
          </table:table-cell>
          <table:table-cell table:formula="of:=[.B5024]+1"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4320008" calcext:value-type="float">
            <text:p>4320008</text:p>
          </table:table-cell>
          <table:table-cell table:formula="of:=[.B5025]+1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4320107" calcext:value-type="float">
            <text:p>4320107</text:p>
          </table:table-cell>
          <table:table-cell table:formula="of:=[.B5026]+1"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4320206" calcext:value-type="float">
            <text:p>4320206</text:p>
          </table:table-cell>
          <table:table-cell table:formula="of:=[.B5027]+1"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4320230" calcext:value-type="float">
            <text:p>4320230</text:p>
          </table:table-cell>
          <table:table-cell table:formula="of:=[.B5028]+1" office:value-type="float" office:value="5028" calcext:value-type="float">
            <text:p>5028</text:p>
          </table:table-cell>
        </table:table-row>
        <table:table-row table:style-name="ro1">
          <table:table-cell office:value-type="float" office:value="4320263" calcext:value-type="float">
            <text:p>4320263</text:p>
          </table:table-cell>
          <table:table-cell table:formula="of:=[.B5029]+1"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4320305" calcext:value-type="float">
            <text:p>4320305</text:p>
          </table:table-cell>
          <table:table-cell table:formula="of:=[.B5030]+1"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4320321" calcext:value-type="float">
            <text:p>4320321</text:p>
          </table:table-cell>
          <table:table-cell table:formula="of:=[.B5031]+1"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4320354" calcext:value-type="float">
            <text:p>4320354</text:p>
          </table:table-cell>
          <table:table-cell table:formula="of:=[.B5032]+1"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4320404" calcext:value-type="float">
            <text:p>4320404</text:p>
          </table:table-cell>
          <table:table-cell table:formula="of:=[.B5033]+1"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4320453" calcext:value-type="float">
            <text:p>4320453</text:p>
          </table:table-cell>
          <table:table-cell table:formula="of:=[.B5034]+1"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4320503" calcext:value-type="float">
            <text:p>4320503</text:p>
          </table:table-cell>
          <table:table-cell table:formula="of:=[.B5035]+1"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4320552" calcext:value-type="float">
            <text:p>4320552</text:p>
          </table:table-cell>
          <table:table-cell table:formula="of:=[.B5036]+1"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4320578" calcext:value-type="float">
            <text:p>4320578</text:p>
          </table:table-cell>
          <table:table-cell table:formula="of:=[.B5037]+1"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4320602" calcext:value-type="float">
            <text:p>4320602</text:p>
          </table:table-cell>
          <table:table-cell table:formula="of:=[.B5038]+1"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4320651" calcext:value-type="float">
            <text:p>4320651</text:p>
          </table:table-cell>
          <table:table-cell table:formula="of:=[.B5039]+1"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4320677" calcext:value-type="float">
            <text:p>4320677</text:p>
          </table:table-cell>
          <table:table-cell table:formula="of:=[.B5040]+1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4320701" calcext:value-type="float">
            <text:p>4320701</text:p>
          </table:table-cell>
          <table:table-cell table:formula="of:=[.B5041]+1"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4320800" calcext:value-type="float">
            <text:p>4320800</text:p>
          </table:table-cell>
          <table:table-cell table:formula="of:=[.B5042]+1"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4320859" calcext:value-type="float">
            <text:p>4320859</text:p>
          </table:table-cell>
          <table:table-cell table:formula="of:=[.B5043]+1"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4320909" calcext:value-type="float">
            <text:p>4320909</text:p>
          </table:table-cell>
          <table:table-cell table:formula="of:=[.B5044]+1"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4321006" calcext:value-type="float">
            <text:p>4321006</text:p>
          </table:table-cell>
          <table:table-cell table:formula="of:=[.B5045]+1"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4321105" calcext:value-type="float">
            <text:p>4321105</text:p>
          </table:table-cell>
          <table:table-cell table:formula="of:=[.B5046]+1"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4321204" calcext:value-type="float">
            <text:p>4321204</text:p>
          </table:table-cell>
          <table:table-cell table:formula="of:=[.B5047]+1"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4321303" calcext:value-type="float">
            <text:p>4321303</text:p>
          </table:table-cell>
          <table:table-cell table:formula="of:=[.B5048]+1"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4321329" calcext:value-type="float">
            <text:p>4321329</text:p>
          </table:table-cell>
          <table:table-cell table:formula="of:=[.B5049]+1"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4321352" calcext:value-type="float">
            <text:p>4321352</text:p>
          </table:table-cell>
          <table:table-cell table:formula="of:=[.B5050]+1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4321402" calcext:value-type="float">
            <text:p>4321402</text:p>
          </table:table-cell>
          <table:table-cell table:formula="of:=[.B5051]+1"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4321436" calcext:value-type="float">
            <text:p>4321436</text:p>
          </table:table-cell>
          <table:table-cell table:formula="of:=[.B5052]+1"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4321451" calcext:value-type="float">
            <text:p>4321451</text:p>
          </table:table-cell>
          <table:table-cell table:formula="of:=[.B5053]+1"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4321469" calcext:value-type="float">
            <text:p>4321469</text:p>
          </table:table-cell>
          <table:table-cell table:formula="of:=[.B5054]+1"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321477" calcext:value-type="float">
            <text:p>4321477</text:p>
          </table:table-cell>
          <table:table-cell table:formula="of:=[.B5055]+1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4321493" calcext:value-type="float">
            <text:p>4321493</text:p>
          </table:table-cell>
          <table:table-cell table:formula="of:=[.B5056]+1"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321501" calcext:value-type="float">
            <text:p>4321501</text:p>
          </table:table-cell>
          <table:table-cell table:formula="of:=[.B5057]+1"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4321600" calcext:value-type="float">
            <text:p>4321600</text:p>
          </table:table-cell>
          <table:table-cell table:formula="of:=[.B5058]+1"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4321626" calcext:value-type="float">
            <text:p>4321626</text:p>
          </table:table-cell>
          <table:table-cell table:formula="of:=[.B5059]+1"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4321634" calcext:value-type="float">
            <text:p>4321634</text:p>
          </table:table-cell>
          <table:table-cell table:formula="of:=[.B5060]+1"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4321667" calcext:value-type="float">
            <text:p>4321667</text:p>
          </table:table-cell>
          <table:table-cell table:formula="of:=[.B5061]+1"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4321709" calcext:value-type="float">
            <text:p>4321709</text:p>
          </table:table-cell>
          <table:table-cell table:formula="of:=[.B5062]+1"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4321808" calcext:value-type="float">
            <text:p>4321808</text:p>
          </table:table-cell>
          <table:table-cell table:formula="of:=[.B5063]+1"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4321832" calcext:value-type="float">
            <text:p>4321832</text:p>
          </table:table-cell>
          <table:table-cell table:formula="of:=[.B5064]+1"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4321857" calcext:value-type="float">
            <text:p>4321857</text:p>
          </table:table-cell>
          <table:table-cell table:formula="of:=[.B5065]+1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4321907" calcext:value-type="float">
            <text:p>4321907</text:p>
          </table:table-cell>
          <table:table-cell table:formula="of:=[.B5066]+1"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4321956" calcext:value-type="float">
            <text:p>4321956</text:p>
          </table:table-cell>
          <table:table-cell table:formula="of:=[.B5067]+1"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4322004" calcext:value-type="float">
            <text:p>4322004</text:p>
          </table:table-cell>
          <table:table-cell table:formula="of:=[.B5068]+1"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4322103" calcext:value-type="float">
            <text:p>4322103</text:p>
          </table:table-cell>
          <table:table-cell table:formula="of:=[.B5069]+1"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4322152" calcext:value-type="float">
            <text:p>4322152</text:p>
          </table:table-cell>
          <table:table-cell table:formula="of:=[.B5070]+1"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4322186" calcext:value-type="float">
            <text:p>4322186</text:p>
          </table:table-cell>
          <table:table-cell table:formula="of:=[.B5071]+1"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4322202" calcext:value-type="float">
            <text:p>4322202</text:p>
          </table:table-cell>
          <table:table-cell table:formula="of:=[.B5072]+1"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4322251" calcext:value-type="float">
            <text:p>4322251</text:p>
          </table:table-cell>
          <table:table-cell table:formula="of:=[.B5073]+1"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4322301" calcext:value-type="float">
            <text:p>4322301</text:p>
          </table:table-cell>
          <table:table-cell table:formula="of:=[.B5074]+1"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4322327" calcext:value-type="float">
            <text:p>4322327</text:p>
          </table:table-cell>
          <table:table-cell table:formula="of:=[.B5075]+1"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4322343" calcext:value-type="float">
            <text:p>4322343</text:p>
          </table:table-cell>
          <table:table-cell table:formula="of:=[.B5076]+1"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4322350" calcext:value-type="float">
            <text:p>4322350</text:p>
          </table:table-cell>
          <table:table-cell table:formula="of:=[.B5077]+1"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4322376" calcext:value-type="float">
            <text:p>4322376</text:p>
          </table:table-cell>
          <table:table-cell table:formula="of:=[.B5078]+1"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4322400" calcext:value-type="float">
            <text:p>4322400</text:p>
          </table:table-cell>
          <table:table-cell table:formula="of:=[.B5079]+1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4322509" calcext:value-type="float">
            <text:p>4322509</text:p>
          </table:table-cell>
          <table:table-cell table:formula="of:=[.B5080]+1"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4322525" calcext:value-type="float">
            <text:p>4322525</text:p>
          </table:table-cell>
          <table:table-cell table:formula="of:=[.B5081]+1" office:value-type="float" office:value="5081" calcext:value-type="float">
            <text:p>5081</text:p>
          </table:table-cell>
        </table:table-row>
        <table:table-row table:style-name="ro1">
          <table:table-cell office:value-type="float" office:value="4322533" calcext:value-type="float">
            <text:p>4322533</text:p>
          </table:table-cell>
          <table:table-cell table:formula="of:=[.B5082]+1"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4322541" calcext:value-type="float">
            <text:p>4322541</text:p>
          </table:table-cell>
          <table:table-cell table:formula="of:=[.B5083]+1"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4322558" calcext:value-type="float">
            <text:p>4322558</text:p>
          </table:table-cell>
          <table:table-cell table:formula="of:=[.B5084]+1"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4322608" calcext:value-type="float">
            <text:p>4322608</text:p>
          </table:table-cell>
          <table:table-cell table:formula="of:=[.B5085]+1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4322707" calcext:value-type="float">
            <text:p>4322707</text:p>
          </table:table-cell>
          <table:table-cell table:formula="of:=[.B5086]+1"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4322806" calcext:value-type="float">
            <text:p>4322806</text:p>
          </table:table-cell>
          <table:table-cell table:formula="of:=[.B5087]+1"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4322855" calcext:value-type="float">
            <text:p>4322855</text:p>
          </table:table-cell>
          <table:table-cell table:formula="of:=[.B5088]+1"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4322905" calcext:value-type="float">
            <text:p>4322905</text:p>
          </table:table-cell>
          <table:table-cell table:formula="of:=[.B5089]+1"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4323002" calcext:value-type="float">
            <text:p>4323002</text:p>
          </table:table-cell>
          <table:table-cell table:formula="of:=[.B5090]+1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4323101" calcext:value-type="float">
            <text:p>4323101</text:p>
          </table:table-cell>
          <table:table-cell table:formula="of:=[.B5091]+1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4323200" calcext:value-type="float">
            <text:p>4323200</text:p>
          </table:table-cell>
          <table:table-cell table:formula="of:=[.B5092]+1"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4323309" calcext:value-type="float">
            <text:p>4323309</text:p>
          </table:table-cell>
          <table:table-cell table:formula="of:=[.B5093]+1"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4323358" calcext:value-type="float">
            <text:p>4323358</text:p>
          </table:table-cell>
          <table:table-cell table:formula="of:=[.B5094]+1"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4323408" calcext:value-type="float">
            <text:p>4323408</text:p>
          </table:table-cell>
          <table:table-cell table:formula="of:=[.B5095]+1"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4323457" calcext:value-type="float">
            <text:p>4323457</text:p>
          </table:table-cell>
          <table:table-cell table:formula="of:=[.B5096]+1"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4323507" calcext:value-type="float">
            <text:p>4323507</text:p>
          </table:table-cell>
          <table:table-cell table:formula="of:=[.B5097]+1"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4323606" calcext:value-type="float">
            <text:p>4323606</text:p>
          </table:table-cell>
          <table:table-cell table:formula="of:=[.B5098]+1"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4323705" calcext:value-type="float">
            <text:p>4323705</text:p>
          </table:table-cell>
          <table:table-cell table:formula="of:=[.B5099]+1"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4323754" calcext:value-type="float">
            <text:p>4323754</text:p>
          </table:table-cell>
          <table:table-cell table:formula="of:=[.B5100]+1"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4323770" calcext:value-type="float">
            <text:p>4323770</text:p>
          </table:table-cell>
          <table:table-cell table:formula="of:=[.B5101]+1"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4323804" calcext:value-type="float">
            <text:p>4323804</text:p>
          </table:table-cell>
          <table:table-cell table:formula="of:=[.B5102]+1"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000203" calcext:value-type="float">
            <text:p>5000203</text:p>
          </table:table-cell>
          <table:table-cell table:formula="of:=[.B5103]+1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000252" calcext:value-type="float">
            <text:p>5000252</text:p>
          </table:table-cell>
          <table:table-cell table:formula="of:=[.B5104]+1"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000609" calcext:value-type="float">
            <text:p>5000609</text:p>
          </table:table-cell>
          <table:table-cell table:formula="of:=[.B5105]+1"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5000708" calcext:value-type="float">
            <text:p>5000708</text:p>
          </table:table-cell>
          <table:table-cell table:formula="of:=[.B5106]+1"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5000807" calcext:value-type="float">
            <text:p>5000807</text:p>
          </table:table-cell>
          <table:table-cell table:formula="of:=[.B5107]+1"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5000856" calcext:value-type="float">
            <text:p>5000856</text:p>
          </table:table-cell>
          <table:table-cell table:formula="of:=[.B5108]+1"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5000906" calcext:value-type="float">
            <text:p>5000906</text:p>
          </table:table-cell>
          <table:table-cell table:formula="of:=[.B5109]+1"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5001003" calcext:value-type="float">
            <text:p>5001003</text:p>
          </table:table-cell>
          <table:table-cell table:formula="of:=[.B5110]+1"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001102" calcext:value-type="float">
            <text:p>5001102</text:p>
          </table:table-cell>
          <table:table-cell table:formula="of:=[.B5111]+1"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5001243" calcext:value-type="float">
            <text:p>5001243</text:p>
          </table:table-cell>
          <table:table-cell table:formula="of:=[.B5112]+1"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5001508" calcext:value-type="float">
            <text:p>5001508</text:p>
          </table:table-cell>
          <table:table-cell table:formula="of:=[.B5113]+1"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001904" calcext:value-type="float">
            <text:p>5001904</text:p>
          </table:table-cell>
          <table:table-cell table:formula="of:=[.B5114]+1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002001" calcext:value-type="float">
            <text:p>5002001</text:p>
          </table:table-cell>
          <table:table-cell table:formula="of:=[.B5115]+1"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002100" calcext:value-type="float">
            <text:p>5002100</text:p>
          </table:table-cell>
          <table:table-cell table:formula="of:=[.B5116]+1"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5002159" calcext:value-type="float">
            <text:p>5002159</text:p>
          </table:table-cell>
          <table:table-cell table:formula="of:=[.B5117]+1"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5002209" calcext:value-type="float">
            <text:p>5002209</text:p>
          </table:table-cell>
          <table:table-cell table:formula="of:=[.B5118]+1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5002308" calcext:value-type="float">
            <text:p>5002308</text:p>
          </table:table-cell>
          <table:table-cell table:formula="of:=[.B5119]+1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5002407" calcext:value-type="float">
            <text:p>5002407</text:p>
          </table:table-cell>
          <table:table-cell table:formula="of:=[.B5120]+1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002605" calcext:value-type="float">
            <text:p>5002605</text:p>
          </table:table-cell>
          <table:table-cell table:formula="of:=[.B5121]+1"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5002704" calcext:value-type="float">
            <text:p>5002704</text:p>
          </table:table-cell>
          <table:table-cell table:formula="of:=[.B5122]+1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5002803" calcext:value-type="float">
            <text:p>5002803</text:p>
          </table:table-cell>
          <table:table-cell table:formula="of:=[.B5123]+1"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5002902" calcext:value-type="float">
            <text:p>5002902</text:p>
          </table:table-cell>
          <table:table-cell table:formula="of:=[.B5124]+1"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002951" calcext:value-type="float">
            <text:p>5002951</text:p>
          </table:table-cell>
          <table:table-cell table:formula="of:=[.B5125]+1"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003108" calcext:value-type="float">
            <text:p>5003108</text:p>
          </table:table-cell>
          <table:table-cell table:formula="of:=[.B5126]+1"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5003157" calcext:value-type="float">
            <text:p>5003157</text:p>
          </table:table-cell>
          <table:table-cell table:formula="of:=[.B5127]+1"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003207" calcext:value-type="float">
            <text:p>5003207</text:p>
          </table:table-cell>
          <table:table-cell table:formula="of:=[.B5128]+1"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5003256" calcext:value-type="float">
            <text:p>5003256</text:p>
          </table:table-cell>
          <table:table-cell table:formula="of:=[.B5129]+1"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5003306" calcext:value-type="float">
            <text:p>5003306</text:p>
          </table:table-cell>
          <table:table-cell table:formula="of:=[.B5130]+1"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003454" calcext:value-type="float">
            <text:p>5003454</text:p>
          </table:table-cell>
          <table:table-cell table:formula="of:=[.B5131]+1"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003488" calcext:value-type="float">
            <text:p>5003488</text:p>
          </table:table-cell>
          <table:table-cell table:formula="of:=[.B5132]+1"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5003504" calcext:value-type="float">
            <text:p>5003504</text:p>
          </table:table-cell>
          <table:table-cell table:formula="of:=[.B5133]+1"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5003702" calcext:value-type="float">
            <text:p>5003702</text:p>
          </table:table-cell>
          <table:table-cell table:formula="of:=[.B5134]+1"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5003751" calcext:value-type="float">
            <text:p>5003751</text:p>
          </table:table-cell>
          <table:table-cell table:formula="of:=[.B5135]+1"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003801" calcext:value-type="float">
            <text:p>5003801</text:p>
          </table:table-cell>
          <table:table-cell table:formula="of:=[.B5136]+1"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5003900" calcext:value-type="float">
            <text:p>5003900</text:p>
          </table:table-cell>
          <table:table-cell table:formula="of:=[.B5137]+1"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004007" calcext:value-type="float">
            <text:p>5004007</text:p>
          </table:table-cell>
          <table:table-cell table:formula="of:=[.B5138]+1"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5004106" calcext:value-type="float">
            <text:p>5004106</text:p>
          </table:table-cell>
          <table:table-cell table:formula="of:=[.B5139]+1"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004304" calcext:value-type="float">
            <text:p>5004304</text:p>
          </table:table-cell>
          <table:table-cell table:formula="of:=[.B5140]+1"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004403" calcext:value-type="float">
            <text:p>5004403</text:p>
          </table:table-cell>
          <table:table-cell table:formula="of:=[.B5141]+1"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5004502" calcext:value-type="float">
            <text:p>5004502</text:p>
          </table:table-cell>
          <table:table-cell table:formula="of:=[.B5142]+1"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5004601" calcext:value-type="float">
            <text:p>5004601</text:p>
          </table:table-cell>
          <table:table-cell table:formula="of:=[.B5143]+1"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5004700" calcext:value-type="float">
            <text:p>5004700</text:p>
          </table:table-cell>
          <table:table-cell table:formula="of:=[.B5144]+1"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004809" calcext:value-type="float">
            <text:p>5004809</text:p>
          </table:table-cell>
          <table:table-cell table:formula="of:=[.B5145]+1"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004908" calcext:value-type="float">
            <text:p>5004908</text:p>
          </table:table-cell>
          <table:table-cell table:formula="of:=[.B5146]+1"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5005004" calcext:value-type="float">
            <text:p>5005004</text:p>
          </table:table-cell>
          <table:table-cell table:formula="of:=[.B5147]+1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005103" calcext:value-type="float">
            <text:p>5005103</text:p>
          </table:table-cell>
          <table:table-cell table:formula="of:=[.B5148]+1"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5005152" calcext:value-type="float">
            <text:p>5005152</text:p>
          </table:table-cell>
          <table:table-cell table:formula="of:=[.B5149]+1"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5005202" calcext:value-type="float">
            <text:p>5005202</text:p>
          </table:table-cell>
          <table:table-cell table:formula="of:=[.B5150]+1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005251" calcext:value-type="float">
            <text:p>5005251</text:p>
          </table:table-cell>
          <table:table-cell table:formula="of:=[.B5151]+1"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005400" calcext:value-type="float">
            <text:p>5005400</text:p>
          </table:table-cell>
          <table:table-cell table:formula="of:=[.B5152]+1"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5005608" calcext:value-type="float">
            <text:p>5005608</text:p>
          </table:table-cell>
          <table:table-cell table:formula="of:=[.B5153]+1"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005681" calcext:value-type="float">
            <text:p>5005681</text:p>
          </table:table-cell>
          <table:table-cell table:formula="of:=[.B5154]+1"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5005707" calcext:value-type="float">
            <text:p>5005707</text:p>
          </table:table-cell>
          <table:table-cell table:formula="of:=[.B5155]+1"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5005806" calcext:value-type="float">
            <text:p>5005806</text:p>
          </table:table-cell>
          <table:table-cell table:formula="of:=[.B5156]+1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006002" calcext:value-type="float">
            <text:p>5006002</text:p>
          </table:table-cell>
          <table:table-cell table:formula="of:=[.B5157]+1"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5006200" calcext:value-type="float">
            <text:p>5006200</text:p>
          </table:table-cell>
          <table:table-cell table:formula="of:=[.B5158]+1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5006259" calcext:value-type="float">
            <text:p>5006259</text:p>
          </table:table-cell>
          <table:table-cell table:formula="of:=[.B5159]+1"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006275" calcext:value-type="float">
            <text:p>5006275</text:p>
          </table:table-cell>
          <table:table-cell table:formula="of:=[.B5160]+1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5006309" calcext:value-type="float">
            <text:p>5006309</text:p>
          </table:table-cell>
          <table:table-cell table:formula="of:=[.B5161]+1"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006358" calcext:value-type="float">
            <text:p>5006358</text:p>
          </table:table-cell>
          <table:table-cell table:formula="of:=[.B5162]+1"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006408" calcext:value-type="float">
            <text:p>5006408</text:p>
          </table:table-cell>
          <table:table-cell table:formula="of:=[.B5163]+1"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5006606" calcext:value-type="float">
            <text:p>5006606</text:p>
          </table:table-cell>
          <table:table-cell table:formula="of:=[.B5164]+1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5006903" calcext:value-type="float">
            <text:p>5006903</text:p>
          </table:table-cell>
          <table:table-cell table:formula="of:=[.B5165]+1"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007109" calcext:value-type="float">
            <text:p>5007109</text:p>
          </table:table-cell>
          <table:table-cell table:formula="of:=[.B5166]+1"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5007208" calcext:value-type="float">
            <text:p>5007208</text:p>
          </table:table-cell>
          <table:table-cell table:formula="of:=[.B5167]+1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5007307" calcext:value-type="float">
            <text:p>5007307</text:p>
          </table:table-cell>
          <table:table-cell table:formula="of:=[.B5168]+1"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007406" calcext:value-type="float">
            <text:p>5007406</text:p>
          </table:table-cell>
          <table:table-cell table:formula="of:=[.B5169]+1"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5007505" calcext:value-type="float">
            <text:p>5007505</text:p>
          </table:table-cell>
          <table:table-cell table:formula="of:=[.B5170]+1"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5007554" calcext:value-type="float">
            <text:p>5007554</text:p>
          </table:table-cell>
          <table:table-cell table:formula="of:=[.B5171]+1"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5007695" calcext:value-type="float">
            <text:p>5007695</text:p>
          </table:table-cell>
          <table:table-cell table:formula="of:=[.B5172]+1"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007703" calcext:value-type="float">
            <text:p>5007703</text:p>
          </table:table-cell>
          <table:table-cell table:formula="of:=[.B5173]+1"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007802" calcext:value-type="float">
            <text:p>5007802</text:p>
          </table:table-cell>
          <table:table-cell table:formula="of:=[.B5174]+1"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007901" calcext:value-type="float">
            <text:p>5007901</text:p>
          </table:table-cell>
          <table:table-cell table:formula="of:=[.B5175]+1"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007935" calcext:value-type="float">
            <text:p>5007935</text:p>
          </table:table-cell>
          <table:table-cell table:formula="of:=[.B5176]+1"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5007950" calcext:value-type="float">
            <text:p>5007950</text:p>
          </table:table-cell>
          <table:table-cell table:formula="of:=[.B5177]+1"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007976" calcext:value-type="float">
            <text:p>5007976</text:p>
          </table:table-cell>
          <table:table-cell table:formula="of:=[.B5178]+1"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5008008" calcext:value-type="float">
            <text:p>5008008</text:p>
          </table:table-cell>
          <table:table-cell table:formula="of:=[.B5179]+1"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5008305" calcext:value-type="float">
            <text:p>5008305</text:p>
          </table:table-cell>
          <table:table-cell table:formula="of:=[.B5180]+1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5008404" calcext:value-type="float">
            <text:p>5008404</text:p>
          </table:table-cell>
          <table:table-cell table:formula="of:=[.B5181]+1"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100102" calcext:value-type="float">
            <text:p>5100102</text:p>
          </table:table-cell>
          <table:table-cell table:formula="of:=[.B5182]+1"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5100201" calcext:value-type="float">
            <text:p>5100201</text:p>
          </table:table-cell>
          <table:table-cell table:formula="of:=[.B5183]+1"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5100250" calcext:value-type="float">
            <text:p>5100250</text:p>
          </table:table-cell>
          <table:table-cell table:formula="of:=[.B5184]+1"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100300" calcext:value-type="float">
            <text:p>5100300</text:p>
          </table:table-cell>
          <table:table-cell table:formula="of:=[.B5185]+1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00359" calcext:value-type="float">
            <text:p>5100359</text:p>
          </table:table-cell>
          <table:table-cell table:formula="of:=[.B5186]+1"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5100409" calcext:value-type="float">
            <text:p>5100409</text:p>
          </table:table-cell>
          <table:table-cell table:formula="of:=[.B5187]+1"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5100508" calcext:value-type="float">
            <text:p>5100508</text:p>
          </table:table-cell>
          <table:table-cell table:formula="of:=[.B5188]+1"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5100607" calcext:value-type="float">
            <text:p>5100607</text:p>
          </table:table-cell>
          <table:table-cell table:formula="of:=[.B5189]+1"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100805" calcext:value-type="float">
            <text:p>5100805</text:p>
          </table:table-cell>
          <table:table-cell table:formula="of:=[.B5190]+1"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5101001" calcext:value-type="float">
            <text:p>5101001</text:p>
          </table:table-cell>
          <table:table-cell table:formula="of:=[.B5191]+1"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5101209" calcext:value-type="float">
            <text:p>5101209</text:p>
          </table:table-cell>
          <table:table-cell table:formula="of:=[.B5192]+1"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5101258" calcext:value-type="float">
            <text:p>5101258</text:p>
          </table:table-cell>
          <table:table-cell table:formula="of:=[.B5193]+1"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5101308" calcext:value-type="float">
            <text:p>5101308</text:p>
          </table:table-cell>
          <table:table-cell table:formula="of:=[.B5194]+1"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01407" calcext:value-type="float">
            <text:p>5101407</text:p>
          </table:table-cell>
          <table:table-cell table:formula="of:=[.B5195]+1"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101605" calcext:value-type="float">
            <text:p>5101605</text:p>
          </table:table-cell>
          <table:table-cell table:formula="of:=[.B5196]+1"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01704" calcext:value-type="float">
            <text:p>5101704</text:p>
          </table:table-cell>
          <table:table-cell table:formula="of:=[.B5197]+1"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5101803" calcext:value-type="float">
            <text:p>5101803</text:p>
          </table:table-cell>
          <table:table-cell table:formula="of:=[.B5198]+1"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5101852" calcext:value-type="float">
            <text:p>5101852</text:p>
          </table:table-cell>
          <table:table-cell table:formula="of:=[.B5199]+1"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101902" calcext:value-type="float">
            <text:p>5101902</text:p>
          </table:table-cell>
          <table:table-cell table:formula="of:=[.B5200]+1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102504" calcext:value-type="float">
            <text:p>5102504</text:p>
          </table:table-cell>
          <table:table-cell table:formula="of:=[.B5201]+1"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5102603" calcext:value-type="float">
            <text:p>5102603</text:p>
          </table:table-cell>
          <table:table-cell table:formula="of:=[.B5202]+1"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5102637" calcext:value-type="float">
            <text:p>5102637</text:p>
          </table:table-cell>
          <table:table-cell table:formula="of:=[.B5203]+1"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5102678" calcext:value-type="float">
            <text:p>5102678</text:p>
          </table:table-cell>
          <table:table-cell table:formula="of:=[.B5204]+1"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102686" calcext:value-type="float">
            <text:p>5102686</text:p>
          </table:table-cell>
          <table:table-cell table:formula="of:=[.B5205]+1"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5102694" calcext:value-type="float">
            <text:p>5102694</text:p>
          </table:table-cell>
          <table:table-cell table:formula="of:=[.B5206]+1"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102702" calcext:value-type="float">
            <text:p>5102702</text:p>
          </table:table-cell>
          <table:table-cell table:formula="of:=[.B5207]+1"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102793" calcext:value-type="float">
            <text:p>5102793</text:p>
          </table:table-cell>
          <table:table-cell table:formula="of:=[.B5208]+1"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102850" calcext:value-type="float">
            <text:p>5102850</text:p>
          </table:table-cell>
          <table:table-cell table:formula="of:=[.B5209]+1"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5103007" calcext:value-type="float">
            <text:p>5103007</text:p>
          </table:table-cell>
          <table:table-cell table:formula="of:=[.B5210]+1"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103056" calcext:value-type="float">
            <text:p>5103056</text:p>
          </table:table-cell>
          <table:table-cell table:formula="of:=[.B5211]+1"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5103106" calcext:value-type="float">
            <text:p>5103106</text:p>
          </table:table-cell>
          <table:table-cell table:formula="of:=[.B5212]+1"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5103205" calcext:value-type="float">
            <text:p>5103205</text:p>
          </table:table-cell>
          <table:table-cell table:formula="of:=[.B5213]+1"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5103254" calcext:value-type="float">
            <text:p>5103254</text:p>
          </table:table-cell>
          <table:table-cell table:formula="of:=[.B5214]+1"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5103304" calcext:value-type="float">
            <text:p>5103304</text:p>
          </table:table-cell>
          <table:table-cell table:formula="of:=[.B5215]+1"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103353" calcext:value-type="float">
            <text:p>5103353</text:p>
          </table:table-cell>
          <table:table-cell table:formula="of:=[.B5216]+1"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5103361" calcext:value-type="float">
            <text:p>5103361</text:p>
          </table:table-cell>
          <table:table-cell table:formula="of:=[.B5217]+1"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5103379" calcext:value-type="float">
            <text:p>5103379</text:p>
          </table:table-cell>
          <table:table-cell table:formula="of:=[.B5218]+1"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5103403" calcext:value-type="float">
            <text:p>5103403</text:p>
          </table:table-cell>
          <table:table-cell table:formula="of:=[.B5219]+1"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5103437" calcext:value-type="float">
            <text:p>5103437</text:p>
          </table:table-cell>
          <table:table-cell table:formula="of:=[.B5220]+1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5103452" calcext:value-type="float">
            <text:p>5103452</text:p>
          </table:table-cell>
          <table:table-cell table:formula="of:=[.B5221]+1"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103502" calcext:value-type="float">
            <text:p>5103502</text:p>
          </table:table-cell>
          <table:table-cell table:formula="of:=[.B5222]+1"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103601" calcext:value-type="float">
            <text:p>5103601</text:p>
          </table:table-cell>
          <table:table-cell table:formula="of:=[.B5223]+1"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5103700" calcext:value-type="float">
            <text:p>5103700</text:p>
          </table:table-cell>
          <table:table-cell table:formula="of:=[.B5224]+1"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5103809" calcext:value-type="float">
            <text:p>5103809</text:p>
          </table:table-cell>
          <table:table-cell table:formula="of:=[.B5225]+1"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103858" calcext:value-type="float">
            <text:p>5103858</text:p>
          </table:table-cell>
          <table:table-cell table:formula="of:=[.B5226]+1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5103908" calcext:value-type="float">
            <text:p>5103908</text:p>
          </table:table-cell>
          <table:table-cell table:formula="of:=[.B5227]+1"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5103957" calcext:value-type="float">
            <text:p>5103957</text:p>
          </table:table-cell>
          <table:table-cell table:formula="of:=[.B5228]+1"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5104104" calcext:value-type="float">
            <text:p>5104104</text:p>
          </table:table-cell>
          <table:table-cell table:formula="of:=[.B5229]+1"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5104203" calcext:value-type="float">
            <text:p>5104203</text:p>
          </table:table-cell>
          <table:table-cell table:formula="of:=[.B5230]+1"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104500" calcext:value-type="float">
            <text:p>5104500</text:p>
          </table:table-cell>
          <table:table-cell table:formula="of:=[.B5231]+1"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5104526" calcext:value-type="float">
            <text:p>5104526</text:p>
          </table:table-cell>
          <table:table-cell table:formula="of:=[.B5232]+1"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104542" calcext:value-type="float">
            <text:p>5104542</text:p>
          </table:table-cell>
          <table:table-cell table:formula="of:=[.B5233]+1"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5104559" calcext:value-type="float">
            <text:p>5104559</text:p>
          </table:table-cell>
          <table:table-cell table:formula="of:=[.B5234]+1"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5104609" calcext:value-type="float">
            <text:p>5104609</text:p>
          </table:table-cell>
          <table:table-cell table:formula="of:=[.B5235]+1"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104807" calcext:value-type="float">
            <text:p>5104807</text:p>
          </table:table-cell>
          <table:table-cell table:formula="of:=[.B5236]+1"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104906" calcext:value-type="float">
            <text:p>5104906</text:p>
          </table:table-cell>
          <table:table-cell table:formula="of:=[.B5237]+1"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5105002" calcext:value-type="float">
            <text:p>5105002</text:p>
          </table:table-cell>
          <table:table-cell table:formula="of:=[.B5238]+1"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5105101" calcext:value-type="float">
            <text:p>5105101</text:p>
          </table:table-cell>
          <table:table-cell table:formula="of:=[.B5239]+1"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5105150" calcext:value-type="float">
            <text:p>5105150</text:p>
          </table:table-cell>
          <table:table-cell table:formula="of:=[.B5240]+1"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5105176" calcext:value-type="float">
            <text:p>5105176</text:p>
          </table:table-cell>
          <table:table-cell table:formula="of:=[.B5241]+1"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5105200" calcext:value-type="float">
            <text:p>5105200</text:p>
          </table:table-cell>
          <table:table-cell table:formula="of:=[.B5242]+1"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5105234" calcext:value-type="float">
            <text:p>5105234</text:p>
          </table:table-cell>
          <table:table-cell table:formula="of:=[.B5243]+1"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5105259" calcext:value-type="float">
            <text:p>5105259</text:p>
          </table:table-cell>
          <table:table-cell table:formula="of:=[.B5244]+1"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105309" calcext:value-type="float">
            <text:p>5105309</text:p>
          </table:table-cell>
          <table:table-cell table:formula="of:=[.B5245]+1"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105507" calcext:value-type="float">
            <text:p>5105507</text:p>
          </table:table-cell>
          <table:table-cell table:formula="of:=[.B5246]+1"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105580" calcext:value-type="float">
            <text:p>5105580</text:p>
          </table:table-cell>
          <table:table-cell table:formula="of:=[.B5247]+1"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5105606" calcext:value-type="float">
            <text:p>5105606</text:p>
          </table:table-cell>
          <table:table-cell table:formula="of:=[.B5248]+1"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5105622" calcext:value-type="float">
            <text:p>5105622</text:p>
          </table:table-cell>
          <table:table-cell table:formula="of:=[.B5249]+1"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5105903" calcext:value-type="float">
            <text:p>5105903</text:p>
          </table:table-cell>
          <table:table-cell table:formula="of:=[.B5250]+1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106000" calcext:value-type="float">
            <text:p>5106000</text:p>
          </table:table-cell>
          <table:table-cell table:formula="of:=[.B5251]+1"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106109" calcext:value-type="float">
            <text:p>5106109</text:p>
          </table:table-cell>
          <table:table-cell table:formula="of:=[.B5252]+1"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5106158" calcext:value-type="float">
            <text:p>5106158</text:p>
          </table:table-cell>
          <table:table-cell table:formula="of:=[.B5253]+1"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5106174" calcext:value-type="float">
            <text:p>5106174</text:p>
          </table:table-cell>
          <table:table-cell table:formula="of:=[.B5254]+1"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5106182" calcext:value-type="float">
            <text:p>5106182</text:p>
          </table:table-cell>
          <table:table-cell table:formula="of:=[.B5255]+1"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106190" calcext:value-type="float">
            <text:p>5106190</text:p>
          </table:table-cell>
          <table:table-cell table:formula="of:=[.B5256]+1"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5106208" calcext:value-type="float">
            <text:p>5106208</text:p>
          </table:table-cell>
          <table:table-cell table:formula="of:=[.B5257]+1"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106216" calcext:value-type="float">
            <text:p>5106216</text:p>
          </table:table-cell>
          <table:table-cell table:formula="of:=[.B5258]+1"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5106224" calcext:value-type="float">
            <text:p>5106224</text:p>
          </table:table-cell>
          <table:table-cell table:formula="of:=[.B5259]+1"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5106232" calcext:value-type="float">
            <text:p>5106232</text:p>
          </table:table-cell>
          <table:table-cell table:formula="of:=[.B5260]+1"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106240" calcext:value-type="float">
            <text:p>5106240</text:p>
          </table:table-cell>
          <table:table-cell table:formula="of:=[.B5261]+1"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5106257" calcext:value-type="float">
            <text:p>5106257</text:p>
          </table:table-cell>
          <table:table-cell table:formula="of:=[.B5262]+1"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106265" calcext:value-type="float">
            <text:p>5106265</text:p>
          </table:table-cell>
          <table:table-cell table:formula="of:=[.B5263]+1"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106273" calcext:value-type="float">
            <text:p>5106273</text:p>
          </table:table-cell>
          <table:table-cell table:formula="of:=[.B5264]+1"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106281" calcext:value-type="float">
            <text:p>5106281</text:p>
          </table:table-cell>
          <table:table-cell table:formula="of:=[.B5265]+1"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5106299" calcext:value-type="float">
            <text:p>5106299</text:p>
          </table:table-cell>
          <table:table-cell table:formula="of:=[.B5266]+1"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106307" calcext:value-type="float">
            <text:p>5106307</text:p>
          </table:table-cell>
          <table:table-cell table:formula="of:=[.B5267]+1"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5106315" calcext:value-type="float">
            <text:p>5106315</text:p>
          </table:table-cell>
          <table:table-cell table:formula="of:=[.B5268]+1"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5106372" calcext:value-type="float">
            <text:p>5106372</text:p>
          </table:table-cell>
          <table:table-cell table:formula="of:=[.B5269]+1"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106422" calcext:value-type="float">
            <text:p>5106422</text:p>
          </table:table-cell>
          <table:table-cell table:formula="of:=[.B5270]+1"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106455" calcext:value-type="float">
            <text:p>5106455</text:p>
          </table:table-cell>
          <table:table-cell table:formula="of:=[.B5271]+1"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106505" calcext:value-type="float">
            <text:p>5106505</text:p>
          </table:table-cell>
          <table:table-cell table:formula="of:=[.B5272]+1"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5106653" calcext:value-type="float">
            <text:p>5106653</text:p>
          </table:table-cell>
          <table:table-cell table:formula="of:=[.B5273]+1"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5106703" calcext:value-type="float">
            <text:p>5106703</text:p>
          </table:table-cell>
          <table:table-cell table:formula="of:=[.B5274]+1"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5106752" calcext:value-type="float">
            <text:p>5106752</text:p>
          </table:table-cell>
          <table:table-cell table:formula="of:=[.B5275]+1"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106778" calcext:value-type="float">
            <text:p>5106778</text:p>
          </table:table-cell>
          <table:table-cell table:formula="of:=[.B5276]+1"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106802" calcext:value-type="float">
            <text:p>5106802</text:p>
          </table:table-cell>
          <table:table-cell table:formula="of:=[.B5277]+1"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106828" calcext:value-type="float">
            <text:p>5106828</text:p>
          </table:table-cell>
          <table:table-cell table:formula="of:=[.B5278]+1"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5106851" calcext:value-type="float">
            <text:p>5106851</text:p>
          </table:table-cell>
          <table:table-cell table:formula="of:=[.B5279]+1"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5107008" calcext:value-type="float">
            <text:p>5107008</text:p>
          </table:table-cell>
          <table:table-cell table:formula="of:=[.B5280]+1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5107040" calcext:value-type="float">
            <text:p>5107040</text:p>
          </table:table-cell>
          <table:table-cell table:formula="of:=[.B5281]+1"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5107065" calcext:value-type="float">
            <text:p>5107065</text:p>
          </table:table-cell>
          <table:table-cell table:formula="of:=[.B5282]+1"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5107107" calcext:value-type="float">
            <text:p>5107107</text:p>
          </table:table-cell>
          <table:table-cell table:formula="of:=[.B5283]+1"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5107156" calcext:value-type="float">
            <text:p>5107156</text:p>
          </table:table-cell>
          <table:table-cell table:formula="of:=[.B5284]+1"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5107180" calcext:value-type="float">
            <text:p>5107180</text:p>
          </table:table-cell>
          <table:table-cell table:formula="of:=[.B5285]+1"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107198" calcext:value-type="float">
            <text:p>5107198</text:p>
          </table:table-cell>
          <table:table-cell table:formula="of:=[.B5286]+1"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107206" calcext:value-type="float">
            <text:p>5107206</text:p>
          </table:table-cell>
          <table:table-cell table:formula="of:=[.B5287]+1"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5107248" calcext:value-type="float">
            <text:p>5107248</text:p>
          </table:table-cell>
          <table:table-cell table:formula="of:=[.B5288]+1"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5107263" calcext:value-type="float">
            <text:p>5107263</text:p>
          </table:table-cell>
          <table:table-cell table:formula="of:=[.B5289]+1"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5107297" calcext:value-type="float">
            <text:p>5107297</text:p>
          </table:table-cell>
          <table:table-cell table:formula="of:=[.B5290]+1"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107305" calcext:value-type="float">
            <text:p>5107305</text:p>
          </table:table-cell>
          <table:table-cell table:formula="of:=[.B5291]+1"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5107354" calcext:value-type="float">
            <text:p>5107354</text:p>
          </table:table-cell>
          <table:table-cell table:formula="of:=[.B5292]+1"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5107404" calcext:value-type="float">
            <text:p>5107404</text:p>
          </table:table-cell>
          <table:table-cell table:formula="of:=[.B5293]+1"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107578" calcext:value-type="float">
            <text:p>5107578</text:p>
          </table:table-cell>
          <table:table-cell table:formula="of:=[.B5294]+1"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5107602" calcext:value-type="float">
            <text:p>5107602</text:p>
          </table:table-cell>
          <table:table-cell table:formula="of:=[.B5295]+1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5107701" calcext:value-type="float">
            <text:p>5107701</text:p>
          </table:table-cell>
          <table:table-cell table:formula="of:=[.B5296]+1"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107743" calcext:value-type="float">
            <text:p>5107743</text:p>
          </table:table-cell>
          <table:table-cell table:formula="of:=[.B5297]+1"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107750" calcext:value-type="float">
            <text:p>5107750</text:p>
          </table:table-cell>
          <table:table-cell table:formula="of:=[.B5298]+1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107768" calcext:value-type="float">
            <text:p>5107768</text:p>
          </table:table-cell>
          <table:table-cell table:formula="of:=[.B5299]+1"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107776" calcext:value-type="float">
            <text:p>5107776</text:p>
          </table:table-cell>
          <table:table-cell table:formula="of:=[.B5300]+1"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107792" calcext:value-type="float">
            <text:p>5107792</text:p>
          </table:table-cell>
          <table:table-cell table:formula="of:=[.B5301]+1"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107800" calcext:value-type="float">
            <text:p>5107800</text:p>
          </table:table-cell>
          <table:table-cell table:formula="of:=[.B5302]+1"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5107859" calcext:value-type="float">
            <text:p>5107859</text:p>
          </table:table-cell>
          <table:table-cell table:formula="of:=[.B5303]+1"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107875" calcext:value-type="float">
            <text:p>5107875</text:p>
          </table:table-cell>
          <table:table-cell table:formula="of:=[.B5304]+1"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107883" calcext:value-type="float">
            <text:p>5107883</text:p>
          </table:table-cell>
          <table:table-cell table:formula="of:=[.B5305]+1"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107909" calcext:value-type="float">
            <text:p>5107909</text:p>
          </table:table-cell>
          <table:table-cell table:formula="of:=[.B5306]+1"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107925" calcext:value-type="float">
            <text:p>5107925</text:p>
          </table:table-cell>
          <table:table-cell table:formula="of:=[.B5307]+1"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5107941" calcext:value-type="float">
            <text:p>5107941</text:p>
          </table:table-cell>
          <table:table-cell table:formula="of:=[.B5308]+1"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107958" calcext:value-type="float">
            <text:p>5107958</text:p>
          </table:table-cell>
          <table:table-cell table:formula="of:=[.B5309]+1"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108006" calcext:value-type="float">
            <text:p>5108006</text:p>
          </table:table-cell>
          <table:table-cell table:formula="of:=[.B5310]+1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5108055" calcext:value-type="float">
            <text:p>5108055</text:p>
          </table:table-cell>
          <table:table-cell table:formula="of:=[.B5311]+1"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108105" calcext:value-type="float">
            <text:p>5108105</text:p>
          </table:table-cell>
          <table:table-cell table:formula="of:=[.B5312]+1"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5108204" calcext:value-type="float">
            <text:p>5108204</text:p>
          </table:table-cell>
          <table:table-cell table:formula="of:=[.B5313]+1"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5108303" calcext:value-type="float">
            <text:p>5108303</text:p>
          </table:table-cell>
          <table:table-cell table:formula="of:=[.B5314]+1"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108352" calcext:value-type="float">
            <text:p>5108352</text:p>
          </table:table-cell>
          <table:table-cell table:formula="of:=[.B5315]+1"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5108402" calcext:value-type="float">
            <text:p>5108402</text:p>
          </table:table-cell>
          <table:table-cell table:formula="of:=[.B5316]+1"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108501" calcext:value-type="float">
            <text:p>5108501</text:p>
          </table:table-cell>
          <table:table-cell table:formula="of:=[.B5317]+1"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5108600" calcext:value-type="float">
            <text:p>5108600</text:p>
          </table:table-cell>
          <table:table-cell table:formula="of:=[.B5318]+1"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5108808" calcext:value-type="float">
            <text:p>5108808</text:p>
          </table:table-cell>
          <table:table-cell table:formula="of:=[.B5319]+1"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108857" calcext:value-type="float">
            <text:p>5108857</text:p>
          </table:table-cell>
          <table:table-cell table:formula="of:=[.B5320]+1"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108907" calcext:value-type="float">
            <text:p>5108907</text:p>
          </table:table-cell>
          <table:table-cell table:formula="of:=[.B5321]+1"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108956" calcext:value-type="float">
            <text:p>5108956</text:p>
          </table:table-cell>
          <table:table-cell table:formula="of:=[.B5322]+1" office:value-type="float" office:value="5322" calcext:value-type="float">
            <text:p>5322</text:p>
          </table:table-cell>
        </table:table-row>
        <table:table-row table:style-name="ro1">
          <table:table-cell office:value-type="float" office:value="5200050" calcext:value-type="float">
            <text:p>5200050</text:p>
          </table:table-cell>
          <table:table-cell table:formula="of:=[.B5323]+1"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200100" calcext:value-type="float">
            <text:p>5200100</text:p>
          </table:table-cell>
          <table:table-cell table:formula="of:=[.B5324]+1"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200134" calcext:value-type="float">
            <text:p>5200134</text:p>
          </table:table-cell>
          <table:table-cell table:formula="of:=[.B5325]+1"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200159" calcext:value-type="float">
            <text:p>5200159</text:p>
          </table:table-cell>
          <table:table-cell table:formula="of:=[.B5326]+1"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200175" calcext:value-type="float">
            <text:p>5200175</text:p>
          </table:table-cell>
          <table:table-cell table:formula="of:=[.B5327]+1"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200209" calcext:value-type="float">
            <text:p>5200209</text:p>
          </table:table-cell>
          <table:table-cell table:formula="of:=[.B5328]+1"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5200258" calcext:value-type="float">
            <text:p>5200258</text:p>
          </table:table-cell>
          <table:table-cell table:formula="of:=[.B5329]+1"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200308" calcext:value-type="float">
            <text:p>5200308</text:p>
          </table:table-cell>
          <table:table-cell table:formula="of:=[.B5330]+1"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5200506" calcext:value-type="float">
            <text:p>5200506</text:p>
          </table:table-cell>
          <table:table-cell table:formula="of:=[.B5331]+1"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5200555" calcext:value-type="float">
            <text:p>5200555</text:p>
          </table:table-cell>
          <table:table-cell table:formula="of:=[.B5332]+1"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200605" calcext:value-type="float">
            <text:p>5200605</text:p>
          </table:table-cell>
          <table:table-cell table:formula="of:=[.B5333]+1"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5200803" calcext:value-type="float">
            <text:p>5200803</text:p>
          </table:table-cell>
          <table:table-cell table:formula="of:=[.B5334]+1"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5200829" calcext:value-type="float">
            <text:p>5200829</text:p>
          </table:table-cell>
          <table:table-cell table:formula="of:=[.B5335]+1"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5200852" calcext:value-type="float">
            <text:p>5200852</text:p>
          </table:table-cell>
          <table:table-cell table:formula="of:=[.B5336]+1"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200902" calcext:value-type="float">
            <text:p>5200902</text:p>
          </table:table-cell>
          <table:table-cell table:formula="of:=[.B5337]+1"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5201108" calcext:value-type="float">
            <text:p>5201108</text:p>
          </table:table-cell>
          <table:table-cell table:formula="of:=[.B5338]+1"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5201207" calcext:value-type="float">
            <text:p>5201207</text:p>
          </table:table-cell>
          <table:table-cell table:formula="of:=[.B5339]+1"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201306" calcext:value-type="float">
            <text:p>5201306</text:p>
          </table:table-cell>
          <table:table-cell table:formula="of:=[.B5340]+1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5201405" calcext:value-type="float">
            <text:p>5201405</text:p>
          </table:table-cell>
          <table:table-cell table:formula="of:=[.B5341]+1"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201454" calcext:value-type="float">
            <text:p>5201454</text:p>
          </table:table-cell>
          <table:table-cell table:formula="of:=[.B5342]+1"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5201504" calcext:value-type="float">
            <text:p>5201504</text:p>
          </table:table-cell>
          <table:table-cell table:formula="of:=[.B5343]+1"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201603" calcext:value-type="float">
            <text:p>5201603</text:p>
          </table:table-cell>
          <table:table-cell table:formula="of:=[.B5344]+1"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201702" calcext:value-type="float">
            <text:p>5201702</text:p>
          </table:table-cell>
          <table:table-cell table:formula="of:=[.B5345]+1"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5201801" calcext:value-type="float">
            <text:p>5201801</text:p>
          </table:table-cell>
          <table:table-cell table:formula="of:=[.B5346]+1"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202155" calcext:value-type="float">
            <text:p>5202155</text:p>
          </table:table-cell>
          <table:table-cell table:formula="of:=[.B5347]+1"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202353" calcext:value-type="float">
            <text:p>5202353</text:p>
          </table:table-cell>
          <table:table-cell table:formula="of:=[.B5348]+1"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202502" calcext:value-type="float">
            <text:p>5202502</text:p>
          </table:table-cell>
          <table:table-cell table:formula="of:=[.B5349]+1"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5202601" calcext:value-type="float">
            <text:p>5202601</text:p>
          </table:table-cell>
          <table:table-cell table:formula="of:=[.B5350]+1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202809" calcext:value-type="float">
            <text:p>5202809</text:p>
          </table:table-cell>
          <table:table-cell table:formula="of:=[.B5351]+1"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5203104" calcext:value-type="float">
            <text:p>5203104</text:p>
          </table:table-cell>
          <table:table-cell table:formula="of:=[.B5352]+1"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5203203" calcext:value-type="float">
            <text:p>5203203</text:p>
          </table:table-cell>
          <table:table-cell table:formula="of:=[.B5353]+1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5203302" calcext:value-type="float">
            <text:p>5203302</text:p>
          </table:table-cell>
          <table:table-cell table:formula="of:=[.B5354]+1"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5203401" calcext:value-type="float">
            <text:p>5203401</text:p>
          </table:table-cell>
          <table:table-cell table:formula="of:=[.B5355]+1"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203500" calcext:value-type="float">
            <text:p>5203500</text:p>
          </table:table-cell>
          <table:table-cell table:formula="of:=[.B5356]+1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203559" calcext:value-type="float">
            <text:p>5203559</text:p>
          </table:table-cell>
          <table:table-cell table:formula="of:=[.B5357]+1"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5203575" calcext:value-type="float">
            <text:p>5203575</text:p>
          </table:table-cell>
          <table:table-cell table:formula="of:=[.B5358]+1"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5203609" calcext:value-type="float">
            <text:p>5203609</text:p>
          </table:table-cell>
          <table:table-cell table:formula="of:=[.B5359]+1"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5203807" calcext:value-type="float">
            <text:p>5203807</text:p>
          </table:table-cell>
          <table:table-cell table:formula="of:=[.B5360]+1"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5203906" calcext:value-type="float">
            <text:p>5203906</text:p>
          </table:table-cell>
          <table:table-cell table:formula="of:=[.B5361]+1"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203939" calcext:value-type="float">
            <text:p>5203939</text:p>
          </table:table-cell>
          <table:table-cell table:formula="of:=[.B5362]+1"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5203962" calcext:value-type="float">
            <text:p>5203962</text:p>
          </table:table-cell>
          <table:table-cell table:formula="of:=[.B5363]+1"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5204003" calcext:value-type="float">
            <text:p>5204003</text:p>
          </table:table-cell>
          <table:table-cell table:formula="of:=[.B5364]+1"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5204102" calcext:value-type="float">
            <text:p>5204102</text:p>
          </table:table-cell>
          <table:table-cell table:formula="of:=[.B5365]+1"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204201" calcext:value-type="float">
            <text:p>5204201</text:p>
          </table:table-cell>
          <table:table-cell table:formula="of:=[.B5366]+1"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5204250" calcext:value-type="float">
            <text:p>5204250</text:p>
          </table:table-cell>
          <table:table-cell table:formula="of:=[.B5367]+1"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5204300" calcext:value-type="float">
            <text:p>5204300</text:p>
          </table:table-cell>
          <table:table-cell table:formula="of:=[.B5368]+1"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204409" calcext:value-type="float">
            <text:p>5204409</text:p>
          </table:table-cell>
          <table:table-cell table:formula="of:=[.B5369]+1"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204508" calcext:value-type="float">
            <text:p>5204508</text:p>
          </table:table-cell>
          <table:table-cell table:formula="of:=[.B5370]+1"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5204557" calcext:value-type="float">
            <text:p>5204557</text:p>
          </table:table-cell>
          <table:table-cell table:formula="of:=[.B5371]+1"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5204607" calcext:value-type="float">
            <text:p>5204607</text:p>
          </table:table-cell>
          <table:table-cell table:formula="of:=[.B5372]+1"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5204656" calcext:value-type="float">
            <text:p>5204656</text:p>
          </table:table-cell>
          <table:table-cell table:formula="of:=[.B5373]+1"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204706" calcext:value-type="float">
            <text:p>5204706</text:p>
          </table:table-cell>
          <table:table-cell table:formula="of:=[.B5374]+1"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5204805" calcext:value-type="float">
            <text:p>5204805</text:p>
          </table:table-cell>
          <table:table-cell table:formula="of:=[.B5375]+1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5204854" calcext:value-type="float">
            <text:p>5204854</text:p>
          </table:table-cell>
          <table:table-cell table:formula="of:=[.B5376]+1"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204904" calcext:value-type="float">
            <text:p>5204904</text:p>
          </table:table-cell>
          <table:table-cell table:formula="of:=[.B5377]+1"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204953" calcext:value-type="float">
            <text:p>5204953</text:p>
          </table:table-cell>
          <table:table-cell table:formula="of:=[.B5378]+1"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5205000" calcext:value-type="float">
            <text:p>5205000</text:p>
          </table:table-cell>
          <table:table-cell table:formula="of:=[.B5379]+1"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5205059" calcext:value-type="float">
            <text:p>5205059</text:p>
          </table:table-cell>
          <table:table-cell table:formula="of:=[.B5380]+1"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205109" calcext:value-type="float">
            <text:p>5205109</text:p>
          </table:table-cell>
          <table:table-cell table:formula="of:=[.B5381]+1"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205208" calcext:value-type="float">
            <text:p>5205208</text:p>
          </table:table-cell>
          <table:table-cell table:formula="of:=[.B5382]+1"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205307" calcext:value-type="float">
            <text:p>5205307</text:p>
          </table:table-cell>
          <table:table-cell table:formula="of:=[.B5383]+1"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5205406" calcext:value-type="float">
            <text:p>5205406</text:p>
          </table:table-cell>
          <table:table-cell table:formula="of:=[.B5384]+1"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205455" calcext:value-type="float">
            <text:p>5205455</text:p>
          </table:table-cell>
          <table:table-cell table:formula="of:=[.B5385]+1"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205471" calcext:value-type="float">
            <text:p>5205471</text:p>
          </table:table-cell>
          <table:table-cell table:formula="of:=[.B5386]+1"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205497" calcext:value-type="float">
            <text:p>5205497</text:p>
          </table:table-cell>
          <table:table-cell table:formula="of:=[.B5387]+1"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5205513" calcext:value-type="float">
            <text:p>5205513</text:p>
          </table:table-cell>
          <table:table-cell table:formula="of:=[.B5388]+1"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5205521" calcext:value-type="float">
            <text:p>5205521</text:p>
          </table:table-cell>
          <table:table-cell table:formula="of:=[.B5389]+1"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205703" calcext:value-type="float">
            <text:p>5205703</text:p>
          </table:table-cell>
          <table:table-cell table:formula="of:=[.B5390]+1"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5205802" calcext:value-type="float">
            <text:p>5205802</text:p>
          </table:table-cell>
          <table:table-cell table:formula="of:=[.B5391]+1"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5205901" calcext:value-type="float">
            <text:p>5205901</text:p>
          </table:table-cell>
          <table:table-cell table:formula="of:=[.B5392]+1"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206206" calcext:value-type="float">
            <text:p>5206206</text:p>
          </table:table-cell>
          <table:table-cell table:formula="of:=[.B5393]+1"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5206305" calcext:value-type="float">
            <text:p>5206305</text:p>
          </table:table-cell>
          <table:table-cell table:formula="of:=[.B5394]+1"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5206404" calcext:value-type="float">
            <text:p>5206404</text:p>
          </table:table-cell>
          <table:table-cell table:formula="of:=[.B5395]+1"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5206503" calcext:value-type="float">
            <text:p>5206503</text:p>
          </table:table-cell>
          <table:table-cell table:formula="of:=[.B5396]+1"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206602" calcext:value-type="float">
            <text:p>5206602</text:p>
          </table:table-cell>
          <table:table-cell table:formula="of:=[.B5397]+1"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206701" calcext:value-type="float">
            <text:p>5206701</text:p>
          </table:table-cell>
          <table:table-cell table:formula="of:=[.B5398]+1"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206800" calcext:value-type="float">
            <text:p>5206800</text:p>
          </table:table-cell>
          <table:table-cell table:formula="of:=[.B5399]+1"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5206909" calcext:value-type="float">
            <text:p>5206909</text:p>
          </table:table-cell>
          <table:table-cell table:formula="of:=[.B5400]+1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207105" calcext:value-type="float">
            <text:p>5207105</text:p>
          </table:table-cell>
          <table:table-cell table:formula="of:=[.B5401]+1"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5207253" calcext:value-type="float">
            <text:p>5207253</text:p>
          </table:table-cell>
          <table:table-cell table:formula="of:=[.B5402]+1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207352" calcext:value-type="float">
            <text:p>5207352</text:p>
          </table:table-cell>
          <table:table-cell table:formula="of:=[.B5403]+1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5207402" calcext:value-type="float">
            <text:p>5207402</text:p>
          </table:table-cell>
          <table:table-cell table:formula="of:=[.B5404]+1"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5207501" calcext:value-type="float">
            <text:p>5207501</text:p>
          </table:table-cell>
          <table:table-cell table:formula="of:=[.B5405]+1"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5207535" calcext:value-type="float">
            <text:p>5207535</text:p>
          </table:table-cell>
          <table:table-cell table:formula="of:=[.B5406]+1"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207600" calcext:value-type="float">
            <text:p>5207600</text:p>
          </table:table-cell>
          <table:table-cell table:formula="of:=[.B5407]+1"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207808" calcext:value-type="float">
            <text:p>5207808</text:p>
          </table:table-cell>
          <table:table-cell table:formula="of:=[.B5408]+1"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5207907" calcext:value-type="float">
            <text:p>5207907</text:p>
          </table:table-cell>
          <table:table-cell table:formula="of:=[.B5409]+1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208004" calcext:value-type="float">
            <text:p>5208004</text:p>
          </table:table-cell>
          <table:table-cell table:formula="of:=[.B5410]+1"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208103" calcext:value-type="float">
            <text:p>5208103</text:p>
          </table:table-cell>
          <table:table-cell table:formula="of:=[.B5411]+1"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208152" calcext:value-type="float">
            <text:p>5208152</text:p>
          </table:table-cell>
          <table:table-cell table:formula="of:=[.B5412]+1"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208301" calcext:value-type="float">
            <text:p>5208301</text:p>
          </table:table-cell>
          <table:table-cell table:formula="of:=[.B5413]+1"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5208400" calcext:value-type="float">
            <text:p>5208400</text:p>
          </table:table-cell>
          <table:table-cell table:formula="of:=[.B5414]+1"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5208509" calcext:value-type="float">
            <text:p>5208509</text:p>
          </table:table-cell>
          <table:table-cell table:formula="of:=[.B5415]+1"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208608" calcext:value-type="float">
            <text:p>5208608</text:p>
          </table:table-cell>
          <table:table-cell table:formula="of:=[.B5416]+1"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5208707" calcext:value-type="float">
            <text:p>5208707</text:p>
          </table:table-cell>
          <table:table-cell table:formula="of:=[.B5417]+1"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208806" calcext:value-type="float">
            <text:p>5208806</text:p>
          </table:table-cell>
          <table:table-cell table:formula="of:=[.B5418]+1"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208905" calcext:value-type="float">
            <text:p>5208905</text:p>
          </table:table-cell>
          <table:table-cell table:formula="of:=[.B5419]+1"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5209101" calcext:value-type="float">
            <text:p>5209101</text:p>
          </table:table-cell>
          <table:table-cell table:formula="of:=[.B5420]+1"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5209150" calcext:value-type="float">
            <text:p>5209150</text:p>
          </table:table-cell>
          <table:table-cell table:formula="of:=[.B5421]+1"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5209200" calcext:value-type="float">
            <text:p>5209200</text:p>
          </table:table-cell>
          <table:table-cell table:formula="of:=[.B5422]+1"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5209291" calcext:value-type="float">
            <text:p>5209291</text:p>
          </table:table-cell>
          <table:table-cell table:formula="of:=[.B5423]+1"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5209408" calcext:value-type="float">
            <text:p>5209408</text:p>
          </table:table-cell>
          <table:table-cell table:formula="of:=[.B5424]+1"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209457" calcext:value-type="float">
            <text:p>5209457</text:p>
          </table:table-cell>
          <table:table-cell table:formula="of:=[.B5425]+1"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5209606" calcext:value-type="float">
            <text:p>5209606</text:p>
          </table:table-cell>
          <table:table-cell table:formula="of:=[.B5426]+1"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5209705" calcext:value-type="float">
            <text:p>5209705</text:p>
          </table:table-cell>
          <table:table-cell table:formula="of:=[.B5427]+1"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209804" calcext:value-type="float">
            <text:p>5209804</text:p>
          </table:table-cell>
          <table:table-cell table:formula="of:=[.B5428]+1"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209903" calcext:value-type="float">
            <text:p>5209903</text:p>
          </table:table-cell>
          <table:table-cell table:formula="of:=[.B5429]+1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5209937" calcext:value-type="float">
            <text:p>5209937</text:p>
          </table:table-cell>
          <table:table-cell table:formula="of:=[.B5430]+1"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209952" calcext:value-type="float">
            <text:p>5209952</text:p>
          </table:table-cell>
          <table:table-cell table:formula="of:=[.B5431]+1"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5210000" calcext:value-type="float">
            <text:p>5210000</text:p>
          </table:table-cell>
          <table:table-cell table:formula="of:=[.B5432]+1"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210109" calcext:value-type="float">
            <text:p>5210109</text:p>
          </table:table-cell>
          <table:table-cell table:formula="of:=[.B5433]+1"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210158" calcext:value-type="float">
            <text:p>5210158</text:p>
          </table:table-cell>
          <table:table-cell table:formula="of:=[.B5434]+1"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5210208" calcext:value-type="float">
            <text:p>5210208</text:p>
          </table:table-cell>
          <table:table-cell table:formula="of:=[.B5435]+1"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5210307" calcext:value-type="float">
            <text:p>5210307</text:p>
          </table:table-cell>
          <table:table-cell table:formula="of:=[.B5436]+1"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210406" calcext:value-type="float">
            <text:p>5210406</text:p>
          </table:table-cell>
          <table:table-cell table:formula="of:=[.B5437]+1"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5210562" calcext:value-type="float">
            <text:p>5210562</text:p>
          </table:table-cell>
          <table:table-cell table:formula="of:=[.B5438]+1"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210604" calcext:value-type="float">
            <text:p>5210604</text:p>
          </table:table-cell>
          <table:table-cell table:formula="of:=[.B5439]+1"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210802" calcext:value-type="float">
            <text:p>5210802</text:p>
          </table:table-cell>
          <table:table-cell table:formula="of:=[.B5440]+1"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210901" calcext:value-type="float">
            <text:p>5210901</text:p>
          </table:table-cell>
          <table:table-cell table:formula="of:=[.B5441]+1"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211008" calcext:value-type="float">
            <text:p>5211008</text:p>
          </table:table-cell>
          <table:table-cell table:formula="of:=[.B5442]+1"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5211206" calcext:value-type="float">
            <text:p>5211206</text:p>
          </table:table-cell>
          <table:table-cell table:formula="of:=[.B5443]+1"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5211305" calcext:value-type="float">
            <text:p>5211305</text:p>
          </table:table-cell>
          <table:table-cell table:formula="of:=[.B5444]+1"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5211404" calcext:value-type="float">
            <text:p>5211404</text:p>
          </table:table-cell>
          <table:table-cell table:formula="of:=[.B5445]+1"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211503" calcext:value-type="float">
            <text:p>5211503</text:p>
          </table:table-cell>
          <table:table-cell table:formula="of:=[.B5446]+1"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211602" calcext:value-type="float">
            <text:p>5211602</text:p>
          </table:table-cell>
          <table:table-cell table:formula="of:=[.B5447]+1"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211701" calcext:value-type="float">
            <text:p>5211701</text:p>
          </table:table-cell>
          <table:table-cell table:formula="of:=[.B5448]+1"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5211800" calcext:value-type="float">
            <text:p>5211800</text:p>
          </table:table-cell>
          <table:table-cell table:formula="of:=[.B5449]+1"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5211909" calcext:value-type="float">
            <text:p>5211909</text:p>
          </table:table-cell>
          <table:table-cell table:formula="of:=[.B5450]+1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212006" calcext:value-type="float">
            <text:p>5212006</text:p>
          </table:table-cell>
          <table:table-cell table:formula="of:=[.B5451]+1"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5212055" calcext:value-type="float">
            <text:p>5212055</text:p>
          </table:table-cell>
          <table:table-cell table:formula="of:=[.B5452]+1"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212105" calcext:value-type="float">
            <text:p>5212105</text:p>
          </table:table-cell>
          <table:table-cell table:formula="of:=[.B5453]+1"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212204" calcext:value-type="float">
            <text:p>5212204</text:p>
          </table:table-cell>
          <table:table-cell table:formula="of:=[.B5454]+1"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5212253" calcext:value-type="float">
            <text:p>5212253</text:p>
          </table:table-cell>
          <table:table-cell table:formula="of:=[.B5455]+1"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5212303" calcext:value-type="float">
            <text:p>5212303</text:p>
          </table:table-cell>
          <table:table-cell table:formula="of:=[.B5456]+1"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5212501" calcext:value-type="float">
            <text:p>5212501</text:p>
          </table:table-cell>
          <table:table-cell table:formula="of:=[.B5457]+1"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212600" calcext:value-type="float">
            <text:p>5212600</text:p>
          </table:table-cell>
          <table:table-cell table:formula="of:=[.B5458]+1"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5212709" calcext:value-type="float">
            <text:p>5212709</text:p>
          </table:table-cell>
          <table:table-cell table:formula="of:=[.B5459]+1"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212808" calcext:value-type="float">
            <text:p>5212808</text:p>
          </table:table-cell>
          <table:table-cell table:formula="of:=[.B5460]+1"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212907" calcext:value-type="float">
            <text:p>5212907</text:p>
          </table:table-cell>
          <table:table-cell table:formula="of:=[.B5461]+1"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212956" calcext:value-type="float">
            <text:p>5212956</text:p>
          </table:table-cell>
          <table:table-cell table:formula="of:=[.B5462]+1"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5213004" calcext:value-type="float">
            <text:p>5213004</text:p>
          </table:table-cell>
          <table:table-cell table:formula="of:=[.B5463]+1"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213053" calcext:value-type="float">
            <text:p>5213053</text:p>
          </table:table-cell>
          <table:table-cell table:formula="of:=[.B5464]+1"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5213087" calcext:value-type="float">
            <text:p>5213087</text:p>
          </table:table-cell>
          <table:table-cell table:formula="of:=[.B5465]+1"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5213103" calcext:value-type="float">
            <text:p>5213103</text:p>
          </table:table-cell>
          <table:table-cell table:formula="of:=[.B5466]+1"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213400" calcext:value-type="float">
            <text:p>5213400</text:p>
          </table:table-cell>
          <table:table-cell table:formula="of:=[.B5467]+1"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213509" calcext:value-type="float">
            <text:p>5213509</text:p>
          </table:table-cell>
          <table:table-cell table:formula="of:=[.B5468]+1"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213707" calcext:value-type="float">
            <text:p>5213707</text:p>
          </table:table-cell>
          <table:table-cell table:formula="of:=[.B5469]+1"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213756" calcext:value-type="float">
            <text:p>5213756</text:p>
          </table:table-cell>
          <table:table-cell table:formula="of:=[.B5470]+1"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213772" calcext:value-type="float">
            <text:p>5213772</text:p>
          </table:table-cell>
          <table:table-cell table:formula="of:=[.B5471]+1"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213806" calcext:value-type="float">
            <text:p>5213806</text:p>
          </table:table-cell>
          <table:table-cell table:formula="of:=[.B5472]+1"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213855" calcext:value-type="float">
            <text:p>5213855</text:p>
          </table:table-cell>
          <table:table-cell table:formula="of:=[.B5473]+1"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5213905" calcext:value-type="float">
            <text:p>5213905</text:p>
          </table:table-cell>
          <table:table-cell table:formula="of:=[.B5474]+1"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5214002" calcext:value-type="float">
            <text:p>5214002</text:p>
          </table:table-cell>
          <table:table-cell table:formula="of:=[.B5475]+1"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5214051" calcext:value-type="float">
            <text:p>5214051</text:p>
          </table:table-cell>
          <table:table-cell table:formula="of:=[.B5476]+1"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5214101" calcext:value-type="float">
            <text:p>5214101</text:p>
          </table:table-cell>
          <table:table-cell table:formula="of:=[.B5477]+1"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214408" calcext:value-type="float">
            <text:p>5214408</text:p>
          </table:table-cell>
          <table:table-cell table:formula="of:=[.B5478]+1" office:value-type="float" office:value="5478" calcext:value-type="float">
            <text:p>5478</text:p>
          </table:table-cell>
        </table:table-row>
        <table:table-row table:style-name="ro1">
          <table:table-cell office:value-type="float" office:value="5214507" calcext:value-type="float">
            <text:p>5214507</text:p>
          </table:table-cell>
          <table:table-cell table:formula="of:=[.B5479]+1"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5214606" calcext:value-type="float">
            <text:p>5214606</text:p>
          </table:table-cell>
          <table:table-cell table:formula="of:=[.B5480]+1"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5214705" calcext:value-type="float">
            <text:p>5214705</text:p>
          </table:table-cell>
          <table:table-cell table:formula="of:=[.B5481]+1"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5214804" calcext:value-type="float">
            <text:p>5214804</text:p>
          </table:table-cell>
          <table:table-cell table:formula="of:=[.B5482]+1"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214838" calcext:value-type="float">
            <text:p>5214838</text:p>
          </table:table-cell>
          <table:table-cell table:formula="of:=[.B5483]+1"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5214861" calcext:value-type="float">
            <text:p>5214861</text:p>
          </table:table-cell>
          <table:table-cell table:formula="of:=[.B5484]+1"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5214879" calcext:value-type="float">
            <text:p>5214879</text:p>
          </table:table-cell>
          <table:table-cell table:formula="of:=[.B5485]+1"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5214903" calcext:value-type="float">
            <text:p>5214903</text:p>
          </table:table-cell>
          <table:table-cell table:formula="of:=[.B5486]+1"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5215009" calcext:value-type="float">
            <text:p>5215009</text:p>
          </table:table-cell>
          <table:table-cell table:formula="of:=[.B5487]+1"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5215207" calcext:value-type="float">
            <text:p>5215207</text:p>
          </table:table-cell>
          <table:table-cell table:formula="of:=[.B5488]+1"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5215231" calcext:value-type="float">
            <text:p>5215231</text:p>
          </table:table-cell>
          <table:table-cell table:formula="of:=[.B5489]+1"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5215256" calcext:value-type="float">
            <text:p>5215256</text:p>
          </table:table-cell>
          <table:table-cell table:formula="of:=[.B5490]+1"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215306" calcext:value-type="float">
            <text:p>5215306</text:p>
          </table:table-cell>
          <table:table-cell table:formula="of:=[.B5491]+1"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5215405" calcext:value-type="float">
            <text:p>5215405</text:p>
          </table:table-cell>
          <table:table-cell table:formula="of:=[.B5492]+1"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215504" calcext:value-type="float">
            <text:p>5215504</text:p>
          </table:table-cell>
          <table:table-cell table:formula="of:=[.B5493]+1"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5215603" calcext:value-type="float">
            <text:p>5215603</text:p>
          </table:table-cell>
          <table:table-cell table:formula="of:=[.B5494]+1"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215652" calcext:value-type="float">
            <text:p>5215652</text:p>
          </table:table-cell>
          <table:table-cell table:formula="of:=[.B5495]+1"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5215702" calcext:value-type="float">
            <text:p>5215702</text:p>
          </table:table-cell>
          <table:table-cell table:formula="of:=[.B5496]+1"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5215801" calcext:value-type="float">
            <text:p>5215801</text:p>
          </table:table-cell>
          <table:table-cell table:formula="of:=[.B5497]+1"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215900" calcext:value-type="float">
            <text:p>5215900</text:p>
          </table:table-cell>
          <table:table-cell table:formula="of:=[.B5498]+1"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216007" calcext:value-type="float">
            <text:p>5216007</text:p>
          </table:table-cell>
          <table:table-cell table:formula="of:=[.B5499]+1"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5216304" calcext:value-type="float">
            <text:p>5216304</text:p>
          </table:table-cell>
          <table:table-cell table:formula="of:=[.B5500]+1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216403" calcext:value-type="float">
            <text:p>5216403</text:p>
          </table:table-cell>
          <table:table-cell table:formula="of:=[.B5501]+1"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5216452" calcext:value-type="float">
            <text:p>5216452</text:p>
          </table:table-cell>
          <table:table-cell table:formula="of:=[.B5502]+1"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5216809" calcext:value-type="float">
            <text:p>5216809</text:p>
          </table:table-cell>
          <table:table-cell table:formula="of:=[.B5503]+1" office:value-type="float" office:value="5503" calcext:value-type="float">
            <text:p>5503</text:p>
          </table:table-cell>
        </table:table-row>
        <table:table-row table:style-name="ro1">
          <table:table-cell office:value-type="float" office:value="5216908" calcext:value-type="float">
            <text:p>5216908</text:p>
          </table:table-cell>
          <table:table-cell table:formula="of:=[.B5504]+1"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217104" calcext:value-type="float">
            <text:p>5217104</text:p>
          </table:table-cell>
          <table:table-cell table:formula="of:=[.B5505]+1"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5217203" calcext:value-type="float">
            <text:p>5217203</text:p>
          </table:table-cell>
          <table:table-cell table:formula="of:=[.B5506]+1"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5217302" calcext:value-type="float">
            <text:p>5217302</text:p>
          </table:table-cell>
          <table:table-cell table:formula="of:=[.B5507]+1"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217401" calcext:value-type="float">
            <text:p>5217401</text:p>
          </table:table-cell>
          <table:table-cell table:formula="of:=[.B5508]+1"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5217609" calcext:value-type="float">
            <text:p>5217609</text:p>
          </table:table-cell>
          <table:table-cell table:formula="of:=[.B5509]+1"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5217708" calcext:value-type="float">
            <text:p>5217708</text:p>
          </table:table-cell>
          <table:table-cell table:formula="of:=[.B5510]+1"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5218003" calcext:value-type="float">
            <text:p>5218003</text:p>
          </table:table-cell>
          <table:table-cell table:formula="of:=[.B5511]+1"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218052" calcext:value-type="float">
            <text:p>5218052</text:p>
          </table:table-cell>
          <table:table-cell table:formula="of:=[.B5512]+1"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5218102" calcext:value-type="float">
            <text:p>5218102</text:p>
          </table:table-cell>
          <table:table-cell table:formula="of:=[.B5513]+1"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5218300" calcext:value-type="float">
            <text:p>5218300</text:p>
          </table:table-cell>
          <table:table-cell table:formula="of:=[.B5514]+1"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218391" calcext:value-type="float">
            <text:p>5218391</text:p>
          </table:table-cell>
          <table:table-cell table:formula="of:=[.B5515]+1"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5218508" calcext:value-type="float">
            <text:p>5218508</text:p>
          </table:table-cell>
          <table:table-cell table:formula="of:=[.B5516]+1"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5218607" calcext:value-type="float">
            <text:p>5218607</text:p>
          </table:table-cell>
          <table:table-cell table:formula="of:=[.B5517]+1"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218706" calcext:value-type="float">
            <text:p>5218706</text:p>
          </table:table-cell>
          <table:table-cell table:formula="of:=[.B5518]+1"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5218789" calcext:value-type="float">
            <text:p>5218789</text:p>
          </table:table-cell>
          <table:table-cell table:formula="of:=[.B5519]+1"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218805" calcext:value-type="float">
            <text:p>5218805</text:p>
          </table:table-cell>
          <table:table-cell table:formula="of:=[.B5520]+1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5218904" calcext:value-type="float">
            <text:p>5218904</text:p>
          </table:table-cell>
          <table:table-cell table:formula="of:=[.B5521]+1"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219001" calcext:value-type="float">
            <text:p>5219001</text:p>
          </table:table-cell>
          <table:table-cell table:formula="of:=[.B5522]+1"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219100" calcext:value-type="float">
            <text:p>5219100</text:p>
          </table:table-cell>
          <table:table-cell table:formula="of:=[.B5523]+1"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5219209" calcext:value-type="float">
            <text:p>5219209</text:p>
          </table:table-cell>
          <table:table-cell table:formula="of:=[.B5524]+1"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5219258" calcext:value-type="float">
            <text:p>5219258</text:p>
          </table:table-cell>
          <table:table-cell table:formula="of:=[.B5525]+1"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219308" calcext:value-type="float">
            <text:p>5219308</text:p>
          </table:table-cell>
          <table:table-cell table:formula="of:=[.B5526]+1"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219357" calcext:value-type="float">
            <text:p>5219357</text:p>
          </table:table-cell>
          <table:table-cell table:formula="of:=[.B5527]+1"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5219407" calcext:value-type="float">
            <text:p>5219407</text:p>
          </table:table-cell>
          <table:table-cell table:formula="of:=[.B5528]+1"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5219456" calcext:value-type="float">
            <text:p>5219456</text:p>
          </table:table-cell>
          <table:table-cell table:formula="of:=[.B5529]+1"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5219506" calcext:value-type="float">
            <text:p>5219506</text:p>
          </table:table-cell>
          <table:table-cell table:formula="of:=[.B5530]+1"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5219605" calcext:value-type="float">
            <text:p>5219605</text:p>
          </table:table-cell>
          <table:table-cell table:formula="of:=[.B5531]+1"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219704" calcext:value-type="float">
            <text:p>5219704</text:p>
          </table:table-cell>
          <table:table-cell table:formula="of:=[.B5532]+1"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5219712" calcext:value-type="float">
            <text:p>5219712</text:p>
          </table:table-cell>
          <table:table-cell table:formula="of:=[.B5533]+1"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5219738" calcext:value-type="float">
            <text:p>5219738</text:p>
          </table:table-cell>
          <table:table-cell table:formula="of:=[.B5534]+1"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5219753" calcext:value-type="float">
            <text:p>5219753</text:p>
          </table:table-cell>
          <table:table-cell table:formula="of:=[.B5535]+1"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219803" calcext:value-type="float">
            <text:p>5219803</text:p>
          </table:table-cell>
          <table:table-cell table:formula="of:=[.B5536]+1"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5219902" calcext:value-type="float">
            <text:p>5219902</text:p>
          </table:table-cell>
          <table:table-cell table:formula="of:=[.B5537]+1"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5220009" calcext:value-type="float">
            <text:p>5220009</text:p>
          </table:table-cell>
          <table:table-cell table:formula="of:=[.B5538]+1"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220058" calcext:value-type="float">
            <text:p>5220058</text:p>
          </table:table-cell>
          <table:table-cell table:formula="of:=[.B5539]+1"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5220108" calcext:value-type="float">
            <text:p>5220108</text:p>
          </table:table-cell>
          <table:table-cell table:formula="of:=[.B5540]+1"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5220157" calcext:value-type="float">
            <text:p>5220157</text:p>
          </table:table-cell>
          <table:table-cell table:formula="of:=[.B5541]+1"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5220207" calcext:value-type="float">
            <text:p>5220207</text:p>
          </table:table-cell>
          <table:table-cell table:formula="of:=[.B5542]+1"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220264" calcext:value-type="float">
            <text:p>5220264</text:p>
          </table:table-cell>
          <table:table-cell table:formula="of:=[.B5543]+1"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5220280" calcext:value-type="float">
            <text:p>5220280</text:p>
          </table:table-cell>
          <table:table-cell table:formula="of:=[.B5544]+1"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5220405" calcext:value-type="float">
            <text:p>5220405</text:p>
          </table:table-cell>
          <table:table-cell table:formula="of:=[.B5545]+1"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220454" calcext:value-type="float">
            <text:p>5220454</text:p>
          </table:table-cell>
          <table:table-cell table:formula="of:=[.B5546]+1"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5220504" calcext:value-type="float">
            <text:p>5220504</text:p>
          </table:table-cell>
          <table:table-cell table:formula="of:=[.B5547]+1"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5220603" calcext:value-type="float">
            <text:p>5220603</text:p>
          </table:table-cell>
          <table:table-cell table:formula="of:=[.B5548]+1"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220686" calcext:value-type="float">
            <text:p>5220686</text:p>
          </table:table-cell>
          <table:table-cell table:formula="of:=[.B5549]+1"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5220702" calcext:value-type="float">
            <text:p>5220702</text:p>
          </table:table-cell>
          <table:table-cell table:formula="of:=[.B5550]+1"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221007" calcext:value-type="float">
            <text:p>5221007</text:p>
          </table:table-cell>
          <table:table-cell table:formula="of:=[.B5551]+1"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5221080" calcext:value-type="float">
            <text:p>5221080</text:p>
          </table:table-cell>
          <table:table-cell table:formula="of:=[.B5552]+1"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221197" calcext:value-type="float">
            <text:p>5221197</text:p>
          </table:table-cell>
          <table:table-cell table:formula="of:=[.B5553]+1"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5221304" calcext:value-type="float">
            <text:p>5221304</text:p>
          </table:table-cell>
          <table:table-cell table:formula="of:=[.B5554]+1"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5221403" calcext:value-type="float">
            <text:p>5221403</text:p>
          </table:table-cell>
          <table:table-cell table:formula="of:=[.B5555]+1"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5221452" calcext:value-type="float">
            <text:p>5221452</text:p>
          </table:table-cell>
          <table:table-cell table:formula="of:=[.B5556]+1"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221502" calcext:value-type="float">
            <text:p>5221502</text:p>
          </table:table-cell>
          <table:table-cell table:formula="of:=[.B5557]+1"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5221551" calcext:value-type="float">
            <text:p>5221551</text:p>
          </table:table-cell>
          <table:table-cell table:formula="of:=[.B5558]+1"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221577" calcext:value-type="float">
            <text:p>5221577</text:p>
          </table:table-cell>
          <table:table-cell table:formula="of:=[.B5559]+1"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5221601" calcext:value-type="float">
            <text:p>5221601</text:p>
          </table:table-cell>
          <table:table-cell table:formula="of:=[.B5560]+1"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221700" calcext:value-type="float">
            <text:p>5221700</text:p>
          </table:table-cell>
          <table:table-cell table:formula="of:=[.B5561]+1"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221809" calcext:value-type="float">
            <text:p>5221809</text:p>
          </table:table-cell>
          <table:table-cell table:formula="of:=[.B5562]+1"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221858" calcext:value-type="float">
            <text:p>5221858</text:p>
          </table:table-cell>
          <table:table-cell table:formula="of:=[.B5563]+1"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5221908" calcext:value-type="float">
            <text:p>5221908</text:p>
          </table:table-cell>
          <table:table-cell table:formula="of:=[.B5564]+1"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5222005" calcext:value-type="float">
            <text:p>5222005</text:p>
          </table:table-cell>
          <table:table-cell table:formula="of:=[.B5565]+1"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5222054" calcext:value-type="float">
            <text:p>5222054</text:p>
          </table:table-cell>
          <table:table-cell table:formula="of:=[.B5566]+1"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222203" calcext:value-type="float">
            <text:p>5222203</text:p>
          </table:table-cell>
          <table:table-cell table:formula="of:=[.B5567]+1"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5222302" calcext:value-type="float">
            <text:p>5222302</text:p>
          </table:table-cell>
          <table:table-cell table:formula="of:=[.B5568]+1"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300108" calcext:value-type="float">
            <text:p>5300108</text:p>
          </table:table-cell>
          <table:table-cell table:formula="of:=[.B5569]+1" office:value-type="float" office:value="5569" calcext:value-type="float">
            <text:p>5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31T23:50:35.969495228</dc:date>
    <meta:editing-duration>PT18M15S</meta:editing-duration>
    <meta:editing-cycles>2</meta:editing-cycles>
    <meta:document-statistic meta:table-count="2" meta:cell-count="12520" meta:object-count="0"/>
  </office:meta>
</office:document-meta>
</file>